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line-height="115%" style:writing-mode="rl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15%" style:writing-mode="rl-tb"/>
    </style:style>
    <style:style style:name="T3_1" style:family="text">
      <style:text-properties fo:font-size="18pt" style:font-size-asian="18pt" style:font-size-complex="18pt" fo:font-weight="bold" style:font-weight-asian="bold" style:font-weight-complex="bold"/>
    </style:style>
    <style:style style:name="T3_2" style:family="text">
      <style:text-properties fo:font-size="18pt" style:font-size-asian="18pt" style:font-size-complex="18pt" fo:font-weight="bold" style:font-weight-asian="bold" style:font-weight-complex="bold"/>
    </style:style>
    <style:style style:name="T3_3" style:family="text">
      <style:text-properties fo:font-size="18pt" style:font-size-asian="18pt" style:font-size-complex="18pt" fo:font-weight="bold" style:font-weight-asian="bold" style:font-weight-complex="bold"/>
    </style:style>
    <style:style style:name="T3_4" style:family="text">
      <style:text-properties fo:font-size="18pt" style:font-size-asian="18pt" style:font-size-complex="18pt" fo:font-weight="bold" style:font-weight-asian="bold" style:font-weight-complex="bold"/>
    </style:style>
    <style:style style:name="T3_5" style:family="text"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15%" style:writing-mode="rl-tb"/>
    </style:style>
    <style:style style:name="T4_1" style:family="text">
      <style:text-properties fo:font-size="18pt" style:font-size-asian="18pt" style:font-size-complex="18pt" fo:font-weight="bold" style:font-weight-asian="bold" style:font-weight-complex="bold"/>
    </style:style>
    <style:style style:name="T4_2" style:family="text">
      <style:text-properties fo:font-size="18pt" style:font-size-asian="18pt" style:font-size-complex="18pt" fo:font-weight="bold" style:font-weight-asian="bold" style:font-weight-complex="bold"/>
    </style:style>
    <style:style style:name="T4_3" style:family="text">
      <style:text-properties fo:font-size="18pt" style:font-size-asian="18pt" style:font-size-complex="18pt" fo:font-weight="bold" style:font-weight-asian="bold" style:font-weight-complex="bold"/>
    </style:style>
    <style:style style:name="T4_4" style:family="text">
      <style:text-properties fo:font-size="18pt" style:font-size-asian="18pt" style:font-size-complex="18pt" fo:font-weight="bold" style:font-weight-asian="bold" style:font-weight-complex="bold"/>
    </style:style>
    <style:style style:name="T4_5" style:family="text">
      <style:text-properties fo:font-size="18pt" style:font-size-asian="18pt" style:font-size-complex="18pt" fo:font-weight="bold" style:font-weight-asian="bold" style:font-weight-complex="bold"/>
    </style:style>
    <style:style style:name="T4_6" style:family="text">
      <style:text-properties fo:font-size="18pt" style:font-size-asian="18pt" style:font-size-complex="18pt" fo:font-weight="bold" style:font-weight-asian="bold" style:font-weight-complex="bold"/>
    </style:style>
    <style:style style:name="T4_7" style:family="text">
      <style:text-properties fo:font-size="18pt" style:font-size-asian="18pt" style:font-size-complex="18pt" fo:font-weight="bold" style:font-weight-asian="bold" style:font-weight-complex="bold"/>
    </style:style>
    <style:style style:name="T4_8" style:family="text">
      <style:text-properties fo:font-size="18pt" style:font-size-asian="18pt" style:font-size-complex="18pt" fo:font-weight="bold" style:font-weight-asian="bold" style:font-weight-complex="bold"/>
    </style:style>
    <style:style style:name="T4_9" style:family="text">
      <style:text-properties fo:font-size="18pt" style:font-size-asian="18pt" style:font-size-complex="18pt" fo:font-weight="bold" style:font-weight-asian="bold" style:font-weight-complex="bold"/>
    </style:style>
    <style:style style:name="T4_10" style:family="text">
      <style:text-properties fo:font-size="18pt" style:font-size-asian="18pt" style:font-size-complex="18pt" fo:font-weight="bold" style:font-weight-asian="bold" style:font-weight-complex="bold"/>
    </style:style>
    <style:style style:name="T4_11" style:family="text">
      <style:text-properties fo:font-size="18pt" style:font-size-asian="18pt" style:font-size-complex="18pt" fo:font-weight="bold" style:font-weight-asian="bold" style:font-weight-complex="bold"/>
    </style:style>
    <style:style style:name="T4_12" style:family="text">
      <style:text-properties fo:font-size="18pt" style:font-size-asian="18pt" style:font-size-complex="18pt" fo:font-weight="bold" style:font-weight-asian="bold" style:font-weight-complex="bold"/>
    </style:style>
    <style:style style:name="T4_13" style:family="text">
      <style:text-properties fo:font-size="18pt" style:font-size-asian="18pt" style:font-size-complex="18pt" fo:font-weight="bold" style:font-weight-asian="bold" style:font-weight-complex="bold"/>
    </style:style>
    <style:style style:name="T4_14" style:family="text">
      <style:text-properties fo:font-size="18pt" style:font-size-asian="18pt" style:font-size-complex="18pt" fo:font-weight="bold" style:font-weight-asian="bold" style:font-weight-complex="bold"/>
    </style:style>
    <style:style style:name="T4_15" style:family="text">
      <style:text-properties fo:font-size="18pt" style:font-size-asian="18pt" style:font-size-complex="18pt" fo:font-weight="bold" style:font-weight-asian="bold" style:font-weight-complex="bold"/>
    </style:style>
    <style:style style:name="T4_16" style:family="text">
      <style:text-properties fo:font-size="18pt" style:font-size-asian="18pt" style:font-size-complex="18pt" fo:font-weight="bold" style:font-weight-asian="bold" style:font-weight-complex="bold"/>
    </style:style>
    <style:style style:name="T4_17" style:family="text">
      <style:text-properties fo:font-size="18pt" style:font-size-asian="18pt" style:font-size-complex="18pt" fo:font-weight="bold" style:font-weight-asian="bold" style:font-weight-complex="bold"/>
    </style:style>
    <style:style style:name="T4_18" style:family="text">
      <style:text-properties fo:font-size="18pt" style:font-size-asian="18pt" style:font-size-complex="18pt" fo:font-weight="bold" style:font-weight-asian="bold" style:font-weight-complex="bold"/>
    </style:style>
    <style:style style:name="T4_19" style:family="text">
      <style:text-properties fo:font-size="18pt" style:font-size-asian="18pt" style:font-size-complex="18pt" fo:font-weight="bold" style:font-weight-asian="bold" style:font-weight-complex="bold"/>
    </style:style>
    <style:style style:name="T4_20" style:family="text">
      <style:text-properties fo:font-size="18pt" style:font-size-asian="18pt" style:font-size-complex="18pt" fo:font-weight="bold" style:font-weight-asian="bold" style:font-weight-complex="bold"/>
    </style:style>
    <style:style style:name="T4_21" style:family="text">
      <style:text-properties fo:font-size="18pt" style:font-size-asian="18pt" style:font-size-complex="18pt" fo:font-weight="bold" style:font-weight-asian="bold" style:font-weight-complex="bold"/>
    </style:style>
    <style:style style:name="T4_22" style:family="text">
      <style:text-properties fo:font-size="18pt" style:font-size-asian="18pt" style:font-size-complex="18pt" fo:font-weight="bold" style:font-weight-asian="bold" style:font-weight-complex="bold"/>
    </style:style>
    <style:style style:name="T4_23" style:family="text">
      <style:text-properties fo:font-size="18pt" style:font-size-asian="18pt" style:font-size-complex="18pt" fo:font-weight="bold" style:font-weight-asian="bold" style:font-weight-complex="bold"/>
    </style:style>
    <style:style style:name="T4_24" style:family="text">
      <style:text-properties fo:font-size="18pt" style:font-size-asian="18pt" style:font-size-complex="18pt" fo:font-weight="bold" style:font-weight-asian="bold" style:font-weight-complex="bold"/>
    </style:style>
    <style:style style:name="T4_25" style:family="text">
      <style:text-properties fo:font-size="18pt" style:font-size-asian="18pt" style:font-size-complex="18pt" fo:font-weight="bold" style:font-weight-asian="bold" style:font-weight-complex="bold"/>
    </style:style>
    <style:style style:name="T4_26" style:family="text">
      <style:text-properties fo:font-size="18pt" style:font-size-asian="18pt" style:font-size-complex="18pt" fo:font-weight="bold" style:font-weight-asian="bold" style:font-weight-complex="bold"/>
    </style:style>
    <style:style style:name="T4_27" style:family="text">
      <style:text-properties fo:font-size="18pt" style:font-size-asian="18pt" style:font-size-complex="18pt" fo:font-weight="bold" style:font-weight-asian="bold" style:font-weight-complex="bold"/>
    </style:style>
    <style:style style:name="T4_28" style:family="text">
      <style:text-properties fo:font-size="18pt" style:font-size-asian="18pt" style:font-size-complex="18pt" fo:font-weight="bold" style:font-weight-asian="bold" style:font-weight-complex="bold"/>
    </style:style>
    <style:style style:name="T4_29" style:family="text">
      <style:text-properties fo:font-size="18pt" style:font-size-asian="18pt" style:font-size-complex="18pt" fo:font-weight="bold" style:font-weight-asian="bold" style:font-weight-complex="bold"/>
    </style:style>
    <style:style style:name="T4_30" style:family="text">
      <style:text-properties fo:font-size="18pt" style:font-size-asian="18pt" style:font-size-complex="18pt" fo:font-weight="bold" style:font-weight-asian="bold" style:font-weight-complex="bold"/>
    </style:style>
    <style:style style:name="T4_31" style:family="text">
      <style:text-properties fo:font-size="18pt" style:font-size-asian="18pt" style:font-size-complex="18pt" fo:font-weight="bold" style:font-weight-asian="bold" style:font-weight-complex="bold"/>
    </style:style>
    <style:style style:name="T4_32" style:family="text">
      <style:text-properties fo:font-size="18pt" style:font-size-asian="18pt" style:font-size-complex="18pt" fo:font-weight="bold" style:font-weight-asian="bold" style:font-weight-complex="bold"/>
    </style:style>
    <style:style style:name="T4_33" style:family="text">
      <style:text-properties fo:font-size="18pt" style:font-size-asian="18pt" style:font-size-complex="18pt" fo:font-weight="bold" style:font-weight-asian="bold" style:font-weight-complex="bold"/>
    </style:style>
    <style:style style:name="T4_34" style:family="text">
      <style:text-properties fo:font-size="18pt" style:font-size-asian="18pt" style:font-size-complex="18pt" fo:font-weight="bold" style:font-weight-asian="bold" style:font-weight-complex="bold"/>
    </style:style>
    <style:style style:name="T4_35" style:family="text">
      <style:text-properties fo:font-size="18pt" style:font-size-asian="18pt" style:font-size-complex="18pt" fo:font-weight="bold" style:font-weight-asian="bold" style:font-weight-complex="bold"/>
    </style:style>
    <style:style style:name="T4_36" style:family="text">
      <style:text-properties fo:font-size="18pt" style:font-size-asian="18pt" style:font-size-complex="18pt" fo:font-weight="bold" style:font-weight-asian="bold" style:font-weight-complex="bold"/>
    </style:style>
    <style:style style:name="T4_37" style:family="text">
      <style:text-properties fo:font-size="18pt" style:font-size-asian="18pt" style:font-size-complex="18pt" fo:font-weight="bold" style:font-weight-asian="bold" style:font-weight-complex="bold"/>
    </style:style>
    <style:style style:name="T4_38" style:family="text">
      <style:text-properties fo:font-size="18pt" style:font-size-asian="18pt" style:font-size-complex="18pt" fo:font-weight="bold" style:font-weight-asian="bold" style:font-weight-complex="bold"/>
    </style:style>
    <style:style style:name="T4_39" style:family="text">
      <style:text-properties fo:font-size="18pt" style:font-size-asian="18pt" style:font-size-complex="18pt" fo:font-weight="bold" style:font-weight-asian="bold" style:font-weight-complex="bold"/>
    </style:style>
    <style:style style:name="T4_40" style:family="text">
      <style:text-properties fo:font-size="18pt" style:font-size-asian="18pt" style:font-size-complex="18pt" fo:font-weight="bold" style:font-weight-asian="bold" style:font-weight-complex="bold"/>
    </style:style>
    <style:style style:name="T4_41" style:family="text">
      <style:text-properties fo:font-size="18pt" style:font-size-asian="18pt" style:font-size-complex="18pt" fo:font-weight="bold" style:font-weight-asian="bold" style:font-weight-complex="bold"/>
    </style:style>
    <style:style style:name="T4_42" style:family="text">
      <style:text-properties fo:font-size="18pt" style:font-size-asian="18pt" style:font-size-complex="18pt" fo:font-weight="bold" style:font-weight-asian="bold" style:font-weight-complex="bold"/>
    </style:style>
    <style:style style:name="T4_43" style:family="text">
      <style:text-properties fo:font-size="18pt" style:font-size-asian="18pt" style:font-size-complex="18pt" fo:font-weight="bold" style:font-weight-asian="bold" style:font-weight-complex="bold"/>
    </style:style>
    <style:style style:name="T4_44" style:family="text">
      <style:text-properties fo:font-size="18pt" style:font-size-asian="18pt" style:font-size-complex="18pt" fo:font-weight="bold" style:font-weight-asian="bold" style:font-weight-complex="bold"/>
    </style:style>
    <style:style style:name="T4_45" style:family="text">
      <style:text-properties fo:font-size="18pt" style:font-size-asian="18pt" style:font-size-complex="18pt" fo:font-weight="bold" style:font-weight-asian="bold" style:font-weight-complex="bold"/>
    </style:style>
    <style:style style:name="T4_46" style:family="text">
      <style:text-properties fo:font-size="18pt" style:font-size-asian="18pt" style:font-size-complex="18pt" fo:font-weight="bold" style:font-weight-asian="bold" style:font-weight-complex="bold"/>
    </style:style>
    <style:style style:name="T4_47" style:family="text">
      <style:text-properties fo:font-size="18pt" style:font-size-asian="18pt" style:font-size-complex="18pt" fo:font-weight="bold" style:font-weight-asian="bold" style:font-weight-complex="bold"/>
    </style:style>
    <style:style style:name="T4_48" style:family="text">
      <style:text-properties fo:font-size="18pt" style:font-size-asian="18pt" style:font-size-complex="18pt" fo:font-weight="bold" style:font-weight-asian="bold" style:font-weight-complex="bold"/>
    </style:style>
    <style:style style:name="T4_49" style:family="text">
      <style:text-properties fo:font-size="18pt" style:font-size-asian="18pt" style:font-size-complex="18pt" fo:font-weight="bold" style:font-weight-asian="bold" style:font-weight-complex="bold"/>
    </style:style>
    <style:style style:name="T4_50" style:family="text">
      <style:text-properties fo:font-size="18pt" style:font-size-asian="18pt" style:font-size-complex="18pt" fo:font-weight="bold" style:font-weight-asian="bold" style:font-weight-complex="bold"/>
    </style:style>
    <style:style style:name="T4_51" style:family="text">
      <style:text-properties fo:font-size="18pt" style:font-size-asian="18pt" style:font-size-complex="18pt" fo:font-weight="bold" style:font-weight-asian="bold" style:font-weight-complex="bold"/>
    </style:style>
    <style:style style:name="T4_52" style:family="text">
      <style:text-properties fo:font-size="18pt" style:font-size-asian="18pt" style:font-size-complex="18pt" fo:font-weight="bold" style:font-weight-asian="bold" style:font-weight-complex="bold"/>
    </style:style>
    <style:style style:name="T4_53" style:family="text">
      <style:text-properties fo:font-size="18pt" style:font-size-asian="18pt" style:font-size-complex="18pt" fo:font-weight="bold" style:font-weight-asian="bold" style:font-weight-complex="bold"/>
    </style:style>
    <style:style style:name="T4_54" style:family="text">
      <style:text-properties fo:font-size="18pt" style:font-size-asian="18pt" style:font-size-complex="18pt" fo:font-weight="bold" style:font-weight-asian="bold" style:font-weight-complex="bold"/>
    </style:style>
    <style:style style:name="T4_55" style:family="text">
      <style:text-properties fo:font-size="18pt" style:font-size-asian="18pt" style:font-size-complex="18pt" fo:font-weight="bold" style:font-weight-asian="bold" style:font-weight-complex="bold"/>
    </style:style>
    <style:style style:name="T4_56" style:family="text">
      <style:text-properties fo:font-size="18pt" style:font-size-asian="18pt" style:font-size-complex="18pt" fo:font-weight="bold" style:font-weight-asian="bold" style:font-weight-complex="bold"/>
    </style:style>
    <style:style style:name="T4_57" style:family="text">
      <style:text-properties fo:font-size="18pt" style:font-size-asian="18pt" style:font-size-complex="18pt" fo:font-weight="bold" style:font-weight-asian="bold" style:font-weight-complex="bold"/>
    </style:style>
    <style:style style:name="T4_58" style:family="text">
      <style:text-properties fo:font-size="18pt" style:font-size-asian="18pt" style:font-size-complex="18pt" fo:font-weight="bold" style:font-weight-asian="bold" style:font-weight-complex="bold"/>
    </style:style>
    <style:style style:name="T4_59" style:family="text">
      <style:text-properties fo:font-size="18pt" style:font-size-asian="18pt" style:font-size-complex="18pt" fo:font-weight="bold" style:font-weight-asian="bold" style:font-weight-complex="bold"/>
    </style:style>
    <style:style style:name="T4_60" style:family="text">
      <style:text-properties fo:font-size="18pt" style:font-size-asian="18pt" style:font-size-complex="18pt" fo:font-weight="bold" style:font-weight-asian="bold" style:font-weight-complex="bold"/>
    </style:style>
    <style:style style:name="T4_61" style:family="text">
      <style:text-properties fo:font-size="18pt" style:font-size-asian="18pt" style:font-size-complex="18pt" fo:font-weight="bold" style:font-weight-asian="bold" style:font-weight-complex="bold"/>
    </style:style>
    <style:style style:name="T4_62" style:family="text">
      <style:text-properties fo:font-size="18pt" style:font-size-asian="18pt" style:font-size-complex="18pt" fo:font-weight="bold" style:font-weight-asian="bold" style:font-weight-complex="bold"/>
    </style:style>
    <style:style style:name="T4_63" style:family="text">
      <style:text-properties fo:font-size="18pt" style:font-size-asian="18pt" style:font-size-complex="18pt" fo:font-weight="bold" style:font-weight-asian="bold" style:font-weight-complex="bold"/>
    </style:style>
    <style:style style:name="T4_64" style:family="text">
      <style:text-properties fo:font-size="18pt" style:font-size-asian="18pt" style:font-size-complex="18pt" fo:font-weight="bold" style:font-weight-asian="bold" style:font-weight-complex="bold"/>
    </style:style>
    <style:style style:name="T4_65" style:family="text">
      <style:text-properties fo:font-size="18pt" style:font-size-asian="18pt" style:font-size-complex="18pt" fo:font-weight="bold" style:font-weight-asian="bold" style:font-weight-complex="bold"/>
    </style:style>
    <style:style style:name="T4_66" style:family="text">
      <style:text-properties fo:font-size="18pt" style:font-size-asian="18pt" style:font-size-complex="18pt" fo:font-weight="bold" style:font-weight-asian="bold" style:font-weight-complex="bold"/>
    </style:style>
    <style:style style:name="T4_67" style:family="text">
      <style:text-properties fo:font-size="18pt" style:font-size-asian="18pt" style:font-size-complex="18pt" fo:font-weight="bold" style:font-weight-asian="bold" style:font-weight-complex="bold"/>
    </style:style>
    <style:style style:name="T4_68" style:family="text">
      <style:text-properties fo:font-size="18pt" style:font-size-asian="18pt" style:font-size-complex="18pt" fo:font-weight="bold" style:font-weight-asian="bold" style:font-weight-complex="bold"/>
    </style:style>
    <style:style style:name="T4_69" style:family="text">
      <style:text-properties fo:font-size="18pt" style:font-size-asian="18pt" style:font-size-complex="18pt" fo:font-weight="bold" style:font-weight-asian="bold" style:font-weight-complex="bold"/>
    </style:style>
    <style:style style:name="T4_70" style:family="text">
      <style:text-properties fo:font-size="18pt" style:font-size-asian="18pt" style:font-size-complex="18pt" fo:font-weight="bold" style:font-weight-asian="bold" style:font-weight-complex="bold"/>
    </style:style>
    <style:style style:name="T4_71" style:family="text">
      <style:text-properties fo:font-size="18pt" style:font-size-asian="18pt" style:font-size-complex="18pt" fo:font-weight="bold" style:font-weight-asian="bold" style:font-weight-complex="bold"/>
    </style:style>
    <style:style style:name="T4_72" style:family="text">
      <style:text-properties fo:font-size="18pt" style:font-size-asian="18pt" style:font-size-complex="18pt" fo:font-weight="bold" style:font-weight-asian="bold" style:font-weight-complex="bold"/>
    </style:style>
    <style:style style:name="T4_73" style:family="text">
      <style:text-properties fo:font-size="18pt" style:font-size-asian="18pt" style:font-size-complex="18pt" fo:font-weight="bold" style:font-weight-asian="bold" style:font-weight-complex="bold"/>
    </style:style>
    <style:style style:name="T4_74" style:family="text">
      <style:text-properties fo:font-size="18pt" style:font-size-asian="18pt" style:font-size-complex="18pt" fo:font-weight="bold" style:font-weight-asian="bold" style:font-weight-complex="bold"/>
    </style:style>
    <style:style style:name="T4_75" style:family="text">
      <style:text-properties fo:font-size="18pt" style:font-size-asian="18pt" style:font-size-complex="18pt" fo:font-weight="bold" style:font-weight-asian="bold" style:font-weight-complex="bold"/>
    </style:style>
    <style:style style:name="T4_76" style:family="text">
      <style:text-properties fo:font-size="18pt" style:font-size-asian="18pt" style:font-size-complex="18pt" fo:font-weight="bold" style:font-weight-asian="bold" style:font-weight-complex="bold"/>
    </style:style>
    <style:style style:name="T4_77" style:family="text">
      <style:text-properties fo:font-size="18pt" style:font-size-asian="18pt" style:font-size-complex="18pt" fo:font-weight="bold" style:font-weight-asian="bold" style:font-weight-complex="bold"/>
    </style:style>
    <style:style style:name="T4_78" style:family="text">
      <style:text-properties fo:font-size="18pt" style:font-size-asian="18pt" style:font-size-complex="18pt" fo:font-weight="bold" style:font-weight-asian="bold" style:font-weight-complex="bold"/>
    </style:style>
    <style:style style:name="T4_79" style:family="text">
      <style:text-properties fo:font-size="18pt" style:font-size-asian="18pt" style:font-size-complex="18pt" fo:font-weight="bold" style:font-weight-asian="bold" style:font-weight-complex="bold"/>
    </style:style>
    <style:style style:name="T4_80" style:family="text">
      <style:text-properties fo:font-size="18pt" style:font-size-asian="18pt" style:font-size-complex="18pt" fo:font-weight="bold" style:font-weight-asian="bold" style:font-weight-complex="bold"/>
    </style:style>
    <style:style style:name="T4_81" style:family="text">
      <style:text-properties fo:font-size="18pt" style:font-size-asian="18pt" style:font-size-complex="18pt" fo:font-weight="bold" style:font-weight-asian="bold" style:font-weight-complex="bold"/>
    </style:style>
    <style:style style:name="T4_82" style:family="text">
      <style:text-properties fo:font-size="18pt" style:font-size-asian="18pt" style:font-size-complex="18pt" fo:font-weight="bold" style:font-weight-asian="bold" style:font-weight-complex="bold"/>
    </style:style>
    <style:style style:name="T4_83" style:family="text">
      <style:text-properties fo:font-size="18pt" style:font-size-asian="18pt" style:font-size-complex="18pt" fo:font-weight="bold" style:font-weight-asian="bold" style:font-weight-complex="bold"/>
    </style:style>
    <style:style style:name="T4_84" style:family="text">
      <style:text-properties fo:font-size="18pt" style:font-size-asian="18pt" style:font-size-complex="18pt" fo:font-weight="bold" style:font-weight-asian="bold" style:font-weight-complex="bold"/>
    </style:style>
    <style:style style:name="T4_85" style:family="text">
      <style:text-properties fo:font-size="18pt" style:font-size-asian="18pt" style:font-size-complex="18pt" fo:font-weight="bold" style:font-weight-asian="bold" style:font-weight-complex="bold"/>
    </style:style>
    <style:style style:name="T4_86" style:family="text">
      <style:text-properties fo:font-size="18pt" style:font-size-asian="18pt" style:font-size-complex="18pt" fo:font-weight="bold" style:font-weight-asian="bold" style:font-weight-complex="bold"/>
    </style:style>
    <style:style style:name="T4_87" style:family="text">
      <style:text-properties fo:font-size="18pt" style:font-size-asian="18pt" style:font-size-complex="18pt" fo:font-weight="bold" style:font-weight-asian="bold" style:font-weight-complex="bold"/>
    </style:style>
    <style:style style:name="T4_88" style:family="text">
      <style:text-properties fo:font-size="18pt" style:font-size-asian="18pt" style:font-size-complex="18pt" fo:font-weight="bold" style:font-weight-asian="bold" style:font-weight-complex="bold"/>
    </style:style>
    <style:style style:name="T4_89" style:family="text">
      <style:text-properties fo:font-size="18pt" style:font-size-asian="18pt" style:font-size-complex="18pt" fo:font-weight="bold" style:font-weight-asian="bold" style:font-weight-complex="bold"/>
    </style:style>
    <style:style style:name="T4_90" style:family="text">
      <style:text-properties fo:font-size="18pt" style:font-size-asian="18pt" style:font-size-complex="18pt" fo:font-weight="bold" style:font-weight-asian="bold" style:font-weight-complex="bold"/>
    </style:style>
    <style:style style:name="T4_91" style:family="text">
      <style:text-properties fo:font-size="18pt" style:font-size-asian="18pt" style:font-size-complex="18pt" fo:font-weight="bold" style:font-weight-asian="bold" style:font-weight-complex="bold"/>
    </style:style>
    <style:style style:name="T4_92" style:family="text">
      <style:text-properties fo:font-size="18pt" style:font-size-asian="18pt" style:font-size-complex="18pt" fo:font-weight="bold" style:font-weight-asian="bold" style:font-weight-complex="bold"/>
    </style:style>
    <style:style style:name="T4_93" style:family="text">
      <style:text-properties fo:font-size="18pt" style:font-size-asian="18pt" style:font-size-complex="18pt" fo:font-weight="bold" style:font-weight-asian="bold" style:font-weight-complex="bold"/>
    </style:style>
    <style:style style:name="T4_94" style:family="text">
      <style:text-properties fo:font-size="18pt" style:font-size-asian="18pt" style:font-size-complex="18pt" fo:font-weight="bold" style:font-weight-asian="bold" style:font-weight-complex="bold"/>
    </style:style>
    <style:style style:name="T4_95" style:family="text">
      <style:text-properties fo:font-size="18pt" style:font-size-asian="18pt" style:font-size-complex="18pt" fo:font-weight="bold" style:font-weight-asian="bold" style:font-weight-complex="bold"/>
    </style:style>
    <style:style style:name="T4_96" style:family="text">
      <style:text-properties fo:font-size="18pt" style:font-size-asian="18pt" style:font-size-complex="18pt" fo:font-weight="bold" style:font-weight-asian="bold" style:font-weight-complex="bold"/>
    </style:style>
    <style:style style:name="T4_97" style:family="text">
      <style:text-properties fo:font-size="18pt" style:font-size-asian="18pt" style:font-size-complex="18pt" fo:font-weight="bold" style:font-weight-asian="bold" style:font-weight-complex="bold"/>
    </style:style>
    <style:style style:name="T4_98" style:family="text">
      <style:text-properties fo:font-size="18pt" style:font-size-asian="18pt" style:font-size-complex="18pt" fo:font-weight="bold" style:font-weight-asian="bold" style:font-weight-complex="bold"/>
    </style:style>
    <style:style style:name="T4_99" style:family="text">
      <style:text-properties fo:font-size="18pt" style:font-size-asian="18pt" style:font-size-complex="18pt" fo:font-weight="bold" style:font-weight-asian="bold" style:font-weight-complex="bold"/>
    </style:style>
    <style:style style:name="T4_100" style:family="text">
      <style:text-properties fo:font-size="18pt" style:font-size-asian="18pt" style:font-size-complex="18pt" fo:font-weight="bold" style:font-weight-asian="bold" style:font-weight-complex="bold"/>
    </style:style>
    <style:style style:name="T4_101" style:family="text">
      <style:text-properties fo:font-size="18pt" style:font-size-asian="18pt" style:font-size-complex="18pt" fo:font-weight="bold" style:font-weight-asian="bold" style:font-weight-complex="bold"/>
    </style:style>
    <style:style style:name="T4_102" style:family="text">
      <style:text-properties fo:font-size="18pt" style:font-size-asian="18pt" style:font-size-complex="18pt" fo:font-weight="bold" style:font-weight-asian="bold" style:font-weight-complex="bold"/>
    </style:style>
    <style:style style:name="T4_103" style:family="text">
      <style:text-properties fo:font-size="18pt" style:font-size-asian="18pt" style:font-size-complex="18pt" fo:font-weight="bold" style:font-weight-asian="bold" style:font-weight-complex="bold"/>
    </style:style>
    <style:style style:name="T4_104" style:family="text">
      <style:text-properties fo:font-size="18pt" style:font-size-asian="18pt" style:font-size-complex="18pt" fo:font-weight="bold" style:font-weight-asian="bold" style:font-weight-complex="bold"/>
    </style:style>
    <style:style style:name="T4_105" style:family="text">
      <style:text-properties fo:font-size="18pt" style:font-size-asian="18pt" style:font-size-complex="18pt" fo:font-weight="bold" style:font-weight-asian="bold" style:font-weight-complex="bold"/>
    </style:style>
    <style:style style:name="T4_106" style:family="text">
      <style:text-properties fo:font-size="18pt" style:font-size-asian="18pt" style:font-size-complex="18pt" fo:font-weight="bold" style:font-weight-asian="bold" style:font-weight-complex="bold"/>
    </style:style>
    <style:style style:name="T4_107" style:family="text">
      <style:text-properties fo:font-size="18pt" style:font-size-asian="18pt" style:font-size-complex="18pt" fo:font-weight="bold" style:font-weight-asian="bold" style:font-weight-complex="bold"/>
    </style:style>
    <style:style style:name="T4_108" style:family="text">
      <style:text-properties fo:font-size="18pt" style:font-size-asian="18pt" style:font-size-complex="18pt" fo:font-weight="bold" style:font-weight-asian="bold" style:font-weight-complex="bold"/>
    </style:style>
    <style:style style:name="T4_109" style:family="text">
      <style:text-properties fo:font-size="18pt" style:font-size-asian="18pt" style:font-size-complex="18pt" fo:font-weight="bold" style:font-weight-asian="bold" style:font-weight-complex="bold"/>
    </style:style>
    <style:style style:name="T4_110" style:family="text">
      <style:text-properties fo:font-size="18pt" style:font-size-asian="18pt" style:font-size-complex="18pt" fo:font-weight="bold" style:font-weight-asian="bold" style:font-weight-complex="bold"/>
    </style:style>
    <style:style style:name="T4_111" style:family="text">
      <style:text-properties fo:font-size="18pt" style:font-size-asian="18pt" style:font-size-complex="18pt" fo:font-weight="bold" style:font-weight-asian="bold" style:font-weight-complex="bold"/>
    </style:style>
    <style:style style:name="T4_112" style:family="text">
      <style:text-properties fo:font-size="18pt" style:font-size-asian="18pt" style:font-size-complex="18pt" fo:font-weight="bold" style:font-weight-asian="bold" style:font-weight-complex="bold"/>
    </style:style>
    <style:style style:name="T4_113" style:family="text">
      <style:text-properties fo:font-size="18pt" style:font-size-asian="18pt" style:font-size-complex="18pt" fo:font-weight="bold" style:font-weight-asian="bold" style:font-weight-complex="bold"/>
    </style:style>
    <style:style style:name="T4_114" style:family="text">
      <style:text-properties fo:font-size="18pt" style:font-size-asian="18pt" style:font-size-complex="18pt" fo:font-weight="bold" style:font-weight-asian="bold" style:font-weight-complex="bold"/>
    </style:style>
    <style:style style:name="T4_115" style:family="text">
      <style:text-properties fo:font-size="18pt" style:font-size-asian="18pt" style:font-size-complex="18pt" fo:font-weight="bold" style:font-weight-asian="bold" style:font-weight-complex="bold"/>
    </style:style>
    <style:style style:name="T4_116" style:family="text">
      <style:text-properties fo:font-size="18pt" style:font-size-asian="18pt" style:font-size-complex="18pt" fo:font-weight="bold" style:font-weight-asian="bold" style:font-weight-complex="bold"/>
    </style:style>
    <style:style style:name="T4_117" style:family="text">
      <style:text-properties fo:font-size="18pt" style:font-size-asian="18pt" style:font-size-complex="18pt" fo:font-weight="bold" style:font-weight-asian="bold" style:font-weight-complex="bold"/>
    </style:style>
    <style:style style:name="T4_118" style:family="text">
      <style:text-properties fo:font-size="18pt" style:font-size-asian="18pt" style:font-size-complex="18pt" fo:font-weight="bold" style:font-weight-asian="bold" style:font-weight-complex="bold"/>
    </style:style>
    <style:style style:name="T4_119" style:family="text">
      <style:text-properties fo:font-size="18pt" style:font-size-asian="18pt" style:font-size-complex="18pt" fo:font-weight="bold" style:font-weight-asian="bold" style:font-weight-complex="bold"/>
    </style:style>
    <style:style style:name="T4_120" style:family="text">
      <style:text-properties fo:font-size="18pt" style:font-size-asian="18pt" style:font-size-complex="18pt" fo:font-weight="bold" style:font-weight-asian="bold" style:font-weight-complex="bold"/>
    </style:style>
    <style:style style:name="T4_121" style:family="text">
      <style:text-properties fo:font-size="18pt" style:font-size-asian="18pt" style:font-size-complex="18pt" fo:font-weight="bold" style:font-weight-asian="bold" style:font-weight-complex="bold"/>
    </style:style>
    <style:style style:name="T4_122" style:family="text">
      <style:text-properties fo:font-size="18pt" style:font-size-asian="18pt" style:font-size-complex="18pt" fo:font-weight="bold" style:font-weight-asian="bold" style:font-weight-complex="bold"/>
    </style:style>
    <style:style style:name="T4_123" style:family="text">
      <style:text-properties fo:font-size="18pt" style:font-size-asian="18pt" style:font-size-complex="18pt" fo:font-weight="bold" style:font-weight-asian="bold" style:font-weight-complex="bold"/>
    </style:style>
    <style:style style:name="T4_124" style:family="text">
      <style:text-properties fo:font-size="18pt" style:font-size-asian="18pt" style:font-size-complex="18pt" fo:font-weight="bold" style:font-weight-asian="bold" style:font-weight-complex="bold"/>
    </style:style>
    <style:style style:name="T4_125" style:family="text">
      <style:text-properties fo:font-size="18pt" style:font-size-asian="18pt" style:font-size-complex="18pt" fo:font-weight="bold" style:font-weight-asian="bold" style:font-weight-complex="bold"/>
    </style:style>
    <style:style style:name="T4_126" style:family="text">
      <style:text-properties fo:font-size="18pt" style:font-size-asian="18pt" style:font-size-complex="18pt" fo:font-weight="bold" style:font-weight-asian="bold" style:font-weight-complex="bold"/>
    </style:style>
    <style:style style:name="T4_127" style:family="text">
      <style:text-properties fo:font-size="18pt" style:font-size-asian="18pt" style:font-size-complex="18pt" fo:font-weight="bold" style:font-weight-asian="bold" style:font-weight-complex="bold"/>
    </style:style>
    <style:style style:name="T4_128" style:family="text"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line-height="115%" style:writing-mode="rl-tb"/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line-height="115%" style:writing-mode="rl-tb"/>
    </style:style>
    <style:style style:name="T6_1" style:family="text">
      <style:text-properties fo:font-size="18pt" style:font-size-asian="18pt" style:font-size-complex="18pt" fo:font-weight="bold" style:font-weight-asian="bold" style:font-weight-complex="bold"/>
    </style:style>
    <style:style style:name="T6_2" style:family="text">
      <style:text-properties fo:font-size="18pt" style:font-size-asian="18pt" style:font-size-complex="18pt" fo:font-weight="bold" style:font-weight-asian="bold" style:font-weight-complex="bold"/>
    </style:style>
    <style:style style:name="T6_3" style:family="text">
      <style:text-properties fo:font-size="18pt" style:font-size-asian="18pt" style:font-size-complex="18pt" fo:font-weight="bold" style:font-weight-asian="bold" style:font-weight-complex="bold"/>
    </style:style>
    <style:style style:name="T6_4" style:family="text">
      <style:text-properties fo:font-size="18pt" style:font-size-asian="18pt" style:font-size-complex="18pt" fo:font-weight="bold" style:font-weight-asian="bold" style:font-weight-complex="bold"/>
    </style:style>
    <style:style style:name="T6_5" style:family="text">
      <style:text-properties fo:font-size="18pt" style:font-size-asian="18pt" style:font-size-complex="18pt" fo:font-weight="bold" style:font-weight-asian="bold" style:font-weight-complex="bold"/>
    </style:style>
    <style:style style:name="T6_6" style:family="text">
      <style:text-properties fo:font-size="18pt" style:font-size-asian="18pt" style:font-size-complex="18pt" fo:font-weight="bold" style:font-weight-asian="bold" style:font-weight-complex="bold"/>
    </style:style>
    <style:style style:name="T6_7" style:family="text">
      <style:text-properties fo:font-size="18pt" style:font-size-asian="18pt" style:font-size-complex="18pt" fo:font-weight="bold" style:font-weight-asian="bold" style:font-weight-complex="bold"/>
    </style:style>
    <style:style style:name="T6_8" style:family="text">
      <style:text-properties fo:font-size="18pt" style:font-size-asian="18pt" style:font-size-complex="18pt" fo:font-weight="bold" style:font-weight-asian="bold" style:font-weight-complex="bold"/>
    </style:style>
    <style:style style:name="T6_9" style:family="text">
      <style:text-properties fo:font-size="18pt" style:font-size-asian="18pt" style:font-size-complex="18pt" fo:font-weight="bold" style:font-weight-asian="bold" style:font-weight-complex="bold"/>
    </style:style>
    <style:style style:name="T6_10" style:family="text"/>
    <style:style style:name="T6_11" style:family="text">
      <style:text-properties fo:font-size="18pt" style:font-size-asian="18pt" style:font-size-complex="18pt" fo:font-weight="bold" style:font-weight-asian="bold" style:font-weight-complex="bold"/>
    </style:style>
    <style:style style:name="T6_12" style:family="text"/>
    <style:style style:name="T6_13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14" style:family="text"/>
    <style:style style:name="T6_15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16" style:family="text"/>
    <style:style style:name="T6_17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18" style:family="text"/>
    <style:style style:name="T6_19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20" style:family="text"/>
    <style:style style:name="T6_21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22" style:family="text"/>
    <style:style style:name="T6_23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24" style:family="text"/>
    <style:style style:name="T6_25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26" style:family="text"/>
    <style:style style:name="T6_27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28" style:family="text"/>
    <style:style style:name="T6_29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30" style:family="text"/>
    <style:style style:name="T6_31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32" style:family="text"/>
    <style:style style:name="T6_33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34" style:family="text">
      <style:text-properties fo:font-size="18pt" style:font-size-asian="18pt" style:font-size-complex="18pt" fo:font-weight="bold" style:font-weight-asian="bold" style:font-weight-complex="bold"/>
    </style:style>
    <style:style style:name="T6_35" style:family="text">
      <style:text-properties fo:font-size="18pt" style:font-size-asian="18pt" style:font-size-complex="18pt" fo:font-weight="bold" style:font-weight-asian="bold" style:font-weight-complex="bold"/>
    </style:style>
    <style:style style:name="T6_36" style:family="text">
      <style:text-properties fo:font-size="18pt" style:font-size-asian="18pt" style:font-size-complex="18pt" fo:font-weight="bold" style:font-weight-asian="bold" style:font-weight-complex="bold"/>
    </style:style>
    <style:style style:name="T6_37" style:family="text">
      <style:text-properties fo:font-size="18pt" style:font-size-asian="18pt" style:font-size-complex="18pt" fo:font-weight="bold" style:font-weight-asian="bold" style:font-weight-complex="bold"/>
    </style:style>
    <style:style style:name="T6_38" style:family="text">
      <style:text-properties fo:font-size="18pt" style:font-size-asian="18pt" style:font-size-complex="18pt" fo:font-weight="bold" style:font-weight-asian="bold" style:font-weight-complex="bold"/>
    </style:style>
    <style:style style:name="T6_39" style:family="text">
      <style:text-properties fo:font-size="18pt" style:font-size-asian="18pt" style:font-size-complex="18pt" fo:font-weight="bold" style:font-weight-asian="bold" style:font-weight-complex="bold"/>
    </style:style>
    <style:style style:name="T6_40" style:family="text">
      <style:text-properties fo:font-size="18pt" style:font-size-asian="18pt" style:font-size-complex="18pt" fo:font-weight="bold" style:font-weight-asian="bold" style:font-weight-complex="bold"/>
    </style:style>
    <style:style style:name="T6_41" style:family="text">
      <style:text-properties fo:font-size="18pt" style:font-size-asian="18pt" style:font-size-complex="18pt" fo:font-weight="bold" style:font-weight-asian="bold" style:font-weight-complex="bold"/>
    </style:style>
    <style:style style:name="T6_42" style:family="text">
      <style:text-properties fo:font-size="18pt" style:font-size-asian="18pt" style:font-size-complex="18pt" fo:font-weight="bold" style:font-weight-asian="bold" style:font-weight-complex="bold"/>
    </style:style>
    <style:style style:name="T6_43" style:family="text">
      <style:text-properties fo:font-size="18pt" style:font-size-asian="18pt" style:font-size-complex="18pt" fo:font-weight="bold" style:font-weight-asian="bold" style:font-weight-complex="bold"/>
    </style:style>
    <style:style style:name="T6_44" style:family="text"/>
    <style:style style:name="T6_45" style:family="text">
      <style:text-properties fo:font-size="18pt" style:font-size-asian="18pt" style:font-size-complex="18pt" fo:font-weight="bold" style:font-weight-asian="bold" style:font-weight-complex="bold"/>
    </style:style>
    <style:style style:name="T6_46" style:family="text"/>
    <style:style style:name="T6_47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48" style:family="text"/>
    <style:style style:name="T6_49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50" style:family="text"/>
    <style:style style:name="T6_51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52" style:family="text"/>
    <style:style style:name="T6_53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54" style:family="text"/>
    <style:style style:name="T6_55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56" style:family="text"/>
    <style:style style:name="T6_57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58" style:family="text"/>
    <style:style style:name="T6_59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60" style:family="text"/>
    <style:style style:name="T6_61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62" style:family="text"/>
    <style:style style:name="T6_63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64" style:family="text"/>
    <style:style style:name="T6_65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66" style:family="text"/>
    <style:style style:name="T6_67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68" style:family="text"/>
    <style:style style:name="T6_69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70" style:family="text"/>
    <style:style style:name="T6_71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72" style:family="text">
      <style:text-properties fo:font-size="18pt" style:font-size-asian="18pt" style:font-size-complex="18pt" fo:font-weight="bold" style:font-weight-asian="bold" style:font-weight-complex="bold"/>
    </style:style>
    <style:style style:name="T6_73" style:family="text">
      <style:text-properties fo:font-size="18pt" style:font-size-asian="18pt" style:font-size-complex="18pt" fo:font-weight="bold" style:font-weight-asian="bold" style:font-weight-complex="bold"/>
    </style:style>
    <style:style style:name="T6_74" style:family="text">
      <style:text-properties fo:font-size="18pt" style:font-size-asian="18pt" style:font-size-complex="18pt" fo:font-weight="bold" style:font-weight-asian="bold" style:font-weight-complex="bold"/>
    </style:style>
    <style:style style:name="T6_75" style:family="text">
      <style:text-properties fo:font-size="18pt" style:font-size-asian="18pt" style:font-size-complex="18pt" fo:font-weight="bold" style:font-weight-asian="bold" style:font-weight-complex="bold"/>
    </style:style>
    <style:style style:name="T6_76" style:family="text">
      <style:text-properties fo:font-size="18pt" style:font-size-asian="18pt" style:font-size-complex="18pt" fo:font-weight="bold" style:font-weight-asian="bold" style:font-weight-complex="bold"/>
    </style:style>
    <style:style style:name="T6_77" style:family="text">
      <style:text-properties fo:font-size="18pt" style:font-size-asian="18pt" style:font-size-complex="18pt" fo:font-weight="bold" style:font-weight-asian="bold" style:font-weight-complex="bold"/>
    </style:style>
    <style:style style:name="T6_78" style:family="text"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Heading_20_1">
      <style:paragraph-properties fo:text-align="left" fo:break-before="auto" fo:line-height="115%" fo:margin-top="0.847cm" style:writing-mode="rl-tb"/>
    </style:style>
    <style:style style:name="T7_1" style:family="text">
      <style:text-properties fo:font-size="18pt" style:font-size-asian="18pt" style:font-size-complex="18pt" fo:font-weight="bold" style:font-weight-asian="bold" style:font-weight-complex="bold"/>
    </style:style>
    <style:style style:name="T7_2" style:family="text">
      <style:text-properties fo:font-size="18pt" style:font-size-asian="18pt" style:font-size-complex="18pt" fo:font-weight="bold" style:font-weight-asian="bold" style:font-weight-complex="bold"/>
    </style:style>
    <style:style style:name="T7_3" style:family="text">
      <style:text-properties fo:font-size="18pt" style:font-size-asian="18pt" style:font-size-complex="18pt" fo:font-weight="bold" style:font-weight-asian="bold" style:font-weight-complex="bold"/>
    </style:style>
    <style:style style:name="T7_4" style:family="text">
      <style:text-properties fo:font-size="18pt" style:font-size-asian="18pt" style:font-size-complex="18pt" fo:font-weight="bold" style:font-weight-asian="bold" style:font-weight-complex="bold"/>
    </style:style>
    <style:style style:name="T7_5" style:family="text">
      <style:text-properties fo:font-size="18pt" style:font-size-asian="18pt" style:font-size-complex="18pt" fo:font-weight="bold" style:font-weight-asian="bold" style:font-weight-complex="bold"/>
    </style:style>
    <style:style style:name="T7_6" style:family="text">
      <style:text-properties fo:font-size="18pt" style:font-size-asian="18pt" style:font-size-complex="18pt" fo:font-weight="bold" style:font-weight-asian="bold" style:font-weight-complex="bold"/>
    </style:style>
    <style:style style:name="T7_7" style:family="text">
      <style:text-properties fo:font-size="18pt" style:font-size-asian="18pt" style:font-size-complex="18pt" fo:font-weight="bold" style:font-weight-asian="bold" style:font-weight-complex="bold"/>
    </style:style>
    <style:style style:name="T7_8" style:family="text"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line-height="115%" style:writing-mode="rl-tb"/>
    </style:style>
    <style:style style:name="T8_1" style:family="text">
      <style:text-properties fo:font-size="18pt" style:font-size-asian="18pt" style:font-size-complex="18pt" fo:font-weight="bold" style:font-weight-asian="bold" style:font-weight-complex="bold"/>
    </style:style>
    <style:style style:name="T8_2" style:family="text">
      <style:text-properties fo:font-size="18pt" style:font-size-asian="18pt" style:font-size-complex="18pt" fo:font-weight="bold" style:font-weight-asian="bold" style:font-weight-complex="bold"/>
    </style:style>
    <style:style style:name="T8_3" style:family="text">
      <style:text-properties fo:font-size="18pt" style:font-size-asian="18pt" style:font-size-complex="18pt" fo:font-weight="bold" style:font-weight-asian="bold" style:font-weight-complex="bold"/>
    </style:style>
    <style:style style:name="T8_4" style:family="text">
      <style:text-properties fo:font-size="18pt" style:font-size-asian="18pt" style:font-size-complex="18pt" fo:font-weight="bold" style:font-weight-asian="bold" style:font-weight-complex="bold"/>
    </style:style>
    <style:style style:name="T8_5" style:family="text">
      <style:text-properties fo:font-size="18pt" style:font-size-asian="18pt" style:font-size-complex="18pt" fo:font-weight="bold" style:font-weight-asian="bold" style:font-weight-complex="bold"/>
    </style:style>
    <style:style style:name="T8_6" style:family="text">
      <style:text-properties fo:font-size="18pt" style:font-size-asian="18pt" style:font-size-complex="18pt" fo:font-weight="bold" style:font-weight-asian="bold" style:font-weight-complex="bold"/>
    </style:style>
    <style:style style:name="T8_7" style:family="text">
      <style:text-properties fo:font-size="18pt" style:font-size-asian="18pt" style:font-size-complex="18pt" fo:font-weight="bold" style:font-weight-asian="bold" style:font-weight-complex="bold"/>
    </style:style>
    <style:style style:name="T8_8" style:family="text">
      <style:text-properties fo:font-size="18pt" style:font-size-asian="18pt" style:font-size-complex="18pt" fo:font-weight="bold" style:font-weight-asian="bold" style:font-weight-complex="bold"/>
    </style:style>
    <style:style style:name="T8_9" style:family="text">
      <style:text-properties fo:font-size="18pt" style:font-size-asian="18pt" style:font-size-complex="18pt" fo:font-weight="bold" style:font-weight-asian="bold" style:font-weight-complex="bold"/>
    </style:style>
    <style:style style:name="T8_10" style:family="text">
      <style:text-properties fo:font-size="18pt" style:font-size-asian="18pt" style:font-size-complex="18pt" fo:font-weight="bold" style:font-weight-asian="bold" style:font-weight-complex="bold"/>
    </style:style>
    <style:style style:name="T8_11" style:family="text">
      <style:text-properties fo:font-size="18pt" style:font-size-asian="18pt" style:font-size-complex="18pt" fo:font-weight="bold" style:font-weight-asian="bold" style:font-weight-complex="bold"/>
    </style:style>
    <style:style style:name="T8_12" style:family="text">
      <style:text-properties fo:font-size="18pt" style:font-size-asian="18pt" style:font-size-complex="18pt" fo:font-weight="bold" style:font-weight-asian="bold" style:font-weight-complex="bold"/>
    </style:style>
    <style:style style:name="T8_13" style:family="text">
      <style:text-properties fo:font-size="18pt" style:font-size-asian="18pt" style:font-size-complex="18pt" fo:font-weight="bold" style:font-weight-asian="bold" style:font-weight-complex="bold"/>
    </style:style>
    <style:style style:name="T8_14" style:family="text">
      <style:text-properties fo:font-size="18pt" style:font-size-asian="18pt" style:font-size-complex="18pt" fo:font-weight="bold" style:font-weight-asian="bold" style:font-weight-complex="bold"/>
    </style:style>
    <style:style style:name="T8_15" style:family="text">
      <style:text-properties fo:font-size="18pt" style:font-size-asian="18pt" style:font-size-complex="18pt" fo:font-weight="bold" style:font-weight-asian="bold" style:font-weight-complex="bold"/>
    </style:style>
    <style:style style:name="T8_16" style:family="text">
      <style:text-properties fo:font-size="18pt" style:font-size-asian="18pt" style:font-size-complex="18pt" fo:font-weight="bold" style:font-weight-asian="bold" style:font-weight-complex="bold"/>
    </style:style>
    <style:style style:name="T8_17" style:family="text">
      <style:text-properties fo:font-size="18pt" style:font-size-asian="18pt" style:font-size-complex="18pt" fo:font-weight="bold" style:font-weight-asian="bold" style:font-weight-complex="bold"/>
    </style:style>
    <style:style style:name="T8_18" style:family="text">
      <style:text-properties fo:font-size="18pt" style:font-size-asian="18pt" style:font-size-complex="18pt" fo:font-weight="bold" style:font-weight-asian="bold" style:font-weight-complex="bold"/>
    </style:style>
    <style:style style:name="T8_19" style:family="text">
      <style:text-properties fo:font-size="18pt" style:font-size-asian="18pt" style:font-size-complex="18pt" fo:font-weight="bold" style:font-weight-asian="bold" style:font-weight-complex="bold"/>
    </style:style>
    <style:style style:name="T8_20" style:family="text">
      <style:text-properties fo:font-size="18pt" style:font-size-asian="18pt" style:font-size-complex="18pt" fo:font-weight="bold" style:font-weight-asian="bold" style:font-weight-complex="bold"/>
    </style:style>
    <style:style style:name="T8_21" style:family="text">
      <style:text-properties fo:font-size="18pt" style:font-size-asian="18pt" style:font-size-complex="18pt" fo:font-weight="bold" style:font-weight-asian="bold" style:font-weight-complex="bold"/>
    </style:style>
    <style:style style:name="T8_22" style:family="text">
      <style:text-properties fo:font-size="18pt" style:font-size-asian="18pt" style:font-size-complex="18pt" fo:font-weight="bold" style:font-weight-asian="bold" style:font-weight-complex="bold"/>
    </style:style>
    <style:style style:name="T8_23" style:family="text">
      <style:text-properties fo:font-size="18pt" style:font-size-asian="18pt" style:font-size-complex="18pt" fo:font-weight="bold" style:font-weight-asian="bold" style:font-weight-complex="bold"/>
    </style:style>
    <style:style style:name="T8_24" style:family="text">
      <style:text-properties fo:font-size="18pt" style:font-size-asian="18pt" style:font-size-complex="18pt" fo:font-weight="bold" style:font-weight-asian="bold" style:font-weight-complex="bold"/>
    </style:style>
    <style:style style:name="T8_25" style:family="text">
      <style:text-properties fo:font-size="18pt" style:font-size-asian="18pt" style:font-size-complex="18pt" fo:font-weight="bold" style:font-weight-asian="bold" style:font-weight-complex="bold"/>
    </style:style>
    <style:style style:name="T8_26" style:family="text">
      <style:text-properties fo:font-size="18pt" style:font-size-asian="18pt" style:font-size-complex="18pt" fo:font-weight="bold" style:font-weight-asian="bold" style:font-weight-complex="bold"/>
    </style:style>
    <style:style style:name="T8_27" style:family="text">
      <style:text-properties fo:font-size="18pt" style:font-size-asian="18pt" style:font-size-complex="18pt" fo:font-weight="bold" style:font-weight-asian="bold" style:font-weight-complex="bold"/>
    </style:style>
    <style:style style:name="T8_28" style:family="text">
      <style:text-properties fo:font-size="18pt" style:font-size-asian="18pt" style:font-size-complex="18pt" fo:font-weight="bold" style:font-weight-asian="bold" style:font-weight-complex="bold"/>
    </style:style>
    <style:style style:name="T8_29" style:family="text">
      <style:text-properties fo:font-size="18pt" style:font-size-asian="18pt" style:font-size-complex="18pt" fo:font-weight="bold" style:font-weight-asian="bold" style:font-weight-complex="bold"/>
    </style:style>
    <style:style style:name="T8_30" style:family="text">
      <style:text-properties fo:font-size="18pt" style:font-size-asian="18pt" style:font-size-complex="18pt" fo:font-weight="bold" style:font-weight-asian="bold" style:font-weight-complex="bold"/>
    </style:style>
    <style:style style:name="T8_31" style:family="text">
      <style:text-properties fo:font-size="18pt" style:font-size-asian="18pt" style:font-size-complex="18pt" fo:font-weight="bold" style:font-weight-asian="bold" style:font-weight-complex="bold"/>
    </style:style>
    <style:style style:name="T8_32" style:family="text">
      <style:text-properties fo:font-size="18pt" style:font-size-asian="18pt" style:font-size-complex="18pt" fo:font-weight="bold" style:font-weight-asian="bold" style:font-weight-complex="bold"/>
    </style:style>
    <style:style style:name="T8_33" style:family="text">
      <style:text-properties fo:font-size="18pt" style:font-size-asian="18pt" style:font-size-complex="18pt" fo:font-weight="bold" style:font-weight-asian="bold" style:font-weight-complex="bold"/>
    </style:style>
    <style:style style:name="T8_34" style:family="text">
      <style:text-properties fo:font-size="18pt" style:font-size-asian="18pt" style:font-size-complex="18pt" fo:font-weight="bold" style:font-weight-asian="bold" style:font-weight-complex="bold"/>
    </style:style>
    <style:style style:name="T8_35" style:family="text">
      <style:text-properties fo:font-size="18pt" style:font-size-asian="18pt" style:font-size-complex="18pt" fo:font-weight="bold" style:font-weight-asian="bold" style:font-weight-complex="bold"/>
    </style:style>
    <style:style style:name="T8_36" style:family="text">
      <style:text-properties fo:font-size="18pt" style:font-size-asian="18pt" style:font-size-complex="18pt" fo:font-weight="bold" style:font-weight-asian="bold" style:font-weight-complex="bold"/>
    </style:style>
    <style:style style:name="T8_37" style:family="text">
      <style:text-properties fo:font-size="18pt" style:font-size-asian="18pt" style:font-size-complex="18pt" fo:font-weight="bold" style:font-weight-asian="bold" style:font-weight-complex="bold"/>
    </style:style>
    <style:style style:name="T8_38" style:family="text">
      <style:text-properties fo:font-size="18pt" style:font-size-asian="18pt" style:font-size-complex="18pt" fo:font-weight="bold" style:font-weight-asian="bold" style:font-weight-complex="bold"/>
    </style:style>
    <style:style style:name="T8_39" style:family="text">
      <style:text-properties fo:font-size="18pt" style:font-size-asian="18pt" style:font-size-complex="18pt" fo:font-weight="bold" style:font-weight-asian="bold" style:font-weight-complex="bold"/>
    </style:style>
    <style:style style:name="T8_40" style:family="text">
      <style:text-properties fo:font-size="18pt" style:font-size-asian="18pt" style:font-size-complex="18pt" fo:font-weight="bold" style:font-weight-asian="bold" style:font-weight-complex="bold"/>
    </style:style>
    <style:style style:name="T8_41" style:family="text">
      <style:text-properties fo:font-size="18pt" style:font-size-asian="18pt" style:font-size-complex="18pt" fo:font-weight="bold" style:font-weight-asian="bold" style:font-weight-complex="bold"/>
    </style:style>
    <style:style style:name="T8_42" style:family="text">
      <style:text-properties fo:font-size="18pt" style:font-size-asian="18pt" style:font-size-complex="18pt" fo:font-weight="bold" style:font-weight-asian="bold" style:font-weight-complex="bold"/>
    </style:style>
    <style:style style:name="T8_43" style:family="text">
      <style:text-properties fo:font-size="18pt" style:font-size-asian="18pt" style:font-size-complex="18pt" fo:font-weight="bold" style:font-weight-asian="bold" style:font-weight-complex="bold"/>
    </style:style>
    <style:style style:name="T8_44" style:family="text">
      <style:text-properties fo:font-size="18pt" style:font-size-asian="18pt" style:font-size-complex="18pt" fo:font-weight="bold" style:font-weight-asian="bold" style:font-weight-complex="bold"/>
    </style:style>
    <style:style style:name="T8_45" style:family="text"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line-height="115%" fo:margin-top="0cm" style:writing-mode="rl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size="18pt" style:font-size-asian="18pt" style:font-size-complex="18pt" fo:font-weight="bold" style:font-weight-asian="bold" style:font-weight-complex="bold"/>
    </style:style>
    <style:style style:name="T9_3" style:family="text">
      <style:text-properties fo:font-size="18pt" style:font-size-asian="18pt" style:font-size-complex="18pt" fo:font-weight="bold" style:font-weight-asian="bold" style:font-weight-complex="bold"/>
    </style:style>
    <style:style style:name="T9_4" style:family="text">
      <style:text-properties fo:font-size="18pt" style:font-size-asian="18pt" style:font-size-complex="18pt" fo:font-weight="bold" style:font-weight-asian="bold" style:font-weight-complex="bold"/>
    </style:style>
    <style:style style:name="T9_5" style:family="text">
      <style:text-properties fo:font-size="18pt" style:font-size-asian="18pt" style:font-size-complex="18pt" fo:font-weight="bold" style:font-weight-asian="bold" style:font-weight-complex="bold"/>
    </style:style>
    <style:style style:name="T9_6" style:family="text">
      <style:text-properties fo:font-size="18pt" style:font-size-asian="18pt" style:font-size-complex="18pt" fo:font-weight="bold" style:font-weight-asian="bold" style:font-weight-complex="bold"/>
    </style:style>
    <style:style style:name="T9_7" style:family="text">
      <style:text-properties fo:font-size="18pt" style:font-size-asian="18pt" style:font-size-complex="18pt" fo:font-weight="bold" style:font-weight-asian="bold" style:font-weight-complex="bold"/>
    </style:style>
    <style:style style:name="T9_8" style:family="text">
      <style:text-properties fo:font-size="18pt" style:font-size-asian="18pt" style:font-size-complex="18pt" fo:font-weight="bold" style:font-weight-asian="bold" style:font-weight-complex="bold"/>
    </style:style>
    <style:style style:name="T9_9" style:family="text">
      <style:text-properties fo:font-size="18pt" style:font-size-asian="18pt" style:font-size-complex="18pt" fo:font-weight="bold" style:font-weight-asian="bold" style:font-weight-complex="bold"/>
    </style:style>
    <style:style style:name="T9_10" style:family="text">
      <style:text-properties fo:font-size="18pt" style:font-size-asian="18pt" style:font-size-complex="18pt" fo:font-weight="bold" style:font-weight-asian="bold" style:font-weight-complex="bold"/>
    </style:style>
    <style:style style:name="T9_11" style:family="text">
      <style:text-properties fo:font-size="18pt" style:font-size-asian="18pt" style:font-size-complex="18pt" fo:font-weight="bold" style:font-weight-asian="bold" style:font-weight-complex="bold"/>
    </style:style>
    <style:style style:name="T9_12" style:family="text">
      <style:text-properties fo:font-size="18pt" style:font-size-asian="18pt" style:font-size-complex="18pt" fo:font-weight="bold" style:font-weight-asian="bold" style:font-weight-complex="bold"/>
    </style:style>
    <style:style style:name="T9_13" style:family="text">
      <style:text-properties fo:font-size="18pt" style:font-size-asian="18pt" style:font-size-complex="18pt" fo:font-weight="bold" style:font-weight-asian="bold" style:font-weight-complex="bold"/>
    </style:style>
    <style:style style:name="T9_14" style:family="text">
      <style:text-properties fo:font-size="18pt" style:font-size-asian="18pt" style:font-size-complex="18pt" fo:font-weight="bold" style:font-weight-asian="bold" style:font-weight-complex="bold"/>
    </style:style>
    <style:style style:name="T9_15" style:family="text">
      <style:text-properties fo:font-size="18pt" style:font-size-asian="18pt" style:font-size-complex="18pt" fo:font-weight="bold" style:font-weight-asian="bold" style:font-weight-complex="bold"/>
    </style:style>
    <style:style style:name="T9_16" style:family="text">
      <style:text-properties fo:font-size="18pt" style:font-size-asian="18pt" style:font-size-complex="18pt" fo:font-weight="bold" style:font-weight-asian="bold" style:font-weight-complex="bold"/>
    </style:style>
    <style:style style:name="T9_17" style:family="text">
      <style:text-properties fo:font-size="18pt" style:font-size-asian="18pt" style:font-size-complex="18pt" fo:font-weight="bold" style:font-weight-asian="bold" style:font-weight-complex="bold"/>
    </style:style>
    <style:style style:name="T9_18" style:family="text">
      <style:text-properties fo:font-size="18pt" style:font-size-asian="18pt" style:font-size-complex="18pt" fo:font-weight="bold" style:font-weight-asian="bold" style:font-weight-complex="bold"/>
    </style:style>
    <style:style style:name="T9_19" style:family="text"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left" fo:break-before="auto" fo:line-height="115%" fo:margin-top="0cm" style:writing-mode="rl-tb"/>
    </style:style>
    <style:style style:name="T10_1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line-height="115%" fo:margin-top="0cm" style:writing-mode="rl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size="18pt" style:font-size-asian="18pt" style:font-size-complex="18pt" fo:font-weight="bold" style:font-weight-asian="bold" style:font-weight-complex="bold"/>
    </style:style>
    <style:style style:name="T11_3" style:family="text">
      <style:text-properties fo:font-size="18pt" style:font-size-asian="18pt" style:font-size-complex="18pt" fo:font-weight="bold" style:font-weight-asian="bold" style:font-weight-complex="bold"/>
    </style:style>
    <style:style style:name="T11_4" style:family="text">
      <style:text-properties fo:font-size="18pt" style:font-size-asian="18pt" style:font-size-complex="18pt" fo:font-weight="bold" style:font-weight-asian="bold" style:font-weight-complex="bold"/>
    </style:style>
    <style:style style:name="T11_5" style:family="text">
      <style:text-properties fo:font-size="18pt" style:font-size-asian="18pt" style:font-size-complex="18pt" fo:font-weight="bold" style:font-weight-asian="bold" style:font-weight-complex="bold"/>
    </style:style>
    <style:style style:name="T11_6" style:family="text">
      <style:text-properties fo:font-size="18pt" style:font-size-asian="18pt" style:font-size-complex="18pt" fo:font-weight="bold" style:font-weight-asian="bold" style:font-weight-complex="bold"/>
    </style:style>
    <style:style style:name="T11_7" style:family="text">
      <style:text-properties fo:font-size="18pt" style:font-size-asian="18pt" style:font-size-complex="18pt" fo:font-weight="bold" style:font-weight-asian="bold" style:font-weight-complex="bold"/>
    </style:style>
    <style:style style:name="T11_8" style:family="text">
      <style:text-properties fo:font-size="18pt" style:font-size-asian="18pt" style:font-size-complex="18pt" fo:font-weight="bold" style:font-weight-asian="bold" style:font-weight-complex="bold"/>
    </style:style>
    <style:style style:name="T11_9" style:family="text">
      <style:text-properties fo:font-size="18pt" style:font-size-asian="18pt" style:font-size-complex="18pt" fo:font-weight="bold" style:font-weight-asian="bold" style:font-weight-complex="bold"/>
    </style:style>
    <style:style style:name="T11_10" style:family="text">
      <style:text-properties fo:font-size="18pt" style:font-size-asian="18pt" style:font-size-complex="18pt" fo:font-weight="bold" style:font-weight-asian="bold" style:font-weight-complex="bold"/>
    </style:style>
    <style:style style:name="T11_11" style:family="text">
      <style:text-properties fo:font-size="18pt" style:font-size-asian="18pt" style:font-size-complex="18pt" fo:font-weight="bold" style:font-weight-asian="bold" style:font-weight-complex="bold"/>
    </style:style>
    <style:style style:name="T11_12" style:family="text">
      <style:text-properties fo:font-size="18pt" style:font-size-asian="18pt" style:font-size-complex="18pt" fo:font-weight="bold" style:font-weight-asian="bold" style:font-weight-complex="bold"/>
    </style:style>
    <style:style style:name="T11_13" style:family="text">
      <style:text-properties fo:font-size="18pt" style:font-size-asian="18pt" style:font-size-complex="18pt" fo:font-weight="bold" style:font-weight-asian="bold" style:font-weight-complex="bold"/>
    </style:style>
    <style:style style:name="T11_14" style:family="text">
      <style:text-properties fo:font-size="18pt" style:font-size-asian="18pt" style:font-size-complex="18pt" fo:font-weight="bold" style:font-weight-asian="bold" style:font-weight-complex="bold"/>
    </style:style>
    <style:style style:name="T11_15" style:family="text">
      <style:text-properties fo:font-size="18pt" style:font-size-asian="18pt" style:font-size-complex="18pt" fo:font-weight="bold" style:font-weight-asian="bold" style:font-weight-complex="bold"/>
    </style:style>
    <style:style style:name="T11_16" style:family="text">
      <style:text-properties fo:font-size="18pt" style:font-size-asian="18pt" style:font-size-complex="18pt" fo:font-weight="bold" style:font-weight-asian="bold" style:font-weight-complex="bold"/>
    </style:style>
    <style:style style:name="T11_17" style:family="text">
      <style:text-properties fo:font-size="18pt" style:font-size-asian="18pt" style:font-size-complex="18pt" fo:font-weight="bold" style:font-weight-asian="bold" style:font-weight-complex="bold"/>
    </style:style>
    <style:style style:name="T11_18" style:family="text">
      <style:text-properties fo:font-size="18pt" style:font-size-asian="18pt" style:font-size-complex="18pt" fo:font-weight="bold" style:font-weight-asian="bold" style:font-weight-complex="bold"/>
    </style:style>
    <style:style style:name="T11_19" style:family="text">
      <style:text-properties fo:font-size="18pt" style:font-size-asian="18pt" style:font-size-complex="18pt" fo:font-weight="bold" style:font-weight-asian="bold" style:font-weight-complex="bold"/>
    </style:style>
    <style:style style:name="T11_20" style:family="text">
      <style:text-properties fo:font-size="18pt" style:font-size-asian="18pt" style:font-size-complex="18pt" fo:font-weight="bold" style:font-weight-asian="bold" style:font-weight-complex="bold"/>
    </style:style>
    <style:style style:name="T11_21" style:family="text">
      <style:text-properties fo:font-size="18pt" style:font-size-asian="18pt" style:font-size-complex="18pt" fo:font-weight="bold" style:font-weight-asian="bold" style:font-weight-complex="bold"/>
    </style:style>
    <style:style style:name="T11_22" style:family="text">
      <style:text-properties fo:font-size="18pt" style:font-size-asian="18pt" style:font-size-complex="18pt" fo:font-weight="bold" style:font-weight-asian="bold" style:font-weight-complex="bold"/>
    </style:style>
    <style:style style:name="T11_23" style:family="text">
      <style:text-properties fo:font-size="18pt" style:font-size-asian="18pt" style:font-size-complex="18pt" fo:font-weight="bold" style:font-weight-asian="bold" style:font-weight-complex="bold"/>
    </style:style>
    <style:style style:name="T11_24" style:family="text">
      <style:text-properties fo:font-size="18pt" style:font-size-asian="18pt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line-height="115%" fo:margin-top="0cm" style:writing-mode="rl-tb"/>
    </style:style>
    <style:style style:name="T12_1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size="18pt" style:font-size-asian="18pt" style:font-size-complex="18pt" fo:font-weight="bold" style:font-weight-asian="bold" style:font-weight-complex="bold"/>
    </style:style>
    <style:style style:name="T13_3" style:family="text">
      <style:text-properties fo:font-size="18pt" style:font-size-asian="18pt" style:font-size-complex="18pt" fo:font-weight="bold" style:font-weight-asian="bold" style:font-weight-complex="bold"/>
    </style:style>
    <style:style style:name="T13_4" style:family="text">
      <style:text-properties fo:font-size="18pt" style:font-size-asian="18pt" style:font-size-complex="18pt" fo:font-weight="bold" style:font-weight-asian="bold" style:font-weight-complex="bold"/>
    </style:style>
    <style:style style:name="T13_5" style:family="text">
      <style:text-properties fo:font-size="18pt" style:font-size-asian="18pt" style:font-size-complex="18pt" fo:font-weight="bold" style:font-weight-asian="bold" style:font-weight-complex="bold"/>
    </style:style>
    <style:style style:name="T13_6" style:family="text">
      <style:text-properties fo:font-size="18pt" style:font-size-asian="18pt" style:font-size-complex="18pt" fo:font-weight="bold" style:font-weight-asian="bold" style:font-weight-complex="bold"/>
    </style:style>
    <style:style style:name="T13_7" style:family="text">
      <style:text-properties fo:font-size="18pt" style:font-size-asian="18pt" style:font-size-complex="18pt" fo:font-weight="bold" style:font-weight-asian="bold" style:font-weight-complex="bold"/>
    </style:style>
    <style:style style:name="T13_8" style:family="text">
      <style:text-properties fo:font-size="18pt" style:font-size-asian="18pt" style:font-size-complex="18pt" fo:font-weight="bold" style:font-weight-asian="bold" style:font-weight-complex="bold"/>
    </style:style>
    <style:style style:name="T13_9" style:family="text">
      <style:text-properties fo:font-size="18pt" style:font-size-asian="18pt" style:font-size-complex="18pt" fo:font-weight="bold" style:font-weight-asian="bold" style:font-weight-complex="bold"/>
    </style:style>
    <style:style style:name="T13_10" style:family="text">
      <style:text-properties fo:font-size="18pt" style:font-size-asian="18pt" style:font-size-complex="18pt" fo:font-weight="bold" style:font-weight-asian="bold" style:font-weight-complex="bold"/>
    </style:style>
    <style:style style:name="T13_11" style:family="text">
      <style:text-properties fo:font-size="18pt" style:font-size-asian="18pt" style:font-size-complex="18pt" fo:font-weight="bold" style:font-weight-asian="bold" style:font-weight-complex="bold"/>
    </style:style>
    <style:style style:name="T13_12" style:family="text">
      <style:text-properties fo:font-size="18pt" style:font-size-asian="18pt" style:font-size-complex="18pt" fo:font-weight="bold" style:font-weight-asian="bold" style:font-weight-complex="bold"/>
    </style:style>
    <style:style style:name="T13_13" style:family="text">
      <style:text-properties fo:font-size="18pt" style:font-size-asian="18pt" style:font-size-complex="18pt" fo:font-weight="bold" style:font-weight-asian="bold" style:font-weight-complex="bold"/>
    </style:style>
    <style:style style:name="T13_14" style:family="text">
      <style:text-properties fo:font-size="18pt" style:font-size-asian="18pt" style:font-size-complex="18pt" fo:font-weight="bold" style:font-weight-asian="bold" style:font-weight-complex="bold"/>
    </style:style>
    <style:style style:name="T13_15" style:family="text">
      <style:text-properties fo:font-size="18pt" style:font-size-asian="18pt" style:font-size-complex="18pt" fo:font-weight="bold" style:font-weight-asian="bold" style:font-weight-complex="bold"/>
    </style:style>
    <style:style style:name="T13_16" style:family="text">
      <style:text-properties fo:font-size="18pt" style:font-size-asian="18pt" style:font-size-complex="18pt" fo:font-weight="bold" style:font-weight-asian="bold" style:font-weight-complex="bold"/>
    </style:style>
    <style:style style:name="T13_17" style:family="text">
      <style:text-properties fo:font-size="18pt" style:font-size-asian="18pt" style:font-size-complex="18pt" fo:font-weight="bold" style:font-weight-asian="bold" style:font-weight-complex="bold"/>
    </style:style>
    <style:style style:name="T13_18" style:family="text">
      <style:text-properties fo:font-size="18pt" style:font-size-asian="18pt" style:font-size-complex="18pt" fo:font-weight="bold" style:font-weight-asian="bold" style:font-weight-complex="bold"/>
    </style:style>
    <style:style style:name="T13_19" style:family="text">
      <style:text-properties fo:font-size="18pt" style:font-size-asian="18pt" style:font-size-complex="18pt" fo:font-weight="bold" style:font-weight-asian="bold" style:font-weight-complex="bold"/>
    </style:style>
    <style:style style:name="T13_20" style:family="text">
      <style:text-properties fo:font-size="18pt" style:font-size-asian="18pt" style:font-size-complex="18pt" fo:font-weight="bold" style:font-weight-asian="bold" style:font-weight-complex="bold"/>
    </style:style>
    <style:style style:name="T13_21" style:family="text">
      <style:text-properties fo:font-size="18pt" style:font-size-asian="18pt" style:font-size-complex="18pt" fo:font-weight="bold" style:font-weight-asian="bold" style:font-weight-complex="bold"/>
    </style:style>
    <style:style style:name="T13_22" style:family="text">
      <style:text-properties fo:font-size="18pt" style:font-size-asian="18pt" style:font-size-complex="18pt" fo:font-weight="bold" style:font-weight-asian="bold" style:font-weight-complex="bold"/>
    </style:style>
    <style:style style:name="T13_23" style:family="text">
      <style:text-properties fo:font-size="18pt" style:font-size-asian="18pt" style:font-size-complex="18pt" fo:font-weight="bold" style:font-weight-asian="bold" style:font-weight-complex="bold"/>
    </style:style>
    <style:style style:name="T13_24" style:family="text">
      <style:text-properties fo:font-size="18pt" style:font-size-asian="18pt" style:font-size-complex="18pt" fo:font-weight="bold" style:font-weight-asian="bold" style:font-weight-complex="bold"/>
    </style:style>
    <style:style style:name="T13_25" style:family="text">
      <style:text-properties fo:font-size="18pt" style:font-size-asian="18pt" style:font-size-complex="18pt" fo:font-weight="bold" style:font-weight-asian="bold" style:font-weight-complex="bold"/>
    </style:style>
    <style:style style:name="T13_26" style:family="text">
      <style:text-properties fo:font-size="18pt" style:font-size-asian="18pt" style:font-size-complex="18pt" fo:font-weight="bold" style:font-weight-asian="bold" style:font-weight-complex="bold"/>
    </style:style>
    <style:style style:name="T13_27" style:family="text">
      <style:text-properties fo:font-size="18pt" style:font-size-asian="18pt" style:font-size-complex="18pt" fo:font-weight="bold" style:font-weight-asian="bold" style:font-weight-complex="bold"/>
    </style:style>
    <style:style style:name="T13_28" style:family="text">
      <style:text-properties fo:font-size="18pt" style:font-size-asian="18pt" style:font-size-complex="18pt" fo:font-weight="bold" style:font-weight-asian="bold" style:font-weight-complex="bold"/>
    </style:style>
    <style:style style:name="T13_29" style:family="text">
      <style:text-properties fo:font-size="18pt" style:font-size-asian="18pt" style:font-size-complex="18pt" fo:font-weight="bold" style:font-weight-asian="bold" style:font-weight-complex="bold"/>
    </style:style>
    <style:style style:name="T13_30" style:family="text">
      <style:text-properties fo:font-size="18pt" style:font-size-asian="18pt" style:font-size-complex="18pt" fo:font-weight="bold" style:font-weight-asian="bold" style:font-weight-complex="bold"/>
    </style:style>
    <style:style style:name="T13_31" style:family="text">
      <style:text-properties fo:font-size="18pt" style:font-size-asian="18pt" style:font-size-complex="18pt" fo:font-weight="bold" style:font-weight-asian="bold" style:font-weight-complex="bold"/>
    </style:style>
    <style:style style:name="T13_32" style:family="text">
      <style:text-properties fo:font-size="18pt" style:font-size-asian="18pt" style:font-size-complex="18pt" fo:font-weight="bold" style:font-weight-asian="bold" style:font-weight-complex="bold"/>
    </style:style>
    <style:style style:name="T13_33" style:family="text">
      <style:text-properties fo:font-size="18pt" style:font-size-asian="18pt" style:font-size-complex="18pt" fo:font-weight="bold" style:font-weight-asian="bold" style:font-weight-complex="bold"/>
    </style:style>
    <style:style style:name="T13_34" style:family="text">
      <style:text-properties fo:font-size="18pt" style:font-size-asian="18pt" style:font-size-complex="18pt" fo:font-weight="bold" style:font-weight-asian="bold" style:font-weight-complex="bold"/>
    </style:style>
    <style:style style:name="T13_35" style:family="text">
      <style:text-properties fo:font-size="18pt" style:font-size-asian="18pt" style:font-size-complex="18pt" fo:font-weight="bold" style:font-weight-asian="bold" style:font-weight-complex="bold"/>
    </style:style>
    <style:style style:name="T13_36" style:family="text">
      <style:text-properties fo:font-size="18pt" style:font-size-asian="18pt" style:font-size-complex="18pt" fo:font-weight="bold" style:font-weight-asian="bold" style:font-weight-complex="bold"/>
    </style:style>
    <style:style style:name="T13_37" style:family="text"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>
      <style:text-properties fo:font-size="18pt" style:font-size-asian="18pt" style:font-size-complex="18pt" fo:font-weight="bold" style:font-weight-asian="bold" style:font-weight-complex="bold"/>
    </style:style>
    <style:style style:name="T14_2" style:family="text">
      <style:text-properties fo:font-size="18pt" style:font-size-asian="18pt" style:font-size-complex="18pt" fo:font-weight="bold" style:font-weight-asian="bold" style:font-weight-complex="bold"/>
    </style:style>
    <style:style style:name="T14_3" style:family="text">
      <style:text-properties fo:font-size="18pt" style:font-size-asian="18pt" style:font-size-complex="18pt" fo:font-weight="bold" style:font-weight-asian="bold" style:font-weight-complex="bold"/>
    </style:style>
    <style:style style:name="T14_4" style:family="text">
      <style:text-properties fo:font-size="18pt" style:font-size-asian="18pt" style:font-size-complex="18pt" fo:font-weight="bold" style:font-weight-asian="bold" style:font-weight-complex="bold"/>
    </style:style>
    <style:style style:name="T14_5" style:family="text">
      <style:text-properties fo:font-size="18pt" style:font-size-asian="18pt" style:font-size-complex="18pt" fo:font-weight="bold" style:font-weight-asian="bold" style:font-weight-complex="bold"/>
    </style:style>
    <style:style style:name="T14_6" style:family="text">
      <style:text-properties fo:font-size="18pt" style:font-size-asian="18pt" style:font-size-complex="18pt" fo:font-weight="bold" style:font-weight-asian="bold" style:font-weight-complex="bold"/>
    </style:style>
    <style:style style:name="T14_7" style:family="text">
      <style:text-properties fo:font-size="18pt" style:font-size-asian="18pt" style:font-size-complex="18pt" fo:font-weight="bold" style:font-weight-asian="bold" style:font-weight-complex="bold"/>
    </style:style>
    <style:style style:name="T14_8" style:family="text">
      <style:text-properties fo:font-size="18pt" style:font-size-asian="18pt" style:font-size-complex="18pt" fo:font-weight="bold" style:font-weight-asian="bold" style:font-weight-complex="bold"/>
    </style:style>
    <style:style style:name="T14_9" style:family="text">
      <style:text-properties fo:font-size="18pt" style:font-size-asian="18pt" style:font-size-complex="18pt" fo:font-weight="bold" style:font-weight-asian="bold" style:font-weight-complex="bold"/>
    </style:style>
    <style:style style:name="T14_10" style:family="text">
      <style:text-properties fo:font-size="18pt" style:font-size-asian="18pt" style:font-size-complex="18pt" fo:font-weight="bold" style:font-weight-asian="bold" style:font-weight-complex="bold"/>
    </style:style>
    <style:style style:name="T14_11" style:family="text">
      <style:text-properties fo:font-size="18pt" style:font-size-asian="18pt" style:font-size-complex="18pt" fo:font-weight="bold" style:font-weight-asian="bold" style:font-weight-complex="bold"/>
    </style:style>
    <style:style style:name="T14_12" style:family="text">
      <style:text-properties fo:font-size="18pt" style:font-size-asian="18pt" style:font-size-complex="18pt" fo:font-weight="bold" style:font-weight-asian="bold" style:font-weight-complex="bold"/>
    </style:style>
    <style:style style:name="T14_13" style:family="text">
      <style:text-properties fo:font-size="18pt" style:font-size-asian="18pt" style:font-size-complex="18pt" fo:font-weight="bold" style:font-weight-asian="bold" style:font-weight-complex="bold"/>
    </style:style>
    <style:style style:name="T14_14" style:family="text">
      <style:text-properties fo:font-size="18pt" style:font-size-asian="18pt" style:font-size-complex="18pt" fo:font-weight="bold" style:font-weight-asian="bold" style:font-weight-complex="bold"/>
    </style:style>
    <style:style style:name="T14_15" style:family="text">
      <style:text-properties fo:font-size="18pt" style:font-size-asian="18pt" style:font-size-complex="18pt" fo:font-weight="bold" style:font-weight-asian="bold" style:font-weight-complex="bold"/>
    </style:style>
    <style:style style:name="T14_16" style:family="text">
      <style:text-properties fo:font-size="18pt" style:font-size-asian="18pt" style:font-size-complex="18pt" fo:font-weight="bold" style:font-weight-asian="bold" style:font-weight-complex="bold"/>
    </style:style>
    <style:style style:name="T14_17" style:family="text">
      <style:text-properties fo:font-size="18pt" style:font-size-asian="18pt" style:font-size-complex="18pt" fo:font-weight="bold" style:font-weight-asian="bold" style:font-weight-complex="bold"/>
    </style:style>
    <style:style style:name="T14_18" style:family="text">
      <style:text-properties fo:font-size="18pt" style:font-size-asian="18pt" style:font-size-complex="18pt" fo:font-weight="bold" style:font-weight-asian="bold" style:font-weight-complex="bold"/>
    </style:style>
    <style:style style:name="T14_19" style:family="text">
      <style:text-properties fo:font-size="18pt" style:font-size-asian="18pt" style:font-size-complex="18pt" fo:font-weight="bold" style:font-weight-asian="bold" style:font-weight-complex="bold"/>
    </style:style>
    <style:style style:name="T14_20" style:family="text">
      <style:text-properties fo:font-size="18pt" style:font-size-asian="18pt" style:font-size-complex="18pt" fo:font-weight="bold" style:font-weight-asian="bold" style:font-weight-complex="bold"/>
    </style:style>
    <style:style style:name="T14_21" style:family="text">
      <style:text-properties fo:font-size="18pt" style:font-size-asian="18pt" style:font-size-complex="18pt" fo:font-weight="bold" style:font-weight-asian="bold" style:font-weight-complex="bold"/>
    </style:style>
    <style:style style:name="T14_22" style:family="text">
      <style:text-properties fo:font-size="18pt" style:font-size-asian="18pt" style:font-size-complex="18pt" fo:font-weight="bold" style:font-weight-asian="bold" style:font-weight-complex="bold"/>
    </style:style>
    <style:style style:name="T14_23" style:family="text">
      <style:text-properties fo:font-size="18pt" style:font-size-asian="18pt" style:font-size-complex="18pt" fo:font-weight="bold" style:font-weight-asian="bold" style:font-weight-complex="bold"/>
    </style:style>
    <style:style style:name="T14_24" style:family="text">
      <style:text-properties fo:font-size="18pt" style:font-size-asian="18pt" style:font-size-complex="18pt" fo:font-weight="bold" style:font-weight-asian="bold" style:font-weight-complex="bold"/>
    </style:style>
    <style:style style:name="T14_25" style:family="text">
      <style:text-properties fo:font-size="18pt" style:font-size-asian="18pt" style:font-size-complex="18pt" fo:font-weight="bold" style:font-weight-asian="bold" style:font-weight-complex="bold"/>
    </style:style>
    <style:style style:name="T14_26" style:family="text">
      <style:text-properties fo:font-size="18pt" style:font-size-asian="18pt" style:font-size-complex="18pt" fo:font-weight="bold" style:font-weight-asian="bold" style:font-weight-complex="bold"/>
    </style:style>
    <style:style style:name="T14_27" style:family="text">
      <style:text-properties fo:font-size="18pt" style:font-size-asian="18pt" style:font-size-complex="18pt" fo:font-weight="bold" style:font-weight-asian="bold" style:font-weight-complex="bold"/>
    </style:style>
    <style:style style:name="T14_28" style:family="text">
      <style:text-properties fo:font-size="18pt" style:font-size-asian="18pt" style:font-size-complex="18pt" fo:font-weight="bold" style:font-weight-asian="bold" style:font-weight-complex="bold"/>
    </style:style>
    <style:style style:name="T14_29" style:family="text">
      <style:text-properties fo:font-size="18pt" style:font-size-asian="18pt" style:font-size-complex="18pt" fo:font-weight="bold" style:font-weight-asian="bold" style:font-weight-complex="bold"/>
    </style:style>
    <style:style style:name="T14_30" style:family="text">
      <style:text-properties fo:font-size="18pt" style:font-size-asian="18pt" style:font-size-complex="18pt" fo:font-weight="bold" style:font-weight-asian="bold" style:font-weight-complex="bold"/>
    </style:style>
    <style:style style:name="T14_31" style:family="text">
      <style:text-properties fo:font-size="18pt" style:font-size-asian="18pt" style:font-size-complex="18pt" fo:font-weight="bold" style:font-weight-asian="bold" style:font-weight-complex="bold"/>
    </style:style>
    <style:style style:name="T14_32" style:family="text">
      <style:text-properties fo:font-size="18pt" style:font-size-asian="18pt" style:font-size-complex="18pt" fo:font-weight="bold" style:font-weight-asian="bold" style:font-weight-complex="bold"/>
    </style:style>
    <style:style style:name="T14_33" style:family="text">
      <style:text-properties fo:font-size="18pt" style:font-size-asian="18pt" style:font-size-complex="18pt" fo:font-weight="bold" style:font-weight-asian="bold" style:font-weight-complex="bold"/>
    </style:style>
    <style:style style:name="T14_34" style:family="text">
      <style:text-properties fo:font-size="18pt" style:font-size-asian="18pt" style:font-size-complex="18pt" fo:font-weight="bold" style:font-weight-asian="bold" style:font-weight-complex="bold"/>
    </style:style>
    <style:style style:name="T14_35" style:family="text">
      <style:text-properties fo:font-size="18pt" style:font-size-asian="18pt" style:font-size-complex="18pt" fo:font-weight="bold" style:font-weight-asian="bold" style:font-weight-complex="bold"/>
    </style:style>
    <style:style style:name="T14_36" style:family="text">
      <style:text-properties fo:font-size="18pt" style:font-size-asian="18pt" style:font-size-complex="18pt" fo:font-weight="bold" style:font-weight-asian="bold" style:font-weight-complex="bold"/>
    </style:style>
    <style:style style:name="T14_37" style:family="text">
      <style:text-properties fo:font-size="18pt" style:font-size-asian="18pt" style:font-size-complex="18pt" fo:font-weight="bold" style:font-weight-asian="bold" style:font-weight-complex="bold"/>
    </style:style>
    <style:style style:name="T14_38" style:family="text">
      <style:text-properties fo:font-size="18pt" style:font-size-asian="18pt" style:font-size-complex="18pt" fo:font-weight="bold" style:font-weight-asian="bold" style:font-weight-complex="bold"/>
    </style:style>
    <style:style style:name="T14_39" style:family="text">
      <style:text-properties fo:font-size="18pt" style:font-size-asian="18pt" style:font-size-complex="18pt" fo:font-weight="bold" style:font-weight-asian="bold" style:font-weight-complex="bold"/>
    </style:style>
    <style:style style:name="T14_40" style:family="text">
      <style:text-properties fo:font-size="18pt" style:font-size-asian="18pt" style:font-size-complex="18pt" fo:font-weight="bold" style:font-weight-asian="bold" style:font-weight-complex="bold"/>
    </style:style>
    <style:style style:name="T14_41" style:family="text">
      <style:text-properties fo:font-size="18pt" style:font-size-asian="18pt" style:font-size-complex="18pt" fo:font-weight="bold" style:font-weight-asian="bold" style:font-weight-complex="bold"/>
    </style:style>
    <style:style style:name="T14_42" style:family="text">
      <style:text-properties fo:font-size="18pt" style:font-size-asian="18pt" style:font-size-complex="18pt" fo:font-weight="bold" style:font-weight-asian="bold" style:font-weight-complex="bold"/>
    </style:style>
    <style:style style:name="T14_43" style:family="text">
      <style:text-properties fo:font-size="18pt" style:font-size-asian="18pt" style:font-size-complex="18pt" fo:font-weight="bold" style:font-weight-asian="bold" style:font-weight-complex="bold"/>
    </style:style>
    <style:style style:name="T14_44" style:family="text">
      <style:text-properties fo:font-size="18pt" style:font-size-asian="18pt" style:font-size-complex="18pt" fo:font-weight="bold" style:font-weight-asian="bold" style:font-weight-complex="bold"/>
    </style:style>
    <style:style style:name="T14_45" style:family="text">
      <style:text-properties fo:font-size="18pt" style:font-size-asian="18pt" style:font-size-complex="18pt" fo:font-weight="bold" style:font-weight-asian="bold" style:font-weight-complex="bold"/>
    </style:style>
    <style:style style:name="T14_46" style:family="text">
      <style:text-properties fo:font-size="18pt" style:font-size-asian="18pt" style:font-size-complex="18pt" fo:font-weight="bold" style:font-weight-asian="bold" style:font-weight-complex="bold"/>
    </style:style>
    <style:style style:name="T14_47" style:family="text">
      <style:text-properties fo:font-size="18pt" style:font-size-asian="18pt" style:font-size-complex="18pt" fo:font-weight="bold" style:font-weight-asian="bold" style:font-weight-complex="bold"/>
    </style:style>
    <style:style style:name="T14_48" style:family="text">
      <style:text-properties fo:font-size="18pt" style:font-size-asian="18pt" style:font-size-complex="18pt" fo:font-weight="bold" style:font-weight-asian="bold" style:font-weight-complex="bold"/>
    </style:style>
    <style:style style:name="T14_49" style:family="text">
      <style:text-properties fo:font-size="18pt" style:font-size-asian="18pt" style:font-size-complex="18pt" fo:font-weight="bold" style:font-weight-asian="bold" style:font-weight-complex="bold"/>
    </style:style>
    <style:style style:name="T14_50" style:family="text">
      <style:text-properties fo:font-size="18pt" style:font-size-asian="18pt" style:font-size-complex="18pt" fo:font-weight="bold" style:font-weight-asian="bold" style:font-weight-complex="bold"/>
    </style:style>
    <style:style style:name="T14_51" style:family="text">
      <style:text-properties fo:font-size="18pt" style:font-size-asian="18pt" style:font-size-complex="18pt" fo:font-weight="bold" style:font-weight-asian="bold" style:font-weight-complex="bold"/>
    </style:style>
    <style:style style:name="T14_52" style:family="text">
      <style:text-properties fo:font-size="18pt" style:font-size-asian="18pt" style:font-size-complex="18pt" fo:font-weight="bold" style:font-weight-asian="bold" style:font-weight-complex="bold"/>
    </style:style>
    <style:style style:name="T14_53" style:family="text">
      <style:text-properties fo:font-size="18pt" style:font-size-asian="18pt" style:font-size-complex="18pt" fo:font-weight="bold" style:font-weight-asian="bold" style:font-weight-complex="bold"/>
    </style:style>
    <style:style style:name="T14_54" style:family="text">
      <style:text-properties fo:font-size="18pt" style:font-size-asian="18pt" style:font-size-complex="18pt" fo:font-weight="bold" style:font-weight-asian="bold" style:font-weight-complex="bold"/>
    </style:style>
    <style:style style:name="T14_55" style:family="text">
      <style:text-properties fo:font-size="18pt" style:font-size-asian="18pt" style:font-size-complex="18pt" fo:font-weight="bold" style:font-weight-asian="bold" style:font-weight-complex="bold"/>
    </style:style>
    <style:style style:name="T14_56" style:family="text">
      <style:text-properties fo:font-size="18pt" style:font-size-asian="18pt" style:font-size-complex="18pt" fo:font-weight="bold" style:font-weight-asian="bold" style:font-weight-complex="bold"/>
    </style:style>
    <style:style style:name="T14_57" style:family="text">
      <style:text-properties fo:font-size="18pt" style:font-size-asian="18pt" style:font-size-complex="18pt" fo:font-weight="bold" style:font-weight-asian="bold" style:font-weight-complex="bold"/>
    </style:style>
    <style:style style:name="T14_58" style:family="text">
      <style:text-properties fo:font-size="18pt" style:font-size-asian="18pt" style:font-size-complex="18pt" fo:font-weight="bold" style:font-weight-asian="bold" style:font-weight-complex="bold"/>
    </style:style>
    <style:style style:name="T14_59" style:family="text">
      <style:text-properties fo:font-size="18pt" style:font-size-asian="18pt" style:font-size-complex="18pt" fo:font-weight="bold" style:font-weight-asian="bold" style:font-weight-complex="bold"/>
    </style:style>
    <style:style style:name="T14_60" style:family="text">
      <style:text-properties fo:font-size="18pt" style:font-size-asian="18pt" style:font-size-complex="18pt" fo:font-weight="bold" style:font-weight-asian="bold" style:font-weight-complex="bold"/>
    </style:style>
    <style:style style:name="T14_61" style:family="text">
      <style:text-properties fo:font-size="18pt" style:font-size-asian="18pt" style:font-size-complex="18pt" fo:font-weight="bold" style:font-weight-asian="bold" style:font-weight-complex="bold"/>
    </style:style>
    <style:style style:name="T14_62" style:family="text">
      <style:text-properties fo:font-size="18pt" style:font-size-asian="18pt" style:font-size-complex="18pt" fo:font-weight="bold" style:font-weight-asian="bold" style:font-weight-complex="bold"/>
    </style:style>
    <style:style style:name="T14_63" style:family="text">
      <style:text-properties fo:font-size="18pt" style:font-size-asian="18pt" style:font-size-complex="18pt" fo:font-weight="bold" style:font-weight-asian="bold" style:font-weight-complex="bold"/>
    </style:style>
    <style:style style:name="T14_64" style:family="text">
      <style:text-properties fo:font-size="18pt" style:font-size-asian="18pt" style:font-size-complex="18pt" fo:font-weight="bold" style:font-weight-asian="bold" style:font-weight-complex="bold"/>
    </style:style>
    <style:style style:name="T14_65" style:family="text">
      <style:text-properties fo:font-size="18pt" style:font-size-asian="18pt" style:font-size-complex="18pt" fo:font-weight="bold" style:font-weight-asian="bold" style:font-weight-complex="bold"/>
    </style:style>
    <style:style style:name="T14_66" style:family="text">
      <style:text-properties fo:font-size="18pt" style:font-size-asian="18pt" style:font-size-complex="18pt" fo:font-weight="bold" style:font-weight-asian="bold" style:font-weight-complex="bold"/>
    </style:style>
    <style:style style:name="T14_67" style:family="text">
      <style:text-properties fo:font-size="18pt" style:font-size-asian="18pt" style:font-size-complex="18pt" fo:font-weight="bold" style:font-weight-asian="bold" style:font-weight-complex="bold"/>
    </style:style>
    <style:style style:name="T14_68" style:family="text">
      <style:text-properties fo:font-size="18pt" style:font-size-asian="18pt" style:font-size-complex="18pt" fo:font-weight="bold" style:font-weight-asian="bold" style:font-weight-complex="bold"/>
    </style:style>
    <style:style style:name="T14_69" style:family="text">
      <style:text-properties fo:font-size="18pt" style:font-size-asian="18pt" style:font-size-complex="18pt" fo:font-weight="bold" style:font-weight-asian="bold" style:font-weight-complex="bold"/>
    </style:style>
    <style:style style:name="T14_70" style:family="text">
      <style:text-properties fo:font-size="18pt" style:font-size-asian="18pt" style:font-size-complex="18pt" fo:font-weight="bold" style:font-weight-asian="bold" style:font-weight-complex="bold"/>
    </style:style>
    <style:style style:name="T14_71" style:family="text">
      <style:text-properties fo:font-size="18pt" style:font-size-asian="18pt" style:font-size-complex="18pt" fo:font-weight="bold" style:font-weight-asian="bold" style:font-weight-complex="bold"/>
    </style:style>
    <style:style style:name="T14_72" style:family="text">
      <style:text-properties fo:font-size="18pt" style:font-size-asian="18pt" style:font-size-complex="18pt" fo:font-weight="bold" style:font-weight-asian="bold" style:font-weight-complex="bold"/>
    </style:style>
    <style:style style:name="T14_73" style:family="text">
      <style:text-properties fo:font-size="18pt" style:font-size-asian="18pt" style:font-size-complex="18pt" fo:font-weight="bold" style:font-weight-asian="bold" style:font-weight-complex="bold"/>
    </style:style>
    <style:style style:name="T14_74" style:family="text">
      <style:text-properties fo:font-size="18pt" style:font-size-asian="18pt" style:font-size-complex="18pt" fo:font-weight="bold" style:font-weight-asian="bold" style:font-weight-complex="bold"/>
    </style:style>
    <style:style style:name="T14_75" style:family="text">
      <style:text-properties fo:font-size="18pt" style:font-size-asian="18pt" style:font-size-complex="18pt" fo:font-weight="bold" style:font-weight-asian="bold" style:font-weight-complex="bold"/>
    </style:style>
    <style:style style:name="T14_76" style:family="text">
      <style:text-properties fo:font-size="18pt" style:font-size-asian="18pt" style:font-size-complex="18pt" fo:font-weight="bold" style:font-weight-asian="bold" style:font-weight-complex="bold"/>
    </style:style>
    <style:style style:name="T14_77" style:family="text">
      <style:text-properties fo:font-size="18pt" style:font-size-asian="18pt" style:font-size-complex="18pt" fo:font-weight="bold" style:font-weight-asian="bold" style:font-weight-complex="bold"/>
    </style:style>
    <style:style style:name="T14_78" style:family="text">
      <style:text-properties fo:font-size="18pt" style:font-size-asian="18pt" style:font-size-complex="18pt" fo:font-weight="bold" style:font-weight-asian="bold" style:font-weight-complex="bold"/>
    </style:style>
    <style:style style:name="T14_79" style:family="text">
      <style:text-properties fo:font-size="18pt" style:font-size-asian="18pt" style:font-size-complex="18pt" fo:font-weight="bold" style:font-weight-asian="bold" style:font-weight-complex="bold"/>
    </style:style>
    <style:style style:name="T14_80" style:family="text">
      <style:text-properties fo:font-size="18pt" style:font-size-asian="18pt" style:font-size-complex="18pt" fo:font-weight="bold" style:font-weight-asian="bold" style:font-weight-complex="bold"/>
    </style:style>
    <style:style style:name="T14_81" style:family="text">
      <style:text-properties fo:font-size="18pt" style:font-size-asian="18pt" style:font-size-complex="18pt" fo:font-weight="bold" style:font-weight-asian="bold" style:font-weight-complex="bold"/>
    </style:style>
    <style:style style:name="T14_82" style:family="text">
      <style:text-properties fo:font-size="18pt" style:font-size-asian="18pt" style:font-size-complex="18pt" fo:font-weight="bold" style:font-weight-asian="bold" style:font-weight-complex="bold"/>
    </style:style>
    <style:style style:name="T14_83" style:family="text">
      <style:text-properties fo:font-size="18pt" style:font-size-asian="18pt" style:font-size-complex="18pt" fo:font-weight="bold" style:font-weight-asian="bold" style:font-weight-complex="bold"/>
    </style:style>
    <style:style style:name="T14_84" style:family="text">
      <style:text-properties fo:font-size="18pt" style:font-size-asian="18pt" style:font-size-complex="18pt" fo:font-weight="bold" style:font-weight-asian="bold" style:font-weight-complex="bold"/>
    </style:style>
    <style:style style:name="T14_85" style:family="text">
      <style:text-properties fo:font-size="18pt" style:font-size-asian="18pt" style:font-size-complex="18pt" fo:font-weight="bold" style:font-weight-asian="bold" style:font-weight-complex="bold"/>
    </style:style>
    <style:style style:name="T14_86" style:family="text">
      <style:text-properties fo:font-size="18pt" style:font-size-asian="18pt" style:font-size-complex="18pt" fo:font-weight="bold" style:font-weight-asian="bold" style:font-weight-complex="bold"/>
    </style:style>
    <style:style style:name="T14_87" style:family="text">
      <style:text-properties fo:font-size="18pt" style:font-size-asian="18pt" style:font-size-complex="18pt" fo:font-weight="bold" style:font-weight-asian="bold" style:font-weight-complex="bold"/>
    </style:style>
    <style:style style:name="T14_88" style:family="text">
      <style:text-properties fo:font-size="18pt" style:font-size-asian="18pt" style:font-size-complex="18pt" fo:font-weight="bold" style:font-weight-asian="bold" style:font-weight-complex="bold"/>
    </style:style>
    <style:style style:name="T14_89" style:family="text">
      <style:text-properties fo:font-size="18pt" style:font-size-asian="18pt" style:font-size-complex="18pt" fo:font-weight="bold" style:font-weight-asian="bold" style:font-weight-complex="bold"/>
    </style:style>
    <style:style style:name="T14_90" style:family="text">
      <style:text-properties fo:font-size="18pt" style:font-size-asian="18pt" style:font-size-complex="18pt" fo:font-weight="bold" style:font-weight-asian="bold" style:font-weight-complex="bold"/>
    </style:style>
    <style:style style:name="T14_91" style:family="text">
      <style:text-properties fo:font-size="18pt" style:font-size-asian="18pt" style:font-size-complex="18pt" fo:font-weight="bold" style:font-weight-asian="bold" style:font-weight-complex="bold"/>
    </style:style>
    <style:style style:name="T14_92" style:family="text">
      <style:text-properties fo:font-size="18pt" style:font-size-asian="18pt" style:font-size-complex="18pt" fo:font-weight="bold" style:font-weight-asian="bold" style:font-weight-complex="bold"/>
    </style:style>
    <style:style style:name="T14_93" style:family="text">
      <style:text-properties fo:font-size="18pt" style:font-size-asian="18pt" style:font-size-complex="18pt" fo:font-weight="bold" style:font-weight-asian="bold" style:font-weight-complex="bold"/>
    </style:style>
    <style:style style:name="T14_94" style:family="text">
      <style:text-properties fo:font-size="18pt" style:font-size-asian="18pt" style:font-size-complex="18pt" fo:font-weight="bold" style:font-weight-asian="bold" style:font-weight-complex="bold"/>
    </style:style>
    <style:style style:name="T14_95" style:family="text">
      <style:text-properties fo:font-size="18pt" style:font-size-asian="18pt" style:font-size-complex="18pt" fo:font-weight="bold" style:font-weight-asian="bold" style:font-weight-complex="bold"/>
    </style:style>
    <style:style style:name="T14_96" style:family="text">
      <style:text-properties fo:font-size="18pt" style:font-size-asian="18pt" style:font-size-complex="18pt" fo:font-weight="bold" style:font-weight-asian="bold" style:font-weight-complex="bold"/>
    </style:style>
    <style:style style:name="T14_97" style:family="text">
      <style:text-properties fo:font-size="18pt" style:font-size-asian="18pt" style:font-size-complex="18pt" fo:font-weight="bold" style:font-weight-asian="bold" style:font-weight-complex="bold"/>
    </style:style>
    <style:style style:name="T14_98" style:family="text">
      <style:text-properties fo:font-size="18pt" style:font-size-asian="18pt" style:font-size-complex="18pt" fo:font-weight="bold" style:font-weight-asian="bold" style:font-weight-complex="bold"/>
    </style:style>
    <style:style style:name="T14_99" style:family="text">
      <style:text-properties fo:font-size="18pt" style:font-size-asian="18pt" style:font-size-complex="18pt" fo:font-weight="bold" style:font-weight-asian="bold" style:font-weight-complex="bold"/>
    </style:style>
    <style:style style:name="T14_100" style:family="text">
      <style:text-properties fo:font-size="18pt" style:font-size-asian="18pt" style:font-size-complex="18pt" fo:font-weight="bold" style:font-weight-asian="bold" style:font-weight-complex="bold"/>
    </style:style>
    <style:style style:name="T14_101" style:family="text">
      <style:text-properties fo:font-size="18pt" style:font-size-asian="18pt" style:font-size-complex="18pt" fo:font-weight="bold" style:font-weight-asian="bold" style:font-weight-complex="bold"/>
    </style:style>
    <style:style style:name="T14_102" style:family="text"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line-height="115%" style:writing-mode="rl-tb"/>
    </style:style>
    <style:style style:name="T15_1" style:family="text">
      <style:text-properties fo:font-size="18pt" style:font-size-asian="18pt" style:font-size-complex="18pt" fo:font-weight="bold" style:font-weight-asian="bold" style:font-weight-complex="bold"/>
    </style:style>
    <style:style style:name="T15_2" style:family="text">
      <style:text-properties fo:font-size="18pt" style:font-size-asian="18pt" style:font-size-complex="18pt" fo:font-weight="bold" style:font-weight-asian="bold" style:font-weight-complex="bold"/>
    </style:style>
    <style:style style:name="T15_3" style:family="text">
      <style:text-properties fo:font-size="18pt" style:font-size-asian="18pt" style:font-size-complex="18pt" fo:font-weight="bold" style:font-weight-asian="bold" style:font-weight-complex="bold"/>
    </style:style>
    <style:style style:name="T15_4" style:family="text">
      <style:text-properties fo:font-size="18pt" style:font-size-asian="18pt" style:font-size-complex="18pt" fo:font-weight="bold" style:font-weight-asian="bold" style:font-weight-complex="bold"/>
    </style:style>
    <style:style style:name="T15_5" style:family="text">
      <style:text-properties fo:font-size="18pt" style:font-size-asian="18pt" style:font-size-complex="18pt" fo:font-weight="bold" style:font-weight-asian="bold" style:font-weight-complex="bold"/>
    </style:style>
    <style:style style:name="T15_6" style:family="text">
      <style:text-properties fo:font-size="18pt" style:font-size-asian="18pt" style:font-size-complex="18pt" fo:font-weight="bold" style:font-weight-asian="bold" style:font-weight-complex="bold"/>
    </style:style>
    <style:style style:name="T15_7" style:family="text">
      <style:text-properties fo:font-size="18pt" style:font-size-asian="18pt" style:font-size-complex="18pt" fo:font-weight="bold" style:font-weight-asian="bold" style:font-weight-complex="bold"/>
    </style:style>
    <style:style style:name="T15_8" style:family="text">
      <style:text-properties fo:font-size="18pt" style:font-size-asian="18pt" style:font-size-complex="18pt" fo:font-weight="bold" style:font-weight-asian="bold" style:font-weight-complex="bold"/>
    </style:style>
    <style:style style:name="T15_9" style:family="text">
      <style:text-properties fo:font-size="18pt" style:font-size-asian="18pt" style:font-size-complex="18pt" fo:font-weight="bold" style:font-weight-asian="bold" style:font-weight-complex="bold"/>
    </style:style>
    <style:style style:name="T15_10" style:family="text">
      <style:text-properties fo:font-size="18pt" style:font-size-asian="18pt" style:font-size-complex="18pt" fo:font-weight="bold" style:font-weight-asian="bold" style:font-weight-complex="bold"/>
    </style:style>
    <style:style style:name="T15_11" style:family="text">
      <style:text-properties fo:font-size="18pt" style:font-size-asian="18pt" style:font-size-complex="18pt" fo:font-weight="bold" style:font-weight-asian="bold" style:font-weight-complex="bold"/>
    </style:style>
    <style:style style:name="T15_12" style:family="text">
      <style:text-properties fo:font-size="18pt" style:font-size-asian="18pt" style:font-size-complex="18pt" fo:font-weight="bold" style:font-weight-asian="bold" style:font-weight-complex="bold"/>
    </style:style>
    <style:style style:name="T15_13" style:family="text">
      <style:text-properties fo:font-size="18pt" style:font-size-asian="18pt" style:font-size-complex="18pt" fo:font-weight="bold" style:font-weight-asian="bold" style:font-weight-complex="bold"/>
    </style:style>
    <style:style style:name="T15_14" style:family="text">
      <style:text-properties fo:font-size="18pt" style:font-size-asian="18pt" style:font-size-complex="18pt" fo:font-weight="bold" style:font-weight-asian="bold" style:font-weight-complex="bold"/>
    </style:style>
    <style:style style:name="T15_15" style:family="text">
      <style:text-properties fo:font-size="18pt" style:font-size-asian="18pt" style:font-size-complex="18pt" fo:font-weight="bold" style:font-weight-asian="bold" style:font-weight-complex="bold"/>
    </style:style>
    <style:style style:name="T15_16" style:family="text">
      <style:text-properties fo:font-size="18pt" style:font-size-asian="18pt" style:font-size-complex="18pt" fo:font-weight="bold" style:font-weight-asian="bold" style:font-weight-complex="bold"/>
    </style:style>
    <style:style style:name="T15_17" style:family="text">
      <style:text-properties fo:font-size="18pt" style:font-size-asian="18pt" style:font-size-complex="18pt" fo:font-weight="bold" style:font-weight-asian="bold" style:font-weight-complex="bold"/>
    </style:style>
    <style:style style:name="T15_18" style:family="text">
      <style:text-properties fo:font-size="18pt" style:font-size-asian="18pt" style:font-size-complex="18pt" fo:font-weight="bold" style:font-weight-asian="bold" style:font-weight-complex="bold"/>
    </style:style>
    <style:style style:name="T15_19" style:family="text">
      <style:text-properties fo:font-size="18pt" style:font-size-asian="18pt" style:font-size-complex="18pt" fo:font-weight="bold" style:font-weight-asian="bold" style:font-weight-complex="bold"/>
    </style:style>
    <style:style style:name="T15_20" style:family="text">
      <style:text-properties fo:font-size="18pt" style:font-size-asian="18pt" style:font-size-complex="18pt" fo:font-weight="bold" style:font-weight-asian="bold" style:font-weight-complex="bold"/>
    </style:style>
    <style:style style:name="T15_21" style:family="text">
      <style:text-properties fo:font-size="18pt" style:font-size-asian="18pt" style:font-size-complex="18pt" fo:font-weight="bold" style:font-weight-asian="bold" style:font-weight-complex="bold"/>
    </style:style>
    <style:style style:name="T15_22" style:family="text">
      <style:text-properties fo:font-size="18pt" style:font-size-asian="18pt" style:font-size-complex="18pt" fo:font-weight="bold" style:font-weight-asian="bold" style:font-weight-complex="bold"/>
    </style:style>
    <style:style style:name="T15_23" style:family="text">
      <style:text-properties fo:font-size="18pt" style:font-size-asian="18pt" style:font-size-complex="18pt" fo:font-weight="bold" style:font-weight-asian="bold" style:font-weight-complex="bold"/>
    </style:style>
    <style:style style:name="T15_24" style:family="text">
      <style:text-properties fo:font-size="18pt" style:font-size-asian="18pt" style:font-size-complex="18pt" fo:font-weight="bold" style:font-weight-asian="bold" style:font-weight-complex="bold"/>
    </style:style>
    <style:style style:name="T15_25" style:family="text">
      <style:text-properties fo:font-size="18pt" style:font-size-asian="18pt" style:font-size-complex="18pt" fo:font-weight="bold" style:font-weight-asian="bold" style:font-weight-complex="bold"/>
    </style:style>
    <style:style style:name="T15_26" style:family="text">
      <style:text-properties fo:font-size="18pt" style:font-size-asian="18pt" style:font-size-complex="18pt" fo:font-weight="bold" style:font-weight-asian="bold" style:font-weight-complex="bold"/>
    </style:style>
    <style:style style:name="T15_27" style:family="text">
      <style:text-properties fo:font-size="18pt" style:font-size-asian="18pt" style:font-size-complex="18pt" fo:font-weight="bold" style:font-weight-asian="bold" style:font-weight-complex="bold"/>
    </style:style>
    <style:style style:name="T15_28" style:family="text">
      <style:text-properties fo:font-size="18pt" style:font-size-asian="18pt" style:font-size-complex="18pt" fo:font-weight="bold" style:font-weight-asian="bold" style:font-weight-complex="bold"/>
    </style:style>
    <style:style style:name="T15_29" style:family="text">
      <style:text-properties fo:font-size="18pt" style:font-size-asian="18pt" style:font-size-complex="18pt" fo:font-weight="bold" style:font-weight-asian="bold" style:font-weight-complex="bold"/>
    </style:style>
    <style:style style:name="T15_30" style:family="text">
      <style:text-properties fo:font-size="18pt" style:font-size-asian="18pt" style:font-size-complex="18pt" fo:font-weight="bold" style:font-weight-asian="bold" style:font-weight-complex="bold"/>
    </style:style>
    <style:style style:name="T15_31" style:family="text">
      <style:text-properties fo:font-size="18pt" style:font-size-asian="18pt" style:font-size-complex="18pt" fo:font-weight="bold" style:font-weight-asian="bold" style:font-weight-complex="bold"/>
    </style:style>
    <style:style style:name="T15_32" style:family="text">
      <style:text-properties fo:font-size="18pt" style:font-size-asian="18pt" style:font-size-complex="18pt" fo:font-weight="bold" style:font-weight-asian="bold" style:font-weight-complex="bold"/>
    </style:style>
    <style:style style:name="T15_33" style:family="text">
      <style:text-properties fo:font-size="18pt" style:font-size-asian="18pt" style:font-size-complex="18pt" fo:font-weight="bold" style:font-weight-asian="bold" style:font-weight-complex="bold"/>
    </style:style>
    <style:style style:name="T15_34" style:family="text">
      <style:text-properties fo:font-size="18pt" style:font-size-asian="18pt" style:font-size-complex="18pt" fo:font-weight="bold" style:font-weight-asian="bold" style:font-weight-complex="bold"/>
    </style:style>
    <style:style style:name="T15_35" style:family="text">
      <style:text-properties fo:font-size="18pt" style:font-size-asian="18pt" style:font-size-complex="18pt" fo:font-weight="bold" style:font-weight-asian="bold" style:font-weight-complex="bold"/>
    </style:style>
    <style:style style:name="T15_36" style:family="text">
      <style:text-properties fo:font-size="18pt" style:font-size-asian="18pt" style:font-size-complex="18pt" fo:font-weight="bold" style:font-weight-asian="bold" style:font-weight-complex="bold"/>
    </style:style>
    <style:style style:name="T15_37" style:family="text">
      <style:text-properties fo:font-size="18pt" style:font-size-asian="18pt" style:font-size-complex="18pt" fo:font-weight="bold" style:font-weight-asian="bold" style:font-weight-complex="bold"/>
    </style:style>
    <style:style style:name="T15_38" style:family="text">
      <style:text-properties fo:font-size="18pt" style:font-size-asian="18pt" style:font-size-complex="18pt" fo:font-weight="bold" style:font-weight-asian="bold" style:font-weight-complex="bold"/>
    </style:style>
    <style:style style:name="T15_39" style:family="text">
      <style:text-properties fo:font-size="18pt" style:font-size-asian="18pt" style:font-size-complex="18pt" fo:font-weight="bold" style:font-weight-asian="bold" style:font-weight-complex="bold"/>
    </style:style>
    <style:style style:name="T15_40" style:family="text">
      <style:text-properties fo:font-size="18pt" style:font-size-asian="18pt" style:font-size-complex="18pt" fo:font-weight="bold" style:font-weight-asian="bold" style:font-weight-complex="bold"/>
    </style:style>
    <style:style style:name="T15_41" style:family="text">
      <style:text-properties fo:font-size="18pt" style:font-size-asian="18pt" style:font-size-complex="18pt" fo:font-weight="bold" style:font-weight-asian="bold" style:font-weight-complex="bold"/>
    </style:style>
    <style:style style:name="T15_42" style:family="text">
      <style:text-properties fo:font-size="18pt" style:font-size-asian="18pt" style:font-size-complex="18pt" fo:font-weight="bold" style:font-weight-asian="bold" style:font-weight-complex="bold"/>
    </style:style>
    <style:style style:name="T15_43" style:family="text">
      <style:text-properties fo:font-size="18pt" style:font-size-asian="18pt" style:font-size-complex="18pt" fo:font-weight="bold" style:font-weight-asian="bold" style:font-weight-complex="bold"/>
    </style:style>
    <style:style style:name="T15_44" style:family="text">
      <style:text-properties fo:font-size="18pt" style:font-size-asian="18pt" style:font-size-complex="18pt" fo:font-weight="bold" style:font-weight-asian="bold" style:font-weight-complex="bold"/>
    </style:style>
    <style:style style:name="T15_45" style:family="text">
      <style:text-properties fo:font-size="18pt" style:font-size-asian="18pt" style:font-size-complex="18pt" fo:font-weight="bold" style:font-weight-asian="bold" style:font-weight-complex="bold"/>
    </style:style>
    <style:style style:name="T15_46" style:family="text">
      <style:text-properties fo:font-size="18pt" style:font-size-asian="18pt" style:font-size-complex="18pt" fo:font-weight="bold" style:font-weight-asian="bold" style:font-weight-complex="bold"/>
    </style:style>
    <style:style style:name="T15_47" style:family="text">
      <style:text-properties fo:font-size="18pt" style:font-size-asian="18pt" style:font-size-complex="18pt" fo:font-weight="bold" style:font-weight-asian="bold" style:font-weight-complex="bold"/>
    </style:style>
    <style:style style:name="T15_48" style:family="text">
      <style:text-properties fo:font-size="18pt" style:font-size-asian="18pt" style:font-size-complex="18pt" fo:font-weight="bold" style:font-weight-asian="bold" style:font-weight-complex="bold"/>
    </style:style>
    <style:style style:name="T15_49" style:family="text">
      <style:text-properties fo:font-size="18pt" style:font-size-asian="18pt" style:font-size-complex="18pt" fo:font-weight="bold" style:font-weight-asian="bold" style:font-weight-complex="bold"/>
    </style:style>
    <style:style style:name="T15_50" style:family="text">
      <style:text-properties fo:font-size="18pt" style:font-size-asian="18pt" style:font-size-complex="18pt" fo:font-weight="bold" style:font-weight-asian="bold" style:font-weight-complex="bold"/>
    </style:style>
    <style:style style:name="T15_51" style:family="text">
      <style:text-properties fo:font-size="18pt" style:font-size-asian="18pt" style:font-size-complex="18pt" fo:font-weight="bold" style:font-weight-asian="bold" style:font-weight-complex="bold"/>
    </style:style>
    <style:style style:name="T15_52" style:family="text">
      <style:text-properties fo:font-size="18pt" style:font-size-asian="18pt" style:font-size-complex="18pt" fo:font-weight="bold" style:font-weight-asian="bold" style:font-weight-complex="bold"/>
    </style:style>
    <style:style style:name="T15_53" style:family="text">
      <style:text-properties fo:font-size="18pt" style:font-size-asian="18pt" style:font-size-complex="18pt" fo:font-weight="bold" style:font-weight-asian="bold" style:font-weight-complex="bold"/>
    </style:style>
    <style:style style:name="T15_54" style:family="text">
      <style:text-properties fo:font-size="18pt" style:font-size-asian="18pt" style:font-size-complex="18pt" fo:font-weight="bold" style:font-weight-asian="bold" style:font-weight-complex="bold"/>
    </style:style>
    <style:style style:name="T15_55" style:family="text">
      <style:text-properties fo:font-size="18pt" style:font-size-asian="18pt" style:font-size-complex="18pt" fo:font-weight="bold" style:font-weight-asian="bold" style:font-weight-complex="bold"/>
    </style:style>
    <style:style style:name="T15_56" style:family="text">
      <style:text-properties fo:font-size="18pt" style:font-size-asian="18pt" style:font-size-complex="18pt" fo:font-weight="bold" style:font-weight-asian="bold" style:font-weight-complex="bold"/>
    </style:style>
    <style:style style:name="T15_57" style:family="text">
      <style:text-properties fo:font-size="18pt" style:font-size-asian="18pt" style:font-size-complex="18pt" fo:font-weight="bold" style:font-weight-asian="bold" style:font-weight-complex="bold"/>
    </style:style>
    <style:style style:name="T15_58" style:family="text">
      <style:text-properties fo:font-size="18pt" style:font-size-asian="18pt" style:font-size-complex="18pt" fo:font-weight="bold" style:font-weight-asian="bold" style:font-weight-complex="bold"/>
    </style:style>
    <style:style style:name="T15_59" style:family="text">
      <style:text-properties fo:font-size="18pt" style:font-size-asian="18pt" style:font-size-complex="18pt" fo:font-weight="bold" style:font-weight-asian="bold" style:font-weight-complex="bold"/>
    </style:style>
    <style:style style:name="T15_60" style:family="text">
      <style:text-properties fo:font-size="18pt" style:font-size-asian="18pt" style:font-size-complex="18pt" fo:font-weight="bold" style:font-weight-asian="bold" style:font-weight-complex="bold"/>
    </style:style>
    <style:style style:name="T15_61" style:family="text">
      <style:text-properties fo:font-size="18pt" style:font-size-asian="18pt" style:font-size-complex="18pt" fo:font-weight="bold" style:font-weight-asian="bold" style:font-weight-complex="bold"/>
    </style:style>
    <style:style style:name="T15_62" style:family="text">
      <style:text-properties fo:font-size="18pt" style:font-size-asian="18pt" style:font-size-complex="18pt" fo:font-weight="bold" style:font-weight-asian="bold" style:font-weight-complex="bold"/>
    </style:style>
    <style:style style:name="T15_63" style:family="text">
      <style:text-properties fo:font-size="18pt" style:font-size-asian="18pt" style:font-size-complex="18pt" fo:font-weight="bold" style:font-weight-asian="bold" style:font-weight-complex="bold"/>
    </style:style>
    <style:style style:name="T15_64" style:family="text">
      <style:text-properties fo:font-size="18pt" style:font-size-asian="18pt" style:font-size-complex="18pt" fo:font-weight="bold" style:font-weight-asian="bold" style:font-weight-complex="bold"/>
    </style:style>
    <style:style style:name="T15_65" style:family="text">
      <style:text-properties fo:font-size="18pt" style:font-size-asian="18pt" style:font-size-complex="18pt" fo:font-weight="bold" style:font-weight-asian="bold" style:font-weight-complex="bold"/>
    </style:style>
    <style:style style:name="T15_66" style:family="text">
      <style:text-properties fo:font-size="18pt" style:font-size-asian="18pt" style:font-size-complex="18pt" fo:font-weight="bold" style:font-weight-asian="bold" style:font-weight-complex="bold"/>
    </style:style>
    <style:style style:name="T15_67" style:family="text">
      <style:text-properties fo:font-size="18pt" style:font-size-asian="18pt" style:font-size-complex="18pt" fo:font-weight="bold" style:font-weight-asian="bold" style:font-weight-complex="bold"/>
    </style:style>
    <style:style style:name="T15_68" style:family="text">
      <style:text-properties fo:font-size="18pt" style:font-size-asian="18pt" style:font-size-complex="18pt" fo:font-weight="bold" style:font-weight-asian="bold" style:font-weight-complex="bold"/>
    </style:style>
    <style:style style:name="T15_69" style:family="text">
      <style:text-properties fo:font-size="18pt" style:font-size-asian="18pt" style:font-size-complex="18pt" fo:font-weight="bold" style:font-weight-asian="bold" style:font-weight-complex="bold"/>
    </style:style>
    <style:style style:name="T15_70" style:family="text">
      <style:text-properties fo:font-size="18pt" style:font-size-asian="18pt" style:font-size-complex="18pt" fo:font-weight="bold" style:font-weight-asian="bold" style:font-weight-complex="bold"/>
    </style:style>
    <style:style style:name="T15_71" style:family="text">
      <style:text-properties fo:font-size="18pt" style:font-size-asian="18pt" style:font-size-complex="18pt" fo:font-weight="bold" style:font-weight-asian="bold" style:font-weight-complex="bold"/>
    </style:style>
    <style:style style:name="T15_72" style:family="text">
      <style:text-properties fo:font-size="18pt" style:font-size-asian="18pt" style:font-size-complex="18pt" fo:font-weight="bold" style:font-weight-asian="bold" style:font-weight-complex="bold"/>
    </style:style>
    <style:style style:name="T15_73" style:family="text">
      <style:text-properties fo:font-size="18pt" style:font-size-asian="18pt" style:font-size-complex="18pt" fo:font-weight="bold" style:font-weight-asian="bold" style:font-weight-complex="bold"/>
    </style:style>
    <style:style style:name="T15_74" style:family="text">
      <style:text-properties fo:font-size="18pt" style:font-size-asian="18pt" style:font-size-complex="18pt" fo:font-weight="bold" style:font-weight-asian="bold" style:font-weight-complex="bold"/>
    </style:style>
    <style:style style:name="T15_75" style:family="text">
      <style:text-properties fo:font-size="18pt" style:font-size-asian="18pt" style:font-size-complex="18pt" fo:font-weight="bold" style:font-weight-asian="bold" style:font-weight-complex="bold"/>
    </style:style>
    <style:style style:name="T15_76" style:family="text">
      <style:text-properties fo:font-size="18pt" style:font-size-asian="18pt" style:font-size-complex="18pt" fo:font-weight="bold" style:font-weight-asian="bold" style:font-weight-complex="bold"/>
    </style:style>
    <style:style style:name="T15_77" style:family="text">
      <style:text-properties fo:font-size="18pt" style:font-size-asian="18pt" style:font-size-complex="18pt" fo:font-weight="bold" style:font-weight-asian="bold" style:font-weight-complex="bold"/>
    </style:style>
    <style:style style:name="T15_78" style:family="text">
      <style:text-properties fo:font-size="18pt" style:font-size-asian="18pt" style:font-size-complex="18pt" fo:font-weight="bold" style:font-weight-asian="bold" style:font-weight-complex="bold"/>
    </style:style>
    <style:style style:name="T15_79" style:family="text">
      <style:text-properties fo:font-size="18pt" style:font-size-asian="18pt" style:font-size-complex="18pt" fo:font-weight="bold" style:font-weight-asian="bold" style:font-weight-complex="bold"/>
    </style:style>
    <style:style style:name="T15_80" style:family="text">
      <style:text-properties fo:font-size="18pt" style:font-size-asian="18pt" style:font-size-complex="18pt" fo:font-weight="bold" style:font-weight-asian="bold" style:font-weight-complex="bold"/>
    </style:style>
    <style:style style:name="T15_81" style:family="text">
      <style:text-properties fo:font-size="18pt" style:font-size-asian="18pt" style:font-size-complex="18pt" fo:font-weight="bold" style:font-weight-asian="bold" style:font-weight-complex="bold"/>
    </style:style>
    <style:style style:name="T15_82" style:family="text">
      <style:text-properties fo:font-size="18pt" style:font-size-asian="18pt" style:font-size-complex="18pt" fo:font-weight="bold" style:font-weight-asian="bold" style:font-weight-complex="bold"/>
    </style:style>
    <style:style style:name="T15_83" style:family="text">
      <style:text-properties fo:font-size="18pt" style:font-size-asian="18pt" style:font-size-complex="18pt" fo:font-weight="bold" style:font-weight-asian="bold" style:font-weight-complex="bold"/>
    </style:style>
    <style:style style:name="T15_84" style:family="text">
      <style:text-properties fo:font-size="18pt" style:font-size-asian="18pt" style:font-size-complex="18pt" fo:font-weight="bold" style:font-weight-asian="bold" style:font-weight-complex="bold"/>
    </style:style>
    <style:style style:name="T15_85" style:family="text">
      <style:text-properties fo:font-size="18pt" style:font-size-asian="18pt" style:font-size-complex="18pt" fo:font-weight="bold" style:font-weight-asian="bold" style:font-weight-complex="bold"/>
    </style:style>
    <style:style style:name="T15_86" style:family="text">
      <style:text-properties fo:font-size="18pt" style:font-size-asian="18pt" style:font-size-complex="18pt" fo:font-weight="bold" style:font-weight-asian="bold" style:font-weight-complex="bold"/>
    </style:style>
    <style:style style:name="T15_87" style:family="text">
      <style:text-properties fo:font-size="18pt" style:font-size-asian="18pt" style:font-size-complex="18pt" fo:font-weight="bold" style:font-weight-asian="bold" style:font-weight-complex="bold"/>
    </style:style>
    <style:style style:name="T15_88" style:family="text">
      <style:text-properties fo:font-size="18pt" style:font-size-asian="18pt" style:font-size-complex="18pt" fo:font-weight="bold" style:font-weight-asian="bold" style:font-weight-complex="bold"/>
    </style:style>
    <style:style style:name="T15_89" style:family="text">
      <style:text-properties fo:font-size="18pt" style:font-size-asian="18pt" style:font-size-complex="18pt" fo:font-weight="bold" style:font-weight-asian="bold" style:font-weight-complex="bold"/>
    </style:style>
    <style:style style:name="T15_90" style:family="text">
      <style:text-properties fo:font-size="18pt" style:font-size-asian="18pt" style:font-size-complex="18pt" fo:font-weight="bold" style:font-weight-asian="bold" style:font-weight-complex="bold"/>
    </style:style>
    <style:style style:name="T15_91" style:family="text">
      <style:text-properties fo:font-size="18pt" style:font-size-asian="18pt" style:font-size-complex="18pt" fo:font-weight="bold" style:font-weight-asian="bold" style:font-weight-complex="bold"/>
    </style:style>
    <style:style style:name="T15_92" style:family="text">
      <style:text-properties fo:font-size="18pt" style:font-size-asian="18pt" style:font-size-complex="18pt" fo:font-weight="bold" style:font-weight-asian="bold" style:font-weight-complex="bold"/>
    </style:style>
    <style:style style:name="T15_93" style:family="text">
      <style:text-properties fo:font-size="18pt" style:font-size-asian="18pt" style:font-size-complex="18pt" fo:font-weight="bold" style:font-weight-asian="bold" style:font-weight-complex="bold"/>
    </style:style>
    <style:style style:name="T15_94" style:family="text">
      <style:text-properties fo:font-size="18pt" style:font-size-asian="18pt" style:font-size-complex="18pt" fo:font-weight="bold" style:font-weight-asian="bold" style:font-weight-complex="bold"/>
    </style:style>
    <style:style style:name="T15_95" style:family="text">
      <style:text-properties fo:font-size="18pt" style:font-size-asian="18pt" style:font-size-complex="18pt" fo:font-weight="bold" style:font-weight-asian="bold" style:font-weight-complex="bold"/>
    </style:style>
    <style:style style:name="T15_96" style:family="text">
      <style:text-properties fo:font-size="18pt" style:font-size-asian="18pt" style:font-size-complex="18pt" fo:font-weight="bold" style:font-weight-asian="bold" style:font-weight-complex="bold"/>
    </style:style>
    <style:style style:name="T15_97" style:family="text">
      <style:text-properties fo:font-size="18pt" style:font-size-asian="18pt" style:font-size-complex="18pt" fo:font-weight="bold" style:font-weight-asian="bold" style:font-weight-complex="bold"/>
    </style:style>
    <style:style style:name="T15_98" style:family="text">
      <style:text-properties fo:font-size="18pt" style:font-size-asian="18pt" style:font-size-complex="18pt" fo:font-weight="bold" style:font-weight-asian="bold" style:font-weight-complex="bold"/>
    </style:style>
    <style:style style:name="T15_99" style:family="text">
      <style:text-properties fo:font-size="18pt" style:font-size-asian="18pt" style:font-size-complex="18pt" fo:font-weight="bold" style:font-weight-asian="bold" style:font-weight-complex="bold"/>
    </style:style>
    <style:style style:name="T15_100" style:family="text">
      <style:text-properties fo:font-size="18pt" style:font-size-asian="18pt" style:font-size-complex="18pt" fo:font-weight="bold" style:font-weight-asian="bold" style:font-weight-complex="bold"/>
    </style:style>
    <style:style style:name="T15_101" style:family="text">
      <style:text-properties fo:font-size="18pt" style:font-size-asian="18pt" style:font-size-complex="18pt" fo:font-weight="bold" style:font-weight-asian="bold" style:font-weight-complex="bold"/>
    </style:style>
    <style:style style:name="T15_102" style:family="text">
      <style:text-properties fo:font-size="18pt" style:font-size-asian="18pt" style:font-size-complex="18pt" fo:font-weight="bold" style:font-weight-asian="bold" style:font-weight-complex="bold"/>
    </style:style>
    <style:style style:name="T15_103" style:family="text">
      <style:text-properties fo:font-size="18pt" style:font-size-asian="18pt" style:font-size-complex="18pt" fo:font-weight="bold" style:font-weight-asian="bold" style:font-weight-complex="bold"/>
    </style:style>
    <style:style style:name="T15_104" style:family="text">
      <style:text-properties fo:font-size="18pt" style:font-size-asian="18pt" style:font-size-complex="18pt" fo:font-weight="bold" style:font-weight-asian="bold" style:font-weight-complex="bold"/>
    </style:style>
    <style:style style:name="T15_105" style:family="text">
      <style:text-properties fo:font-size="18pt" style:font-size-asian="18pt" style:font-size-complex="18pt" fo:font-weight="bold" style:font-weight-asian="bold" style:font-weight-complex="bold"/>
    </style:style>
    <style:style style:name="T15_106" style:family="text">
      <style:text-properties fo:font-size="18pt" style:font-size-asian="18pt" style:font-size-complex="18pt" fo:font-weight="bold" style:font-weight-asian="bold" style:font-weight-complex="bold"/>
    </style:style>
    <style:style style:name="T15_107" style:family="text">
      <style:text-properties fo:font-size="18pt" style:font-size-asian="18pt" style:font-size-complex="18pt" fo:font-weight="bold" style:font-weight-asian="bold" style:font-weight-complex="bold"/>
    </style:style>
    <style:style style:name="T15_108" style:family="text">
      <style:text-properties fo:font-size="18pt" style:font-size-asian="18pt" style:font-size-complex="18pt" fo:font-weight="bold" style:font-weight-asian="bold" style:font-weight-complex="bold"/>
    </style:style>
    <style:style style:name="T15_109" style:family="text">
      <style:text-properties fo:font-size="18pt" style:font-size-asian="18pt" style:font-size-complex="18pt" fo:font-weight="bold" style:font-weight-asian="bold" style:font-weight-complex="bold"/>
    </style:style>
    <style:style style:name="T15_110" style:family="text">
      <style:text-properties fo:font-size="18pt" style:font-size-asian="18pt" style:font-size-complex="18pt" fo:font-weight="bold" style:font-weight-asian="bold" style:font-weight-complex="bold"/>
    </style:style>
    <style:style style:name="T15_111" style:family="text">
      <style:text-properties fo:font-size="18pt" style:font-size-asian="18pt" style:font-size-complex="18pt" fo:font-weight="bold" style:font-weight-asian="bold" style:font-weight-complex="bold"/>
    </style:style>
    <style:style style:name="T15_112" style:family="text">
      <style:text-properties fo:font-size="18pt" style:font-size-asian="18pt" style:font-size-complex="18pt" fo:font-weight="bold" style:font-weight-asian="bold" style:font-weight-complex="bold"/>
    </style:style>
    <style:style style:name="T15_113" style:family="text">
      <style:text-properties fo:font-size="18pt" style:font-size-asian="18pt" style:font-size-complex="18pt" fo:font-weight="bold" style:font-weight-asian="bold" style:font-weight-complex="bold"/>
    </style:style>
    <style:style style:name="T15_114" style:family="text">
      <style:text-properties fo:font-size="18pt" style:font-size-asian="18pt" style:font-size-complex="18pt" fo:font-weight="bold" style:font-weight-asian="bold" style:font-weight-complex="bold"/>
    </style:style>
    <style:style style:name="T15_115" style:family="text">
      <style:text-properties fo:font-size="18pt" style:font-size-asian="18pt" style:font-size-complex="18pt" fo:font-weight="bold" style:font-weight-asian="bold" style:font-weight-complex="bold"/>
    </style:style>
    <style:style style:name="T15_116" style:family="text">
      <style:text-properties fo:font-size="18pt" style:font-size-asian="18pt" style:font-size-complex="18pt" fo:font-weight="bold" style:font-weight-asian="bold" style:font-weight-complex="bold"/>
    </style:style>
    <style:style style:name="T15_117" style:family="text">
      <style:text-properties fo:font-size="18pt" style:font-size-asian="18pt" style:font-size-complex="18pt" fo:font-weight="bold" style:font-weight-asian="bold" style:font-weight-complex="bold"/>
    </style:style>
    <style:style style:name="T15_118" style:family="text">
      <style:text-properties fo:font-size="18pt" style:font-size-asian="18pt" style:font-size-complex="18pt" fo:font-weight="bold" style:font-weight-asian="bold" style:font-weight-complex="bold"/>
    </style:style>
    <style:style style:name="T15_119" style:family="text">
      <style:text-properties fo:font-size="18pt" style:font-size-asian="18pt" style:font-size-complex="18pt" fo:font-weight="bold" style:font-weight-asian="bold" style:font-weight-complex="bold"/>
    </style:style>
    <style:style style:name="T15_120" style:family="text">
      <style:text-properties fo:font-size="18pt" style:font-size-asian="18pt" style:font-size-complex="18pt" fo:font-weight="bold" style:font-weight-asian="bold" style:font-weight-complex="bold"/>
    </style:style>
    <style:style style:name="T15_121" style:family="text">
      <style:text-properties fo:font-size="18pt" style:font-size-asian="18pt" style:font-size-complex="18pt" fo:font-weight="bold" style:font-weight-asian="bold" style:font-weight-complex="bold"/>
    </style:style>
    <style:style style:name="T15_122" style:family="text">
      <style:text-properties fo:font-size="18pt" style:font-size-asian="18pt" style:font-size-complex="18pt" fo:font-weight="bold" style:font-weight-asian="bold" style:font-weight-complex="bold"/>
    </style:style>
    <style:style style:name="P16" style:family="paragraph" style:parent-style-name="Standard">
      <style:paragraph-properties fo:text-align="left" fo:break-before="auto" fo:line-height="115%" style:writing-mode="rl-tb"/>
    </style:style>
    <style:style style:name="T16_1" style:family="text">
      <style:text-properties fo:font-size="18pt" style:font-size-asian="18pt" style:font-size-complex="18pt" fo:font-weight="bold" style:font-weight-asian="bold" style:font-weight-complex="bold"/>
    </style:style>
    <style:style style:name="T16_2" style:family="text">
      <style:text-properties fo:font-size="18pt" style:font-size-asian="18pt" style:font-size-complex="18pt" fo:font-weight="bold" style:font-weight-asian="bold" style:font-weight-complex="bold"/>
    </style:style>
    <style:style style:name="T16_3" style:family="text">
      <style:text-properties fo:font-size="18pt" style:font-size-asian="18pt" style:font-size-complex="18pt" fo:font-weight="bold" style:font-weight-asian="bold" style:font-weight-complex="bold"/>
    </style:style>
    <style:style style:name="T16_4" style:family="text">
      <style:text-properties fo:font-size="18pt" style:font-size-asian="18pt" style:font-size-complex="18pt" fo:font-weight="bold" style:font-weight-asian="bold" style:font-weight-complex="bold"/>
    </style:style>
    <style:style style:name="T16_5" style:family="text">
      <style:text-properties fo:font-size="18pt" style:font-size-asian="18pt" style:font-size-complex="18pt" fo:font-weight="bold" style:font-weight-asian="bold" style:font-weight-complex="bold"/>
    </style:style>
    <style:style style:name="T16_6" style:family="text">
      <style:text-properties fo:font-size="18pt" style:font-size-asian="18pt" style:font-size-complex="18pt" fo:font-weight="bold" style:font-weight-asian="bold" style:font-weight-complex="bold"/>
    </style:style>
    <style:style style:name="T16_7" style:family="text">
      <style:text-properties fo:font-size="18pt" style:font-size-asian="18pt" style:font-size-complex="18pt" fo:font-weight="bold" style:font-weight-asian="bold" style:font-weight-complex="bold"/>
    </style:style>
    <style:style style:name="T16_8" style:family="text">
      <style:text-properties fo:font-size="18pt" style:font-size-asian="18pt" style:font-size-complex="18pt" fo:font-weight="bold" style:font-weight-asian="bold" style:font-weight-complex="bold"/>
    </style:style>
    <style:style style:name="T16_9" style:family="text">
      <style:text-properties fo:font-size="18pt" style:font-size-asian="18pt" style:font-size-complex="18pt" fo:font-weight="bold" style:font-weight-asian="bold" style:font-weight-complex="bold"/>
    </style:style>
    <style:style style:name="T16_10" style:family="text">
      <style:text-properties fo:font-size="18pt" style:font-size-asian="18pt" style:font-size-complex="18pt" fo:font-weight="bold" style:font-weight-asian="bold" style:font-weight-complex="bold"/>
    </style:style>
    <style:style style:name="T16_11" style:family="text">
      <style:text-properties fo:font-size="18pt" style:font-size-asian="18pt" style:font-size-complex="18pt" fo:font-weight="bold" style:font-weight-asian="bold" style:font-weight-complex="bold"/>
    </style:style>
    <style:style style:name="T16_12" style:family="text">
      <style:text-properties fo:font-size="18pt" style:font-size-asian="18pt" style:font-size-complex="18pt" fo:font-weight="bold" style:font-weight-asian="bold" style:font-weight-complex="bold"/>
    </style:style>
    <style:style style:name="T16_13" style:family="text">
      <style:text-properties fo:font-size="18pt" style:font-size-asian="18pt" style:font-size-complex="18pt" fo:font-weight="bold" style:font-weight-asian="bold" style:font-weight-complex="bold"/>
    </style:style>
    <style:style style:name="T16_14" style:family="text">
      <style:text-properties fo:font-size="18pt" style:font-size-asian="18pt" style:font-size-complex="18pt" fo:font-weight="bold" style:font-weight-asian="bold" style:font-weight-complex="bold"/>
    </style:style>
    <style:style style:name="T16_15" style:family="text">
      <style:text-properties fo:font-size="18pt" style:font-size-asian="18pt" style:font-size-complex="18pt" fo:font-weight="bold" style:font-weight-asian="bold" style:font-weight-complex="bold"/>
    </style:style>
    <style:style style:name="T16_16" style:family="text">
      <style:text-properties fo:font-size="18pt" style:font-size-asian="18pt" style:font-size-complex="18pt" fo:font-weight="bold" style:font-weight-asian="bold" style:font-weight-complex="bold"/>
    </style:style>
    <style:style style:name="T16_17" style:family="text">
      <style:text-properties fo:font-size="18pt" style:font-size-asian="18pt" style:font-size-complex="18pt" fo:font-weight="bold" style:font-weight-asian="bold" style:font-weight-complex="bold"/>
    </style:style>
    <style:style style:name="T16_18" style:family="text">
      <style:text-properties fo:font-size="18pt" style:font-size-asian="18pt" style:font-size-complex="18pt" fo:font-weight="bold" style:font-weight-asian="bold" style:font-weight-complex="bold"/>
    </style:style>
    <style:style style:name="T16_19" style:family="text">
      <style:text-properties fo:font-size="18pt" style:font-size-asian="18pt" style:font-size-complex="18pt" fo:font-weight="bold" style:font-weight-asian="bold" style:font-weight-complex="bold"/>
    </style:style>
    <style:style style:name="T16_20" style:family="text">
      <style:text-properties fo:font-size="18pt" style:font-size-asian="18pt" style:font-size-complex="18pt" fo:font-weight="bold" style:font-weight-asian="bold" style:font-weight-complex="bold"/>
    </style:style>
    <style:style style:name="T16_21" style:family="text">
      <style:text-properties fo:font-size="18pt" style:font-size-asian="18pt" style:font-size-complex="18pt" fo:font-weight="bold" style:font-weight-asian="bold" style:font-weight-complex="bold"/>
    </style:style>
    <style:style style:name="T16_22" style:family="text">
      <style:text-properties fo:font-size="18pt" style:font-size-asian="18pt" style:font-size-complex="18pt" fo:font-weight="bold" style:font-weight-asian="bold" style:font-weight-complex="bold"/>
    </style:style>
    <style:style style:name="T16_23" style:family="text">
      <style:text-properties fo:font-size="18pt" style:font-size-asian="18pt" style:font-size-complex="18pt" fo:font-weight="bold" style:font-weight-asian="bold" style:font-weight-complex="bold"/>
    </style:style>
    <style:style style:name="T16_24" style:family="text">
      <style:text-properties fo:font-size="18pt" style:font-size-asian="18pt" style:font-size-complex="18pt" fo:font-weight="bold" style:font-weight-asian="bold" style:font-weight-complex="bold"/>
    </style:style>
    <style:style style:name="T16_25" style:family="text">
      <style:text-properties fo:font-size="18pt" style:font-size-asian="18pt" style:font-size-complex="18pt" fo:font-weight="bold" style:font-weight-asian="bold" style:font-weight-complex="bold"/>
    </style:style>
    <style:style style:name="T16_26" style:family="text">
      <style:text-properties fo:font-size="18pt" style:font-size-asian="18pt" style:font-size-complex="18pt" fo:font-weight="bold" style:font-weight-asian="bold" style:font-weight-complex="bold"/>
    </style:style>
    <style:style style:name="T16_27" style:family="text">
      <style:text-properties fo:font-size="18pt" style:font-size-asian="18pt" style:font-size-complex="18pt" fo:font-weight="bold" style:font-weight-asian="bold" style:font-weight-complex="bold"/>
    </style:style>
    <style:style style:name="T16_28" style:family="text">
      <style:text-properties fo:font-size="18pt" style:font-size-asian="18pt" style:font-size-complex="18pt" fo:font-weight="bold" style:font-weight-asian="bold" style:font-weight-complex="bold"/>
    </style:style>
    <style:style style:name="T16_29" style:family="text">
      <style:text-properties fo:font-size="18pt" style:font-size-asian="18pt" style:font-size-complex="18pt" fo:font-weight="bold" style:font-weight-asian="bold" style:font-weight-complex="bold"/>
    </style:style>
    <style:style style:name="T16_30" style:family="text">
      <style:text-properties fo:font-size="18pt" style:font-size-asian="18pt" style:font-size-complex="18pt" fo:font-weight="bold" style:font-weight-asian="bold" style:font-weight-complex="bold"/>
    </style:style>
    <style:style style:name="T16_31" style:family="text">
      <style:text-properties fo:font-size="18pt" style:font-size-asian="18pt" style:font-size-complex="18pt" fo:font-weight="bold" style:font-weight-asian="bold" style:font-weight-complex="bold"/>
    </style:style>
    <style:style style:name="T16_32" style:family="text">
      <style:text-properties fo:font-size="18pt" style:font-size-asian="18pt" style:font-size-complex="18pt" fo:font-weight="bold" style:font-weight-asian="bold" style:font-weight-complex="bold"/>
    </style:style>
    <style:style style:name="T16_33" style:family="text">
      <style:text-properties fo:font-size="18pt" style:font-size-asian="18pt" style:font-size-complex="18pt" fo:font-weight="bold" style:font-weight-asian="bold" style:font-weight-complex="bold"/>
    </style:style>
    <style:style style:name="T16_34" style:family="text">
      <style:text-properties fo:font-size="18pt" style:font-size-asian="18pt" style:font-size-complex="18pt" fo:font-weight="bold" style:font-weight-asian="bold" style:font-weight-complex="bold"/>
    </style:style>
    <style:style style:name="T16_35" style:family="text">
      <style:text-properties fo:font-size="18pt" style:font-size-asian="18pt" style:font-size-complex="18pt" fo:font-weight="bold" style:font-weight-asian="bold" style:font-weight-complex="bold"/>
    </style:style>
    <style:style style:name="T16_36" style:family="text">
      <style:text-properties fo:font-size="18pt" style:font-size-asian="18pt" style:font-size-complex="18pt" fo:font-weight="bold" style:font-weight-asian="bold" style:font-weight-complex="bold"/>
    </style:style>
    <style:style style:name="T16_37" style:family="text">
      <style:text-properties fo:font-size="18pt" style:font-size-asian="18pt" style:font-size-complex="18pt" fo:font-weight="bold" style:font-weight-asian="bold" style:font-weight-complex="bold"/>
    </style:style>
    <style:style style:name="T16_38" style:family="text">
      <style:text-properties fo:font-size="18pt" style:font-size-asian="18pt" style:font-size-complex="18pt" fo:font-weight="bold" style:font-weight-asian="bold" style:font-weight-complex="bold"/>
    </style:style>
    <style:style style:name="T16_39" style:family="text">
      <style:text-properties fo:font-size="18pt" style:font-size-asian="18pt" style:font-size-complex="18pt" fo:font-weight="bold" style:font-weight-asian="bold" style:font-weight-complex="bold"/>
    </style:style>
    <style:style style:name="T16_40" style:family="text">
      <style:text-properties fo:font-size="18pt" style:font-size-asian="18pt" style:font-size-complex="18pt" fo:font-weight="bold" style:font-weight-asian="bold" style:font-weight-complex="bold"/>
    </style:style>
    <style:style style:name="T16_41" style:family="text">
      <style:text-properties fo:font-size="18pt" style:font-size-asian="18pt" style:font-size-complex="18pt" fo:font-weight="bold" style:font-weight-asian="bold" style:font-weight-complex="bold"/>
    </style:style>
    <style:style style:name="T16_42" style:family="text">
      <style:text-properties fo:font-size="18pt" style:font-size-asian="18pt" style:font-size-complex="18pt" fo:font-weight="bold" style:font-weight-asian="bold" style:font-weight-complex="bold"/>
    </style:style>
    <style:style style:name="T16_43" style:family="text">
      <style:text-properties fo:font-size="18pt" style:font-size-asian="18pt" style:font-size-complex="18pt" fo:font-weight="bold" style:font-weight-asian="bold" style:font-weight-complex="bold"/>
    </style:style>
    <style:style style:name="T16_44" style:family="text">
      <style:text-properties fo:font-size="18pt" style:font-size-asian="18pt" style:font-size-complex="18pt" fo:font-weight="bold" style:font-weight-asian="bold" style:font-weight-complex="bold"/>
    </style:style>
    <style:style style:name="T16_45" style:family="text">
      <style:text-properties fo:font-size="18pt" style:font-size-asian="18pt" style:font-size-complex="18pt" fo:font-weight="bold" style:font-weight-asian="bold" style:font-weight-complex="bold"/>
    </style:style>
    <style:style style:name="T16_46" style:family="text">
      <style:text-properties fo:font-size="18pt" style:font-size-asian="18pt" style:font-size-complex="18pt" fo:font-weight="bold" style:font-weight-asian="bold" style:font-weight-complex="bold"/>
    </style:style>
    <style:style style:name="T16_47" style:family="text">
      <style:text-properties fo:font-size="18pt" style:font-size-asian="18pt" style:font-size-complex="18pt" fo:font-weight="bold" style:font-weight-asian="bold" style:font-weight-complex="bold"/>
    </style:style>
    <style:style style:name="T16_48" style:family="text">
      <style:text-properties fo:font-size="18pt" style:font-size-asian="18pt" style:font-size-complex="18pt" fo:font-weight="bold" style:font-weight-asian="bold" style:font-weight-complex="bold"/>
    </style:style>
    <style:style style:name="T16_49" style:family="text">
      <style:text-properties fo:font-size="18pt" style:font-size-asian="18pt" style:font-size-complex="18pt" fo:font-weight="bold" style:font-weight-asian="bold" style:font-weight-complex="bold"/>
    </style:style>
    <style:style style:name="T16_50" style:family="text">
      <style:text-properties fo:font-size="18pt" style:font-size-asian="18pt" style:font-size-complex="18pt" fo:font-weight="bold" style:font-weight-asian="bold" style:font-weight-complex="bold"/>
    </style:style>
    <style:style style:name="T16_51" style:family="text">
      <style:text-properties fo:font-size="18pt" style:font-size-asian="18pt" style:font-size-complex="18pt" fo:font-weight="bold" style:font-weight-asian="bold" style:font-weight-complex="bold"/>
    </style:style>
    <style:style style:name="T16_52" style:family="text">
      <style:text-properties fo:font-size="18pt" style:font-size-asian="18pt" style:font-size-complex="18pt" fo:font-weight="bold" style:font-weight-asian="bold" style:font-weight-complex="bold"/>
    </style:style>
    <style:style style:name="T16_53" style:family="text">
      <style:text-properties fo:font-size="18pt" style:font-size-asian="18pt" style:font-size-complex="18pt" fo:font-weight="bold" style:font-weight-asian="bold" style:font-weight-complex="bold"/>
    </style:style>
    <style:style style:name="T16_54" style:family="text">
      <style:text-properties fo:font-size="18pt" style:font-size-asian="18pt" style:font-size-complex="18pt" fo:font-weight="bold" style:font-weight-asian="bold" style:font-weight-complex="bold"/>
    </style:style>
    <style:style style:name="T16_55" style:family="text">
      <style:text-properties fo:font-size="18pt" style:font-size-asian="18pt" style:font-size-complex="18pt" fo:font-weight="bold" style:font-weight-asian="bold" style:font-weight-complex="bold"/>
    </style:style>
    <style:style style:name="T16_56" style:family="text">
      <style:text-properties fo:font-size="18pt" style:font-size-asian="18pt" style:font-size-complex="18pt" fo:font-weight="bold" style:font-weight-asian="bold" style:font-weight-complex="bold"/>
    </style:style>
    <style:style style:name="T16_57" style:family="text">
      <style:text-properties fo:font-size="18pt" style:font-size-asian="18pt" style:font-size-complex="18pt" fo:font-weight="bold" style:font-weight-asian="bold" style:font-weight-complex="bold"/>
    </style:style>
    <style:style style:name="T16_58" style:family="text">
      <style:text-properties fo:font-size="18pt" style:font-size-asian="18pt" style:font-size-complex="18pt" fo:font-weight="bold" style:font-weight-asian="bold" style:font-weight-complex="bold"/>
    </style:style>
    <style:style style:name="T16_59" style:family="text">
      <style:text-properties fo:font-size="18pt" style:font-size-asian="18pt" style:font-size-complex="18pt" fo:font-weight="bold" style:font-weight-asian="bold" style:font-weight-complex="bold"/>
    </style:style>
    <style:style style:name="T16_60" style:family="text">
      <style:text-properties fo:font-size="18pt" style:font-size-asian="18pt" style:font-size-complex="18pt" fo:font-weight="bold" style:font-weight-asian="bold" style:font-weight-complex="bold"/>
    </style:style>
    <style:style style:name="T16_61" style:family="text">
      <style:text-properties fo:font-size="18pt" style:font-size-asian="18pt" style:font-size-complex="18pt" fo:font-weight="bold" style:font-weight-asian="bold" style:font-weight-complex="bold"/>
    </style:style>
    <style:style style:name="T16_62" style:family="text">
      <style:text-properties fo:font-size="18pt" style:font-size-asian="18pt" style:font-size-complex="18pt" fo:font-weight="bold" style:font-weight-asian="bold" style:font-weight-complex="bold"/>
    </style:style>
    <style:style style:name="T16_63" style:family="text">
      <style:text-properties fo:font-size="18pt" style:font-size-asian="18pt" style:font-size-complex="18pt" fo:font-weight="bold" style:font-weight-asian="bold" style:font-weight-complex="bold"/>
    </style:style>
    <style:style style:name="T16_64" style:family="text">
      <style:text-properties fo:font-size="18pt" style:font-size-asian="18pt" style:font-size-complex="18pt" fo:font-weight="bold" style:font-weight-asian="bold" style:font-weight-complex="bold"/>
    </style:style>
    <style:style style:name="T16_65" style:family="text">
      <style:text-properties fo:font-size="18pt" style:font-size-asian="18pt" style:font-size-complex="18pt" fo:font-weight="bold" style:font-weight-asian="bold" style:font-weight-complex="bold"/>
    </style:style>
    <style:style style:name="T16_66" style:family="text">
      <style:text-properties fo:font-size="18pt" style:font-size-asian="18pt" style:font-size-complex="18pt" fo:font-weight="bold" style:font-weight-asian="bold" style:font-weight-complex="bold"/>
    </style:style>
    <style:style style:name="T16_67" style:family="text">
      <style:text-properties fo:font-size="18pt" style:font-size-asian="18pt" style:font-size-complex="18pt" fo:font-weight="bold" style:font-weight-asian="bold" style:font-weight-complex="bold"/>
    </style:style>
    <style:style style:name="T16_68" style:family="text">
      <style:text-properties fo:font-size="18pt" style:font-size-asian="18pt" style:font-size-complex="18pt" fo:font-weight="bold" style:font-weight-asian="bold" style:font-weight-complex="bold"/>
    </style:style>
    <style:style style:name="T16_69" style:family="text">
      <style:text-properties fo:font-size="18pt" style:font-size-asian="18pt" style:font-size-complex="18pt" fo:font-weight="bold" style:font-weight-asian="bold" style:font-weight-complex="bold"/>
    </style:style>
    <style:style style:name="T16_70" style:family="text">
      <style:text-properties fo:font-size="18pt" style:font-size-asian="18pt" style:font-size-complex="18pt" fo:font-weight="bold" style:font-weight-asian="bold" style:font-weight-complex="bold"/>
    </style:style>
    <style:style style:name="T16_71" style:family="text">
      <style:text-properties fo:font-size="18pt" style:font-size-asian="18pt" style:font-size-complex="18pt" fo:font-weight="bold" style:font-weight-asian="bold" style:font-weight-complex="bold"/>
    </style:style>
    <style:style style:name="T16_72" style:family="text">
      <style:text-properties fo:font-size="18pt" style:font-size-asian="18pt" style:font-size-complex="18pt" fo:font-weight="bold" style:font-weight-asian="bold" style:font-weight-complex="bold"/>
    </style:style>
    <style:style style:name="T16_73" style:family="text">
      <style:text-properties fo:font-size="18pt" style:font-size-asian="18pt" style:font-size-complex="18pt" fo:font-weight="bold" style:font-weight-asian="bold" style:font-weight-complex="bold"/>
    </style:style>
    <style:style style:name="T16_74" style:family="text">
      <style:text-properties fo:font-size="18pt" style:font-size-asian="18pt" style:font-size-complex="18pt" fo:font-weight="bold" style:font-weight-asian="bold" style:font-weight-complex="bold"/>
    </style:style>
    <style:style style:name="T16_75" style:family="text">
      <style:text-properties fo:font-size="18pt" style:font-size-asian="18pt" style:font-size-complex="18pt" fo:font-weight="bold" style:font-weight-asian="bold" style:font-weight-complex="bold"/>
    </style:style>
    <style:style style:name="T16_76" style:family="text">
      <style:text-properties fo:font-size="18pt" style:font-size-asian="18pt" style:font-size-complex="18pt" fo:font-weight="bold" style:font-weight-asian="bold" style:font-weight-complex="bold"/>
    </style:style>
    <style:style style:name="T16_77" style:family="text">
      <style:text-properties fo:font-size="18pt" style:font-size-asian="18pt" style:font-size-complex="18pt" fo:font-weight="bold" style:font-weight-asian="bold" style:font-weight-complex="bold"/>
    </style:style>
    <style:style style:name="T16_78" style:family="text">
      <style:text-properties fo:font-size="18pt" style:font-size-asian="18pt" style:font-size-complex="18pt"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line-height="115%" style:writing-mode="rl-tb"/>
    </style:style>
    <style:style style:name="T17_1" style:family="text">
      <style:text-properties fo:font-size="18pt" style:font-size-asian="18pt" style:font-size-complex="18pt" fo:font-weight="bold" style:font-weight-asian="bold" style:font-weight-complex="bold"/>
    </style:style>
    <style:style style:name="T17_2" style:family="text">
      <style:text-properties fo:font-size="18pt" style:font-size-asian="18pt" style:font-size-complex="18pt" fo:font-weight="bold" style:font-weight-asian="bold" style:font-weight-complex="bold"/>
    </style:style>
    <style:style style:name="T17_3" style:family="text">
      <style:text-properties fo:font-size="18pt" style:font-size-asian="18pt" style:font-size-complex="18pt" fo:font-weight="bold" style:font-weight-asian="bold" style:font-weight-complex="bold"/>
    </style:style>
    <style:style style:name="T17_4" style:family="text">
      <style:text-properties fo:font-size="18pt" style:font-size-asian="18pt" style:font-size-complex="18pt" fo:font-weight="bold" style:font-weight-asian="bold" style:font-weight-complex="bold"/>
    </style:style>
    <style:style style:name="T17_5" style:family="text">
      <style:text-properties fo:font-size="18pt" style:font-size-asian="18pt" style:font-size-complex="18pt" fo:font-weight="bold" style:font-weight-asian="bold" style:font-weight-complex="bold"/>
    </style:style>
    <style:style style:name="T17_6" style:family="text">
      <style:text-properties fo:font-size="18pt" style:font-size-asian="18pt" style:font-size-complex="18pt" fo:font-weight="bold" style:font-weight-asian="bold" style:font-weight-complex="bold"/>
    </style:style>
    <style:style style:name="T17_7" style:family="text">
      <style:text-properties fo:font-size="18pt" style:font-size-asian="18pt" style:font-size-complex="18pt" fo:font-weight="bold" style:font-weight-asian="bold" style:font-weight-complex="bold"/>
    </style:style>
    <style:style style:name="T17_8" style:family="text">
      <style:text-properties fo:font-size="18pt" style:font-size-asian="18pt" style:font-size-complex="18pt" fo:font-weight="bold" style:font-weight-asian="bold" style:font-weight-complex="bold"/>
    </style:style>
    <style:style style:name="T17_9" style:family="text">
      <style:text-properties fo:font-size="18pt" style:font-size-asian="18pt" style:font-size-complex="18pt" fo:font-weight="bold" style:font-weight-asian="bold" style:font-weight-complex="bold"/>
    </style:style>
    <style:style style:name="T17_10" style:family="text">
      <style:text-properties fo:font-size="18pt" style:font-size-asian="18pt" style:font-size-complex="18pt" fo:font-weight="bold" style:font-weight-asian="bold" style:font-weight-complex="bold"/>
    </style:style>
    <style:style style:name="T17_11" style:family="text">
      <style:text-properties fo:font-size="18pt" style:font-size-asian="18pt" style:font-size-complex="18pt" fo:font-weight="bold" style:font-weight-asian="bold" style:font-weight-complex="bold"/>
    </style:style>
    <style:style style:name="T17_12" style:family="text">
      <style:text-properties fo:font-size="18pt" style:font-size-asian="18pt" style:font-size-complex="18pt" fo:font-weight="bold" style:font-weight-asian="bold" style:font-weight-complex="bold"/>
    </style:style>
    <style:style style:name="T17_13" style:family="text">
      <style:text-properties fo:font-size="18pt" style:font-size-asian="18pt" style:font-size-complex="18pt" fo:font-weight="bold" style:font-weight-asian="bold" style:font-weight-complex="bold"/>
    </style:style>
    <style:style style:name="T17_14" style:family="text">
      <style:text-properties fo:font-size="18pt" style:font-size-asian="18pt" style:font-size-complex="18pt" fo:font-weight="bold" style:font-weight-asian="bold" style:font-weight-complex="bold"/>
    </style:style>
    <style:style style:name="T17_15" style:family="text">
      <style:text-properties fo:font-size="18pt" style:font-size-asian="18pt" style:font-size-complex="18pt" fo:font-weight="bold" style:font-weight-asian="bold" style:font-weight-complex="bold"/>
    </style:style>
    <style:style style:name="T17_16" style:family="text">
      <style:text-properties fo:font-size="18pt" style:font-size-asian="18pt" style:font-size-complex="18pt" fo:font-weight="bold" style:font-weight-asian="bold" style:font-weight-complex="bold"/>
    </style:style>
    <style:style style:name="T17_17" style:family="text">
      <style:text-properties fo:font-size="18pt" style:font-size-asian="18pt" style:font-size-complex="18pt" fo:font-weight="bold" style:font-weight-asian="bold" style:font-weight-complex="bold"/>
    </style:style>
    <style:style style:name="T17_18" style:family="text">
      <style:text-properties fo:font-size="18pt" style:font-size-asian="18pt" style:font-size-complex="18pt" fo:font-weight="bold" style:font-weight-asian="bold" style:font-weight-complex="bold"/>
    </style:style>
    <style:style style:name="T17_19" style:family="text">
      <style:text-properties fo:font-size="18pt" style:font-size-asian="18pt" style:font-size-complex="18pt" fo:font-weight="bold" style:font-weight-asian="bold" style:font-weight-complex="bold"/>
    </style:style>
    <style:style style:name="T17_20" style:family="text">
      <style:text-properties fo:font-size="18pt" style:font-size-asian="18pt" style:font-size-complex="18pt" fo:font-weight="bold" style:font-weight-asian="bold" style:font-weight-complex="bold"/>
    </style:style>
    <style:style style:name="T17_21" style:family="text">
      <style:text-properties fo:font-size="18pt" style:font-size-asian="18pt" style:font-size-complex="18pt" fo:font-weight="bold" style:font-weight-asian="bold" style:font-weight-complex="bold"/>
    </style:style>
    <style:style style:name="T17_22" style:family="text">
      <style:text-properties fo:font-size="18pt" style:font-size-asian="18pt" style:font-size-complex="18pt" fo:font-weight="bold" style:font-weight-asian="bold" style:font-weight-complex="bold"/>
    </style:style>
    <style:style style:name="T17_23" style:family="text">
      <style:text-properties fo:font-size="18pt" style:font-size-asian="18pt" style:font-size-complex="18pt" fo:font-weight="bold" style:font-weight-asian="bold" style:font-weight-complex="bold"/>
    </style:style>
    <style:style style:name="T17_24" style:family="text">
      <style:text-properties fo:font-size="18pt" style:font-size-asian="18pt" style:font-size-complex="18pt" fo:font-weight="bold" style:font-weight-asian="bold" style:font-weight-complex="bold"/>
    </style:style>
    <style:style style:name="T17_25" style:family="text">
      <style:text-properties fo:font-size="18pt" style:font-size-asian="18pt" style:font-size-complex="18pt" fo:font-weight="bold" style:font-weight-asian="bold" style:font-weight-complex="bold"/>
    </style:style>
    <style:style style:name="T17_26" style:family="text">
      <style:text-properties fo:font-size="18pt" style:font-size-asian="18pt" style:font-size-complex="18pt" fo:font-weight="bold" style:font-weight-asian="bold" style:font-weight-complex="bold"/>
    </style:style>
    <style:style style:name="T17_27" style:family="text">
      <style:text-properties fo:font-size="18pt" style:font-size-asian="18pt" style:font-size-complex="18pt" fo:font-weight="bold" style:font-weight-asian="bold" style:font-weight-complex="bold"/>
    </style:style>
    <style:style style:name="T17_28" style:family="text">
      <style:text-properties fo:font-size="18pt" style:font-size-asian="18pt" style:font-size-complex="18pt" fo:font-weight="bold" style:font-weight-asian="bold" style:font-weight-complex="bold"/>
    </style:style>
    <style:style style:name="T17_29" style:family="text">
      <style:text-properties fo:font-size="18pt" style:font-size-asian="18pt" style:font-size-complex="18pt" fo:font-weight="bold" style:font-weight-asian="bold" style:font-weight-complex="bold"/>
    </style:style>
    <style:style style:name="T17_30" style:family="text">
      <style:text-properties fo:font-size="18pt" style:font-size-asian="18pt" style:font-size-complex="18pt" fo:font-weight="bold" style:font-weight-asian="bold" style:font-weight-complex="bold"/>
    </style:style>
    <style:style style:name="T17_31" style:family="text">
      <style:text-properties fo:font-size="18pt" style:font-size-asian="18pt" style:font-size-complex="18pt" fo:font-weight="bold" style:font-weight-asian="bold" style:font-weight-complex="bold"/>
    </style:style>
    <style:style style:name="T17_32" style:family="text">
      <style:text-properties fo:font-size="18pt" style:font-size-asian="18pt" style:font-size-complex="18pt" fo:font-weight="bold" style:font-weight-asian="bold" style:font-weight-complex="bold"/>
    </style:style>
    <style:style style:name="T17_33" style:family="text">
      <style:text-properties fo:font-size="18pt" style:font-size-asian="18pt" style:font-size-complex="18pt" fo:font-weight="bold" style:font-weight-asian="bold" style:font-weight-complex="bold"/>
    </style:style>
    <style:style style:name="T17_34" style:family="text">
      <style:text-properties fo:font-size="18pt" style:font-size-asian="18pt" style:font-size-complex="18pt" fo:font-weight="bold" style:font-weight-asian="bold" style:font-weight-complex="bold"/>
    </style:style>
    <style:style style:name="T17_35" style:family="text">
      <style:text-properties fo:font-size="18pt" style:font-size-asian="18pt" style:font-size-complex="18pt" fo:font-weight="bold" style:font-weight-asian="bold" style:font-weight-complex="bold"/>
    </style:style>
    <style:style style:name="T17_36" style:family="text">
      <style:text-properties fo:font-size="18pt" style:font-size-asian="18pt" style:font-size-complex="18pt" fo:font-weight="bold" style:font-weight-asian="bold" style:font-weight-complex="bold"/>
    </style:style>
    <style:style style:name="T17_37" style:family="text">
      <style:text-properties fo:font-size="18pt" style:font-size-asian="18pt" style:font-size-complex="18pt" fo:font-weight="bold" style:font-weight-asian="bold" style:font-weight-complex="bold"/>
    </style:style>
    <style:style style:name="T17_38" style:family="text">
      <style:text-properties fo:font-size="18pt" style:font-size-asian="18pt" style:font-size-complex="18pt" fo:font-weight="bold" style:font-weight-asian="bold" style:font-weight-complex="bold"/>
    </style:style>
    <style:style style:name="T17_39" style:family="text">
      <style:text-properties fo:font-size="18pt" style:font-size-asian="18pt" style:font-size-complex="18pt" fo:font-weight="bold" style:font-weight-asian="bold" style:font-weight-complex="bold"/>
    </style:style>
    <style:style style:name="T17_40" style:family="text">
      <style:text-properties fo:font-size="18pt" style:font-size-asian="18pt" style:font-size-complex="18pt" fo:font-weight="bold" style:font-weight-asian="bold" style:font-weight-complex="bold"/>
    </style:style>
    <style:style style:name="T17_41" style:family="text">
      <style:text-properties fo:font-size="18pt" style:font-size-asian="18pt" style:font-size-complex="18pt" fo:font-weight="bold" style:font-weight-asian="bold" style:font-weight-complex="bold"/>
    </style:style>
    <style:style style:name="T17_42" style:family="text">
      <style:text-properties fo:font-size="18pt" style:font-size-asian="18pt" style:font-size-complex="18pt" fo:font-weight="bold" style:font-weight-asian="bold" style:font-weight-complex="bold"/>
    </style:style>
    <style:style style:name="T17_43" style:family="text">
      <style:text-properties fo:font-size="18pt" style:font-size-asian="18pt" style:font-size-complex="18pt" fo:font-weight="bold" style:font-weight-asian="bold" style:font-weight-complex="bold"/>
    </style:style>
    <style:style style:name="T17_44" style:family="text">
      <style:text-properties fo:font-size="18pt" style:font-size-asian="18pt" style:font-size-complex="18pt" fo:font-weight="bold" style:font-weight-asian="bold" style:font-weight-complex="bold"/>
    </style:style>
    <style:style style:name="T17_45" style:family="text">
      <style:text-properties fo:font-size="18pt" style:font-size-asian="18pt" style:font-size-complex="18pt" fo:font-weight="bold" style:font-weight-asian="bold" style:font-weight-complex="bold"/>
    </style:style>
    <style:style style:name="T17_46" style:family="text">
      <style:text-properties fo:font-size="18pt" style:font-size-asian="18pt" style:font-size-complex="18pt" fo:font-weight="bold" style:font-weight-asian="bold" style:font-weight-complex="bold"/>
    </style:style>
    <style:style style:name="T17_47" style:family="text">
      <style:text-properties fo:font-size="18pt" style:font-size-asian="18pt" style:font-size-complex="18pt" fo:font-weight="bold" style:font-weight-asian="bold" style:font-weight-complex="bold"/>
    </style:style>
    <style:style style:name="T17_48" style:family="text">
      <style:text-properties fo:font-size="18pt" style:font-size-asian="18pt" style:font-size-complex="18pt" fo:font-weight="bold" style:font-weight-asian="bold" style:font-weight-complex="bold"/>
    </style:style>
    <style:style style:name="T17_49" style:family="text">
      <style:text-properties fo:font-size="18pt" style:font-size-asian="18pt" style:font-size-complex="18pt" fo:font-weight="bold" style:font-weight-asian="bold" style:font-weight-complex="bold"/>
    </style:style>
    <style:style style:name="T17_50" style:family="text">
      <style:text-properties fo:font-size="18pt" style:font-size-asian="18pt" style:font-size-complex="18pt" fo:font-weight="bold" style:font-weight-asian="bold" style:font-weight-complex="bold"/>
    </style:style>
    <style:style style:name="T17_51" style:family="text">
      <style:text-properties fo:font-size="18pt" style:font-size-asian="18pt" style:font-size-complex="18pt" fo:font-weight="bold" style:font-weight-asian="bold" style:font-weight-complex="bold"/>
    </style:style>
    <style:style style:name="T17_52" style:family="text">
      <style:text-properties fo:font-size="18pt" style:font-size-asian="18pt" style:font-size-complex="18pt" fo:font-weight="bold" style:font-weight-asian="bold" style:font-weight-complex="bold"/>
    </style:style>
    <style:style style:name="T17_53" style:family="text">
      <style:text-properties fo:font-size="18pt" style:font-size-asian="18pt" style:font-size-complex="18pt" fo:font-weight="bold" style:font-weight-asian="bold" style:font-weight-complex="bold"/>
    </style:style>
    <style:style style:name="T17_54" style:family="text">
      <style:text-properties fo:font-size="18pt" style:font-size-asian="18pt" style:font-size-complex="18pt" fo:font-weight="bold" style:font-weight-asian="bold" style:font-weight-complex="bold"/>
    </style:style>
    <style:style style:name="T17_55" style:family="text">
      <style:text-properties fo:font-size="18pt" style:font-size-asian="18pt" style:font-size-complex="18pt" fo:font-weight="bold" style:font-weight-asian="bold" style:font-weight-complex="bold"/>
    </style:style>
    <style:style style:name="T17_56" style:family="text">
      <style:text-properties fo:font-size="18pt" style:font-size-asian="18pt" style:font-size-complex="18pt" fo:font-weight="bold" style:font-weight-asian="bold" style:font-weight-complex="bold"/>
    </style:style>
    <style:style style:name="T17_57" style:family="text">
      <style:text-properties fo:font-size="18pt" style:font-size-asian="18pt" style:font-size-complex="18pt" fo:font-weight="bold" style:font-weight-asian="bold" style:font-weight-complex="bold"/>
    </style:style>
    <style:style style:name="T17_58" style:family="text">
      <style:text-properties fo:font-size="18pt" style:font-size-asian="18pt" style:font-size-complex="18pt" fo:font-weight="bold" style:font-weight-asian="bold" style:font-weight-complex="bold"/>
    </style:style>
    <style:style style:name="T17_59" style:family="text">
      <style:text-properties fo:font-size="18pt" style:font-size-asian="18pt" style:font-size-complex="18pt" fo:font-weight="bold" style:font-weight-asian="bold" style:font-weight-complex="bold"/>
    </style:style>
    <style:style style:name="T17_60" style:family="text">
      <style:text-properties fo:font-size="18pt" style:font-size-asian="18pt" style:font-size-complex="18pt" fo:font-weight="bold" style:font-weight-asian="bold" style:font-weight-complex="bold"/>
    </style:style>
    <style:style style:name="T17_61" style:family="text">
      <style:text-properties fo:font-size="18pt" style:font-size-asian="18pt" style:font-size-complex="18pt" fo:font-weight="bold" style:font-weight-asian="bold" style:font-weight-complex="bold"/>
    </style:style>
    <style:style style:name="T17_62" style:family="text">
      <style:text-properties fo:font-size="18pt" style:font-size-asian="18pt" style:font-size-complex="18pt" fo:font-weight="bold" style:font-weight-asian="bold" style:font-weight-complex="bold"/>
    </style:style>
    <style:style style:name="T17_63" style:family="text">
      <style:text-properties fo:font-size="18pt" style:font-size-asian="18pt" style:font-size-complex="18pt" fo:font-weight="bold" style:font-weight-asian="bold" style:font-weight-complex="bold"/>
    </style:style>
    <style:style style:name="T17_64" style:family="text">
      <style:text-properties fo:font-size="18pt" style:font-size-asian="18pt" style:font-size-complex="18pt" fo:font-weight="bold" style:font-weight-asian="bold" style:font-weight-complex="bold"/>
    </style:style>
    <style:style style:name="T17_65" style:family="text">
      <style:text-properties fo:font-size="18pt" style:font-size-asian="18pt" style:font-size-complex="18pt" fo:font-weight="bold" style:font-weight-asian="bold" style:font-weight-complex="bold"/>
    </style:style>
    <style:style style:name="T17_66" style:family="text">
      <style:text-properties fo:font-size="18pt" style:font-size-asian="18pt" style:font-size-complex="18pt" fo:font-weight="bold" style:font-weight-asian="bold" style:font-weight-complex="bold"/>
    </style:style>
    <style:style style:name="T17_67" style:family="text">
      <style:text-properties fo:font-size="18pt" style:font-size-asian="18pt" style:font-size-complex="18pt" fo:font-weight="bold" style:font-weight-asian="bold" style:font-weight-complex="bold"/>
    </style:style>
    <style:style style:name="T17_68" style:family="text">
      <style:text-properties fo:font-size="18pt" style:font-size-asian="18pt" style:font-size-complex="18pt" fo:font-weight="bold" style:font-weight-asian="bold" style:font-weight-complex="bold"/>
    </style:style>
    <style:style style:name="T17_69" style:family="text">
      <style:text-properties fo:font-size="18pt" style:font-size-asian="18pt" style:font-size-complex="18pt" fo:font-weight="bold" style:font-weight-asian="bold" style:font-weight-complex="bold"/>
    </style:style>
    <style:style style:name="T17_70" style:family="text">
      <style:text-properties fo:font-size="18pt" style:font-size-asian="18pt" style:font-size-complex="18pt" fo:font-weight="bold" style:font-weight-asian="bold" style:font-weight-complex="bold"/>
    </style:style>
    <style:style style:name="T17_71" style:family="text">
      <style:text-properties fo:font-size="18pt" style:font-size-asian="18pt" style:font-size-complex="18pt" fo:font-weight="bold" style:font-weight-asian="bold" style:font-weight-complex="bold"/>
    </style:style>
    <style:style style:name="T17_72" style:family="text">
      <style:text-properties fo:font-size="18pt" style:font-size-asian="18pt" style:font-size-complex="18pt" fo:font-weight="bold" style:font-weight-asian="bold" style:font-weight-complex="bold"/>
    </style:style>
    <style:style style:name="T17_73" style:family="text">
      <style:text-properties fo:font-size="18pt" style:font-size-asian="18pt" style:font-size-complex="18pt" fo:font-weight="bold" style:font-weight-asian="bold" style:font-weight-complex="bold"/>
    </style:style>
    <style:style style:name="T17_74" style:family="text">
      <style:text-properties fo:font-size="18pt" style:font-size-asian="18pt" style:font-size-complex="18pt" fo:font-weight="bold" style:font-weight-asian="bold" style:font-weight-complex="bold"/>
    </style:style>
    <style:style style:name="T17_75" style:family="text">
      <style:text-properties fo:font-size="18pt" style:font-size-asian="18pt" style:font-size-complex="18pt" fo:font-weight="bold" style:font-weight-asian="bold" style:font-weight-complex="bold"/>
    </style:style>
    <style:style style:name="T17_76" style:family="text">
      <style:text-properties fo:font-size="18pt" style:font-size-asian="18pt" style:font-size-complex="18pt" fo:font-weight="bold" style:font-weight-asian="bold" style:font-weight-complex="bold"/>
    </style:style>
    <style:style style:name="T17_77" style:family="text">
      <style:text-properties fo:font-size="18pt" style:font-size-asian="18pt" style:font-size-complex="18pt" fo:font-weight="bold" style:font-weight-asian="bold" style:font-weight-complex="bold"/>
    </style:style>
    <style:style style:name="T17_78" style:family="text">
      <style:text-properties fo:font-size="18pt" style:font-size-asian="18pt" style:font-size-complex="18pt" fo:font-weight="bold" style:font-weight-asian="bold" style:font-weight-complex="bold"/>
    </style:style>
    <style:style style:name="T17_79" style:family="text">
      <style:text-properties fo:font-size="18pt" style:font-size-asian="18pt" style:font-size-complex="18pt" fo:font-weight="bold" style:font-weight-asian="bold" style:font-weight-complex="bold"/>
    </style:style>
    <style:style style:name="T17_80" style:family="text">
      <style:text-properties fo:font-size="18pt" style:font-size-asian="18pt" style:font-size-complex="18pt" fo:font-weight="bold" style:font-weight-asian="bold" style:font-weight-complex="bold"/>
    </style:style>
    <style:style style:name="T17_81" style:family="text">
      <style:text-properties fo:font-size="18pt" style:font-size-asian="18pt" style:font-size-complex="18pt" fo:font-weight="bold" style:font-weight-asian="bold" style:font-weight-complex="bold"/>
    </style:style>
    <style:style style:name="T17_82" style:family="text">
      <style:text-properties fo:font-size="18pt" style:font-size-asian="18pt" style:font-size-complex="18pt" fo:font-weight="bold" style:font-weight-asian="bold" style:font-weight-complex="bold"/>
    </style:style>
    <style:style style:name="T17_83" style:family="text">
      <style:text-properties fo:font-size="18pt" style:font-size-asian="18pt" style:font-size-complex="18pt" fo:font-weight="bold" style:font-weight-asian="bold" style:font-weight-complex="bold"/>
    </style:style>
    <style:style style:name="T17_84" style:family="text">
      <style:text-properties fo:font-size="18pt" style:font-size-asian="18pt" style:font-size-complex="18pt" fo:font-weight="bold" style:font-weight-asian="bold" style:font-weight-complex="bold"/>
    </style:style>
    <style:style style:name="T17_85" style:family="text">
      <style:text-properties fo:font-size="18pt" style:font-size-asian="18pt" style:font-size-complex="18pt" fo:font-weight="bold" style:font-weight-asian="bold" style:font-weight-complex="bold"/>
    </style:style>
    <style:style style:name="T17_86" style:family="text">
      <style:text-properties fo:font-size="18pt" style:font-size-asian="18pt" style:font-size-complex="18pt" fo:font-weight="bold" style:font-weight-asian="bold" style:font-weight-complex="bold"/>
    </style:style>
    <style:style style:name="T17_87" style:family="text">
      <style:text-properties fo:font-size="18pt" style:font-size-asian="18pt" style:font-size-complex="18pt" fo:font-weight="bold" style:font-weight-asian="bold" style:font-weight-complex="bold"/>
    </style:style>
    <style:style style:name="T17_88" style:family="text">
      <style:text-properties fo:font-size="18pt" style:font-size-asian="18pt" style:font-size-complex="18pt" fo:font-weight="bold" style:font-weight-asian="bold" style:font-weight-complex="bold"/>
    </style:style>
    <style:style style:name="T17_89" style:family="text">
      <style:text-properties fo:font-size="18pt" style:font-size-asian="18pt" style:font-size-complex="18pt" fo:font-weight="bold" style:font-weight-asian="bold" style:font-weight-complex="bold"/>
    </style:style>
    <style:style style:name="T17_90" style:family="text">
      <style:text-properties fo:font-size="18pt" style:font-size-asian="18pt" style:font-size-complex="18pt" fo:font-weight="bold" style:font-weight-asian="bold" style:font-weight-complex="bold"/>
    </style:style>
    <style:style style:name="T17_91" style:family="text">
      <style:text-properties fo:font-size="18pt" style:font-size-asian="18pt" style:font-size-complex="18pt" fo:font-weight="bold" style:font-weight-asian="bold" style:font-weight-complex="bold"/>
    </style:style>
    <style:style style:name="T17_92" style:family="text">
      <style:text-properties fo:font-size="18pt" style:font-size-asian="18pt" style:font-size-complex="18pt" fo:font-weight="bold" style:font-weight-asian="bold" style:font-weight-complex="bold"/>
    </style:style>
    <style:style style:name="T17_93" style:family="text">
      <style:text-properties fo:font-size="18pt" style:font-size-asian="18pt" style:font-size-complex="18pt"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line-height="115%" style:writing-mode="rl-tb"/>
    </style:style>
    <style:style style:name="T18_1" style:family="text">
      <style:text-properties fo:font-size="18pt" style:font-size-asian="18pt" style:font-size-complex="18pt" fo:font-weight="bold" style:font-weight-asian="bold" style:font-weight-complex="bold"/>
    </style:style>
    <style:style style:name="T18_2" style:family="text">
      <style:text-properties fo:font-size="18pt" style:font-size-asian="18pt" style:font-size-complex="18pt" fo:font-weight="bold" style:font-weight-asian="bold" style:font-weight-complex="bold"/>
    </style:style>
    <style:style style:name="T18_3" style:family="text">
      <style:text-properties fo:font-size="18pt" style:font-size-asian="18pt" style:font-size-complex="18pt" fo:font-weight="bold" style:font-weight-asian="bold" style:font-weight-complex="bold"/>
    </style:style>
    <style:style style:name="T18_4" style:family="text">
      <style:text-properties fo:font-size="18pt" style:font-size-asian="18pt" style:font-size-complex="18pt" fo:font-weight="bold" style:font-weight-asian="bold" style:font-weight-complex="bold"/>
    </style:style>
    <style:style style:name="T18_5" style:family="text">
      <style:text-properties fo:font-size="18pt" style:font-size-asian="18pt" style:font-size-complex="18pt" fo:font-weight="bold" style:font-weight-asian="bold" style:font-weight-complex="bold"/>
    </style:style>
    <style:style style:name="T18_6" style:family="text">
      <style:text-properties fo:font-size="18pt" style:font-size-asian="18pt" style:font-size-complex="18pt" fo:font-weight="bold" style:font-weight-asian="bold" style:font-weight-complex="bold"/>
    </style:style>
    <style:style style:name="T18_7" style:family="text">
      <style:text-properties fo:font-size="18pt" style:font-size-asian="18pt" style:font-size-complex="18pt" fo:font-weight="bold" style:font-weight-asian="bold" style:font-weight-complex="bold"/>
    </style:style>
    <style:style style:name="T18_8" style:family="text">
      <style:text-properties fo:font-size="18pt" style:font-size-asian="18pt" style:font-size-complex="18pt" fo:font-weight="bold" style:font-weight-asian="bold" style:font-weight-complex="bold"/>
    </style:style>
    <style:style style:name="T18_9" style:family="text">
      <style:text-properties fo:font-size="18pt" style:font-size-asian="18pt" style:font-size-complex="18pt" fo:font-weight="bold" style:font-weight-asian="bold" style:font-weight-complex="bold"/>
    </style:style>
    <style:style style:name="T18_10" style:family="text">
      <style:text-properties fo:font-size="18pt" style:font-size-asian="18pt" style:font-size-complex="18pt" fo:font-weight="bold" style:font-weight-asian="bold" style:font-weight-complex="bold"/>
    </style:style>
    <style:style style:name="T18_11" style:family="text">
      <style:text-properties fo:font-size="18pt" style:font-size-asian="18pt" style:font-size-complex="18pt" fo:font-weight="bold" style:font-weight-asian="bold" style:font-weight-complex="bold"/>
    </style:style>
    <style:style style:name="T18_12" style:family="text">
      <style:text-properties fo:font-size="18pt" style:font-size-asian="18pt" style:font-size-complex="18pt" fo:font-weight="bold" style:font-weight-asian="bold" style:font-weight-complex="bold"/>
    </style:style>
    <style:style style:name="T18_13" style:family="text">
      <style:text-properties fo:font-size="18pt" style:font-size-asian="18pt" style:font-size-complex="18pt" fo:font-weight="bold" style:font-weight-asian="bold" style:font-weight-complex="bold"/>
    </style:style>
    <style:style style:name="T18_14" style:family="text">
      <style:text-properties fo:font-size="18pt" style:font-size-asian="18pt" style:font-size-complex="18pt" fo:font-weight="bold" style:font-weight-asian="bold" style:font-weight-complex="bold"/>
    </style:style>
    <style:style style:name="T18_15" style:family="text">
      <style:text-properties fo:font-size="18pt" style:font-size-asian="18pt" style:font-size-complex="18pt" fo:font-weight="bold" style:font-weight-asian="bold" style:font-weight-complex="bold"/>
    </style:style>
    <style:style style:name="T18_16" style:family="text">
      <style:text-properties fo:font-size="18pt" style:font-size-asian="18pt" style:font-size-complex="18pt" fo:font-weight="bold" style:font-weight-asian="bold" style:font-weight-complex="bold"/>
    </style:style>
    <style:style style:name="T18_17" style:family="text">
      <style:text-properties fo:font-size="18pt" style:font-size-asian="18pt" style:font-size-complex="18pt" fo:font-weight="bold" style:font-weight-asian="bold" style:font-weight-complex="bold"/>
    </style:style>
    <style:style style:name="T18_18" style:family="text">
      <style:text-properties fo:font-size="18pt" style:font-size-asian="18pt" style:font-size-complex="18pt" fo:font-weight="bold" style:font-weight-asian="bold" style:font-weight-complex="bold"/>
    </style:style>
    <style:style style:name="T18_19" style:family="text">
      <style:text-properties fo:font-size="18pt" style:font-size-asian="18pt" style:font-size-complex="18pt" fo:font-weight="bold" style:font-weight-asian="bold" style:font-weight-complex="bold"/>
    </style:style>
    <style:style style:name="T18_20" style:family="text">
      <style:text-properties fo:font-size="18pt" style:font-size-asian="18pt" style:font-size-complex="18pt" fo:font-weight="bold" style:font-weight-asian="bold" style:font-weight-complex="bold"/>
    </style:style>
    <style:style style:name="T18_21" style:family="text">
      <style:text-properties fo:font-size="18pt" style:font-size-asian="18pt" style:font-size-complex="18pt" fo:font-weight="bold" style:font-weight-asian="bold" style:font-weight-complex="bold"/>
    </style:style>
    <style:style style:name="T18_22" style:family="text">
      <style:text-properties fo:font-size="18pt" style:font-size-asian="18pt" style:font-size-complex="18pt" fo:font-weight="bold" style:font-weight-asian="bold" style:font-weight-complex="bold"/>
    </style:style>
    <style:style style:name="T18_23" style:family="text">
      <style:text-properties fo:font-size="18pt" style:font-size-asian="18pt" style:font-size-complex="18pt" fo:font-weight="bold" style:font-weight-asian="bold" style:font-weight-complex="bold"/>
    </style:style>
    <style:style style:name="T18_24" style:family="text">
      <style:text-properties fo:font-size="18pt" style:font-size-asian="18pt" style:font-size-complex="18pt" fo:font-weight="bold" style:font-weight-asian="bold" style:font-weight-complex="bold"/>
    </style:style>
    <style:style style:name="T18_25" style:family="text">
      <style:text-properties fo:font-size="18pt" style:font-size-asian="18pt" style:font-size-complex="18pt" fo:font-weight="bold" style:font-weight-asian="bold" style:font-weight-complex="bold"/>
    </style:style>
    <style:style style:name="T18_26" style:family="text">
      <style:text-properties fo:font-size="18pt" style:font-size-asian="18pt" style:font-size-complex="18pt"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line-height="115%" fo:margin-top="0cm" style:writing-mode="rl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size="18pt" style:font-size-asian="18pt" style:font-size-complex="18pt" fo:font-weight="bold" style:font-weight-asian="bold" style:font-weight-complex="bold"/>
    </style:style>
    <style:style style:name="T19_3" style:family="text">
      <style:text-properties fo:font-size="18pt" style:font-size-asian="18pt" style:font-size-complex="18pt" fo:font-weight="bold" style:font-weight-asian="bold" style:font-weight-complex="bold"/>
    </style:style>
    <style:style style:name="T19_4" style:family="text">
      <style:text-properties fo:font-size="18pt" style:font-size-asian="18pt" style:font-size-complex="18pt" fo:font-weight="bold" style:font-weight-asian="bold" style:font-weight-complex="bold"/>
    </style:style>
    <style:style style:name="T19_5" style:family="text">
      <style:text-properties fo:font-size="18pt" style:font-size-asian="18pt" style:font-size-complex="18pt" fo:font-weight="bold" style:font-weight-asian="bold" style:font-weight-complex="bold"/>
    </style:style>
    <style:style style:name="T19_6" style:family="text">
      <style:text-properties fo:font-size="18pt" style:font-size-asian="18pt" style:font-size-complex="18pt" fo:font-weight="bold" style:font-weight-asian="bold" style:font-weight-complex="bold"/>
    </style:style>
    <style:style style:name="T19_7" style:family="text">
      <style:text-properties fo:font-size="18pt" style:font-size-asian="18pt" style:font-size-complex="18pt" fo:font-weight="bold" style:font-weight-asian="bold" style:font-weight-complex="bold"/>
    </style:style>
    <style:style style:name="T19_8" style:family="text">
      <style:text-properties fo:font-size="18pt" style:font-size-asian="18pt" style:font-size-complex="18pt" fo:font-weight="bold" style:font-weight-asian="bold" style:font-weight-complex="bold"/>
    </style:style>
    <style:style style:name="T19_9" style:family="text">
      <style:text-properties fo:font-size="18pt" style:font-size-asian="18pt" style:font-size-complex="18pt" fo:font-weight="bold" style:font-weight-asian="bold" style:font-weight-complex="bold"/>
    </style:style>
    <style:style style:name="T19_10" style:family="text">
      <style:text-properties fo:font-size="18pt" style:font-size-asian="18pt" style:font-size-complex="18pt" fo:font-weight="bold" style:font-weight-asian="bold" style:font-weight-complex="bold"/>
    </style:style>
    <style:style style:name="T19_11" style:family="text">
      <style:text-properties fo:font-size="18pt" style:font-size-asian="18pt" style:font-size-complex="18pt" fo:font-weight="bold" style:font-weight-asian="bold" style:font-weight-complex="bold"/>
    </style:style>
    <style:style style:name="T19_12" style:family="text">
      <style:text-properties fo:font-size="18pt" style:font-size-asian="18pt" style:font-size-complex="18pt" fo:font-weight="bold" style:font-weight-asian="bold" style:font-weight-complex="bold"/>
    </style:style>
    <style:style style:name="T19_13" style:family="text">
      <style:text-properties fo:font-size="18pt" style:font-size-asian="18pt" style:font-size-complex="18pt" fo:font-weight="bold" style:font-weight-asian="bold" style:font-weight-complex="bold"/>
    </style:style>
    <style:style style:name="T19_14" style:family="text">
      <style:text-properties fo:font-size="18pt" style:font-size-asian="18pt" style:font-size-complex="18pt" fo:font-weight="bold" style:font-weight-asian="bold" style:font-weight-complex="bold"/>
    </style:style>
    <style:style style:name="T19_15" style:family="text">
      <style:text-properties fo:font-size="18pt" style:font-size-asian="18pt" style:font-size-complex="18pt" fo:font-weight="bold" style:font-weight-asian="bold" style:font-weight-complex="bold"/>
    </style:style>
    <style:style style:name="T19_16" style:family="text">
      <style:text-properties fo:font-size="18pt" style:font-size-asian="18pt" style:font-size-complex="18pt" fo:font-weight="bold" style:font-weight-asian="bold" style:font-weight-complex="bold"/>
    </style:style>
    <style:style style:name="T19_17" style:family="text">
      <style:text-properties fo:font-size="18pt" style:font-size-asian="18pt" style:font-size-complex="18pt" fo:font-weight="bold" style:font-weight-asian="bold" style:font-weight-complex="bold"/>
    </style:style>
    <style:style style:name="T19_18" style:family="text">
      <style:text-properties fo:font-size="18pt" style:font-size-asian="18pt" style:font-size-complex="18pt" fo:font-weight="bold" style:font-weight-asian="bold" style:font-weight-complex="bold"/>
    </style:style>
    <style:style style:name="T19_19" style:family="text">
      <style:text-properties fo:font-size="18pt" style:font-size-asian="18pt" style:font-size-complex="18pt" fo:font-weight="bold" style:font-weight-asian="bold" style:font-weight-complex="bold"/>
    </style:style>
    <style:style style:name="T19_20" style:family="text">
      <style:text-properties fo:font-size="18pt" style:font-size-asian="18pt" style:font-size-complex="18pt" fo:font-weight="bold" style:font-weight-asian="bold" style:font-weight-complex="bold"/>
    </style:style>
    <style:style style:name="T19_21" style:family="text">
      <style:text-properties fo:font-size="18pt" style:font-size-asian="18pt" style:font-size-complex="18pt" fo:font-weight="bold" style:font-weight-asian="bold" style:font-weight-complex="bold"/>
    </style:style>
    <style:style style:name="T19_22" style:family="text">
      <style:text-properties fo:font-size="18pt" style:font-size-asian="18pt" style:font-size-complex="18pt" fo:font-weight="bold" style:font-weight-asian="bold" style:font-weight-complex="bold"/>
    </style:style>
    <style:style style:name="T19_23" style:family="text">
      <style:text-properties fo:font-size="18pt" style:font-size-asian="18pt" style:font-size-complex="18pt" fo:font-weight="bold" style:font-weight-asian="bold" style:font-weight-complex="bold"/>
    </style:style>
    <style:style style:name="T19_24" style:family="text">
      <style:text-properties fo:font-size="18pt" style:font-size-asian="18pt" style:font-size-complex="18pt" fo:font-weight="bold" style:font-weight-asian="bold" style:font-weight-complex="bold"/>
    </style:style>
    <style:style style:name="T19_25" style:family="text">
      <style:text-properties fo:font-size="18pt" style:font-size-asian="18pt" style:font-size-complex="18pt" fo:font-weight="bold" style:font-weight-asian="bold" style:font-weight-complex="bold"/>
    </style:style>
    <style:style style:name="T19_26" style:family="text">
      <style:text-properties fo:font-size="18pt" style:font-size-asian="18pt" style:font-size-complex="18pt" fo:font-weight="bold" style:font-weight-asian="bold" style:font-weight-complex="bold"/>
    </style:style>
    <style:style style:name="T19_27" style:family="text">
      <style:text-properties fo:font-size="18pt" style:font-size-asian="18pt" style:font-size-complex="18pt" fo:font-weight="bold" style:font-weight-asian="bold" style:font-weight-complex="bold"/>
    </style:style>
    <style:style style:name="T19_28" style:family="text">
      <style:text-properties fo:font-size="18pt" style:font-size-asian="18pt" style:font-size-complex="18pt" fo:font-weight="bold" style:font-weight-asian="bold" style:font-weight-complex="bold"/>
    </style:style>
    <style:style style:name="T19_29" style:family="text">
      <style:text-properties fo:font-size="18pt" style:font-size-asian="18pt" style:font-size-complex="18pt" fo:font-weight="bold" style:font-weight-asian="bold" style:font-weight-complex="bold"/>
    </style:style>
    <style:style style:name="T19_30" style:family="text">
      <style:text-properties fo:font-size="18pt" style:font-size-asian="18pt" style:font-size-complex="18pt" fo:font-weight="bold" style:font-weight-asian="bold" style:font-weight-complex="bold"/>
    </style:style>
    <style:style style:name="T19_31" style:family="text">
      <style:text-properties fo:font-size="18pt" style:font-size-asian="18pt" style:font-size-complex="18pt" fo:font-weight="bold" style:font-weight-asian="bold" style:font-weight-complex="bold"/>
    </style:style>
    <style:style style:name="T19_32" style:family="text">
      <style:text-properties fo:font-size="18pt" style:font-size-asian="18pt" style:font-size-complex="18pt" fo:font-weight="bold" style:font-weight-asian="bold" style:font-weight-complex="bold"/>
    </style:style>
    <style:style style:name="T19_33" style:family="text"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line-height="115%" fo:margin-top="0cm" style:writing-mode="rl-tb"/>
    </style:style>
    <style:style style:name="T20_1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size="18pt" style:font-size-asian="18pt" style:font-size-complex="18pt" fo:font-weight="bold" style:font-weight-asian="bold" style:font-weight-complex="bold"/>
    </style:style>
    <style:style style:name="T21_3" style:family="text">
      <style:text-properties fo:font-size="18pt" style:font-size-asian="18pt" style:font-size-complex="18pt" fo:font-weight="bold" style:font-weight-asian="bold" style:font-weight-complex="bold"/>
    </style:style>
    <style:style style:name="T21_4" style:family="text">
      <style:text-properties fo:font-size="18pt" style:font-size-asian="18pt" style:font-size-complex="18pt" fo:font-weight="bold" style:font-weight-asian="bold" style:font-weight-complex="bold"/>
    </style:style>
    <style:style style:name="T21_5" style:family="text">
      <style:text-properties fo:font-size="18pt" style:font-size-asian="18pt" style:font-size-complex="18pt" fo:font-weight="bold" style:font-weight-asian="bold" style:font-weight-complex="bold"/>
    </style:style>
    <style:style style:name="T21_6" style:family="text">
      <style:text-properties fo:font-size="18pt" style:font-size-asian="18pt" style:font-size-complex="18pt" fo:font-weight="bold" style:font-weight-asian="bold" style:font-weight-complex="bold"/>
    </style:style>
    <style:style style:name="T21_7" style:family="text">
      <style:text-properties fo:font-size="18pt" style:font-size-asian="18pt" style:font-size-complex="18pt" fo:font-weight="bold" style:font-weight-asian="bold" style:font-weight-complex="bold"/>
    </style:style>
    <style:style style:name="T21_8" style:family="text">
      <style:text-properties fo:font-size="18pt" style:font-size-asian="18pt" style:font-size-complex="18pt" fo:font-weight="bold" style:font-weight-asian="bold" style:font-weight-complex="bold"/>
    </style:style>
    <style:style style:name="T21_9" style:family="text">
      <style:text-properties fo:font-size="18pt" style:font-size-asian="18pt" style:font-size-complex="18pt" fo:font-weight="bold" style:font-weight-asian="bold" style:font-weight-complex="bold"/>
    </style:style>
    <style:style style:name="T21_10" style:family="text">
      <style:text-properties fo:font-size="18pt" style:font-size-asian="18pt" style:font-size-complex="18pt" fo:font-weight="bold" style:font-weight-asian="bold" style:font-weight-complex="bold"/>
    </style:style>
    <style:style style:name="T21_11" style:family="text">
      <style:text-properties fo:font-size="18pt" style:font-size-asian="18pt" style:font-size-complex="18pt" fo:font-weight="bold" style:font-weight-asian="bold" style:font-weight-complex="bold"/>
    </style:style>
    <style:style style:name="T21_12" style:family="text">
      <style:text-properties fo:font-size="18pt" style:font-size-asian="18pt" style:font-size-complex="18pt" fo:font-weight="bold" style:font-weight-asian="bold" style:font-weight-complex="bold"/>
    </style:style>
    <style:style style:name="T21_13" style:family="text">
      <style:text-properties fo:font-size="18pt" style:font-size-asian="18pt" style:font-size-complex="18pt" fo:font-weight="bold" style:font-weight-asian="bold" style:font-weight-complex="bold"/>
    </style:style>
    <style:style style:name="T21_14" style:family="text">
      <style:text-properties fo:font-size="18pt" style:font-size-asian="18pt" style:font-size-complex="18pt" fo:font-weight="bold" style:font-weight-asian="bold" style:font-weight-complex="bold"/>
    </style:style>
    <style:style style:name="T21_15" style:family="text">
      <style:text-properties fo:font-size="18pt" style:font-size-asian="18pt" style:font-size-complex="18pt" fo:font-weight="bold" style:font-weight-asian="bold" style:font-weight-complex="bold"/>
    </style:style>
    <style:style style:name="T21_16" style:family="text">
      <style:text-properties fo:font-size="18pt" style:font-size-asian="18pt" style:font-size-complex="18pt" fo:font-weight="bold" style:font-weight-asian="bold" style:font-weight-complex="bold"/>
    </style:style>
    <style:style style:name="T21_17" style:family="text">
      <style:text-properties fo:font-size="18pt" style:font-size-asian="18pt" style:font-size-complex="18pt" fo:font-weight="bold" style:font-weight-asian="bold" style:font-weight-complex="bold"/>
    </style:style>
    <style:style style:name="P22" style:family="paragraph" style:parent-style-name="Standard">
      <style:paragraph-properties fo:text-align="left" fo:break-before="auto" fo:line-height="115%" style:writing-mode="rl-tb"/>
    </style:style>
    <style:style style:name="T22_1" style:family="text">
      <style:text-properties fo:font-size="18pt" style:font-size-asian="18pt" style:font-size-complex="18pt" fo:font-weight="bold" style:font-weight-asian="bold" style:font-weight-complex="bold"/>
    </style:style>
    <style:style style:name="T22_2" style:family="text">
      <style:text-properties fo:font-size="18pt" style:font-size-asian="18pt" style:font-size-complex="18pt" fo:font-weight="bold" style:font-weight-asian="bold" style:font-weight-complex="bold"/>
    </style:style>
    <style:style style:name="T22_3" style:family="text">
      <style:text-properties fo:font-size="18pt" style:font-size-asian="18pt" style:font-size-complex="18pt" fo:font-weight="bold" style:font-weight-asian="bold" style:font-weight-complex="bold"/>
    </style:style>
    <style:style style:name="T22_4" style:family="text">
      <style:text-properties fo:font-size="18pt" style:font-size-asian="18pt" style:font-size-complex="18pt" fo:font-weight="bold" style:font-weight-asian="bold" style:font-weight-complex="bold"/>
    </style:style>
    <style:style style:name="T22_5" style:family="text">
      <style:text-properties fo:font-size="18pt" style:font-size-asian="18pt" style:font-size-complex="18pt" fo:font-weight="bold" style:font-weight-asian="bold" style:font-weight-complex="bold"/>
    </style:style>
    <style:style style:name="T22_6" style:family="text">
      <style:text-properties fo:font-size="18pt" style:font-size-asian="18pt" style:font-size-complex="18pt" fo:font-weight="bold" style:font-weight-asian="bold" style:font-weight-complex="bold"/>
    </style:style>
    <style:style style:name="T22_7" style:family="text">
      <style:text-properties fo:font-size="18pt" style:font-size-asian="18pt" style:font-size-complex="18pt" fo:font-weight="bold" style:font-weight-asian="bold" style:font-weight-complex="bold"/>
    </style:style>
    <style:style style:name="T22_8" style:family="text">
      <style:text-properties fo:font-size="18pt" style:font-size-asian="18pt" style:font-size-complex="18pt" fo:font-weight="bold" style:font-weight-asian="bold" style:font-weight-complex="bold"/>
    </style:style>
    <style:style style:name="T22_9" style:family="text">
      <style:text-properties fo:font-size="18pt" style:font-size-asian="18pt" style:font-size-complex="18pt" fo:font-weight="bold" style:font-weight-asian="bold" style:font-weight-complex="bold"/>
    </style:style>
    <style:style style:name="T22_10" style:family="text">
      <style:text-properties fo:font-size="18pt" style:font-size-asian="18pt" style:font-size-complex="18pt" fo:font-weight="bold" style:font-weight-asian="bold" style:font-weight-complex="bold"/>
    </style:style>
    <style:style style:name="T22_11" style:family="text">
      <style:text-properties fo:font-size="18pt" style:font-size-asian="18pt" style:font-size-complex="18pt" fo:font-weight="bold" style:font-weight-asian="bold" style:font-weight-complex="bold"/>
    </style:style>
    <style:style style:name="T22_12" style:family="text">
      <style:text-properties fo:font-size="18pt" style:font-size-asian="18pt" style:font-size-complex="18pt" fo:font-weight="bold" style:font-weight-asian="bold" style:font-weight-complex="bold"/>
    </style:style>
    <style:style style:name="T22_13" style:family="text">
      <style:text-properties fo:font-size="18pt" style:font-size-asian="18pt" style:font-size-complex="18pt" fo:font-weight="bold" style:font-weight-asian="bold" style:font-weight-complex="bold"/>
    </style:style>
    <style:style style:name="T22_14" style:family="text">
      <style:text-properties fo:font-size="18pt" style:font-size-asian="18pt" style:font-size-complex="18pt" fo:font-weight="bold" style:font-weight-asian="bold" style:font-weight-complex="bold"/>
    </style:style>
    <style:style style:name="T22_15" style:family="text">
      <style:text-properties fo:font-size="18pt" style:font-size-asian="18pt" style:font-size-complex="18pt" fo:font-weight="bold" style:font-weight-asian="bold" style:font-weight-complex="bold"/>
    </style:style>
    <style:style style:name="T22_16" style:family="text">
      <style:text-properties fo:font-size="18pt" style:font-size-asian="18pt" style:font-size-complex="18pt" fo:font-weight="bold" style:font-weight-asian="bold" style:font-weight-complex="bold"/>
    </style:style>
    <style:style style:name="T22_17" style:family="text">
      <style:text-properties fo:font-size="18pt" style:font-size-asian="18pt" style:font-size-complex="18pt" fo:font-weight="bold" style:font-weight-asian="bold" style:font-weight-complex="bold"/>
    </style:style>
    <style:style style:name="T22_18" style:family="text">
      <style:text-properties fo:font-size="18pt" style:font-size-asian="18pt" style:font-size-complex="18pt" fo:font-weight="bold" style:font-weight-asian="bold" style:font-weight-complex="bold"/>
    </style:style>
    <style:style style:name="T22_19" style:family="text">
      <style:text-properties fo:font-size="18pt" style:font-size-asian="18pt" style:font-size-complex="18pt" fo:font-weight="bold" style:font-weight-asian="bold" style:font-weight-complex="bold"/>
    </style:style>
    <style:style style:name="T22_20" style:family="text">
      <style:text-properties fo:font-size="18pt" style:font-size-asian="18pt" style:font-size-complex="18pt" fo:font-weight="bold" style:font-weight-asian="bold" style:font-weight-complex="bold"/>
    </style:style>
    <style:style style:name="T22_21" style:family="text">
      <style:text-properties fo:font-size="18pt" style:font-size-asian="18pt" style:font-size-complex="18pt" fo:font-weight="bold" style:font-weight-asian="bold" style:font-weight-complex="bold"/>
    </style:style>
    <style:style style:name="T22_22" style:family="text">
      <style:text-properties fo:font-size="18pt" style:font-size-asian="18pt" style:font-size-complex="18pt" fo:font-weight="bold" style:font-weight-asian="bold" style:font-weight-complex="bold"/>
    </style:style>
    <style:style style:name="T22_23" style:family="text">
      <style:text-properties fo:font-size="18pt" style:font-size-asian="18pt" style:font-size-complex="18pt" fo:font-weight="bold" style:font-weight-asian="bold" style:font-weight-complex="bold"/>
    </style:style>
    <style:style style:name="T22_24" style:family="text">
      <style:text-properties fo:font-size="18pt" style:font-size-asian="18pt" style:font-size-complex="18pt" fo:font-weight="bold" style:font-weight-asian="bold" style:font-weight-complex="bold"/>
    </style:style>
    <style:style style:name="T22_25" style:family="text">
      <style:text-properties fo:font-size="18pt" style:font-size-asian="18pt" style:font-size-complex="18pt" fo:font-weight="bold" style:font-weight-asian="bold" style:font-weight-complex="bold"/>
    </style:style>
    <style:style style:name="T22_26" style:family="text">
      <style:text-properties fo:font-size="18pt" style:font-size-asian="18pt" style:font-size-complex="18pt" fo:font-weight="bold" style:font-weight-asian="bold" style:font-weight-complex="bold"/>
    </style:style>
    <style:style style:name="T22_27" style:family="text">
      <style:text-properties fo:font-size="18pt" style:font-size-asian="18pt" style:font-size-complex="18pt" fo:font-weight="bold" style:font-weight-asian="bold" style:font-weight-complex="bold"/>
    </style:style>
    <style:style style:name="T22_28" style:family="text">
      <style:text-properties fo:font-size="18pt" style:font-size-asian="18pt" style:font-size-complex="18pt" fo:font-weight="bold" style:font-weight-asian="bold" style:font-weight-complex="bold"/>
    </style:style>
    <style:style style:name="T22_29" style:family="text">
      <style:text-properties fo:font-size="18pt" style:font-size-asian="18pt" style:font-size-complex="18pt" fo:font-weight="bold" style:font-weight-asian="bold" style:font-weight-complex="bold"/>
    </style:style>
    <style:style style:name="T22_30" style:family="text">
      <style:text-properties fo:font-size="18pt" style:font-size-asian="18pt" style:font-size-complex="18pt" fo:font-weight="bold" style:font-weight-asian="bold" style:font-weight-complex="bold"/>
    </style:style>
    <style:style style:name="T22_31" style:family="text">
      <style:text-properties fo:font-size="18pt" style:font-size-asian="18pt" style:font-size-complex="18pt" fo:font-weight="bold" style:font-weight-asian="bold" style:font-weight-complex="bold"/>
    </style:style>
    <style:style style:name="T22_32" style:family="text">
      <style:text-properties fo:font-size="18pt" style:font-size-asian="18pt" style:font-size-complex="18pt" fo:font-weight="bold" style:font-weight-asian="bold" style:font-weight-complex="bold"/>
    </style:style>
    <style:style style:name="T22_33" style:family="text">
      <style:text-properties fo:font-size="18pt" style:font-size-asian="18pt" style:font-size-complex="18pt" fo:font-weight="bold" style:font-weight-asian="bold" style:font-weight-complex="bold"/>
    </style:style>
    <style:style style:name="T22_34" style:family="text">
      <style:text-properties fo:font-size="18pt" style:font-size-asian="18pt" style:font-size-complex="18pt" fo:font-weight="bold" style:font-weight-asian="bold" style:font-weight-complex="bold"/>
    </style:style>
    <style:style style:name="T22_35" style:family="text">
      <style:text-properties fo:font-size="18pt" style:font-size-asian="18pt" style:font-size-complex="18pt" fo:font-weight="bold" style:font-weight-asian="bold" style:font-weight-complex="bold"/>
    </style:style>
    <style:style style:name="T22_36" style:family="text">
      <style:text-properties fo:font-size="18pt" style:font-size-asian="18pt" style:font-size-complex="18pt" fo:font-weight="bold" style:font-weight-asian="bold" style:font-weight-complex="bold"/>
    </style:style>
    <style:style style:name="T22_37" style:family="text">
      <style:text-properties fo:font-size="18pt" style:font-size-asian="18pt" style:font-size-complex="18pt" fo:font-weight="bold" style:font-weight-asian="bold" style:font-weight-complex="bold"/>
    </style:style>
    <style:style style:name="T22_38" style:family="text">
      <style:text-properties fo:font-size="18pt" style:font-size-asian="18pt" style:font-size-complex="18pt" fo:font-weight="bold" style:font-weight-asian="bold" style:font-weight-complex="bold"/>
    </style:style>
    <style:style style:name="T22_39" style:family="text">
      <style:text-properties fo:font-size="18pt" style:font-size-asian="18pt" style:font-size-complex="18pt" fo:font-weight="bold" style:font-weight-asian="bold" style:font-weight-complex="bold"/>
    </style:style>
    <style:style style:name="T22_40" style:family="text">
      <style:text-properties fo:font-size="18pt" style:font-size-asian="18pt" style:font-size-complex="18pt" fo:font-weight="bold" style:font-weight-asian="bold" style:font-weight-complex="bold"/>
    </style:style>
    <style:style style:name="T22_41" style:family="text">
      <style:text-properties fo:font-size="18pt" style:font-size-asian="18pt" style:font-size-complex="18pt" fo:font-weight="bold" style:font-weight-asian="bold" style:font-weight-complex="bold"/>
    </style:style>
    <style:style style:name="T22_42" style:family="text">
      <style:text-properties fo:font-size="18pt" style:font-size-asian="18pt" style:font-size-complex="18pt" fo:font-weight="bold" style:font-weight-asian="bold" style:font-weight-complex="bold"/>
    </style:style>
    <style:style style:name="T22_43" style:family="text">
      <style:text-properties fo:font-size="18pt" style:font-size-asian="18pt" style:font-size-complex="18pt" fo:font-weight="bold" style:font-weight-asian="bold" style:font-weight-complex="bold"/>
    </style:style>
    <style:style style:name="T22_44" style:family="text">
      <style:text-properties fo:font-size="18pt" style:font-size-asian="18pt" style:font-size-complex="18pt" fo:font-weight="bold" style:font-weight-asian="bold" style:font-weight-complex="bold"/>
    </style:style>
    <style:style style:name="T22_45" style:family="text">
      <style:text-properties fo:font-size="18pt" style:font-size-asian="18pt" style:font-size-complex="18pt" fo:font-weight="bold" style:font-weight-asian="bold" style:font-weight-complex="bold"/>
    </style:style>
    <style:style style:name="T22_46" style:family="text">
      <style:text-properties fo:font-size="18pt" style:font-size-asian="18pt" style:font-size-complex="18pt" fo:font-weight="bold" style:font-weight-asian="bold" style:font-weight-complex="bold"/>
    </style:style>
    <style:style style:name="T22_47" style:family="text">
      <style:text-properties fo:font-size="18pt" style:font-size-asian="18pt" style:font-size-complex="18pt" fo:font-weight="bold" style:font-weight-asian="bold" style:font-weight-complex="bold"/>
    </style:style>
    <style:style style:name="T22_48" style:family="text">
      <style:text-properties fo:font-size="18pt" style:font-size-asian="18pt" style:font-size-complex="18pt" fo:font-weight="bold" style:font-weight-asian="bold" style:font-weight-complex="bold"/>
    </style:style>
    <style:style style:name="T22_49" style:family="text">
      <style:text-properties fo:font-size="18pt" style:font-size-asian="18pt" style:font-size-complex="18pt" fo:font-weight="bold" style:font-weight-asian="bold" style:font-weight-complex="bold"/>
    </style:style>
    <style:style style:name="T22_50" style:family="text">
      <style:text-properties fo:font-size="18pt" style:font-size-asian="18pt" style:font-size-complex="18pt" fo:font-weight="bold" style:font-weight-asian="bold" style:font-weight-complex="bold"/>
    </style:style>
    <style:style style:name="T22_51" style:family="text">
      <style:text-properties fo:font-size="18pt" style:font-size-asian="18pt" style:font-size-complex="18pt" fo:font-weight="bold" style:font-weight-asian="bold" style:font-weight-complex="bold"/>
    </style:style>
    <style:style style:name="T22_52" style:family="text">
      <style:text-properties fo:font-size="18pt" style:font-size-asian="18pt" style:font-size-complex="18pt" fo:font-weight="bold" style:font-weight-asian="bold" style:font-weight-complex="bold"/>
    </style:style>
    <style:style style:name="T22_53" style:family="text">
      <style:text-properties fo:font-size="18pt" style:font-size-asian="18pt" style:font-size-complex="18pt" fo:font-weight="bold" style:font-weight-asian="bold" style:font-weight-complex="bold"/>
    </style:style>
    <style:style style:name="T22_54" style:family="text">
      <style:text-properties fo:font-size="18pt" style:font-size-asian="18pt" style:font-size-complex="18pt" fo:font-weight="bold" style:font-weight-asian="bold" style:font-weight-complex="bold"/>
    </style:style>
    <style:style style:name="T22_55" style:family="text">
      <style:text-properties fo:font-size="18pt" style:font-size-asian="18pt" style:font-size-complex="18pt" fo:font-weight="bold" style:font-weight-asian="bold" style:font-weight-complex="bold"/>
    </style:style>
    <style:style style:name="T22_56" style:family="text">
      <style:text-properties fo:font-size="18pt" style:font-size-asian="18pt" style:font-size-complex="18pt" fo:font-weight="bold" style:font-weight-asian="bold" style:font-weight-complex="bold"/>
    </style:style>
    <style:style style:name="T22_57" style:family="text">
      <style:text-properties fo:font-size="18pt" style:font-size-asian="18pt" style:font-size-complex="18pt" fo:font-weight="bold" style:font-weight-asian="bold" style:font-weight-complex="bold"/>
    </style:style>
    <style:style style:name="T22_58" style:family="text">
      <style:text-properties fo:font-size="18pt" style:font-size-asian="18pt" style:font-size-complex="18pt" fo:font-weight="bold" style:font-weight-asian="bold" style:font-weight-complex="bold"/>
    </style:style>
    <style:style style:name="T22_59" style:family="text">
      <style:text-properties fo:font-size="18pt" style:font-size-asian="18pt" style:font-size-complex="18pt" fo:font-weight="bold" style:font-weight-asian="bold" style:font-weight-complex="bold"/>
    </style:style>
    <style:style style:name="T22_60" style:family="text">
      <style:text-properties fo:font-size="18pt" style:font-size-asian="18pt" style:font-size-complex="18pt" fo:font-weight="bold" style:font-weight-asian="bold" style:font-weight-complex="bold"/>
    </style:style>
    <style:style style:name="T22_61" style:family="text">
      <style:text-properties fo:font-size="18pt" style:font-size-asian="18pt" style:font-size-complex="18pt" fo:font-weight="bold" style:font-weight-asian="bold" style:font-weight-complex="bold"/>
    </style:style>
    <style:style style:name="T22_62" style:family="text">
      <style:text-properties fo:font-size="18pt" style:font-size-asian="18pt" style:font-size-complex="18pt" fo:font-weight="bold" style:font-weight-asian="bold" style:font-weight-complex="bold"/>
    </style:style>
    <style:style style:name="T22_63" style:family="text">
      <style:text-properties fo:font-size="18pt" style:font-size-asian="18pt" style:font-size-complex="18pt" fo:font-weight="bold" style:font-weight-asian="bold" style:font-weight-complex="bold"/>
    </style:style>
    <style:style style:name="T22_64" style:family="text">
      <style:text-properties fo:font-size="18pt" style:font-size-asian="18pt" style:font-size-complex="18pt" fo:font-weight="bold" style:font-weight-asian="bold" style:font-weight-complex="bold"/>
    </style:style>
    <style:style style:name="T22_65" style:family="text">
      <style:text-properties fo:font-size="18pt" style:font-size-asian="18pt" style:font-size-complex="18pt" fo:font-weight="bold" style:font-weight-asian="bold" style:font-weight-complex="bold"/>
    </style:style>
    <style:style style:name="T22_66" style:family="text">
      <style:text-properties fo:font-size="18pt" style:font-size-asian="18pt" style:font-size-complex="18pt" fo:font-weight="bold" style:font-weight-asian="bold" style:font-weight-complex="bold"/>
    </style:style>
    <style:style style:name="T22_67" style:family="text">
      <style:text-properties fo:font-size="18pt" style:font-size-asian="18pt" style:font-size-complex="18pt" fo:font-weight="bold" style:font-weight-asian="bold" style:font-weight-complex="bold"/>
    </style:style>
    <style:style style:name="T22_68" style:family="text">
      <style:text-properties fo:font-size="18pt" style:font-size-asian="18pt" style:font-size-complex="18pt" fo:font-weight="bold" style:font-weight-asian="bold" style:font-weight-complex="bold"/>
    </style:style>
    <style:style style:name="T22_69" style:family="text">
      <style:text-properties fo:font-size="18pt" style:font-size-asian="18pt" style:font-size-complex="18pt" fo:font-weight="bold" style:font-weight-asian="bold" style:font-weight-complex="bold"/>
    </style:style>
    <style:style style:name="T22_70" style:family="text">
      <style:text-properties fo:font-size="18pt" style:font-size-asian="18pt" style:font-size-complex="18pt" fo:font-weight="bold" style:font-weight-asian="bold" style:font-weight-complex="bold"/>
    </style:style>
    <style:style style:name="T22_71" style:family="text">
      <style:text-properties fo:font-size="18pt" style:font-size-asian="18pt" style:font-size-complex="18pt" fo:font-weight="bold" style:font-weight-asian="bold" style:font-weight-complex="bold"/>
    </style:style>
    <style:style style:name="T22_72" style:family="text">
      <style:text-properties fo:font-size="18pt" style:font-size-asian="18pt" style:font-size-complex="18pt" fo:font-weight="bold" style:font-weight-asian="bold" style:font-weight-complex="bold"/>
    </style:style>
    <style:style style:name="T22_73" style:family="text">
      <style:text-properties fo:font-size="18pt" style:font-size-asian="18pt" style:font-size-complex="18pt" fo:font-weight="bold" style:font-weight-asian="bold" style:font-weight-complex="bold"/>
    </style:style>
    <style:style style:name="T22_74" style:family="text">
      <style:text-properties fo:font-size="18pt" style:font-size-asian="18pt" style:font-size-complex="18pt" fo:font-weight="bold" style:font-weight-asian="bold" style:font-weight-complex="bold"/>
    </style:style>
    <style:style style:name="T22_75" style:family="text">
      <style:text-properties fo:font-size="18pt" style:font-size-asian="18pt" style:font-size-complex="18pt" fo:font-weight="bold" style:font-weight-asian="bold" style:font-weight-complex="bold"/>
    </style:style>
    <style:style style:name="T22_76" style:family="text">
      <style:text-properties fo:font-size="18pt" style:font-size-asian="18pt" style:font-size-complex="18pt" fo:font-weight="bold" style:font-weight-asian="bold" style:font-weight-complex="bold"/>
    </style:style>
    <style:style style:name="T22_77" style:family="text">
      <style:text-properties fo:font-size="18pt" style:font-size-asian="18pt" style:font-size-complex="18pt" fo:font-weight="bold" style:font-weight-asian="bold" style:font-weight-complex="bold"/>
    </style:style>
    <style:style style:name="T22_78" style:family="text">
      <style:text-properties fo:font-size="18pt" style:font-size-asian="18pt" style:font-size-complex="18pt" fo:font-weight="bold" style:font-weight-asian="bold" style:font-weight-complex="bold"/>
    </style:style>
    <style:style style:name="T22_79" style:family="text">
      <style:text-properties fo:font-size="18pt" style:font-size-asian="18pt" style:font-size-complex="18pt" fo:font-weight="bold" style:font-weight-asian="bold" style:font-weight-complex="bold"/>
    </style:style>
    <style:style style:name="T22_80" style:family="text">
      <style:text-properties fo:font-size="18pt" style:font-size-asian="18pt" style:font-size-complex="18pt" fo:font-weight="bold" style:font-weight-asian="bold" style:font-weight-complex="bold"/>
    </style:style>
    <style:style style:name="T22_81" style:family="text">
      <style:text-properties fo:font-size="18pt" style:font-size-asian="18pt" style:font-size-complex="18pt" fo:font-weight="bold" style:font-weight-asian="bold" style:font-weight-complex="bold"/>
    </style:style>
    <style:style style:name="T22_82" style:family="text">
      <style:text-properties fo:font-size="18pt" style:font-size-asian="18pt" style:font-size-complex="18pt" fo:font-weight="bold" style:font-weight-asian="bold" style:font-weight-complex="bold"/>
    </style:style>
    <style:style style:name="T22_83" style:family="text">
      <style:text-properties fo:font-size="18pt" style:font-size-asian="18pt" style:font-size-complex="18pt" fo:font-weight="bold" style:font-weight-asian="bold" style:font-weight-complex="bold"/>
    </style:style>
    <style:style style:name="T22_84" style:family="text">
      <style:text-properties fo:font-size="18pt" style:font-size-asian="18pt" style:font-size-complex="18pt" fo:font-weight="bold" style:font-weight-asian="bold" style:font-weight-complex="bold"/>
    </style:style>
    <style:style style:name="T22_85" style:family="text">
      <style:text-properties fo:font-size="18pt" style:font-size-asian="18pt" style:font-size-complex="18pt" fo:font-weight="bold" style:font-weight-asian="bold" style:font-weight-complex="bold"/>
    </style:style>
    <style:style style:name="T22_86" style:family="text">
      <style:text-properties fo:font-size="18pt" style:font-size-asian="18pt" style:font-size-complex="18pt" fo:font-weight="bold" style:font-weight-asian="bold" style:font-weight-complex="bold"/>
    </style:style>
    <style:style style:name="T22_87" style:family="text">
      <style:text-properties fo:font-size="18pt" style:font-size-asian="18pt" style:font-size-complex="18pt" fo:font-weight="bold" style:font-weight-asian="bold" style:font-weight-complex="bold"/>
    </style:style>
    <style:style style:name="T22_88" style:family="text">
      <style:text-properties fo:font-size="18pt" style:font-size-asian="18pt" style:font-size-complex="18pt" fo:font-weight="bold" style:font-weight-asian="bold" style:font-weight-complex="bold"/>
    </style:style>
    <style:style style:name="T22_89" style:family="text">
      <style:text-properties fo:font-size="18pt" style:font-size-asian="18pt" style:font-size-complex="18pt" fo:font-weight="bold" style:font-weight-asian="bold" style:font-weight-complex="bold"/>
    </style:style>
    <style:style style:name="T22_90" style:family="text">
      <style:text-properties fo:font-size="18pt" style:font-size-asian="18pt" style:font-size-complex="18pt" fo:font-weight="bold" style:font-weight-asian="bold" style:font-weight-complex="bold"/>
    </style:style>
    <style:style style:name="T22_91" style:family="text">
      <style:text-properties fo:font-size="18pt" style:font-size-asian="18pt" style:font-size-complex="18pt" fo:font-weight="bold" style:font-weight-asian="bold" style:font-weight-complex="bold"/>
    </style:style>
    <style:style style:name="T22_92" style:family="text">
      <style:text-properties fo:font-size="18pt" style:font-size-asian="18pt" style:font-size-complex="18pt" fo:font-weight="bold" style:font-weight-asian="bold" style:font-weight-complex="bold"/>
    </style:style>
    <style:style style:name="T22_93" style:family="text">
      <style:text-properties fo:font-size="18pt" style:font-size-asian="18pt" style:font-size-complex="18pt" fo:font-weight="bold" style:font-weight-asian="bold" style:font-weight-complex="bold"/>
    </style:style>
    <style:style style:name="T22_94" style:family="text">
      <style:text-properties fo:font-size="18pt" style:font-size-asian="18pt" style:font-size-complex="18pt" fo:font-weight="bold" style:font-weight-asian="bold" style:font-weight-complex="bold"/>
    </style:style>
    <style:style style:name="T22_95" style:family="text">
      <style:text-properties fo:font-size="18pt" style:font-size-asian="18pt" style:font-size-complex="18pt" fo:font-weight="bold" style:font-weight-asian="bold" style:font-weight-complex="bold"/>
    </style:style>
    <style:style style:name="T22_96" style:family="text">
      <style:text-properties fo:font-size="18pt" style:font-size-asian="18pt" style:font-size-complex="18pt" fo:font-weight="bold" style:font-weight-asian="bold" style:font-weight-complex="bold"/>
    </style:style>
    <style:style style:name="T22_97" style:family="text">
      <style:text-properties fo:font-size="18pt" style:font-size-asian="18pt" style:font-size-complex="18pt" fo:font-weight="bold" style:font-weight-asian="bold" style:font-weight-complex="bold"/>
    </style:style>
    <style:style style:name="T22_98" style:family="text">
      <style:text-properties fo:font-size="18pt" style:font-size-asian="18pt" style:font-size-complex="18pt" fo:font-weight="bold" style:font-weight-asian="bold" style:font-weight-complex="bold"/>
    </style:style>
    <style:style style:name="T22_99" style:family="text">
      <style:text-properties fo:font-size="18pt" style:font-size-asian="18pt" style:font-size-complex="18pt" fo:font-weight="bold" style:font-weight-asian="bold" style:font-weight-complex="bold"/>
    </style:style>
    <style:style style:name="T22_100" style:family="text">
      <style:text-properties fo:font-size="18pt" style:font-size-asian="18pt" style:font-size-complex="18pt" fo:font-weight="bold" style:font-weight-asian="bold" style:font-weight-complex="bold"/>
    </style:style>
    <style:style style:name="T22_101" style:family="text">
      <style:text-properties fo:font-size="18pt" style:font-size-asian="18pt" style:font-size-complex="18pt" fo:font-weight="bold" style:font-weight-asian="bold" style:font-weight-complex="bold"/>
    </style:style>
    <style:style style:name="T22_102" style:family="text">
      <style:text-properties fo:font-size="18pt" style:font-size-asian="18pt" style:font-size-complex="18pt" fo:font-weight="bold" style:font-weight-asian="bold" style:font-weight-complex="bold"/>
    </style:style>
    <style:style style:name="T22_103" style:family="text">
      <style:text-properties fo:font-size="18pt" style:font-size-asian="18pt" style:font-size-complex="18pt" fo:font-weight="bold" style:font-weight-asian="bold" style:font-weight-complex="bold"/>
    </style:style>
    <style:style style:name="T22_104" style:family="text">
      <style:text-properties fo:font-size="18pt" style:font-size-asian="18pt" style:font-size-complex="18pt" fo:font-weight="bold" style:font-weight-asian="bold" style:font-weight-complex="bold"/>
    </style:style>
    <style:style style:name="T22_105" style:family="text">
      <style:text-properties fo:font-size="18pt" style:font-size-asian="18pt" style:font-size-complex="18pt" fo:font-weight="bold" style:font-weight-asian="bold" style:font-weight-complex="bold"/>
    </style:style>
    <style:style style:name="T22_106" style:family="text">
      <style:text-properties fo:font-size="18pt" style:font-size-asian="18pt" style:font-size-complex="18pt" fo:font-weight="bold" style:font-weight-asian="bold" style:font-weight-complex="bold"/>
    </style:style>
    <style:style style:name="T22_107" style:family="text">
      <style:text-properties fo:font-size="18pt" style:font-size-asian="18pt" style:font-size-complex="18pt" fo:font-weight="bold" style:font-weight-asian="bold" style:font-weight-complex="bold"/>
    </style:style>
    <style:style style:name="T22_108" style:family="text">
      <style:text-properties fo:font-size="18pt" style:font-size-asian="18pt" style:font-size-complex="18pt" fo:font-weight="bold" style:font-weight-asian="bold" style:font-weight-complex="bold"/>
    </style:style>
    <style:style style:name="T22_109" style:family="text">
      <style:text-properties fo:font-size="18pt" style:font-size-asian="18pt" style:font-size-complex="18pt" fo:font-weight="bold" style:font-weight-asian="bold" style:font-weight-complex="bold"/>
    </style:style>
    <style:style style:name="T22_110" style:family="text">
      <style:text-properties fo:font-size="18pt" style:font-size-asian="18pt" style:font-size-complex="18pt" fo:font-weight="bold" style:font-weight-asian="bold" style:font-weight-complex="bold"/>
    </style:style>
    <style:style style:name="P23" style:family="paragraph" style:parent-style-name="Heading_20_1">
      <style:paragraph-properties fo:text-align="left" fo:break-before="auto" fo:line-height="115%" fo:margin-top="0.847cm" style:writing-mode="rl-tb"/>
    </style:style>
    <style:style style:name="T23_1" style:family="text">
      <style:text-properties fo:font-size="23pt" style:font-size-asian="23pt" style:font-size-complex="23pt" fo:font-weight="bold" style:font-weight-asian="bold" style:font-weight-complex="bold"/>
    </style:style>
    <style:style style:name="T23_2" style:family="text">
      <style:text-properties fo:font-size="23pt" style:font-size-asian="23pt" style:font-size-complex="23pt" fo:font-weight="bold" style:font-weight-asian="bold" style:font-weight-complex="bold"/>
    </style:style>
    <style:style style:name="T23_3" style:family="text">
      <style:text-properties fo:font-size="23pt" style:font-size-asian="23pt" style:font-size-complex="23pt" fo:font-weight="bold" style:font-weight-asian="bold" style:font-weight-complex="bold"/>
    </style:style>
    <style:style style:name="T23_4" style:family="text">
      <style:text-properties fo:font-size="23pt" style:font-size-asian="23pt" style:font-size-complex="23pt" fo:font-weight="bold" style:font-weight-asian="bold" style:font-weight-complex="bold"/>
    </style:style>
    <style:style style:name="T23_5" style:family="text">
      <style:text-properties fo:font-size="23pt" style:font-size-asian="23pt" style:font-size-complex="23pt" fo:font-weight="bold" style:font-weight-asian="bold" style:font-weight-complex="bold"/>
    </style:style>
    <style:style style:name="T23_6" style:family="text">
      <style:text-properties fo:font-size="23pt" style:font-size-asian="23pt" style:font-size-complex="23pt"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line-height="115%" style:writing-mode="rl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>
      <style:text-properties fo:font-weight="bold" style:font-weight-asian="bold" style:font-weight-complex="bold"/>
    </style:style>
    <style:style style:name="T24_14" style:family="text">
      <style:text-properties fo:font-weight="bold" style:font-weight-asian="bold" style:font-weight-complex="bold"/>
    </style:style>
    <style:style style:name="T24_15" style:family="text">
      <style:text-properties fo:font-weight="bold" style:font-weight-asian="bold" style:font-weight-complex="bold"/>
    </style:style>
    <style:style style:name="T24_16" style:family="text">
      <style:text-properties fo:font-weight="bold" style:font-weight-asian="bold" style:font-weight-complex="bold"/>
    </style:style>
    <style:style style:name="T24_17" style:family="text">
      <style:text-properties fo:font-weight="bold" style:font-weight-asian="bold" style:font-weight-complex="bold"/>
    </style:style>
    <style:style style:name="T24_18" style:family="text">
      <style:text-properties fo:font-weight="bold" style:font-weight-asian="bold" style:font-weight-complex="bold"/>
    </style:style>
    <style:style style:name="T24_19" style:family="text">
      <style:text-properties fo:font-weight="bold" style:font-weight-asian="bold" style:font-weight-complex="bold"/>
    </style:style>
    <style:style style:name="T24_20" style:family="text">
      <style:text-properties fo:font-weight="bold" style:font-weight-asian="bold" style:font-weight-complex="bold"/>
    </style:style>
    <style:style style:name="T24_21" style:family="text">
      <style:text-properties fo:font-weight="bold" style:font-weight-asian="bold" style:font-weight-complex="bold"/>
    </style:style>
    <style:style style:name="T24_22" style:family="text">
      <style:text-properties fo:font-weight="bold" style:font-weight-asian="bold" style:font-weight-complex="bold"/>
    </style:style>
    <style:style style:name="T24_23" style:family="text">
      <style:text-properties fo:font-weight="bold" style:font-weight-asian="bold" style:font-weight-complex="bold"/>
    </style:style>
    <style:style style:name="T24_24" style:family="text">
      <style:text-properties fo:font-weight="bold" style:font-weight-asian="bold" style:font-weight-complex="bold"/>
    </style:style>
    <style:style style:name="T24_25" style:family="text">
      <style:text-properties fo:font-weight="bold" style:font-weight-asian="bold" style:font-weight-complex="bold"/>
    </style:style>
    <style:style style:name="T24_26" style:family="text">
      <style:text-properties fo:font-weight="bold" style:font-weight-asian="bold" style:font-weight-complex="bold"/>
    </style:style>
    <style:style style:name="T24_27" style:family="text">
      <style:text-properties fo:font-weight="bold" style:font-weight-asian="bold" style:font-weight-complex="bold"/>
    </style:style>
    <style:style style:name="T24_28" style:family="text">
      <style:text-properties fo:font-weight="bold" style:font-weight-asian="bold" style:font-weight-complex="bold"/>
    </style:style>
    <style:style style:name="T24_29" style:family="text">
      <style:text-properties fo:font-weight="bold" style:font-weight-asian="bold" style:font-weight-complex="bold"/>
    </style:style>
    <style:style style:name="T24_30" style:family="text">
      <style:text-properties fo:font-weight="bold" style:font-weight-asian="bold" style:font-weight-complex="bold"/>
    </style:style>
    <style:style style:name="T24_31" style:family="text">
      <style:text-properties fo:font-weight="bold" style:font-weight-asian="bold" style:font-weight-complex="bold"/>
    </style:style>
    <style:style style:name="T24_32" style:family="text">
      <style:text-properties fo:font-weight="bold" style:font-weight-asian="bold" style:font-weight-complex="bold"/>
    </style:style>
    <style:style style:name="T24_33" style:family="text">
      <style:text-properties fo:font-weight="bold" style:font-weight-asian="bold" style:font-weight-complex="bold"/>
    </style:style>
    <style:style style:name="T24_34" style:family="text">
      <style:text-properties fo:font-weight="bold" style:font-weight-asian="bold" style:font-weight-complex="bold"/>
    </style:style>
    <style:style style:name="T24_35" style:family="text">
      <style:text-properties fo:font-weight="bold" style:font-weight-asian="bold" style:font-weight-complex="bold"/>
    </style:style>
    <style:style style:name="T24_36" style:family="text">
      <style:text-properties fo:font-weight="bold" style:font-weight-asian="bold" style:font-weight-complex="bold"/>
    </style:style>
    <style:style style:name="T24_37" style:family="text">
      <style:text-properties fo:font-weight="bold" style:font-weight-asian="bold" style:font-weight-complex="bold"/>
    </style:style>
    <style:style style:name="T24_38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right" fo:break-before="auto" fo:line-height="115%" style:writing-mode="rl-tb"/>
    </style:style>
    <style:style style:name="T26_1" style:family="text">
      <style:text-properties fo:font-weight="bold" style:font-weight-asian="bold" style:font-weight-complex="bold"/>
    </style:style>
    <style:style style:name="Table1" style:family="table">
      <style:table-properties table:align="right" style:width="12.285cm" fo:margin-left="4.225cm" style:writing-mode="rl-tb"/>
    </style:style>
    <style:style style:name="Column1" style:family="table-column">
      <style:table-column-properties style:column-width="12.285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line-height="115%" style:writing-mode="rl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T39_15" style:family="text">
      <style:text-properties fo:font-weight="bold" style:font-weight-asian="bold" style:font-weight-complex="bold"/>
    </style:style>
    <style:style style:name="T39_16" style:family="text">
      <style:text-properties fo:font-weight="bold" style:font-weight-asian="bold" style:font-weight-complex="bold"/>
    </style:style>
    <style:style style:name="T39_17" style:family="text">
      <style:text-properties fo:font-weight="bold" style:font-weight-asian="bold" style:font-weight-complex="bold"/>
    </style:style>
    <style:style style:name="T39_18" style:family="text">
      <style:text-properties fo:font-weight="bold" style:font-weight-asian="bold" style:font-weight-complex="bold"/>
    </style:style>
    <style:style style:name="T39_19" style:family="text">
      <style:text-properties fo:font-weight="bold" style:font-weight-asian="bold" style:font-weight-complex="bold"/>
    </style:style>
    <style:style style:name="T39_20" style:family="text">
      <style:text-properties fo:font-weight="bold" style:font-weight-asian="bold" style:font-weight-complex="bold"/>
    </style:style>
    <style:style style:name="T39_21" style:family="text">
      <style:text-properties fo:font-weight="bold" style:font-weight-asian="bold" style:font-weight-complex="bold"/>
    </style:style>
    <style:style style:name="T39_22" style:family="text">
      <style:text-properties fo:font-weight="bold" style:font-weight-asian="bold" style:font-weight-complex="bold"/>
    </style:style>
    <style:style style:name="T39_23" style:family="text">
      <style:text-properties fo:font-weight="bold" style:font-weight-asian="bold" style:font-weight-complex="bold"/>
    </style:style>
    <style:style style:name="T39_24" style:family="text">
      <style:text-properties fo:font-weight="bold" style:font-weight-asian="bold" style:font-weight-complex="bold"/>
    </style:style>
    <style:style style:name="T39_25" style:family="text">
      <style:text-properties fo:font-weight="bold" style:font-weight-asian="bold" style:font-weight-complex="bold"/>
    </style:style>
    <style:style style:name="T39_26" style:family="text">
      <style:text-properties fo:font-weight="bold" style:font-weight-asian="bold" style:font-weight-complex="bold"/>
    </style:style>
    <style:style style:name="T39_27" style:family="text">
      <style:text-properties fo:font-weight="bold" style:font-weight-asian="bold" style:font-weight-complex="bold"/>
    </style:style>
    <style:style style:name="T39_28" style:family="text">
      <style:text-properties fo:font-weight="bold" style:font-weight-asian="bold" style:font-weight-complex="bold"/>
    </style:style>
    <style:style style:name="T39_29" style:family="text">
      <style:text-properties fo:font-weight="bold" style:font-weight-asian="bold" style:font-weight-complex="bold"/>
    </style:style>
    <style:style style:name="T39_30" style:family="text">
      <style:text-properties fo:font-weight="bold" style:font-weight-asian="bold" style:font-weight-complex="bold"/>
    </style:style>
    <style:style style:name="T39_31" style:family="text">
      <style:text-properties fo:font-weight="bold" style:font-weight-asian="bold" style:font-weight-complex="bold"/>
    </style:style>
    <style:style style:name="T39_32" style:family="text">
      <style:text-properties fo:font-weight="bold" style:font-weight-asian="bold" style:font-weight-complex="bold"/>
    </style:style>
    <style:style style:name="T39_33" style:family="text">
      <style:text-properties fo:font-weight="bold" style:font-weight-asian="bold" style:font-weight-complex="bold"/>
    </style:style>
    <style:style style:name="T39_34" style:family="text">
      <style:text-properties fo:font-weight="bold" style:font-weight-asian="bold" style:font-weight-complex="bold"/>
    </style:style>
    <style:style style:name="T39_35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right" fo:break-before="auto" fo:line-height="115%" style:writing-mode="rl-tb"/>
    </style:style>
    <style:style style:name="T41_1" style:family="text">
      <style:text-properties fo:font-weight="bold" style:font-weight-asian="bold" style:font-weight-complex="bold"/>
    </style:style>
    <style:style style:name="Table2" style:family="table">
      <style:table-properties table:align="right" style:width="12.285cm" fo:margin-left="4.225cm" style:writing-mode="rl-tb"/>
    </style:style>
    <style:style style:name="Column2" style:family="table-column">
      <style:table-column-properties style:column-width="12.285cm"/>
    </style:style>
    <style:style style:name="Row2" style:family="table-row"/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line-height="115%" style:writing-mode="rl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T55_7" style:family="text">
      <style:text-properties fo:font-weight="bold" style:font-weight-asian="bold" style:font-weight-complex="bold"/>
    </style:style>
    <style:style style:name="T55_8" style:family="text">
      <style:text-properties fo:font-weight="bold" style:font-weight-asian="bold" style:font-weight-complex="bold"/>
    </style:style>
    <style:style style:name="T55_9" style:family="text">
      <style:text-properties fo:font-weight="bold" style:font-weight-asian="bold" style:font-weight-complex="bold"/>
    </style:style>
    <style:style style:name="T55_10" style:family="text">
      <style:text-properties fo:font-weight="bold" style:font-weight-asian="bold" style:font-weight-complex="bold"/>
    </style:style>
    <style:style style:name="T55_11" style:family="text">
      <style:text-properties fo:font-weight="bold" style:font-weight-asian="bold" style:font-weight-complex="bold"/>
    </style:style>
    <style:style style:name="T55_12" style:family="text">
      <style:text-properties fo:font-weight="bold" style:font-weight-asian="bold" style:font-weight-complex="bold"/>
    </style:style>
    <style:style style:name="T55_13" style:family="text">
      <style:text-properties fo:font-weight="bold" style:font-weight-asian="bold" style:font-weight-complex="bold"/>
    </style:style>
    <style:style style:name="T55_14" style:family="text">
      <style:text-properties fo:font-weight="bold" style:font-weight-asian="bold" style:font-weight-complex="bold"/>
    </style:style>
    <style:style style:name="T55_15" style:family="text">
      <style:text-properties fo:font-weight="bold" style:font-weight-asian="bold" style:font-weight-complex="bold"/>
    </style:style>
    <style:style style:name="T55_16" style:family="text">
      <style:text-properties fo:font-weight="bold" style:font-weight-asian="bold" style:font-weight-complex="bold"/>
    </style:style>
    <style:style style:name="T55_17" style:family="text">
      <style:text-properties fo:font-weight="bold" style:font-weight-asian="bold" style:font-weight-complex="bold"/>
    </style:style>
    <style:style style:name="T55_18" style:family="text">
      <style:text-properties fo:font-weight="bold" style:font-weight-asian="bold" style:font-weight-complex="bold"/>
    </style:style>
    <style:style style:name="T55_19" style:family="text">
      <style:text-properties fo:font-weight="bold" style:font-weight-asian="bold" style:font-weight-complex="bold"/>
    </style:style>
    <style:style style:name="T55_20" style:family="text">
      <style:text-properties fo:font-weight="bold" style:font-weight-asian="bold" style:font-weight-complex="bold"/>
    </style:style>
    <style:style style:name="T55_21" style:family="text">
      <style:text-properties fo:font-weight="bold" style:font-weight-asian="bold" style:font-weight-complex="bold"/>
    </style:style>
    <style:style style:name="T55_22" style:family="text">
      <style:text-properties fo:font-weight="bold" style:font-weight-asian="bold" style:font-weight-complex="bold"/>
    </style:style>
    <style:style style:name="T55_23" style:family="text">
      <style:text-properties fo:font-weight="bold" style:font-weight-asian="bold" style:font-weight-complex="bold"/>
    </style:style>
    <style:style style:name="T55_24" style:family="text">
      <style:text-properties fo:font-weight="bold" style:font-weight-asian="bold" style:font-weight-complex="bold"/>
    </style:style>
    <style:style style:name="T55_25" style:family="text">
      <style:text-properties fo:font-weight="bold" style:font-weight-asian="bold" style:font-weight-complex="bold"/>
    </style:style>
    <style:style style:name="T55_26" style:family="text">
      <style:text-properties fo:font-weight="bold" style:font-weight-asian="bold" style:font-weight-complex="bold"/>
    </style:style>
    <style:style style:name="T55_27" style:family="text">
      <style:text-properties fo:font-weight="bold" style:font-weight-asian="bold" style:font-weight-complex="bold"/>
    </style:style>
    <style:style style:name="T55_28" style:family="text">
      <style:text-properties fo:font-weight="bold" style:font-weight-asian="bold" style:font-weight-complex="bold"/>
    </style:style>
    <style:style style:name="T55_29" style:family="text">
      <style:text-properties fo:font-weight="bold" style:font-weight-asian="bold" style:font-weight-complex="bold"/>
    </style:style>
    <style:style style:name="T55_30" style:family="text">
      <style:text-properties fo:font-weight="bold" style:font-weight-asian="bold" style:font-weight-complex="bold"/>
    </style:style>
    <style:style style:name="T55_31" style:family="text">
      <style:text-properties fo:font-weight="bold" style:font-weight-asian="bold" style:font-weight-complex="bold"/>
    </style:style>
    <style:style style:name="T55_32" style:family="text">
      <style:text-properties fo:font-weight="bold" style:font-weight-asian="bold" style:font-weight-complex="bold"/>
    </style:style>
    <style:style style:name="T55_33" style:family="text">
      <style:text-properties fo:font-weight="bold" style:font-weight-asian="bold" style:font-weight-complex="bold"/>
    </style:style>
    <style:style style:name="T55_34" style:family="text">
      <style:text-properties fo:font-weight="bold" style:font-weight-asian="bold" style:font-weight-complex="bold"/>
    </style:style>
    <style:style style:name="T55_35" style:family="text">
      <style:text-properties fo:font-weight="bold" style:font-weight-asian="bold" style:font-weight-complex="bold"/>
    </style:style>
    <style:style style:name="T55_36" style:family="text">
      <style:text-properties fo:font-weight="bold" style:font-weight-asian="bold" style:font-weight-complex="bold"/>
    </style:style>
    <style:style style:name="T55_37" style:family="text">
      <style:text-properties fo:font-weight="bold" style:font-weight-asian="bold" style:font-weight-complex="bold"/>
    </style:style>
    <style:style style:name="T55_38" style:family="text">
      <style:text-properties fo:font-weight="bold" style:font-weight-asian="bold" style:font-weight-complex="bold"/>
    </style:style>
    <style:style style:name="T55_39" style:family="text">
      <style:text-properties fo:font-weight="bold" style:font-weight-asian="bold" style:font-weight-complex="bold"/>
    </style:style>
    <style:style style:name="T55_40" style:family="text">
      <style:text-properties fo:font-weight="bold" style:font-weight-asian="bold" style:font-weight-complex="bold"/>
    </style:style>
    <style:style style:name="T55_41" style:family="text">
      <style:text-properties fo:font-weight="bold" style:font-weight-asian="bold" style:font-weight-complex="bold"/>
    </style:style>
    <style:style style:name="T55_42" style:family="text">
      <style:text-properties fo:font-weight="bold" style:font-weight-asian="bold" style:font-weight-complex="bold"/>
    </style:style>
    <style:style style:name="T55_43" style:family="text">
      <style:text-properties fo:font-weight="bold" style:font-weight-asian="bold" style:font-weight-complex="bold"/>
    </style:style>
    <style:style style:name="T55_44" style:family="text">
      <style:text-properties fo:font-weight="bold" style:font-weight-asian="bold" style:font-weight-complex="bold"/>
    </style:style>
    <style:style style:name="T55_45" style:family="text">
      <style:text-properties fo:font-weight="bold" style:font-weight-asian="bold" style:font-weight-complex="bold"/>
    </style:style>
    <style:style style:name="T55_46" style:family="text">
      <style:text-properties fo:font-weight="bold" style:font-weight-asian="bold" style:font-weight-complex="bold"/>
    </style:style>
    <style:style style:name="T55_47" style:family="text">
      <style:text-properties fo:font-weight="bold" style:font-weight-asian="bold" style:font-weight-complex="bold"/>
    </style:style>
    <style:style style:name="T55_48" style:family="text">
      <style:text-properties fo:font-weight="bold" style:font-weight-asian="bold" style:font-weight-complex="bold"/>
    </style:style>
    <style:style style:name="T55_49" style:family="text">
      <style:text-properties fo:font-weight="bold" style:font-weight-asian="bold" style:font-weight-complex="bold"/>
    </style:style>
    <style:style style:name="T55_50" style:family="text">
      <style:text-properties fo:font-weight="bold" style:font-weight-asian="bold" style:font-weight-complex="bold"/>
    </style:style>
    <style:style style:name="T55_51" style:family="text">
      <style:text-properties fo:font-weight="bold" style:font-weight-asian="bold" style:font-weight-complex="bold"/>
    </style:style>
    <style:style style:name="T55_52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right" fo:break-before="auto" fo:line-height="115%" style:writing-mode="rl-tb"/>
    </style:style>
    <style:style style:name="T57_1" style:family="text">
      <style:text-properties fo:font-weight="bold" style:font-weight-asian="bold" style:font-weight-complex="bold"/>
    </style:style>
    <style:style style:name="Table3" style:family="table">
      <style:table-properties table:align="right" style:width="12.285cm" fo:margin-left="4.225cm" style:writing-mode="rl-tb"/>
    </style:style>
    <style:style style:name="Column3" style:family="table-column">
      <style:table-column-properties style:column-width="12.285cm"/>
    </style:style>
    <style:style style:name="Row3" style:family="table-row"/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line-height="115%" style:writing-mode="rl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>
      <style:text-properties fo:font-weight="bold" style:font-weight-asian="bold" style:font-weight-complex="bold"/>
    </style:style>
    <style:style style:name="T65_9" style:family="text">
      <style:text-properties fo:font-weight="bold" style:font-weight-asian="bold" style:font-weight-complex="bold"/>
    </style:style>
    <style:style style:name="T65_10" style:family="text">
      <style:text-properties fo:font-weight="bold" style:font-weight-asian="bold" style:font-weight-complex="bold"/>
    </style:style>
    <style:style style:name="T65_11" style:family="text">
      <style:text-properties fo:font-weight="bold" style:font-weight-asian="bold" style:font-weight-complex="bold"/>
    </style:style>
    <style:style style:name="T65_12" style:family="text">
      <style:text-properties fo:font-weight="bold" style:font-weight-asian="bold" style:font-weight-complex="bold"/>
    </style:style>
    <style:style style:name="T65_13" style:family="text">
      <style:text-properties fo:font-weight="bold" style:font-weight-asian="bold" style:font-weight-complex="bold"/>
    </style:style>
    <style:style style:name="T65_14" style:family="text">
      <style:text-properties fo:font-weight="bold" style:font-weight-asian="bold" style:font-weight-complex="bold"/>
    </style:style>
    <style:style style:name="T65_15" style:family="text">
      <style:text-properties fo:font-weight="bold" style:font-weight-asian="bold" style:font-weight-complex="bold"/>
    </style:style>
    <style:style style:name="T65_16" style:family="text">
      <style:text-properties fo:font-weight="bold" style:font-weight-asian="bold" style:font-weight-complex="bold"/>
    </style:style>
    <style:style style:name="T65_17" style:family="text">
      <style:text-properties fo:font-weight="bold" style:font-weight-asian="bold" style:font-weight-complex="bold"/>
    </style:style>
    <style:style style:name="T65_18" style:family="text">
      <style:text-properties fo:font-weight="bold" style:font-weight-asian="bold" style:font-weight-complex="bold"/>
    </style:style>
    <style:style style:name="T65_19" style:family="text">
      <style:text-properties fo:font-weight="bold" style:font-weight-asian="bold" style:font-weight-complex="bold"/>
    </style:style>
    <style:style style:name="T65_20" style:family="text">
      <style:text-properties fo:font-weight="bold" style:font-weight-asian="bold" style:font-weight-complex="bold"/>
    </style:style>
    <style:style style:name="T65_21" style:family="text">
      <style:text-properties fo:font-weight="bold" style:font-weight-asian="bold" style:font-weight-complex="bold"/>
    </style:style>
    <style:style style:name="T65_22" style:family="text">
      <style:text-properties fo:font-weight="bold" style:font-weight-asian="bold" style:font-weight-complex="bold"/>
    </style:style>
    <style:style style:name="T65_23" style:family="text">
      <style:text-properties fo:font-weight="bold" style:font-weight-asian="bold" style:font-weight-complex="bold"/>
    </style:style>
    <style:style style:name="T65_24" style:family="text">
      <style:text-properties fo:font-weight="bold" style:font-weight-asian="bold" style:font-weight-complex="bold"/>
    </style:style>
    <style:style style:name="T65_25" style:family="text">
      <style:text-properties fo:font-weight="bold" style:font-weight-asian="bold" style:font-weight-complex="bold"/>
    </style:style>
    <style:style style:name="T65_26" style:family="text">
      <style:text-properties fo:font-weight="bold" style:font-weight-asian="bold" style:font-weight-complex="bold"/>
    </style:style>
    <style:style style:name="T65_27" style:family="text">
      <style:text-properties fo:font-weight="bold" style:font-weight-asian="bold" style:font-weight-complex="bold"/>
    </style:style>
    <style:style style:name="T65_28" style:family="text">
      <style:text-properties fo:font-weight="bold" style:font-weight-asian="bold" style:font-weight-complex="bold"/>
    </style:style>
    <style:style style:name="T65_29" style:family="text">
      <style:text-properties fo:font-weight="bold" style:font-weight-asian="bold" style:font-weight-complex="bold"/>
    </style:style>
    <style:style style:name="T65_30" style:family="text">
      <style:text-properties fo:font-weight="bold" style:font-weight-asian="bold" style:font-weight-complex="bold"/>
    </style:style>
    <style:style style:name="T65_31" style:family="text">
      <style:text-properties fo:font-weight="bold" style:font-weight-asian="bold" style:font-weight-complex="bold"/>
    </style:style>
    <style:style style:name="T65_32" style:family="text">
      <style:text-properties fo:font-weight="bold" style:font-weight-asian="bold" style:font-weight-complex="bold"/>
    </style:style>
    <style:style style:name="T65_33" style:family="text">
      <style:text-properties fo:font-weight="bold" style:font-weight-asian="bold" style:font-weight-complex="bold"/>
    </style:style>
    <style:style style:name="T65_34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67" style:family="paragraph" style:parent-style-name="Standard">
      <style:paragraph-properties fo:text-align="right" fo:break-before="auto" fo:line-height="115%" style:writing-mode="rl-tb"/>
    </style:style>
    <style:style style:name="T67_1" style:family="text">
      <style:text-properties fo:font-weight="bold" style:font-weight-asian="bold" style:font-weight-complex="bold"/>
    </style:style>
    <style:style style:name="Table4" style:family="table">
      <style:table-properties table:align="right" style:width="12.285cm" fo:margin-left="4.225cm" style:writing-mode="rl-tb"/>
    </style:style>
    <style:style style:name="Column4" style:family="table-column">
      <style:table-column-properties style:column-width="12.285cm"/>
    </style:style>
    <style:style style:name="Row4" style:family="table-row"/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line-height="115%" style:writing-mode="rl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T73_9" style:family="text">
      <style:text-properties fo:font-weight="bold" style:font-weight-asian="bold" style:font-weight-complex="bold"/>
    </style:style>
    <style:style style:name="T73_10" style:family="text">
      <style:text-properties fo:font-weight="bold" style:font-weight-asian="bold" style:font-weight-complex="bold"/>
    </style:style>
    <style:style style:name="T73_11" style:family="text">
      <style:text-properties fo:font-weight="bold" style:font-weight-asian="bold" style:font-weight-complex="bold"/>
    </style:style>
    <style:style style:name="T73_12" style:family="text">
      <style:text-properties fo:font-weight="bold" style:font-weight-asian="bold" style:font-weight-complex="bold"/>
    </style:style>
    <style:style style:name="T73_13" style:family="text">
      <style:text-properties fo:font-weight="bold" style:font-weight-asian="bold" style:font-weight-complex="bold"/>
    </style:style>
    <style:style style:name="T73_14" style:family="text">
      <style:text-properties fo:font-weight="bold" style:font-weight-asian="bold" style:font-weight-complex="bold"/>
    </style:style>
    <style:style style:name="T73_15" style:family="text">
      <style:text-properties fo:font-weight="bold" style:font-weight-asian="bold" style:font-weight-complex="bold"/>
    </style:style>
    <style:style style:name="T73_16" style:family="text">
      <style:text-properties fo:font-weight="bold" style:font-weight-asian="bold" style:font-weight-complex="bold"/>
    </style:style>
    <style:style style:name="T73_17" style:family="text">
      <style:text-properties fo:font-weight="bold" style:font-weight-asian="bold" style:font-weight-complex="bold"/>
    </style:style>
    <style:style style:name="T73_18" style:family="text">
      <style:text-properties fo:font-weight="bold" style:font-weight-asian="bold" style:font-weight-complex="bold"/>
    </style:style>
    <style:style style:name="T73_19" style:family="text">
      <style:text-properties fo:font-weight="bold" style:font-weight-asian="bold" style:font-weight-complex="bold"/>
    </style:style>
    <style:style style:name="T73_20" style:family="text">
      <style:text-properties fo:font-weight="bold" style:font-weight-asian="bold" style:font-weight-complex="bold"/>
    </style:style>
    <style:style style:name="T73_21" style:family="text">
      <style:text-properties fo:font-weight="bold" style:font-weight-asian="bold" style:font-weight-complex="bold"/>
    </style:style>
    <style:style style:name="T73_22" style:family="text">
      <style:text-properties fo:font-weight="bold" style:font-weight-asian="bold" style:font-weight-complex="bold"/>
    </style:style>
    <style:style style:name="T73_23" style:family="text">
      <style:text-properties fo:font-weight="bold" style:font-weight-asian="bold" style:font-weight-complex="bold"/>
    </style:style>
    <style:style style:name="T73_24" style:family="text">
      <style:text-properties fo:font-weight="bold" style:font-weight-asian="bold" style:font-weight-complex="bold"/>
    </style:style>
    <style:style style:name="T73_25" style:family="text">
      <style:text-properties fo:font-weight="bold" style:font-weight-asian="bold" style:font-weight-complex="bold"/>
    </style:style>
    <style:style style:name="T73_26" style:family="text">
      <style:text-properties fo:font-weight="bold" style:font-weight-asian="bold" style:font-weight-complex="bold"/>
    </style:style>
    <style:style style:name="T73_27" style:family="text">
      <style:text-properties fo:font-weight="bold" style:font-weight-asian="bold" style:font-weight-complex="bold"/>
    </style:style>
    <style:style style:name="T73_28" style:family="text">
      <style:text-properties fo:font-weight="bold" style:font-weight-asian="bold" style:font-weight-complex="bold"/>
    </style:style>
    <style:style style:name="T73_29" style:family="text">
      <style:text-properties fo:font-weight="bold" style:font-weight-asian="bold" style:font-weight-complex="bold"/>
    </style:style>
    <style:style style:name="T73_30" style:family="text">
      <style:text-properties fo:font-weight="bold" style:font-weight-asian="bold" style:font-weight-complex="bold"/>
    </style:style>
    <style:style style:name="T73_31" style:family="text">
      <style:text-properties fo:font-weight="bold" style:font-weight-asian="bold" style:font-weight-complex="bold"/>
    </style:style>
    <style:style style:name="T73_32" style:family="text">
      <style:text-properties fo:font-weight="bold" style:font-weight-asian="bold" style:font-weight-complex="bold"/>
    </style:style>
    <style:style style:name="T73_33" style:family="text">
      <style:text-properties fo:font-weight="bold" style:font-weight-asian="bold" style:font-weight-complex="bold"/>
    </style:style>
    <style:style style:name="T73_34" style:family="text">
      <style:text-properties fo:font-weight="bold" style:font-weight-asian="bold" style:font-weight-complex="bold"/>
    </style:style>
    <style:style style:name="T73_35" style:family="text">
      <style:text-properties fo:font-weight="bold" style:font-weight-asian="bold" style:font-weight-complex="bold"/>
    </style:style>
    <style:style style:name="T73_36" style:family="text">
      <style:text-properties fo:font-weight="bold" style:font-weight-asian="bold" style:font-weight-complex="bold"/>
    </style:style>
    <style:style style:name="T73_37" style:family="text">
      <style:text-properties fo:font-weight="bold" style:font-weight-asian="bold" style:font-weight-complex="bold"/>
    </style:style>
    <style:style style:name="T73_38" style:family="text">
      <style:text-properties fo:font-weight="bold" style:font-weight-asian="bold" style:font-weight-complex="bold"/>
    </style:style>
    <style:style style:name="T73_39" style:family="text">
      <style:text-properties fo:font-weight="bold" style:font-weight-asian="bold" style:font-weight-complex="bold"/>
    </style:style>
    <style:style style:name="T73_40" style:family="text">
      <style:text-properties fo:font-weight="bold" style:font-weight-asian="bold" style:font-weight-complex="bold"/>
    </style:style>
    <style:style style:name="T73_41" style:family="text">
      <style:text-properties fo:font-weight="bold" style:font-weight-asian="bold" style:font-weight-complex="bold"/>
    </style:style>
    <style:style style:name="T73_42" style:family="text">
      <style:text-properties fo:font-weight="bold" style:font-weight-asian="bold" style:font-weight-complex="bold"/>
    </style:style>
    <style:style style:name="T73_43" style:family="text">
      <style:text-properties fo:font-weight="bold" style:font-weight-asian="bold" style:font-weight-complex="bold"/>
    </style:style>
    <style:style style:name="T73_44" style:family="text">
      <style:text-properties fo:font-weight="bold" style:font-weight-asian="bold" style:font-weight-complex="bold"/>
    </style:style>
    <style:style style:name="T73_45" style:family="text">
      <style:text-properties fo:font-weight="bold" style:font-weight-asian="bold" style:font-weight-complex="bold"/>
    </style:style>
    <style:style style:name="T73_46" style:family="text">
      <style:text-properties fo:font-weight="bold" style:font-weight-asian="bold" style:font-weight-complex="bold"/>
    </style:style>
    <style:style style:name="T73_47" style:family="text">
      <style:text-properties fo:font-weight="bold" style:font-weight-asian="bold" style:font-weight-complex="bold"/>
    </style:style>
    <style:style style:name="T73_48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left" fo:break-before="auto" fo:line-height="115%" style:writing-mode="rl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>
      <style:text-properties fo:font-weight="bold" style:font-weight-asian="bold" style:font-weight-complex="bold"/>
    </style:style>
    <style:style style:name="T74_9" style:family="text">
      <style:text-properties fo:font-weight="bold" style:font-weight-asian="bold" style:font-weight-complex="bold"/>
    </style:style>
    <style:style style:name="T74_10" style:family="text">
      <style:text-properties fo:font-weight="bold" style:font-weight-asian="bold" style:font-weight-complex="bold"/>
    </style:style>
    <style:style style:name="T74_11" style:family="text">
      <style:text-properties fo:font-weight="bold" style:font-weight-asian="bold" style:font-weight-complex="bold"/>
    </style:style>
    <style:style style:name="T74_12" style:family="text">
      <style:text-properties fo:font-weight="bold" style:font-weight-asian="bold" style:font-weight-complex="bold"/>
    </style:style>
    <style:style style:name="T74_13" style:family="text">
      <style:text-properties fo:font-weight="bold" style:font-weight-asian="bold" style:font-weight-complex="bold"/>
    </style:style>
    <style:style style:name="T74_14" style:family="text">
      <style:text-properties fo:font-weight="bold" style:font-weight-asian="bold" style:font-weight-complex="bold"/>
    </style:style>
    <style:style style:name="T74_15" style:family="text">
      <style:text-properties fo:font-weight="bold" style:font-weight-asian="bold" style:font-weight-complex="bold"/>
    </style:style>
    <style:style style:name="T74_16" style:family="text">
      <style:text-properties fo:font-weight="bold" style:font-weight-asian="bold" style:font-weight-complex="bold"/>
    </style:style>
    <style:style style:name="T74_17" style:family="text">
      <style:text-properties fo:font-weight="bold" style:font-weight-asian="bold" style:font-weight-complex="bold"/>
    </style:style>
    <style:style style:name="T74_18" style:family="text">
      <style:text-properties fo:font-weight="bold" style:font-weight-asian="bold" style:font-weight-complex="bold"/>
    </style:style>
    <style:style style:name="T74_19" style:family="text">
      <style:text-properties fo:font-weight="bold" style:font-weight-asian="bold" style:font-weight-complex="bold"/>
    </style:style>
    <style:style style:name="T74_20" style:family="text">
      <style:text-properties fo:font-weight="bold" style:font-weight-asian="bold" style:font-weight-complex="bold"/>
    </style:style>
    <style:style style:name="T74_21" style:family="text">
      <style:text-properties fo:font-weight="bold" style:font-weight-asian="bold" style:font-weight-complex="bold"/>
    </style:style>
    <style:style style:name="T74_22" style:family="text">
      <style:text-properties fo:font-weight="bold" style:font-weight-asian="bold" style:font-weight-complex="bold"/>
    </style:style>
    <style:style style:name="T74_23" style:family="text">
      <style:text-properties fo:font-weight="bold" style:font-weight-asian="bold" style:font-weight-complex="bold"/>
    </style:style>
    <style:style style:name="T74_24" style:family="text">
      <style:text-properties fo:font-weight="bold" style:font-weight-asian="bold" style:font-weight-complex="bold"/>
    </style:style>
    <style:style style:name="T74_25" style:family="text">
      <style:text-properties fo:font-weight="bold" style:font-weight-asian="bold" style:font-weight-complex="bold"/>
    </style:style>
    <style:style style:name="T74_26" style:family="text">
      <style:text-properties fo:font-weight="bold" style:font-weight-asian="bold" style:font-weight-complex="bold"/>
    </style:style>
    <style:style style:name="T74_27" style:family="text">
      <style:text-properties fo:font-weight="bold" style:font-weight-asian="bold" style:font-weight-complex="bold"/>
    </style:style>
    <style:style style:name="T74_28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76" style:family="paragraph" style:parent-style-name="Standard">
      <style:paragraph-properties fo:text-align="right" fo:break-before="auto" fo:line-height="115%" style:writing-mode="rl-tb"/>
    </style:style>
    <style:style style:name="T76_1" style:family="text">
      <style:text-properties fo:font-weight="bold" style:font-weight-asian="bold" style:font-weight-complex="bold"/>
    </style:style>
    <style:style style:name="Table5" style:family="table">
      <style:table-properties table:align="right" style:width="12.285cm" fo:margin-left="4.225cm" style:writing-mode="rl-tb"/>
    </style:style>
    <style:style style:name="Column5" style:family="table-column">
      <style:table-column-properties style:column-width="12.285cm"/>
    </style:style>
    <style:style style:name="Row5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line-height="115%" style:writing-mode="rl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T82_7" style:family="text">
      <style:text-properties fo:font-weight="bold" style:font-weight-asian="bold" style:font-weight-complex="bold"/>
    </style:style>
    <style:style style:name="T82_8" style:family="text">
      <style:text-properties fo:font-weight="bold" style:font-weight-asian="bold" style:font-weight-complex="bold"/>
    </style:style>
    <style:style style:name="T82_9" style:family="text">
      <style:text-properties fo:font-weight="bold" style:font-weight-asian="bold" style:font-weight-complex="bold"/>
    </style:style>
    <style:style style:name="T82_10" style:family="text">
      <style:text-properties fo:font-weight="bold" style:font-weight-asian="bold" style:font-weight-complex="bold"/>
    </style:style>
    <style:style style:name="T82_11" style:family="text">
      <style:text-properties fo:font-weight="bold" style:font-weight-asian="bold" style:font-weight-complex="bold"/>
    </style:style>
    <style:style style:name="T82_12" style:family="text">
      <style:text-properties fo:font-weight="bold" style:font-weight-asian="bold" style:font-weight-complex="bold"/>
    </style:style>
    <style:style style:name="T82_13" style:family="text">
      <style:text-properties fo:font-weight="bold" style:font-weight-asian="bold" style:font-weight-complex="bold"/>
    </style:style>
    <style:style style:name="T82_14" style:family="text">
      <style:text-properties fo:font-weight="bold" style:font-weight-asian="bold" style:font-weight-complex="bold"/>
    </style:style>
    <style:style style:name="T82_15" style:family="text">
      <style:text-properties fo:font-weight="bold" style:font-weight-asian="bold" style:font-weight-complex="bold"/>
    </style:style>
    <style:style style:name="T82_16" style:family="text">
      <style:text-properties fo:font-weight="bold" style:font-weight-asian="bold" style:font-weight-complex="bold"/>
    </style:style>
    <style:style style:name="T82_17" style:family="text">
      <style:text-properties fo:font-weight="bold" style:font-weight-asian="bold" style:font-weight-complex="bold"/>
    </style:style>
    <style:style style:name="T82_18" style:family="text">
      <style:text-properties fo:font-weight="bold" style:font-weight-asian="bold" style:font-weight-complex="bold"/>
    </style:style>
    <style:style style:name="T82_19" style:family="text">
      <style:text-properties fo:font-weight="bold" style:font-weight-asian="bold" style:font-weight-complex="bold"/>
    </style:style>
    <style:style style:name="T82_20" style:family="text">
      <style:text-properties fo:font-weight="bold" style:font-weight-asian="bold" style:font-weight-complex="bold"/>
    </style:style>
    <style:style style:name="T82_21" style:family="text">
      <style:text-properties fo:font-weight="bold" style:font-weight-asian="bold" style:font-weight-complex="bold"/>
    </style:style>
    <style:style style:name="T82_22" style:family="text">
      <style:text-properties fo:font-weight="bold" style:font-weight-asian="bold" style:font-weight-complex="bold"/>
    </style:style>
    <style:style style:name="T82_23" style:family="text">
      <style:text-properties fo:font-weight="bold" style:font-weight-asian="bold" style:font-weight-complex="bold"/>
    </style:style>
    <style:style style:name="T82_24" style:family="text">
      <style:text-properties fo:font-weight="bold" style:font-weight-asian="bold" style:font-weight-complex="bold"/>
    </style:style>
    <style:style style:name="T82_25" style:family="text">
      <style:text-properties fo:font-weight="bold" style:font-weight-asian="bold" style:font-weight-complex="bold"/>
    </style:style>
    <style:style style:name="T82_26" style:family="text">
      <style:text-properties fo:font-weight="bold" style:font-weight-asian="bold" style:font-weight-complex="bold"/>
    </style:style>
    <style:style style:name="T82_27" style:family="text">
      <style:text-properties fo:font-weight="bold" style:font-weight-asian="bold" style:font-weight-complex="bold"/>
    </style:style>
    <style:style style:name="T82_28" style:family="text">
      <style:text-properties fo:font-weight="bold" style:font-weight-asian="bold" style:font-weight-complex="bold"/>
    </style:style>
    <style:style style:name="T82_29" style:family="text">
      <style:text-properties fo:font-weight="bold" style:font-weight-asian="bold" style:font-weight-complex="bold"/>
    </style:style>
    <style:style style:name="T82_30" style:family="text">
      <style:text-properties fo:font-weight="bold" style:font-weight-asian="bold" style:font-weight-complex="bold"/>
    </style:style>
    <style:style style:name="T82_31" style:family="text">
      <style:text-properties fo:font-weight="bold" style:font-weight-asian="bold" style:font-weight-complex="bold"/>
    </style:style>
    <style:style style:name="T82_32" style:family="text">
      <style:text-properties fo:font-weight="bold" style:font-weight-asian="bold" style:font-weight-complex="bold"/>
    </style:style>
    <style:style style:name="T82_33" style:family="text">
      <style:text-properties fo:font-weight="bold" style:font-weight-asian="bold" style:font-weight-complex="bold"/>
    </style:style>
    <style:style style:name="T82_34" style:family="text">
      <style:text-properties fo:font-weight="bold" style:font-weight-asian="bold" style:font-weight-complex="bold"/>
    </style:style>
    <style:style style:name="T82_35" style:family="text">
      <style:text-properties fo:font-weight="bold" style:font-weight-asian="bold" style:font-weight-complex="bold"/>
    </style:style>
    <style:style style:name="T82_36" style:family="text">
      <style:text-properties fo:font-weight="bold" style:font-weight-asian="bold" style:font-weight-complex="bold"/>
    </style:style>
    <style:style style:name="T82_37" style:family="text">
      <style:text-properties fo:font-weight="bold" style:font-weight-asian="bold" style:font-weight-complex="bold"/>
    </style:style>
    <style:style style:name="T82_38" style:family="text">
      <style:text-properties fo:font-weight="bold" style:font-weight-asian="bold" style:font-weight-complex="bold"/>
    </style:style>
    <style:style style:name="T82_39" style:family="text">
      <style:text-properties fo:font-weight="bold" style:font-weight-asian="bold" style:font-weight-complex="bold"/>
    </style:style>
    <style:style style:name="T82_40" style:family="text">
      <style:text-properties fo:font-weight="bold" style:font-weight-asian="bold" style:font-weight-complex="bold"/>
    </style:style>
    <style:style style:name="T82_41" style:family="text">
      <style:text-properties fo:font-weight="bold" style:font-weight-asian="bold" style:font-weight-complex="bold"/>
    </style:style>
    <style:style style:name="T82_42" style:family="text">
      <style:text-properties fo:font-weight="bold" style:font-weight-asian="bold" style:font-weight-complex="bold"/>
    </style:style>
    <style:style style:name="T82_43" style:family="text">
      <style:text-properties fo:font-weight="bold" style:font-weight-asian="bold" style:font-weight-complex="bold"/>
    </style:style>
    <style:style style:name="T82_44" style:family="text">
      <style:text-properties fo:font-weight="bold" style:font-weight-asian="bold" style:font-weight-complex="bold"/>
    </style:style>
    <style:style style:name="T82_45" style:family="text">
      <style:text-properties fo:font-weight="bold" style:font-weight-asian="bold" style:font-weight-complex="bold"/>
    </style:style>
    <style:style style:name="T82_46" style:family="text">
      <style:text-properties fo:font-weight="bold" style:font-weight-asian="bold" style:font-weight-complex="bold"/>
    </style:style>
    <style:style style:name="T82_47" style:family="text">
      <style:text-properties fo:font-weight="bold" style:font-weight-asian="bold" style:font-weight-complex="bold"/>
    </style:style>
    <style:style style:name="T82_48" style:family="text">
      <style:text-properties fo:font-weight="bold" style:font-weight-asian="bold" style:font-weight-complex="bold"/>
    </style:style>
    <style:style style:name="T82_49" style:family="text">
      <style:text-properties fo:font-weight="bold" style:font-weight-asian="bold" style:font-weight-complex="bold"/>
    </style:style>
    <style:style style:name="T82_50" style:family="text">
      <style:text-properties fo:font-weight="bold" style:font-weight-asian="bold" style:font-weight-complex="bold"/>
    </style:style>
    <style:style style:name="T82_51" style:family="text">
      <style:text-properties fo:font-weight="bold" style:font-weight-asian="bold" style:font-weight-complex="bold"/>
    </style:style>
    <style:style style:name="T82_52" style:family="text">
      <style:text-properties fo:font-weight="bold" style:font-weight-asian="bold" style:font-weight-complex="bold"/>
    </style:style>
    <style:style style:name="T82_53" style:family="text">
      <style:text-properties fo:font-weight="bold" style:font-weight-asian="bold" style:font-weight-complex="bold"/>
    </style:style>
    <style:style style:name="T82_54" style:family="text">
      <style:text-properties fo:font-weight="bold" style:font-weight-asian="bold" style:font-weight-complex="bold"/>
    </style:style>
    <style:style style:name="T82_55" style:family="text">
      <style:text-properties fo:font-weight="bold" style:font-weight-asian="bold" style:font-weight-complex="bold"/>
    </style:style>
    <style:style style:name="T82_56" style:family="text">
      <style:text-properties fo:font-weight="bold" style:font-weight-asian="bold" style:font-weight-complex="bold"/>
    </style:style>
    <style:style style:name="T82_57" style:family="text">
      <style:text-properties fo:font-weight="bold" style:font-weight-asian="bold" style:font-weight-complex="bold"/>
    </style:style>
    <style:style style:name="T82_58" style:family="text">
      <style:text-properties fo:font-weight="bold" style:font-weight-asian="bold" style:font-weight-complex="bold"/>
    </style:style>
    <style:style style:name="T82_59" style:family="text">
      <style:text-properties fo:font-weight="bold" style:font-weight-asian="bold" style:font-weight-complex="bold"/>
    </style:style>
    <style:style style:name="T82_60" style:family="text">
      <style:text-properties fo:font-weight="bold" style:font-weight-asian="bold" style:font-weight-complex="bold"/>
    </style:style>
    <style:style style:name="T82_61" style:family="text">
      <style:text-properties fo:font-weight="bold" style:font-weight-asian="bold" style:font-weight-complex="bold"/>
    </style:style>
    <style:style style:name="T82_62" style:family="text">
      <style:text-properties fo:font-weight="bold" style:font-weight-asian="bold" style:font-weight-complex="bold"/>
    </style:style>
    <style:style style:name="T82_63" style:family="text">
      <style:text-properties fo:font-weight="bold" style:font-weight-asian="bold" style:font-weight-complex="bold"/>
    </style:style>
    <style:style style:name="T82_64" style:family="text">
      <style:text-properties fo:font-weight="bold" style:font-weight-asian="bold" style:font-weight-complex="bold"/>
    </style:style>
    <style:style style:name="T82_65" style:family="text">
      <style:text-properties fo:font-weight="bold" style:font-weight-asian="bold" style:font-weight-complex="bold"/>
    </style:style>
    <style:style style:name="T82_66" style:family="text">
      <style:text-properties fo:font-weight="bold" style:font-weight-asian="bold" style:font-weight-complex="bold"/>
    </style:style>
    <style:style style:name="T82_67" style:family="text">
      <style:text-properties fo:font-weight="bold" style:font-weight-asian="bold" style:font-weight-complex="bold"/>
    </style:style>
    <style:style style:name="T82_68" style:family="text">
      <style:text-properties fo:font-weight="bold" style:font-weight-asian="bold" style:font-weight-complex="bold"/>
    </style:style>
    <style:style style:name="T82_69" style:family="text">
      <style:text-properties fo:font-weight="bold" style:font-weight-asian="bold" style:font-weight-complex="bold"/>
    </style:style>
    <style:style style:name="T82_70" style:family="text">
      <style:text-properties fo:font-weight="bold" style:font-weight-asian="bold" style:font-weight-complex="bold"/>
    </style:style>
    <style:style style:name="T82_71" style:family="text">
      <style:text-properties fo:font-weight="bold" style:font-weight-asian="bold" style:font-weight-complex="bold"/>
    </style:style>
    <style:style style:name="T82_72" style:family="text">
      <style:text-properties fo:font-weight="bold" style:font-weight-asian="bold" style:font-weight-complex="bold"/>
    </style:style>
    <style:style style:name="T82_73" style:family="text">
      <style:text-properties fo:font-weight="bold" style:font-weight-asian="bold" style:font-weight-complex="bold"/>
    </style:style>
    <style:style style:name="T82_74" style:family="text">
      <style:text-properties fo:font-weight="bold" style:font-weight-asian="bold" style:font-weight-complex="bold"/>
    </style:style>
    <style:style style:name="T82_75" style:family="text">
      <style:text-properties fo:font-weight="bold" style:font-weight-asian="bold" style:font-weight-complex="bold"/>
    </style:style>
    <style:style style:name="T82_76" style:family="text">
      <style:text-properties fo:font-weight="bold" style:font-weight-asian="bold" style:font-weight-complex="bold"/>
    </style:style>
    <style:style style:name="T82_77" style:family="text">
      <style:text-properties fo:font-weight="bold" style:font-weight-asian="bold" style:font-weight-complex="bold"/>
    </style:style>
    <style:style style:name="T82_78" style:family="text">
      <style:text-properties fo:font-weight="bold" style:font-weight-asian="bold" style:font-weight-complex="bold"/>
    </style:style>
    <style:style style:name="T82_79" style:family="text">
      <style:text-properties fo:font-weight="bold" style:font-weight-asian="bold" style:font-weight-complex="bold"/>
    </style:style>
    <style:style style:name="T82_80" style:family="text">
      <style:text-properties fo:font-weight="bold" style:font-weight-asian="bold" style:font-weight-complex="bold"/>
    </style:style>
    <style:style style:name="T82_81" style:family="text">
      <style:text-properties fo:font-weight="bold" style:font-weight-asian="bold" style:font-weight-complex="bold"/>
    </style:style>
    <style:style style:name="T82_82" style:family="text">
      <style:text-properties fo:font-weight="bold" style:font-weight-asian="bold" style:font-weight-complex="bold"/>
    </style:style>
    <style:style style:name="T82_83" style:family="text">
      <style:text-properties fo:font-weight="bold" style:font-weight-asian="bold" style:font-weight-complex="bold"/>
    </style:style>
    <style:style style:name="T82_84" style:family="text">
      <style:text-properties fo:font-weight="bold" style:font-weight-asian="bold" style:font-weight-complex="bold"/>
    </style:style>
    <style:style style:name="T82_85" style:family="text">
      <style:text-properties fo:font-weight="bold" style:font-weight-asian="bold" style:font-weight-complex="bold"/>
    </style:style>
    <style:style style:name="T82_86" style:family="text">
      <style:text-properties fo:font-weight="bold" style:font-weight-asian="bold" style:font-weight-complex="bold"/>
    </style:style>
    <style:style style:name="T82_87" style:family="text">
      <style:text-properties fo:font-weight="bold" style:font-weight-asian="bold" style:font-weight-complex="bold"/>
    </style:style>
    <style:style style:name="T82_88" style:family="text">
      <style:text-properties fo:font-weight="bold" style:font-weight-asian="bold" style:font-weight-complex="bold"/>
    </style:style>
    <style:style style:name="T82_89" style:family="text">
      <style:text-properties fo:font-weight="bold" style:font-weight-asian="bold" style:font-weight-complex="bold"/>
    </style:style>
    <style:style style:name="T82_90" style:family="text">
      <style:text-properties fo:font-weight="bold" style:font-weight-asian="bold" style:font-weight-complex="bold"/>
    </style:style>
    <style:style style:name="T82_91" style:family="text">
      <style:text-properties fo:font-weight="bold" style:font-weight-asian="bold" style:font-weight-complex="bold"/>
    </style:style>
    <style:style style:name="T82_92" style:family="text">
      <style:text-properties fo:font-weight="bold" style:font-weight-asian="bold" style:font-weight-complex="bold"/>
    </style:style>
    <style:style style:name="T82_93" style:family="text">
      <style:text-properties fo:font-weight="bold" style:font-weight-asian="bold" style:font-weight-complex="bold"/>
    </style:style>
    <style:style style:name="T82_94" style:family="text">
      <style:text-properties fo:font-weight="bold" style:font-weight-asian="bold" style:font-weight-complex="bold"/>
    </style:style>
    <style:style style:name="T82_95" style:family="text">
      <style:text-properties fo:font-weight="bold" style:font-weight-asian="bold" style:font-weight-complex="bold"/>
    </style:style>
    <style:style style:name="T82_96" style:family="text">
      <style:text-properties fo:font-weight="bold" style:font-weight-asian="bold" style:font-weight-complex="bold"/>
    </style:style>
    <style:style style:name="T82_97" style:family="text">
      <style:text-properties fo:font-weight="bold" style:font-weight-asian="bold" style:font-weight-complex="bold"/>
    </style:style>
    <style:style style:name="T82_98" style:family="text">
      <style:text-properties fo:font-weight="bold" style:font-weight-asian="bold" style:font-weight-complex="bold"/>
    </style:style>
    <style:style style:name="T82_99" style:family="text">
      <style:text-properties fo:font-weight="bold" style:font-weight-asian="bold" style:font-weight-complex="bold"/>
    </style:style>
    <style:style style:name="T82_100" style:family="text">
      <style:text-properties fo:font-weight="bold" style:font-weight-asian="bold" style:font-weight-complex="bold"/>
    </style:style>
    <style:style style:name="T82_101" style:family="text">
      <style:text-properties fo:font-weight="bold" style:font-weight-asian="bold" style:font-weight-complex="bold"/>
    </style:style>
    <style:style style:name="T82_102" style:family="text">
      <style:text-properties fo:font-weight="bold" style:font-weight-asian="bold" style:font-weight-complex="bold"/>
    </style:style>
    <style:style style:name="T82_103" style:family="text">
      <style:text-properties fo:font-weight="bold" style:font-weight-asian="bold" style:font-weight-complex="bold"/>
    </style:style>
    <style:style style:name="T82_104" style:family="text">
      <style:text-properties fo:font-weight="bold" style:font-weight-asian="bold" style:font-weight-complex="bold"/>
    </style:style>
    <style:style style:name="T82_105" style:family="text">
      <style:text-properties fo:font-weight="bold" style:font-weight-asian="bold" style:font-weight-complex="bold"/>
    </style:style>
    <style:style style:name="T82_106" style:family="text">
      <style:text-properties fo:font-weight="bold" style:font-weight-asian="bold" style:font-weight-complex="bold"/>
    </style:style>
    <style:style style:name="T82_107" style:family="text">
      <style:text-properties fo:font-weight="bold" style:font-weight-asian="bold" style:font-weight-complex="bold"/>
    </style:style>
    <style:style style:name="T82_108" style:family="text">
      <style:text-properties fo:font-weight="bold" style:font-weight-asian="bold" style:font-weight-complex="bold"/>
    </style:style>
    <style:style style:name="T82_109" style:family="text">
      <style:text-properties fo:font-weight="bold" style:font-weight-asian="bold" style:font-weight-complex="bold"/>
    </style:style>
    <style:style style:name="T82_110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>
      <style:text-properties fo:font-weight="bold" style:font-weight-asian="bold" style:font-weight-complex="bold"/>
    </style:style>
    <style:style style:name="T83_6" style:family="text">
      <style:text-properties fo:font-weight="bold" style:font-weight-asian="bold" style:font-weight-complex="bold"/>
    </style:style>
    <style:style style:name="T83_7" style:family="text">
      <style:text-properties fo:font-weight="bold" style:font-weight-asian="bold" style:font-weight-complex="bold"/>
    </style:style>
    <style:style style:name="T83_8" style:family="text">
      <style:text-properties fo:font-weight="bold" style:font-weight-asian="bold" style:font-weight-complex="bold"/>
    </style:style>
    <style:style style:name="T83_9" style:family="text">
      <style:text-properties fo:font-weight="bold" style:font-weight-asian="bold" style:font-weight-complex="bold"/>
    </style:style>
    <style:style style:name="T83_10" style:family="text">
      <style:text-properties fo:font-weight="bold" style:font-weight-asian="bold" style:font-weight-complex="bold"/>
    </style:style>
    <style:style style:name="T83_11" style:family="text">
      <style:text-properties fo:font-weight="bold" style:font-weight-asian="bold" style:font-weight-complex="bold"/>
    </style:style>
    <style:style style:name="T83_12" style:family="text">
      <style:text-properties fo:font-weight="bold" style:font-weight-asian="bold" style:font-weight-complex="bold"/>
    </style:style>
    <style:style style:name="T83_13" style:family="text">
      <style:text-properties fo:font-weight="bold" style:font-weight-asian="bold" style:font-weight-complex="bold"/>
    </style:style>
    <style:style style:name="T83_14" style:family="text">
      <style:text-properties fo:font-weight="bold" style:font-weight-asian="bold" style:font-weight-complex="bold"/>
    </style:style>
    <style:style style:name="T83_15" style:family="text">
      <style:text-properties fo:font-weight="bold" style:font-weight-asian="bold" style:font-weight-complex="bold"/>
    </style:style>
    <style:style style:name="T83_16" style:family="text">
      <style:text-properties fo:font-weight="bold" style:font-weight-asian="bold" style:font-weight-complex="bold"/>
    </style:style>
    <style:style style:name="T83_17" style:family="text">
      <style:text-properties fo:font-weight="bold" style:font-weight-asian="bold" style:font-weight-complex="bold"/>
    </style:style>
    <style:style style:name="T83_18" style:family="text">
      <style:text-properties fo:font-weight="bold" style:font-weight-asian="bold" style:font-weight-complex="bold"/>
    </style:style>
    <style:style style:name="T83_19" style:family="text">
      <style:text-properties fo:font-weight="bold" style:font-weight-asian="bold" style:font-weight-complex="bold"/>
    </style:style>
    <style:style style:name="T83_20" style:family="text">
      <style:text-properties fo:font-weight="bold" style:font-weight-asian="bold" style:font-weight-complex="bold"/>
    </style:style>
    <style:style style:name="T83_21" style:family="text">
      <style:text-properties fo:font-weight="bold" style:font-weight-asian="bold" style:font-weight-complex="bold"/>
    </style:style>
    <style:style style:name="T83_22" style:family="text">
      <style:text-properties fo:font-weight="bold" style:font-weight-asian="bold" style:font-weight-complex="bold"/>
    </style:style>
    <style:style style:name="T83_23" style:family="text">
      <style:text-properties fo:font-weight="bold" style:font-weight-asian="bold" style:font-weight-complex="bold"/>
    </style:style>
    <style:style style:name="T83_24" style:family="text">
      <style:text-properties fo:font-weight="bold" style:font-weight-asian="bold" style:font-weight-complex="bold"/>
    </style:style>
    <style:style style:name="T83_25" style:family="text">
      <style:text-properties fo:font-weight="bold" style:font-weight-asian="bold" style:font-weight-complex="bold"/>
    </style:style>
    <style:style style:name="T83_26" style:family="text">
      <style:text-properties fo:font-weight="bold" style:font-weight-asian="bold" style:font-weight-complex="bold"/>
    </style:style>
    <style:style style:name="T83_27" style:family="text">
      <style:text-properties fo:font-weight="bold" style:font-weight-asian="bold" style:font-weight-complex="bold"/>
    </style:style>
    <style:style style:name="T83_28" style:family="text">
      <style:text-properties fo:font-weight="bold" style:font-weight-asian="bold" style:font-weight-complex="bold"/>
    </style:style>
    <style:style style:name="T83_29" style:family="text">
      <style:text-properties fo:font-weight="bold" style:font-weight-asian="bold" style:font-weight-complex="bold"/>
    </style:style>
    <style:style style:name="T83_30" style:family="text">
      <style:text-properties fo:font-weight="bold" style:font-weight-asian="bold" style:font-weight-complex="bold"/>
    </style:style>
    <style:style style:name="T83_31" style:family="text">
      <style:text-properties fo:font-weight="bold" style:font-weight-asian="bold" style:font-weight-complex="bold"/>
    </style:style>
    <style:style style:name="T83_32" style:family="text">
      <style:text-properties fo:font-weight="bold" style:font-weight-asian="bold" style:font-weight-complex="bold"/>
    </style:style>
    <style:style style:name="T83_33" style:family="text">
      <style:text-properties fo:font-weight="bold" style:font-weight-asian="bold" style:font-weight-complex="bold"/>
    </style:style>
    <style:style style:name="T83_34" style:family="text">
      <style:text-properties fo:font-weight="bold" style:font-weight-asian="bold" style:font-weight-complex="bold"/>
    </style:style>
    <style:style style:name="T83_35" style:family="text">
      <style:text-properties fo:font-weight="bold" style:font-weight-asian="bold" style:font-weight-complex="bold"/>
    </style:style>
    <style:style style:name="T83_36" style:family="text">
      <style:text-properties fo:font-weight="bold" style:font-weight-asian="bold" style:font-weight-complex="bold"/>
    </style:style>
    <style:style style:name="T83_37" style:family="text">
      <style:text-properties fo:font-weight="bold" style:font-weight-asian="bold" style:font-weight-complex="bold"/>
    </style:style>
    <style:style style:name="T83_38" style:family="text">
      <style:text-properties fo:font-weight="bold" style:font-weight-asian="bold" style:font-weight-complex="bold"/>
    </style:style>
    <style:style style:name="T83_39" style:family="text">
      <style:text-properties fo:font-weight="bold" style:font-weight-asian="bold" style:font-weight-complex="bold"/>
    </style:style>
    <style:style style:name="T83_40" style:family="text">
      <style:text-properties fo:font-weight="bold" style:font-weight-asian="bold" style:font-weight-complex="bold"/>
    </style:style>
    <style:style style:name="T83_41" style:family="text">
      <style:text-properties fo:font-weight="bold" style:font-weight-asian="bold" style:font-weight-complex="bold"/>
    </style:style>
    <style:style style:name="T83_42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text-align="left" fo:break-before="auto" fo:line-height="115%" style:writing-mode="rl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T84_12" style:family="text">
      <style:text-properties fo:font-weight="bold" style:font-weight-asian="bold" style:font-weight-complex="bold"/>
    </style:style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84_15" style:family="text">
      <style:text-properties fo:font-weight="bold" style:font-weight-asian="bold" style:font-weight-complex="bold"/>
    </style:style>
    <style:style style:name="T84_16" style:family="text">
      <style:text-properties fo:font-weight="bold" style:font-weight-asian="bold" style:font-weight-complex="bold"/>
    </style:style>
    <style:style style:name="T84_17" style:family="text">
      <style:text-properties fo:font-weight="bold" style:font-weight-asian="bold" style:font-weight-complex="bold"/>
    </style:style>
    <style:style style:name="T84_18" style:family="text">
      <style:text-properties fo:font-weight="bold" style:font-weight-asian="bold" style:font-weight-complex="bold"/>
    </style:style>
    <style:style style:name="T84_19" style:family="text">
      <style:text-properties fo:font-weight="bold" style:font-weight-asian="bold" style:font-weight-complex="bold"/>
    </style:style>
    <style:style style:name="T84_20" style:family="text">
      <style:text-properties fo:font-weight="bold" style:font-weight-asian="bold" style:font-weight-complex="bold"/>
    </style:style>
    <style:style style:name="T84_21" style:family="text">
      <style:text-properties fo:font-weight="bold" style:font-weight-asian="bold" style:font-weight-complex="bold"/>
    </style:style>
    <style:style style:name="T84_22" style:family="text">
      <style:text-properties fo:font-weight="bold" style:font-weight-asian="bold" style:font-weight-complex="bold"/>
    </style:style>
    <style:style style:name="T84_23" style:family="text">
      <style:text-properties fo:font-weight="bold" style:font-weight-asian="bold" style:font-weight-complex="bold"/>
    </style:style>
    <style:style style:name="T84_24" style:family="text">
      <style:text-properties fo:font-weight="bold" style:font-weight-asian="bold" style:font-weight-complex="bold"/>
    </style:style>
    <style:style style:name="T84_25" style:family="text">
      <style:text-properties fo:font-weight="bold" style:font-weight-asian="bold" style:font-weight-complex="bold"/>
    </style:style>
    <style:style style:name="T84_26" style:family="text">
      <style:text-properties fo:font-weight="bold" style:font-weight-asian="bold" style:font-weight-complex="bold"/>
    </style:style>
    <style:style style:name="T84_27" style:family="text">
      <style:text-properties fo:font-weight="bold" style:font-weight-asian="bold" style:font-weight-complex="bold"/>
    </style:style>
    <style:style style:name="T84_28" style:family="text">
      <style:text-properties fo:font-weight="bold" style:font-weight-asian="bold" style:font-weight-complex="bold"/>
    </style:style>
    <style:style style:name="T84_29" style:family="text">
      <style:text-properties fo:font-weight="bold" style:font-weight-asian="bold" style:font-weight-complex="bold"/>
    </style:style>
    <style:style style:name="T84_30" style:family="text">
      <style:text-properties fo:font-weight="bold" style:font-weight-asian="bold" style:font-weight-complex="bold"/>
    </style:style>
    <style:style style:name="T84_31" style:family="text">
      <style:text-properties fo:font-weight="bold" style:font-weight-asian="bold" style:font-weight-complex="bold"/>
    </style:style>
    <style:style style:name="T84_32" style:family="text">
      <style:text-properties fo:font-weight="bold" style:font-weight-asian="bold" style:font-weight-complex="bold"/>
    </style:style>
    <style:style style:name="T84_33" style:family="text">
      <style:text-properties fo:font-weight="bold" style:font-weight-asian="bold" style:font-weight-complex="bold"/>
    </style:style>
    <style:style style:name="T84_34" style:family="text">
      <style:text-properties fo:font-weight="bold" style:font-weight-asian="bold" style:font-weight-complex="bold"/>
    </style:style>
    <style:style style:name="T84_35" style:family="text">
      <style:text-properties fo:font-weight="bold" style:font-weight-asian="bold" style:font-weight-complex="bold"/>
    </style:style>
    <style:style style:name="T84_36" style:family="text">
      <style:text-properties fo:font-weight="bold" style:font-weight-asian="bold" style:font-weight-complex="bold"/>
    </style:style>
    <style:style style:name="T84_37" style:family="text">
      <style:text-properties fo:font-weight="bold" style:font-weight-asian="bold" style:font-weight-complex="bold"/>
    </style:style>
    <style:style style:name="T84_38" style:family="text">
      <style:text-properties fo:font-weight="bold" style:font-weight-asian="bold" style:font-weight-complex="bold"/>
    </style:style>
    <style:style style:name="T84_39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86" style:family="paragraph" style:parent-style-name="Standard">
      <style:paragraph-properties fo:text-align="right" fo:break-before="auto" fo:line-height="115%" style:writing-mode="rl-tb"/>
    </style:style>
    <style:style style:name="T86_1" style:family="text">
      <style:text-properties fo:font-weight="bold" style:font-weight-asian="bold" style:font-weight-complex="bold"/>
    </style:style>
    <style:style style:name="Table6" style:family="table">
      <style:table-properties table:align="right" style:width="12.285cm" fo:margin-left="4.225cm" style:writing-mode="rl-tb"/>
    </style:style>
    <style:style style:name="Column6" style:family="table-column">
      <style:table-column-properties style:column-width="12.285cm"/>
    </style:style>
    <style:style style:name="Row6" style:family="table-row"/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line-height="115%" style:writing-mode="rl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T94_6" style:family="text">
      <style:text-properties fo:font-weight="bold" style:font-weight-asian="bold" style:font-weight-complex="bold"/>
    </style:style>
    <style:style style:name="T94_7" style:family="text">
      <style:text-properties fo:font-weight="bold" style:font-weight-asian="bold" style:font-weight-complex="bold"/>
    </style:style>
    <style:style style:name="T94_8" style:family="text">
      <style:text-properties fo:font-weight="bold" style:font-weight-asian="bold" style:font-weight-complex="bold"/>
    </style:style>
    <style:style style:name="T94_9" style:family="text">
      <style:text-properties fo:font-weight="bold" style:font-weight-asian="bold" style:font-weight-complex="bold"/>
    </style:style>
    <style:style style:name="T94_10" style:family="text">
      <style:text-properties fo:font-weight="bold" style:font-weight-asian="bold" style:font-weight-complex="bold"/>
    </style:style>
    <style:style style:name="T94_11" style:family="text">
      <style:text-properties fo:font-weight="bold" style:font-weight-asian="bold" style:font-weight-complex="bold"/>
    </style:style>
    <style:style style:name="T94_12" style:family="text">
      <style:text-properties fo:font-weight="bold" style:font-weight-asian="bold" style:font-weight-complex="bold"/>
    </style:style>
    <style:style style:name="T94_13" style:family="text">
      <style:text-properties fo:font-weight="bold" style:font-weight-asian="bold" style:font-weight-complex="bold"/>
    </style:style>
    <style:style style:name="T94_14" style:family="text">
      <style:text-properties fo:font-weight="bold" style:font-weight-asian="bold" style:font-weight-complex="bold"/>
    </style:style>
    <style:style style:name="T94_15" style:family="text">
      <style:text-properties fo:font-weight="bold" style:font-weight-asian="bold" style:font-weight-complex="bold"/>
    </style:style>
    <style:style style:name="T94_16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text-align="left" fo:break-before="auto" fo:line-height="115%" fo:margin-top="0cm" style:writing-mode="rl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>
      <style:text-properties fo:font-weight="bold" style:font-weight-asian="bold" style:font-weight-complex="bold"/>
    </style:style>
    <style:style style:name="T95_7" style:family="text">
      <style:text-properties fo:font-weight="bold" style:font-weight-asian="bold" style:font-weight-complex="bold"/>
    </style:style>
    <style:style style:name="T95_8" style:family="text">
      <style:text-properties fo:font-weight="bold" style:font-weight-asian="bold" style:font-weight-complex="bold"/>
    </style:style>
    <style:style style:name="T95_9" style:family="text">
      <style:text-properties fo:font-weight="bold" style:font-weight-asian="bold" style:font-weight-complex="bold"/>
    </style:style>
    <style:style style:name="T95_10" style:family="text">
      <style:text-properties fo:font-weight="bold" style:font-weight-asian="bold" style:font-weight-complex="bold"/>
    </style:style>
    <style:style style:name="T95_11" style:family="text">
      <style:text-properties fo:font-weight="bold" style:font-weight-asian="bold" style:font-weight-complex="bold"/>
    </style:style>
    <style:style style:name="T95_12" style:family="text">
      <style:text-properties fo:font-weight="bold" style:font-weight-asian="bold" style:font-weight-complex="bold"/>
    </style:style>
    <style:style style:name="T95_13" style:family="text">
      <style:text-properties fo:font-weight="bold" style:font-weight-asian="bold" style:font-weight-complex="bold"/>
    </style:style>
    <style:style style:name="T95_14" style:family="text">
      <style:text-properties fo:font-weight="bold" style:font-weight-asian="bold" style:font-weight-complex="bold"/>
    </style:style>
    <style:style style:name="T95_15" style:family="text">
      <style:text-properties fo:font-weight="bold" style:font-weight-asian="bold" style:font-weight-complex="bold"/>
    </style:style>
    <style:style style:name="T95_16" style:family="text">
      <style:text-properties fo:font-weight="bold" style:font-weight-asian="bold" style:font-weight-complex="bold"/>
    </style:style>
    <style:style style:name="T95_17" style:family="text">
      <style:text-properties fo:font-weight="bold" style:font-weight-asian="bold" style:font-weight-complex="bold"/>
    </style:style>
    <style:style style:name="T95_18" style:family="text">
      <style:text-properties fo:font-weight="bold" style:font-weight-asian="bold" style:font-weight-complex="bold"/>
    </style:style>
    <style:style style:name="T95_19" style:family="text">
      <style:text-properties fo:font-weight="bold" style:font-weight-asian="bold" style:font-weight-complex="bold"/>
    </style:style>
    <style:style style:name="T95_20" style:family="text">
      <style:text-properties fo:font-weight="bold" style:font-weight-asian="bold" style:font-weight-complex="bold"/>
    </style:style>
    <style:style style:name="T95_21" style:family="text">
      <style:text-properties fo:font-weight="bold" style:font-weight-asian="bold" style:font-weight-complex="bold"/>
    </style:style>
    <style:style style:name="T95_22" style:family="text">
      <style:text-properties fo:font-weight="bold" style:font-weight-asian="bold" style:font-weight-complex="bold"/>
    </style:style>
    <style:style style:name="T95_23" style:family="text">
      <style:text-properties fo:font-weight="bold" style:font-weight-asian="bold" style:font-weight-complex="bold"/>
    </style:style>
    <style:style style:name="T95_24" style:family="text">
      <style:text-properties fo:font-weight="bold" style:font-weight-asian="bold" style:font-weight-complex="bold"/>
    </style:style>
    <style:style style:name="T95_25" style:family="text">
      <style:text-properties fo:font-weight="bold" style:font-weight-asian="bold" style:font-weight-complex="bold"/>
    </style:style>
    <style:style style:name="T95_26" style:family="text">
      <style:text-properties fo:font-weight="bold" style:font-weight-asian="bold" style:font-weight-complex="bold"/>
    </style:style>
    <style:style style:name="T95_27" style:family="text">
      <style:text-properties fo:font-weight="bold" style:font-weight-asian="bold" style:font-weight-complex="bold"/>
    </style:style>
    <style:style style:name="T95_28" style:family="text">
      <style:text-properties fo:font-weight="bold" style:font-weight-asian="bold" style:font-weight-complex="bold"/>
    </style:style>
    <style:style style:name="T95_29" style:family="text">
      <style:text-properties fo:font-weight="bold" style:font-weight-asian="bold" style:font-weight-complex="bold"/>
    </style:style>
    <style:style style:name="T95_30" style:family="text">
      <style:text-properties fo:font-weight="bold" style:font-weight-asian="bold" style:font-weight-complex="bold"/>
    </style:style>
    <style:style style:name="T95_31" style:family="text">
      <style:text-properties fo:font-weight="bold" style:font-weight-asian="bold" style:font-weight-complex="bold"/>
    </style:style>
    <style:style style:name="T95_32" style:family="text">
      <style:text-properties fo:font-weight="bold" style:font-weight-asian="bold" style:font-weight-complex="bold"/>
    </style:style>
    <style:style style:name="T95_33" style:family="text">
      <style:text-properties fo:font-weight="bold" style:font-weight-asian="bold" style:font-weight-complex="bold"/>
    </style:style>
    <style:style style:name="T95_34" style:family="text">
      <style:text-properties fo:font-weight="bold" style:font-weight-asian="bold" style:font-weight-complex="bold"/>
    </style:style>
    <style:style style:name="T95_35" style:family="text">
      <style:text-properties fo:font-weight="bold" style:font-weight-asian="bold" style:font-weight-complex="bold"/>
    </style:style>
    <style:style style:name="T95_36" style:family="text">
      <style:text-properties fo:font-weight="bold" style:font-weight-asian="bold" style:font-weight-complex="bold"/>
    </style:style>
    <style:style style:name="T95_37" style:family="text">
      <style:text-properties fo:font-weight="bold" style:font-weight-asian="bold" style:font-weight-complex="bold"/>
    </style:style>
    <style:style style:name="T95_38" style:family="text">
      <style:text-properties fo:font-weight="bold" style:font-weight-asian="bold" style:font-weight-complex="bold"/>
    </style:style>
    <style:style style:name="T95_39" style:family="text">
      <style:text-properties fo:font-weight="bold" style:font-weight-asian="bold" style:font-weight-complex="bold"/>
    </style:style>
    <style:style style:name="T95_40" style:family="text">
      <style:text-properties fo:font-weight="bold" style:font-weight-asian="bold" style:font-weight-complex="bold"/>
    </style:style>
    <style:style style:name="T95_41" style:family="text">
      <style:text-properties fo:font-weight="bold" style:font-weight-asian="bold" style:font-weight-complex="bold"/>
    </style:style>
    <style:style style:name="T95_42" style:family="text">
      <style:text-properties fo:font-weight="bold" style:font-weight-asian="bold" style:font-weight-complex="bold"/>
    </style:style>
    <style:style style:name="T95_43" style:family="text">
      <style:text-properties fo:font-weight="bold" style:font-weight-asian="bold" style:font-weight-complex="bold"/>
    </style:style>
    <style:style style:name="T95_44" style:family="text">
      <style:text-properties fo:font-weight="bold" style:font-weight-asian="bold" style:font-weight-complex="bold"/>
    </style:style>
    <style:style style:name="T95_45" style:family="text">
      <style:text-properties fo:font-weight="bold" style:font-weight-asian="bold" style:font-weight-complex="bold"/>
    </style:style>
    <style:style style:name="T95_46" style:family="text">
      <style:text-properties fo:font-weight="bold" style:font-weight-asian="bold" style:font-weight-complex="bold"/>
    </style:style>
    <style:style style:name="T95_47" style:family="text">
      <style:text-properties fo:font-weight="bold" style:font-weight-asian="bold" style:font-weight-complex="bold"/>
    </style:style>
    <style:style style:name="T95_48" style:family="text">
      <style:text-properties fo:font-weight="bold" style:font-weight-asian="bold" style:font-weight-complex="bold"/>
    </style:style>
    <style:style style:name="T95_49" style:family="text">
      <style:text-properties fo:font-weight="bold" style:font-weight-asian="bold" style:font-weight-complex="bold"/>
    </style:style>
    <style:style style:name="T95_50" style:family="text">
      <style:text-properties fo:font-weight="bold" style:font-weight-asian="bold" style:font-weight-complex="bold"/>
    </style:style>
    <style:style style:name="T95_51" style:family="text">
      <style:text-properties fo:font-weight="bold" style:font-weight-asian="bold" style:font-weight-complex="bold"/>
    </style:style>
    <style:style style:name="T95_52" style:family="text">
      <style:text-properties fo:font-weight="bold" style:font-weight-asian="bold" style:font-weight-complex="bold"/>
    </style:style>
    <style:style style:name="T95_53" style:family="text">
      <style:text-properties fo:font-weight="bold" style:font-weight-asian="bold" style:font-weight-complex="bold"/>
    </style:style>
    <style:style style:name="T95_54" style:family="text">
      <style:text-properties fo:font-weight="bold" style:font-weight-asian="bold" style:font-weight-complex="bold"/>
    </style:style>
    <style:style style:name="T95_55" style:family="text">
      <style:text-properties fo:font-weight="bold" style:font-weight-asian="bold" style:font-weight-complex="bold"/>
    </style:style>
    <style:style style:name="T95_56" style:family="text">
      <style:text-properties fo:font-weight="bold" style:font-weight-asian="bold" style:font-weight-complex="bold"/>
    </style:style>
    <style:style style:name="T95_57" style:family="text">
      <style:text-properties fo:font-weight="bold" style:font-weight-asian="bold" style:font-weight-complex="bold"/>
    </style:style>
    <style:style style:name="T95_58" style:family="text">
      <style:text-properties fo:font-weight="bold" style:font-weight-asian="bold" style:font-weight-complex="bold"/>
    </style:style>
    <style:style style:name="T95_59" style:family="text">
      <style:text-properties fo:font-weight="bold" style:font-weight-asian="bold" style:font-weight-complex="bold"/>
    </style:style>
    <style:style style:name="T95_60" style:family="text">
      <style:text-properties fo:font-weight="bold" style:font-weight-asian="bold" style:font-weight-complex="bold"/>
    </style:style>
    <style:style style:name="T95_61" style:family="text">
      <style:text-properties fo:font-weight="bold" style:font-weight-asian="bold" style:font-weight-complex="bold"/>
    </style:style>
    <style:style style:name="T95_62" style:family="text">
      <style:text-properties fo:font-weight="bold" style:font-weight-asian="bold" style:font-weight-complex="bold"/>
    </style:style>
    <style:style style:name="T95_63" style:family="text">
      <style:text-properties fo:font-weight="bold" style:font-weight-asian="bold" style:font-weight-complex="bold"/>
    </style:style>
    <style:style style:name="T95_64" style:family="text">
      <style:text-properties fo:font-weight="bold" style:font-weight-asian="bold" style:font-weight-complex="bold"/>
    </style:style>
    <style:style style:name="T95_65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left" fo:break-before="auto" fo:line-height="115%" fo:margin-top="0cm" style:writing-mode="rl-tb"/>
    </style:style>
    <style:style style:name="T96_1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T97_5" style:family="text">
      <style:text-properties fo:font-weight="bold" style:font-weight-asian="bold" style:font-weight-complex="bold"/>
    </style:style>
    <style:style style:name="T97_6" style:family="text">
      <style:text-properties fo:font-weight="bold" style:font-weight-asian="bold" style:font-weight-complex="bold"/>
    </style:style>
    <style:style style:name="T97_7" style:family="text">
      <style:text-properties fo:font-weight="bold" style:font-weight-asian="bold" style:font-weight-complex="bold"/>
    </style:style>
    <style:style style:name="T97_8" style:family="text">
      <style:text-properties fo:font-weight="bold" style:font-weight-asian="bold" style:font-weight-complex="bold"/>
    </style:style>
    <style:style style:name="T97_9" style:family="text">
      <style:text-properties fo:font-weight="bold" style:font-weight-asian="bold" style:font-weight-complex="bold"/>
    </style:style>
    <style:style style:name="T97_10" style:family="text">
      <style:text-properties fo:font-weight="bold" style:font-weight-asian="bold" style:font-weight-complex="bold"/>
    </style:style>
    <style:style style:name="T97_11" style:family="text">
      <style:text-properties fo:font-weight="bold" style:font-weight-asian="bold" style:font-weight-complex="bold"/>
    </style:style>
    <style:style style:name="T97_12" style:family="text">
      <style:text-properties fo:font-weight="bold" style:font-weight-asian="bold" style:font-weight-complex="bold"/>
    </style:style>
    <style:style style:name="T97_13" style:family="text">
      <style:text-properties fo:font-weight="bold" style:font-weight-asian="bold" style:font-weight-complex="bold"/>
    </style:style>
    <style:style style:name="T97_14" style:family="text">
      <style:text-properties fo:font-weight="bold" style:font-weight-asian="bold" style:font-weight-complex="bold"/>
    </style:style>
    <style:style style:name="T97_15" style:family="text">
      <style:text-properties fo:font-weight="bold" style:font-weight-asian="bold" style:font-weight-complex="bold"/>
    </style:style>
    <style:style style:name="T97_16" style:family="text">
      <style:text-properties fo:font-weight="bold" style:font-weight-asian="bold" style:font-weight-complex="bold"/>
    </style:style>
    <style:style style:name="T97_17" style:family="text">
      <style:text-properties fo:font-weight="bold" style:font-weight-asian="bold" style:font-weight-complex="bold"/>
    </style:style>
    <style:style style:name="T97_18" style:family="text">
      <style:text-properties fo:font-weight="bold" style:font-weight-asian="bold" style:font-weight-complex="bold"/>
    </style:style>
    <style:style style:name="T97_19" style:family="text">
      <style:text-properties fo:font-weight="bold" style:font-weight-asian="bold" style:font-weight-complex="bold"/>
    </style:style>
    <style:style style:name="T97_20" style:family="text">
      <style:text-properties fo:font-weight="bold" style:font-weight-asian="bold" style:font-weight-complex="bold"/>
    </style:style>
    <style:style style:name="T97_21" style:family="text">
      <style:text-properties fo:font-weight="bold" style:font-weight-asian="bold" style:font-weight-complex="bold"/>
    </style:style>
    <style:style style:name="T97_22" style:family="text">
      <style:text-properties fo:font-weight="bold" style:font-weight-asian="bold" style:font-weight-complex="bold"/>
    </style:style>
    <style:style style:name="T97_23" style:family="text">
      <style:text-properties fo:font-weight="bold" style:font-weight-asian="bold" style:font-weight-complex="bold"/>
    </style:style>
    <style:style style:name="T97_24" style:family="text">
      <style:text-properties fo:font-weight="bold" style:font-weight-asian="bold" style:font-weight-complex="bold"/>
    </style:style>
    <style:style style:name="T97_25" style:family="text">
      <style:text-properties fo:font-weight="bold" style:font-weight-asian="bold" style:font-weight-complex="bold"/>
    </style:style>
    <style:style style:name="T97_26" style:family="text">
      <style:text-properties fo:font-weight="bold" style:font-weight-asian="bold" style:font-weight-complex="bold"/>
    </style:style>
    <style:style style:name="T97_27" style:family="text">
      <style:text-properties fo:font-weight="bold" style:font-weight-asian="bold" style:font-weight-complex="bold"/>
    </style:style>
    <style:style style:name="T97_28" style:family="text">
      <style:text-properties fo:font-weight="bold" style:font-weight-asian="bold" style:font-weight-complex="bold"/>
    </style:style>
    <style:style style:name="T97_29" style:family="text">
      <style:text-properties fo:font-weight="bold" style:font-weight-asian="bold" style:font-weight-complex="bold"/>
    </style:style>
    <style:style style:name="T97_30" style:family="text">
      <style:text-properties fo:font-weight="bold" style:font-weight-asian="bold" style:font-weight-complex="bold"/>
    </style:style>
    <style:style style:name="T97_31" style:family="text">
      <style:text-properties fo:font-weight="bold" style:font-weight-asian="bold" style:font-weight-complex="bold"/>
    </style:style>
    <style:style style:name="T97_32" style:family="text">
      <style:text-properties fo:font-weight="bold" style:font-weight-asian="bold" style:font-weight-complex="bold"/>
    </style:style>
    <style:style style:name="T97_33" style:family="text">
      <style:text-properties fo:font-weight="bold" style:font-weight-asian="bold" style:font-weight-complex="bold"/>
    </style:style>
    <style:style style:name="T97_34" style:family="text">
      <style:text-properties fo:font-weight="bold" style:font-weight-asian="bold" style:font-weight-complex="bold"/>
    </style:style>
    <style:style style:name="T97_35" style:family="text">
      <style:text-properties fo:font-weight="bold" style:font-weight-asian="bold" style:font-weight-complex="bold"/>
    </style:style>
    <style:style style:name="T97_36" style:family="text">
      <style:text-properties fo:font-weight="bold" style:font-weight-asian="bold" style:font-weight-complex="bold"/>
    </style:style>
    <style:style style:name="T97_37" style:family="text">
      <style:text-properties fo:font-weight="bold" style:font-weight-asian="bold" style:font-weight-complex="bold"/>
    </style:style>
    <style:style style:name="T97_38" style:family="text">
      <style:text-properties fo:font-weight="bold" style:font-weight-asian="bold" style:font-weight-complex="bold"/>
    </style:style>
    <style:style style:name="T97_39" style:family="text">
      <style:text-properties fo:font-weight="bold" style:font-weight-asian="bold" style:font-weight-complex="bold"/>
    </style:style>
    <style:style style:name="T97_40" style:family="text">
      <style:text-properties fo:font-weight="bold" style:font-weight-asian="bold" style:font-weight-complex="bold"/>
    </style:style>
    <style:style style:name="T97_41" style:family="text">
      <style:text-properties fo:font-weight="bold" style:font-weight-asian="bold" style:font-weight-complex="bold"/>
    </style:style>
    <style:style style:name="T97_42" style:family="text">
      <style:text-properties fo:font-weight="bold" style:font-weight-asian="bold" style:font-weight-complex="bold"/>
    </style:style>
    <style:style style:name="T97_43" style:family="text">
      <style:text-properties fo:font-weight="bold" style:font-weight-asian="bold" style:font-weight-complex="bold"/>
    </style:style>
    <style:style style:name="T97_44" style:family="text">
      <style:text-properties fo:font-weight="bold" style:font-weight-asian="bold" style:font-weight-complex="bold"/>
    </style:style>
    <style:style style:name="T97_45" style:family="text">
      <style:text-properties fo:font-weight="bold" style:font-weight-asian="bold" style:font-weight-complex="bold"/>
    </style:style>
    <style:style style:name="T97_46" style:family="text">
      <style:text-properties fo:font-weight="bold" style:font-weight-asian="bold" style:font-weight-complex="bold"/>
    </style:style>
    <style:style style:name="T97_47" style:family="text">
      <style:text-properties fo:font-weight="bold" style:font-weight-asian="bold" style:font-weight-complex="bold"/>
    </style:style>
    <style:style style:name="T97_48" style:family="text">
      <style:text-properties fo:font-weight="bold" style:font-weight-asian="bold" style:font-weight-complex="bold"/>
    </style:style>
    <style:style style:name="T97_49" style:family="text">
      <style:text-properties fo:font-weight="bold" style:font-weight-asian="bold" style:font-weight-complex="bold"/>
    </style:style>
    <style:style style:name="T97_50" style:family="text">
      <style:text-properties fo:font-weight="bold" style:font-weight-asian="bold" style:font-weight-complex="bold"/>
    </style:style>
    <style:style style:name="T97_51" style:family="text">
      <style:text-properties fo:font-weight="bold" style:font-weight-asian="bold" style:font-weight-complex="bold"/>
    </style:style>
    <style:style style:name="T97_52" style:family="text">
      <style:text-properties fo:font-weight="bold" style:font-weight-asian="bold" style:font-weight-complex="bold"/>
    </style:style>
    <style:style style:name="T97_53" style:family="text">
      <style:text-properties fo:font-weight="bold" style:font-weight-asian="bold" style:font-weight-complex="bold"/>
    </style:style>
    <style:style style:name="T97_54" style:family="text">
      <style:text-properties fo:font-weight="bold" style:font-weight-asian="bold" style:font-weight-complex="bold"/>
    </style:style>
    <style:style style:name="T97_55" style:family="text">
      <style:text-properties fo:font-weight="bold" style:font-weight-asian="bold" style:font-weight-complex="bold"/>
    </style:style>
    <style:style style:name="T97_56" style:family="text">
      <style:text-properties fo:font-weight="bold" style:font-weight-asian="bold" style:font-weight-complex="bold"/>
    </style:style>
    <style:style style:name="T97_57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text-align="left" fo:break-before="auto" fo:line-height="115%" style:writing-mode="rl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>
      <style:text-properties fo:font-weight="bold" style:font-weight-asian="bold" style:font-weight-complex="bold"/>
    </style:style>
    <style:style style:name="T98_6" style:family="text">
      <style:text-properties fo:font-weight="bold" style:font-weight-asian="bold" style:font-weight-complex="bold"/>
    </style:style>
    <style:style style:name="T98_7" style:family="text">
      <style:text-properties fo:font-weight="bold" style:font-weight-asian="bold" style:font-weight-complex="bold"/>
    </style:style>
    <style:style style:name="T98_8" style:family="text">
      <style:text-properties fo:font-weight="bold" style:font-weight-asian="bold" style:font-weight-complex="bold"/>
    </style:style>
    <style:style style:name="T98_9" style:family="text">
      <style:text-properties fo:font-weight="bold" style:font-weight-asian="bold" style:font-weight-complex="bold"/>
    </style:style>
    <style:style style:name="T98_10" style:family="text">
      <style:text-properties fo:font-weight="bold" style:font-weight-asian="bold" style:font-weight-complex="bold"/>
    </style:style>
    <style:style style:name="T98_11" style:family="text">
      <style:text-properties fo:font-weight="bold" style:font-weight-asian="bold" style:font-weight-complex="bold"/>
    </style:style>
    <style:style style:name="T98_12" style:family="text">
      <style:text-properties fo:font-weight="bold" style:font-weight-asian="bold" style:font-weight-complex="bold"/>
    </style:style>
    <style:style style:name="T98_13" style:family="text">
      <style:text-properties fo:font-weight="bold" style:font-weight-asian="bold" style:font-weight-complex="bold"/>
    </style:style>
    <style:style style:name="T98_14" style:family="text">
      <style:text-properties fo:font-weight="bold" style:font-weight-asian="bold" style:font-weight-complex="bold"/>
    </style:style>
    <style:style style:name="T98_15" style:family="text">
      <style:text-properties fo:font-weight="bold" style:font-weight-asian="bold" style:font-weight-complex="bold"/>
    </style:style>
    <style:style style:name="T98_16" style:family="text">
      <style:text-properties fo:font-weight="bold" style:font-weight-asian="bold" style:font-weight-complex="bold"/>
    </style:style>
    <style:style style:name="T98_17" style:family="text">
      <style:text-properties fo:font-weight="bold" style:font-weight-asian="bold" style:font-weight-complex="bold"/>
    </style:style>
    <style:style style:name="T98_18" style:family="text">
      <style:text-properties fo:font-weight="bold" style:font-weight-asian="bold" style:font-weight-complex="bold"/>
    </style:style>
    <style:style style:name="T98_19" style:family="text">
      <style:text-properties fo:font-weight="bold" style:font-weight-asian="bold" style:font-weight-complex="bold"/>
    </style:style>
    <style:style style:name="T98_20" style:family="text">
      <style:text-properties fo:font-weight="bold" style:font-weight-asian="bold" style:font-weight-complex="bold"/>
    </style:style>
    <style:style style:name="T98_21" style:family="text">
      <style:text-properties fo:font-weight="bold" style:font-weight-asian="bold" style:font-weight-complex="bold"/>
    </style:style>
    <style:style style:name="T98_22" style:family="text">
      <style:text-properties fo:font-weight="bold" style:font-weight-asian="bold" style:font-weight-complex="bold"/>
    </style:style>
    <style:style style:name="T98_23" style:family="text">
      <style:text-properties fo:font-weight="bold" style:font-weight-asian="bold" style:font-weight-complex="bold"/>
    </style:style>
    <style:style style:name="T98_24" style:family="text">
      <style:text-properties fo:font-weight="bold" style:font-weight-asian="bold" style:font-weight-complex="bold"/>
    </style:style>
    <style:style style:name="T98_25" style:family="text">
      <style:text-properties fo:font-weight="bold" style:font-weight-asian="bold" style:font-weight-complex="bold"/>
    </style:style>
    <style:style style:name="T98_26" style:family="text">
      <style:text-properties fo:font-weight="bold" style:font-weight-asian="bold" style:font-weight-complex="bold"/>
    </style:style>
    <style:style style:name="T98_27" style:family="text">
      <style:text-properties fo:font-weight="bold" style:font-weight-asian="bold" style:font-weight-complex="bold"/>
    </style:style>
    <style:style style:name="T98_28" style:family="text">
      <style:text-properties fo:font-weight="bold" style:font-weight-asian="bold" style:font-weight-complex="bold"/>
    </style:style>
    <style:style style:name="T98_29" style:family="text">
      <style:text-properties fo:font-weight="bold" style:font-weight-asian="bold" style:font-weight-complex="bold"/>
    </style:style>
    <style:style style:name="T98_30" style:family="text">
      <style:text-properties fo:font-weight="bold" style:font-weight-asian="bold" style:font-weight-complex="bold"/>
    </style:style>
    <style:style style:name="T98_31" style:family="text">
      <style:text-properties fo:font-weight="bold" style:font-weight-asian="bold" style:font-weight-complex="bold"/>
    </style:style>
    <style:style style:name="T98_32" style:family="text">
      <style:text-properties fo:font-weight="bold" style:font-weight-asian="bold" style:font-weight-complex="bold"/>
    </style:style>
    <style:style style:name="T98_33" style:family="text">
      <style:text-properties fo:font-weight="bold" style:font-weight-asian="bold" style:font-weight-complex="bold"/>
    </style:style>
    <style:style style:name="T98_34" style:family="text">
      <style:text-properties fo:font-weight="bold" style:font-weight-asian="bold" style:font-weight-complex="bold"/>
    </style:style>
    <style:style style:name="T98_35" style:family="text">
      <style:text-properties fo:font-weight="bold" style:font-weight-asian="bold" style:font-weight-complex="bold"/>
    </style:style>
    <style:style style:name="T98_36" style:family="text">
      <style:text-properties fo:font-weight="bold" style:font-weight-asian="bold" style:font-weight-complex="bold"/>
    </style:style>
    <style:style style:name="T98_37" style:family="text">
      <style:text-properties fo:font-weight="bold" style:font-weight-asian="bold" style:font-weight-complex="bold"/>
    </style:style>
    <style:style style:name="T98_38" style:family="text">
      <style:text-properties fo:font-weight="bold" style:font-weight-asian="bold" style:font-weight-complex="bold"/>
    </style:style>
    <style:style style:name="T98_39" style:family="text">
      <style:text-properties fo:font-weight="bold" style:font-weight-asian="bold" style:font-weight-complex="bold"/>
    </style:style>
    <style:style style:name="T98_40" style:family="text">
      <style:text-properties fo:font-weight="bold" style:font-weight-asian="bold" style:font-weight-complex="bold"/>
    </style:style>
    <style:style style:name="T98_41" style:family="text">
      <style:text-properties fo:font-weight="bold" style:font-weight-asian="bold" style:font-weight-complex="bold"/>
    </style:style>
    <style:style style:name="T98_42" style:family="text">
      <style:text-properties fo:font-weight="bold" style:font-weight-asian="bold" style:font-weight-complex="bold"/>
    </style:style>
    <style:style style:name="T98_43" style:family="text">
      <style:text-properties fo:font-weight="bold" style:font-weight-asian="bold" style:font-weight-complex="bold"/>
    </style:style>
    <style:style style:name="T98_44" style:family="text">
      <style:text-properties fo:font-weight="bold" style:font-weight-asian="bold" style:font-weight-complex="bold"/>
    </style:style>
    <style:style style:name="T98_45" style:family="text">
      <style:text-properties fo:font-weight="bold" style:font-weight-asian="bold" style:font-weight-complex="bold"/>
    </style:style>
    <style:style style:name="T98_46" style:family="text">
      <style:text-properties fo:font-weight="bold" style:font-weight-asian="bold" style:font-weight-complex="bold"/>
    </style:style>
    <style:style style:name="T98_47" style:family="text">
      <style:text-properties fo:font-weight="bold" style:font-weight-asian="bold" style:font-weight-complex="bold"/>
    </style:style>
    <style:style style:name="T98_48" style:family="text">
      <style:text-properties fo:font-weight="bold" style:font-weight-asian="bold" style:font-weight-complex="bold"/>
    </style:style>
    <style:style style:name="T98_49" style:family="text">
      <style:text-properties fo:font-weight="bold" style:font-weight-asian="bold" style:font-weight-complex="bold"/>
    </style:style>
    <style:style style:name="T98_50" style:family="text">
      <style:text-properties fo:font-weight="bold" style:font-weight-asian="bold" style:font-weight-complex="bold"/>
    </style:style>
    <style:style style:name="T98_51" style:family="text">
      <style:text-properties fo:font-weight="bold" style:font-weight-asian="bold" style:font-weight-complex="bold"/>
    </style:style>
    <style:style style:name="T98_52" style:family="text">
      <style:text-properties fo:font-weight="bold" style:font-weight-asian="bold" style:font-weight-complex="bold"/>
    </style:style>
    <style:style style:name="T98_53" style:family="text">
      <style:text-properties fo:font-weight="bold" style:font-weight-asian="bold" style:font-weight-complex="bold"/>
    </style:style>
    <style:style style:name="T98_54" style:family="text">
      <style:text-properties fo:font-weight="bold" style:font-weight-asian="bold" style:font-weight-complex="bold"/>
    </style:style>
    <style:style style:name="T98_55" style:family="text">
      <style:text-properties fo:font-weight="bold" style:font-weight-asian="bold" style:font-weight-complex="bold"/>
    </style:style>
    <style:style style:name="T98_56" style:family="text">
      <style:text-properties fo:font-weight="bold" style:font-weight-asian="bold" style:font-weight-complex="bold"/>
    </style:style>
    <style:style style:name="T98_57" style:family="text">
      <style:text-properties fo:font-weight="bold" style:font-weight-asian="bold" style:font-weight-complex="bold"/>
    </style:style>
    <style:style style:name="T98_58" style:family="text">
      <style:text-properties fo:font-weight="bold" style:font-weight-asian="bold" style:font-weight-complex="bold"/>
    </style:style>
    <style:style style:name="T98_59" style:family="text">
      <style:text-properties fo:font-weight="bold" style:font-weight-asian="bold" style:font-weight-complex="bold"/>
    </style:style>
    <style:style style:name="T98_60" style:family="text">
      <style:text-properties fo:font-weight="bold" style:font-weight-asian="bold" style:font-weight-complex="bold"/>
    </style:style>
    <style:style style:name="T98_61" style:family="text">
      <style:text-properties fo:font-weight="bold" style:font-weight-asian="bold" style:font-weight-complex="bold"/>
    </style:style>
    <style:style style:name="T98_62" style:family="text">
      <style:text-properties fo:font-weight="bold" style:font-weight-asian="bold" style:font-weight-complex="bold"/>
    </style:style>
    <style:style style:name="T98_63" style:family="text">
      <style:text-properties fo:font-weight="bold" style:font-weight-asian="bold" style:font-weight-complex="bold"/>
    </style:style>
    <style:style style:name="T98_64" style:family="text">
      <style:text-properties fo:font-weight="bold" style:font-weight-asian="bold" style:font-weight-complex="bold"/>
    </style:style>
    <style:style style:name="T98_65" style:family="text">
      <style:text-properties fo:font-weight="bold" style:font-weight-asian="bold" style:font-weight-complex="bold"/>
    </style:style>
    <style:style style:name="T98_66" style:family="text">
      <style:text-properties fo:font-weight="bold" style:font-weight-asian="bold" style:font-weight-complex="bold"/>
    </style:style>
    <style:style style:name="T98_67" style:family="text">
      <style:text-properties fo:font-weight="bold" style:font-weight-asian="bold" style:font-weight-complex="bold"/>
    </style:style>
    <style:style style:name="T98_68" style:family="text">
      <style:text-properties fo:font-weight="bold" style:font-weight-asian="bold" style:font-weight-complex="bold"/>
    </style:style>
    <style:style style:name="T98_69" style:family="text">
      <style:text-properties fo:font-weight="bold" style:font-weight-asian="bold" style:font-weight-complex="bold"/>
    </style:style>
    <style:style style:name="T98_70" style:family="text">
      <style:text-properties fo:font-weight="bold" style:font-weight-asian="bold" style:font-weight-complex="bold"/>
    </style:style>
    <style:style style:name="T98_71" style:family="text">
      <style:text-properties fo:font-weight="bold" style:font-weight-asian="bold" style:font-weight-complex="bold"/>
    </style:style>
    <style:style style:name="T98_72" style:family="text">
      <style:text-properties fo:font-weight="bold" style:font-weight-asian="bold" style:font-weight-complex="bold"/>
    </style:style>
    <style:style style:name="T98_73" style:family="text">
      <style:text-properties fo:font-weight="bold" style:font-weight-asian="bold" style:font-weight-complex="bold"/>
    </style:style>
    <style:style style:name="T98_74" style:family="text">
      <style:text-properties fo:font-weight="bold" style:font-weight-asian="bold" style:font-weight-complex="bold"/>
    </style:style>
    <style:style style:name="T98_75" style:family="text">
      <style:text-properties fo:font-weight="bold" style:font-weight-asian="bold" style:font-weight-complex="bold"/>
    </style:style>
    <style:style style:name="T98_76" style:family="text">
      <style:text-properties fo:font-weight="bold" style:font-weight-asian="bold" style:font-weight-complex="bold"/>
    </style:style>
    <style:style style:name="T98_77" style:family="text">
      <style:text-properties fo:font-weight="bold" style:font-weight-asian="bold" style:font-weight-complex="bold"/>
    </style:style>
    <style:style style:name="T98_78" style:family="text">
      <style:text-properties fo:font-weight="bold" style:font-weight-asian="bold" style:font-weight-complex="bold"/>
    </style:style>
    <style:style style:name="T98_79" style:family="text">
      <style:text-properties fo:font-weight="bold" style:font-weight-asian="bold" style:font-weight-complex="bold"/>
    </style:style>
    <style:style style:name="T98_80" style:family="text">
      <style:text-properties fo:font-weight="bold" style:font-weight-asian="bold" style:font-weight-complex="bold"/>
    </style:style>
    <style:style style:name="T98_81" style:family="text">
      <style:text-properties fo:font-weight="bold" style:font-weight-asian="bold" style:font-weight-complex="bold"/>
    </style:style>
    <style:style style:name="T98_82" style:family="text">
      <style:text-properties fo:font-weight="bold" style:font-weight-asian="bold" style:font-weight-complex="bold"/>
    </style:style>
    <style:style style:name="T98_83" style:family="text">
      <style:text-properties fo:font-weight="bold" style:font-weight-asian="bold" style:font-weight-complex="bold"/>
    </style:style>
    <style:style style:name="T98_84" style:family="text">
      <style:text-properties fo:font-weight="bold" style:font-weight-asian="bold" style:font-weight-complex="bold"/>
    </style:style>
    <style:style style:name="T98_85" style:family="text">
      <style:text-properties fo:font-weight="bold" style:font-weight-asian="bold" style:font-weight-complex="bold"/>
    </style:style>
    <style:style style:name="T98_86" style:family="text">
      <style:text-properties fo:font-weight="bold" style:font-weight-asian="bold" style:font-weight-complex="bold"/>
    </style:style>
    <style:style style:name="T98_87" style:family="text">
      <style:text-properties fo:font-weight="bold" style:font-weight-asian="bold" style:font-weight-complex="bold"/>
    </style:style>
    <style:style style:name="T98_88" style:family="text">
      <style:text-properties fo:font-weight="bold" style:font-weight-asian="bold" style:font-weight-complex="bold"/>
    </style:style>
    <style:style style:name="T98_89" style:family="text">
      <style:text-properties fo:font-weight="bold" style:font-weight-asian="bold" style:font-weight-complex="bold"/>
    </style:style>
    <style:style style:name="T98_90" style:family="text">
      <style:text-properties fo:font-weight="bold" style:font-weight-asian="bold" style:font-weight-complex="bold"/>
    </style:style>
    <style:style style:name="T98_91" style:family="text">
      <style:text-properties fo:font-weight="bold" style:font-weight-asian="bold" style:font-weight-complex="bold"/>
    </style:style>
    <style:style style:name="T98_92" style:family="text">
      <style:text-properties fo:font-weight="bold" style:font-weight-asian="bold" style:font-weight-complex="bold"/>
    </style:style>
    <style:style style:name="T98_93" style:family="text">
      <style:text-properties fo:font-weight="bold" style:font-weight-asian="bold" style:font-weight-complex="bold"/>
    </style:style>
    <style:style style:name="T98_94" style:family="text">
      <style:text-properties fo:font-weight="bold" style:font-weight-asian="bold" style:font-weight-complex="bold"/>
    </style:style>
    <style:style style:name="T98_95" style:family="text">
      <style:text-properties fo:font-weight="bold" style:font-weight-asian="bold" style:font-weight-complex="bold"/>
    </style:style>
    <style:style style:name="T98_96" style:family="text">
      <style:text-properties fo:font-weight="bold" style:font-weight-asian="bold" style:font-weight-complex="bold"/>
    </style:style>
    <style:style style:name="T98_97" style:family="text">
      <style:text-properties fo:font-weight="bold" style:font-weight-asian="bold" style:font-weight-complex="bold"/>
    </style:style>
    <style:style style:name="T98_98" style:family="text">
      <style:text-properties fo:font-weight="bold" style:font-weight-asian="bold" style:font-weight-complex="bold"/>
    </style:style>
    <style:style style:name="T98_99" style:family="text">
      <style:text-properties fo:font-weight="bold" style:font-weight-asian="bold" style:font-weight-complex="bold"/>
    </style:style>
    <style:style style:name="T98_100" style:family="text">
      <style:text-properties fo:font-weight="bold" style:font-weight-asian="bold" style:font-weight-complex="bold"/>
    </style:style>
    <style:style style:name="T98_101" style:family="text">
      <style:text-properties fo:font-weight="bold" style:font-weight-asian="bold" style:font-weight-complex="bold"/>
    </style:style>
    <style:style style:name="T98_102" style:family="text">
      <style:text-properties fo:font-weight="bold" style:font-weight-asian="bold" style:font-weight-complex="bold"/>
    </style:style>
    <style:style style:name="T98_103" style:family="text">
      <style:text-properties fo:font-weight="bold" style:font-weight-asian="bold" style:font-weight-complex="bold"/>
    </style:style>
    <style:style style:name="T98_104" style:family="text">
      <style:text-properties fo:font-weight="bold" style:font-weight-asian="bold" style:font-weight-complex="bold"/>
    </style:style>
    <style:style style:name="T98_105" style:family="text">
      <style:text-properties fo:font-weight="bold" style:font-weight-asian="bold" style:font-weight-complex="bold"/>
    </style:style>
    <style:style style:name="T98_106" style:family="text">
      <style:text-properties fo:font-weight="bold" style:font-weight-asian="bold" style:font-weight-complex="bold"/>
    </style:style>
    <style:style style:name="T98_107" style:family="text">
      <style:text-properties fo:font-weight="bold" style:font-weight-asian="bold" style:font-weight-complex="bold"/>
    </style:style>
    <style:style style:name="T98_108" style:family="text">
      <style:text-properties fo:font-weight="bold" style:font-weight-asian="bold" style:font-weight-complex="bold"/>
    </style:style>
    <style:style style:name="T98_109" style:family="text">
      <style:text-properties fo:font-weight="bold" style:font-weight-asian="bold" style:font-weight-complex="bold"/>
    </style:style>
    <style:style style:name="T98_110" style:family="text">
      <style:text-properties fo:font-weight="bold" style:font-weight-asian="bold" style:font-weight-complex="bold"/>
    </style:style>
    <style:style style:name="T98_111" style:family="text">
      <style:text-properties fo:font-weight="bold" style:font-weight-asian="bold" style:font-weight-complex="bold"/>
    </style:style>
    <style:style style:name="T98_112" style:family="text">
      <style:text-properties fo:font-weight="bold" style:font-weight-asian="bold" style:font-weight-complex="bold"/>
    </style:style>
    <style:style style:name="T98_113" style:family="text">
      <style:text-properties fo:font-weight="bold" style:font-weight-asian="bold" style:font-weight-complex="bold"/>
    </style:style>
    <style:style style:name="T98_114" style:family="text">
      <style:text-properties fo:font-weight="bold" style:font-weight-asian="bold" style:font-weight-complex="bold"/>
    </style:style>
    <style:style style:name="T98_115" style:family="text">
      <style:text-properties fo:font-weight="bold" style:font-weight-asian="bold" style:font-weight-complex="bold"/>
    </style:style>
    <style:style style:name="T98_116" style:family="text">
      <style:text-properties fo:font-weight="bold" style:font-weight-asian="bold" style:font-weight-complex="bold"/>
    </style:style>
    <style:style style:name="T98_117" style:family="text">
      <style:text-properties fo:font-weight="bold" style:font-weight-asian="bold" style:font-weight-complex="bold"/>
    </style:style>
    <style:style style:name="T98_118" style:family="text">
      <style:text-properties fo:font-weight="bold" style:font-weight-asian="bold" style:font-weight-complex="bold"/>
    </style:style>
    <style:style style:name="T98_119" style:family="text">
      <style:text-properties fo:font-weight="bold" style:font-weight-asian="bold" style:font-weight-complex="bold"/>
    </style:style>
    <style:style style:name="T98_120" style:family="text">
      <style:text-properties fo:font-weight="bold" style:font-weight-asian="bold" style:font-weight-complex="bold"/>
    </style:style>
    <style:style style:name="T98_121" style:family="text">
      <style:text-properties fo:font-weight="bold" style:font-weight-asian="bold" style:font-weight-complex="bold"/>
    </style:style>
    <style:style style:name="T98_122" style:family="text">
      <style:text-properties fo:font-weight="bold" style:font-weight-asian="bold" style:font-weight-complex="bold"/>
    </style:style>
    <style:style style:name="T98_123" style:family="text">
      <style:text-properties fo:font-weight="bold" style:font-weight-asian="bold" style:font-weight-complex="bold"/>
    </style:style>
    <style:style style:name="T98_124" style:family="text">
      <style:text-properties fo:font-weight="bold" style:font-weight-asian="bold" style:font-weight-complex="bold"/>
    </style:style>
    <style:style style:name="T98_125" style:family="text">
      <style:text-properties fo:font-weight="bold" style:font-weight-asian="bold" style:font-weight-complex="bold"/>
    </style:style>
    <style:style style:name="T98_126" style:family="text">
      <style:text-properties fo:font-weight="bold" style:font-weight-asian="bold" style:font-weight-complex="bold"/>
    </style:style>
    <style:style style:name="T98_127" style:family="text">
      <style:text-properties fo:font-weight="bold" style:font-weight-asian="bold" style:font-weight-complex="bold"/>
    </style:style>
    <style:style style:name="T98_128" style:family="text">
      <style:text-properties fo:font-weight="bold" style:font-weight-asian="bold" style:font-weight-complex="bold"/>
    </style:style>
    <style:style style:name="T98_129" style:family="text">
      <style:text-properties fo:font-weight="bold" style:font-weight-asian="bold" style:font-weight-complex="bold"/>
    </style:style>
    <style:style style:name="T98_130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text-align="left" fo:break-before="auto" fo:line-height="115%" style:writing-mode="rl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>
      <style:text-properties fo:font-weight="bold" style:font-weight-asian="bold" style:font-weight-complex="bold"/>
    </style:style>
    <style:style style:name="T99_6" style:family="text">
      <style:text-properties fo:font-weight="bold" style:font-weight-asian="bold" style:font-weight-complex="bold"/>
    </style:style>
    <style:style style:name="T99_7" style:family="text">
      <style:text-properties fo:font-weight="bold" style:font-weight-asian="bold" style:font-weight-complex="bold"/>
    </style:style>
    <style:style style:name="T99_8" style:family="text">
      <style:text-properties fo:font-weight="bold" style:font-weight-asian="bold" style:font-weight-complex="bold"/>
    </style:style>
    <style:style style:name="T99_9" style:family="text">
      <style:text-properties fo:font-weight="bold" style:font-weight-asian="bold" style:font-weight-complex="bold"/>
    </style:style>
    <style:style style:name="T99_10" style:family="text">
      <style:text-properties fo:font-weight="bold" style:font-weight-asian="bold" style:font-weight-complex="bold"/>
    </style:style>
    <style:style style:name="T99_11" style:family="text">
      <style:text-properties fo:font-weight="bold" style:font-weight-asian="bold" style:font-weight-complex="bold"/>
    </style:style>
    <style:style style:name="T99_12" style:family="text">
      <style:text-properties fo:font-weight="bold" style:font-weight-asian="bold" style:font-weight-complex="bold"/>
    </style:style>
    <style:style style:name="T99_13" style:family="text">
      <style:text-properties fo:font-weight="bold" style:font-weight-asian="bold" style:font-weight-complex="bold"/>
    </style:style>
    <style:style style:name="T99_14" style:family="text">
      <style:text-properties fo:font-weight="bold" style:font-weight-asian="bold" style:font-weight-complex="bold"/>
    </style:style>
    <style:style style:name="T99_15" style:family="text">
      <style:text-properties fo:font-weight="bold" style:font-weight-asian="bold" style:font-weight-complex="bold"/>
    </style:style>
    <style:style style:name="T99_16" style:family="text">
      <style:text-properties fo:font-weight="bold" style:font-weight-asian="bold" style:font-weight-complex="bold"/>
    </style:style>
    <style:style style:name="T99_17" style:family="text">
      <style:text-properties fo:font-weight="bold" style:font-weight-asian="bold" style:font-weight-complex="bold"/>
    </style:style>
    <style:style style:name="T99_18" style:family="text">
      <style:text-properties fo:font-weight="bold" style:font-weight-asian="bold" style:font-weight-complex="bold"/>
    </style:style>
    <style:style style:name="T99_19" style:family="text">
      <style:text-properties fo:font-weight="bold" style:font-weight-asian="bold" style:font-weight-complex="bold"/>
    </style:style>
    <style:style style:name="T99_20" style:family="text">
      <style:text-properties fo:font-weight="bold" style:font-weight-asian="bold" style:font-weight-complex="bold"/>
    </style:style>
    <style:style style:name="T99_21" style:family="text">
      <style:text-properties fo:font-weight="bold" style:font-weight-asian="bold" style:font-weight-complex="bold"/>
    </style:style>
    <style:style style:name="T99_22" style:family="text">
      <style:text-properties fo:font-weight="bold" style:font-weight-asian="bold" style:font-weight-complex="bold"/>
    </style:style>
    <style:style style:name="T99_23" style:family="text">
      <style:text-properties fo:font-weight="bold" style:font-weight-asian="bold" style:font-weight-complex="bold"/>
    </style:style>
    <style:style style:name="T99_24" style:family="text">
      <style:text-properties fo:font-weight="bold" style:font-weight-asian="bold" style:font-weight-complex="bold"/>
    </style:style>
    <style:style style:name="T99_25" style:family="text">
      <style:text-properties fo:font-weight="bold" style:font-weight-asian="bold" style:font-weight-complex="bold"/>
    </style:style>
    <style:style style:name="T99_26" style:family="text">
      <style:text-properties fo:font-weight="bold" style:font-weight-asian="bold" style:font-weight-complex="bold"/>
    </style:style>
    <style:style style:name="T99_27" style:family="text">
      <style:text-properties fo:font-weight="bold" style:font-weight-asian="bold" style:font-weight-complex="bold"/>
    </style:style>
    <style:style style:name="T99_28" style:family="text">
      <style:text-properties fo:font-weight="bold" style:font-weight-asian="bold" style:font-weight-complex="bold"/>
    </style:style>
    <style:style style:name="T99_29" style:family="text">
      <style:text-properties fo:font-weight="bold" style:font-weight-asian="bold" style:font-weight-complex="bold"/>
    </style:style>
    <style:style style:name="T99_30" style:family="text">
      <style:text-properties fo:font-weight="bold" style:font-weight-asian="bold" style:font-weight-complex="bold"/>
    </style:style>
    <style:style style:name="T99_31" style:family="text">
      <style:text-properties fo:font-weight="bold" style:font-weight-asian="bold" style:font-weight-complex="bold"/>
    </style:style>
    <style:style style:name="T99_32" style:family="text">
      <style:text-properties fo:font-weight="bold" style:font-weight-asian="bold" style:font-weight-complex="bold"/>
    </style:style>
    <style:style style:name="T99_33" style:family="text">
      <style:text-properties fo:font-weight="bold" style:font-weight-asian="bold" style:font-weight-complex="bold"/>
    </style:style>
    <style:style style:name="T99_34" style:family="text">
      <style:text-properties fo:font-weight="bold" style:font-weight-asian="bold" style:font-weight-complex="bold"/>
    </style:style>
    <style:style style:name="T99_35" style:family="text">
      <style:text-properties fo:font-weight="bold" style:font-weight-asian="bold" style:font-weight-complex="bold"/>
    </style:style>
    <style:style style:name="T99_36" style:family="text">
      <style:text-properties fo:font-weight="bold" style:font-weight-asian="bold" style:font-weight-complex="bold"/>
    </style:style>
    <style:style style:name="T99_37" style:family="text">
      <style:text-properties fo:font-weight="bold" style:font-weight-asian="bold" style:font-weight-complex="bold"/>
    </style:style>
    <style:style style:name="T99_38" style:family="text">
      <style:text-properties fo:font-weight="bold" style:font-weight-asian="bold" style:font-weight-complex="bold"/>
    </style:style>
    <style:style style:name="T99_39" style:family="text">
      <style:text-properties fo:font-weight="bold" style:font-weight-asian="bold" style:font-weight-complex="bold"/>
    </style:style>
    <style:style style:name="T99_40" style:family="text">
      <style:text-properties fo:font-weight="bold" style:font-weight-asian="bold" style:font-weight-complex="bold"/>
    </style:style>
    <style:style style:name="T99_41" style:family="text">
      <style:text-properties fo:font-weight="bold" style:font-weight-asian="bold" style:font-weight-complex="bold"/>
    </style:style>
    <style:style style:name="T99_42" style:family="text">
      <style:text-properties fo:font-weight="bold" style:font-weight-asian="bold" style:font-weight-complex="bold"/>
    </style:style>
    <style:style style:name="T99_43" style:family="text">
      <style:text-properties fo:font-weight="bold" style:font-weight-asian="bold" style:font-weight-complex="bold"/>
    </style:style>
    <style:style style:name="T99_44" style:family="text">
      <style:text-properties fo:font-weight="bold" style:font-weight-asian="bold" style:font-weight-complex="bold"/>
    </style:style>
    <style:style style:name="T99_45" style:family="text">
      <style:text-properties fo:font-weight="bold" style:font-weight-asian="bold" style:font-weight-complex="bold"/>
    </style:style>
    <style:style style:name="T99_46" style:family="text">
      <style:text-properties fo:font-weight="bold" style:font-weight-asian="bold" style:font-weight-complex="bold"/>
    </style:style>
    <style:style style:name="T99_47" style:family="text">
      <style:text-properties fo:font-weight="bold" style:font-weight-asian="bold" style:font-weight-complex="bold"/>
    </style:style>
    <style:style style:name="T99_48" style:family="text">
      <style:text-properties fo:font-weight="bold" style:font-weight-asian="bold" style:font-weight-complex="bold"/>
    </style:style>
    <style:style style:name="T99_49" style:family="text">
      <style:text-properties fo:font-weight="bold" style:font-weight-asian="bold" style:font-weight-complex="bold"/>
    </style:style>
    <style:style style:name="T99_50" style:family="text">
      <style:text-properties fo:font-weight="bold" style:font-weight-asian="bold" style:font-weight-complex="bold"/>
    </style:style>
    <style:style style:name="T99_51" style:family="text">
      <style:text-properties fo:font-weight="bold" style:font-weight-asian="bold" style:font-weight-complex="bold"/>
    </style:style>
    <style:style style:name="T99_52" style:family="text">
      <style:text-properties fo:font-weight="bold" style:font-weight-asian="bold" style:font-weight-complex="bold"/>
    </style:style>
    <style:style style:name="T99_53" style:family="text">
      <style:text-properties fo:font-weight="bold" style:font-weight-asian="bold" style:font-weight-complex="bold"/>
    </style:style>
    <style:style style:name="T99_54" style:family="text">
      <style:text-properties fo:font-weight="bold" style:font-weight-asian="bold" style:font-weight-complex="bold"/>
    </style:style>
    <style:style style:name="T99_55" style:family="text">
      <style:text-properties fo:font-weight="bold" style:font-weight-asian="bold" style:font-weight-complex="bold"/>
    </style:style>
    <style:style style:name="T99_56" style:family="text">
      <style:text-properties fo:font-weight="bold" style:font-weight-asian="bold" style:font-weight-complex="bold"/>
    </style:style>
    <style:style style:name="T99_57" style:family="text">
      <style:text-properties fo:font-weight="bold" style:font-weight-asian="bold" style:font-weight-complex="bold"/>
    </style:style>
    <style:style style:name="T99_58" style:family="text">
      <style:text-properties fo:font-weight="bold" style:font-weight-asian="bold" style:font-weight-complex="bold"/>
    </style:style>
    <style:style style:name="T99_59" style:family="text">
      <style:text-properties fo:font-weight="bold" style:font-weight-asian="bold" style:font-weight-complex="bold"/>
    </style:style>
    <style:style style:name="T99_60" style:family="text">
      <style:text-properties fo:font-weight="bold" style:font-weight-asian="bold" style:font-weight-complex="bold"/>
    </style:style>
    <style:style style:name="T99_61" style:family="text">
      <style:text-properties fo:font-weight="bold" style:font-weight-asian="bold" style:font-weight-complex="bold"/>
    </style:style>
    <style:style style:name="T99_62" style:family="text">
      <style:text-properties fo:font-weight="bold" style:font-weight-asian="bold" style:font-weight-complex="bold"/>
    </style:style>
    <style:style style:name="T99_63" style:family="text">
      <style:text-properties fo:font-weight="bold" style:font-weight-asian="bold" style:font-weight-complex="bold"/>
    </style:style>
    <style:style style:name="T99_64" style:family="text">
      <style:text-properties fo:font-weight="bold" style:font-weight-asian="bold" style:font-weight-complex="bold"/>
    </style:style>
    <style:style style:name="T99_65" style:family="text">
      <style:text-properties fo:font-weight="bold" style:font-weight-asian="bold" style:font-weight-complex="bold"/>
    </style:style>
    <style:style style:name="T99_66" style:family="text">
      <style:text-properties fo:font-weight="bold" style:font-weight-asian="bold" style:font-weight-complex="bold"/>
    </style:style>
    <style:style style:name="T99_67" style:family="text">
      <style:text-properties fo:font-weight="bold" style:font-weight-asian="bold" style:font-weight-complex="bold"/>
    </style:style>
    <style:style style:name="T99_68" style:family="text">
      <style:text-properties fo:font-weight="bold" style:font-weight-asian="bold" style:font-weight-complex="bold"/>
    </style:style>
    <style:style style:name="T99_69" style:family="text">
      <style:text-properties fo:font-weight="bold" style:font-weight-asian="bold" style:font-weight-complex="bold"/>
    </style:style>
    <style:style style:name="T99_70" style:family="text">
      <style:text-properties fo:font-weight="bold" style:font-weight-asian="bold" style:font-weight-complex="bold"/>
    </style:style>
    <style:style style:name="T99_71" style:family="text">
      <style:text-properties fo:font-weight="bold" style:font-weight-asian="bold" style:font-weight-complex="bold"/>
    </style:style>
    <style:style style:name="T99_72" style:family="text">
      <style:text-properties fo:font-weight="bold" style:font-weight-asian="bold" style:font-weight-complex="bold"/>
    </style:style>
    <style:style style:name="T99_73" style:family="text">
      <style:text-properties fo:font-weight="bold" style:font-weight-asian="bold" style:font-weight-complex="bold"/>
    </style:style>
    <style:style style:name="T99_74" style:family="text">
      <style:text-properties fo:font-weight="bold" style:font-weight-asian="bold" style:font-weight-complex="bold"/>
    </style:style>
    <style:style style:name="T99_75" style:family="text">
      <style:text-properties fo:font-weight="bold" style:font-weight-asian="bold" style:font-weight-complex="bold"/>
    </style:style>
    <style:style style:name="T99_76" style:family="text">
      <style:text-properties fo:font-weight="bold" style:font-weight-asian="bold" style:font-weight-complex="bold"/>
    </style:style>
    <style:style style:name="T99_77" style:family="text">
      <style:text-properties fo:font-weight="bold" style:font-weight-asian="bold" style:font-weight-complex="bold"/>
    </style:style>
    <style:style style:name="T99_78" style:family="text">
      <style:text-properties fo:font-weight="bold" style:font-weight-asian="bold" style:font-weight-complex="bold"/>
    </style:style>
    <style:style style:name="T99_79" style:family="text">
      <style:text-properties fo:font-weight="bold" style:font-weight-asian="bold" style:font-weight-complex="bold"/>
    </style:style>
    <style:style style:name="T99_80" style:family="text">
      <style:text-properties fo:font-weight="bold" style:font-weight-asian="bold" style:font-weight-complex="bold"/>
    </style:style>
    <style:style style:name="T99_81" style:family="text">
      <style:text-properties fo:font-weight="bold" style:font-weight-asian="bold" style:font-weight-complex="bold"/>
    </style:style>
    <style:style style:name="T99_82" style:family="text">
      <style:text-properties fo:font-weight="bold" style:font-weight-asian="bold" style:font-weight-complex="bold"/>
    </style:style>
    <style:style style:name="T99_83" style:family="text">
      <style:text-properties fo:font-weight="bold" style:font-weight-asian="bold" style:font-weight-complex="bold"/>
    </style:style>
    <style:style style:name="T99_84" style:family="text">
      <style:text-properties fo:font-weight="bold" style:font-weight-asian="bold" style:font-weight-complex="bold"/>
    </style:style>
    <style:style style:name="T99_85" style:family="text">
      <style:text-properties fo:font-weight="bold" style:font-weight-asian="bold" style:font-weight-complex="bold"/>
    </style:style>
    <style:style style:name="T99_86" style:family="text">
      <style:text-properties fo:font-weight="bold" style:font-weight-asian="bold" style:font-weight-complex="bold"/>
    </style:style>
    <style:style style:name="T99_87" style:family="text">
      <style:text-properties fo:font-weight="bold" style:font-weight-asian="bold" style:font-weight-complex="bold"/>
    </style:style>
    <style:style style:name="P100" style:family="paragraph" style:parent-style-name="Heading_20_1">
      <style:paragraph-properties fo:text-align="left" fo:break-before="auto" fo:line-height="115%" fo:margin-top="0.847cm" style:writing-mode="rl-tb"/>
    </style:style>
    <style:style style:name="T100_1" style:family="text">
      <style:text-properties fo:font-size="23pt" style:font-size-asian="23pt" style:font-size-complex="23pt" fo:font-weight="bold" style:font-weight-asian="bold" style:font-weight-complex="bold"/>
    </style:style>
    <style:style style:name="T100_2" style:family="text">
      <style:text-properties fo:font-size="23pt" style:font-size-asian="23pt" style:font-size-complex="23pt" fo:font-weight="bold" style:font-weight-asian="bold" style:font-weight-complex="bold"/>
    </style:style>
    <style:style style:name="T100_3" style:family="text">
      <style:text-properties fo:font-size="23pt" style:font-size-asian="23pt" style:font-size-complex="23pt" fo:font-weight="bold" style:font-weight-asian="bold" style:font-weight-complex="bold"/>
    </style:style>
    <style:style style:name="T100_4" style:family="text">
      <style:text-properties fo:font-size="23pt" style:font-size-asian="23pt" style:font-size-complex="23pt" fo:font-weight="bold" style:font-weight-asian="bold" style:font-weight-complex="bold"/>
    </style:style>
    <style:style style:name="T100_5" style:family="text">
      <style:text-properties fo:font-size="23pt" style:font-size-asian="23pt" style:font-size-complex="23pt" fo:font-weight="bold" style:font-weight-asian="bold" style:font-weight-complex="bold"/>
    </style:style>
    <style:style style:name="T100_6" style:family="text">
      <style:text-properties fo:font-size="23pt" style:font-size-asian="23pt" style:font-size-complex="23pt" fo:font-weight="bold" style:font-weight-asian="bold" style:font-weight-complex="bold"/>
    </style:style>
    <style:style style:name="P101" style:family="paragraph" style:parent-style-name="Standard">
      <style:paragraph-properties fo:text-align="left" fo:break-before="auto" fo:line-height="115%" style:writing-mode="rl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>
      <style:text-properties fo:font-weight="bold" style:font-weight-asian="bold" style:font-weight-complex="bold"/>
    </style:style>
    <style:style style:name="T101_5" style:family="text">
      <style:text-properties fo:font-weight="bold" style:font-weight-asian="bold" style:font-weight-complex="bold"/>
    </style:style>
    <style:style style:name="T101_6" style:family="text">
      <style:text-properties fo:font-weight="bold" style:font-weight-asian="bold" style:font-weight-complex="bold"/>
    </style:style>
    <style:style style:name="T101_7" style:family="text">
      <style:text-properties fo:font-weight="bold" style:font-weight-asian="bold" style:font-weight-complex="bold"/>
    </style:style>
    <style:style style:name="T101_8" style:family="text">
      <style:text-properties fo:font-weight="bold" style:font-weight-asian="bold" style:font-weight-complex="bold"/>
    </style:style>
    <style:style style:name="T101_9" style:family="text">
      <style:text-properties fo:font-weight="bold" style:font-weight-asian="bold" style:font-weight-complex="bold"/>
    </style:style>
    <style:style style:name="T101_10" style:family="text">
      <style:text-properties fo:font-weight="bold" style:font-weight-asian="bold" style:font-weight-complex="bold"/>
    </style:style>
    <style:style style:name="T101_11" style:family="text">
      <style:text-properties fo:font-weight="bold" style:font-weight-asian="bold" style:font-weight-complex="bold"/>
    </style:style>
    <style:style style:name="T101_12" style:family="text">
      <style:text-properties fo:font-weight="bold" style:font-weight-asian="bold" style:font-weight-complex="bold"/>
    </style:style>
    <style:style style:name="T101_13" style:family="text">
      <style:text-properties fo:font-weight="bold" style:font-weight-asian="bold" style:font-weight-complex="bold"/>
    </style:style>
    <style:style style:name="T101_14" style:family="text">
      <style:text-properties fo:font-weight="bold" style:font-weight-asian="bold" style:font-weight-complex="bold"/>
    </style:style>
    <style:style style:name="T101_15" style:family="text">
      <style:text-properties fo:font-weight="bold" style:font-weight-asian="bold" style:font-weight-complex="bold"/>
    </style:style>
    <style:style style:name="T101_16" style:family="text">
      <style:text-properties fo:font-weight="bold" style:font-weight-asian="bold" style:font-weight-complex="bold"/>
    </style:style>
    <style:style style:name="T101_17" style:family="text">
      <style:text-properties fo:font-weight="bold" style:font-weight-asian="bold" style:font-weight-complex="bold"/>
    </style:style>
    <style:style style:name="T101_18" style:family="text">
      <style:text-properties fo:font-weight="bold" style:font-weight-asian="bold" style:font-weight-complex="bold"/>
    </style:style>
    <style:style style:name="T101_19" style:family="text">
      <style:text-properties fo:font-weight="bold" style:font-weight-asian="bold" style:font-weight-complex="bold"/>
    </style:style>
    <style:style style:name="T101_20" style:family="text">
      <style:text-properties fo:font-weight="bold" style:font-weight-asian="bold" style:font-weight-complex="bold"/>
    </style:style>
    <style:style style:name="T101_21" style:family="text">
      <style:text-properties fo:font-weight="bold" style:font-weight-asian="bold" style:font-weight-complex="bold"/>
    </style:style>
    <style:style style:name="T101_22" style:family="text">
      <style:text-properties fo:font-weight="bold" style:font-weight-asian="bold" style:font-weight-complex="bold"/>
    </style:style>
    <style:style style:name="T101_23" style:family="text">
      <style:text-properties fo:font-weight="bold" style:font-weight-asian="bold" style:font-weight-complex="bold"/>
    </style:style>
    <style:style style:name="T101_24" style:family="text">
      <style:text-properties fo:font-weight="bold" style:font-weight-asian="bold" style:font-weight-complex="bold"/>
    </style:style>
    <style:style style:name="T101_25" style:family="text">
      <style:text-properties fo:font-weight="bold" style:font-weight-asian="bold" style:font-weight-complex="bold"/>
    </style:style>
    <style:style style:name="T101_26" style:family="text">
      <style:text-properties fo:font-weight="bold" style:font-weight-asian="bold" style:font-weight-complex="bold"/>
    </style:style>
    <style:style style:name="T101_27" style:family="text">
      <style:text-properties fo:font-weight="bold" style:font-weight-asian="bold" style:font-weight-complex="bold"/>
    </style:style>
    <style:style style:name="T101_28" style:family="text">
      <style:text-properties fo:font-weight="bold" style:font-weight-asian="bold" style:font-weight-complex="bold"/>
    </style:style>
    <style:style style:name="T101_29" style:family="text">
      <style:text-properties fo:font-weight="bold" style:font-weight-asian="bold" style:font-weight-complex="bold"/>
    </style:style>
    <style:style style:name="T101_30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03" style:family="paragraph" style:parent-style-name="Standard">
      <style:paragraph-properties fo:text-align="right" fo:break-before="auto" fo:line-height="115%" style:writing-mode="rl-tb"/>
    </style:style>
    <style:style style:name="T103_1" style:family="text">
      <style:text-properties fo:font-weight="bold" style:font-weight-asian="bold" style:font-weight-complex="bold"/>
    </style:style>
    <style:style style:name="Table7" style:family="table">
      <style:table-properties table:align="right" style:width="12.285cm" fo:margin-left="4.225cm" style:writing-mode="rl-tb"/>
    </style:style>
    <style:style style:name="Column7" style:family="table-column">
      <style:table-column-properties style:column-width="12.285cm"/>
    </style:style>
    <style:style style:name="Row7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5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line-height="115%" style:writing-mode="rl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>
      <style:text-properties fo:font-weight="bold" style:font-weight-asian="bold" style:font-weight-complex="bold"/>
    </style:style>
    <style:style style:name="T116_11" style:family="text">
      <style:text-properties fo:font-weight="bold" style:font-weight-asian="bold" style:font-weight-complex="bold"/>
    </style:style>
    <style:style style:name="T116_12" style:family="text">
      <style:text-properties fo:font-weight="bold" style:font-weight-asian="bold" style:font-weight-complex="bold"/>
    </style:style>
    <style:style style:name="T116_13" style:family="text">
      <style:text-properties fo:font-weight="bold" style:font-weight-asian="bold" style:font-weight-complex="bold"/>
    </style:style>
    <style:style style:name="T116_14" style:family="text">
      <style:text-properties fo:font-weight="bold" style:font-weight-asian="bold" style:font-weight-complex="bold"/>
    </style:style>
    <style:style style:name="T116_15" style:family="text">
      <style:text-properties fo:font-weight="bold" style:font-weight-asian="bold" style:font-weight-complex="bold"/>
    </style:style>
    <style:style style:name="T116_16" style:family="text">
      <style:text-properties fo:font-weight="bold" style:font-weight-asian="bold" style:font-weight-complex="bold"/>
    </style:style>
    <style:style style:name="T116_17" style:family="text">
      <style:text-properties fo:font-weight="bold" style:font-weight-asian="bold" style:font-weight-complex="bold"/>
    </style:style>
    <style:style style:name="T116_18" style:family="text">
      <style:text-properties fo:font-weight="bold" style:font-weight-asian="bold" style:font-weight-complex="bold"/>
    </style:style>
    <style:style style:name="T116_19" style:family="text">
      <style:text-properties fo:font-weight="bold" style:font-weight-asian="bold" style:font-weight-complex="bold"/>
    </style:style>
    <style:style style:name="T116_20" style:family="text">
      <style:text-properties fo:font-weight="bold" style:font-weight-asian="bold" style:font-weight-complex="bold"/>
    </style:style>
    <style:style style:name="T116_21" style:family="text">
      <style:text-properties fo:font-weight="bold" style:font-weight-asian="bold" style:font-weight-complex="bold"/>
    </style:style>
    <style:style style:name="T116_22" style:family="text">
      <style:text-properties fo:font-weight="bold" style:font-weight-asian="bold" style:font-weight-complex="bold"/>
    </style:style>
    <style:style style:name="T116_23" style:family="text">
      <style:text-properties fo:font-weight="bold" style:font-weight-asian="bold" style:font-weight-complex="bold"/>
    </style:style>
    <style:style style:name="T116_24" style:family="text">
      <style:text-properties fo:font-weight="bold" style:font-weight-asian="bold" style:font-weight-complex="bold"/>
    </style:style>
    <style:style style:name="T116_25" style:family="text">
      <style:text-properties fo:font-weight="bold" style:font-weight-asian="bold" style:font-weight-complex="bold"/>
    </style:style>
    <style:style style:name="T116_26" style:family="text">
      <style:text-properties fo:font-weight="bold" style:font-weight-asian="bold" style:font-weight-complex="bold"/>
    </style:style>
    <style:style style:name="T116_27" style:family="text">
      <style:text-properties fo:font-weight="bold" style:font-weight-asian="bold" style:font-weight-complex="bold"/>
    </style:style>
    <style:style style:name="T116_28" style:family="text">
      <style:text-properties fo:font-weight="bold" style:font-weight-asian="bold" style:font-weight-complex="bold"/>
    </style:style>
    <style:style style:name="T116_29" style:family="text">
      <style:text-properties fo:font-weight="bold" style:font-weight-asian="bold" style:font-weight-complex="bold"/>
    </style:style>
    <style:style style:name="T116_30" style:family="text">
      <style:text-properties fo:font-weight="bold" style:font-weight-asian="bold" style:font-weight-complex="bold"/>
    </style:style>
    <style:style style:name="T116_31" style:family="text">
      <style:text-properties fo:font-weight="bold" style:font-weight-asian="bold" style:font-weight-complex="bold"/>
    </style:style>
    <style:style style:name="T116_32" style:family="text">
      <style:text-properties fo:font-weight="bold" style:font-weight-asian="bold" style:font-weight-complex="bold"/>
    </style:style>
    <style:style style:name="T116_33" style:family="text">
      <style:text-properties fo:font-weight="bold" style:font-weight-asian="bold" style:font-weight-complex="bold"/>
    </style:style>
    <style:style style:name="T116_34" style:family="text">
      <style:text-properties fo:font-weight="bold" style:font-weight-asian="bold" style:font-weight-complex="bold"/>
    </style:style>
    <style:style style:name="T116_35" style:family="text">
      <style:text-properties fo:font-weight="bold" style:font-weight-asian="bold" style:font-weight-complex="bold"/>
    </style:style>
    <style:style style:name="T116_36" style:family="text">
      <style:text-properties fo:font-weight="bold" style:font-weight-asian="bold" style:font-weight-complex="bold"/>
    </style:style>
    <style:style style:name="T116_37" style:family="text">
      <style:text-properties fo:font-weight="bold" style:font-weight-asian="bold" style:font-weight-complex="bold"/>
    </style:style>
    <style:style style:name="T116_38" style:family="text">
      <style:text-properties fo:font-weight="bold" style:font-weight-asian="bold" style:font-weight-complex="bold"/>
    </style:style>
    <style:style style:name="T116_39" style:family="text">
      <style:text-properties fo:font-weight="bold" style:font-weight-asian="bold" style:font-weight-complex="bold"/>
    </style:style>
    <style:style style:name="T116_40" style:family="text">
      <style:text-properties fo:font-weight="bold" style:font-weight-asian="bold" style:font-weight-complex="bold"/>
    </style:style>
    <style:style style:name="T116_41" style:family="text">
      <style:text-properties fo:font-weight="bold" style:font-weight-asian="bold" style:font-weight-complex="bold"/>
    </style:style>
    <style:style style:name="T116_42" style:family="text">
      <style:text-properties fo:font-weight="bold" style:font-weight-asian="bold" style:font-weight-complex="bold"/>
    </style:style>
    <style:style style:name="T116_43" style:family="text">
      <style:text-properties fo:font-weight="bold" style:font-weight-asian="bold" style:font-weight-complex="bold"/>
    </style:style>
    <style:style style:name="T116_44" style:family="text">
      <style:text-properties fo:font-weight="bold" style:font-weight-asian="bold" style:font-weight-complex="bold"/>
    </style:style>
    <style:style style:name="T116_45" style:family="text">
      <style:text-properties fo:font-weight="bold" style:font-weight-asian="bold" style:font-weight-complex="bold"/>
    </style:style>
    <style:style style:name="T116_46" style:family="text">
      <style:text-properties fo:font-weight="bold" style:font-weight-asian="bold" style:font-weight-complex="bold"/>
    </style:style>
    <style:style style:name="T116_47" style:family="text">
      <style:text-properties fo:font-weight="bold" style:font-weight-asian="bold" style:font-weight-complex="bold"/>
    </style:style>
    <style:style style:name="T116_48" style:family="text">
      <style:text-properties fo:font-weight="bold" style:font-weight-asian="bold" style:font-weight-complex="bold"/>
    </style:style>
    <style:style style:name="T116_49" style:family="text">
      <style:text-properties fo:font-weight="bold" style:font-weight-asian="bold" style:font-weight-complex="bold"/>
    </style:style>
    <style:style style:name="T116_50" style:family="text">
      <style:text-properties fo:font-weight="bold" style:font-weight-asian="bold" style:font-weight-complex="bold"/>
    </style:style>
    <style:style style:name="T116_51" style:family="text">
      <style:text-properties fo:font-weight="bold" style:font-weight-asian="bold" style:font-weight-complex="bold"/>
    </style:style>
    <style:style style:name="T116_52" style:family="text">
      <style:text-properties fo:font-weight="bold" style:font-weight-asian="bold" style:font-weight-complex="bold"/>
    </style:style>
    <style:style style:name="T116_53" style:family="text">
      <style:text-properties fo:font-weight="bold" style:font-weight-asian="bold" style:font-weight-complex="bold"/>
    </style:style>
    <style:style style:name="T116_54" style:family="text">
      <style:text-properties fo:font-weight="bold" style:font-weight-asian="bold" style:font-weight-complex="bold"/>
    </style:style>
    <style:style style:name="T116_55" style:family="text">
      <style:text-properties fo:font-weight="bold" style:font-weight-asian="bold" style:font-weight-complex="bold"/>
    </style:style>
    <style:style style:name="T116_56" style:family="text">
      <style:text-properties fo:font-weight="bold" style:font-weight-asian="bold" style:font-weight-complex="bold"/>
    </style:style>
    <style:style style:name="T116_57" style:family="text">
      <style:text-properties fo:font-weight="bold" style:font-weight-asian="bold" style:font-weight-complex="bold"/>
    </style:style>
    <style:style style:name="T116_58" style:family="text">
      <style:text-properties fo:font-weight="bold" style:font-weight-asian="bold" style:font-weight-complex="bold"/>
    </style:style>
    <style:style style:name="T116_59" style:family="text">
      <style:text-properties fo:font-weight="bold" style:font-weight-asian="bold" style:font-weight-complex="bold"/>
    </style:style>
    <style:style style:name="T116_60" style:family="text">
      <style:text-properties fo:font-weight="bold" style:font-weight-asian="bold" style:font-weight-complex="bold"/>
    </style:style>
    <style:style style:name="T116_61" style:family="text">
      <style:text-properties fo:font-weight="bold" style:font-weight-asian="bold" style:font-weight-complex="bold"/>
    </style:style>
    <style:style style:name="T116_62" style:family="text">
      <style:text-properties fo:font-weight="bold" style:font-weight-asian="bold" style:font-weight-complex="bold"/>
    </style:style>
    <style:style style:name="T116_63" style:family="text">
      <style:text-properties fo:font-weight="bold" style:font-weight-asian="bold" style:font-weight-complex="bold"/>
    </style:style>
    <style:style style:name="T116_64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text-align="left" fo:break-before="auto" fo:line-height="115%" style:writing-mode="rl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T117_5" style:family="text">
      <style:text-properties fo:font-weight="bold" style:font-weight-asian="bold" style:font-weight-complex="bold"/>
    </style:style>
    <style:style style:name="T117_6" style:family="text">
      <style:text-properties fo:font-weight="bold" style:font-weight-asian="bold" style:font-weight-complex="bold"/>
    </style:style>
    <style:style style:name="T117_7" style:family="text">
      <style:text-properties fo:font-weight="bold" style:font-weight-asian="bold" style:font-weight-complex="bold"/>
    </style:style>
    <style:style style:name="T117_8" style:family="text">
      <style:text-properties fo:font-weight="bold" style:font-weight-asian="bold" style:font-weight-complex="bold"/>
    </style:style>
    <style:style style:name="T117_9" style:family="text">
      <style:text-properties fo:font-weight="bold" style:font-weight-asian="bold" style:font-weight-complex="bold"/>
    </style:style>
    <style:style style:name="T117_10" style:family="text">
      <style:text-properties fo:font-weight="bold" style:font-weight-asian="bold" style:font-weight-complex="bold"/>
    </style:style>
    <style:style style:name="T117_11" style:family="text">
      <style:text-properties fo:font-weight="bold" style:font-weight-asian="bold" style:font-weight-complex="bold"/>
    </style:style>
    <style:style style:name="T117_12" style:family="text">
      <style:text-properties fo:font-weight="bold" style:font-weight-asian="bold" style:font-weight-complex="bold"/>
    </style:style>
    <style:style style:name="T117_13" style:family="text">
      <style:text-properties fo:font-weight="bold" style:font-weight-asian="bold" style:font-weight-complex="bold"/>
    </style:style>
    <style:style style:name="T117_14" style:family="text">
      <style:text-properties fo:font-weight="bold" style:font-weight-asian="bold" style:font-weight-complex="bold"/>
    </style:style>
    <style:style style:name="T117_15" style:family="text">
      <style:text-properties fo:font-weight="bold" style:font-weight-asian="bold" style:font-weight-complex="bold"/>
    </style:style>
    <style:style style:name="T117_16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19" style:family="paragraph" style:parent-style-name="Standard">
      <style:paragraph-properties fo:text-align="right" fo:break-before="auto" fo:line-height="115%" style:writing-mode="rl-tb"/>
    </style:style>
    <style:style style:name="T119_1" style:family="text">
      <style:text-properties fo:font-weight="bold" style:font-weight-asian="bold" style:font-weight-complex="bold"/>
    </style:style>
    <style:style style:name="Table8" style:family="table">
      <style:table-properties table:align="right" style:width="12.285cm" fo:margin-left="4.225cm" style:writing-mode="rl-tb"/>
    </style:style>
    <style:style style:name="Column8" style:family="table-column">
      <style:table-column-properties style:column-width="12.285cm"/>
    </style:style>
    <style:style style:name="Row8" style:family="table-row"/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0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left" fo:break-before="auto" fo:line-height="115%" style:writing-mode="rl-tb"/>
    </style:style>
    <style:style style:name="T131_1" style:family="text">
      <style:text-properties fo:font-weight="bold" style:font-weight-asian="bold" style:font-weight-complex="bold"/>
    </style:style>
    <style:style style:name="T131_2" style:family="text">
      <style:text-properties fo:font-weight="bold" style:font-weight-asian="bold" style:font-weight-complex="bold"/>
    </style:style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>
      <style:text-properties fo:font-weight="bold" style:font-weight-asian="bold" style:font-weight-complex="bold"/>
    </style:style>
    <style:style style:name="T131_8" style:family="text">
      <style:text-properties fo:font-weight="bold" style:font-weight-asian="bold" style:font-weight-complex="bold"/>
    </style:style>
    <style:style style:name="T131_9" style:family="text">
      <style:text-properties fo:font-weight="bold" style:font-weight-asian="bold" style:font-weight-complex="bold"/>
    </style:style>
    <style:style style:name="T131_10" style:family="text">
      <style:text-properties fo:font-weight="bold" style:font-weight-asian="bold" style:font-weight-complex="bold"/>
    </style:style>
    <style:style style:name="T131_11" style:family="text">
      <style:text-properties fo:font-weight="bold" style:font-weight-asian="bold" style:font-weight-complex="bold"/>
    </style:style>
    <style:style style:name="T131_12" style:family="text">
      <style:text-properties fo:font-weight="bold" style:font-weight-asian="bold" style:font-weight-complex="bold"/>
    </style:style>
    <style:style style:name="T131_13" style:family="text">
      <style:text-properties fo:font-weight="bold" style:font-weight-asian="bold" style:font-weight-complex="bold"/>
    </style:style>
    <style:style style:name="T131_14" style:family="text">
      <style:text-properties fo:font-weight="bold" style:font-weight-asian="bold" style:font-weight-complex="bold"/>
    </style:style>
    <style:style style:name="T131_15" style:family="text">
      <style:text-properties fo:font-weight="bold" style:font-weight-asian="bold" style:font-weight-complex="bold"/>
    </style:style>
    <style:style style:name="T131_16" style:family="text">
      <style:text-properties fo:font-weight="bold" style:font-weight-asian="bold" style:font-weight-complex="bold"/>
    </style:style>
    <style:style style:name="T131_17" style:family="text">
      <style:text-properties fo:font-weight="bold" style:font-weight-asian="bold" style:font-weight-complex="bold"/>
    </style:style>
    <style:style style:name="T131_18" style:family="text">
      <style:text-properties fo:font-weight="bold" style:font-weight-asian="bold" style:font-weight-complex="bold"/>
    </style:style>
    <style:style style:name="T131_19" style:family="text">
      <style:text-properties fo:font-weight="bold" style:font-weight-asian="bold" style:font-weight-complex="bold"/>
    </style:style>
    <style:style style:name="T131_20" style:family="text">
      <style:text-properties fo:font-weight="bold" style:font-weight-asian="bold" style:font-weight-complex="bold"/>
    </style:style>
    <style:style style:name="T131_21" style:family="text">
      <style:text-properties fo:font-weight="bold" style:font-weight-asian="bold" style:font-weight-complex="bold"/>
    </style:style>
    <style:style style:name="T131_22" style:family="text">
      <style:text-properties fo:font-weight="bold" style:font-weight-asian="bold" style:font-weight-complex="bold"/>
    </style:style>
    <style:style style:name="T131_23" style:family="text">
      <style:text-properties fo:font-weight="bold" style:font-weight-asian="bold" style:font-weight-complex="bold"/>
    </style:style>
    <style:style style:name="T131_24" style:family="text">
      <style:text-properties fo:font-weight="bold" style:font-weight-asian="bold" style:font-weight-complex="bold"/>
    </style:style>
    <style:style style:name="T131_25" style:family="text">
      <style:text-properties fo:font-weight="bold" style:font-weight-asian="bold" style:font-weight-complex="bold"/>
    </style:style>
    <style:style style:name="T131_26" style:family="text">
      <style:text-properties fo:font-weight="bold" style:font-weight-asian="bold" style:font-weight-complex="bold"/>
    </style:style>
    <style:style style:name="T131_27" style:family="text">
      <style:text-properties fo:font-weight="bold" style:font-weight-asian="bold" style:font-weight-complex="bold"/>
    </style:style>
    <style:style style:name="T131_28" style:family="text">
      <style:text-properties fo:font-weight="bold" style:font-weight-asian="bold" style:font-weight-complex="bold"/>
    </style:style>
    <style:style style:name="T131_29" style:family="text">
      <style:text-properties fo:font-weight="bold" style:font-weight-asian="bold" style:font-weight-complex="bold"/>
    </style:style>
    <style:style style:name="T131_30" style:family="text">
      <style:text-properties fo:font-weight="bold" style:font-weight-asian="bold" style:font-weight-complex="bold"/>
    </style:style>
    <style:style style:name="T131_31" style:family="text">
      <style:text-properties fo:font-weight="bold" style:font-weight-asian="bold" style:font-weight-complex="bold"/>
    </style:style>
    <style:style style:name="T131_32" style:family="text">
      <style:text-properties fo:font-weight="bold" style:font-weight-asian="bold" style:font-weight-complex="bold"/>
    </style:style>
    <style:style style:name="T131_33" style:family="text">
      <style:text-properties fo:font-weight="bold" style:font-weight-asian="bold" style:font-weight-complex="bold"/>
    </style:style>
    <style:style style:name="T131_34" style:family="text">
      <style:text-properties fo:font-weight="bold" style:font-weight-asian="bold" style:font-weight-complex="bold"/>
    </style:style>
    <style:style style:name="T131_35" style:family="text">
      <style:text-properties fo:font-weight="bold" style:font-weight-asian="bold" style:font-weight-complex="bold"/>
    </style:style>
    <style:style style:name="T131_36" style:family="text">
      <style:text-properties fo:font-weight="bold" style:font-weight-asian="bold" style:font-weight-complex="bold"/>
    </style:style>
    <style:style style:name="T131_37" style:family="text">
      <style:text-properties fo:font-weight="bold" style:font-weight-asian="bold" style:font-weight-complex="bold"/>
    </style:style>
    <style:style style:name="T131_38" style:family="text">
      <style:text-properties fo:font-weight="bold" style:font-weight-asian="bold" style:font-weight-complex="bold"/>
    </style:style>
    <style:style style:name="T131_39" style:family="text">
      <style:text-properties fo:font-weight="bold" style:font-weight-asian="bold" style:font-weight-complex="bold"/>
    </style:style>
    <style:style style:name="T131_40" style:family="text">
      <style:text-properties fo:font-weight="bold" style:font-weight-asian="bold" style:font-weight-complex="bold"/>
    </style:style>
    <style:style style:name="T131_41" style:family="text">
      <style:text-properties fo:font-weight="bold" style:font-weight-asian="bold" style:font-weight-complex="bold"/>
    </style:style>
    <style:style style:name="T131_42" style:family="text">
      <style:text-properties fo:font-weight="bold" style:font-weight-asian="bold" style:font-weight-complex="bold"/>
    </style:style>
    <style:style style:name="T131_43" style:family="text">
      <style:text-properties fo:font-weight="bold" style:font-weight-asian="bold" style:font-weight-complex="bold"/>
    </style:style>
    <style:style style:name="T131_44" style:family="text">
      <style:text-properties fo:font-weight="bold" style:font-weight-asian="bold" style:font-weight-complex="bold"/>
    </style:style>
    <style:style style:name="P132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33" style:family="paragraph" style:parent-style-name="Standard">
      <style:paragraph-properties fo:text-align="left" fo:break-before="auto" fo:line-height="115%" style:writing-mode="rl-tb"/>
    </style:style>
    <style:style style:name="T133_1" style:family="text">
      <style:text-properties fo:font-weight="bold" style:font-weight-asian="bold" style:font-weight-complex="bold"/>
    </style:style>
    <style:style style:name="T133_2" style:family="text">
      <style:text-properties fo:font-weight="bold" style:font-weight-asian="bold" style:font-weight-complex="bold"/>
    </style:style>
    <style:style style:name="T133_3" style:family="text">
      <style:text-properties fo:font-weight="bold" style:font-weight-asian="bold" style:font-weight-complex="bold"/>
    </style:style>
    <style:style style:name="T133_4" style:family="text">
      <style:text-properties fo:font-weight="bold" style:font-weight-asian="bold" style:font-weight-complex="bold"/>
    </style:style>
    <style:style style:name="T133_5" style:family="text">
      <style:text-properties fo:font-weight="bold" style:font-weight-asian="bold" style:font-weight-complex="bold"/>
    </style:style>
    <style:style style:name="T133_6" style:family="text">
      <style:text-properties fo:font-weight="bold" style:font-weight-asian="bold" style:font-weight-complex="bold"/>
    </style:style>
    <style:style style:name="T133_7" style:family="text">
      <style:text-properties fo:font-weight="bold" style:font-weight-asian="bold" style:font-weight-complex="bold"/>
    </style:style>
    <style:style style:name="T133_8" style:family="text">
      <style:text-properties fo:font-weight="bold" style:font-weight-asian="bold" style:font-weight-complex="bold"/>
    </style:style>
    <style:style style:name="T133_9" style:family="text">
      <style:text-properties fo:font-weight="bold" style:font-weight-asian="bold" style:font-weight-complex="bold"/>
    </style:style>
    <style:style style:name="T133_10" style:family="text">
      <style:text-properties fo:font-weight="bold" style:font-weight-asian="bold" style:font-weight-complex="bold"/>
    </style:style>
    <style:style style:name="T133_11" style:family="text">
      <style:text-properties fo:font-weight="bold" style:font-weight-asian="bold" style:font-weight-complex="bold"/>
    </style:style>
    <style:style style:name="T133_12" style:family="text">
      <style:text-properties fo:font-weight="bold" style:font-weight-asian="bold" style:font-weight-complex="bold"/>
    </style:style>
    <style:style style:name="T133_13" style:family="text">
      <style:text-properties fo:font-weight="bold" style:font-weight-asian="bold" style:font-weight-complex="bold"/>
    </style:style>
    <style:style style:name="T133_14" style:family="text">
      <style:text-properties fo:font-weight="bold" style:font-weight-asian="bold" style:font-weight-complex="bold"/>
    </style:style>
    <style:style style:name="T133_15" style:family="text">
      <style:text-properties fo:font-weight="bold" style:font-weight-asian="bold" style:font-weight-complex="bold"/>
    </style:style>
    <style:style style:name="T133_16" style:family="text">
      <style:text-properties fo:font-weight="bold" style:font-weight-asian="bold" style:font-weight-complex="bold"/>
    </style:style>
    <style:style style:name="T133_17" style:family="text">
      <style:text-properties fo:font-weight="bold" style:font-weight-asian="bold" style:font-weight-complex="bold"/>
    </style:style>
    <style:style style:name="T133_18" style:family="text">
      <style:text-properties fo:font-weight="bold" style:font-weight-asian="bold" style:font-weight-complex="bold"/>
    </style:style>
    <style:style style:name="T133_19" style:family="text">
      <style:text-properties fo:font-weight="bold" style:font-weight-asian="bold" style:font-weight-complex="bold"/>
    </style:style>
    <style:style style:name="T133_20" style:family="text">
      <style:text-properties fo:font-weight="bold" style:font-weight-asian="bold" style:font-weight-complex="bold"/>
    </style:style>
    <style:style style:name="T133_21" style:family="text">
      <style:text-properties fo:font-weight="bold" style:font-weight-asian="bold" style:font-weight-complex="bold"/>
    </style:style>
    <style:style style:name="T133_22" style:family="text">
      <style:text-properties fo:font-weight="bold" style:font-weight-asian="bold" style:font-weight-complex="bold"/>
    </style:style>
    <style:style style:name="T133_23" style:family="text">
      <style:text-properties fo:font-weight="bold" style:font-weight-asian="bold" style:font-weight-complex="bold"/>
    </style:style>
    <style:style style:name="T133_24" style:family="text">
      <style:text-properties fo:font-weight="bold" style:font-weight-asian="bold" style:font-weight-complex="bold"/>
    </style:style>
    <style:style style:name="T133_25" style:family="text">
      <style:text-properties fo:font-weight="bold" style:font-weight-asian="bold" style:font-weight-complex="bold"/>
    </style:style>
    <style:style style:name="T133_26" style:family="text">
      <style:text-properties fo:font-weight="bold" style:font-weight-asian="bold" style:font-weight-complex="bold"/>
    </style:style>
    <style:style style:name="T133_27" style:family="text">
      <style:text-properties fo:font-weight="bold" style:font-weight-asian="bold" style:font-weight-complex="bold"/>
    </style:style>
    <style:style style:name="T133_28" style:family="text">
      <style:text-properties fo:font-weight="bold" style:font-weight-asian="bold" style:font-weight-complex="bold"/>
    </style:style>
    <style:style style:name="T133_29" style:family="text">
      <style:text-properties fo:font-weight="bold" style:font-weight-asian="bold" style:font-weight-complex="bold"/>
    </style:style>
    <style:style style:name="T133_30" style:family="text">
      <style:text-properties fo:font-weight="bold" style:font-weight-asian="bold" style:font-weight-complex="bold"/>
    </style:style>
    <style:style style:name="T133_31" style:family="text">
      <style:text-properties fo:font-weight="bold" style:font-weight-asian="bold" style:font-weight-complex="bold"/>
    </style:style>
    <style:style style:name="T133_32" style:family="text">
      <style:text-properties fo:font-weight="bold" style:font-weight-asian="bold" style:font-weight-complex="bold"/>
    </style:style>
    <style:style style:name="T133_33" style:family="text">
      <style:text-properties fo:font-weight="bold" style:font-weight-asian="bold" style:font-weight-complex="bold"/>
    </style:style>
    <style:style style:name="T133_34" style:family="text">
      <style:text-properties fo:font-weight="bold" style:font-weight-asian="bold" style:font-weight-complex="bold"/>
    </style:style>
    <style:style style:name="T133_35" style:family="text">
      <style:text-properties fo:font-weight="bold" style:font-weight-asian="bold" style:font-weight-complex="bold"/>
    </style:style>
    <style:style style:name="T133_36" style:family="text">
      <style:text-properties fo:font-weight="bold" style:font-weight-asian="bold" style:font-weight-complex="bold"/>
    </style:style>
    <style:style style:name="T133_37" style:family="text">
      <style:text-properties fo:font-weight="bold" style:font-weight-asian="bold" style:font-weight-complex="bold"/>
    </style:style>
    <style:style style:name="T133_38" style:family="text">
      <style:text-properties fo:font-weight="bold" style:font-weight-asian="bold" style:font-weight-complex="bold"/>
    </style:style>
    <style:style style:name="T133_39" style:family="text">
      <style:text-properties fo:font-weight="bold" style:font-weight-asian="bold" style:font-weight-complex="bold"/>
    </style:style>
    <style:style style:name="T133_40" style:family="text">
      <style:text-properties fo:font-weight="bold" style:font-weight-asian="bold" style:font-weight-complex="bold"/>
    </style:style>
    <style:style style:name="T133_41" style:family="text">
      <style:text-properties fo:font-weight="bold" style:font-weight-asian="bold" style:font-weight-complex="bold"/>
    </style:style>
    <style:style style:name="T133_42" style:family="text">
      <style:text-properties fo:font-weight="bold" style:font-weight-asian="bold" style:font-weight-complex="bold"/>
    </style:style>
    <style:style style:name="T133_43" style:family="text">
      <style:text-properties fo:font-weight="bold" style:font-weight-asian="bold" style:font-weight-complex="bold"/>
    </style:style>
    <style:style style:name="T133_44" style:family="text">
      <style:text-properties fo:font-weight="bold" style:font-weight-asian="bold" style:font-weight-complex="bold"/>
    </style:style>
    <style:style style:name="T133_45" style:family="text">
      <style:text-properties fo:font-weight="bold" style:font-weight-asian="bold" style:font-weight-complex="bold"/>
    </style:style>
    <style:style style:name="T133_46" style:family="text">
      <style:text-properties fo:font-weight="bold" style:font-weight-asian="bold" style:font-weight-complex="bold"/>
    </style:style>
    <style:style style:name="T133_47" style:family="text">
      <style:text-properties fo:font-weight="bold" style:font-weight-asian="bold" style:font-weight-complex="bold"/>
    </style:style>
    <style:style style:name="T133_48" style:family="text">
      <style:text-properties fo:font-weight="bold" style:font-weight-asian="bold" style:font-weight-complex="bold"/>
    </style:style>
    <style:style style:name="T133_49" style:family="text">
      <style:text-properties fo:font-weight="bold" style:font-weight-asian="bold" style:font-weight-complex="bold"/>
    </style:style>
    <style:style style:name="T133_50" style:family="text">
      <style:text-properties fo:font-weight="bold" style:font-weight-asian="bold" style:font-weight-complex="bold"/>
    </style:style>
    <style:style style:name="T133_51" style:family="text">
      <style:text-properties fo:font-weight="bold" style:font-weight-asian="bold" style:font-weight-complex="bold"/>
    </style:style>
    <style:style style:name="T133_52" style:family="text">
      <style:text-properties fo:font-weight="bold" style:font-weight-asian="bold" style:font-weight-complex="bold"/>
    </style:style>
    <style:style style:name="T133_53" style:family="text">
      <style:text-properties fo:font-weight="bold" style:font-weight-asian="bold" style:font-weight-complex="bold"/>
    </style:style>
    <style:style style:name="T133_54" style:family="text">
      <style:text-properties fo:font-weight="bold" style:font-weight-asian="bold" style:font-weight-complex="bold"/>
    </style:style>
    <style:style style:name="P134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35" style:family="paragraph" style:parent-style-name="Standard">
      <style:paragraph-properties fo:text-align="right" fo:break-before="auto" fo:line-height="115%" style:writing-mode="rl-tb"/>
    </style:style>
    <style:style style:name="T135_1" style:family="text">
      <style:text-properties fo:font-weight="bold" style:font-weight-asian="bold" style:font-weight-complex="bold"/>
    </style:style>
    <style:style style:name="Table9" style:family="table">
      <style:table-properties table:align="right" style:width="12.285cm" fo:margin-left="4.225cm" style:writing-mode="rl-tb"/>
    </style:style>
    <style:style style:name="Column9" style:family="table-column">
      <style:table-column-properties style:column-width="12.285cm"/>
    </style:style>
    <style:style style:name="Row9" style:family="table-row"/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0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left" fo:break-before="auto" fo:line-height="115%" style:writing-mode="rl-tb"/>
    </style:style>
    <style:style style:name="T141_1" style:family="text">
      <style:text-properties fo:font-weight="bold" style:font-weight-asian="bold" style:font-weight-complex="bold"/>
    </style:style>
    <style:style style:name="T141_2" style:family="text">
      <style:text-properties fo:font-weight="bold" style:font-weight-asian="bold" style:font-weight-complex="bold"/>
    </style:style>
    <style:style style:name="T141_3" style:family="text">
      <style:text-properties fo:font-weight="bold" style:font-weight-asian="bold" style:font-weight-complex="bold"/>
    </style:style>
    <style:style style:name="T141_4" style:family="text">
      <style:text-properties fo:font-weight="bold" style:font-weight-asian="bold" style:font-weight-complex="bold"/>
    </style:style>
    <style:style style:name="T141_5" style:family="text">
      <style:text-properties fo:font-weight="bold" style:font-weight-asian="bold" style:font-weight-complex="bold"/>
    </style:style>
    <style:style style:name="T141_6" style:family="text">
      <style:text-properties fo:font-weight="bold" style:font-weight-asian="bold" style:font-weight-complex="bold"/>
    </style:style>
    <style:style style:name="T141_7" style:family="text">
      <style:text-properties fo:font-weight="bold" style:font-weight-asian="bold" style:font-weight-complex="bold"/>
    </style:style>
    <style:style style:name="T141_8" style:family="text">
      <style:text-properties fo:font-weight="bold" style:font-weight-asian="bold" style:font-weight-complex="bold"/>
    </style:style>
    <style:style style:name="T141_9" style:family="text">
      <style:text-properties fo:font-weight="bold" style:font-weight-asian="bold" style:font-weight-complex="bold"/>
    </style:style>
    <style:style style:name="T141_10" style:family="text">
      <style:text-properties fo:font-weight="bold" style:font-weight-asian="bold" style:font-weight-complex="bold"/>
    </style:style>
    <style:style style:name="T141_11" style:family="text">
      <style:text-properties fo:font-weight="bold" style:font-weight-asian="bold" style:font-weight-complex="bold"/>
    </style:style>
    <style:style style:name="T141_12" style:family="text">
      <style:text-properties fo:font-weight="bold" style:font-weight-asian="bold" style:font-weight-complex="bold"/>
    </style:style>
    <style:style style:name="T141_13" style:family="text">
      <style:text-properties fo:font-weight="bold" style:font-weight-asian="bold" style:font-weight-complex="bold"/>
    </style:style>
    <style:style style:name="T141_14" style:family="text">
      <style:text-properties fo:font-weight="bold" style:font-weight-asian="bold" style:font-weight-complex="bold"/>
    </style:style>
    <style:style style:name="T141_15" style:family="text">
      <style:text-properties fo:font-weight="bold" style:font-weight-asian="bold" style:font-weight-complex="bold"/>
    </style:style>
    <style:style style:name="T141_16" style:family="text">
      <style:text-properties fo:font-weight="bold" style:font-weight-asian="bold" style:font-weight-complex="bold"/>
    </style:style>
    <style:style style:name="T141_17" style:family="text">
      <style:text-properties fo:font-weight="bold" style:font-weight-asian="bold" style:font-weight-complex="bold"/>
    </style:style>
    <style:style style:name="T141_18" style:family="text">
      <style:text-properties fo:font-weight="bold" style:font-weight-asian="bold" style:font-weight-complex="bold"/>
    </style:style>
    <style:style style:name="T141_19" style:family="text">
      <style:text-properties fo:font-weight="bold" style:font-weight-asian="bold" style:font-weight-complex="bold"/>
    </style:style>
    <style:style style:name="T141_20" style:family="text">
      <style:text-properties fo:font-weight="bold" style:font-weight-asian="bold" style:font-weight-complex="bold"/>
    </style:style>
    <style:style style:name="T141_21" style:family="text">
      <style:text-properties fo:font-weight="bold" style:font-weight-asian="bold" style:font-weight-complex="bold"/>
    </style:style>
    <style:style style:name="T141_22" style:family="text">
      <style:text-properties fo:font-weight="bold" style:font-weight-asian="bold" style:font-weight-complex="bold"/>
    </style:style>
    <style:style style:name="T141_23" style:family="text">
      <style:text-properties fo:font-weight="bold" style:font-weight-asian="bold" style:font-weight-complex="bold"/>
    </style:style>
    <style:style style:name="T141_24" style:family="text">
      <style:text-properties fo:font-weight="bold" style:font-weight-asian="bold" style:font-weight-complex="bold"/>
    </style:style>
    <style:style style:name="T141_25" style:family="text">
      <style:text-properties fo:font-weight="bold" style:font-weight-asian="bold" style:font-weight-complex="bold"/>
    </style:style>
    <style:style style:name="T141_26" style:family="text">
      <style:text-properties fo:font-weight="bold" style:font-weight-asian="bold" style:font-weight-complex="bold"/>
    </style:style>
    <style:style style:name="T141_27" style:family="text">
      <style:text-properties fo:font-weight="bold" style:font-weight-asian="bold" style:font-weight-complex="bold"/>
    </style:style>
    <style:style style:name="T141_28" style:family="text">
      <style:text-properties fo:font-weight="bold" style:font-weight-asian="bold" style:font-weight-complex="bold"/>
    </style:style>
    <style:style style:name="T141_29" style:family="text">
      <style:text-properties fo:font-weight="bold" style:font-weight-asian="bold" style:font-weight-complex="bold"/>
    </style:style>
    <style:style style:name="T141_30" style:family="text">
      <style:text-properties fo:font-weight="bold" style:font-weight-asian="bold" style:font-weight-complex="bold"/>
    </style:style>
    <style:style style:name="T141_31" style:family="text">
      <style:text-properties fo:font-weight="bold" style:font-weight-asian="bold" style:font-weight-complex="bold"/>
    </style:style>
    <style:style style:name="T141_32" style:family="text">
      <style:text-properties fo:font-weight="bold" style:font-weight-asian="bold" style:font-weight-complex="bold"/>
    </style:style>
    <style:style style:name="T141_33" style:family="text">
      <style:text-properties fo:font-weight="bold" style:font-weight-asian="bold" style:font-weight-complex="bold"/>
    </style:style>
    <style:style style:name="T141_34" style:family="text">
      <style:text-properties fo:font-weight="bold" style:font-weight-asian="bold" style:font-weight-complex="bold"/>
    </style:style>
    <style:style style:name="T141_35" style:family="text">
      <style:text-properties fo:font-weight="bold" style:font-weight-asian="bold" style:font-weight-complex="bold"/>
    </style:style>
    <style:style style:name="T141_36" style:family="text">
      <style:text-properties fo:font-weight="bold" style:font-weight-asian="bold" style:font-weight-complex="bold"/>
    </style:style>
    <style:style style:name="T141_37" style:family="text">
      <style:text-properties fo:font-weight="bold" style:font-weight-asian="bold" style:font-weight-complex="bold"/>
    </style:style>
    <style:style style:name="T141_38" style:family="text">
      <style:text-properties fo:font-weight="bold" style:font-weight-asian="bold" style:font-weight-complex="bold"/>
    </style:style>
    <style:style style:name="T141_39" style:family="text">
      <style:text-properties fo:font-weight="bold" style:font-weight-asian="bold" style:font-weight-complex="bold"/>
    </style:style>
    <style:style style:name="T141_40" style:family="text">
      <style:text-properties fo:font-weight="bold" style:font-weight-asian="bold" style:font-weight-complex="bold"/>
    </style:style>
    <style:style style:name="T141_41" style:family="text">
      <style:text-properties fo:font-weight="bold" style:font-weight-asian="bold" style:font-weight-complex="bold"/>
    </style:style>
    <style:style style:name="T141_42" style:family="text">
      <style:text-properties fo:font-weight="bold" style:font-weight-asian="bold" style:font-weight-complex="bold"/>
    </style:style>
    <style:style style:name="T141_43" style:family="text">
      <style:text-properties fo:font-weight="bold" style:font-weight-asian="bold" style:font-weight-complex="bold"/>
    </style:style>
    <style:style style:name="T141_44" style:family="text">
      <style:text-properties fo:font-weight="bold" style:font-weight-asian="bold" style:font-weight-complex="bold"/>
    </style:style>
    <style:style style:name="T141_45" style:family="text">
      <style:text-properties fo:font-weight="bold" style:font-weight-asian="bold" style:font-weight-complex="bold"/>
    </style:style>
    <style:style style:name="T141_46" style:family="text">
      <style:text-properties fo:font-weight="bold" style:font-weight-asian="bold" style:font-weight-complex="bold"/>
    </style:style>
    <style:style style:name="T141_47" style:family="text">
      <style:text-properties fo:font-weight="bold" style:font-weight-asian="bold" style:font-weight-complex="bold"/>
    </style:style>
    <style:style style:name="T141_48" style:family="text">
      <style:text-properties fo:font-weight="bold" style:font-weight-asian="bold" style:font-weight-complex="bold"/>
    </style:style>
    <style:style style:name="T141_49" style:family="text">
      <style:text-properties fo:font-weight="bold" style:font-weight-asian="bold" style:font-weight-complex="bold"/>
    </style:style>
    <style:style style:name="T141_50" style:family="text">
      <style:text-properties fo:font-weight="bold" style:font-weight-asian="bold" style:font-weight-complex="bold"/>
    </style:style>
    <style:style style:name="T141_51" style:family="text">
      <style:text-properties fo:font-weight="bold" style:font-weight-asian="bold" style:font-weight-complex="bold"/>
    </style:style>
    <style:style style:name="T141_52" style:family="text">
      <style:text-properties fo:font-weight="bold" style:font-weight-asian="bold" style:font-weight-complex="bold"/>
    </style:style>
    <style:style style:name="T141_53" style:family="text">
      <style:text-properties fo:font-weight="bold" style:font-weight-asian="bold" style:font-weight-complex="bold"/>
    </style:style>
    <style:style style:name="T141_54" style:family="text">
      <style:text-properties fo:font-weight="bold" style:font-weight-asian="bold" style:font-weight-complex="bold"/>
    </style:style>
    <style:style style:name="T141_55" style:family="text">
      <style:text-properties fo:font-weight="bold" style:font-weight-asian="bold" style:font-weight-complex="bold"/>
    </style:style>
    <style:style style:name="T141_56" style:family="text">
      <style:text-properties fo:font-weight="bold" style:font-weight-asian="bold" style:font-weight-complex="bold"/>
    </style:style>
    <style:style style:name="T141_57" style:family="text">
      <style:text-properties fo:font-weight="bold" style:font-weight-asian="bold" style:font-weight-complex="bold"/>
    </style:style>
    <style:style style:name="T141_58" style:family="text">
      <style:text-properties fo:font-weight="bold" style:font-weight-asian="bold" style:font-weight-complex="bold"/>
    </style:style>
    <style:style style:name="T141_59" style:family="text">
      <style:text-properties fo:font-weight="bold" style:font-weight-asian="bold" style:font-weight-complex="bold"/>
    </style:style>
    <style:style style:name="T141_60" style:family="text">
      <style:text-properties fo:font-weight="bold" style:font-weight-asian="bold" style:font-weight-complex="bold"/>
    </style:style>
    <style:style style:name="T141_61" style:family="text">
      <style:text-properties fo:font-weight="bold" style:font-weight-asian="bold" style:font-weight-complex="bold"/>
    </style:style>
    <style:style style:name="T141_62" style:family="text">
      <style:text-properties fo:font-weight="bold" style:font-weight-asian="bold" style:font-weight-complex="bold"/>
    </style:style>
    <style:style style:name="T141_63" style:family="text">
      <style:text-properties fo:font-weight="bold" style:font-weight-asian="bold" style:font-weight-complex="bold"/>
    </style:style>
    <style:style style:name="T141_64" style:family="text">
      <style:text-properties fo:font-weight="bold" style:font-weight-asian="bold" style:font-weight-complex="bold"/>
    </style:style>
    <style:style style:name="T141_65" style:family="text">
      <style:text-properties fo:font-weight="bold" style:font-weight-asian="bold" style:font-weight-complex="bold"/>
    </style:style>
    <style:style style:name="T141_66" style:family="text">
      <style:text-properties fo:font-weight="bold" style:font-weight-asian="bold" style:font-weight-complex="bold"/>
    </style:style>
    <style:style style:name="T141_67" style:family="text">
      <style:text-properties fo:font-weight="bold" style:font-weight-asian="bold" style:font-weight-complex="bold"/>
    </style:style>
    <style:style style:name="T141_68" style:family="text">
      <style:text-properties fo:font-weight="bold" style:font-weight-asian="bold" style:font-weight-complex="bold"/>
    </style:style>
    <style:style style:name="T141_69" style:family="text">
      <style:text-properties fo:font-weight="bold" style:font-weight-asian="bold" style:font-weight-complex="bold"/>
    </style:style>
    <style:style style:name="T141_70" style:family="text">
      <style:text-properties fo:font-weight="bold" style:font-weight-asian="bold" style:font-weight-complex="bold"/>
    </style:style>
    <style:style style:name="T141_71" style:family="text">
      <style:text-properties fo:font-weight="bold" style:font-weight-asian="bold" style:font-weight-complex="bold"/>
    </style:style>
    <style:style style:name="T141_72" style:family="text">
      <style:text-properties fo:font-weight="bold" style:font-weight-asian="bold" style:font-weight-complex="bold"/>
    </style:style>
    <style:style style:name="P142" style:family="paragraph" style:parent-style-name="Standard">
      <style:paragraph-properties fo:text-align="left" fo:break-before="auto" fo:line-height="115%" style:writing-mode="rl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>
      <style:text-properties fo:font-weight="bold" style:font-weight-asian="bold" style:font-weight-complex="bold"/>
    </style:style>
    <style:style style:name="T142_4" style:family="text">
      <style:text-properties fo:font-weight="bold" style:font-weight-asian="bold" style:font-weight-complex="bold"/>
    </style:style>
    <style:style style:name="T142_5" style:family="text">
      <style:text-properties fo:font-weight="bold" style:font-weight-asian="bold" style:font-weight-complex="bold"/>
    </style:style>
    <style:style style:name="T142_6" style:family="text">
      <style:text-properties fo:font-weight="bold" style:font-weight-asian="bold" style:font-weight-complex="bold"/>
    </style:style>
    <style:style style:name="T142_7" style:family="text">
      <style:text-properties fo:font-weight="bold" style:font-weight-asian="bold" style:font-weight-complex="bold"/>
    </style:style>
    <style:style style:name="T142_8" style:family="text">
      <style:text-properties fo:font-weight="bold" style:font-weight-asian="bold" style:font-weight-complex="bold"/>
    </style:style>
    <style:style style:name="T142_9" style:family="text">
      <style:text-properties fo:font-weight="bold" style:font-weight-asian="bold" style:font-weight-complex="bold"/>
    </style:style>
    <style:style style:name="T142_10" style:family="text">
      <style:text-properties fo:font-weight="bold" style:font-weight-asian="bold" style:font-weight-complex="bold"/>
    </style:style>
    <style:style style:name="T142_11" style:family="text">
      <style:text-properties fo:font-weight="bold" style:font-weight-asian="bold" style:font-weight-complex="bold"/>
    </style:style>
    <style:style style:name="T142_12" style:family="text">
      <style:text-properties fo:font-weight="bold" style:font-weight-asian="bold" style:font-weight-complex="bold"/>
    </style:style>
    <style:style style:name="T142_13" style:family="text">
      <style:text-properties fo:font-weight="bold" style:font-weight-asian="bold" style:font-weight-complex="bold"/>
    </style:style>
    <style:style style:name="T142_14" style:family="text">
      <style:text-properties fo:font-weight="bold" style:font-weight-asian="bold" style:font-weight-complex="bold"/>
    </style:style>
    <style:style style:name="T142_15" style:family="text">
      <style:text-properties fo:font-weight="bold" style:font-weight-asian="bold" style:font-weight-complex="bold"/>
    </style:style>
    <style:style style:name="T142_16" style:family="text">
      <style:text-properties fo:font-weight="bold" style:font-weight-asian="bold" style:font-weight-complex="bold"/>
    </style:style>
    <style:style style:name="T142_17" style:family="text">
      <style:text-properties fo:font-weight="bold" style:font-weight-asian="bold" style:font-weight-complex="bold"/>
    </style:style>
    <style:style style:name="T142_18" style:family="text">
      <style:text-properties fo:font-weight="bold" style:font-weight-asian="bold" style:font-weight-complex="bold"/>
    </style:style>
    <style:style style:name="T142_19" style:family="text">
      <style:text-properties fo:font-weight="bold" style:font-weight-asian="bold" style:font-weight-complex="bold"/>
    </style:style>
    <style:style style:name="T142_20" style:family="text">
      <style:text-properties fo:font-weight="bold" style:font-weight-asian="bold" style:font-weight-complex="bold"/>
    </style:style>
    <style:style style:name="T142_21" style:family="text">
      <style:text-properties fo:font-weight="bold" style:font-weight-asian="bold" style:font-weight-complex="bold"/>
    </style:style>
    <style:style style:name="T142_22" style:family="text">
      <style:text-properties fo:font-weight="bold" style:font-weight-asian="bold" style:font-weight-complex="bold"/>
    </style:style>
    <style:style style:name="T142_23" style:family="text">
      <style:text-properties fo:font-weight="bold" style:font-weight-asian="bold" style:font-weight-complex="bold"/>
    </style:style>
    <style:style style:name="T142_24" style:family="text">
      <style:text-properties fo:font-weight="bold" style:font-weight-asian="bold" style:font-weight-complex="bold"/>
    </style:style>
    <style:style style:name="T142_25" style:family="text">
      <style:text-properties fo:font-weight="bold" style:font-weight-asian="bold" style:font-weight-complex="bold"/>
    </style:style>
    <style:style style:name="T142_26" style:family="text">
      <style:text-properties fo:font-weight="bold" style:font-weight-asian="bold" style:font-weight-complex="bold"/>
    </style:style>
    <style:style style:name="T142_27" style:family="text">
      <style:text-properties fo:font-weight="bold" style:font-weight-asian="bold" style:font-weight-complex="bold"/>
    </style:style>
    <style:style style:name="T142_28" style:family="text">
      <style:text-properties fo:font-weight="bold" style:font-weight-asian="bold" style:font-weight-complex="bold"/>
    </style:style>
    <style:style style:name="T142_29" style:family="text">
      <style:text-properties fo:font-weight="bold" style:font-weight-asian="bold" style:font-weight-complex="bold"/>
    </style:style>
    <style:style style:name="T142_30" style:family="text">
      <style:text-properties fo:font-weight="bold" style:font-weight-asian="bold" style:font-weight-complex="bold"/>
    </style:style>
    <style:style style:name="T142_31" style:family="text">
      <style:text-properties fo:font-weight="bold" style:font-weight-asian="bold" style:font-weight-complex="bold"/>
    </style:style>
    <style:style style:name="T142_32" style:family="text">
      <style:text-properties fo:font-weight="bold" style:font-weight-asian="bold" style:font-weight-complex="bold"/>
    </style:style>
    <style:style style:name="T142_33" style:family="text">
      <style:text-properties fo:font-weight="bold" style:font-weight-asian="bold" style:font-weight-complex="bold"/>
    </style:style>
    <style:style style:name="T142_34" style:family="text">
      <style:text-properties fo:font-weight="bold" style:font-weight-asian="bold" style:font-weight-complex="bold"/>
    </style:style>
    <style:style style:name="T142_35" style:family="text">
      <style:text-properties fo:font-weight="bold" style:font-weight-asian="bold" style:font-weight-complex="bold"/>
    </style:style>
    <style:style style:name="T142_36" style:family="text">
      <style:text-properties fo:font-weight="bold" style:font-weight-asian="bold" style:font-weight-complex="bold"/>
    </style:style>
    <style:style style:name="T142_37" style:family="text">
      <style:text-properties fo:font-weight="bold" style:font-weight-asian="bold" style:font-weight-complex="bold"/>
    </style:style>
    <style:style style:name="T142_38" style:family="text">
      <style:text-properties fo:font-weight="bold" style:font-weight-asian="bold" style:font-weight-complex="bold"/>
    </style:style>
    <style:style style:name="T142_39" style:family="text">
      <style:text-properties fo:font-weight="bold" style:font-weight-asian="bold" style:font-weight-complex="bold"/>
    </style:style>
    <style:style style:name="T142_40" style:family="text">
      <style:text-properties fo:font-weight="bold" style:font-weight-asian="bold" style:font-weight-complex="bold"/>
    </style:style>
    <style:style style:name="T142_41" style:family="text">
      <style:text-properties fo:font-weight="bold" style:font-weight-asian="bold" style:font-weight-complex="bold"/>
    </style:style>
    <style:style style:name="T142_42" style:family="text">
      <style:text-properties fo:font-weight="bold" style:font-weight-asian="bold" style:font-weight-complex="bold"/>
    </style:style>
    <style:style style:name="T142_43" style:family="text">
      <style:text-properties fo:font-weight="bold" style:font-weight-asian="bold" style:font-weight-complex="bold"/>
    </style:style>
    <style:style style:name="T142_44" style:family="text">
      <style:text-properties fo:font-weight="bold" style:font-weight-asian="bold" style:font-weight-complex="bold"/>
    </style:style>
    <style:style style:name="T142_45" style:family="text">
      <style:text-properties fo:font-weight="bold" style:font-weight-asian="bold" style:font-weight-complex="bold"/>
    </style:style>
    <style:style style:name="T142_46" style:family="text">
      <style:text-properties fo:font-weight="bold" style:font-weight-asian="bold" style:font-weight-complex="bold"/>
    </style:style>
    <style:style style:name="T142_47" style:family="text">
      <style:text-properties fo:font-weight="bold" style:font-weight-asian="bold" style:font-weight-complex="bold"/>
    </style:style>
    <style:style style:name="T142_48" style:family="text">
      <style:text-properties fo:font-weight="bold" style:font-weight-asian="bold" style:font-weight-complex="bold"/>
    </style:style>
    <style:style style:name="T142_49" style:family="text">
      <style:text-properties fo:font-weight="bold" style:font-weight-asian="bold" style:font-weight-complex="bold"/>
    </style:style>
    <style:style style:name="T142_50" style:family="text">
      <style:text-properties fo:font-weight="bold" style:font-weight-asian="bold" style:font-weight-complex="bold"/>
    </style:style>
    <style:style style:name="T142_51" style:family="text">
      <style:text-properties fo:font-weight="bold" style:font-weight-asian="bold" style:font-weight-complex="bold"/>
    </style:style>
    <style:style style:name="T142_52" style:family="text">
      <style:text-properties fo:font-weight="bold" style:font-weight-asian="bold" style:font-weight-complex="bold"/>
    </style:style>
    <style:style style:name="T142_53" style:family="text">
      <style:text-properties fo:font-weight="bold" style:font-weight-asian="bold" style:font-weight-complex="bold"/>
    </style:style>
    <style:style style:name="T142_54" style:family="text">
      <style:text-properties fo:font-weight="bold" style:font-weight-asian="bold" style:font-weight-complex="bold"/>
    </style:style>
    <style:style style:name="P143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44" style:family="paragraph" style:parent-style-name="Standard">
      <style:paragraph-properties fo:text-align="right" fo:break-before="auto" fo:line-height="115%" style:writing-mode="rl-tb"/>
    </style:style>
    <style:style style:name="T144_1" style:family="text">
      <style:text-properties fo:font-weight="bold" style:font-weight-asian="bold" style:font-weight-complex="bold"/>
    </style:style>
    <style:style style:name="Table10" style:family="table">
      <style:table-properties table:align="right" style:width="12.285cm" fo:margin-left="4.225cm" style:writing-mode="rl-tb"/>
    </style:style>
    <style:style style:name="Column10" style:family="table-column">
      <style:table-column-properties style:column-width="12.285cm"/>
    </style:style>
    <style:style style:name="Row10" style:family="table-row"/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7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left" fo:break-before="auto" fo:line-height="115%" style:writing-mode="rl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T148_5" style:family="text">
      <style:text-properties fo:font-weight="bold" style:font-weight-asian="bold" style:font-weight-complex="bold"/>
    </style:style>
    <style:style style:name="T148_6" style:family="text">
      <style:text-properties fo:font-weight="bold" style:font-weight-asian="bold" style:font-weight-complex="bold"/>
    </style:style>
    <style:style style:name="T148_7" style:family="text">
      <style:text-properties fo:font-weight="bold" style:font-weight-asian="bold" style:font-weight-complex="bold"/>
    </style:style>
    <style:style style:name="T148_8" style:family="text">
      <style:text-properties fo:font-weight="bold" style:font-weight-asian="bold" style:font-weight-complex="bold"/>
    </style:style>
    <style:style style:name="T148_9" style:family="text">
      <style:text-properties fo:font-weight="bold" style:font-weight-asian="bold" style:font-weight-complex="bold"/>
    </style:style>
    <style:style style:name="T148_10" style:family="text">
      <style:text-properties fo:font-weight="bold" style:font-weight-asian="bold" style:font-weight-complex="bold"/>
    </style:style>
    <style:style style:name="T148_11" style:family="text">
      <style:text-properties fo:font-weight="bold" style:font-weight-asian="bold" style:font-weight-complex="bold"/>
    </style:style>
    <style:style style:name="T148_12" style:family="text">
      <style:text-properties fo:font-weight="bold" style:font-weight-asian="bold" style:font-weight-complex="bold"/>
    </style:style>
    <style:style style:name="T148_13" style:family="text">
      <style:text-properties fo:font-weight="bold" style:font-weight-asian="bold" style:font-weight-complex="bold"/>
    </style:style>
    <style:style style:name="T148_14" style:family="text">
      <style:text-properties fo:font-weight="bold" style:font-weight-asian="bold" style:font-weight-complex="bold"/>
    </style:style>
    <style:style style:name="T148_15" style:family="text">
      <style:text-properties fo:font-weight="bold" style:font-weight-asian="bold" style:font-weight-complex="bold"/>
    </style:style>
    <style:style style:name="T148_16" style:family="text">
      <style:text-properties fo:font-weight="bold" style:font-weight-asian="bold" style:font-weight-complex="bold"/>
    </style:style>
    <style:style style:name="T148_17" style:family="text">
      <style:text-properties fo:font-weight="bold" style:font-weight-asian="bold" style:font-weight-complex="bold"/>
    </style:style>
    <style:style style:name="T148_18" style:family="text">
      <style:text-properties fo:font-weight="bold" style:font-weight-asian="bold" style:font-weight-complex="bold"/>
    </style:style>
    <style:style style:name="T148_19" style:family="text">
      <style:text-properties fo:font-weight="bold" style:font-weight-asian="bold" style:font-weight-complex="bold"/>
    </style:style>
    <style:style style:name="T148_20" style:family="text">
      <style:text-properties fo:font-weight="bold" style:font-weight-asian="bold" style:font-weight-complex="bold"/>
    </style:style>
    <style:style style:name="T148_21" style:family="text">
      <style:text-properties fo:font-weight="bold" style:font-weight-asian="bold" style:font-weight-complex="bold"/>
    </style:style>
    <style:style style:name="T148_22" style:family="text">
      <style:text-properties fo:font-weight="bold" style:font-weight-asian="bold" style:font-weight-complex="bold"/>
    </style:style>
    <style:style style:name="T148_23" style:family="text">
      <style:text-properties fo:font-weight="bold" style:font-weight-asian="bold" style:font-weight-complex="bold"/>
    </style:style>
    <style:style style:name="T148_24" style:family="text">
      <style:text-properties fo:font-weight="bold" style:font-weight-asian="bold" style:font-weight-complex="bold"/>
    </style:style>
    <style:style style:name="P149" style:family="paragraph" style:parent-style-name="Heading_20_1">
      <style:paragraph-properties fo:text-align="left" fo:break-before="auto" fo:line-height="115%" fo:margin-top="0.847cm" style:writing-mode="rl-tb"/>
    </style:style>
    <style:style style:name="T149_1" style:family="text">
      <style:text-properties fo:font-size="23pt" style:font-size-asian="23pt" style:font-size-complex="23pt" fo:font-weight="bold" style:font-weight-asian="bold" style:font-weight-complex="bold"/>
    </style:style>
    <style:style style:name="T149_2" style:family="text">
      <style:text-properties fo:font-size="23pt" style:font-size-asian="23pt" style:font-size-complex="23pt" fo:font-weight="bold" style:font-weight-asian="bold" style:font-weight-complex="bold"/>
    </style:style>
    <style:style style:name="T149_3" style:family="text">
      <style:text-properties fo:font-size="23pt" style:font-size-asian="23pt" style:font-size-complex="23pt" fo:font-weight="bold" style:font-weight-asian="bold" style:font-weight-complex="bold"/>
    </style:style>
    <style:style style:name="T149_4" style:family="text">
      <style:text-properties fo:font-size="23pt" style:font-size-asian="23pt" style:font-size-complex="23pt" fo:font-weight="bold" style:font-weight-asian="bold" style:font-weight-complex="bold"/>
    </style:style>
    <style:style style:name="T149_5" style:family="text">
      <style:text-properties fo:font-size="23pt" style:font-size-asian="23pt" style:font-size-complex="23pt" fo:font-weight="bold" style:font-weight-asian="bold" style:font-weight-complex="bold"/>
    </style:style>
    <style:style style:name="T149_6" style:family="text">
      <style:text-properties fo:font-size="23pt" style:font-size-asian="23pt" style:font-size-complex="23pt" fo:font-weight="bold" style:font-weight-asian="bold" style:font-weight-complex="bold"/>
    </style:style>
    <style:style style:name="T149_7" style:family="text">
      <style:text-properties fo:font-size="23pt" style:font-size-asian="23pt" style:font-size-complex="23pt" fo:font-weight="bold" style:font-weight-asian="bold" style:font-weight-complex="bold"/>
    </style:style>
    <style:style style:name="T149_8" style:family="text">
      <style:text-properties fo:font-size="23pt" style:font-size-asian="23pt" style:font-size-complex="23pt" fo:font-weight="bold" style:font-weight-asian="bold" style:font-weight-complex="bold"/>
    </style:style>
    <style:style style:name="P150" style:family="paragraph" style:parent-style-name="Standard">
      <style:paragraph-properties fo:text-align="left" fo:break-before="auto" fo:line-height="115%" style:writing-mode="rl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T150_5" style:family="text">
      <style:text-properties fo:font-weight="bold" style:font-weight-asian="bold" style:font-weight-complex="bold"/>
    </style:style>
    <style:style style:name="T150_6" style:family="text">
      <style:text-properties fo:font-weight="bold" style:font-weight-asian="bold" style:font-weight-complex="bold"/>
    </style:style>
    <style:style style:name="T150_7" style:family="text">
      <style:text-properties fo:font-weight="bold" style:font-weight-asian="bold" style:font-weight-complex="bold"/>
    </style:style>
    <style:style style:name="T150_8" style:family="text">
      <style:text-properties fo:font-weight="bold" style:font-weight-asian="bold" style:font-weight-complex="bold"/>
    </style:style>
    <style:style style:name="T150_9" style:family="text">
      <style:text-properties fo:font-weight="bold" style:font-weight-asian="bold" style:font-weight-complex="bold"/>
    </style:style>
    <style:style style:name="T150_10" style:family="text">
      <style:text-properties fo:font-weight="bold" style:font-weight-asian="bold" style:font-weight-complex="bold"/>
    </style:style>
    <style:style style:name="T150_11" style:family="text">
      <style:text-properties fo:font-weight="bold" style:font-weight-asian="bold" style:font-weight-complex="bold"/>
    </style:style>
    <style:style style:name="T150_12" style:family="text">
      <style:text-properties fo:font-weight="bold" style:font-weight-asian="bold" style:font-weight-complex="bold"/>
    </style:style>
    <style:style style:name="T150_13" style:family="text">
      <style:text-properties fo:font-weight="bold" style:font-weight-asian="bold" style:font-weight-complex="bold"/>
    </style:style>
    <style:style style:name="T150_14" style:family="text">
      <style:text-properties fo:font-weight="bold" style:font-weight-asian="bold" style:font-weight-complex="bold"/>
    </style:style>
    <style:style style:name="T150_15" style:family="text">
      <style:text-properties fo:font-weight="bold" style:font-weight-asian="bold" style:font-weight-complex="bold"/>
    </style:style>
    <style:style style:name="T150_16" style:family="text">
      <style:text-properties fo:font-weight="bold" style:font-weight-asian="bold" style:font-weight-complex="bold"/>
    </style:style>
    <style:style style:name="T150_17" style:family="text">
      <style:text-properties fo:font-weight="bold" style:font-weight-asian="bold" style:font-weight-complex="bold"/>
    </style:style>
    <style:style style:name="T150_18" style:family="text">
      <style:text-properties fo:font-weight="bold" style:font-weight-asian="bold" style:font-weight-complex="bold"/>
    </style:style>
    <style:style style:name="T150_19" style:family="text">
      <style:text-properties fo:font-weight="bold" style:font-weight-asian="bold" style:font-weight-complex="bold"/>
    </style:style>
    <style:style style:name="T150_20" style:family="text">
      <style:text-properties fo:font-weight="bold" style:font-weight-asian="bold" style:font-weight-complex="bold"/>
    </style:style>
    <style:style style:name="T150_21" style:family="text">
      <style:text-properties fo:font-weight="bold" style:font-weight-asian="bold" style:font-weight-complex="bold"/>
    </style:style>
    <style:style style:name="T150_22" style:family="text">
      <style:text-properties fo:font-weight="bold" style:font-weight-asian="bold" style:font-weight-complex="bold"/>
    </style:style>
    <style:style style:name="T150_23" style:family="text">
      <style:text-properties fo:font-weight="bold" style:font-weight-asian="bold" style:font-weight-complex="bold"/>
    </style:style>
    <style:style style:name="T150_24" style:family="text">
      <style:text-properties fo:font-weight="bold" style:font-weight-asian="bold" style:font-weight-complex="bold"/>
    </style:style>
    <style:style style:name="T150_25" style:family="text">
      <style:text-properties fo:font-weight="bold" style:font-weight-asian="bold" style:font-weight-complex="bold"/>
    </style:style>
    <style:style style:name="T150_26" style:family="text">
      <style:text-properties fo:font-weight="bold" style:font-weight-asian="bold" style:font-weight-complex="bold"/>
    </style:style>
    <style:style style:name="T150_27" style:family="text">
      <style:text-properties fo:font-weight="bold" style:font-weight-asian="bold" style:font-weight-complex="bold"/>
    </style:style>
    <style:style style:name="T150_28" style:family="text">
      <style:text-properties fo:font-weight="bold" style:font-weight-asian="bold" style:font-weight-complex="bold"/>
    </style:style>
    <style:style style:name="T150_29" style:family="text">
      <style:text-properties fo:font-weight="bold" style:font-weight-asian="bold" style:font-weight-complex="bold"/>
    </style:style>
    <style:style style:name="T150_30" style:family="text">
      <style:text-properties fo:font-weight="bold" style:font-weight-asian="bold" style:font-weight-complex="bold"/>
    </style:style>
    <style:style style:name="T150_31" style:family="text">
      <style:text-properties fo:font-weight="bold" style:font-weight-asian="bold" style:font-weight-complex="bold"/>
    </style:style>
    <style:style style:name="T150_32" style:family="text">
      <style:text-properties fo:font-weight="bold" style:font-weight-asian="bold" style:font-weight-complex="bold"/>
    </style:style>
    <style:style style:name="T150_33" style:family="text">
      <style:text-properties fo:font-weight="bold" style:font-weight-asian="bold" style:font-weight-complex="bold"/>
    </style:style>
    <style:style style:name="T150_34" style:family="text">
      <style:text-properties fo:font-weight="bold" style:font-weight-asian="bold" style:font-weight-complex="bold"/>
    </style:style>
    <style:style style:name="T150_35" style:family="text">
      <style:text-properties fo:font-weight="bold" style:font-weight-asian="bold" style:font-weight-complex="bold"/>
    </style:style>
    <style:style style:name="T150_36" style:family="text">
      <style:text-properties fo:font-weight="bold" style:font-weight-asian="bold" style:font-weight-complex="bold"/>
    </style:style>
    <style:style style:name="T150_37" style:family="text">
      <style:text-properties fo:font-weight="bold" style:font-weight-asian="bold" style:font-weight-complex="bold"/>
    </style:style>
    <style:style style:name="T150_38" style:family="text">
      <style:text-properties fo:font-weight="bold" style:font-weight-asian="bold" style:font-weight-complex="bold"/>
    </style:style>
    <style:style style:name="T150_39" style:family="text">
      <style:text-properties fo:font-weight="bold" style:font-weight-asian="bold" style:font-weight-complex="bold"/>
    </style:style>
    <style:style style:name="T150_40" style:family="text">
      <style:text-properties fo:font-weight="bold" style:font-weight-asian="bold" style:font-weight-complex="bold"/>
    </style:style>
    <style:style style:name="T150_41" style:family="text">
      <style:text-properties fo:font-weight="bold" style:font-weight-asian="bold" style:font-weight-complex="bold"/>
    </style:style>
    <style:style style:name="T150_42" style:family="text">
      <style:text-properties fo:font-weight="bold" style:font-weight-asian="bold" style:font-weight-complex="bold"/>
    </style:style>
    <style:style style:name="T150_43" style:family="text">
      <style:text-properties fo:font-weight="bold" style:font-weight-asian="bold" style:font-weight-complex="bold"/>
    </style:style>
    <style:style style:name="T150_44" style:family="text">
      <style:text-properties fo:font-weight="bold" style:font-weight-asian="bold" style:font-weight-complex="bold"/>
    </style:style>
    <style:style style:name="T150_45" style:family="text">
      <style:text-properties fo:font-weight="bold" style:font-weight-asian="bold" style:font-weight-complex="bold"/>
    </style:style>
    <style:style style:name="T150_46" style:family="text">
      <style:text-properties fo:font-weight="bold" style:font-weight-asian="bold" style:font-weight-complex="bold"/>
    </style:style>
    <style:style style:name="T150_47" style:family="text">
      <style:text-properties fo:font-weight="bold" style:font-weight-asian="bold" style:font-weight-complex="bold"/>
    </style:style>
    <style:style style:name="T150_48" style:family="text">
      <style:text-properties fo:font-weight="bold" style:font-weight-asian="bold" style:font-weight-complex="bold"/>
    </style:style>
    <style:style style:name="T150_49" style:family="text">
      <style:text-properties fo:font-weight="bold" style:font-weight-asian="bold" style:font-weight-complex="bold"/>
    </style:style>
    <style:style style:name="T150_50" style:family="text">
      <style:text-properties fo:font-weight="bold" style:font-weight-asian="bold" style:font-weight-complex="bold"/>
    </style:style>
    <style:style style:name="T150_51" style:family="text">
      <style:text-properties fo:font-weight="bold" style:font-weight-asian="bold" style:font-weight-complex="bold"/>
    </style:style>
    <style:style style:name="T150_52" style:family="text">
      <style:text-properties fo:font-weight="bold" style:font-weight-asian="bold" style:font-weight-complex="bold"/>
    </style:style>
    <style:style style:name="T150_53" style:family="text">
      <style:text-properties fo:font-weight="bold" style:font-weight-asian="bold" style:font-weight-complex="bold"/>
    </style:style>
    <style:style style:name="T150_54" style:family="text">
      <style:text-properties fo:font-weight="bold" style:font-weight-asian="bold" style:font-weight-complex="bold"/>
    </style:style>
    <style:style style:name="T150_55" style:family="text">
      <style:text-properties fo:font-weight="bold" style:font-weight-asian="bold" style:font-weight-complex="bold"/>
    </style:style>
    <style:style style:name="T150_56" style:family="text">
      <style:text-properties fo:font-weight="bold" style:font-weight-asian="bold" style:font-weight-complex="bold"/>
    </style:style>
    <style:style style:name="T150_57" style:family="text">
      <style:text-properties fo:font-weight="bold" style:font-weight-asian="bold" style:font-weight-complex="bold"/>
    </style:style>
    <style:style style:name="T150_58" style:family="text">
      <style:text-properties fo:font-weight="bold" style:font-weight-asian="bold" style:font-weight-complex="bold"/>
    </style:style>
    <style:style style:name="T150_59" style:family="text">
      <style:text-properties fo:font-weight="bold" style:font-weight-asian="bold" style:font-weight-complex="bold"/>
    </style:style>
    <style:style style:name="T150_60" style:family="text">
      <style:text-properties fo:font-weight="bold" style:font-weight-asian="bold" style:font-weight-complex="bold"/>
    </style:style>
    <style:style style:name="T150_61" style:family="text">
      <style:text-properties fo:font-weight="bold" style:font-weight-asian="bold" style:font-weight-complex="bold"/>
    </style:style>
    <style:style style:name="T150_62" style:family="text">
      <style:text-properties fo:font-weight="bold" style:font-weight-asian="bold" style:font-weight-complex="bold"/>
    </style:style>
    <style:style style:name="T150_63" style:family="text">
      <style:text-properties fo:font-weight="bold" style:font-weight-asian="bold" style:font-weight-complex="bold"/>
    </style:style>
    <style:style style:name="T150_64" style:family="text">
      <style:text-properties fo:font-weight="bold" style:font-weight-asian="bold" style:font-weight-complex="bold"/>
    </style:style>
    <style:style style:name="T150_65" style:family="text">
      <style:text-properties fo:font-weight="bold" style:font-weight-asian="bold" style:font-weight-complex="bold"/>
    </style:style>
    <style:style style:name="T150_66" style:family="text">
      <style:text-properties fo:font-weight="bold" style:font-weight-asian="bold" style:font-weight-complex="bold"/>
    </style:style>
    <style:style style:name="T150_67" style:family="text">
      <style:text-properties fo:font-weight="bold" style:font-weight-asian="bold" style:font-weight-complex="bold"/>
    </style:style>
    <style:style style:name="T150_68" style:family="text">
      <style:text-properties fo:font-weight="bold" style:font-weight-asian="bold" style:font-weight-complex="bold"/>
    </style:style>
    <style:style style:name="T150_69" style:family="text">
      <style:text-properties fo:font-weight="bold" style:font-weight-asian="bold" style:font-weight-complex="bold"/>
    </style:style>
    <style:style style:name="T150_70" style:family="text">
      <style:text-properties fo:font-weight="bold" style:font-weight-asian="bold" style:font-weight-complex="bold"/>
    </style:style>
    <style:style style:name="T150_71" style:family="text">
      <style:text-properties fo:font-weight="bold" style:font-weight-asian="bold" style:font-weight-complex="bold"/>
    </style:style>
    <style:style style:name="T150_72" style:family="text">
      <style:text-properties fo:font-weight="bold" style:font-weight-asian="bold" style:font-weight-complex="bold"/>
    </style:style>
    <style:style style:name="T150_73" style:family="text">
      <style:text-properties fo:font-weight="bold" style:font-weight-asian="bold" style:font-weight-complex="bold"/>
    </style:style>
    <style:style style:name="T150_74" style:family="text">
      <style:text-properties fo:font-weight="bold" style:font-weight-asian="bold" style:font-weight-complex="bold"/>
    </style:style>
    <style:style style:name="T150_75" style:family="text">
      <style:text-properties fo:font-weight="bold" style:font-weight-asian="bold" style:font-weight-complex="bold"/>
    </style:style>
    <style:style style:name="T150_76" style:family="text">
      <style:text-properties fo:font-weight="bold" style:font-weight-asian="bold" style:font-weight-complex="bold"/>
    </style:style>
    <style:style style:name="T150_77" style:family="text">
      <style:text-properties fo:font-weight="bold" style:font-weight-asian="bold" style:font-weight-complex="bold"/>
    </style:style>
    <style:style style:name="T150_78" style:family="text">
      <style:text-properties fo:font-weight="bold" style:font-weight-asian="bold" style:font-weight-complex="bold"/>
    </style:style>
    <style:style style:name="T150_79" style:family="text">
      <style:text-properties fo:font-weight="bold" style:font-weight-asian="bold" style:font-weight-complex="bold"/>
    </style:style>
    <style:style style:name="T150_80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52" style:family="paragraph" style:parent-style-name="Standard">
      <style:paragraph-properties fo:text-align="right" fo:break-before="auto" fo:line-height="115%" style:writing-mode="rl-tb"/>
    </style:style>
    <style:style style:name="T152_1" style:family="text">
      <style:text-properties fo:font-weight="bold" style:font-weight-asian="bold" style:font-weight-complex="bold"/>
    </style:style>
    <style:style style:name="Table11" style:family="table">
      <style:table-properties table:align="right" style:width="12.285cm" fo:margin-left="4.225cm" style:writing-mode="rl-tb"/>
    </style:style>
    <style:style style:name="Column11" style:family="table-column">
      <style:table-column-properties style:column-width="12.285cm"/>
    </style:style>
    <style:style style:name="Row11" style:family="table-row"/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2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3" style:family="paragraph" style:parent-style-name="Standard">
      <style:paragraph-properties fo:text-align="left" fo:break-before="auto" fo:line-height="115%" style:writing-mode="rl-tb"/>
    </style:style>
    <style:style style:name="T163_1" style:family="text">
      <style:text-properties fo:font-weight="bold" style:font-weight-asian="bold" style:font-weight-complex="bold"/>
    </style:style>
    <style:style style:name="T163_2" style:family="text">
      <style:text-properties fo:font-weight="bold" style:font-weight-asian="bold" style:font-weight-complex="bold"/>
    </style:style>
    <style:style style:name="T163_3" style:family="text">
      <style:text-properties fo:font-weight="bold" style:font-weight-asian="bold" style:font-weight-complex="bold"/>
    </style:style>
    <style:style style:name="T163_4" style:family="text">
      <style:text-properties fo:font-weight="bold" style:font-weight-asian="bold" style:font-weight-complex="bold"/>
    </style:style>
    <style:style style:name="T163_5" style:family="text">
      <style:text-properties fo:font-weight="bold" style:font-weight-asian="bold" style:font-weight-complex="bold"/>
    </style:style>
    <style:style style:name="T163_6" style:family="text">
      <style:text-properties fo:font-weight="bold" style:font-weight-asian="bold" style:font-weight-complex="bold"/>
    </style:style>
    <style:style style:name="T163_7" style:family="text">
      <style:text-properties fo:font-weight="bold" style:font-weight-asian="bold" style:font-weight-complex="bold"/>
    </style:style>
    <style:style style:name="T163_8" style:family="text">
      <style:text-properties fo:font-weight="bold" style:font-weight-asian="bold" style:font-weight-complex="bold"/>
    </style:style>
    <style:style style:name="T163_9" style:family="text">
      <style:text-properties fo:font-weight="bold" style:font-weight-asian="bold" style:font-weight-complex="bold"/>
    </style:style>
    <style:style style:name="T163_10" style:family="text">
      <style:text-properties fo:font-weight="bold" style:font-weight-asian="bold" style:font-weight-complex="bold"/>
    </style:style>
    <style:style style:name="T163_11" style:family="text">
      <style:text-properties fo:font-weight="bold" style:font-weight-asian="bold" style:font-weight-complex="bold"/>
    </style:style>
    <style:style style:name="T163_12" style:family="text">
      <style:text-properties fo:font-weight="bold" style:font-weight-asian="bold" style:font-weight-complex="bold"/>
    </style:style>
    <style:style style:name="T163_13" style:family="text">
      <style:text-properties fo:font-weight="bold" style:font-weight-asian="bold" style:font-weight-complex="bold"/>
    </style:style>
    <style:style style:name="T163_14" style:family="text">
      <style:text-properties fo:font-weight="bold" style:font-weight-asian="bold" style:font-weight-complex="bold"/>
    </style:style>
    <style:style style:name="T163_15" style:family="text">
      <style:text-properties fo:font-weight="bold" style:font-weight-asian="bold" style:font-weight-complex="bold"/>
    </style:style>
    <style:style style:name="T163_16" style:family="text">
      <style:text-properties fo:font-weight="bold" style:font-weight-asian="bold" style:font-weight-complex="bold"/>
    </style:style>
    <style:style style:name="T163_17" style:family="text">
      <style:text-properties fo:font-weight="bold" style:font-weight-asian="bold" style:font-weight-complex="bold"/>
    </style:style>
    <style:style style:name="T163_18" style:family="text">
      <style:text-properties fo:font-weight="bold" style:font-weight-asian="bold" style:font-weight-complex="bold"/>
    </style:style>
    <style:style style:name="T163_19" style:family="text">
      <style:text-properties fo:font-weight="bold" style:font-weight-asian="bold" style:font-weight-complex="bold"/>
    </style:style>
    <style:style style:name="T163_20" style:family="text">
      <style:text-properties fo:font-weight="bold" style:font-weight-asian="bold" style:font-weight-complex="bold"/>
    </style:style>
    <style:style style:name="T163_21" style:family="text">
      <style:text-properties fo:font-weight="bold" style:font-weight-asian="bold" style:font-weight-complex="bold"/>
    </style:style>
    <style:style style:name="T163_22" style:family="text">
      <style:text-properties fo:font-weight="bold" style:font-weight-asian="bold" style:font-weight-complex="bold"/>
    </style:style>
    <style:style style:name="T163_23" style:family="text">
      <style:text-properties fo:font-weight="bold" style:font-weight-asian="bold" style:font-weight-complex="bold"/>
    </style:style>
    <style:style style:name="T163_24" style:family="text">
      <style:text-properties fo:font-weight="bold" style:font-weight-asian="bold" style:font-weight-complex="bold"/>
    </style:style>
    <style:style style:name="T163_25" style:family="text">
      <style:text-properties fo:font-weight="bold" style:font-weight-asian="bold" style:font-weight-complex="bold"/>
    </style:style>
    <style:style style:name="T163_26" style:family="text">
      <style:text-properties fo:font-weight="bold" style:font-weight-asian="bold" style:font-weight-complex="bold"/>
    </style:style>
    <style:style style:name="T163_27" style:family="text">
      <style:text-properties fo:font-weight="bold" style:font-weight-asian="bold" style:font-weight-complex="bold"/>
    </style:style>
    <style:style style:name="T163_28" style:family="text">
      <style:text-properties fo:font-weight="bold" style:font-weight-asian="bold" style:font-weight-complex="bold"/>
    </style:style>
    <style:style style:name="T163_29" style:family="text">
      <style:text-properties fo:font-weight="bold" style:font-weight-asian="bold" style:font-weight-complex="bold"/>
    </style:style>
    <style:style style:name="T163_30" style:family="text">
      <style:text-properties fo:font-weight="bold" style:font-weight-asian="bold" style:font-weight-complex="bold"/>
    </style:style>
    <style:style style:name="T163_31" style:family="text">
      <style:text-properties fo:font-weight="bold" style:font-weight-asian="bold" style:font-weight-complex="bold"/>
    </style:style>
    <style:style style:name="T163_32" style:family="text">
      <style:text-properties fo:font-weight="bold" style:font-weight-asian="bold" style:font-weight-complex="bold"/>
    </style:style>
    <style:style style:name="T163_33" style:family="text">
      <style:text-properties fo:font-weight="bold" style:font-weight-asian="bold" style:font-weight-complex="bold"/>
    </style:style>
    <style:style style:name="T163_34" style:family="text">
      <style:text-properties fo:font-weight="bold" style:font-weight-asian="bold" style:font-weight-complex="bold"/>
    </style:style>
    <style:style style:name="T163_35" style:family="text">
      <style:text-properties fo:font-weight="bold" style:font-weight-asian="bold" style:font-weight-complex="bold"/>
    </style:style>
    <style:style style:name="T163_36" style:family="text">
      <style:text-properties fo:font-weight="bold" style:font-weight-asian="bold" style:font-weight-complex="bold"/>
    </style:style>
    <style:style style:name="T163_37" style:family="text">
      <style:text-properties fo:font-weight="bold" style:font-weight-asian="bold" style:font-weight-complex="bold"/>
    </style:style>
    <style:style style:name="T163_38" style:family="text">
      <style:text-properties fo:font-weight="bold" style:font-weight-asian="bold" style:font-weight-complex="bold"/>
    </style:style>
    <style:style style:name="T163_39" style:family="text">
      <style:text-properties fo:font-weight="bold" style:font-weight-asian="bold" style:font-weight-complex="bold"/>
    </style:style>
    <style:style style:name="T163_40" style:family="text">
      <style:text-properties fo:font-weight="bold" style:font-weight-asian="bold" style:font-weight-complex="bold"/>
    </style:style>
    <style:style style:name="T163_41" style:family="text">
      <style:text-properties fo:font-weight="bold" style:font-weight-asian="bold" style:font-weight-complex="bold"/>
    </style:style>
    <style:style style:name="T163_42" style:family="text">
      <style:text-properties fo:font-weight="bold" style:font-weight-asian="bold" style:font-weight-complex="bold"/>
    </style:style>
    <style:style style:name="T163_43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65" style:family="paragraph" style:parent-style-name="Standard">
      <style:paragraph-properties fo:text-align="right" fo:break-before="auto" fo:line-height="115%" style:writing-mode="rl-tb"/>
    </style:style>
    <style:style style:name="T165_1" style:family="text">
      <style:text-properties fo:font-weight="bold" style:font-weight-asian="bold" style:font-weight-complex="bold"/>
    </style:style>
    <style:style style:name="Table12" style:family="table">
      <style:table-properties table:align="right" style:width="12.285cm" fo:margin-left="4.225cm" style:writing-mode="rl-tb"/>
    </style:style>
    <style:style style:name="Column12" style:family="table-column">
      <style:table-column-properties style:column-width="12.285cm"/>
    </style:style>
    <style:style style:name="Row12" style:family="table-row"/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0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1" style:family="paragraph" style:parent-style-name="Standard">
      <style:paragraph-properties fo:text-align="left" fo:break-before="auto" fo:line-height="115%" style:writing-mode="rl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>
      <style:text-properties fo:font-weight="bold" style:font-weight-asian="bold" style:font-weight-complex="bold"/>
    </style:style>
    <style:style style:name="T171_6" style:family="text">
      <style:text-properties fo:font-weight="bold" style:font-weight-asian="bold" style:font-weight-complex="bold"/>
    </style:style>
    <style:style style:name="T171_7" style:family="text">
      <style:text-properties fo:font-weight="bold" style:font-weight-asian="bold" style:font-weight-complex="bold"/>
    </style:style>
    <style:style style:name="T171_8" style:family="text">
      <style:text-properties fo:font-weight="bold" style:font-weight-asian="bold" style:font-weight-complex="bold"/>
    </style:style>
    <style:style style:name="T171_9" style:family="text">
      <style:text-properties fo:font-weight="bold" style:font-weight-asian="bold" style:font-weight-complex="bold"/>
    </style:style>
    <style:style style:name="T171_10" style:family="text">
      <style:text-properties fo:font-weight="bold" style:font-weight-asian="bold" style:font-weight-complex="bold"/>
    </style:style>
    <style:style style:name="T171_11" style:family="text">
      <style:text-properties fo:font-weight="bold" style:font-weight-asian="bold" style:font-weight-complex="bold"/>
    </style:style>
    <style:style style:name="T171_12" style:family="text">
      <style:text-properties fo:font-weight="bold" style:font-weight-asian="bold" style:font-weight-complex="bold"/>
    </style:style>
    <style:style style:name="T171_13" style:family="text">
      <style:text-properties fo:font-weight="bold" style:font-weight-asian="bold" style:font-weight-complex="bold"/>
    </style:style>
    <style:style style:name="T171_14" style:family="text">
      <style:text-properties fo:font-weight="bold" style:font-weight-asian="bold" style:font-weight-complex="bold"/>
    </style:style>
    <style:style style:name="T171_15" style:family="text">
      <style:text-properties fo:font-weight="bold" style:font-weight-asian="bold" style:font-weight-complex="bold"/>
    </style:style>
    <style:style style:name="T171_16" style:family="text">
      <style:text-properties fo:font-weight="bold" style:font-weight-asian="bold" style:font-weight-complex="bold"/>
    </style:style>
    <style:style style:name="T171_17" style:family="text">
      <style:text-properties fo:font-weight="bold" style:font-weight-asian="bold" style:font-weight-complex="bold"/>
    </style:style>
    <style:style style:name="T171_18" style:family="text">
      <style:text-properties fo:font-weight="bold" style:font-weight-asian="bold" style:font-weight-complex="bold"/>
    </style:style>
    <style:style style:name="T171_19" style:family="text">
      <style:text-properties fo:font-weight="bold" style:font-weight-asian="bold" style:font-weight-complex="bold"/>
    </style:style>
    <style:style style:name="T171_20" style:family="text">
      <style:text-properties fo:font-weight="bold" style:font-weight-asian="bold" style:font-weight-complex="bold"/>
    </style:style>
    <style:style style:name="T171_21" style:family="text">
      <style:text-properties fo:font-weight="bold" style:font-weight-asian="bold" style:font-weight-complex="bold"/>
    </style:style>
    <style:style style:name="T171_22" style:family="text">
      <style:text-properties fo:font-weight="bold" style:font-weight-asian="bold" style:font-weight-complex="bold"/>
    </style:style>
    <style:style style:name="T171_23" style:family="text">
      <style:text-properties fo:font-weight="bold" style:font-weight-asian="bold" style:font-weight-complex="bold"/>
    </style:style>
    <style:style style:name="T171_24" style:family="text">
      <style:text-properties fo:font-weight="bold" style:font-weight-asian="bold" style:font-weight-complex="bold"/>
    </style:style>
    <style:style style:name="T171_25" style:family="text">
      <style:text-properties fo:font-weight="bold" style:font-weight-asian="bold" style:font-weight-complex="bold"/>
    </style:style>
    <style:style style:name="T171_26" style:family="text">
      <style:text-properties fo:font-weight="bold" style:font-weight-asian="bold" style:font-weight-complex="bold"/>
    </style:style>
    <style:style style:name="T171_27" style:family="text">
      <style:text-properties fo:font-weight="bold" style:font-weight-asian="bold" style:font-weight-complex="bold"/>
    </style:style>
    <style:style style:name="T171_28" style:family="text">
      <style:text-properties fo:font-weight="bold" style:font-weight-asian="bold" style:font-weight-complex="bold"/>
    </style:style>
    <style:style style:name="T171_29" style:family="text">
      <style:text-properties fo:font-weight="bold" style:font-weight-asian="bold" style:font-weight-complex="bold"/>
    </style:style>
    <style:style style:name="T171_30" style:family="text">
      <style:text-properties fo:font-weight="bold" style:font-weight-asian="bold" style:font-weight-complex="bold"/>
    </style:style>
    <style:style style:name="T171_31" style:family="text">
      <style:text-properties fo:font-weight="bold" style:font-weight-asian="bold" style:font-weight-complex="bold"/>
    </style:style>
    <style:style style:name="T171_32" style:family="text">
      <style:text-properties fo:font-weight="bold" style:font-weight-asian="bold" style:font-weight-complex="bold"/>
    </style:style>
    <style:style style:name="T171_33" style:family="text">
      <style:text-properties fo:font-weight="bold" style:font-weight-asian="bold" style:font-weight-complex="bold"/>
    </style:style>
    <style:style style:name="T171_34" style:family="text">
      <style:text-properties fo:font-weight="bold" style:font-weight-asian="bold" style:font-weight-complex="bold"/>
    </style:style>
    <style:style style:name="T171_35" style:family="text">
      <style:text-properties fo:font-weight="bold" style:font-weight-asian="bold" style:font-weight-complex="bold"/>
    </style:style>
    <style:style style:name="T171_36" style:family="text">
      <style:text-properties fo:font-weight="bold" style:font-weight-asian="bold" style:font-weight-complex="bold"/>
    </style:style>
    <style:style style:name="T171_37" style:family="text">
      <style:text-properties fo:font-weight="bold" style:font-weight-asian="bold" style:font-weight-complex="bold"/>
    </style:style>
    <style:style style:name="T171_38" style:family="text">
      <style:text-properties fo:font-weight="bold" style:font-weight-asian="bold" style:font-weight-complex="bold"/>
    </style:style>
    <style:style style:name="P172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73" style:family="paragraph" style:parent-style-name="Heading_20_1">
      <style:paragraph-properties fo:text-align="left" fo:break-before="auto" fo:line-height="115%" fo:margin-top="0.847cm" style:writing-mode="rl-tb"/>
    </style:style>
    <style:style style:name="T173_1" style:family="text">
      <style:text-properties fo:font-size="23pt" style:font-size-asian="23pt" style:font-size-complex="23pt" fo:font-weight="bold" style:font-weight-asian="bold" style:font-weight-complex="bold"/>
    </style:style>
    <style:style style:name="T173_2" style:family="text">
      <style:text-properties fo:font-size="23pt" style:font-size-asian="23pt" style:font-size-complex="23pt" fo:font-weight="bold" style:font-weight-asian="bold" style:font-weight-complex="bold"/>
    </style:style>
    <style:style style:name="T173_3" style:family="text">
      <style:text-properties fo:font-size="23pt" style:font-size-asian="23pt" style:font-size-complex="23pt" fo:font-weight="bold" style:font-weight-asian="bold" style:font-weight-complex="bold"/>
    </style:style>
    <style:style style:name="T173_4" style:family="text">
      <style:text-properties fo:font-size="23pt" style:font-size-asian="23pt" style:font-size-complex="23pt" fo:font-weight="bold" style:font-weight-asian="bold" style:font-weight-complex="bold"/>
    </style:style>
    <style:style style:name="P174" style:family="paragraph" style:parent-style-name="Standard">
      <style:paragraph-properties fo:text-align="left" fo:break-before="auto" fo:line-height="115%" style:writing-mode="rl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>
      <style:text-properties fo:font-weight="bold" style:font-weight-asian="bold" style:font-weight-complex="bold"/>
    </style:style>
    <style:style style:name="T174_6" style:family="text">
      <style:text-properties fo:font-weight="bold" style:font-weight-asian="bold" style:font-weight-complex="bold"/>
    </style:style>
    <style:style style:name="T174_7" style:family="text">
      <style:text-properties fo:font-weight="bold" style:font-weight-asian="bold" style:font-weight-complex="bold"/>
    </style:style>
    <style:style style:name="T174_8" style:family="text">
      <style:text-properties fo:font-weight="bold" style:font-weight-asian="bold" style:font-weight-complex="bold"/>
    </style:style>
    <style:style style:name="T174_9" style:family="text">
      <style:text-properties fo:font-weight="bold" style:font-weight-asian="bold" style:font-weight-complex="bold"/>
    </style:style>
    <style:style style:name="T174_10" style:family="text">
      <style:text-properties fo:font-weight="bold" style:font-weight-asian="bold" style:font-weight-complex="bold"/>
    </style:style>
    <style:style style:name="T174_11" style:family="text">
      <style:text-properties fo:font-weight="bold" style:font-weight-asian="bold" style:font-weight-complex="bold"/>
    </style:style>
    <style:style style:name="T174_12" style:family="text">
      <style:text-properties fo:font-weight="bold" style:font-weight-asian="bold" style:font-weight-complex="bold"/>
    </style:style>
    <style:style style:name="T174_13" style:family="text">
      <style:text-properties fo:font-weight="bold" style:font-weight-asian="bold" style:font-weight-complex="bold"/>
    </style:style>
    <style:style style:name="T174_14" style:family="text">
      <style:text-properties fo:font-weight="bold" style:font-weight-asian="bold" style:font-weight-complex="bold"/>
    </style:style>
    <style:style style:name="T174_15" style:family="text">
      <style:text-properties fo:font-weight="bold" style:font-weight-asian="bold" style:font-weight-complex="bold"/>
    </style:style>
    <style:style style:name="T174_16" style:family="text">
      <style:text-properties fo:font-weight="bold" style:font-weight-asian="bold" style:font-weight-complex="bold"/>
    </style:style>
    <style:style style:name="T174_17" style:family="text">
      <style:text-properties fo:font-weight="bold" style:font-weight-asian="bold" style:font-weight-complex="bold"/>
    </style:style>
    <style:style style:name="T174_18" style:family="text">
      <style:text-properties fo:font-weight="bold" style:font-weight-asian="bold" style:font-weight-complex="bold"/>
    </style:style>
    <style:style style:name="T174_19" style:family="text">
      <style:text-properties fo:font-weight="bold" style:font-weight-asian="bold" style:font-weight-complex="bold"/>
    </style:style>
    <style:style style:name="T174_20" style:family="text">
      <style:text-properties fo:font-weight="bold" style:font-weight-asian="bold" style:font-weight-complex="bold"/>
    </style:style>
    <style:style style:name="T174_21" style:family="text">
      <style:text-properties fo:font-weight="bold" style:font-weight-asian="bold" style:font-weight-complex="bold"/>
    </style:style>
    <style:style style:name="T174_22" style:family="text">
      <style:text-properties fo:font-weight="bold" style:font-weight-asian="bold" style:font-weight-complex="bold"/>
    </style:style>
    <style:style style:name="T174_23" style:family="text">
      <style:text-properties fo:font-weight="bold" style:font-weight-asian="bold" style:font-weight-complex="bold"/>
    </style:style>
    <style:style style:name="T174_24" style:family="text">
      <style:text-properties fo:font-weight="bold" style:font-weight-asian="bold" style:font-weight-complex="bold"/>
    </style:style>
    <style:style style:name="T174_25" style:family="text">
      <style:text-properties fo:font-weight="bold" style:font-weight-asian="bold" style:font-weight-complex="bold"/>
    </style:style>
    <style:style style:name="T174_26" style:family="text">
      <style:text-properties fo:font-weight="bold" style:font-weight-asian="bold" style:font-weight-complex="bold"/>
    </style:style>
    <style:style style:name="T174_27" style:family="text">
      <style:text-properties fo:font-weight="bold" style:font-weight-asian="bold" style:font-weight-complex="bold"/>
    </style:style>
    <style:style style:name="T174_28" style:family="text">
      <style:text-properties fo:font-weight="bold" style:font-weight-asian="bold" style:font-weight-complex="bold"/>
    </style:style>
    <style:style style:name="T174_29" style:family="text">
      <style:text-properties fo:font-weight="bold" style:font-weight-asian="bold" style:font-weight-complex="bold"/>
    </style:style>
    <style:style style:name="T174_30" style:family="text">
      <style:text-properties fo:font-weight="bold" style:font-weight-asian="bold" style:font-weight-complex="bold"/>
    </style:style>
    <style:style style:name="T174_31" style:family="text">
      <style:text-properties fo:font-weight="bold" style:font-weight-asian="bold" style:font-weight-complex="bold"/>
    </style:style>
    <style:style style:name="T174_32" style:family="text">
      <style:text-properties fo:font-weight="bold" style:font-weight-asian="bold" style:font-weight-complex="bold"/>
    </style:style>
    <style:style style:name="T174_33" style:family="text">
      <style:text-properties fo:font-weight="bold" style:font-weight-asian="bold" style:font-weight-complex="bold"/>
    </style:style>
    <style:style style:name="T174_34" style:family="text">
      <style:text-properties fo:font-weight="bold" style:font-weight-asian="bold" style:font-weight-complex="bold"/>
    </style:style>
    <style:style style:name="T174_35" style:family="text">
      <style:text-properties fo:font-weight="bold" style:font-weight-asian="bold" style:font-weight-complex="bold"/>
    </style:style>
    <style:style style:name="T174_36" style:family="text">
      <style:text-properties fo:font-weight="bold" style:font-weight-asian="bold" style:font-weight-complex="bold"/>
    </style:style>
    <style:style style:name="T174_37" style:family="text">
      <style:text-properties fo:font-weight="bold" style:font-weight-asian="bold" style:font-weight-complex="bold"/>
    </style:style>
    <style:style style:name="T174_38" style:family="text">
      <style:text-properties fo:font-weight="bold" style:font-weight-asian="bold" style:font-weight-complex="bold"/>
    </style:style>
    <style:style style:name="T174_39" style:family="text">
      <style:text-properties fo:font-weight="bold" style:font-weight-asian="bold" style:font-weight-complex="bold"/>
    </style:style>
    <style:style style:name="T174_40" style:family="text">
      <style:text-properties fo:font-weight="bold" style:font-weight-asian="bold" style:font-weight-complex="bold"/>
    </style:style>
    <style:style style:name="T174_41" style:family="text">
      <style:text-properties fo:font-weight="bold" style:font-weight-asian="bold" style:font-weight-complex="bold"/>
    </style:style>
    <style:style style:name="T174_42" style:family="text">
      <style:text-properties fo:font-weight="bold" style:font-weight-asian="bold" style:font-weight-complex="bold"/>
    </style:style>
    <style:style style:name="T174_43" style:family="text">
      <style:text-properties fo:font-weight="bold" style:font-weight-asian="bold" style:font-weight-complex="bold"/>
    </style:style>
    <style:style style:name="T174_44" style:family="text">
      <style:text-properties fo:font-weight="bold" style:font-weight-asian="bold" style:font-weight-complex="bold"/>
    </style:style>
    <style:style style:name="T174_45" style:family="text">
      <style:text-properties fo:font-weight="bold" style:font-weight-asian="bold" style:font-weight-complex="bold"/>
    </style:style>
    <style:style style:name="T174_46" style:family="text">
      <style:text-properties fo:font-weight="bold" style:font-weight-asian="bold" style:font-weight-complex="bold"/>
    </style:style>
    <style:style style:name="T174_47" style:family="text">
      <style:text-properties fo:font-weight="bold" style:font-weight-asian="bold" style:font-weight-complex="bold"/>
    </style:style>
    <style:style style:name="T174_48" style:family="text">
      <style:text-properties fo:font-weight="bold" style:font-weight-asian="bold" style:font-weight-complex="bold"/>
    </style:style>
    <style:style style:name="T174_49" style:family="text">
      <style:text-properties fo:font-weight="bold" style:font-weight-asian="bold" style:font-weight-complex="bold"/>
    </style:style>
    <style:style style:name="T174_50" style:family="text">
      <style:text-properties fo:font-weight="bold" style:font-weight-asian="bold" style:font-weight-complex="bold"/>
    </style:style>
    <style:style style:name="T174_51" style:family="text">
      <style:text-properties fo:font-weight="bold" style:font-weight-asian="bold" style:font-weight-complex="bold"/>
    </style:style>
    <style:style style:name="T174_52" style:family="text">
      <style:text-properties fo:font-weight="bold" style:font-weight-asian="bold" style:font-weight-complex="bold"/>
    </style:style>
    <style:style style:name="T174_53" style:family="text">
      <style:text-properties fo:font-weight="bold" style:font-weight-asian="bold" style:font-weight-complex="bold"/>
    </style:style>
    <style:style style:name="T174_54" style:family="text">
      <style:text-properties fo:font-weight="bold" style:font-weight-asian="bold" style:font-weight-complex="bold"/>
    </style:style>
    <style:style style:name="T174_55" style:family="text">
      <style:text-properties fo:font-weight="bold" style:font-weight-asian="bold" style:font-weight-complex="bold"/>
    </style:style>
    <style:style style:name="T174_56" style:family="text">
      <style:text-properties fo:font-weight="bold" style:font-weight-asian="bold" style:font-weight-complex="bold"/>
    </style:style>
    <style:style style:name="T174_57" style:family="text">
      <style:text-properties fo:font-weight="bold" style:font-weight-asian="bold" style:font-weight-complex="bold"/>
    </style:style>
    <style:style style:name="T174_58" style:family="text">
      <style:text-properties fo:font-weight="bold" style:font-weight-asian="bold" style:font-weight-complex="bold"/>
    </style:style>
    <style:style style:name="T174_59" style:family="text">
      <style:text-properties fo:font-weight="bold" style:font-weight-asian="bold" style:font-weight-complex="bold"/>
    </style:style>
    <style:style style:name="T174_60" style:family="text">
      <style:text-properties fo:font-weight="bold" style:font-weight-asian="bold" style:font-weight-complex="bold"/>
    </style:style>
    <style:style style:name="T174_61" style:family="text">
      <style:text-properties fo:font-weight="bold" style:font-weight-asian="bold" style:font-weight-complex="bold"/>
    </style:style>
    <style:style style:name="T174_62" style:family="text">
      <style:text-properties fo:font-weight="bold" style:font-weight-asian="bold" style:font-weight-complex="bold"/>
    </style:style>
    <style:style style:name="T174_63" style:family="text">
      <style:text-properties fo:font-weight="bold" style:font-weight-asian="bold" style:font-weight-complex="bold"/>
    </style:style>
    <style:style style:name="T174_64" style:family="text">
      <style:text-properties fo:font-weight="bold" style:font-weight-asian="bold" style:font-weight-complex="bold"/>
    </style:style>
    <style:style style:name="T174_65" style:family="text">
      <style:text-properties fo:font-weight="bold" style:font-weight-asian="bold" style:font-weight-complex="bold"/>
    </style:style>
    <style:style style:name="T174_66" style:family="text">
      <style:text-properties fo:font-weight="bold" style:font-weight-asian="bold" style:font-weight-complex="bold"/>
    </style:style>
    <style:style style:name="T174_67" style:family="text">
      <style:text-properties fo:font-weight="bold" style:font-weight-asian="bold" style:font-weight-complex="bold"/>
    </style:style>
    <style:style style:name="T174_68" style:family="text">
      <style:text-properties fo:font-weight="bold" style:font-weight-asian="bold" style:font-weight-complex="bold"/>
    </style:style>
    <style:style style:name="T174_69" style:family="text">
      <style:text-properties fo:font-weight="bold" style:font-weight-asian="bold" style:font-weight-complex="bold"/>
    </style:style>
    <style:style style:name="T174_70" style:family="text">
      <style:text-properties fo:font-weight="bold" style:font-weight-asian="bold" style:font-weight-complex="bold"/>
    </style:style>
    <style:style style:name="T174_71" style:family="text">
      <style:text-properties fo:font-weight="bold" style:font-weight-asian="bold" style:font-weight-complex="bold"/>
    </style:style>
    <style:style style:name="T174_72" style:family="text">
      <style:text-properties fo:font-weight="bold" style:font-weight-asian="bold" style:font-weight-complex="bold"/>
    </style:style>
    <style:style style:name="T174_73" style:family="text">
      <style:text-properties fo:font-weight="bold" style:font-weight-asian="bold" style:font-weight-complex="bold"/>
    </style:style>
    <style:style style:name="T174_74" style:family="text">
      <style:text-properties fo:font-weight="bold" style:font-weight-asian="bold" style:font-weight-complex="bold"/>
    </style:style>
    <style:style style:name="T174_75" style:family="text">
      <style:text-properties fo:font-weight="bold" style:font-weight-asian="bold" style:font-weight-complex="bold"/>
    </style:style>
    <style:style style:name="T174_76" style:family="text">
      <style:text-properties fo:font-weight="bold" style:font-weight-asian="bold" style:font-weight-complex="bold"/>
    </style:style>
    <style:style style:name="T174_77" style:family="text">
      <style:text-properties fo:font-weight="bold" style:font-weight-asian="bold" style:font-weight-complex="bold"/>
    </style:style>
    <style:style style:name="T174_78" style:family="text">
      <style:text-properties fo:font-weight="bold" style:font-weight-asian="bold" style:font-weight-complex="bold"/>
    </style:style>
    <style:style style:name="T174_79" style:family="text">
      <style:text-properties fo:font-weight="bold" style:font-weight-asian="bold" style:font-weight-complex="bold"/>
    </style:style>
    <style:style style:name="T174_80" style:family="text">
      <style:text-properties fo:font-weight="bold" style:font-weight-asian="bold" style:font-weight-complex="bold"/>
    </style:style>
    <style:style style:name="T174_81" style:family="text">
      <style:text-properties fo:font-weight="bold" style:font-weight-asian="bold" style:font-weight-complex="bold"/>
    </style:style>
    <style:style style:name="T174_82" style:family="text">
      <style:text-properties fo:font-weight="bold" style:font-weight-asian="bold" style:font-weight-complex="bold"/>
    </style:style>
    <style:style style:name="T174_83" style:family="text">
      <style:text-properties fo:font-weight="bold" style:font-weight-asian="bold" style:font-weight-complex="bold"/>
    </style:style>
    <style:style style:name="T174_84" style:family="text">
      <style:text-properties fo:font-weight="bold" style:font-weight-asian="bold" style:font-weight-complex="bold"/>
    </style:style>
    <style:style style:name="T174_85" style:family="text">
      <style:text-properties fo:font-weight="bold" style:font-weight-asian="bold" style:font-weight-complex="bold"/>
    </style:style>
    <style:style style:name="T174_86" style:family="text">
      <style:text-properties fo:font-weight="bold" style:font-weight-asian="bold" style:font-weight-complex="bold"/>
    </style:style>
    <style:style style:name="T174_87" style:family="text">
      <style:text-properties fo:font-weight="bold" style:font-weight-asian="bold" style:font-weight-complex="bold"/>
    </style:style>
    <style:style style:name="T174_88" style:family="text">
      <style:text-properties fo:font-weight="bold" style:font-weight-asian="bold" style:font-weight-complex="bold"/>
    </style:style>
    <style:style style:name="T174_89" style:family="text">
      <style:text-properties fo:font-weight="bold" style:font-weight-asian="bold" style:font-weight-complex="bold"/>
    </style:style>
    <style:style style:name="T174_90" style:family="text">
      <style:text-properties fo:font-weight="bold" style:font-weight-asian="bold" style:font-weight-complex="bold"/>
    </style:style>
    <style:style style:name="T174_91" style:family="text">
      <style:text-properties fo:font-weight="bold" style:font-weight-asian="bold" style:font-weight-complex="bold"/>
    </style:style>
    <style:style style:name="T174_92" style:family="text">
      <style:text-properties fo:font-weight="bold" style:font-weight-asian="bold" style:font-weight-complex="bold"/>
    </style:style>
    <style:style style:name="T174_93" style:family="text">
      <style:text-properties fo:font-weight="bold" style:font-weight-asian="bold" style:font-weight-complex="bold"/>
    </style:style>
    <style:style style:name="P175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76" style:family="paragraph" style:parent-style-name="Standard">
      <style:paragraph-properties fo:text-align="right" fo:break-before="auto" fo:line-height="115%" style:writing-mode="rl-tb"/>
    </style:style>
    <style:style style:name="T176_1" style:family="text">
      <style:text-properties fo:font-weight="bold" style:font-weight-asian="bold" style:font-weight-complex="bold"/>
    </style:style>
    <style:style style:name="Table13" style:family="table">
      <style:table-properties table:align="right" style:width="12.285cm" fo:margin-left="4.225cm" style:writing-mode="rl-tb"/>
    </style:style>
    <style:style style:name="Column13" style:family="table-column">
      <style:table-column-properties style:column-width="12.285cm"/>
    </style:style>
    <style:style style:name="Row13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0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left" fo:break-before="auto" fo:line-height="115%" style:writing-mode="rl-tb"/>
    </style:style>
    <style:style style:name="T191_1" style:family="text">
      <style:text-properties fo:font-weight="bold" style:font-weight-asian="bold" style:font-weight-complex="bold"/>
    </style:style>
    <style:style style:name="T191_2" style:family="text">
      <style:text-properties fo:font-weight="bold" style:font-weight-asian="bold" style:font-weight-complex="bold"/>
    </style:style>
    <style:style style:name="T191_3" style:family="text">
      <style:text-properties fo:font-weight="bold" style:font-weight-asian="bold" style:font-weight-complex="bold"/>
    </style:style>
    <style:style style:name="T191_4" style:family="text">
      <style:text-properties fo:font-weight="bold" style:font-weight-asian="bold" style:font-weight-complex="bold"/>
    </style:style>
    <style:style style:name="T191_5" style:family="text">
      <style:text-properties fo:font-weight="bold" style:font-weight-asian="bold" style:font-weight-complex="bold"/>
    </style:style>
    <style:style style:name="T191_6" style:family="text">
      <style:text-properties fo:font-weight="bold" style:font-weight-asian="bold" style:font-weight-complex="bold"/>
    </style:style>
    <style:style style:name="T191_7" style:family="text">
      <style:text-properties fo:font-weight="bold" style:font-weight-asian="bold" style:font-weight-complex="bold"/>
    </style:style>
    <style:style style:name="T191_8" style:family="text">
      <style:text-properties fo:font-weight="bold" style:font-weight-asian="bold" style:font-weight-complex="bold"/>
    </style:style>
    <style:style style:name="T191_9" style:family="text">
      <style:text-properties fo:font-weight="bold" style:font-weight-asian="bold" style:font-weight-complex="bold"/>
    </style:style>
    <style:style style:name="T191_10" style:family="text">
      <style:text-properties fo:font-weight="bold" style:font-weight-asian="bold" style:font-weight-complex="bold"/>
    </style:style>
    <style:style style:name="T191_11" style:family="text">
      <style:text-properties fo:font-weight="bold" style:font-weight-asian="bold" style:font-weight-complex="bold"/>
    </style:style>
    <style:style style:name="T191_12" style:family="text">
      <style:text-properties fo:font-weight="bold" style:font-weight-asian="bold" style:font-weight-complex="bold"/>
    </style:style>
    <style:style style:name="T191_13" style:family="text">
      <style:text-properties fo:font-weight="bold" style:font-weight-asian="bold" style:font-weight-complex="bold"/>
    </style:style>
    <style:style style:name="T191_14" style:family="text">
      <style:text-properties fo:font-weight="bold" style:font-weight-asian="bold" style:font-weight-complex="bold"/>
    </style:style>
    <style:style style:name="T191_15" style:family="text">
      <style:text-properties fo:font-weight="bold" style:font-weight-asian="bold" style:font-weight-complex="bold"/>
    </style:style>
    <style:style style:name="T191_16" style:family="text">
      <style:text-properties fo:font-weight="bold" style:font-weight-asian="bold" style:font-weight-complex="bold"/>
    </style:style>
    <style:style style:name="T191_17" style:family="text">
      <style:text-properties fo:font-weight="bold" style:font-weight-asian="bold" style:font-weight-complex="bold"/>
    </style:style>
    <style:style style:name="T191_18" style:family="text">
      <style:text-properties fo:font-weight="bold" style:font-weight-asian="bold" style:font-weight-complex="bold"/>
    </style:style>
    <style:style style:name="T191_19" style:family="text">
      <style:text-properties fo:font-weight="bold" style:font-weight-asian="bold" style:font-weight-complex="bold"/>
    </style:style>
    <style:style style:name="T191_20" style:family="text">
      <style:text-properties fo:font-weight="bold" style:font-weight-asian="bold" style:font-weight-complex="bold"/>
    </style:style>
    <style:style style:name="T191_21" style:family="text">
      <style:text-properties fo:font-weight="bold" style:font-weight-asian="bold" style:font-weight-complex="bold"/>
    </style:style>
    <style:style style:name="T191_22" style:family="text">
      <style:text-properties fo:font-weight="bold" style:font-weight-asian="bold" style:font-weight-complex="bold"/>
    </style:style>
    <style:style style:name="T191_23" style:family="text">
      <style:text-properties fo:font-weight="bold" style:font-weight-asian="bold" style:font-weight-complex="bold"/>
    </style:style>
    <style:style style:name="T191_24" style:family="text">
      <style:text-properties fo:font-weight="bold" style:font-weight-asian="bold" style:font-weight-complex="bold"/>
    </style:style>
    <style:style style:name="T191_25" style:family="text">
      <style:text-properties fo:font-weight="bold" style:font-weight-asian="bold" style:font-weight-complex="bold"/>
    </style:style>
    <style:style style:name="T191_26" style:family="text">
      <style:text-properties fo:font-weight="bold" style:font-weight-asian="bold" style:font-weight-complex="bold"/>
    </style:style>
    <style:style style:name="P192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193" style:family="paragraph" style:parent-style-name="Standard">
      <style:paragraph-properties fo:text-align="right" fo:break-before="auto" fo:line-height="115%" style:writing-mode="rl-tb"/>
    </style:style>
    <style:style style:name="T193_1" style:family="text">
      <style:text-properties fo:font-weight="bold" style:font-weight-asian="bold" style:font-weight-complex="bold"/>
    </style:style>
    <style:style style:name="Table14" style:family="table">
      <style:table-properties table:align="right" style:width="12.285cm" fo:margin-left="4.225cm" style:writing-mode="rl-tb"/>
    </style:style>
    <style:style style:name="Column14" style:family="table-column">
      <style:table-column-properties style:column-width="12.285cm"/>
    </style:style>
    <style:style style:name="Row14" style:family="table-row"/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6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7" style:family="paragraph" style:parent-style-name="Standard">
      <style:paragraph-properties fo:text-align="left" fo:break-before="auto" fo:line-height="115%" style:writing-mode="rl-tb"/>
    </style:style>
    <style:style style:name="T197_1" style:family="text">
      <style:text-properties fo:font-weight="bold" style:font-weight-asian="bold" style:font-weight-complex="bold"/>
    </style:style>
    <style:style style:name="T197_2" style:family="text">
      <style:text-properties fo:font-weight="bold" style:font-weight-asian="bold" style:font-weight-complex="bold"/>
    </style:style>
    <style:style style:name="T197_3" style:family="text">
      <style:text-properties fo:font-weight="bold" style:font-weight-asian="bold" style:font-weight-complex="bold"/>
    </style:style>
    <style:style style:name="T197_4" style:family="text">
      <style:text-properties fo:font-weight="bold" style:font-weight-asian="bold" style:font-weight-complex="bold"/>
    </style:style>
    <style:style style:name="T197_5" style:family="text">
      <style:text-properties fo:font-weight="bold" style:font-weight-asian="bold" style:font-weight-complex="bold"/>
    </style:style>
    <style:style style:name="T197_6" style:family="text">
      <style:text-properties fo:font-weight="bold" style:font-weight-asian="bold" style:font-weight-complex="bold"/>
    </style:style>
    <style:style style:name="T197_7" style:family="text">
      <style:text-properties fo:font-weight="bold" style:font-weight-asian="bold" style:font-weight-complex="bold"/>
    </style:style>
    <style:style style:name="T197_8" style:family="text">
      <style:text-properties fo:font-weight="bold" style:font-weight-asian="bold" style:font-weight-complex="bold"/>
    </style:style>
    <style:style style:name="T197_9" style:family="text">
      <style:text-properties fo:font-weight="bold" style:font-weight-asian="bold" style:font-weight-complex="bold"/>
    </style:style>
    <style:style style:name="T197_10" style:family="text">
      <style:text-properties fo:font-weight="bold" style:font-weight-asian="bold" style:font-weight-complex="bold"/>
    </style:style>
    <style:style style:name="T197_11" style:family="text">
      <style:text-properties fo:font-weight="bold" style:font-weight-asian="bold" style:font-weight-complex="bold"/>
    </style:style>
    <style:style style:name="T197_12" style:family="text">
      <style:text-properties fo:font-weight="bold" style:font-weight-asian="bold" style:font-weight-complex="bold"/>
    </style:style>
    <style:style style:name="T197_13" style:family="text">
      <style:text-properties fo:font-weight="bold" style:font-weight-asian="bold" style:font-weight-complex="bold"/>
    </style:style>
    <style:style style:name="T197_14" style:family="text">
      <style:text-properties fo:font-weight="bold" style:font-weight-asian="bold" style:font-weight-complex="bold"/>
    </style:style>
    <style:style style:name="T197_15" style:family="text">
      <style:text-properties fo:font-weight="bold" style:font-weight-asian="bold" style:font-weight-complex="bold"/>
    </style:style>
    <style:style style:name="T197_16" style:family="text">
      <style:text-properties fo:font-weight="bold" style:font-weight-asian="bold" style:font-weight-complex="bold"/>
    </style:style>
    <style:style style:name="T197_17" style:family="text">
      <style:text-properties fo:font-weight="bold" style:font-weight-asian="bold" style:font-weight-complex="bold"/>
    </style:style>
    <style:style style:name="T197_18" style:family="text">
      <style:text-properties fo:font-weight="bold" style:font-weight-asian="bold" style:font-weight-complex="bold"/>
    </style:style>
    <style:style style:name="T197_19" style:family="text">
      <style:text-properties fo:font-weight="bold" style:font-weight-asian="bold" style:font-weight-complex="bold"/>
    </style:style>
    <style:style style:name="T197_20" style:family="text">
      <style:text-properties fo:font-weight="bold" style:font-weight-asian="bold" style:font-weight-complex="bold"/>
    </style:style>
    <style:style style:name="T197_21" style:family="text">
      <style:text-properties fo:font-weight="bold" style:font-weight-asian="bold" style:font-weight-complex="bold"/>
    </style:style>
    <style:style style:name="T197_22" style:family="text">
      <style:text-properties fo:font-weight="bold" style:font-weight-asian="bold" style:font-weight-complex="bold"/>
    </style:style>
    <style:style style:name="T197_23" style:family="text">
      <style:text-properties fo:font-weight="bold" style:font-weight-asian="bold" style:font-weight-complex="bold"/>
    </style:style>
    <style:style style:name="T197_24" style:family="text">
      <style:text-properties fo:font-weight="bold" style:font-weight-asian="bold" style:font-weight-complex="bold"/>
    </style:style>
    <style:style style:name="T197_25" style:family="text">
      <style:text-properties fo:font-weight="bold" style:font-weight-asian="bold" style:font-weight-complex="bold"/>
    </style:style>
    <style:style style:name="T197_26" style:family="text">
      <style:text-properties fo:font-weight="bold" style:font-weight-asian="bold" style:font-weight-complex="bold"/>
    </style:style>
    <style:style style:name="T197_27" style:family="text">
      <style:text-properties fo:font-weight="bold" style:font-weight-asian="bold" style:font-weight-complex="bold"/>
    </style:style>
    <style:style style:name="T197_28" style:family="text">
      <style:text-properties fo:font-weight="bold" style:font-weight-asian="bold" style:font-weight-complex="bold"/>
    </style:style>
    <style:style style:name="P198" style:family="paragraph" style:parent-style-name="Standard">
      <style:paragraph-properties fo:text-align="left" fo:break-before="auto" fo:line-height="115%" style:writing-mode="rl-tb"/>
    </style:style>
    <style:style style:name="T198_1" style:family="text">
      <style:text-properties fo:font-weight="bold" style:font-weight-asian="bold" style:font-weight-complex="bold"/>
    </style:style>
    <style:style style:name="T198_2" style:family="text">
      <style:text-properties fo:font-weight="bold" style:font-weight-asian="bold" style:font-weight-complex="bold"/>
    </style:style>
    <style:style style:name="T198_3" style:family="text">
      <style:text-properties fo:font-weight="bold" style:font-weight-asian="bold" style:font-weight-complex="bold"/>
    </style:style>
    <style:style style:name="T198_4" style:family="text">
      <style:text-properties fo:font-weight="bold" style:font-weight-asian="bold" style:font-weight-complex="bold"/>
    </style:style>
    <style:style style:name="T198_5" style:family="text">
      <style:text-properties fo:font-weight="bold" style:font-weight-asian="bold" style:font-weight-complex="bold"/>
    </style:style>
    <style:style style:name="T198_6" style:family="text">
      <style:text-properties fo:font-weight="bold" style:font-weight-asian="bold" style:font-weight-complex="bold"/>
    </style:style>
    <style:style style:name="T198_7" style:family="text">
      <style:text-properties fo:font-weight="bold" style:font-weight-asian="bold" style:font-weight-complex="bold"/>
    </style:style>
    <style:style style:name="T198_8" style:family="text">
      <style:text-properties fo:font-weight="bold" style:font-weight-asian="bold" style:font-weight-complex="bold"/>
    </style:style>
    <style:style style:name="T198_9" style:family="text">
      <style:text-properties fo:font-weight="bold" style:font-weight-asian="bold" style:font-weight-complex="bold"/>
    </style:style>
    <style:style style:name="T198_10" style:family="text">
      <style:text-properties fo:font-weight="bold" style:font-weight-asian="bold" style:font-weight-complex="bold"/>
    </style:style>
    <style:style style:name="T198_11" style:family="text">
      <style:text-properties fo:font-weight="bold" style:font-weight-asian="bold" style:font-weight-complex="bold"/>
    </style:style>
    <style:style style:name="T198_12" style:family="text">
      <style:text-properties fo:font-weight="bold" style:font-weight-asian="bold" style:font-weight-complex="bold"/>
    </style:style>
    <style:style style:name="T198_13" style:family="text">
      <style:text-properties fo:font-weight="bold" style:font-weight-asian="bold" style:font-weight-complex="bold"/>
    </style:style>
    <style:style style:name="T198_14" style:family="text">
      <style:text-properties fo:font-weight="bold" style:font-weight-asian="bold" style:font-weight-complex="bold"/>
    </style:style>
    <style:style style:name="T198_15" style:family="text">
      <style:text-properties fo:font-weight="bold" style:font-weight-asian="bold" style:font-weight-complex="bold"/>
    </style:style>
    <style:style style:name="T198_16" style:family="text">
      <style:text-properties fo:font-weight="bold" style:font-weight-asian="bold" style:font-weight-complex="bold"/>
    </style:style>
    <style:style style:name="T198_17" style:family="text">
      <style:text-properties fo:font-weight="bold" style:font-weight-asian="bold" style:font-weight-complex="bold"/>
    </style:style>
    <style:style style:name="T198_18" style:family="text">
      <style:text-properties fo:font-weight="bold" style:font-weight-asian="bold" style:font-weight-complex="bold"/>
    </style:style>
    <style:style style:name="T198_19" style:family="text">
      <style:text-properties fo:font-weight="bold" style:font-weight-asian="bold" style:font-weight-complex="bold"/>
    </style:style>
    <style:style style:name="T198_20" style:family="text">
      <style:text-properties fo:font-weight="bold" style:font-weight-asian="bold" style:font-weight-complex="bold"/>
    </style:style>
    <style:style style:name="T198_21" style:family="text">
      <style:text-properties fo:font-weight="bold" style:font-weight-asian="bold" style:font-weight-complex="bold"/>
    </style:style>
    <style:style style:name="T198_22" style:family="text">
      <style:text-properties fo:font-weight="bold" style:font-weight-asian="bold" style:font-weight-complex="bold"/>
    </style:style>
    <style:style style:name="T198_23" style:family="text">
      <style:text-properties fo:font-weight="bold" style:font-weight-asian="bold" style:font-weight-complex="bold"/>
    </style:style>
    <style:style style:name="T198_24" style:family="text">
      <style:text-properties fo:font-weight="bold" style:font-weight-asian="bold" style:font-weight-complex="bold"/>
    </style:style>
    <style:style style:name="T198_25" style:family="text">
      <style:text-properties fo:font-weight="bold" style:font-weight-asian="bold" style:font-weight-complex="bold"/>
    </style:style>
    <style:style style:name="T198_26" style:family="text">
      <style:text-properties fo:font-weight="bold" style:font-weight-asian="bold" style:font-weight-complex="bold"/>
    </style:style>
    <style:style style:name="T198_27" style:family="text">
      <style:text-properties fo:font-weight="bold" style:font-weight-asian="bold" style:font-weight-complex="bold"/>
    </style:style>
    <style:style style:name="T198_28" style:family="text">
      <style:text-properties fo:font-weight="bold" style:font-weight-asian="bold" style:font-weight-complex="bold"/>
    </style:style>
    <style:style style:name="T198_29" style:family="text">
      <style:text-properties fo:font-weight="bold" style:font-weight-asian="bold" style:font-weight-complex="bold"/>
    </style:style>
    <style:style style:name="T198_30" style:family="text">
      <style:text-properties fo:font-weight="bold" style:font-weight-asian="bold" style:font-weight-complex="bold"/>
    </style:style>
    <style:style style:name="T198_31" style:family="text">
      <style:text-properties fo:font-weight="bold" style:font-weight-asian="bold" style:font-weight-complex="bold"/>
    </style:style>
    <style:style style:name="T198_32" style:family="text">
      <style:text-properties fo:font-weight="bold" style:font-weight-asian="bold" style:font-weight-complex="bold"/>
    </style:style>
    <style:style style:name="T198_33" style:family="text">
      <style:text-properties fo:font-weight="bold" style:font-weight-asian="bold" style:font-weight-complex="bold"/>
    </style:style>
    <style:style style:name="T198_34" style:family="text">
      <style:text-properties fo:font-weight="bold" style:font-weight-asian="bold" style:font-weight-complex="bold"/>
    </style:style>
    <style:style style:name="T198_35" style:family="text">
      <style:text-properties fo:font-weight="bold" style:font-weight-asian="bold" style:font-weight-complex="bold"/>
    </style:style>
    <style:style style:name="T198_36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00" style:family="paragraph" style:parent-style-name="Standard">
      <style:paragraph-properties fo:text-align="right" fo:break-before="auto" fo:line-height="115%" style:writing-mode="rl-tb"/>
    </style:style>
    <style:style style:name="T200_1" style:family="text">
      <style:text-properties fo:font-weight="bold" style:font-weight-asian="bold" style:font-weight-complex="bold"/>
    </style:style>
    <style:style style:name="Table15" style:family="table">
      <style:table-properties table:align="right" style:width="12.285cm" fo:margin-left="4.225cm" style:writing-mode="rl-tb"/>
    </style:style>
    <style:style style:name="Column15" style:family="table-column">
      <style:table-column-properties style:column-width="12.285cm"/>
    </style:style>
    <style:style style:name="Row15" style:family="table-row"/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2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7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8" style:family="paragraph" style:parent-style-name="Standard">
      <style:paragraph-properties fo:text-align="left" fo:break-before="auto" fo:line-height="115%" style:writing-mode="rl-tb"/>
    </style:style>
    <style:style style:name="T208_1" style:family="text">
      <style:text-properties fo:font-weight="bold" style:font-weight-asian="bold" style:font-weight-complex="bold"/>
    </style:style>
    <style:style style:name="T208_2" style:family="text">
      <style:text-properties fo:font-weight="bold" style:font-weight-asian="bold" style:font-weight-complex="bold"/>
    </style:style>
    <style:style style:name="T208_3" style:family="text">
      <style:text-properties fo:font-weight="bold" style:font-weight-asian="bold" style:font-weight-complex="bold"/>
    </style:style>
    <style:style style:name="T208_4" style:family="text">
      <style:text-properties fo:font-weight="bold" style:font-weight-asian="bold" style:font-weight-complex="bold"/>
    </style:style>
    <style:style style:name="T208_5" style:family="text">
      <style:text-properties fo:font-weight="bold" style:font-weight-asian="bold" style:font-weight-complex="bold"/>
    </style:style>
    <style:style style:name="T208_6" style:family="text">
      <style:text-properties fo:font-weight="bold" style:font-weight-asian="bold" style:font-weight-complex="bold"/>
    </style:style>
    <style:style style:name="T208_7" style:family="text">
      <style:text-properties fo:font-weight="bold" style:font-weight-asian="bold" style:font-weight-complex="bold"/>
    </style:style>
    <style:style style:name="T208_8" style:family="text">
      <style:text-properties fo:font-weight="bold" style:font-weight-asian="bold" style:font-weight-complex="bold"/>
    </style:style>
    <style:style style:name="T208_9" style:family="text">
      <style:text-properties fo:font-weight="bold" style:font-weight-asian="bold" style:font-weight-complex="bold"/>
    </style:style>
    <style:style style:name="T208_10" style:family="text">
      <style:text-properties fo:font-weight="bold" style:font-weight-asian="bold" style:font-weight-complex="bold"/>
    </style:style>
    <style:style style:name="T208_11" style:family="text">
      <style:text-properties fo:font-weight="bold" style:font-weight-asian="bold" style:font-weight-complex="bold"/>
    </style:style>
    <style:style style:name="T208_12" style:family="text">
      <style:text-properties fo:font-weight="bold" style:font-weight-asian="bold" style:font-weight-complex="bold"/>
    </style:style>
    <style:style style:name="T208_13" style:family="text">
      <style:text-properties fo:font-weight="bold" style:font-weight-asian="bold" style:font-weight-complex="bold"/>
    </style:style>
    <style:style style:name="T208_14" style:family="text">
      <style:text-properties fo:font-weight="bold" style:font-weight-asian="bold" style:font-weight-complex="bold"/>
    </style:style>
    <style:style style:name="T208_15" style:family="text">
      <style:text-properties fo:font-weight="bold" style:font-weight-asian="bold" style:font-weight-complex="bold"/>
    </style:style>
    <style:style style:name="T208_16" style:family="text">
      <style:text-properties fo:font-weight="bold" style:font-weight-asian="bold" style:font-weight-complex="bold"/>
    </style:style>
    <style:style style:name="T208_17" style:family="text">
      <style:text-properties fo:font-weight="bold" style:font-weight-asian="bold" style:font-weight-complex="bold"/>
    </style:style>
    <style:style style:name="T208_18" style:family="text">
      <style:text-properties fo:font-weight="bold" style:font-weight-asian="bold" style:font-weight-complex="bold"/>
    </style:style>
    <style:style style:name="P209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10" style:family="paragraph" style:parent-style-name="Standard">
      <style:paragraph-properties fo:text-align="right" fo:break-before="auto" fo:line-height="115%" style:writing-mode="rl-tb"/>
    </style:style>
    <style:style style:name="T210_1" style:family="text">
      <style:text-properties fo:font-weight="bold" style:font-weight-asian="bold" style:font-weight-complex="bold"/>
    </style:style>
    <style:style style:name="Table16" style:family="table">
      <style:table-properties table:align="right" style:width="12.285cm" fo:margin-left="4.225cm" style:writing-mode="rl-tb"/>
    </style:style>
    <style:style style:name="Column16" style:family="table-column">
      <style:table-column-properties style:column-width="12.285cm"/>
    </style:style>
    <style:style style:name="Row16" style:family="table-row"/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0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1" style:family="paragraph" style:parent-style-name="Standard">
      <style:paragraph-properties fo:text-align="left" fo:break-before="auto" fo:line-height="115%" style:writing-mode="rl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>
      <style:text-properties fo:font-weight="bold" style:font-weight-asian="bold" style:font-weight-complex="bold"/>
    </style:style>
    <style:style style:name="T221_4" style:family="text">
      <style:text-properties fo:font-weight="bold" style:font-weight-asian="bold" style:font-weight-complex="bold"/>
    </style:style>
    <style:style style:name="T221_5" style:family="text">
      <style:text-properties fo:font-weight="bold" style:font-weight-asian="bold" style:font-weight-complex="bold"/>
    </style:style>
    <style:style style:name="T221_6" style:family="text">
      <style:text-properties fo:font-weight="bold" style:font-weight-asian="bold" style:font-weight-complex="bold"/>
    </style:style>
    <style:style style:name="T221_7" style:family="text">
      <style:text-properties fo:font-weight="bold" style:font-weight-asian="bold" style:font-weight-complex="bold"/>
    </style:style>
    <style:style style:name="T221_8" style:family="text">
      <style:text-properties fo:font-weight="bold" style:font-weight-asian="bold" style:font-weight-complex="bold"/>
    </style:style>
    <style:style style:name="T221_9" style:family="text">
      <style:text-properties fo:font-weight="bold" style:font-weight-asian="bold" style:font-weight-complex="bold"/>
    </style:style>
    <style:style style:name="T221_10" style:family="text">
      <style:text-properties fo:font-weight="bold" style:font-weight-asian="bold" style:font-weight-complex="bold"/>
    </style:style>
    <style:style style:name="T221_11" style:family="text">
      <style:text-properties fo:font-weight="bold" style:font-weight-asian="bold" style:font-weight-complex="bold"/>
    </style:style>
    <style:style style:name="T221_12" style:family="text">
      <style:text-properties fo:font-weight="bold" style:font-weight-asian="bold" style:font-weight-complex="bold"/>
    </style:style>
    <style:style style:name="T221_13" style:family="text">
      <style:text-properties fo:font-weight="bold" style:font-weight-asian="bold" style:font-weight-complex="bold"/>
    </style:style>
    <style:style style:name="T221_14" style:family="text">
      <style:text-properties fo:font-weight="bold" style:font-weight-asian="bold" style:font-weight-complex="bold"/>
    </style:style>
    <style:style style:name="T221_15" style:family="text">
      <style:text-properties fo:font-weight="bold" style:font-weight-asian="bold" style:font-weight-complex="bold"/>
    </style:style>
    <style:style style:name="T221_16" style:family="text">
      <style:text-properties fo:font-weight="bold" style:font-weight-asian="bold" style:font-weight-complex="bold"/>
    </style:style>
    <style:style style:name="T221_17" style:family="text">
      <style:text-properties fo:font-weight="bold" style:font-weight-asian="bold" style:font-weight-complex="bold"/>
    </style:style>
    <style:style style:name="T221_18" style:family="text">
      <style:text-properties fo:font-weight="bold" style:font-weight-asian="bold" style:font-weight-complex="bold"/>
    </style:style>
    <style:style style:name="T221_19" style:family="text">
      <style:text-properties fo:font-weight="bold" style:font-weight-asian="bold" style:font-weight-complex="bold"/>
    </style:style>
    <style:style style:name="T221_20" style:family="text">
      <style:text-properties fo:font-weight="bold" style:font-weight-asian="bold" style:font-weight-complex="bold"/>
    </style:style>
    <style:style style:name="T221_21" style:family="text">
      <style:text-properties fo:font-weight="bold" style:font-weight-asian="bold" style:font-weight-complex="bold"/>
    </style:style>
    <style:style style:name="T221_22" style:family="text">
      <style:text-properties fo:font-weight="bold" style:font-weight-asian="bold" style:font-weight-complex="bold"/>
    </style:style>
    <style:style style:name="T221_23" style:family="text">
      <style:text-properties fo:font-weight="bold" style:font-weight-asian="bold" style:font-weight-complex="bold"/>
    </style:style>
    <style:style style:name="T221_24" style:family="text">
      <style:text-properties fo:font-weight="bold" style:font-weight-asian="bold" style:font-weight-complex="bold"/>
    </style:style>
    <style:style style:name="T221_25" style:family="text">
      <style:text-properties fo:font-weight="bold" style:font-weight-asian="bold" style:font-weight-complex="bold"/>
    </style:style>
    <style:style style:name="T221_26" style:family="text">
      <style:text-properties fo:font-weight="bold" style:font-weight-asian="bold" style:font-weight-complex="bold"/>
    </style:style>
    <style:style style:name="P222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23" style:family="paragraph" style:parent-style-name="Standard">
      <style:paragraph-properties fo:text-align="right" fo:break-before="auto" fo:line-height="115%" style:writing-mode="rl-tb"/>
    </style:style>
    <style:style style:name="T223_1" style:family="text">
      <style:text-properties fo:font-weight="bold" style:font-weight-asian="bold" style:font-weight-complex="bold"/>
    </style:style>
    <style:style style:name="Table17" style:family="table">
      <style:table-properties table:align="right" style:width="12.285cm" fo:margin-left="4.225cm" style:writing-mode="rl-tb"/>
    </style:style>
    <style:style style:name="Column17" style:family="table-column">
      <style:table-column-properties style:column-width="12.285cm"/>
    </style:style>
    <style:style style:name="Row17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5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7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rl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9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30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rl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31" style:family="paragraph" style:parent-style-name="Standard">
      <style:paragraph-properties fo:text-align="left" fo:break-before="auto" fo:line-height="115%" style:writing-mode="rl-tb"/>
    </style:style>
    <style:style style:name="T231_1" style:family="text">
      <style:text-properties fo:font-weight="bold" style:font-weight-asian="bold" style:font-weight-complex="bold"/>
    </style:style>
    <style:style style:name="T231_2" style:family="text">
      <style:text-properties fo:font-weight="bold" style:font-weight-asian="bold" style:font-weight-complex="bold"/>
    </style:style>
    <style:style style:name="T231_3" style:family="text">
      <style:text-properties fo:font-weight="bold" style:font-weight-asian="bold" style:font-weight-complex="bold"/>
    </style:style>
    <style:style style:name="T231_4" style:family="text">
      <style:text-properties fo:font-weight="bold" style:font-weight-asian="bold" style:font-weight-complex="bold"/>
    </style:style>
    <style:style style:name="T231_5" style:family="text">
      <style:text-properties fo:font-weight="bold" style:font-weight-asian="bold" style:font-weight-complex="bold"/>
    </style:style>
    <style:style style:name="T231_6" style:family="text">
      <style:text-properties fo:font-weight="bold" style:font-weight-asian="bold" style:font-weight-complex="bold"/>
    </style:style>
    <style:style style:name="T231_7" style:family="text">
      <style:text-properties fo:font-weight="bold" style:font-weight-asian="bold" style:font-weight-complex="bold"/>
    </style:style>
    <style:style style:name="T231_8" style:family="text">
      <style:text-properties fo:font-weight="bold" style:font-weight-asian="bold" style:font-weight-complex="bold"/>
    </style:style>
    <style:style style:name="T231_9" style:family="text">
      <style:text-properties fo:font-weight="bold" style:font-weight-asian="bold" style:font-weight-complex="bold"/>
    </style:style>
    <style:style style:name="T231_10" style:family="text">
      <style:text-properties fo:font-weight="bold" style:font-weight-asian="bold" style:font-weight-complex="bold"/>
    </style:style>
    <style:style style:name="T231_11" style:family="text">
      <style:text-properties fo:font-weight="bold" style:font-weight-asian="bold" style:font-weight-complex="bold"/>
    </style:style>
    <style:style style:name="T231_12" style:family="text">
      <style:text-properties fo:font-weight="bold" style:font-weight-asian="bold" style:font-weight-complex="bold"/>
    </style:style>
    <style:style style:name="T231_13" style:family="text">
      <style:text-properties fo:font-weight="bold" style:font-weight-asian="bold" style:font-weight-complex="bold"/>
    </style:style>
    <style:style style:name="T231_14" style:family="text">
      <style:text-properties fo:font-weight="bold" style:font-weight-asian="bold" style:font-weight-complex="bold"/>
    </style:style>
    <style:style style:name="T231_15" style:family="text">
      <style:text-properties fo:font-weight="bold" style:font-weight-asian="bold" style:font-weight-complex="bold"/>
    </style:style>
    <style:style style:name="T231_16" style:family="text">
      <style:text-properties fo:font-weight="bold" style:font-weight-asian="bold" style:font-weight-complex="bold"/>
    </style:style>
    <style:style style:name="T231_17" style:family="text">
      <style:text-properties fo:font-weight="bold" style:font-weight-asian="bold" style:font-weight-complex="bold"/>
    </style:style>
    <style:style style:name="T231_18" style:family="text">
      <style:text-properties fo:font-weight="bold" style:font-weight-asian="bold" style:font-weight-complex="bold"/>
    </style:style>
    <style:style style:name="T231_19" style:family="text">
      <style:text-properties fo:font-weight="bold" style:font-weight-asian="bold" style:font-weight-complex="bold"/>
    </style:style>
    <style:style style:name="T231_20" style:family="text">
      <style:text-properties fo:font-weight="bold" style:font-weight-asian="bold" style:font-weight-complex="bold"/>
    </style:style>
    <style:style style:name="T231_21" style:family="text">
      <style:text-properties fo:font-weight="bold" style:font-weight-asian="bold" style:font-weight-complex="bold"/>
    </style:style>
    <style:style style:name="T231_22" style:family="text">
      <style:text-properties fo:font-weight="bold" style:font-weight-asian="bold" style:font-weight-complex="bold"/>
    </style:style>
    <style:style style:name="T231_23" style:family="text">
      <style:text-properties fo:font-weight="bold" style:font-weight-asian="bold" style:font-weight-complex="bold"/>
    </style:style>
    <style:style style:name="T231_24" style:family="text">
      <style:text-properties fo:font-weight="bold" style:font-weight-asian="bold" style:font-weight-complex="bold"/>
    </style:style>
    <style:style style:name="P232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33" style:family="paragraph" style:parent-style-name="Standard">
      <style:paragraph-properties fo:text-align="left" fo:break-before="auto" fo:line-height="115%" style:writing-mode="rl-tb"/>
    </style:style>
    <style:style style:name="T233_1" style:family="text">
      <style:text-properties fo:font-weight="bold" style:font-weight-asian="bold" style:font-weight-complex="bold"/>
    </style:style>
    <style:style style:name="T233_2" style:family="text">
      <style:text-properties fo:font-weight="bold" style:font-weight-asian="bold" style:font-weight-complex="bold"/>
    </style:style>
    <style:style style:name="T233_3" style:family="text">
      <style:text-properties fo:font-weight="bold" style:font-weight-asian="bold" style:font-weight-complex="bold"/>
    </style:style>
    <style:style style:name="T233_4" style:family="text">
      <style:text-properties fo:font-weight="bold" style:font-weight-asian="bold" style:font-weight-complex="bold"/>
    </style:style>
    <style:style style:name="T233_5" style:family="text">
      <style:text-properties fo:font-weight="bold" style:font-weight-asian="bold" style:font-weight-complex="bold"/>
    </style:style>
    <style:style style:name="T233_6" style:family="text">
      <style:text-properties fo:font-weight="bold" style:font-weight-asian="bold" style:font-weight-complex="bold"/>
    </style:style>
    <style:style style:name="T233_7" style:family="text">
      <style:text-properties fo:font-weight="bold" style:font-weight-asian="bold" style:font-weight-complex="bold"/>
    </style:style>
    <style:style style:name="T233_8" style:family="text">
      <style:text-properties fo:font-weight="bold" style:font-weight-asian="bold" style:font-weight-complex="bold"/>
    </style:style>
    <style:style style:name="T233_9" style:family="text">
      <style:text-properties fo:font-weight="bold" style:font-weight-asian="bold" style:font-weight-complex="bold"/>
    </style:style>
    <style:style style:name="T233_10" style:family="text">
      <style:text-properties fo:font-weight="bold" style:font-weight-asian="bold" style:font-weight-complex="bold"/>
    </style:style>
    <style:style style:name="T233_11" style:family="text">
      <style:text-properties fo:font-weight="bold" style:font-weight-asian="bold" style:font-weight-complex="bold"/>
    </style:style>
    <style:style style:name="T233_12" style:family="text">
      <style:text-properties fo:font-weight="bold" style:font-weight-asian="bold" style:font-weight-complex="bold"/>
    </style:style>
    <style:style style:name="T233_13" style:family="text">
      <style:text-properties fo:font-weight="bold" style:font-weight-asian="bold" style:font-weight-complex="bold"/>
    </style:style>
    <style:style style:name="T233_14" style:family="text">
      <style:text-properties fo:font-weight="bold" style:font-weight-asian="bold" style:font-weight-complex="bold"/>
    </style:style>
    <style:style style:name="T233_15" style:family="text">
      <style:text-properties fo:font-weight="bold" style:font-weight-asian="bold" style:font-weight-complex="bold"/>
    </style:style>
    <style:style style:name="T233_16" style:family="text">
      <style:text-properties fo:font-weight="bold" style:font-weight-asian="bold" style:font-weight-complex="bold"/>
    </style:style>
    <style:style style:name="T233_17" style:family="text">
      <style:text-properties fo:font-weight="bold" style:font-weight-asian="bold" style:font-weight-complex="bold"/>
    </style:style>
    <style:style style:name="T233_18" style:family="text">
      <style:text-properties fo:font-weight="bold" style:font-weight-asian="bold" style:font-weight-complex="bold"/>
    </style:style>
    <style:style style:name="T233_19" style:family="text">
      <style:text-properties fo:font-weight="bold" style:font-weight-asian="bold" style:font-weight-complex="bold"/>
    </style:style>
    <style:style style:name="T233_20" style:family="text">
      <style:text-properties fo:font-weight="bold" style:font-weight-asian="bold" style:font-weight-complex="bold"/>
    </style:style>
    <style:style style:name="T233_21" style:family="text">
      <style:text-properties fo:font-weight="bold" style:font-weight-asian="bold" style:font-weight-complex="bold"/>
    </style:style>
    <style:style style:name="T233_22" style:family="text">
      <style:text-properties fo:font-weight="bold" style:font-weight-asian="bold" style:font-weight-complex="bold"/>
    </style:style>
    <style:style style:name="T233_23" style:family="text">
      <style:text-properties fo:font-weight="bold" style:font-weight-asian="bold" style:font-weight-complex="bold"/>
    </style:style>
    <style:style style:name="T233_24" style:family="text">
      <style:text-properties fo:font-weight="bold" style:font-weight-asian="bold" style:font-weight-complex="bold"/>
    </style:style>
    <style:style style:name="T233_25" style:family="text">
      <style:text-properties fo:font-weight="bold" style:font-weight-asian="bold" style:font-weight-complex="bold"/>
    </style:style>
    <style:style style:name="T233_26" style:family="text">
      <style:text-properties fo:font-weight="bold" style:font-weight-asian="bold" style:font-weight-complex="bold"/>
    </style:style>
    <style:style style:name="T233_27" style:family="text">
      <style:text-properties fo:font-weight="bold" style:font-weight-asian="bold" style:font-weight-complex="bold"/>
    </style:style>
    <style:style style:name="T233_28" style:family="text">
      <style:text-properties fo:font-weight="bold" style:font-weight-asian="bold" style:font-weight-complex="bold"/>
    </style:style>
    <style:style style:name="T233_29" style:family="text">
      <style:text-properties fo:font-weight="bold" style:font-weight-asian="bold" style:font-weight-complex="bold"/>
    </style:style>
    <style:style style:name="T233_30" style:family="text">
      <style:text-properties fo:font-weight="bold" style:font-weight-asian="bold" style:font-weight-complex="bold"/>
    </style:style>
    <style:style style:name="T233_31" style:family="text">
      <style:text-properties fo:font-weight="bold" style:font-weight-asian="bold" style:font-weight-complex="bold"/>
    </style:style>
    <style:style style:name="T233_32" style:family="text">
      <style:text-properties fo:font-weight="bold" style:font-weight-asian="bold" style:font-weight-complex="bold"/>
    </style:style>
    <style:style style:name="T233_33" style:family="text">
      <style:text-properties fo:font-weight="bold" style:font-weight-asian="bold" style:font-weight-complex="bold"/>
    </style:style>
    <style:style style:name="T233_34" style:family="text">
      <style:text-properties fo:font-weight="bold" style:font-weight-asian="bold" style:font-weight-complex="bold"/>
    </style:style>
    <style:style style:name="T233_35" style:family="text">
      <style:text-properties fo:font-weight="bold" style:font-weight-asian="bold" style:font-weight-complex="bold"/>
    </style:style>
    <style:style style:name="T233_36" style:family="text">
      <style:text-properties fo:font-weight="bold" style:font-weight-asian="bold" style:font-weight-complex="bold"/>
    </style:style>
    <style:style style:name="T233_37" style:family="text">
      <style:text-properties fo:font-weight="bold" style:font-weight-asian="bold" style:font-weight-complex="bold"/>
    </style:style>
    <style:style style:name="T233_38" style:family="text">
      <style:text-properties fo:font-weight="bold" style:font-weight-asian="bold" style:font-weight-complex="bold"/>
    </style:style>
    <style:style style:name="T233_39" style:family="text">
      <style:text-properties fo:font-weight="bold" style:font-weight-asian="bold" style:font-weight-complex="bold"/>
    </style:style>
    <style:style style:name="T233_40" style:family="text">
      <style:text-properties fo:font-weight="bold" style:font-weight-asian="bold" style:font-weight-complex="bold"/>
    </style:style>
    <style:style style:name="T233_41" style:family="text">
      <style:text-properties fo:font-weight="bold" style:font-weight-asian="bold" style:font-weight-complex="bold"/>
    </style:style>
    <style:style style:name="T233_42" style:family="text">
      <style:text-properties fo:font-weight="bold" style:font-weight-asian="bold" style:font-weight-complex="bold"/>
    </style:style>
    <style:style style:name="T233_43" style:family="text">
      <style:text-properties fo:font-weight="bold" style:font-weight-asian="bold" style:font-weight-complex="bold"/>
    </style:style>
    <style:style style:name="T233_44" style:family="text">
      <style:text-properties fo:font-weight="bold" style:font-weight-asian="bold" style:font-weight-complex="bold"/>
    </style:style>
    <style:style style:name="T233_45" style:family="text">
      <style:text-properties fo:font-weight="bold" style:font-weight-asian="bold" style:font-weight-complex="bold"/>
    </style:style>
    <style:style style:name="T233_46" style:family="text">
      <style:text-properties fo:font-weight="bold" style:font-weight-asian="bold" style:font-weight-complex="bold"/>
    </style:style>
    <style:style style:name="T233_47" style:family="text">
      <style:text-properties fo:font-weight="bold" style:font-weight-asian="bold" style:font-weight-complex="bold"/>
    </style:style>
    <style:style style:name="T233_48" style:family="text">
      <style:text-properties fo:font-weight="bold" style:font-weight-asian="bold" style:font-weight-complex="bold"/>
    </style:style>
    <style:style style:name="T233_49" style:family="text">
      <style:text-properties fo:font-weight="bold" style:font-weight-asian="bold" style:font-weight-complex="bold"/>
    </style:style>
    <style:style style:name="T233_50" style:family="text">
      <style:text-properties fo:font-weight="bold" style:font-weight-asian="bold" style:font-weight-complex="bold"/>
    </style:style>
    <style:style style:name="T233_51" style:family="text">
      <style:text-properties fo:font-weight="bold" style:font-weight-asian="bold" style:font-weight-complex="bold"/>
    </style:style>
    <style:style style:name="T233_52" style:family="text">
      <style:text-properties fo:font-weight="bold" style:font-weight-asian="bold" style:font-weight-complex="bold"/>
    </style:style>
    <style:style style:name="T233_53" style:family="text">
      <style:text-properties fo:font-weight="bold" style:font-weight-asian="bold" style:font-weight-complex="bold"/>
    </style:style>
    <style:style style:name="P234" style:family="paragraph" style:parent-style-name="Standard">
      <style:paragraph-properties fo:text-align="left" fo:break-before="auto" fo:line-height="115%" style:writing-mode="rl-tb"/>
    </style:style>
    <style:style style:name="T234_1" style:family="text">
      <style:text-properties fo:font-weight="bold" style:font-weight-asian="bold" style:font-weight-complex="bold"/>
    </style:style>
    <style:style style:name="P235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36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37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38" style:family="paragraph" style:parent-style-name="Standard">
      <style:paragraph-properties fo:text-align="left" fo:break-before="auto" fo:line-height="115%" style:writing-mode="rl-tb"/>
    </style:style>
    <style:style style:name="T238_1" style:family="text">
      <style:text-properties fo:font-weight="bold" style:font-weight-asian="bold" style:font-weight-complex="bold"/>
    </style:style>
    <style:style style:name="T238_2" style:family="text">
      <style:text-properties fo:font-weight="bold" style:font-weight-asian="bold" style:font-weight-complex="bold"/>
    </style:style>
    <style:style style:name="T238_3" style:family="text">
      <style:text-properties fo:font-weight="bold" style:font-weight-asian="bold" style:font-weight-complex="bold"/>
    </style:style>
    <style:style style:name="T238_4" style:family="text">
      <style:text-properties fo:font-weight="bold" style:font-weight-asian="bold" style:font-weight-complex="bold"/>
    </style:style>
    <style:style style:name="T238_5" style:family="text">
      <style:text-properties fo:font-weight="bold" style:font-weight-asian="bold" style:font-weight-complex="bold"/>
    </style:style>
    <style:style style:name="P239" style:family="paragraph" style:parent-style-name="Standard">
      <style:paragraph-properties fo:text-align="left" fo:break-before="auto" fo:line-height="115%" style:writing-mode="rl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P240" style:family="paragraph" style:parent-style-name="Standard">
      <style:paragraph-properties fo:text-align="left" fo:break-before="auto" fo:line-height="115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P241" style:family="paragraph" style:parent-style-name="Standard">
      <style:paragraph-properties fo:text-align="left" fo:break-before="auto" fo:line-height="115%" style:writing-mode="rl-tb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text-align="left" fo:break-before="auto" fo:line-height="115%" style:writing-mode="rl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P246" style:family="paragraph" style:parent-style-name="Standard">
      <style:paragraph-properties fo:text-align="left" fo:break-before="auto" fo:line-height="115%" style:writing-mode="rl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P247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48" style:family="paragraph" style:parent-style-name="Standard">
      <style:paragraph-properties fo:text-align="left" fo:break-before="auto" fo:line-height="115%" style:writing-mode="rl-tb"/>
    </style:style>
    <style:style style:name="T248_1" style:family="text">
      <style:text-properties fo:font-weight="bold" style:font-weight-asian="bold" style:font-weight-complex="bold"/>
    </style:style>
    <style:style style:name="T248_2" style:family="text">
      <style:text-properties fo:font-weight="bold" style:font-weight-asian="bold" style:font-weight-complex="bold"/>
    </style:style>
    <style:style style:name="P249" style:family="paragraph" style:parent-style-name="Standard">
      <style:paragraph-properties fo:text-align="left" fo:break-before="auto" fo:line-height="115%" style:writing-mode="rl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P250" style:family="paragraph" style:parent-style-name="Standard">
      <style:paragraph-properties fo:text-align="left" fo:break-before="auto" fo:line-height="115%" style:writing-mode="rl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font-weight="bold" style:font-weight-asian="bold" style:font-weight-complex="bold"/>
    </style:style>
    <style:style style:name="T251_2" style:family="text">
      <style:text-properties fo:font-weight="bold" style:font-weight-asian="bold" style:font-weight-complex="bold"/>
    </style:style>
    <style:style style:name="T251_3" style:family="text">
      <style:text-properties fo:font-weight="bold" style:font-weight-asian="bold" style:font-weight-complex="bold"/>
    </style:style>
    <style:style style:name="T251_4" style:family="text">
      <style:text-properties fo:font-weight="bold" style:font-weight-asian="bold" style:font-weight-complex="bold"/>
    </style:style>
    <style:style style:name="P252" style:family="paragraph" style:parent-style-name="Standard">
      <style:paragraph-properties fo:text-align="left" fo:break-before="auto" fo:line-height="115%" style:writing-mode="rl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P253" style:family="paragraph" style:parent-style-name="Standard">
      <style:paragraph-properties fo:text-align="left" fo:break-before="auto" fo:line-height="115%" style:writing-mode="rl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text-align="left" fo:break-before="auto" fo:line-height="115%" style:writing-mode="rl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text-align="left" fo:break-before="auto" fo:line-height="115%" style:writing-mode="rl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T259_49" style:family="text"/>
    <style:style style:name="T259_50" style:family="text"/>
    <style:style style:name="T259_51" style:family="text"/>
    <style:style style:name="T259_52" style:family="text"/>
    <style:style style:name="T259_53" style:family="text"/>
    <style:style style:name="T259_54" style:family="text"/>
    <style:style style:name="T259_55" style:family="text"/>
    <style:style style:name="T259_56" style:family="text"/>
    <style:style style:name="T259_57" style:family="text"/>
    <style:style style:name="T259_58" style:family="text"/>
    <style:style style:name="T259_59" style:family="text"/>
    <style:style style:name="T259_60" style:family="text"/>
    <style:style style:name="T259_61" style:family="text"/>
    <style:style style:name="T259_62" style:family="text"/>
    <style:style style:name="T259_63" style:family="text"/>
    <style:style style:name="T259_64" style:family="text"/>
    <style:style style:name="T259_65" style:family="text"/>
    <style:style style:name="T259_66" style:family="text"/>
    <style:style style:name="T259_67" style:family="text"/>
    <style:style style:name="T259_68" style:family="text"/>
    <style:style style:name="P260" style:family="paragraph" style:parent-style-name="Standard">
      <style:paragraph-properties fo:text-align="left" fo:break-before="auto" fo:line-height="115%" style:writing-mode="rl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>
      <style:text-properties fo:color="#1155cc" style:text-underline-style="solid" style:text-underline-color="font-color"/>
    </style:style>
    <style:style style:name="T260_79" style:family="text"/>
    <style:style style:name="T260_80" style:family="text">
      <style:text-properties fo:color="#1155cc" style:text-underline-style="solid" style:text-underline-color="font-color"/>
    </style:style>
    <style:style style:name="T260_81" style:family="text"/>
    <style:style style:name="T260_82" style:family="text">
      <style:text-properties fo:color="#1155cc" style:text-underline-style="solid" style:text-underline-color="font-color"/>
    </style:style>
    <style:style style:name="T260_83" style:family="text"/>
    <style:style style:name="T260_84" style:family="text">
      <style:text-properties fo:color="#1155cc" style:text-underline-style="solid" style:text-underline-color="font-color"/>
    </style:style>
    <style:style style:name="T260_85" style:family="text"/>
    <style:style style:name="T260_86" style:family="text">
      <style:text-properties fo:color="#1155cc" style:text-underline-style="solid" style:text-underline-color="font-color"/>
    </style:style>
    <style:style style:name="T260_87" style:family="text"/>
    <style:style style:name="T260_88" style:family="text">
      <style:text-properties fo:color="#1155cc" style:text-underline-style="solid" style:text-underline-color="font-color"/>
    </style:style>
    <style:style style:name="T260_89" style:family="text"/>
    <style:style style:name="T260_90" style:family="text">
      <style:text-properties fo:color="#1155cc" style:text-underline-style="solid" style:text-underline-color="font-color"/>
    </style:style>
    <style:style style:name="T260_91" style:family="text"/>
    <style:style style:name="T260_92" style:family="text">
      <style:text-properties fo:color="#1155cc" style:text-underline-style="solid" style:text-underline-color="font-color"/>
    </style:style>
    <style:style style:name="T260_93" style:family="text"/>
    <style:style style:name="T260_94" style:family="text">
      <style:text-properties fo:color="#1155cc" style:text-underline-style="solid" style:text-underline-color="font-color"/>
    </style:style>
    <style:style style:name="T260_95" style:family="text"/>
    <style:style style:name="T260_96" style:family="text">
      <style:text-properties fo:color="#1155cc" style:text-underline-style="solid" style:text-underline-color="font-color"/>
    </style:style>
    <style:style style:name="T260_97" style:family="text"/>
    <style:style style:name="T260_98" style:family="text">
      <style:text-properties fo:color="#1155cc" style:text-underline-style="solid" style:text-underline-color="font-color"/>
    </style:style>
    <style:style style:name="T260_99" style:family="text"/>
    <style:style style:name="T260_100" style:family="text">
      <style:text-properties fo:color="#1155cc" style:text-underline-style="solid" style:text-underline-color="font-color"/>
    </style:style>
    <style:style style:name="T260_101" style:family="text"/>
    <style:style style:name="T260_102" style:family="text">
      <style:text-properties fo:color="#1155cc" style:text-underline-style="solid" style:text-underline-color="font-color"/>
    </style:style>
    <style:style style:name="T260_103" style:family="text"/>
    <style:style style:name="T260_104" style:family="text">
      <style:text-properties fo:color="#1155cc" style:text-underline-style="solid" style:text-underline-color="font-color"/>
    </style:style>
    <style:style style:name="T260_105" style:family="text"/>
    <style:style style:name="T260_106" style:family="text">
      <style:text-properties fo:color="#1155cc" style:text-underline-style="solid" style:text-underline-color="font-color"/>
    </style:style>
    <style:style style:name="P261" style:family="paragraph" style:parent-style-name="Standard">
      <style:paragraph-properties fo:text-align="left" fo:break-before="auto" fo:line-height="115%" style:writing-mode="rl-tb"/>
    </style:style>
    <style:style style:name="T261_1" style:family="text">
      <style:text-properties fo:font-weight="bold" style:font-weight-asian="bold" style:font-weight-complex="bold"/>
    </style:style>
    <style:style style:name="T261_2" style:family="text">
      <style:text-properties fo:font-weight="bold" style:font-weight-asian="bold" style:font-weight-complex="bold"/>
    </style:style>
    <style:style style:name="P262" style:family="paragraph" style:parent-style-name="Standard">
      <style:paragraph-properties fo:text-align="left" fo:break-before="auto" fo:line-height="115%" style:writing-mode="rl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P263" style:family="paragraph" style:parent-style-name="Standard">
      <style:paragraph-properties fo:text-align="left" fo:break-before="auto" fo:line-height="115%" style:writing-mode="rl-tb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T264_3" style:family="text">
      <style:text-properties fo:font-weight="bold" style:font-weight-asian="bold" style:font-weight-complex="bold"/>
    </style:style>
    <style:style style:name="T264_4" style:family="text">
      <style:text-properties fo:font-weight="bold" style:font-weight-asian="bold" style:font-weight-complex="bold"/>
    </style:style>
    <style:style style:name="T264_5" style:family="text">
      <style:text-properties fo:font-weight="bold" style:font-weight-asian="bold" style:font-weight-complex="bold"/>
    </style:style>
    <style:style style:name="T264_6" style:family="text">
      <style:text-properties fo:font-weight="bold" style:font-weight-asian="bold" style:font-weight-complex="bold"/>
    </style:style>
    <style:style style:name="P265" style:family="paragraph" style:parent-style-name="Standard">
      <style:paragraph-properties fo:text-align="left" fo:break-before="auto" fo:line-height="115%" style:writing-mode="rl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T265_79" style:family="text"/>
    <style:style style:name="T265_80" style:family="text"/>
    <style:style style:name="T265_81" style:family="text"/>
    <style:style style:name="T265_82" style:family="text"/>
    <style:style style:name="T265_83" style:family="text"/>
    <style:style style:name="T265_84" style:family="text"/>
    <style:style style:name="T265_85" style:family="text"/>
    <style:style style:name="T265_86" style:family="text"/>
    <style:style style:name="P266" style:family="paragraph" style:parent-style-name="Standard">
      <style:paragraph-properties fo:text-align="left" fo:break-before="auto" fo:line-height="115%" style:writing-mode="rl-tb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T267_63" style:family="text"/>
    <style:style style:name="T267_64" style:family="text"/>
    <style:style style:name="T267_65" style:family="text"/>
    <style:style style:name="T267_66" style:family="text"/>
    <style:style style:name="T267_67" style:family="text"/>
    <style:style style:name="T267_68" style:family="text"/>
    <style:style style:name="T267_69" style:family="text"/>
    <style:style style:name="T267_70" style:family="text"/>
    <style:style style:name="T267_71" style:family="text"/>
    <style:style style:name="T267_72" style:family="text"/>
    <style:style style:name="T267_73" style:family="text"/>
    <style:style style:name="T267_74" style:family="text"/>
    <style:style style:name="T267_75" style:family="text"/>
    <style:style style:name="T267_76" style:family="text"/>
    <style:style style:name="T267_77" style:family="text"/>
    <style:style style:name="T267_78" style:family="text"/>
    <style:style style:name="T267_79" style:family="text"/>
    <style:style style:name="T267_80" style:family="text"/>
    <style:style style:name="T267_81" style:family="text"/>
    <style:style style:name="T267_82" style:family="text"/>
    <style:style style:name="T267_83" style:family="text"/>
    <style:style style:name="T267_84" style:family="text"/>
    <style:style style:name="T267_85" style:family="text"/>
    <style:style style:name="T267_86" style:family="text"/>
    <style:style style:name="T267_87" style:family="text"/>
    <style:style style:name="T267_88" style:family="text"/>
    <style:style style:name="T267_89" style:family="text"/>
    <style:style style:name="T267_90" style:family="text"/>
    <style:style style:name="T267_91" style:family="text"/>
    <style:style style:name="T267_92" style:family="text"/>
    <style:style style:name="T267_93" style:family="text"/>
    <style:style style:name="T267_94" style:family="text"/>
    <style:style style:name="T267_95" style:family="text"/>
    <style:style style:name="T267_96" style:family="text"/>
    <style:style style:name="T267_97" style:family="text"/>
    <style:style style:name="T267_98" style:family="text"/>
    <style:style style:name="T267_99" style:family="text"/>
    <style:style style:name="T267_100" style:family="text"/>
    <style:style style:name="T267_101" style:family="text"/>
    <style:style style:name="T267_102" style:family="text"/>
    <style:style style:name="T267_103" style:family="text"/>
    <style:style style:name="T267_104" style:family="text"/>
    <style:style style:name="T267_105" style:family="text"/>
    <style:style style:name="T267_106" style:family="text"/>
    <style:style style:name="T267_107" style:family="text"/>
    <style:style style:name="T267_108" style:family="text"/>
    <style:style style:name="T267_109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text-align="left" fo:break-before="auto" fo:line-height="115%" style:writing-mode="rl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P270" style:family="paragraph" style:parent-style-name="Standard">
      <style:paragraph-properties fo:text-align="left" fo:break-before="auto" fo:line-height="115%" style:writing-mode="rl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T270_64" style:family="text"/>
    <style:style style:name="T270_65" style:family="text"/>
    <style:style style:name="T270_66" style:family="text"/>
    <style:style style:name="T270_67" style:family="text"/>
    <style:style style:name="T270_68" style:family="text"/>
    <style:style style:name="T270_69" style:family="text"/>
    <style:style style:name="T270_70" style:family="text"/>
    <style:style style:name="T270_71" style:family="text"/>
    <style:style style:name="T270_72" style:family="text"/>
    <style:style style:name="T270_73" style:family="text"/>
    <style:style style:name="T270_74" style:family="text"/>
    <style:style style:name="T270_75" style:family="text"/>
    <style:style style:name="T270_76" style:family="text"/>
    <style:style style:name="T270_77" style:family="text"/>
    <style:style style:name="T270_78" style:family="text"/>
    <style:style style:name="T270_79" style:family="text"/>
    <style:style style:name="T270_80" style:family="text"/>
    <style:style style:name="T270_81" style:family="text"/>
    <style:style style:name="T270_82" style:family="text"/>
    <style:style style:name="T270_83" style:family="text"/>
    <style:style style:name="T270_84" style:family="text"/>
    <style:style style:name="T270_85" style:family="text"/>
    <style:style style:name="T270_86" style:family="text"/>
    <style:style style:name="T270_87" style:family="text"/>
    <style:style style:name="T270_88" style:family="text"/>
    <style:style style:name="T270_89" style:family="text"/>
    <style:style style:name="T270_90" style:family="text"/>
    <style:style style:name="T270_91" style:family="text"/>
    <style:style style:name="T270_92" style:family="text"/>
    <style:style style:name="T270_93" style:family="text"/>
    <style:style style:name="T270_94" style:family="text"/>
    <style:style style:name="T270_95" style:family="text"/>
    <style:style style:name="T270_96" style:family="text"/>
    <style:style style:name="T270_97" style:family="text"/>
    <style:style style:name="T270_98" style:family="text"/>
    <style:style style:name="T270_99" style:family="text"/>
    <style:style style:name="T270_100" style:family="text"/>
    <style:style style:name="T270_101" style:family="text"/>
    <style:style style:name="T270_102" style:family="text"/>
    <style:style style:name="P271" style:family="paragraph" style:parent-style-name="Standard">
      <style:paragraph-properties fo:text-align="left" fo:break-before="auto" fo:line-height="115%" style:writing-mode="rl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P272" style:family="paragraph" style:parent-style-name="Standard">
      <style:paragraph-properties fo:text-align="left" fo:break-before="auto" fo:line-height="115%" style:writing-mode="rl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text-align="left" fo:break-before="auto" fo:line-height="115%" style:writing-mode="rl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P276" style:family="paragraph" style:parent-style-name="Standard">
      <style:paragraph-properties fo:text-align="left" fo:break-before="auto" fo:line-height="115%" style:writing-mode="rl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text-align="left" fo:break-before="auto" fo:line-height="115%" style:writing-mode="rl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T279_97" style:family="text"/>
    <style:style style:name="T279_98" style:family="text"/>
    <style:style style:name="T279_99" style:family="text"/>
    <style:style style:name="T279_100" style:family="text"/>
    <style:style style:name="T279_101" style:family="text"/>
    <style:style style:name="T279_102" style:family="text"/>
    <style:style style:name="T279_103" style:family="text"/>
    <style:style style:name="T279_104" style:family="text"/>
    <style:style style:name="T279_105" style:family="text"/>
    <style:style style:name="T279_106" style:family="text"/>
    <style:style style:name="T279_107" style:family="text"/>
    <style:style style:name="T279_108" style:family="text"/>
    <style:style style:name="T279_109" style:family="text"/>
    <style:style style:name="T279_110" style:family="text"/>
    <style:style style:name="T279_111" style:family="text"/>
    <style:style style:name="T279_112" style:family="text"/>
    <style:style style:name="T279_113" style:family="text"/>
    <style:style style:name="T279_114" style:family="text"/>
    <style:style style:name="T279_115" style:family="text"/>
    <style:style style:name="T279_116" style:family="text"/>
    <style:style style:name="T279_117" style:family="text"/>
    <style:style style:name="T279_118" style:family="text"/>
    <style:style style:name="T279_119" style:family="text"/>
    <style:style style:name="T279_120" style:family="text"/>
    <style:style style:name="T279_121" style:family="text"/>
    <style:style style:name="T279_122" style:family="text"/>
    <style:style style:name="T279_123" style:family="text"/>
    <style:style style:name="T279_124" style:family="text"/>
    <style:style style:name="T279_125" style:family="text"/>
    <style:style style:name="T279_126" style:family="text"/>
    <style:style style:name="T279_127" style:family="text"/>
    <style:style style:name="T279_128" style:family="text"/>
    <style:style style:name="T279_129" style:family="text"/>
    <style:style style:name="T279_130" style:family="text"/>
    <style:style style:name="T279_131" style:family="text"/>
    <style:style style:name="T279_132" style:family="text"/>
    <style:style style:name="T279_133" style:family="text"/>
    <style:style style:name="T279_134" style:family="text"/>
    <style:style style:name="T279_135" style:family="text"/>
    <style:style style:name="T279_136" style:family="text"/>
    <style:style style:name="T279_137" style:family="text"/>
    <style:style style:name="T279_138" style:family="text"/>
    <style:style style:name="T279_139" style:family="text"/>
    <style:style style:name="T279_140" style:family="text"/>
    <style:style style:name="T279_141" style:family="text"/>
    <style:style style:name="T279_142" style:family="text"/>
    <style:style style:name="T279_143" style:family="text"/>
    <style:style style:name="T279_144" style:family="text"/>
    <style:style style:name="T279_145" style:family="text"/>
    <style:style style:name="T279_146" style:family="text"/>
    <style:style style:name="T279_147" style:family="text"/>
    <style:style style:name="T279_148" style:family="text"/>
    <style:style style:name="T279_149" style:family="text"/>
    <style:style style:name="T279_150" style:family="text"/>
    <style:style style:name="T279_151" style:family="text"/>
    <style:style style:name="T279_152" style:family="text"/>
    <style:style style:name="T279_153" style:family="text"/>
    <style:style style:name="T279_154" style:family="text"/>
    <style:style style:name="T279_155" style:family="text"/>
    <style:style style:name="T279_156" style:family="text"/>
    <style:style style:name="T279_157" style:family="text"/>
    <style:style style:name="T279_158" style:family="text"/>
    <style:style style:name="T279_159" style:family="text"/>
    <style:style style:name="T279_160" style:family="text"/>
    <style:style style:name="T279_161" style:family="text"/>
    <style:style style:name="T279_162" style:family="text"/>
    <style:style style:name="T279_163" style:family="text"/>
    <style:style style:name="T279_164" style:family="text"/>
    <style:style style:name="T279_165" style:family="text"/>
    <style:style style:name="T279_166" style:family="text"/>
    <style:style style:name="T279_167" style:family="text"/>
    <style:style style:name="T279_168" style:family="text"/>
    <style:style style:name="T279_169" style:family="text"/>
    <style:style style:name="T279_170" style:family="text"/>
    <style:style style:name="T279_171" style:family="text"/>
    <style:style style:name="T279_172" style:family="text"/>
    <style:style style:name="T279_173" style:family="text"/>
    <style:style style:name="T279_174" style:family="text"/>
    <style:style style:name="T279_175" style:family="text"/>
    <style:style style:name="T279_176" style:family="text"/>
    <style:style style:name="T279_177" style:family="text"/>
    <style:style style:name="T279_178" style:family="text"/>
    <style:style style:name="T279_179" style:family="text"/>
    <style:style style:name="T279_180" style:family="text"/>
    <style:style style:name="P280" style:family="paragraph" style:parent-style-name="Standard">
      <style:paragraph-properties fo:text-align="left" fo:break-before="auto" fo:line-height="115%" style:writing-mode="rl-tb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P282" style:family="paragraph" style:parent-style-name="Standard">
      <style:paragraph-properties fo:text-align="left" fo:break-before="auto" fo:line-height="115%" style:writing-mode="rl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text-align="left" fo:break-before="auto" fo:line-height="115%" style:writing-mode="rl-tb"/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P286" style:family="paragraph" style:parent-style-name="Standard">
      <style:paragraph-properties fo:text-align="left" fo:break-before="auto" fo:line-height="115%" style:writing-mode="rl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P287" style:family="paragraph" style:parent-style-name="Standard">
      <style:paragraph-properties fo:text-align="left" fo:break-before="auto" fo:line-height="115%" fo:margin-top="0cm" style:writing-mode="rl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P288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T288_55" style:family="text"/>
    <style:style style:name="T288_56" style:family="text"/>
    <style:style style:name="T288_57" style:family="text"/>
    <style:style style:name="T288_58" style:family="text"/>
    <style:style style:name="T288_59" style:family="text"/>
    <style:style style:name="T288_60" style:family="text"/>
    <style:style style:name="P289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290" style:family="paragraph" style:parent-style-name="Standard">
      <style:paragraph-properties fo:text-align="left" fo:break-before="auto" fo:line-height="115%" style:writing-mode="rl-tb"/>
    </style:style>
    <style:style style:name="T290_1" style:family="text">
      <style:text-properties fo:font-weight="bold" style:font-weight-asian="bold" style:font-weight-complex="bold"/>
    </style:style>
    <style:style style:name="T290_2" style:family="text">
      <style:text-properties fo:font-weight="bold" style:font-weight-asian="bold" style:font-weight-complex="bold"/>
    </style:style>
    <style:style style:name="T290_3" style:family="text">
      <style:text-properties fo:font-weight="bold" style:font-weight-asian="bold" style:font-weight-complex="bold"/>
    </style:style>
    <style:style style:name="T290_4" style:family="text">
      <style:text-properties fo:font-weight="bold" style:font-weight-asian="bold" style:font-weight-complex="bold"/>
    </style:style>
    <style:style style:name="T290_5" style:family="text">
      <style:text-properties fo:font-weight="bold" style:font-weight-asian="bold" style:font-weight-complex="bold"/>
    </style:style>
    <style:style style:name="T290_6" style:family="text">
      <style:text-properties fo:font-weight="bold" style:font-weight-asian="bold" style:font-weight-complex="bold"/>
    </style:style>
    <style:style style:name="T290_7" style:family="text">
      <style:text-properties fo:font-weight="bold" style:font-weight-asian="bold" style:font-weight-complex="bold"/>
    </style:style>
    <style:style style:name="P291" style:family="paragraph" style:parent-style-name="Standard">
      <style:paragraph-properties fo:text-align="left" fo:break-before="auto" fo:line-height="115%" style:writing-mode="rl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P292" style:family="paragraph" style:parent-style-name="Standard">
      <style:paragraph-properties fo:text-align="left" fo:break-before="auto" fo:line-height="115%" style:writing-mode="rl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/>
    <style:style style:name="T292_60" style:family="text"/>
    <style:style style:name="T292_61" style:family="text"/>
    <style:style style:name="T292_62" style:family="text"/>
    <style:style style:name="T292_63" style:family="text"/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P293" style:family="paragraph" style:parent-style-name="Standard">
      <style:paragraph-properties fo:text-align="left" fo:break-before="auto" fo:line-height="115%" style:writing-mode="rl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P295" style:family="paragraph" style:parent-style-name="Standard">
      <style:paragraph-properties fo:text-align="left" fo:break-before="auto" fo:line-height="115%" style:writing-mode="rl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T295_59" style:family="text"/>
    <style:style style:name="T295_60" style:family="text"/>
    <style:style style:name="T295_61" style:family="text"/>
    <style:style style:name="T295_62" style:family="text"/>
    <style:style style:name="T295_63" style:family="text"/>
    <style:style style:name="T295_64" style:family="text"/>
    <style:style style:name="T295_65" style:family="text"/>
    <style:style style:name="T295_66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text-align="left" fo:break-before="auto" fo:line-height="115%" style:writing-mode="rl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/>
    <style:style style:name="T298_54" style:family="text"/>
    <style:style style:name="T298_55" style:family="text"/>
    <style:style style:name="T298_56" style:family="text"/>
    <style:style style:name="T298_57" style:family="text"/>
    <style:style style:name="T298_58" style:family="text"/>
    <style:style style:name="T298_59" style:family="text"/>
    <style:style style:name="T298_60" style:family="text"/>
    <style:style style:name="T298_61" style:family="text"/>
    <style:style style:name="T298_62" style:family="text"/>
    <style:style style:name="T298_63" style:family="text"/>
    <style:style style:name="T298_64" style:family="text"/>
    <style:style style:name="T298_65" style:family="text"/>
    <style:style style:name="T298_66" style:family="text"/>
    <style:style style:name="T298_67" style:family="text"/>
    <style:style style:name="T298_68" style:family="text"/>
    <style:style style:name="T298_69" style:family="text"/>
    <style:style style:name="T298_70" style:family="text"/>
    <style:style style:name="T298_71" style:family="text"/>
    <style:style style:name="T298_72" style:family="text"/>
    <style:style style:name="T298_73" style:family="text"/>
    <style:style style:name="T298_74" style:family="text"/>
    <style:style style:name="T298_75" style:family="text"/>
    <style:style style:name="T298_76" style:family="text"/>
    <style:style style:name="T298_77" style:family="text"/>
    <style:style style:name="T298_78" style:family="text"/>
    <style:style style:name="T298_79" style:family="text"/>
    <style:style style:name="T298_80" style:family="text"/>
    <style:style style:name="T298_81" style:family="text"/>
    <style:style style:name="T298_82" style:family="text"/>
    <style:style style:name="T298_83" style:family="text"/>
    <style:style style:name="T298_84" style:family="text"/>
    <style:style style:name="T298_85" style:family="text"/>
    <style:style style:name="T298_86" style:family="text"/>
    <style:style style:name="T298_87" style:family="text"/>
    <style:style style:name="T298_88" style:family="text"/>
    <style:style style:name="T298_89" style:family="text"/>
    <style:style style:name="T298_90" style:family="text"/>
    <style:style style:name="T298_91" style:family="text"/>
    <style:style style:name="T298_92" style:family="text"/>
    <style:style style:name="T298_93" style:family="text"/>
    <style:style style:name="T298_94" style:family="text"/>
    <style:style style:name="P299" style:family="paragraph" style:parent-style-name="Standard">
      <style:paragraph-properties fo:text-align="left" fo:break-before="auto" fo:line-height="115%" style:writing-mode="rl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P301" style:family="paragraph" style:parent-style-name="Standard">
      <style:paragraph-properties fo:text-align="left" fo:break-before="auto" fo:line-height="115%" style:writing-mode="rl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P302" style:family="paragraph" style:parent-style-name="Standard">
      <style:paragraph-properties fo:text-align="left" fo:break-before="auto" fo:line-height="115%" style:writing-mode="rl-tb"/>
    </style:style>
    <style:style style:name="P303" style:family="paragraph" style:parent-style-name="Standard">
      <style:paragraph-properties fo:text-align="left" fo:break-before="auto" fo:line-height="115%" style:writing-mode="rl-tb"/>
    </style:style>
    <style:style style:name="T303_1" style:family="text">
      <style:text-properties fo:font-weight="bold" style:font-weight-asian="bold" style:font-weight-complex="bold"/>
    </style:style>
    <style:style style:name="T303_2" style:family="text">
      <style:text-properties fo:font-weight="bold" style:font-weight-asian="bold" style:font-weight-complex="bold"/>
    </style:style>
    <style:style style:name="T303_3" style:family="text">
      <style:text-properties fo:font-weight="bold" style:font-weight-asian="bold" style:font-weight-complex="bold"/>
    </style:style>
    <style:style style:name="T303_4" style:family="text">
      <style:text-properties fo:font-weight="bold" style:font-weight-asian="bold" style:font-weight-complex="bold"/>
    </style:style>
    <style:style style:name="P304" style:family="paragraph" style:parent-style-name="Standard">
      <style:paragraph-properties fo:text-align="left" fo:break-before="auto" fo:line-height="115%" style:writing-mode="rl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T304_46" style:family="text"/>
    <style:style style:name="T304_47" style:family="text"/>
    <style:style style:name="T304_48" style:family="text"/>
    <style:style style:name="T304_49" style:family="text"/>
    <style:style style:name="T304_50" style:family="text"/>
    <style:style style:name="T304_51" style:family="text"/>
    <style:style style:name="T304_52" style:family="text"/>
    <style:style style:name="T304_53" style:family="text"/>
    <style:style style:name="T304_54" style:family="text"/>
    <style:style style:name="T304_55" style:family="text"/>
    <style:style style:name="T304_56" style:family="text"/>
    <style:style style:name="T304_57" style:family="text"/>
    <style:style style:name="T304_58" style:family="text"/>
    <style:style style:name="T304_59" style:family="text"/>
    <style:style style:name="T304_60" style:family="text"/>
    <style:style style:name="T304_61" style:family="text"/>
    <style:style style:name="T304_62" style:family="text"/>
    <style:style style:name="T304_63" style:family="text"/>
    <style:style style:name="T304_64" style:family="text"/>
    <style:style style:name="T304_65" style:family="text"/>
    <style:style style:name="T304_66" style:family="text"/>
    <style:style style:name="T304_67" style:family="text"/>
    <style:style style:name="T304_68" style:family="text"/>
    <style:style style:name="T304_69" style:family="text"/>
    <style:style style:name="T304_70" style:family="text"/>
    <style:style style:name="T304_71" style:family="text"/>
    <style:style style:name="T304_72" style:family="text"/>
    <style:style style:name="T304_73" style:family="text"/>
    <style:style style:name="T304_74" style:family="text"/>
    <style:style style:name="T304_75" style:family="text"/>
    <style:style style:name="T304_76" style:family="text"/>
    <style:style style:name="T304_77" style:family="text"/>
    <style:style style:name="T304_78" style:family="text"/>
    <style:style style:name="T304_79" style:family="text"/>
    <style:style style:name="T304_80" style:family="text"/>
    <style:style style:name="T304_81" style:family="text"/>
    <style:style style:name="T304_82" style:family="text"/>
    <style:style style:name="T304_83" style:family="text"/>
    <style:style style:name="T304_84" style:family="text"/>
    <style:style style:name="T304_85" style:family="text"/>
    <style:style style:name="T304_86" style:family="text"/>
    <style:style style:name="T304_87" style:family="text"/>
    <style:style style:name="T304_88" style:family="text"/>
    <style:style style:name="T304_89" style:family="text"/>
    <style:style style:name="T304_90" style:family="text"/>
    <style:style style:name="T304_91" style:family="text"/>
    <style:style style:name="T304_92" style:family="text"/>
    <style:style style:name="T304_93" style:family="text"/>
    <style:style style:name="T304_94" style:family="text"/>
    <style:style style:name="T304_95" style:family="text"/>
    <style:style style:name="T304_96" style:family="text"/>
    <style:style style:name="T304_97" style:family="text"/>
    <style:style style:name="T304_98" style:family="text"/>
    <style:style style:name="T304_99" style:family="text"/>
    <style:style style:name="T304_100" style:family="text"/>
    <style:style style:name="T304_101" style:family="text"/>
    <style:style style:name="T304_102" style:family="text"/>
    <style:style style:name="T304_103" style:family="text"/>
    <style:style style:name="T304_104" style:family="text"/>
    <style:style style:name="T304_105" style:family="text"/>
    <style:style style:name="T304_106" style:family="text"/>
    <style:style style:name="T304_107" style:family="text"/>
    <style:style style:name="T304_108" style:family="text"/>
    <style:style style:name="P305" style:family="paragraph" style:parent-style-name="Standard">
      <style:paragraph-properties fo:text-align="left" fo:break-before="auto" fo:line-height="115%" style:writing-mode="rl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P306" style:family="paragraph" style:parent-style-name="Standard">
      <style:paragraph-properties fo:text-align="left" fo:break-before="auto" fo:line-height="115%" style:writing-mode="rl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P308" style:family="paragraph" style:parent-style-name="Standard">
      <style:paragraph-properties fo:text-align="left" fo:break-before="auto" fo:line-height="115%" style:writing-mode="rl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P310" style:family="paragraph" style:parent-style-name="Standard">
      <style:paragraph-properties fo:text-align="left" fo:break-before="auto" fo:line-height="115%" style:writing-mode="rl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P311" style:family="paragraph" style:parent-style-name="Standard">
      <style:paragraph-properties fo:text-align="left" fo:break-before="auto" fo:line-height="115%" style:writing-mode="rl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P312" style:family="paragraph" style:parent-style-name="Standard">
      <style:paragraph-properties fo:text-align="left" fo:break-before="auto" fo:line-height="115%" style:writing-mode="rl-tb"/>
    </style:style>
    <style:style style:name="P313" style:family="paragraph" style:parent-style-name="Standard">
      <style:paragraph-properties fo:text-align="left" fo:break-before="auto" fo:line-height="115%" style:writing-mode="rl-tb"/>
    </style:style>
    <style:style style:name="T313_1" style:family="text">
      <style:text-properties fo:font-weight="bold" style:font-weight-asian="bold" style:font-weight-complex="bold"/>
    </style:style>
    <style:style style:name="T313_2" style:family="text">
      <style:text-properties fo:font-weight="bold" style:font-weight-asian="bold" style:font-weight-complex="bold"/>
    </style:style>
    <style:style style:name="T313_3" style:family="text">
      <style:text-properties fo:font-weight="bold" style:font-weight-asian="bold" style:font-weight-complex="bold"/>
    </style:style>
    <style:style style:name="T313_4" style:family="text">
      <style:text-properties fo:font-weight="bold" style:font-weight-asian="bold" style:font-weight-complex="bold"/>
    </style:style>
    <style:style style:name="T313_5" style:family="text">
      <style:text-properties fo:font-weight="bold" style:font-weight-asian="bold" style:font-weight-complex="bold"/>
    </style:style>
    <style:style style:name="T313_6" style:family="text">
      <style:text-properties fo:font-weight="bold" style:font-weight-asian="bold" style:font-weight-complex="bold"/>
    </style:style>
    <style:style style:name="T313_7" style:family="text">
      <style:text-properties fo:font-weight="bold" style:font-weight-asian="bold" style:font-weight-complex="bold"/>
    </style:style>
    <style:style style:name="T313_8" style:family="text">
      <style:text-properties fo:font-weight="bold" style:font-weight-asian="bold" style:font-weight-complex="bold"/>
    </style:style>
    <style:style style:name="T313_9" style:family="text">
      <style:text-properties fo:font-weight="bold" style:font-weight-asian="bold" style:font-weight-complex="bold"/>
    </style:style>
    <style:style style:name="T313_10" style:family="text">
      <style:text-properties fo:font-weight="bold" style:font-weight-asian="bold" style:font-weight-complex="bold"/>
    </style:style>
    <style:style style:name="P314" style:family="paragraph" style:parent-style-name="Standard">
      <style:paragraph-properties fo:text-align="left" fo:break-before="auto" fo:line-height="115%" style:writing-mode="rl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P315" style:family="paragraph" style:parent-style-name="Standard">
      <style:paragraph-properties fo:text-align="left" fo:break-before="auto" fo:line-height="115%" style:writing-mode="rl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T315_41" style:family="text"/>
    <style:style style:name="T315_42" style:family="text"/>
    <style:style style:name="T315_43" style:family="text"/>
    <style:style style:name="T315_44" style:family="text"/>
    <style:style style:name="T315_45" style:family="text"/>
    <style:style style:name="T315_46" style:family="text"/>
    <style:style style:name="T315_47" style:family="text"/>
    <style:style style:name="T315_48" style:family="text"/>
    <style:style style:name="T315_49" style:family="text"/>
    <style:style style:name="T315_50" style:family="text"/>
    <style:style style:name="T315_51" style:family="text"/>
    <style:style style:name="T315_52" style:family="text"/>
    <style:style style:name="T315_53" style:family="text"/>
    <style:style style:name="T315_54" style:family="text"/>
    <style:style style:name="T315_55" style:family="text"/>
    <style:style style:name="T315_56" style:family="text"/>
    <style:style style:name="T315_57" style:family="text"/>
    <style:style style:name="T315_58" style:family="text"/>
    <style:style style:name="T315_59" style:family="text"/>
    <style:style style:name="T315_60" style:family="text"/>
    <style:style style:name="T315_61" style:family="text"/>
    <style:style style:name="T315_62" style:family="text"/>
    <style:style style:name="T315_63" style:family="text"/>
    <style:style style:name="T315_64" style:family="text"/>
    <style:style style:name="T315_65" style:family="text"/>
    <style:style style:name="T315_66" style:family="text"/>
    <style:style style:name="T315_67" style:family="text"/>
    <style:style style:name="T315_68" style:family="text"/>
    <style:style style:name="T315_69" style:family="text"/>
    <style:style style:name="T315_70" style:family="text"/>
    <style:style style:name="T315_71" style:family="text"/>
    <style:style style:name="T315_72" style:family="text"/>
    <style:style style:name="T315_73" style:family="text"/>
    <style:style style:name="T315_74" style:family="text"/>
    <style:style style:name="T315_75" style:family="text"/>
    <style:style style:name="T315_76" style:family="text"/>
    <style:style style:name="T315_77" style:family="text"/>
    <style:style style:name="T315_78" style:family="text"/>
    <style:style style:name="T315_79" style:family="text"/>
    <style:style style:name="T315_80" style:family="text"/>
    <style:style style:name="P316" style:family="paragraph" style:parent-style-name="Standard">
      <style:paragraph-properties fo:text-align="left" fo:break-before="auto" fo:line-height="115%" style:writing-mode="rl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T316_40" style:family="text"/>
    <style:style style:name="T316_41" style:family="text"/>
    <style:style style:name="T316_42" style:family="text"/>
    <style:style style:name="T316_43" style:family="text"/>
    <style:style style:name="T316_44" style:family="text"/>
    <style:style style:name="T316_45" style:family="text"/>
    <style:style style:name="T316_46" style:family="text"/>
    <style:style style:name="T316_47" style:family="text"/>
    <style:style style:name="T316_48" style:family="text"/>
    <style:style style:name="T316_49" style:family="text"/>
    <style:style style:name="T316_50" style:family="text"/>
    <style:style style:name="T316_51" style:family="text"/>
    <style:style style:name="T316_52" style:family="text"/>
    <style:style style:name="T316_53" style:family="text"/>
    <style:style style:name="T316_54" style:family="text"/>
    <style:style style:name="T316_55" style:family="text"/>
    <style:style style:name="T316_56" style:family="text"/>
    <style:style style:name="T316_57" style:family="text"/>
    <style:style style:name="T316_58" style:family="text"/>
    <style:style style:name="P317" style:family="paragraph" style:parent-style-name="Standard">
      <style:paragraph-properties fo:text-align="left" fo:break-before="auto" fo:line-height="115%" style:writing-mode="rl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T317_57" style:family="text"/>
    <style:style style:name="T317_58" style:family="text"/>
    <style:style style:name="T317_59" style:family="text"/>
    <style:style style:name="T317_60" style:family="text"/>
    <style:style style:name="T317_61" style:family="text"/>
    <style:style style:name="T317_62" style:family="text"/>
    <style:style style:name="T317_63" style:family="text"/>
    <style:style style:name="T317_64" style:family="text"/>
    <style:style style:name="T317_65" style:family="text"/>
    <style:style style:name="T317_66" style:family="text"/>
    <style:style style:name="T317_67" style:family="text"/>
    <style:style style:name="T317_68" style:family="text"/>
    <style:style style:name="T317_69" style:family="text"/>
    <style:style style:name="T317_70" style:family="text"/>
    <style:style style:name="P318" style:family="paragraph" style:parent-style-name="Standard">
      <style:paragraph-properties fo:text-align="left" fo:break-before="auto" fo:line-height="115%" style:writing-mode="rl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T318_50" style:family="text"/>
    <style:style style:name="T318_51" style:family="text"/>
    <style:style style:name="T318_52" style:family="text"/>
    <style:style style:name="T318_53" style:family="text"/>
    <style:style style:name="T318_54" style:family="text"/>
    <style:style style:name="T318_55" style:family="text"/>
    <style:style style:name="T318_56" style:family="text"/>
    <style:style style:name="T318_57" style:family="text"/>
    <style:style style:name="T318_58" style:family="text"/>
    <style:style style:name="T318_59" style:family="text"/>
    <style:style style:name="T318_60" style:family="text"/>
    <style:style style:name="T318_61" style:family="text"/>
    <style:style style:name="T318_62" style:family="text"/>
    <style:style style:name="T318_63" style:family="text"/>
    <style:style style:name="T318_64" style:family="text"/>
    <style:style style:name="T318_65" style:family="text"/>
    <style:style style:name="T318_66" style:family="text"/>
    <style:style style:name="T318_67" style:family="text"/>
    <style:style style:name="T318_68" style:family="text"/>
    <style:style style:name="T318_69" style:family="text"/>
    <style:style style:name="T318_70" style:family="text"/>
    <style:style style:name="T318_71" style:family="text"/>
    <style:style style:name="T318_72" style:family="text"/>
    <style:style style:name="T318_73" style:family="text"/>
    <style:style style:name="T318_74" style:family="text"/>
    <style:style style:name="T318_75" style:family="text"/>
    <style:style style:name="T318_76" style:family="text"/>
    <style:style style:name="T318_77" style:family="text"/>
    <style:style style:name="T318_78" style:family="text"/>
    <style:style style:name="T318_79" style:family="text"/>
    <style:style style:name="T318_80" style:family="text"/>
    <style:style style:name="T318_81" style:family="text"/>
    <style:style style:name="T318_82" style:family="text"/>
    <style:style style:name="T318_83" style:family="text"/>
    <style:style style:name="T318_84" style:family="text"/>
    <style:style style:name="T318_85" style:family="text"/>
    <style:style style:name="T318_86" style:family="text"/>
    <style:style style:name="T318_87" style:family="text"/>
    <style:style style:name="T318_88" style:family="text"/>
    <style:style style:name="T318_89" style:family="text"/>
    <style:style style:name="T318_90" style:family="text"/>
    <style:style style:name="T318_91" style:family="text"/>
    <style:style style:name="T318_92" style:family="text"/>
    <style:style style:name="T318_93" style:family="text"/>
    <style:style style:name="T318_94" style:family="text"/>
    <style:style style:name="T318_95" style:family="text"/>
    <style:style style:name="T318_96" style:family="text"/>
    <style:style style:name="T318_97" style:family="text"/>
    <style:style style:name="T318_98" style:family="text"/>
    <style:style style:name="T318_99" style:family="text"/>
    <style:style style:name="T318_100" style:family="text"/>
    <style:style style:name="T318_101" style:family="text"/>
    <style:style style:name="T318_102" style:family="text"/>
    <style:style style:name="P319" style:family="paragraph" style:parent-style-name="Standard">
      <style:paragraph-properties fo:text-align="left" fo:break-before="auto" fo:line-height="115%" style:writing-mode="rl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T319_60" style:family="text"/>
    <style:style style:name="T319_61" style:family="text"/>
    <style:style style:name="T319_62" style:family="text"/>
    <style:style style:name="T319_63" style:family="text"/>
    <style:style style:name="T319_64" style:family="text"/>
    <style:style style:name="T319_65" style:family="text"/>
    <style:style style:name="T319_66" style:family="text"/>
    <style:style style:name="T319_67" style:family="text"/>
    <style:style style:name="T319_68" style:family="text"/>
    <style:style style:name="P320" style:family="paragraph" style:parent-style-name="Standard">
      <style:paragraph-properties fo:text-align="left" fo:break-before="auto" fo:line-height="115%" style:writing-mode="rl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T320_33" style:family="text"/>
    <style:style style:name="T320_34" style:family="text"/>
    <style:style style:name="T320_35" style:family="text"/>
    <style:style style:name="T320_36" style:family="text"/>
    <style:style style:name="T320_37" style:family="text"/>
    <style:style style:name="T320_38" style:family="text"/>
    <style:style style:name="T320_39" style:family="text"/>
    <style:style style:name="T320_40" style:family="text"/>
    <style:style style:name="T320_41" style:family="text"/>
    <style:style style:name="T320_42" style:family="text"/>
    <style:style style:name="T320_43" style:family="text"/>
    <style:style style:name="T320_44" style:family="text"/>
    <style:style style:name="T320_45" style:family="text"/>
    <style:style style:name="T320_46" style:family="text"/>
    <style:style style:name="T320_47" style:family="text"/>
    <style:style style:name="T320_48" style:family="text"/>
    <style:style style:name="T320_49" style:family="text"/>
    <style:style style:name="T320_50" style:family="text"/>
    <style:style style:name="T320_51" style:family="text"/>
    <style:style style:name="T320_52" style:family="text"/>
    <style:style style:name="T320_53" style:family="text"/>
    <style:style style:name="T320_54" style:family="text"/>
    <style:style style:name="T320_55" style:family="text"/>
    <style:style style:name="T320_56" style:family="text"/>
    <style:style style:name="T320_57" style:family="text"/>
    <style:style style:name="T320_58" style:family="text"/>
    <style:style style:name="T320_59" style:family="text"/>
    <style:style style:name="T320_60" style:family="text"/>
    <style:style style:name="T320_61" style:family="text"/>
    <style:style style:name="T320_62" style:family="text"/>
    <style:style style:name="T320_63" style:family="text"/>
    <style:style style:name="T320_64" style:family="text"/>
    <style:style style:name="T320_65" style:family="text"/>
    <style:style style:name="T320_66" style:family="text"/>
    <style:style style:name="P321" style:family="paragraph" style:parent-style-name="Standard">
      <style:paragraph-properties fo:text-align="left" fo:break-before="auto" fo:line-height="115%" style:writing-mode="rl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T321_91" style:family="text"/>
    <style:style style:name="T321_92" style:family="text"/>
    <style:style style:name="T321_93" style:family="text"/>
    <style:style style:name="T321_94" style:family="text"/>
    <style:style style:name="T321_95" style:family="text"/>
    <style:style style:name="T321_96" style:family="text"/>
    <style:style style:name="T321_97" style:family="text"/>
    <style:style style:name="T321_98" style:family="text"/>
    <style:style style:name="T321_99" style:family="text"/>
    <style:style style:name="T321_100" style:family="text"/>
    <style:style style:name="T321_101" style:family="text"/>
    <style:style style:name="T321_102" style:family="text"/>
    <style:style style:name="T321_103" style:family="text"/>
    <style:style style:name="T321_104" style:family="text"/>
    <style:style style:name="T321_105" style:family="text"/>
    <style:style style:name="T321_106" style:family="text"/>
    <style:style style:name="T321_107" style:family="text"/>
    <style:style style:name="T321_108" style:family="text"/>
    <style:style style:name="T321_109" style:family="text"/>
    <style:style style:name="T321_110" style:family="text"/>
    <style:style style:name="T321_111" style:family="text"/>
    <style:style style:name="T321_112" style:family="text"/>
    <style:style style:name="T321_113" style:family="text"/>
    <style:style style:name="T321_114" style:family="text"/>
    <style:style style:name="T321_115" style:family="text"/>
    <style:style style:name="T321_116" style:family="text">
      <style:text-properties style:text-underline-style="solid" style:text-underline-color="font-color"/>
    </style:style>
    <style:style style:name="T321_117" style:family="text"/>
    <style:style style:name="T321_118" style:family="text">
      <style:text-properties style:text-underline-style="solid" style:text-underline-color="font-color"/>
    </style:style>
    <style:style style:name="T321_119" style:family="text"/>
    <style:style style:name="T321_120" style:family="text">
      <style:text-properties style:text-underline-style="solid" style:text-underline-color="font-color"/>
    </style:style>
    <style:style style:name="T321_121" style:family="text"/>
    <style:style style:name="T321_122" style:family="text">
      <style:text-properties style:text-underline-style="solid" style:text-underline-color="font-color"/>
    </style:style>
    <style:style style:name="T321_123" style:family="text"/>
    <style:style style:name="T321_124" style:family="text">
      <style:text-properties style:text-underline-style="solid" style:text-underline-color="font-color"/>
    </style:style>
    <style:style style:name="T321_125" style:family="text"/>
    <style:style style:name="T321_126" style:family="text">
      <style:text-properties style:text-underline-style="solid" style:text-underline-color="font-color"/>
    </style:style>
    <style:style style:name="T321_127" style:family="text"/>
    <style:style style:name="T321_128" style:family="text">
      <style:text-properties style:text-underline-style="solid" style:text-underline-color="font-color"/>
    </style:style>
    <style:style style:name="T321_129" style:family="text"/>
    <style:style style:name="T321_130" style:family="text">
      <style:text-properties style:text-underline-style="solid" style:text-underline-color="font-color"/>
    </style:style>
    <style:style style:name="T321_131" style:family="text"/>
    <style:style style:name="T321_132" style:family="text">
      <style:text-properties style:text-underline-style="solid" style:text-underline-color="font-color"/>
    </style:style>
    <style:style style:name="T321_133" style:family="text"/>
    <style:style style:name="T321_134" style:family="text">
      <style:text-properties style:text-underline-style="solid" style:text-underline-color="font-color"/>
    </style:style>
    <style:style style:name="T321_135" style:family="text"/>
    <style:style style:name="T321_136" style:family="text">
      <style:text-properties style:text-underline-style="solid" style:text-underline-color="font-color"/>
    </style:style>
    <style:style style:name="T321_137" style:family="text"/>
    <style:style style:name="T321_138" style:family="text">
      <style:text-properties style:text-underline-style="solid" style:text-underline-color="font-color"/>
    </style:style>
    <style:style style:name="T321_139" style:family="text"/>
    <style:style style:name="T321_140" style:family="text">
      <style:text-properties style:text-underline-style="solid" style:text-underline-color="font-color"/>
    </style:style>
    <style:style style:name="P322" style:family="paragraph" style:parent-style-name="Standard">
      <style:paragraph-properties fo:text-align="left" fo:break-before="auto" fo:line-height="115%" style:writing-mode="rl-tb"/>
    </style:style>
    <style:style style:name="P323" style:family="paragraph" style:parent-style-name="Standard">
      <style:paragraph-properties fo:text-align="left" fo:break-before="auto" fo:line-height="115%" style:writing-mode="rl-tb"/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P324" style:family="paragraph" style:parent-style-name="Standard">
      <style:paragraph-properties fo:text-align="left" fo:break-before="auto" fo:line-height="115%" style:writing-mode="rl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>
      <style:text-properties fo:color="#1155cc" style:text-underline-style="solid" style:text-underline-color="font-color"/>
    </style:style>
    <style:style style:name="T324_15" style:family="text"/>
    <style:style style:name="T324_16" style:family="text">
      <style:text-properties fo:color="#1155cc" style:text-underline-style="solid" style:text-underline-color="font-color"/>
    </style:style>
    <style:style style:name="T324_17" style:family="text"/>
    <style:style style:name="T324_18" style:family="text">
      <style:text-properties fo:color="#1155cc" style:text-underline-style="solid" style:text-underline-color="font-color"/>
    </style:style>
    <style:style style:name="T324_19" style:family="text"/>
    <style:style style:name="T324_20" style:family="text">
      <style:text-properties fo:color="#1155cc" style:text-underline-style="solid" style:text-underline-color="font-color"/>
    </style:style>
    <style:style style:name="T324_21" style:family="text"/>
    <style:style style:name="T324_22" style:family="text">
      <style:text-properties fo:color="#1155cc" style:text-underline-style="solid" style:text-underline-color="font-color"/>
    </style:style>
    <style:style style:name="T324_23" style:family="text"/>
    <style:style style:name="T324_24" style:family="text">
      <style:text-properties fo:color="#1155cc" style:text-underline-style="solid" style:text-underline-color="font-color"/>
    </style:style>
    <style:style style:name="T324_25" style:family="text"/>
    <style:style style:name="T324_26" style:family="text">
      <style:text-properties fo:color="#1155cc" style:text-underline-style="solid" style:text-underline-color="font-color"/>
    </style:style>
    <style:style style:name="T324_27" style:family="text"/>
    <style:style style:name="T324_28" style:family="text">
      <style:text-properties fo:color="#1155cc" style:text-underline-style="solid" style:text-underline-color="font-color"/>
    </style:style>
    <style:style style:name="T324_29" style:family="text"/>
    <style:style style:name="T324_30" style:family="text">
      <style:text-properties fo:color="#1155cc" style:text-underline-style="solid" style:text-underline-color="font-color"/>
    </style:style>
    <style:style style:name="T324_31" style:family="text"/>
    <style:style style:name="T324_32" style:family="text">
      <style:text-properties fo:color="#1155cc" style:text-underline-style="solid" style:text-underline-color="font-color"/>
    </style:style>
    <style:style style:name="T324_33" style:family="text"/>
    <style:style style:name="T324_34" style:family="text">
      <style:text-properties fo:color="#1155cc" style:text-underline-style="solid" style:text-underline-color="font-color"/>
    </style:style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T324_57" style:family="text"/>
    <style:style style:name="T324_58" style:family="text"/>
    <style:style style:name="T324_59" style:family="text"/>
    <style:style style:name="T324_60" style:family="text"/>
    <style:style style:name="T324_61" style:family="text"/>
    <style:style style:name="T324_62" style:family="text"/>
    <style:style style:name="T324_63" style:family="text"/>
    <style:style style:name="T324_64" style:family="text"/>
    <style:style style:name="T324_65" style:family="text"/>
    <style:style style:name="T324_66" style:family="text"/>
    <style:style style:name="T324_67" style:family="text"/>
    <style:style style:name="T324_68" style:family="text"/>
    <style:style style:name="T324_69" style:family="text"/>
    <style:style style:name="T324_70" style:family="text"/>
    <style:style style:name="T324_71" style:family="text"/>
    <style:style style:name="T324_72" style:family="text"/>
    <style:style style:name="T324_73" style:family="text"/>
    <style:style style:name="T324_74" style:family="text"/>
    <style:style style:name="T324_75" style:family="text"/>
    <style:style style:name="T324_76" style:family="text"/>
    <style:style style:name="T324_77" style:family="text"/>
    <style:style style:name="T324_78" style:family="text"/>
    <style:style style:name="T324_79" style:family="text"/>
    <style:style style:name="T324_80" style:family="text"/>
    <style:style style:name="T324_81" style:family="text"/>
    <style:style style:name="T324_82" style:family="text"/>
    <style:style style:name="T324_83" style:family="text"/>
    <style:style style:name="T324_84" style:family="text"/>
    <style:style style:name="T324_85" style:family="text"/>
    <style:style style:name="T324_86" style:family="text"/>
    <style:style style:name="T324_87" style:family="text"/>
    <style:style style:name="T324_88" style:family="text"/>
    <style:style style:name="T324_89" style:family="text"/>
    <style:style style:name="T324_90" style:family="text"/>
    <style:style style:name="T324_91" style:family="text"/>
    <style:style style:name="T324_92" style:family="text"/>
    <style:style style:name="T324_93" style:family="text"/>
    <style:style style:name="T324_94" style:family="text"/>
    <style:style style:name="T324_95" style:family="text"/>
    <style:style style:name="T324_96" style:family="text"/>
    <style:style style:name="T324_97" style:family="text"/>
    <style:style style:name="T324_98" style:family="text"/>
    <style:style style:name="T324_99" style:family="text"/>
    <style:style style:name="T324_100" style:family="text"/>
    <style:style style:name="T324_101" style:family="text"/>
    <style:style style:name="T324_102" style:family="text"/>
    <style:style style:name="T324_103" style:family="text"/>
    <style:style style:name="T324_104" style:family="text"/>
    <style:style style:name="T324_105" style:family="text"/>
    <style:style style:name="T324_106" style:family="text"/>
    <style:style style:name="T324_107" style:family="text"/>
    <style:style style:name="T324_108" style:family="text"/>
    <style:style style:name="T324_109" style:family="text"/>
    <style:style style:name="T324_110" style:family="text"/>
    <style:style style:name="T324_111" style:family="text"/>
    <style:style style:name="T324_112" style:family="text"/>
    <style:style style:name="T324_113" style:family="text"/>
    <style:style style:name="T324_114" style:family="text"/>
    <style:style style:name="T324_115" style:family="text"/>
    <style:style style:name="T324_116" style:family="text"/>
    <style:style style:name="T324_117" style:family="text"/>
    <style:style style:name="T324_118" style:family="text"/>
    <style:style style:name="T324_119" style:family="text"/>
    <style:style style:name="T324_120" style:family="text"/>
    <style:style style:name="T324_121" style:family="text"/>
    <style:style style:name="T324_122" style:family="text"/>
    <style:style style:name="T324_123" style:family="text"/>
    <style:style style:name="T324_124" style:family="text"/>
    <style:style style:name="T324_125" style:family="text"/>
    <style:style style:name="T324_126" style:family="text"/>
    <style:style style:name="T324_127" style:family="text"/>
    <style:style style:name="T324_128" style:family="text"/>
    <style:style style:name="T324_129" style:family="text"/>
    <style:style style:name="T324_130" style:family="text"/>
    <style:style style:name="T324_131" style:family="text"/>
    <style:style style:name="T324_132" style:family="text"/>
    <style:style style:name="T324_133" style:family="text"/>
    <style:style style:name="T324_134" style:family="text"/>
    <style:style style:name="T324_135" style:family="text"/>
    <style:style style:name="T324_136" style:family="text"/>
    <style:style style:name="T324_137" style:family="text"/>
    <style:style style:name="T324_138" style:family="text"/>
    <style:style style:name="T324_139" style:family="text"/>
    <style:style style:name="T324_140" style:family="text"/>
    <style:style style:name="T324_141" style:family="text"/>
    <style:style style:name="T324_142" style:family="text"/>
    <style:style style:name="T324_143" style:family="text"/>
    <style:style style:name="T324_144" style:family="text"/>
    <style:style style:name="T324_145" style:family="text"/>
    <style:style style:name="T324_146" style:family="text"/>
    <style:style style:name="T324_147" style:family="text">
      <style:text-properties fo:color="#1155cc" style:text-underline-style="solid" style:text-underline-color="font-color"/>
    </style:style>
    <style:style style:name="T324_148" style:family="text"/>
    <style:style style:name="T324_149" style:family="text">
      <style:text-properties fo:color="#1155cc" style:text-underline-style="solid" style:text-underline-color="font-color"/>
    </style:style>
    <style:style style:name="T324_150" style:family="text"/>
    <style:style style:name="T324_151" style:family="text">
      <style:text-properties fo:color="#1155cc" style:text-underline-style="solid" style:text-underline-color="font-color"/>
    </style:style>
    <style:style style:name="T324_152" style:family="text"/>
    <style:style style:name="T324_153" style:family="text">
      <style:text-properties fo:color="#1155cc" style:text-underline-style="solid" style:text-underline-color="font-color"/>
    </style:style>
    <style:style style:name="T324_154" style:family="text"/>
    <style:style style:name="T324_155" style:family="text">
      <style:text-properties fo:color="#1155cc" style:text-underline-style="solid" style:text-underline-color="font-color"/>
    </style:style>
    <style:style style:name="T324_156" style:family="text"/>
    <style:style style:name="T324_157" style:family="text">
      <style:text-properties fo:color="#1155cc" style:text-underline-style="solid" style:text-underline-color="font-color"/>
    </style:style>
    <style:style style:name="T324_158" style:family="text"/>
    <style:style style:name="T324_159" style:family="text">
      <style:text-properties fo:color="#1155cc" style:text-underline-style="solid" style:text-underline-color="font-color"/>
    </style:style>
    <style:style style:name="T324_160" style:family="text"/>
    <style:style style:name="T324_161" style:family="text">
      <style:text-properties fo:color="#1155cc" style:text-underline-style="solid" style:text-underline-color="font-color"/>
    </style:style>
    <style:style style:name="T324_162" style:family="text"/>
    <style:style style:name="T324_163" style:family="text">
      <style:text-properties fo:color="#1155cc" style:text-underline-style="solid" style:text-underline-color="font-color"/>
    </style:style>
    <style:style style:name="T324_164" style:family="text"/>
    <style:style style:name="T324_165" style:family="text">
      <style:text-properties fo:color="#1155cc" style:text-underline-style="solid" style:text-underline-color="font-color"/>
    </style:style>
    <style:style style:name="T324_166" style:family="text"/>
    <style:style style:name="T324_167" style:family="text">
      <style:text-properties fo:color="#1155cc" style:text-underline-style="solid" style:text-underline-color="font-color"/>
    </style:style>
    <style:style style:name="T324_168" style:family="text"/>
    <style:style style:name="T324_169" style:family="text">
      <style:text-properties fo:color="#1155cc" style:text-underline-style="solid" style:text-underline-color="font-color"/>
    </style:style>
    <style:style style:name="T324_170" style:family="text"/>
    <style:style style:name="T324_171" style:family="text">
      <style:text-properties fo:color="#1155cc" style:text-underline-style="solid" style:text-underline-color="font-color"/>
    </style:style>
    <style:style style:name="P325" style:family="paragraph" style:parent-style-name="Standard">
      <style:paragraph-properties fo:text-align="left" fo:break-before="auto" fo:line-height="115%" style:writing-mode="rl-tb"/>
    </style:style>
    <style:style style:name="P326" style:family="paragraph" style:parent-style-name="Standard">
      <style:paragraph-properties fo:text-align="left" fo:break-before="auto" fo:line-height="115%" style:writing-mode="rl-tb"/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>
      <style:text-properties fo:font-weight="bold" style:font-weight-asian="bold" style:font-weight-complex="bold"/>
    </style:style>
    <style:style style:name="T326_4" style:family="text">
      <style:text-properties fo:font-weight="bold" style:font-weight-asian="bold" style:font-weight-complex="bold"/>
    </style:style>
    <style:style style:name="P327" style:family="paragraph" style:parent-style-name="Standard">
      <style:paragraph-properties fo:text-align="left" fo:break-before="auto" fo:line-height="115%" style:writing-mode="rl-tb"/>
    </style:style>
    <style:style style:name="T327_1" style:family="text">
      <style:text-properties fo:font-weight="bold" style:font-weight-asian="bold" style:font-weight-complex="bold"/>
    </style:style>
    <style:style style:name="T327_2" style:family="text">
      <style:text-properties fo:font-weight="bold" style:font-weight-asian="bold" style:font-weight-complex="bold"/>
    </style:style>
    <style:style style:name="T327_3" style:family="text">
      <style:text-properties fo:font-weight="bold" style:font-weight-asian="bold" style:font-weight-complex="bold"/>
    </style:style>
    <style:style style:name="T327_4" style:family="text">
      <style:text-properties fo:font-weight="bold" style:font-weight-asian="bold" style:font-weight-complex="bold"/>
    </style:style>
    <style:style style:name="T327_5" style:family="text">
      <style:text-properties fo:font-weight="bold" style:font-weight-asian="bold" style:font-weight-complex="bold"/>
    </style:style>
    <style:style style:name="T327_6" style:family="text">
      <style:text-properties fo:font-weight="bold" style:font-weight-asian="bold" style:font-weight-complex="bold"/>
    </style:style>
    <style:style style:name="T327_7" style:family="text">
      <style:text-properties fo:font-weight="bold" style:font-weight-asian="bold" style:font-weight-complex="bold"/>
    </style:style>
    <style:style style:name="T327_8" style:family="text">
      <style:text-properties fo:font-weight="bold" style:font-weight-asian="bold" style:font-weight-complex="bold"/>
    </style:style>
    <style:style style:name="T327_9" style:family="text">
      <style:text-properties fo:font-weight="bold" style:font-weight-asian="bold" style:font-weight-complex="bold"/>
    </style:style>
    <style:style style:name="T327_10" style:family="text">
      <style:text-properties fo:font-weight="bold" style:font-weight-asian="bold" style:font-weight-complex="bold"/>
    </style:style>
    <style:style style:name="T327_11" style:family="text">
      <style:text-properties fo:font-weight="bold" style:font-weight-asian="bold" style:font-weight-complex="bold"/>
    </style:style>
    <style:style style:name="T327_12" style:family="text">
      <style:text-properties fo:font-weight="bold" style:font-weight-asian="bold" style:font-weight-complex="bold"/>
    </style:style>
    <style:style style:name="P328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P329" style:family="paragraph" style:parent-style-name="Standard">
      <style:paragraph-properties fo:text-align="left" fo:break-before="auto" fo:line-height="115%" style:writing-mode="rl-tb"/>
    </style:style>
    <style:style style:name="T329_1" style:family="text">
      <style:text-properties fo:font-weight="bold" style:font-weight-asian="bold" style:font-weight-complex="bold"/>
    </style:style>
    <style:style style:name="T329_2" style:family="text">
      <style:text-properties fo:font-weight="bold" style:font-weight-asian="bold" style:font-weight-complex="bold"/>
    </style:style>
    <style:style style:name="T329_3" style:family="text">
      <style:text-properties fo:font-weight="bold" style:font-weight-asian="bold" style:font-weight-complex="bold"/>
    </style:style>
    <style:style style:name="T329_4" style:family="text">
      <style:text-properties fo:font-weight="bold" style:font-weight-asian="bold" style:font-weight-complex="bold"/>
    </style:style>
    <style:style style:name="T329_5" style:family="text">
      <style:text-properties fo:font-weight="bold" style:font-weight-asian="bold" style:font-weight-complex="bold"/>
    </style:style>
    <style:style style:name="T329_6" style:family="text">
      <style:text-properties fo:font-weight="bold" style:font-weight-asian="bold" style:font-weight-complex="bold"/>
    </style:style>
    <style:style style:name="T329_7" style:family="text">
      <style:text-properties fo:font-weight="bold" style:font-weight-asian="bold" style:font-weight-complex="bold"/>
    </style:style>
    <style:style style:name="T329_8" style:family="text">
      <style:text-properties fo:font-weight="bold" style:font-weight-asian="bold" style:font-weight-complex="bold"/>
    </style:style>
    <style:style style:name="T329_9" style:family="text">
      <style:text-properties fo:font-weight="bold" style:font-weight-asian="bold" style:font-weight-complex="bold"/>
    </style:style>
    <style:style style:name="T329_10" style:family="text">
      <style:text-properties fo:font-weight="bold" style:font-weight-asian="bold" style:font-weight-complex="bold"/>
    </style:style>
    <style:style style:name="T329_11" style:family="text">
      <style:text-properties fo:font-weight="bold" style:font-weight-asian="bold" style:font-weight-complex="bold"/>
    </style:style>
    <style:style style:name="T329_12" style:family="text">
      <style:text-properties fo:font-weight="bold" style:font-weight-asian="bold" style:font-weight-complex="bold"/>
    </style:style>
    <style:style style:name="T329_13" style:family="text">
      <style:text-properties fo:font-weight="bold" style:font-weight-asian="bold" style:font-weight-complex="bold"/>
    </style:style>
    <style:style style:name="T329_14" style:family="text">
      <style:text-properties fo:font-weight="bold" style:font-weight-asian="bold" style:font-weight-complex="bold"/>
    </style:style>
    <style:style style:name="P330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P331" style:family="paragraph" style:parent-style-name="Standard">
      <style:paragraph-properties fo:text-align="left" fo:break-before="auto" fo:line-height="115%" style:writing-mode="rl-tb"/>
    </style:style>
    <style:style style:name="T331_1" style:family="text">
      <style:text-properties fo:font-weight="bold" style:font-weight-asian="bold" style:font-weight-complex="bold"/>
    </style:style>
    <style:style style:name="T331_2" style:family="text">
      <style:text-properties fo:font-weight="bold" style:font-weight-asian="bold" style:font-weight-complex="bold"/>
    </style:style>
    <style:style style:name="T331_3" style:family="text">
      <style:text-properties fo:font-weight="bold" style:font-weight-asian="bold" style:font-weight-complex="bold"/>
    </style:style>
    <style:style style:name="T331_4" style:family="text">
      <style:text-properties fo:font-weight="bold" style:font-weight-asian="bold" style:font-weight-complex="bold"/>
    </style:style>
    <style:style style:name="P332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P333" style:family="paragraph" style:parent-style-name="Standard">
      <style:paragraph-properties fo:text-align="left" fo:break-before="auto" fo:line-height="115%" style:writing-mode="rl-tb"/>
    </style:style>
    <style:style style:name="T333_1" style:family="text">
      <style:text-properties fo:font-weight="bold" style:font-weight-asian="bold" style:font-weight-complex="bold"/>
    </style:style>
    <style:style style:name="T333_2" style:family="text">
      <style:text-properties fo:font-weight="bold" style:font-weight-asian="bold" style:font-weight-complex="bold"/>
    </style:style>
    <style:style style:name="P334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P335" style:family="paragraph" style:parent-style-name="Standard">
      <style:paragraph-properties fo:text-align="left" fo:break-before="auto" fo:line-height="115%" style:writing-mode="rl-tb"/>
    </style:style>
    <style:style style:name="T335_1" style:family="text">
      <style:text-properties fo:font-weight="bold" style:font-weight-asian="bold" style:font-weight-complex="bold"/>
    </style:style>
    <style:style style:name="T335_2" style:family="text">
      <style:text-properties fo:font-weight="bold" style:font-weight-asian="bold" style:font-weight-complex="bold"/>
    </style:style>
    <style:style style:name="T335_3" style:family="text">
      <style:text-properties fo:font-weight="bold" style:font-weight-asian="bold" style:font-weight-complex="bold"/>
    </style:style>
    <style:style style:name="T335_4" style:family="text">
      <style:text-properties fo:font-weight="bold" style:font-weight-asian="bold" style:font-weight-complex="bold"/>
    </style:style>
    <style:style style:name="P336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P337" style:family="paragraph" style:parent-style-name="Standard">
      <style:paragraph-properties fo:text-align="left" fo:break-before="auto" fo:line-height="115%" style:writing-mode="rl-tb"/>
    </style:style>
    <style:style style:name="T337_1" style:family="text">
      <style:text-properties fo:font-weight="bold" style:font-weight-asian="bold" style:font-weight-complex="bold"/>
    </style:style>
    <style:style style:name="T337_2" style:family="text">
      <style:text-properties fo:font-weight="bold" style:font-weight-asian="bold" style:font-weight-complex="bold"/>
    </style:style>
    <style:style style:name="T337_3" style:family="text">
      <style:text-properties fo:font-weight="bold" style:font-weight-asian="bold" style:font-weight-complex="bold"/>
    </style:style>
    <style:style style:name="T337_4" style:family="text">
      <style:text-properties fo:font-weight="bold" style:font-weight-asian="bold" style:font-weight-complex="bold"/>
    </style:style>
    <style:style style:name="T337_5" style:family="text">
      <style:text-properties fo:font-weight="bold" style:font-weight-asian="bold" style:font-weight-complex="bold"/>
    </style:style>
    <style:style style:name="T337_6" style:family="text">
      <style:text-properties fo:font-weight="bold" style:font-weight-asian="bold" style:font-weight-complex="bold"/>
    </style:style>
    <style:style style:name="P338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P339" style:family="paragraph" style:parent-style-name="Standard">
      <style:paragraph-properties fo:text-align="left" fo:break-before="auto" fo:line-height="115%" style:writing-mode="rl-tb"/>
    </style:style>
    <style:style style:name="T339_1" style:family="text">
      <style:text-properties fo:font-weight="bold" style:font-weight-asian="bold" style:font-weight-complex="bold"/>
    </style:style>
    <style:style style:name="T339_2" style:family="text">
      <style:text-properties fo:font-weight="bold" style:font-weight-asian="bold" style:font-weight-complex="bold"/>
    </style:style>
    <style:style style:name="T339_3" style:family="text">
      <style:text-properties fo:font-weight="bold" style:font-weight-asian="bold" style:font-weight-complex="bold"/>
    </style:style>
    <style:style style:name="T339_4" style:family="text">
      <style:text-properties fo:font-weight="bold" style:font-weight-asian="bold" style:font-weight-complex="bold"/>
    </style:style>
    <style:style style:name="T339_5" style:family="text">
      <style:text-properties fo:font-weight="bold" style:font-weight-asian="bold" style:font-weight-complex="bold"/>
    </style:style>
    <style:style style:name="T339_6" style:family="text">
      <style:text-properties fo:font-weight="bold" style:font-weight-asian="bold" style:font-weight-complex="bold"/>
    </style:style>
    <style:style style:name="P340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P341" style:family="paragraph" style:parent-style-name="Standard">
      <style:paragraph-properties fo:text-align="left" fo:break-before="auto" fo:line-height="115%" style:writing-mode="rl-tb"/>
    </style:style>
    <style:style style:name="T341_1" style:family="text">
      <style:text-properties fo:font-weight="bold" style:font-weight-asian="bold" style:font-weight-complex="bold"/>
    </style:style>
    <style:style style:name="T341_2" style:family="text">
      <style:text-properties fo:font-weight="bold" style:font-weight-asian="bold" style:font-weight-complex="bold"/>
    </style:style>
    <style:style style:name="T341_3" style:family="text">
      <style:text-properties fo:font-weight="bold" style:font-weight-asian="bold" style:font-weight-complex="bold"/>
    </style:style>
    <style:style style:name="T341_4" style:family="text">
      <style:text-properties fo:font-weight="bold" style:font-weight-asian="bold" style:font-weight-complex="bold"/>
    </style:style>
    <style:style style:name="T341_5" style:family="text">
      <style:text-properties fo:font-weight="bold" style:font-weight-asian="bold" style:font-weight-complex="bold"/>
    </style:style>
    <style:style style:name="T341_6" style:family="text">
      <style:text-properties fo:font-weight="bold" style:font-weight-asian="bold" style:font-weight-complex="bold"/>
    </style:style>
    <style:style style:name="T341_7" style:family="text">
      <style:text-properties fo:font-weight="bold" style:font-weight-asian="bold" style:font-weight-complex="bold"/>
    </style:style>
    <style:style style:name="T341_8" style:family="text">
      <style:text-properties fo:font-weight="bold" style:font-weight-asian="bold" style:font-weight-complex="bold"/>
    </style:style>
    <style:style style:name="T341_9" style:family="text">
      <style:text-properties fo:font-weight="bold" style:font-weight-asian="bold" style:font-weight-complex="bold"/>
    </style:style>
    <style:style style:name="T341_10" style:family="text">
      <style:text-properties fo:font-weight="bold" style:font-weight-asian="bold" style:font-weight-complex="bold"/>
    </style:style>
    <style:style style:name="P342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P343" style:family="paragraph" style:parent-style-name="Standard">
      <style:paragraph-properties fo:text-align="left" fo:break-before="auto" fo:text-indent="0cm" fo:line-height="115%" fo:margin-bottom="0.212cm" fo:margin-left="0.776cm" style:writing-mode="rl-tb"/>
    </style:style>
    <style:style style:name="P344" style:family="paragraph" style:parent-style-name="Standard">
      <style:paragraph-properties fo:text-align="left" fo:break-before="auto" fo:text-indent="0cm" fo:line-height="115%" fo:margin-bottom="0.212cm" fo:margin-left="0cm" style:writing-mode="rl-tb"/>
    </style:style>
    <style:style style:name="T344_1" style:family="text">
      <style:text-properties fo:font-weight="bold" style:font-weight-asian="bold" style:font-weight-complex="bold"/>
    </style:style>
    <style:style style:name="T344_2" style:family="text">
      <style:text-properties fo:font-weight="bold" style:font-weight-asian="bold" style:font-weight-complex="bold"/>
    </style:style>
    <style:style style:name="P345" style:family="paragraph" style:parent-style-name="Standard">
      <style:paragraph-properties fo:text-align="left" fo:break-before="auto" fo:text-indent="0cm" fo:line-height="115%" fo:margin-bottom="0.212cm" fo:margin-left="0cm" style:writing-mode="rl-tb"/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P346" style:family="paragraph" style:parent-style-name="Standard">
      <style:paragraph-properties fo:text-align="left" fo:break-before="auto" fo:line-height="115%" style:writing-mode="rl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T346_59" style:family="text"/>
    <style:style style:name="T346_60" style:family="text"/>
    <style:style style:name="T346_61" style:family="text"/>
    <style:style style:name="T346_62" style:family="text"/>
    <style:style style:name="T346_63" style:family="text"/>
    <style:style style:name="T346_64" style:family="text"/>
    <style:style style:name="T346_65" style:family="text"/>
    <style:style style:name="T346_66" style:family="text"/>
    <style:style style:name="T346_67" style:family="text"/>
    <style:style style:name="T346_68" style:family="text"/>
    <style:style style:name="P347" style:family="paragraph" style:parent-style-name="Standard">
      <style:paragraph-properties fo:text-align="left" fo:break-before="auto" fo:line-height="115%" style:writing-mode="rl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P348" style:family="paragraph" style:parent-style-name="Standard">
      <style:paragraph-properties fo:text-align="left" fo:break-before="auto" fo:line-height="115%" style:writing-mode="rl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P349" style:family="paragraph" style:parent-style-name="Standard">
      <style:paragraph-properties fo:text-align="left" fo:break-before="auto" fo:line-height="115%" style:writing-mode="rl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P350" style:family="paragraph" style:parent-style-name="Standard">
      <style:paragraph-properties fo:text-align="left" fo:break-before="auto" fo:line-height="115%" style:writing-mode="rl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P351" style:family="paragraph" style:parent-style-name="Standard">
      <style:paragraph-properties fo:text-align="left" fo:break-before="auto" fo:line-height="115%" style:writing-mode="rl-tb"/>
    </style:style>
    <style:style style:name="T351_1" style:family="text"/>
    <style:style style:name="T351_2" style:family="text"/>
    <style:style style:name="T351_3" style:family="text"/>
    <style:style style:name="T351_4" style:family="text">
      <style:text-properties fo:color="#1155cc" style:text-underline-style="solid" style:text-underline-color="font-color"/>
    </style:style>
    <style:style style:name="T351_5" style:family="text"/>
    <style:style style:name="T351_6" style:family="text">
      <style:text-properties fo:color="#1155cc" style:text-underline-style="solid" style:text-underline-color="font-color"/>
    </style:style>
    <style:style style:name="T351_7" style:family="text"/>
    <style:style style:name="T351_8" style:family="text">
      <style:text-properties fo:color="#1155cc" style:text-underline-style="solid" style:text-underline-color="font-color"/>
    </style:style>
    <style:style style:name="T351_9" style:family="text"/>
    <style:style style:name="T351_10" style:family="text">
      <style:text-properties fo:color="#1155cc" style:text-underline-style="solid" style:text-underline-color="font-color"/>
    </style:style>
    <style:style style:name="T351_11" style:family="text"/>
    <style:style style:name="T351_12" style:family="text">
      <style:text-properties fo:color="#1155cc" style:text-underline-style="solid" style:text-underline-color="font-color"/>
    </style:style>
    <style:style style:name="T351_13" style:family="text"/>
    <style:style style:name="T351_14" style:family="text">
      <style:text-properties fo:color="#1155cc" style:text-underline-style="solid" style:text-underline-color="font-color"/>
    </style:style>
    <style:style style:name="T351_15" style:family="text"/>
    <style:style style:name="T351_16" style:family="text">
      <style:text-properties fo:color="#1155cc" style:text-underline-style="solid" style:text-underline-color="font-color"/>
    </style:style>
    <style:style style:name="T351_17" style:family="text"/>
    <style:style style:name="T351_18" style:family="text">
      <style:text-properties fo:color="#1155cc" style:text-underline-style="solid" style:text-underline-color="font-color"/>
    </style:style>
    <style:style style:name="T351_19" style:family="text"/>
    <style:style style:name="T351_20" style:family="text">
      <style:text-properties fo:color="#1155cc" style:text-underline-style="solid" style:text-underline-color="font-color"/>
    </style:style>
    <style:style style:name="T351_21" style:family="text"/>
    <style:style style:name="T351_22" style:family="text">
      <style:text-properties fo:color="#1155cc" style:text-underline-style="solid" style:text-underline-color="font-color"/>
    </style:style>
    <style:style style:name="T351_23" style:family="text"/>
    <style:style style:name="T351_24" style:family="text">
      <style:text-properties fo:color="#1155cc" style:text-underline-style="solid" style:text-underline-color="font-color"/>
    </style:style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T351_59" style:family="text"/>
    <style:style style:name="T351_60" style:family="text"/>
    <style:style style:name="T351_61" style:family="text"/>
    <style:style style:name="T351_62" style:family="text"/>
    <style:style style:name="T351_63" style:family="text"/>
    <style:style style:name="T351_64" style:family="text"/>
    <style:style style:name="T351_65" style:family="text"/>
    <style:style style:name="T351_66" style:family="text"/>
    <style:style style:name="T351_67" style:family="text"/>
    <style:style style:name="P352" style:family="paragraph" style:parent-style-name="Standard">
      <style:paragraph-properties fo:text-align="left" fo:break-before="auto" fo:line-height="115%" style:writing-mode="rl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>
      <style:text-properties fo:color="#1155cc" style:text-underline-style="solid" style:text-underline-color="font-color"/>
    </style:style>
    <style:style style:name="T352_13" style:family="text"/>
    <style:style style:name="T352_14" style:family="text">
      <style:text-properties fo:color="#1155cc" style:text-underline-style="solid" style:text-underline-color="font-color"/>
    </style:style>
    <style:style style:name="T352_15" style:family="text"/>
    <style:style style:name="T352_16" style:family="text">
      <style:text-properties fo:color="#1155cc" style:text-underline-style="solid" style:text-underline-color="font-color"/>
    </style:style>
    <style:style style:name="T352_17" style:family="text"/>
    <style:style style:name="T352_18" style:family="text">
      <style:text-properties fo:color="#1155cc" style:text-underline-style="solid" style:text-underline-color="font-color"/>
    </style:style>
    <style:style style:name="T352_19" style:family="text"/>
    <style:style style:name="T352_20" style:family="text">
      <style:text-properties fo:color="#1155cc" style:text-underline-style="solid" style:text-underline-color="font-color"/>
    </style:style>
    <style:style style:name="T352_21" style:family="text"/>
    <style:style style:name="T352_22" style:family="text">
      <style:text-properties fo:color="#1155cc" style:text-underline-style="solid" style:text-underline-color="font-color"/>
    </style:style>
    <style:style style:name="T352_23" style:family="text"/>
    <style:style style:name="T352_24" style:family="text">
      <style:text-properties fo:color="#1155cc" style:text-underline-style="solid" style:text-underline-color="font-color"/>
    </style:style>
    <style:style style:name="T352_25" style:family="text"/>
    <style:style style:name="T352_26" style:family="text">
      <style:text-properties fo:color="#1155cc" style:text-underline-style="solid" style:text-underline-color="font-color"/>
    </style:style>
    <style:style style:name="T352_27" style:family="text"/>
    <style:style style:name="T352_28" style:family="text">
      <style:text-properties fo:color="#1155cc" style:text-underline-style="solid" style:text-underline-color="font-color"/>
    </style:style>
    <style:style style:name="T352_29" style:family="text"/>
    <style:style style:name="T352_30" style:family="text">
      <style:text-properties fo:color="#1155cc" style:text-underline-style="solid" style:text-underline-color="font-color"/>
    </style:style>
    <style:style style:name="T352_31" style:family="text"/>
    <style:style style:name="T352_32" style:family="text">
      <style:text-properties fo:color="#1155cc" style:text-underline-style="solid" style:text-underline-color="font-color"/>
    </style:style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T352_46" style:family="text"/>
    <style:style style:name="T352_47" style:family="text"/>
    <style:style style:name="T352_48" style:family="text"/>
    <style:style style:name="T352_49" style:family="text"/>
    <style:style style:name="T352_50" style:family="text"/>
    <style:style style:name="T352_51" style:family="text"/>
    <style:style style:name="T352_52" style:family="text"/>
    <style:style style:name="T352_53" style:family="text"/>
    <style:style style:name="T352_54" style:family="text"/>
    <style:style style:name="T352_55" style:family="text"/>
    <style:style style:name="T352_56" style:family="text"/>
    <style:style style:name="T352_57" style:family="text"/>
    <style:style style:name="T352_58" style:family="text"/>
    <style:style style:name="T352_59" style:family="text"/>
    <style:style style:name="T352_60" style:family="text"/>
    <style:style style:name="T352_61" style:family="text"/>
    <style:style style:name="T352_62" style:family="text"/>
    <style:style style:name="T352_63" style:family="text"/>
    <style:style style:name="T352_64" style:family="text"/>
    <style:style style:name="T352_65" style:family="text"/>
    <style:style style:name="P353" style:family="paragraph" style:parent-style-name="Standard">
      <style:paragraph-properties fo:text-align="left" fo:break-before="auto" fo:line-height="115%" style:writing-mode="rl-tb"/>
    </style:style>
    <style:style style:name="T353_1" style:family="text">
      <style:text-properties fo:font-weight="bold" style:font-weight-asian="bold" style:font-weight-complex="bold"/>
    </style:style>
    <style:style style:name="T353_2" style:family="text">
      <style:text-properties fo:font-weight="bold" style:font-weight-asian="bold" style:font-weight-complex="bold"/>
    </style:style>
    <style:style style:name="P354" style:family="paragraph" style:parent-style-name="Standard">
      <style:paragraph-properties fo:text-align="left" fo:break-before="auto" fo:line-height="115%" style:writing-mode="rl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T354_68" style:family="text"/>
    <style:style style:name="T354_69" style:family="text"/>
    <style:style style:name="T354_70" style:family="text"/>
    <style:style style:name="T354_71" style:family="text"/>
    <style:style style:name="T354_72" style:family="text">
      <style:text-properties fo:color="#1155cc" style:text-underline-style="solid" style:text-underline-color="font-color"/>
    </style:style>
    <style:style style:name="T354_73" style:family="text"/>
    <style:style style:name="T354_74" style:family="text">
      <style:text-properties fo:color="#1155cc" style:text-underline-style="solid" style:text-underline-color="font-color"/>
    </style:style>
    <style:style style:name="T354_75" style:family="text"/>
    <style:style style:name="T354_76" style:family="text">
      <style:text-properties fo:color="#1155cc" style:text-underline-style="solid" style:text-underline-color="font-color"/>
    </style:style>
    <style:style style:name="T354_77" style:family="text"/>
    <style:style style:name="T354_78" style:family="text">
      <style:text-properties fo:color="#1155cc" style:text-underline-style="solid" style:text-underline-color="font-color"/>
    </style:style>
    <style:style style:name="T354_79" style:family="text"/>
    <style:style style:name="T354_80" style:family="text">
      <style:text-properties fo:color="#1155cc" style:text-underline-style="solid" style:text-underline-color="font-color"/>
    </style:style>
    <style:style style:name="T354_81" style:family="text"/>
    <style:style style:name="T354_82" style:family="text">
      <style:text-properties fo:color="#1155cc" style:text-underline-style="solid" style:text-underline-color="font-color"/>
    </style:style>
    <style:style style:name="T354_83" style:family="text"/>
    <style:style style:name="P355" style:family="paragraph" style:parent-style-name="Standard">
      <style:paragraph-properties fo:text-align="left" fo:break-before="auto" fo:line-height="115%" style:writing-mode="rl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fo:font-style="italic" style:font-style-asian="italic" style:font-style-complex="italic"/>
    </style:style>
    <style:style style:name="T356_2" style:family="text">
      <style:text-properties fo:font-style="italic" style:font-style-asian="italic" style:font-style-complex="italic"/>
    </style:style>
    <style:style style:name="T356_3" style:family="text">
      <style:text-properties fo:font-style="italic" style:font-style-asian="italic" style:font-style-complex="italic"/>
    </style:style>
    <style:style style:name="T356_4" style:family="text">
      <style:text-properties fo:font-style="italic" style:font-style-asian="italic" style:font-style-complex="italic"/>
    </style:style>
    <style:style style:name="T356_5" style:family="text">
      <style:text-properties fo:font-style="italic" style:font-style-asian="italic" style:font-style-complex="italic"/>
    </style:style>
    <style:style style:name="T356_6" style:family="text">
      <style:text-properties fo:font-style="italic" style:font-style-asian="italic" style:font-style-complex="italic"/>
    </style:style>
    <style:style style:name="T356_7" style:family="text">
      <style:text-properties fo:font-style="italic" style:font-style-asian="italic" style:font-style-complex="italic"/>
    </style:style>
    <style:style style:name="T356_8" style:family="text">
      <style:text-properties fo:font-style="italic" style:font-style-asian="italic" style:font-style-complex="italic"/>
    </style:style>
    <style:style style:name="T356_9" style:family="text">
      <style:text-properties fo:font-style="italic" style:font-style-asian="italic" style:font-style-complex="italic"/>
    </style:style>
    <style:style style:name="T356_10" style:family="text">
      <style:text-properties fo:font-style="italic" style:font-style-asian="italic" style:font-style-complex="italic"/>
    </style:style>
    <style:style style:name="T356_11" style:family="text">
      <style:text-properties fo:font-style="italic" style:font-style-asian="italic" style:font-style-complex="italic"/>
    </style:style>
    <style:style style:name="T356_12" style:family="text">
      <style:text-properties fo:font-style="italic" style:font-style-asian="italic" style:font-style-complex="italic"/>
    </style:style>
    <style:style style:name="T356_13" style:family="text">
      <style:text-properties fo:font-style="italic" style:font-style-asian="italic" style:font-style-complex="italic"/>
    </style:style>
    <style:style style:name="T356_14" style:family="text">
      <style:text-properties fo:font-style="italic" style:font-style-asian="italic" style:font-style-complex="italic"/>
    </style:style>
    <style:style style:name="T356_15" style:family="text">
      <style:text-properties fo:font-style="italic" style:font-style-asian="italic" style:font-style-complex="italic"/>
    </style:style>
    <style:style style:name="T356_16" style:family="text">
      <style:text-properties fo:font-style="italic" style:font-style-asian="italic" style:font-style-complex="italic"/>
    </style:style>
    <style:style style:name="T356_17" style:family="text">
      <style:text-properties fo:font-style="italic" style:font-style-asian="italic" style:font-style-complex="italic"/>
    </style:style>
    <style:style style:name="T356_18" style:family="text">
      <style:text-properties fo:font-style="italic" style:font-style-asian="italic" style:font-style-complex="italic"/>
    </style:style>
    <style:style style:name="T356_19" style:family="text">
      <style:text-properties fo:font-style="italic" style:font-style-asian="italic" style:font-style-complex="italic"/>
    </style:style>
    <style:style style:name="T356_20" style:family="text">
      <style:text-properties fo:font-style="italic" style:font-style-asian="italic" style:font-style-complex="italic"/>
    </style:style>
    <style:style style:name="T356_21" style:family="text">
      <style:text-properties fo:font-style="italic" style:font-style-asian="italic" style:font-style-complex="italic"/>
    </style:style>
    <style:style style:name="T356_22" style:family="text">
      <style:text-properties fo:font-style="italic" style:font-style-asian="italic" style:font-style-complex="italic"/>
    </style:style>
    <style:style style:name="T356_23" style:family="text">
      <style:text-properties fo:font-style="italic" style:font-style-asian="italic" style:font-style-complex="italic"/>
    </style:style>
    <style:style style:name="T356_24" style:family="text">
      <style:text-properties fo:font-style="italic" style:font-style-asian="italic" style:font-style-complex="italic"/>
    </style:style>
    <style:style style:name="T356_25" style:family="text">
      <style:text-properties fo:font-style="italic" style:font-style-asian="italic" style:font-style-complex="italic"/>
    </style:style>
    <style:style style:name="T356_26" style:family="text">
      <style:text-properties fo:font-style="italic" style:font-style-asian="italic" style:font-style-complex="italic"/>
    </style:style>
    <style:style style:name="T356_27" style:family="text">
      <style:text-properties fo:font-style="italic" style:font-style-asian="italic" style:font-style-complex="italic"/>
    </style:style>
    <style:style style:name="T356_28" style:family="text">
      <style:text-properties fo:font-style="italic" style:font-style-asian="italic" style:font-style-complex="italic"/>
    </style:style>
    <style:style style:name="T356_29" style:family="text">
      <style:text-properties fo:font-style="italic" style:font-style-asian="italic" style:font-style-complex="italic"/>
    </style:style>
    <style:style style:name="T356_30" style:family="text">
      <style:text-properties fo:font-style="italic" style:font-style-asian="italic" style:font-style-complex="italic"/>
    </style:style>
    <style:style style:name="T356_31" style:family="text">
      <style:text-properties fo:font-style="italic" style:font-style-asian="italic" style:font-style-complex="italic"/>
    </style:style>
    <style:style style:name="T356_32" style:family="text">
      <style:text-properties fo:font-style="italic" style:font-style-asian="italic" style:font-style-complex="italic"/>
    </style:style>
    <style:style style:name="T356_33" style:family="text">
      <style:text-properties fo:font-style="italic" style:font-style-asian="italic" style:font-style-complex="italic"/>
    </style:style>
    <style:style style:name="T356_34" style:family="text">
      <style:text-properties fo:font-style="italic" style:font-style-asian="italic" style:font-style-complex="italic"/>
    </style:style>
    <style:style style:name="P357" style:family="paragraph" style:parent-style-name="Standard">
      <style:paragraph-properties fo:text-align="left" fo:break-before="auto" fo:line-height="115%" style:writing-mode="rl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>
      <style:text-properties fo:color="#1155cc" style:text-underline-style="solid" style:text-underline-color="font-color"/>
    </style:style>
    <style:style style:name="T357_41" style:family="text"/>
    <style:style style:name="T357_42" style:family="text">
      <style:text-properties fo:color="#1155cc" style:text-underline-style="solid" style:text-underline-color="font-color"/>
    </style:style>
    <style:style style:name="T357_43" style:family="text"/>
    <style:style style:name="T357_44" style:family="text">
      <style:text-properties fo:color="#1155cc" style:text-underline-style="solid" style:text-underline-color="font-color"/>
    </style:style>
    <style:style style:name="T357_45" style:family="text"/>
    <style:style style:name="T357_46" style:family="text">
      <style:text-properties fo:color="#1155cc" style:text-underline-style="solid" style:text-underline-color="font-color"/>
    </style:style>
    <style:style style:name="T357_47" style:family="text"/>
    <style:style style:name="T357_48" style:family="text">
      <style:text-properties fo:color="#1155cc" style:text-underline-style="solid" style:text-underline-color="font-color"/>
    </style:style>
    <style:style style:name="T357_49" style:family="text"/>
    <style:style style:name="T357_50" style:family="text">
      <style:text-properties fo:color="#1155cc" style:text-underline-style="solid" style:text-underline-color="font-color"/>
    </style:style>
    <style:style style:name="T357_51" style:family="text"/>
    <style:style style:name="T357_52" style:family="text">
      <style:text-properties fo:color="#1155cc" style:text-underline-style="solid" style:text-underline-color="font-color"/>
    </style:style>
    <style:style style:name="T357_53" style:family="text"/>
    <style:style style:name="T357_54" style:family="text">
      <style:text-properties fo:color="#1155cc" style:text-underline-style="solid" style:text-underline-color="font-color"/>
    </style:style>
    <style:style style:name="T357_55" style:family="text"/>
    <style:style style:name="T357_56" style:family="text">
      <style:text-properties fo:color="#1155cc" style:text-underline-style="solid" style:text-underline-color="font-color"/>
    </style:style>
    <style:style style:name="T357_57" style:family="text"/>
    <style:style style:name="T357_58" style:family="text">
      <style:text-properties fo:color="#1155cc" style:text-underline-style="solid" style:text-underline-color="font-color"/>
    </style:style>
    <style:style style:name="T357_59" style:family="text"/>
    <style:style style:name="T357_60" style:family="text">
      <style:text-properties fo:color="#1155cc" style:text-underline-style="solid" style:text-underline-color="font-color"/>
    </style:style>
    <style:style style:name="T357_61" style:family="text"/>
    <style:style style:name="T357_62" style:family="text">
      <style:text-properties fo:color="#1155cc" style:text-underline-style="solid" style:text-underline-color="font-color"/>
    </style:style>
    <style:style style:name="T357_63" style:family="text"/>
    <style:style style:name="T357_64" style:family="text">
      <style:text-properties fo:color="#1155cc" style:text-underline-style="solid" style:text-underline-color="font-color"/>
    </style:style>
    <style:style style:name="T357_65" style:family="text"/>
    <style:style style:name="T357_66" style:family="text">
      <style:text-properties fo:color="#1155cc" style:text-underline-style="solid" style:text-underline-color="font-color"/>
    </style:style>
    <style:style style:name="T357_67" style:family="text"/>
    <style:style style:name="T357_68" style:family="text">
      <style:text-properties fo:color="#1155cc" style:text-underline-style="solid" style:text-underline-color="font-color"/>
    </style:style>
    <style:style style:name="T357_69" style:family="text"/>
    <style:style style:name="P358" style:family="paragraph" style:parent-style-name="Standard">
      <style:paragraph-properties fo:text-align="left" fo:break-before="auto" fo:line-height="115%" style:writing-mode="rl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T358_30" style:family="text"/>
    <style:style style:name="T358_31" style:family="text"/>
    <style:style style:name="T358_32" style:family="text"/>
    <style:style style:name="T358_33" style:family="text"/>
    <style:style style:name="T358_34" style:family="text"/>
    <style:style style:name="T358_35" style:family="text"/>
    <style:style style:name="T358_36" style:family="text"/>
    <style:style style:name="T358_37" style:family="text"/>
    <style:style style:name="T358_38" style:family="text"/>
    <style:style style:name="T358_39" style:family="text"/>
    <style:style style:name="T358_40" style:family="text"/>
    <style:style style:name="T358_41" style:family="text"/>
    <style:style style:name="T358_42" style:family="text"/>
    <style:style style:name="T358_43" style:family="text"/>
    <style:style style:name="T358_44" style:family="text"/>
    <style:style style:name="T358_45" style:family="text"/>
    <style:style style:name="T358_46" style:family="text"/>
    <style:style style:name="T358_47" style:family="text"/>
    <style:style style:name="T358_48" style:family="text"/>
    <style:style style:name="T358_49" style:family="text"/>
    <style:style style:name="T358_50" style:family="text"/>
    <style:style style:name="T358_51" style:family="text"/>
    <style:style style:name="T358_52" style:family="text"/>
    <style:style style:name="T358_53" style:family="text"/>
    <style:style style:name="T358_54" style:family="text"/>
    <style:style style:name="T358_55" style:family="text"/>
    <style:style style:name="T358_56" style:family="text"/>
    <style:style style:name="T358_57" style:family="text"/>
    <style:style style:name="T358_58" style:family="text"/>
    <style:style style:name="T358_59" style:family="text"/>
    <style:style style:name="T358_60" style:family="text"/>
    <style:style style:name="T358_61" style:family="text"/>
    <style:style style:name="T358_62" style:family="text"/>
    <style:style style:name="T358_63" style:family="text"/>
    <style:style style:name="T358_64" style:family="text"/>
    <style:style style:name="T358_65" style:family="text"/>
    <style:style style:name="T358_66" style:family="text"/>
    <style:style style:name="T358_67" style:family="text"/>
    <style:style style:name="T358_68" style:family="text"/>
    <style:style style:name="T358_69" style:family="text"/>
    <style:style style:name="T358_70" style:family="text"/>
    <style:style style:name="T358_71" style:family="text"/>
    <style:style style:name="T358_72" style:family="text"/>
    <style:style style:name="T358_73" style:family="text"/>
    <style:style style:name="T358_74" style:family="text"/>
    <style:style style:name="T358_75" style:family="text"/>
    <style:style style:name="T358_76" style:family="text"/>
    <style:style style:name="T358_77" style:family="text"/>
    <style:style style:name="T358_78" style:family="text"/>
    <style:style style:name="T358_79" style:family="text"/>
    <style:style style:name="T358_80" style:family="text"/>
    <style:style style:name="T358_81" style:family="text"/>
    <style:style style:name="T358_82" style:family="text"/>
    <style:style style:name="T358_83" style:family="text"/>
    <style:style style:name="T358_84" style:family="text"/>
    <style:style style:name="T358_85" style:family="text"/>
    <style:style style:name="T358_86" style:family="text"/>
    <style:style style:name="T358_87" style:family="text"/>
    <style:style style:name="T358_88" style:family="text"/>
    <style:style style:name="T358_89" style:family="text"/>
    <style:style style:name="T358_90" style:family="text"/>
    <style:style style:name="T358_91" style:family="text"/>
    <style:style style:name="T358_92" style:family="text"/>
    <style:style style:name="T358_93" style:family="text"/>
    <style:style style:name="T358_94" style:family="text"/>
    <style:style style:name="T358_95" style:family="text"/>
    <style:style style:name="T358_96" style:family="text"/>
    <style:style style:name="T358_97" style:family="text"/>
    <style:style style:name="T358_98" style:family="text"/>
    <style:style style:name="T358_99" style:family="text"/>
    <style:style style:name="T358_100" style:family="text"/>
    <style:style style:name="T358_101" style:family="text"/>
    <style:style style:name="T358_102" style:family="text"/>
    <style:style style:name="T358_103" style:family="text"/>
    <style:style style:name="T358_104" style:family="text"/>
    <style:style style:name="T358_105" style:family="text"/>
    <style:style style:name="T358_106" style:family="text"/>
    <style:style style:name="T358_107" style:family="text"/>
    <style:style style:name="T358_108" style:family="text"/>
    <style:style style:name="T358_109" style:family="text"/>
    <style:style style:name="T358_110" style:family="text"/>
    <style:style style:name="T358_111" style:family="text"/>
    <style:style style:name="T358_112" style:family="text"/>
    <style:style style:name="T358_113" style:family="text"/>
    <style:style style:name="T358_114" style:family="text"/>
    <style:style style:name="T358_115" style:family="text"/>
    <style:style style:name="T358_116" style:family="text"/>
    <style:style style:name="T358_117" style:family="text"/>
    <style:style style:name="T358_118" style:family="text"/>
    <style:style style:name="T358_119" style:family="text"/>
    <style:style style:name="T358_120" style:family="text"/>
    <style:style style:name="P359" style:family="paragraph" style:parent-style-name="Standard">
      <style:paragraph-properties fo:text-align="left" fo:break-before="auto" fo:line-height="115%" style:writing-mode="rl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>
      <style:text-properties fo:font-style="italic" style:font-style-asian="italic" style:font-style-complex="italic"/>
    </style:style>
    <style:style style:name="T360_2" style:family="text">
      <style:text-properties fo:font-style="italic" style:font-style-asian="italic" style:font-style-complex="italic"/>
    </style:style>
    <style:style style:name="T360_3" style:family="text">
      <style:text-properties fo:font-style="italic" style:font-style-asian="italic" style:font-style-complex="italic"/>
    </style:style>
    <style:style style:name="T360_4" style:family="text">
      <style:text-properties fo:font-style="italic" style:font-style-asian="italic" style:font-style-complex="italic"/>
    </style:style>
    <style:style style:name="T360_5" style:family="text">
      <style:text-properties fo:font-style="italic" style:font-style-asian="italic" style:font-style-complex="italic"/>
    </style:style>
    <style:style style:name="T360_6" style:family="text">
      <style:text-properties fo:font-style="italic" style:font-style-asian="italic" style:font-style-complex="italic"/>
    </style:style>
    <style:style style:name="T360_7" style:family="text">
      <style:text-properties fo:font-style="italic" style:font-style-asian="italic" style:font-style-complex="italic"/>
    </style:style>
    <style:style style:name="T360_8" style:family="text">
      <style:text-properties fo:font-style="italic" style:font-style-asian="italic" style:font-style-complex="italic"/>
    </style:style>
    <style:style style:name="T360_9" style:family="text">
      <style:text-properties fo:font-style="italic" style:font-style-asian="italic" style:font-style-complex="italic"/>
    </style:style>
    <style:style style:name="T360_10" style:family="text">
      <style:text-properties fo:font-style="italic" style:font-style-asian="italic" style:font-style-complex="italic"/>
    </style:style>
    <style:style style:name="T360_11" style:family="text">
      <style:text-properties fo:font-style="italic" style:font-style-asian="italic" style:font-style-complex="italic"/>
    </style:style>
    <style:style style:name="T360_12" style:family="text">
      <style:text-properties fo:font-style="italic" style:font-style-asian="italic" style:font-style-complex="italic"/>
    </style:style>
    <style:style style:name="T360_13" style:family="text">
      <style:text-properties fo:font-style="italic" style:font-style-asian="italic" style:font-style-complex="italic"/>
    </style:style>
    <style:style style:name="T360_14" style:family="text">
      <style:text-properties fo:font-style="italic" style:font-style-asian="italic" style:font-style-complex="italic"/>
    </style:style>
    <style:style style:name="T360_15" style:family="text">
      <style:text-properties fo:font-style="italic" style:font-style-asian="italic" style:font-style-complex="italic"/>
    </style:style>
    <style:style style:name="T360_16" style:family="text">
      <style:text-properties fo:font-style="italic" style:font-style-asian="italic" style:font-style-complex="italic"/>
    </style:style>
    <style:style style:name="T360_17" style:family="text">
      <style:text-properties fo:font-style="italic" style:font-style-asian="italic" style:font-style-complex="italic"/>
    </style:style>
    <style:style style:name="T360_18" style:family="text">
      <style:text-properties fo:font-style="italic" style:font-style-asian="italic" style:font-style-complex="italic"/>
    </style:style>
    <style:style style:name="T360_19" style:family="text">
      <style:text-properties fo:font-style="italic" style:font-style-asian="italic" style:font-style-complex="italic"/>
    </style:style>
    <style:style style:name="T360_20" style:family="text">
      <style:text-properties fo:font-style="italic" style:font-style-asian="italic" style:font-style-complex="italic"/>
    </style:style>
    <style:style style:name="T360_21" style:family="text">
      <style:text-properties fo:font-style="italic" style:font-style-asian="italic" style:font-style-complex="italic"/>
    </style:style>
    <style:style style:name="T360_22" style:family="text">
      <style:text-properties fo:font-style="italic" style:font-style-asian="italic" style:font-style-complex="italic"/>
    </style:style>
    <style:style style:name="T360_23" style:family="text">
      <style:text-properties fo:font-style="italic" style:font-style-asian="italic" style:font-style-complex="italic"/>
    </style:style>
    <style:style style:name="T360_24" style:family="text">
      <style:text-properties fo:font-style="italic" style:font-style-asian="italic" style:font-style-complex="italic"/>
    </style:style>
    <style:style style:name="T360_25" style:family="text">
      <style:text-properties fo:font-style="italic" style:font-style-asian="italic" style:font-style-complex="italic"/>
    </style:style>
    <style:style style:name="T360_26" style:family="text">
      <style:text-properties fo:font-style="italic" style:font-style-asian="italic" style:font-style-complex="italic"/>
    </style:style>
    <style:style style:name="T360_27" style:family="text">
      <style:text-properties fo:font-style="italic" style:font-style-asian="italic" style:font-style-complex="italic"/>
    </style:style>
    <style:style style:name="T360_28" style:family="text">
      <style:text-properties fo:font-style="italic" style:font-style-asian="italic" style:font-style-complex="italic"/>
    </style:style>
    <style:style style:name="T360_29" style:family="text">
      <style:text-properties fo:font-style="italic" style:font-style-asian="italic" style:font-style-complex="italic"/>
    </style:style>
    <style:style style:name="T360_30" style:family="text">
      <style:text-properties fo:font-style="italic" style:font-style-asian="italic" style:font-style-complex="italic"/>
    </style:style>
    <style:style style:name="T360_31" style:family="text">
      <style:text-properties fo:font-style="italic" style:font-style-asian="italic" style:font-style-complex="italic"/>
    </style:style>
    <style:style style:name="T360_32" style:family="text">
      <style:text-properties fo:font-style="italic" style:font-style-asian="italic" style:font-style-complex="italic"/>
    </style:style>
    <style:style style:name="T360_33" style:family="text">
      <style:text-properties fo:font-style="italic" style:font-style-asian="italic" style:font-style-complex="italic"/>
    </style:style>
    <style:style style:name="T360_34" style:family="text">
      <style:text-properties fo:font-style="italic" style:font-style-asian="italic" style:font-style-complex="italic"/>
    </style:style>
    <style:style style:name="T360_35" style:family="text">
      <style:text-properties fo:font-style="italic" style:font-style-asian="italic" style:font-style-complex="italic"/>
    </style:style>
    <style:style style:name="T360_36" style:family="text">
      <style:text-properties fo:font-style="italic" style:font-style-asian="italic" style:font-style-complex="italic"/>
    </style:style>
    <style:style style:name="T360_37" style:family="text">
      <style:text-properties fo:font-style="italic" style:font-style-asian="italic" style:font-style-complex="italic"/>
    </style:style>
    <style:style style:name="T360_38" style:family="text">
      <style:text-properties fo:font-style="italic" style:font-style-asian="italic" style:font-style-complex="italic"/>
    </style:style>
    <style:style style:name="T360_39" style:family="text">
      <style:text-properties fo:font-style="italic" style:font-style-asian="italic" style:font-style-complex="italic"/>
    </style:style>
    <style:style style:name="T360_40" style:family="text">
      <style:text-properties fo:font-style="italic" style:font-style-asian="italic" style:font-style-complex="italic"/>
    </style:style>
    <style:style style:name="T360_41" style:family="text">
      <style:text-properties fo:font-style="italic" style:font-style-asian="italic" style:font-style-complex="italic"/>
    </style:style>
    <style:style style:name="T360_42" style:family="text">
      <style:text-properties fo:font-style="italic" style:font-style-asian="italic" style:font-style-complex="italic"/>
    </style:style>
    <style:style style:name="T360_43" style:family="text">
      <style:text-properties fo:font-style="italic" style:font-style-asian="italic" style:font-style-complex="italic"/>
    </style:style>
    <style:style style:name="T360_44" style:family="text">
      <style:text-properties fo:font-style="italic" style:font-style-asian="italic" style:font-style-complex="italic"/>
    </style:style>
    <style:style style:name="T360_45" style:family="text">
      <style:text-properties fo:font-style="italic" style:font-style-asian="italic" style:font-style-complex="italic"/>
    </style:style>
    <style:style style:name="T360_46" style:family="text">
      <style:text-properties fo:font-style="italic" style:font-style-asian="italic" style:font-style-complex="italic"/>
    </style:style>
    <style:style style:name="T360_47" style:family="text">
      <style:text-properties fo:font-style="italic" style:font-style-asian="italic" style:font-style-complex="italic"/>
    </style:style>
    <style:style style:name="T360_48" style:family="text">
      <style:text-properties fo:font-style="italic" style:font-style-asian="italic" style:font-style-complex="italic"/>
    </style:style>
    <style:style style:name="P361" style:family="paragraph" style:parent-style-name="Standard">
      <style:paragraph-properties fo:text-align="left" fo:break-before="auto" fo:line-height="115%" style:writing-mode="rl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P362" style:family="paragraph" style:parent-style-name="Standard">
      <style:paragraph-properties fo:text-align="left" fo:break-before="auto" fo:line-height="115%" style:writing-mode="rl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T362_26" style:family="text"/>
    <style:style style:name="T362_27" style:family="text"/>
    <style:style style:name="T362_28" style:family="text"/>
    <style:style style:name="T362_29" style:family="text"/>
    <style:style style:name="T362_30" style:family="text"/>
    <style:style style:name="T362_31" style:family="text"/>
    <style:style style:name="T362_32" style:family="text"/>
    <style:style style:name="T362_33" style:family="text"/>
    <style:style style:name="T362_34" style:family="text"/>
    <style:style style:name="T362_35" style:family="text"/>
    <style:style style:name="T362_36" style:family="text"/>
    <style:style style:name="T362_37" style:family="text"/>
    <style:style style:name="T362_38" style:family="text"/>
    <style:style style:name="T362_39" style:family="text"/>
    <style:style style:name="T362_40" style:family="text"/>
    <style:style style:name="T362_41" style:family="text"/>
    <style:style style:name="T362_42" style:family="text"/>
    <style:style style:name="T362_43" style:family="text"/>
    <style:style style:name="T362_44" style:family="text"/>
    <style:style style:name="T362_45" style:family="text"/>
    <style:style style:name="T362_46" style:family="text"/>
    <style:style style:name="T362_47" style:family="text"/>
    <style:style style:name="T362_48" style:family="text"/>
    <style:style style:name="T362_49" style:family="text"/>
    <style:style style:name="T362_50" style:family="text"/>
    <style:style style:name="T362_51" style:family="text"/>
    <style:style style:name="T362_52" style:family="text"/>
    <style:style style:name="T362_53" style:family="text"/>
    <style:style style:name="T362_54" style:family="text"/>
    <style:style style:name="T362_55" style:family="text"/>
    <style:style style:name="P363" style:family="paragraph" style:parent-style-name="Standard">
      <style:paragraph-properties fo:text-align="left" fo:break-before="auto" fo:line-height="115%" style:writing-mode="rl-tb"/>
    </style:style>
    <style:style style:name="T363_1" style:family="text"/>
    <style:style style:name="T363_2" style:family="text"/>
    <style:style style:name="T363_3" style:family="text">
      <style:text-properties fo:color="#1155cc" style:text-underline-style="solid" style:text-underline-color="font-color"/>
    </style:style>
    <style:style style:name="T363_4" style:family="text"/>
    <style:style style:name="T363_5" style:family="text">
      <style:text-properties fo:color="#1155cc" style:text-underline-style="solid" style:text-underline-color="font-color"/>
    </style:style>
    <style:style style:name="T363_6" style:family="text"/>
    <style:style style:name="T363_7" style:family="text">
      <style:text-properties fo:color="#1155cc" style:text-underline-style="solid" style:text-underline-color="font-color"/>
    </style:style>
    <style:style style:name="T363_8" style:family="text"/>
    <style:style style:name="T363_9" style:family="text">
      <style:text-properties fo:color="#1155cc" style:text-underline-style="solid" style:text-underline-color="font-color"/>
    </style:style>
    <style:style style:name="T363_10" style:family="text"/>
    <style:style style:name="T363_11" style:family="text">
      <style:text-properties fo:color="#1155cc" style:text-underline-style="solid" style:text-underline-color="font-color"/>
    </style:style>
    <style:style style:name="T363_12" style:family="text"/>
    <style:style style:name="T363_13" style:family="text">
      <style:text-properties fo:color="#1155cc" style:text-underline-style="solid" style:text-underline-color="font-color"/>
    </style:style>
    <style:style style:name="T363_14" style:family="text"/>
    <style:style style:name="T363_15" style:family="text">
      <style:text-properties fo:color="#1155cc" style:text-underline-style="solid" style:text-underline-color="font-color"/>
    </style:style>
    <style:style style:name="T363_16" style:family="text"/>
    <style:style style:name="T363_17" style:family="text">
      <style:text-properties fo:color="#1155cc" style:text-underline-style="solid" style:text-underline-color="font-color"/>
    </style:style>
    <style:style style:name="T363_18" style:family="text"/>
    <style:style style:name="T363_19" style:family="text">
      <style:text-properties fo:color="#1155cc" style:text-underline-style="solid" style:text-underline-color="font-color"/>
    </style:style>
    <style:style style:name="T363_20" style:family="text"/>
    <style:style style:name="T363_21" style:family="text">
      <style:text-properties fo:color="#1155cc" style:text-underline-style="solid" style:text-underline-color="font-color"/>
    </style:style>
    <style:style style:name="T363_22" style:family="text"/>
    <style:style style:name="T363_23" style:family="text">
      <style:text-properties fo:color="#1155cc" style:text-underline-style="solid" style:text-underline-color="font-color"/>
    </style:style>
    <style:style style:name="T363_24" style:family="text"/>
    <style:style style:name="T363_25" style:family="text">
      <style:text-properties fo:color="#1155cc" style:text-underline-style="solid" style:text-underline-color="font-color"/>
    </style:style>
    <style:style style:name="T363_26" style:family="text"/>
    <style:style style:name="T363_27" style:family="text">
      <style:text-properties fo:color="#1155cc" style:text-underline-style="solid" style:text-underline-color="font-color"/>
    </style:style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T363_38" style:family="text"/>
    <style:style style:name="T363_39" style:family="text"/>
    <style:style style:name="T363_40" style:family="text"/>
    <style:style style:name="T363_41" style:family="text"/>
    <style:style style:name="T363_42" style:family="text"/>
    <style:style style:name="T363_43" style:family="text"/>
    <style:style style:name="T363_44" style:family="text"/>
    <style:style style:name="T363_45" style:family="text"/>
    <style:style style:name="T363_46" style:family="text"/>
    <style:style style:name="T363_47" style:family="text"/>
    <style:style style:name="T363_48" style:family="text"/>
    <style:style style:name="T363_49" style:family="text"/>
    <style:style style:name="T363_50" style:family="text"/>
    <style:style style:name="T363_51" style:family="text"/>
    <style:style style:name="T363_52" style:family="text"/>
    <style:style style:name="T363_53" style:family="text"/>
    <style:style style:name="T363_54" style:family="text"/>
    <style:style style:name="T363_55" style:family="text"/>
    <style:style style:name="T363_56" style:family="text"/>
    <style:style style:name="T363_57" style:family="text"/>
    <style:style style:name="T363_58" style:family="text"/>
    <style:style style:name="T363_59" style:family="text"/>
    <style:style style:name="T363_60" style:family="text"/>
    <style:style style:name="T363_61" style:family="text"/>
    <style:style style:name="T363_62" style:family="text"/>
    <style:style style:name="T363_63" style:family="text"/>
    <style:style style:name="T363_64" style:family="text"/>
    <style:style style:name="T363_65" style:family="text"/>
    <style:style style:name="T363_66" style:family="text"/>
    <style:style style:name="T363_67" style:family="text"/>
    <style:style style:name="T363_68" style:family="text"/>
    <style:style style:name="T363_69" style:family="text"/>
    <style:style style:name="T363_70" style:family="text"/>
    <style:style style:name="T363_71" style:family="text"/>
    <style:style style:name="T363_72" style:family="text"/>
    <style:style style:name="T363_73" style:family="text"/>
    <style:style style:name="T363_74" style:family="text"/>
    <style:style style:name="T363_75" style:family="text"/>
    <style:style style:name="T363_76" style:family="text"/>
    <style:style style:name="T363_77" style:family="text"/>
    <style:style style:name="T363_78" style:family="text"/>
    <style:style style:name="T363_79" style:family="text"/>
    <style:style style:name="T363_80" style:family="text"/>
    <style:style style:name="T363_81" style:family="text"/>
    <style:style style:name="T363_82" style:family="text"/>
    <style:style style:name="T363_83" style:family="text"/>
    <style:style style:name="T363_84" style:family="text"/>
    <style:style style:name="T363_85" style:family="text"/>
    <style:style style:name="T363_86" style:family="text"/>
    <style:style style:name="T363_87" style:family="text"/>
    <style:style style:name="T363_88" style:family="text"/>
    <style:style style:name="T363_89" style:family="text"/>
    <style:style style:name="T363_90" style:family="text"/>
    <style:style style:name="T363_91" style:family="text"/>
    <style:style style:name="T363_92" style:family="text"/>
    <style:style style:name="T363_93" style:family="text"/>
    <style:style style:name="T363_94" style:family="text"/>
    <style:style style:name="T363_95" style:family="text"/>
    <style:style style:name="T363_96" style:family="text"/>
    <style:style style:name="T363_97" style:family="text"/>
    <style:style style:name="T363_98" style:family="text"/>
    <style:style style:name="T363_99" style:family="text"/>
    <style:style style:name="T363_100" style:family="text"/>
    <style:style style:name="T363_101" style:family="text"/>
    <style:style style:name="T363_102" style:family="text"/>
    <style:style style:name="T363_103" style:family="text"/>
    <style:style style:name="T363_104" style:family="text"/>
    <style:style style:name="T363_105" style:family="text"/>
    <style:style style:name="T363_106" style:family="text"/>
    <style:style style:name="T363_107" style:family="text"/>
    <style:style style:name="T363_108" style:family="text"/>
    <style:style style:name="T363_109" style:family="text"/>
    <style:style style:name="T363_110" style:family="text"/>
    <style:style style:name="T363_111" style:family="text"/>
    <style:style style:name="T363_112" style:family="text"/>
    <style:style style:name="T363_113" style:family="text"/>
    <style:style style:name="T363_114" style:family="text"/>
    <style:style style:name="P364" style:family="paragraph" style:parent-style-name="Standard">
      <style:paragraph-properties fo:text-align="left" fo:break-before="auto" fo:line-height="115%" style:writing-mode="rl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>
      <style:text-properties fo:color="#1155cc" style:text-underline-style="solid" style:text-underline-color="font-color"/>
    </style:style>
    <style:style style:name="T364_9" style:family="text"/>
    <style:style style:name="T364_10" style:family="text">
      <style:text-properties fo:color="#1155cc" style:text-underline-style="solid" style:text-underline-color="font-color"/>
    </style:style>
    <style:style style:name="T364_11" style:family="text"/>
    <style:style style:name="T364_12" style:family="text">
      <style:text-properties fo:color="#1155cc" style:text-underline-style="solid" style:text-underline-color="font-color"/>
    </style:style>
    <style:style style:name="T364_13" style:family="text"/>
    <style:style style:name="T364_14" style:family="text">
      <style:text-properties fo:color="#1155cc" style:text-underline-style="solid" style:text-underline-color="font-color"/>
    </style:style>
    <style:style style:name="T364_15" style:family="text"/>
    <style:style style:name="T364_16" style:family="text">
      <style:text-properties fo:color="#1155cc" style:text-underline-style="solid" style:text-underline-color="font-color"/>
    </style:style>
    <style:style style:name="T364_17" style:family="text"/>
    <style:style style:name="T364_18" style:family="text">
      <style:text-properties fo:color="#1155cc" style:text-underline-style="solid" style:text-underline-color="font-color"/>
    </style:style>
    <style:style style:name="T364_19" style:family="text"/>
    <style:style style:name="T364_20" style:family="text">
      <style:text-properties fo:color="#1155cc" style:text-underline-style="solid" style:text-underline-color="font-color"/>
    </style:style>
    <style:style style:name="T364_21" style:family="text"/>
    <style:style style:name="T364_22" style:family="text">
      <style:text-properties fo:color="#1155cc" style:text-underline-style="solid" style:text-underline-color="font-color"/>
    </style:style>
    <style:style style:name="T364_23" style:family="text"/>
    <style:style style:name="T364_24" style:family="text">
      <style:text-properties fo:color="#1155cc" style:text-underline-style="solid" style:text-underline-color="font-color"/>
    </style:style>
    <style:style style:name="T364_25" style:family="text"/>
    <style:style style:name="T364_26" style:family="text">
      <style:text-properties fo:color="#1155cc" style:text-underline-style="solid" style:text-underline-color="font-color"/>
    </style:style>
    <style:style style:name="T364_27" style:family="text"/>
    <style:style style:name="T364_28" style:family="text">
      <style:text-properties fo:color="#1155cc" style:text-underline-style="solid" style:text-underline-color="font-color"/>
    </style:style>
    <style:style style:name="T364_29" style:family="text"/>
    <style:style style:name="T364_30" style:family="text">
      <style:text-properties fo:color="#1155cc" style:text-underline-style="solid" style:text-underline-color="font-color"/>
    </style:style>
    <style:style style:name="T364_31" style:family="text"/>
    <style:style style:name="T364_32" style:family="text">
      <style:text-properties fo:color="#1155cc" style:text-underline-style="solid" style:text-underline-color="font-color"/>
    </style:style>
    <style:style style:name="T364_33" style:family="text"/>
  </office:automatic-styles>
  <office:body>
    <office:text>
      <text:p text:style-name="P1"><text:span text:style-name="T1_1"><text:tab/><text:s/><text:tab/><text:s/><text:tab/><text:s/><text:tab/></text:span></text:p>
      <text:p text:style-name="P2"><text:span text:style-name="T2_1">باسمه</text:span><text:span text:style-name="T2_2"><text:s/></text:span><text:span text:style-name="T2_3">تعالی</text:span></text:p>
      <text:p text:style-name="P3"><text:span text:style-name="T3_1">کلاسها</text:span><text:span text:style-name="T3_2"><text:s/></text:span><text:span text:style-name="T3_3">و</text:span><text:span text:style-name="T3_4"><text:s/></text:span><text:span text:style-name="T3_5">متدها</text:span></text:p>
      <text:p text:style-name="P4"><text:span text:style-name="T4_1">با</text:span><text:span text:style-name="T4_2"><text:s/></text:span><text:span text:style-name="T4_3">اینکه</text:span><text:span text:style-name="T4_4"><text:s/></text:span><text:span text:style-name="T4_5">ما</text:span><text:span text:style-name="T4_6"><text:s/></text:span><text:span text:style-name="T4_7">از</text:span><text:span text:style-name="T4_8"><text:s/></text:span><text:span text:style-name="T4_9">امکانات</text:span><text:span text:style-name="T4_10"><text:s/></text:span><text:span text:style-name="T4_11">شی</text:span><text:span text:style-name="T4_12">‌</text:span><text:span text:style-name="T4_13">گرایی</text:span><text:span text:style-name="T4_14"><text:s/></text:span><text:span text:style-name="T4_15">پایتون</text:span><text:span text:style-name="T4_16"><text:s/></text:span><text:span text:style-name="T4_17">استفاده</text:span><text:span text:style-name="T4_18"><text:s/></text:span><text:span text:style-name="T4_19">کرده</text:span><text:span text:style-name="T4_20"><text:s/></text:span><text:span text:style-name="T4_21">ایم</text:span><text:span text:style-name="T4_22">،<text:s/></text:span><text:span text:style-name="T4_23">اما</text:span><text:span text:style-name="T4_24"><text:s/></text:span><text:span text:style-name="T4_25">برنامه</text:span><text:span text:style-name="T4_26">‌</text:span><text:span text:style-name="T4_27">هایی</text:span><text:span text:style-name="T4_28"><text:s/></text:span><text:span text:style-name="T4_29">که</text:span><text:span text:style-name="T4_30"><text:s/></text:span><text:span text:style-name="T4_31">در</text:span><text:span text:style-name="T4_32"><text:s/></text:span><text:span text:style-name="T4_33">دو</text:span><text:span text:style-name="T4_34"><text:s/></text:span><text:span text:style-name="T4_35">فصل</text:span><text:span text:style-name="T4_36"><text:s/></text:span><text:span text:style-name="T4_37">اخیر</text:span><text:span text:style-name="T4_38"><text:s/></text:span><text:span text:style-name="T4_39">نوشته</text:span><text:span text:style-name="T4_40"><text:s/></text:span><text:span text:style-name="T4_41">ایم</text:span><text:span text:style-name="T4_42"><text:s/></text:span><text:span text:style-name="T4_43">در</text:span><text:span text:style-name="T4_44"><text:s/></text:span><text:span text:style-name="T4_45">واقع</text:span><text:span text:style-name="T4_46"><text:s/></text:span><text:span text:style-name="T4_47">شی</text:span><text:span text:style-name="T4_48">‌</text:span><text:span text:style-name="T4_49">گرا</text:span><text:span text:style-name="T4_50"><text:s/></text:span><text:span text:style-name="T4_51">نیستند</text:span><text:span text:style-name="T4_52"><text:s/></text:span><text:span text:style-name="T4_53">زیرا</text:span><text:span text:style-name="T4_54"><text:s/></text:span><text:span text:style-name="T4_55">آنها</text:span><text:span text:style-name="T4_56"><text:s/></text:span><text:span text:style-name="T4_57">رابطه</text:span><text:span text:style-name="T4_58"><text:s/></text:span><text:span text:style-name="T4_59">میان</text:span><text:span text:style-name="T4_60"><text:s/></text:span><text:span text:style-name="T4_61">انواع</text:span><text:span text:style-name="T4_62"><text:s/></text:span><text:span text:style-name="T4_63">تعریف</text:span><text:span text:style-name="T4_64"><text:s/></text:span><text:span text:style-name="T4_65">شده</text:span><text:span text:style-name="T4_66"><text:s/></text:span><text:span text:style-name="T4_67">توسط</text:span><text:span text:style-name="T4_68"><text:s/></text:span><text:span text:style-name="T4_69">برنامه</text:span><text:span text:style-name="T4_70"><text:s/></text:span><text:span text:style-name="T4_71">نویس</text:span><text:span text:style-name="T4_72"><text:s/></text:span><text:span text:style-name="T4_73">و</text:span><text:span text:style-name="T4_74"><text:s/></text:span><text:span text:style-name="T4_75">توابعی</text:span><text:span text:style-name="T4_76"><text:s/></text:span><text:span text:style-name="T4_77">که</text:span><text:span text:style-name="T4_78"><text:s/></text:span><text:span text:style-name="T4_79">روی</text:span><text:span text:style-name="T4_80"><text:s/></text:span><text:span text:style-name="T4_81">آنها</text:span><text:span text:style-name="T4_82"><text:s/></text:span><text:span text:style-name="T4_83">عملیات</text:span><text:span text:style-name="T4_84"><text:s/></text:span><text:span text:style-name="T4_85">انجام</text:span><text:span text:style-name="T4_86"><text:s/></text:span><text:span text:style-name="T4_87">می</text:span><text:span text:style-name="T4_88">‌</text:span><text:span text:style-name="T4_89">دهند</text:span><text:span text:style-name="T4_90"><text:s/></text:span><text:span text:style-name="T4_91">را</text:span><text:span text:style-name="T4_92"><text:s/></text:span><text:span text:style-name="T4_93">به</text:span><text:span text:style-name="T4_94"><text:s/></text:span><text:span text:style-name="T4_95">نمایش</text:span><text:span text:style-name="T4_96"><text:s/></text:span><text:span text:style-name="T4_97">نمیگذارند</text:span><text:span text:style-name="T4_98">.<text:s/></text:span><text:span text:style-name="T4_99">قدم</text:span><text:span text:style-name="T4_100"><text:s/></text:span><text:span text:style-name="T4_101">بعدی</text:span><text:span text:style-name="T4_102"><text:s/></text:span><text:span text:style-name="T4_103">تبدیل</text:span><text:span text:style-name="T4_104"><text:s/></text:span><text:span text:style-name="T4_105">این</text:span><text:span text:style-name="T4_106"><text:s/></text:span><text:span text:style-name="T4_107">توابع</text:span><text:span text:style-name="T4_108"><text:s/></text:span><text:span text:style-name="T4_109">به</text:span><text:span text:style-name="T4_110"><text:s/></text:span><text:span text:style-name="T4_111">توابعی</text:span><text:span text:style-name="T4_112"><text:s/></text:span><text:span text:style-name="T4_113">است</text:span><text:span text:style-name="T4_114"><text:s/></text:span><text:span text:style-name="T4_115">که</text:span><text:span text:style-name="T4_116"><text:s/></text:span><text:span text:style-name="T4_117">این</text:span><text:span text:style-name="T4_118"><text:s/></text:span><text:span text:style-name="T4_119">رابطه</text:span><text:span text:style-name="T4_120"><text:s/></text:span><text:span text:style-name="T4_121">را</text:span><text:span text:style-name="T4_122"><text:s/></text:span><text:span text:style-name="T4_123">واضح</text:span><text:span text:style-name="T4_124"><text:s/></text:span><text:span text:style-name="T4_125">نمایش</text:span><text:span text:style-name="T4_126"><text:s/></text:span><text:span text:style-name="T4_127">دهد</text:span><text:span text:style-name="T4_128">.</text:span></text:p>
      <text:p text:style-name="P5"/>
      <text:p text:style-name="P6"><text:span text:style-name="T6_1">مثالهای</text:span><text:span text:style-name="T6_2"><text:s/></text:span><text:span text:style-name="T6_3">این</text:span><text:span text:style-name="T6_4"><text:s/></text:span><text:span text:style-name="T6_5">فصل</text:span><text:span text:style-name="T6_6"><text:s/></text:span><text:span text:style-name="T6_7">در</text:span><text:span text:style-name="T6_8"><text:s/></text:span><text:span text:style-name="T6_9">آدرس</text:span><text:span text:style-name="T6_10"><text:a xlink:type="simple" xlink:href="http://thinkpython2.com/code/Time2.py"><text:span text:style-name="T6_11"><text:s/></text:span></text:a></text:span><text:span text:style-name="T6_12"><text:a xlink:type="simple" xlink:href="http://thinkpython2.com/code/Time2.py"><text:span text:style-name="T6_13">http</text:span></text:a></text:span><text:span text:style-name="T6_14"><text:a xlink:type="simple" xlink:href="http://thinkpython2.com/code/Time2.py"><text:span text:style-name="T6_15">://</text:span></text:a></text:span><text:span text:style-name="T6_16"><text:a xlink:type="simple" xlink:href="http://thinkpython2.com/code/Time2.py"><text:span text:style-name="T6_17">thinkpython</text:span></text:a></text:span><text:span text:style-name="T6_18"><text:a xlink:type="simple" xlink:href="http://thinkpython2.com/code/Time2.py"><text:span text:style-name="T6_19">2.</text:span></text:a></text:span><text:span text:style-name="T6_20"><text:a xlink:type="simple" xlink:href="http://thinkpython2.com/code/Time2.py"><text:span text:style-name="T6_21">com</text:span></text:a></text:span><text:span text:style-name="T6_22"><text:a xlink:type="simple" xlink:href="http://thinkpython2.com/code/Time2.py"><text:span text:style-name="T6_23">/</text:span></text:a></text:span><text:span text:style-name="T6_24"><text:a xlink:type="simple" xlink:href="http://thinkpython2.com/code/Time2.py"><text:span text:style-name="T6_25">code</text:span></text:a></text:span><text:span text:style-name="T6_26"><text:a xlink:type="simple" xlink:href="http://thinkpython2.com/code/Time2.py"><text:span text:style-name="T6_27">/</text:span></text:a></text:span><text:span text:style-name="T6_28"><text:a xlink:type="simple" xlink:href="http://thinkpython2.com/code/Time2.py"><text:span text:style-name="T6_29">Time</text:span></text:a></text:span><text:span text:style-name="T6_30"><text:a xlink:type="simple" xlink:href="http://thinkpython2.com/code/Time2.py"><text:span text:style-name="T6_31">2.</text:span></text:a></text:span><text:span text:style-name="T6_32"><text:a xlink:type="simple" xlink:href="http://thinkpython2.com/code/Time2.py"><text:span text:style-name="T6_33">py</text:span></text:a></text:span><text:span text:style-name="T6_34"><text:s/></text:span><text:span text:style-name="T6_35">و</text:span><text:span text:style-name="T6_36"><text:s/></text:span><text:span text:style-name="T6_37">جوابهای</text:span><text:span text:style-name="T6_38"><text:s/></text:span><text:span text:style-name="T6_39">تمرینات</text:span><text:span text:style-name="T6_40"><text:s/></text:span><text:span text:style-name="T6_41">در</text:span><text:span text:style-name="T6_42"><text:s/></text:span><text:span text:style-name="T6_43">آدرس</text:span><text:span text:style-name="T6_44"><text:a xlink:type="simple" xlink:href="http://thinkpython2.com/code/Point2_soln.py"><text:span text:style-name="T6_45"><text:s/></text:span></text:a></text:span><text:span text:style-name="T6_46"><text:a xlink:type="simple" xlink:href="http://thinkpython2.com/code/Point2_soln.py"><text:span text:style-name="T6_47">http</text:span></text:a></text:span><text:span text:style-name="T6_48"><text:a xlink:type="simple" xlink:href="http://thinkpython2.com/code/Point2_soln.py"><text:span text:style-name="T6_49">://</text:span></text:a></text:span><text:span text:style-name="T6_50"><text:a xlink:type="simple" xlink:href="http://thinkpython2.com/code/Point2_soln.py"><text:span text:style-name="T6_51">thinkpython</text:span></text:a></text:span><text:span text:style-name="T6_52"><text:a xlink:type="simple" xlink:href="http://thinkpython2.com/code/Point2_soln.py"><text:span text:style-name="T6_53">2.</text:span></text:a></text:span><text:span text:style-name="T6_54"><text:a xlink:type="simple" xlink:href="http://thinkpython2.com/code/Point2_soln.py"><text:span text:style-name="T6_55">com</text:span></text:a></text:span><text:span text:style-name="T6_56"><text:a xlink:type="simple" xlink:href="http://thinkpython2.com/code/Point2_soln.py"><text:span text:style-name="T6_57">/</text:span></text:a></text:span><text:span text:style-name="T6_58"><text:a xlink:type="simple" xlink:href="http://thinkpython2.com/code/Point2_soln.py"><text:span text:style-name="T6_59">code</text:span></text:a></text:span><text:span text:style-name="T6_60"><text:a xlink:type="simple" xlink:href="http://thinkpython2.com/code/Point2_soln.py"><text:span text:style-name="T6_61">/</text:span></text:a></text:span><text:span text:style-name="T6_62"><text:a xlink:type="simple" xlink:href="http://thinkpython2.com/code/Point2_soln.py"><text:span text:style-name="T6_63">Point</text:span></text:a></text:span><text:span text:style-name="T6_64"><text:a xlink:type="simple" xlink:href="http://thinkpython2.com/code/Point2_soln.py"><text:span text:style-name="T6_65">2_</text:span></text:a></text:span><text:span text:style-name="T6_66"><text:a xlink:type="simple" xlink:href="http://thinkpython2.com/code/Point2_soln.py"><text:span text:style-name="T6_67">soln</text:span></text:a></text:span><text:span text:style-name="T6_68"><text:a xlink:type="simple" xlink:href="http://thinkpython2.com/code/Point2_soln.py"><text:span text:style-name="T6_69">.</text:span></text:a></text:span><text:span text:style-name="T6_70"><text:a xlink:type="simple" xlink:href="http://thinkpython2.com/code/Point2_soln.py"><text:span text:style-name="T6_71">py</text:span></text:a></text:span><text:span text:style-name="T6_72"><text:s/></text:span><text:span text:style-name="T6_73">در</text:span><text:span text:style-name="T6_74"><text:s/></text:span><text:span text:style-name="T6_75">دسترس</text:span><text:span text:style-name="T6_76"><text:s/></text:span><text:span text:style-name="T6_77">هستند</text:span><text:span text:style-name="T6_78">.</text:span></text:p>
      <text:h text:style-name="P7" text:outline-level="10"><text:bookmark-start text:name="h.g0t5yli7jk1u"/><text:bookmark-end text:name="h.g0t5yli7jk1u"/><text:span text:style-name="T7_1">۱۷.۱<text:s/></text:span><text:span text:style-name="T7_2">ویژگی</text:span><text:span text:style-name="T7_3">‌</text:span><text:span text:style-name="T7_4">های</text:span><text:span text:style-name="T7_5"><text:s/></text:span><text:span text:style-name="T7_6">شی</text:span><text:span text:style-name="T7_7"><text:s/></text:span><text:span text:style-name="T7_8">گرایی</text:span></text:h>
      <text:p text:style-name="P8"><text:span text:style-name="T8_1">پایتون</text:span><text:span text:style-name="T8_2"><text:s/></text:span><text:span text:style-name="T8_3">یک</text:span><text:span text:style-name="T8_4"><text:s/></text:span><text:span text:style-name="T8_5">زبان</text:span><text:span text:style-name="T8_6"><text:s/></text:span><text:span text:style-name="T8_7">شی</text:span><text:span text:style-name="T8_8">‌</text:span><text:span text:style-name="T8_9">گرا</text:span><text:span text:style-name="T8_10"><text:s/></text:span><text:span text:style-name="T8_11">است</text:span><text:span text:style-name="T8_12">.<text:s/></text:span><text:span text:style-name="T8_13">این</text:span><text:span text:style-name="T8_14"><text:s/></text:span><text:span text:style-name="T8_15">بدین</text:span><text:span text:style-name="T8_16"><text:s/></text:span><text:span text:style-name="T8_17">معناست</text:span><text:span text:style-name="T8_18"><text:s/></text:span><text:span text:style-name="T8_19">که</text:span><text:span text:style-name="T8_20"><text:s/></text:span><text:span text:style-name="T8_21">ویگژگی</text:span><text:span text:style-name="T8_22">‌</text:span><text:span text:style-name="T8_23">های</text:span><text:span text:style-name="T8_24"><text:s/></text:span><text:span text:style-name="T8_25">یک</text:span><text:span text:style-name="T8_26"><text:s/></text:span><text:span text:style-name="T8_27">زبان</text:span><text:span text:style-name="T8_28"><text:s/></text:span><text:span text:style-name="T8_29">شی</text:span><text:span text:style-name="T8_30">‌</text:span><text:span text:style-name="T8_31">گرا</text:span><text:span text:style-name="T8_32"><text:s/></text:span><text:span text:style-name="T8_33">را</text:span><text:span text:style-name="T8_34"><text:s/></text:span><text:span text:style-name="T8_35">داراست</text:span><text:span text:style-name="T8_36">.<text:s/></text:span><text:span text:style-name="T8_37">این</text:span><text:span text:style-name="T8_38"><text:s/></text:span><text:span text:style-name="T8_39">ویژگی</text:span><text:span text:style-name="T8_40">‌</text:span><text:span text:style-name="T8_41">ها</text:span><text:span text:style-name="T8_42"><text:s/></text:span><text:span text:style-name="T8_43">عبارتند</text:span><text:span text:style-name="T8_44"><text:s/></text:span><text:span text:style-name="T8_45">از</text:span></text:p>
      <text:list text:style-name="LS1" xml:id="list0">
        <text:list-item>
          <text:p text:style-name="P9"><text:span text:style-name="T9_1"><text:tab/></text:span><text:span text:style-name="T9_2">برنامه</text:span><text:span text:style-name="T9_3">‌</text:span><text:span text:style-name="T9_4">ها</text:span><text:span text:style-name="T9_5"><text:s/></text:span><text:span text:style-name="T9_6">حاوی</text:span><text:span text:style-name="T9_7"><text:s/><text:tab/></text:span><text:span text:style-name="T9_8">تعریف</text:span><text:span text:style-name="T9_9"><text:s/></text:span><text:span text:style-name="T9_10">کلاس</text:span><text:span text:style-name="T9_11">‌</text:span><text:span text:style-name="T9_12">ها</text:span><text:span text:style-name="T9_13"><text:s/></text:span><text:span text:style-name="T9_14">و</text:span><text:span text:style-name="T9_15"><text:s/></text:span><text:span text:style-name="T9_16">متدها</text:span><text:span text:style-name="T9_17"><text:s/></text:span><text:span text:style-name="T9_18">هستند</text:span><text:span text:style-name="T9_19">.</text:span></text:p>
        </text:list-item>
        <text:list-item>
          <text:p text:style-name="P10"><text:span text:style-name="T10_1"><text:tab/></text:span></text:p>
        </text:list-item>
        <text:list-item>
          <text:p text:style-name="P11"><text:span text:style-name="T11_1"><text:tab/></text:span><text:span text:style-name="T11_2">اکثر</text:span><text:span text:style-name="T11_3"><text:s/></text:span><text:span text:style-name="T11_4">کارهای</text:span><text:span text:style-name="T11_5"><text:s/><text:tab/></text:span><text:span text:style-name="T11_6">محاسباتی</text:span><text:span text:style-name="T11_7"><text:s/></text:span><text:span text:style-name="T11_8">در</text:span><text:span text:style-name="T11_9"><text:s/></text:span><text:span text:style-name="T11_10">قالب</text:span><text:span text:style-name="T11_11"><text:s/></text:span><text:span text:style-name="T11_12">انجام</text:span><text:span text:style-name="T11_13"><text:s/></text:span><text:span text:style-name="T11_14">عملیات</text:span><text:span text:style-name="T11_15"><text:s/></text:span><text:span text:style-name="T11_16">روی</text:span><text:span text:style-name="T11_17"><text:s/></text:span><text:span text:style-name="T11_18">اشیا</text:span><text:span text:style-name="T11_19"><text:s/><text:tab/></text:span><text:span text:style-name="T11_20">بیان</text:span><text:span text:style-name="T11_21"><text:s/></text:span><text:span text:style-name="T11_22">می</text:span><text:span text:style-name="T11_23">‌</text:span><text:span text:style-name="T11_24">شوند</text:span></text:p>
        </text:list-item>
        <text:list-item>
          <text:p text:style-name="P12"><text:span text:style-name="T12_1"><text:tab/></text:span></text:p>
        </text:list-item>
        <text:list-item>
          <text:p text:style-name="P13"><text:span text:style-name="T13_1"><text:tab/></text:span><text:span text:style-name="T13_2">اشیا</text:span><text:span text:style-name="T13_3"><text:s/></text:span><text:span text:style-name="T13_4">موارد</text:span><text:span text:style-name="T13_5"><text:s/></text:span><text:span text:style-name="T13_6">دنیای</text:span><text:span text:style-name="T13_7"><text:s/><text:tab/></text:span><text:span text:style-name="T13_8">واقعی</text:span><text:span text:style-name="T13_9"><text:s/></text:span><text:span text:style-name="T13_10">را</text:span><text:span text:style-name="T13_11"><text:s/></text:span><text:span text:style-name="T13_12">به</text:span><text:span text:style-name="T13_13"><text:s/></text:span><text:span text:style-name="T13_14">نمایش</text:span><text:span text:style-name="T13_15"><text:s/></text:span><text:span text:style-name="T13_16">گذاشته</text:span><text:span text:style-name="T13_17"><text:s/></text:span><text:span text:style-name="T13_18">و</text:span><text:span text:style-name="T13_19"><text:s/></text:span><text:span text:style-name="T13_20">متدها</text:span><text:span text:style-name="T13_21"><text:s/></text:span><text:span text:style-name="T13_22">معادل</text:span><text:span text:style-name="T13_23"><text:s/><text:tab/></text:span><text:span text:style-name="T13_24">نحوه</text:span><text:span text:style-name="T13_25"><text:s/></text:span><text:span text:style-name="T13_26">تعامل</text:span><text:span text:style-name="T13_27"><text:s/></text:span><text:span text:style-name="T13_28">موارد</text:span><text:span text:style-name="T13_29"><text:s/></text:span><text:span text:style-name="T13_30">در</text:span><text:span text:style-name="T13_31"><text:s/></text:span><text:span text:style-name="T13_32">دنیای</text:span><text:span text:style-name="T13_33"><text:s/></text:span><text:span text:style-name="T13_34">واقعی</text:span><text:span text:style-name="T13_35"><text:s/></text:span><text:span text:style-name="T13_36">هستند</text:span><text:span text:style-name="T13_37">.</text:span></text:p>
        </text:list-item>
      </text:list>
      <text:p text:style-name="P14"><text:span text:style-name="T14_1">به</text:span><text:span text:style-name="T14_2"><text:s/></text:span><text:span text:style-name="T14_3">عنوان</text:span><text:span text:style-name="T14_4"><text:s/></text:span><text:span text:style-name="T14_5">مثلا</text:span><text:span text:style-name="T14_6"><text:s/></text:span><text:span text:style-name="T14_7">کلاس</text:span><text:span text:style-name="T14_8"><text:s/></text:span><text:span text:style-name="T14_9">Time</text:span><text:span text:style-name="T14_10"><text:s/></text:span><text:span text:style-name="T14_11">تعریف</text:span><text:span text:style-name="T14_12"><text:s/></text:span><text:span text:style-name="T14_13">شده</text:span><text:span text:style-name="T14_14"><text:s/></text:span><text:span text:style-name="T14_15">در</text:span><text:span text:style-name="T14_16"><text:s/></text:span><text:span text:style-name="T14_17">فصل</text:span><text:span text:style-name="T14_18"><text:s/>۱۶<text:s/></text:span><text:span text:style-name="T14_19">معادل</text:span><text:span text:style-name="T14_20"><text:s/></text:span><text:span text:style-name="T14_21">نحوه</text:span><text:span text:style-name="T14_22">‌</text:span><text:span text:style-name="T14_23">ای</text:span><text:span text:style-name="T14_24"><text:s/></text:span><text:span text:style-name="T14_25">است</text:span><text:span text:style-name="T14_26"><text:s/></text:span><text:span text:style-name="T14_27">که</text:span><text:span text:style-name="T14_28"><text:s/></text:span><text:span text:style-name="T14_29">افراد</text:span><text:span text:style-name="T14_30"><text:s/></text:span><text:span text:style-name="T14_31">در</text:span><text:span text:style-name="T14_32"><text:s/></text:span><text:span text:style-name="T14_33">دنیای</text:span><text:span text:style-name="T14_34"><text:s/></text:span><text:span text:style-name="T14_35">واقعی</text:span><text:span text:style-name="T14_36"><text:s/></text:span><text:span text:style-name="T14_37">زمان</text:span><text:span text:style-name="T14_38"><text:s/></text:span><text:span text:style-name="T14_39">را</text:span><text:span text:style-name="T14_40"><text:s/></text:span><text:span text:style-name="T14_41">ثبت</text:span><text:span text:style-name="T14_42"><text:s/></text:span><text:span text:style-name="T14_43">می</text:span><text:span text:style-name="T14_44">‌</text:span><text:span text:style-name="T14_45">کنند</text:span><text:span text:style-name="T14_46">.<text:s/></text:span><text:span text:style-name="T14_47">توابع</text:span><text:span text:style-name="T14_48"><text:s/></text:span><text:span text:style-name="T14_49">تعریف</text:span><text:span text:style-name="T14_50"><text:s/></text:span><text:span text:style-name="T14_51">شده</text:span><text:span text:style-name="T14_52"><text:s/></text:span><text:span text:style-name="T14_53">نیز</text:span><text:span text:style-name="T14_54"><text:s/></text:span><text:span text:style-name="T14_55">معادل</text:span><text:span text:style-name="T14_56"><text:s/></text:span><text:span text:style-name="T14_57">عملیاتی</text:span><text:span text:style-name="T14_58"><text:s/></text:span><text:span text:style-name="T14_59">است</text:span><text:span text:style-name="T14_60"><text:s/></text:span><text:span text:style-name="T14_61">که</text:span><text:span text:style-name="T14_62"><text:s/></text:span><text:span text:style-name="T14_63">افراد</text:span><text:span text:style-name="T14_64"><text:s/></text:span><text:span text:style-name="T14_65">با</text:span><text:span text:style-name="T14_66"><text:s/></text:span><text:span text:style-name="T14_67">زمان</text:span><text:span text:style-name="T14_68"><text:s/></text:span><text:span text:style-name="T14_69">انجام</text:span><text:span text:style-name="T14_70"><text:s/></text:span><text:span text:style-name="T14_71">می</text:span><text:span text:style-name="T14_72">‌</text:span><text:span text:style-name="T14_73">دهند</text:span><text:span text:style-name="T14_74">.<text:s/></text:span><text:span text:style-name="T14_75">همچنین</text:span><text:span text:style-name="T14_76">،<text:s/></text:span><text:span text:style-name="T14_77">کلاسهای</text:span><text:span text:style-name="T14_78"><text:s/></text:span><text:span text:style-name="T14_79">Point</text:span><text:span text:style-name="T14_80"><text:s/></text:span><text:span text:style-name="T14_81">و</text:span><text:span text:style-name="T14_82"><text:s/></text:span><text:span text:style-name="T14_83">Rectangle</text:span><text:span text:style-name="T14_84"><text:s/></text:span><text:span text:style-name="T14_85">در</text:span><text:span text:style-name="T14_86"><text:s/></text:span><text:span text:style-name="T14_87">فصل</text:span><text:span text:style-name="T14_88"><text:s/>۱۵<text:s/></text:span><text:span text:style-name="T14_89">معادل</text:span><text:span text:style-name="T14_90"><text:s/></text:span><text:span text:style-name="T14_91">مفاهیم</text:span><text:span text:style-name="T14_92"><text:s/></text:span><text:span text:style-name="T14_93">ریاضی</text:span><text:span text:style-name="T14_94"><text:s/></text:span><text:span text:style-name="T14_95">نقطه</text:span><text:span text:style-name="T14_96"><text:s/></text:span><text:span text:style-name="T14_97">و</text:span><text:span text:style-name="T14_98"><text:s/></text:span><text:span text:style-name="T14_99">مستطیل</text:span><text:span text:style-name="T14_100"><text:s/></text:span><text:span text:style-name="T14_101">هستند</text:span><text:span text:style-name="T14_102">.</text:span></text:p>
      <text:p text:style-name="P15"><text:span text:style-name="T15_1">تاکنون</text:span><text:span text:style-name="T15_2"><text:s/></text:span><text:span text:style-name="T15_3">ما</text:span><text:span text:style-name="T15_4"><text:s/></text:span><text:span text:style-name="T15_5">از</text:span><text:span text:style-name="T15_6"><text:s/></text:span><text:span text:style-name="T15_7">هیچ</text:span><text:span text:style-name="T15_8"><text:s/></text:span><text:span text:style-name="T15_9">یک</text:span><text:span text:style-name="T15_10"><text:s/></text:span><text:span text:style-name="T15_11">از</text:span><text:span text:style-name="T15_12"><text:s/></text:span><text:span text:style-name="T15_13">امکاناتی</text:span><text:span text:style-name="T15_14"><text:s/></text:span><text:span text:style-name="T15_15">که</text:span><text:span text:style-name="T15_16"><text:s/></text:span><text:span text:style-name="T15_17">پایتون</text:span><text:span text:style-name="T15_18"><text:s/></text:span><text:span text:style-name="T15_19">برای</text:span><text:span text:style-name="T15_20"><text:s/></text:span><text:span text:style-name="T15_21">پشیبانی</text:span><text:span text:style-name="T15_22"><text:s/></text:span><text:span text:style-name="T15_23">از</text:span><text:span text:style-name="T15_24"><text:s/></text:span><text:span text:style-name="T15_25">شی</text:span><text:span text:style-name="T15_26">‌</text:span><text:span text:style-name="T15_27">گرایی</text:span><text:span text:style-name="T15_28"><text:s/></text:span><text:span text:style-name="T15_29">ارائه</text:span><text:span text:style-name="T15_30"><text:s/></text:span><text:span text:style-name="T15_31">می</text:span><text:span text:style-name="T15_32">‌</text:span><text:span text:style-name="T15_33">دهد</text:span><text:span text:style-name="T15_34"><text:s/></text:span><text:span text:style-name="T15_35">استفاده</text:span><text:span text:style-name="T15_36"><text:s/></text:span><text:span text:style-name="T15_37">نکرده</text:span><text:span text:style-name="T15_38">‌</text:span><text:span text:style-name="T15_39">ایم</text:span><text:span text:style-name="T15_40">.<text:s/></text:span><text:span text:style-name="T15_41">استفاده</text:span><text:span text:style-name="T15_42"><text:s/></text:span><text:span text:style-name="T15_43">از</text:span><text:span text:style-name="T15_44"><text:s/></text:span><text:span text:style-name="T15_45">این</text:span><text:span text:style-name="T15_46"><text:s/></text:span><text:span text:style-name="T15_47">ویژگی</text:span><text:span text:style-name="T15_48">‌</text:span><text:span text:style-name="T15_49">ها</text:span><text:span text:style-name="T15_50"><text:s/></text:span><text:span text:style-name="T15_51">الزامی</text:span><text:span text:style-name="T15_52"><text:s/></text:span><text:span text:style-name="T15_53">نیستند</text:span><text:span text:style-name="T15_54">.<text:s/></text:span><text:span text:style-name="T15_55">بسیاری</text:span><text:span text:style-name="T15_56"><text:s/></text:span><text:span text:style-name="T15_57">از</text:span><text:span text:style-name="T15_58"><text:s/></text:span><text:span text:style-name="T15_59">آنها</text:span><text:span text:style-name="T15_60"><text:s/></text:span><text:span text:style-name="T15_61">یک</text:span><text:span text:style-name="T15_62"><text:s/></text:span><text:span text:style-name="T15_63">syntax</text:span><text:span text:style-name="T15_64"><text:s/></text:span><text:span text:style-name="T15_65">جایگزین</text:span><text:span text:style-name="T15_66"><text:s/></text:span><text:span text:style-name="T15_67">برای</text:span><text:span text:style-name="T15_68"><text:s/></text:span><text:span text:style-name="T15_69">چیزهایی</text:span><text:span text:style-name="T15_70"><text:s/></text:span><text:span text:style-name="T15_71">است</text:span><text:span text:style-name="T15_72"><text:s/></text:span><text:span text:style-name="T15_73">که</text:span><text:span text:style-name="T15_74"><text:s/></text:span><text:span text:style-name="T15_75">هم</text:span><text:span text:style-name="T15_76">‌</text:span><text:span text:style-name="T15_77">اکنون</text:span><text:span text:style-name="T15_78"><text:s/></text:span><text:span text:style-name="T15_79">انجام</text:span><text:span text:style-name="T15_80"><text:s/></text:span><text:span text:style-name="T15_81">داده</text:span><text:span text:style-name="T15_82">‌</text:span><text:span text:style-name="T15_83">ایم</text:span><text:span text:style-name="T15_84">.<text:s/></text:span><text:span text:style-name="T15_85">اما</text:span><text:span text:style-name="T15_86"><text:s/></text:span><text:span text:style-name="T15_87">در</text:span><text:span text:style-name="T15_88"><text:s/></text:span><text:span text:style-name="T15_89">بسیاری</text:span><text:span text:style-name="T15_90"><text:s/></text:span><text:span text:style-name="T15_91">از</text:span><text:span text:style-name="T15_92"><text:s/></text:span><text:span text:style-name="T15_93">مواقع</text:span><text:span text:style-name="T15_94">،<text:s/></text:span><text:span text:style-name="T15_95">این</text:span><text:span text:style-name="T15_96"><text:s/></text:span><text:span text:style-name="T15_97">جایگزین</text:span><text:span text:style-name="T15_98"><text:s/></text:span><text:span text:style-name="T15_99">موجز</text:span><text:span text:style-name="T15_100"><text:s/></text:span><text:span text:style-name="T15_101">تر</text:span><text:span text:style-name="T15_102"><text:s/></text:span><text:span text:style-name="T15_103">بوده</text:span><text:span text:style-name="T15_104"><text:s/></text:span><text:span text:style-name="T15_105">و</text:span><text:span text:style-name="T15_106"><text:s/></text:span><text:span text:style-name="T15_107">دقیق</text:span><text:span text:style-name="T15_108"><text:s/></text:span><text:span text:style-name="T15_109">تر</text:span><text:span text:style-name="T15_110"><text:s/></text:span><text:span text:style-name="T15_111">ساختار</text:span><text:span text:style-name="T15_112"><text:s/></text:span><text:span text:style-name="T15_113">برنامه</text:span><text:span text:style-name="T15_114"><text:s/></text:span><text:span text:style-name="T15_115">را</text:span><text:span text:style-name="T15_116"><text:s/></text:span><text:span text:style-name="T15_117">بیان</text:span><text:span text:style-name="T15_118"><text:s/></text:span><text:span text:style-name="T15_119">می</text:span><text:span text:style-name="T15_120">‌</text:span><text:span text:style-name="T15_121">دارد</text:span><text:span text:style-name="T15_122">.</text:span></text:p>
      <text:p text:style-name="P16"><text:span text:style-name="T16_1">به</text:span><text:span text:style-name="T16_2"><text:s/></text:span><text:span text:style-name="T16_3">عنوان</text:span><text:span text:style-name="T16_4"><text:s/></text:span><text:span text:style-name="T16_5">مثال</text:span><text:span text:style-name="T16_6"><text:s/></text:span><text:span text:style-name="T16_7">در</text:span><text:span text:style-name="T16_8"><text:s/></text:span><text:span text:style-name="T16_9">Time</text:span><text:span text:style-name="T16_10">1.</text:span><text:span text:style-name="T16_11">py</text:span><text:span text:style-name="T16_12"><text:s/></text:span><text:span text:style-name="T16_13">هیچ</text:span><text:span text:style-name="T16_14"><text:s/></text:span><text:span text:style-name="T16_15">ارتباط</text:span><text:span text:style-name="T16_16"><text:s/></text:span><text:span text:style-name="T16_17">واضحی</text:span><text:span text:style-name="T16_18"><text:s/></text:span><text:span text:style-name="T16_19">میان</text:span><text:span text:style-name="T16_20"><text:s/></text:span><text:span text:style-name="T16_21">تعریف</text:span><text:span text:style-name="T16_22"><text:s/></text:span><text:span text:style-name="T16_23">کلاس</text:span><text:span text:style-name="T16_24"><text:s/></text:span><text:span text:style-name="T16_25">و</text:span><text:span text:style-name="T16_26"><text:s/></text:span><text:span text:style-name="T16_27">تعریف</text:span><text:span text:style-name="T16_28"><text:s/></text:span><text:span text:style-name="T16_29">توابع</text:span><text:span text:style-name="T16_30"><text:s/></text:span><text:span text:style-name="T16_31">زیر</text:span><text:span text:style-name="T16_32"><text:s/></text:span><text:span text:style-name="T16_33">وجود</text:span><text:span text:style-name="T16_34"><text:s/></text:span><text:span text:style-name="T16_35">ندارند</text:span><text:span text:style-name="T16_36">.<text:s/></text:span><text:span text:style-name="T16_37">با</text:span><text:span text:style-name="T16_38"><text:s/></text:span><text:span text:style-name="T16_39">انجام</text:span><text:span text:style-name="T16_40"><text:s/></text:span><text:span text:style-name="T16_41">چند</text:span><text:span text:style-name="T16_42"><text:s/></text:span><text:span text:style-name="T16_43">آزمایش</text:span><text:span text:style-name="T16_44">،<text:s/></text:span><text:span text:style-name="T16_45">مشخص</text:span><text:span text:style-name="T16_46"><text:s/></text:span><text:span text:style-name="T16_47">می</text:span><text:span text:style-name="T16_48">‌</text:span><text:span text:style-name="T16_49">شود</text:span><text:span text:style-name="T16_50"><text:s/></text:span><text:span text:style-name="T16_51">که</text:span><text:span text:style-name="T16_52"><text:s/></text:span><text:span text:style-name="T16_53">هریک</text:span><text:span text:style-name="T16_54"><text:s/></text:span><text:span text:style-name="T16_55">از</text:span><text:span text:style-name="T16_56"><text:s/></text:span><text:span text:style-name="T16_57">توابع</text:span><text:span text:style-name="T16_58"><text:s/></text:span><text:span text:style-name="T16_59">حداقل</text:span><text:span text:style-name="T16_60"><text:s/></text:span><text:span text:style-name="T16_61">یک</text:span><text:span text:style-name="T16_62"><text:s/></text:span><text:span text:style-name="T16_63">آرگومان</text:span><text:span text:style-name="T16_64"><text:s/></text:span><text:span text:style-name="T16_65">از</text:span><text:span text:style-name="T16_66"><text:s/></text:span><text:span text:style-name="T16_67">یک</text:span><text:span text:style-name="T16_68"><text:s/></text:span><text:span text:style-name="T16_69">شیء</text:span><text:span text:style-name="T16_70"><text:s/></text:span><text:span text:style-name="T16_71">از</text:span><text:span text:style-name="T16_72"><text:s/></text:span><text:span text:style-name="T16_73">نوع</text:span><text:span text:style-name="T16_74"><text:s/></text:span><text:span text:style-name="T16_75">Time</text:span><text:span text:style-name="T16_76"><text:s/></text:span><text:span text:style-name="T16_77">دارد</text:span><text:span text:style-name="T16_78">.</text:span></text:p>
      <text:p text:style-name="P17"><text:span text:style-name="T17_1">این</text:span><text:span text:style-name="T17_2"><text:s/></text:span><text:span text:style-name="T17_3">آزمایش</text:span><text:span text:style-name="T17_4"><text:s/></text:span><text:span text:style-name="T17_5">انگیزه</text:span><text:span text:style-name="T17_6"><text:s/></text:span><text:span text:style-name="T17_7">اولیه</text:span><text:span text:style-name="T17_8"><text:s/></text:span><text:span text:style-name="T17_9">استفاده</text:span><text:span text:style-name="T17_10"><text:s/></text:span><text:span text:style-name="T17_11">از</text:span><text:span text:style-name="T17_12"><text:s/></text:span><text:span text:style-name="T17_13">متدها</text:span><text:span text:style-name="T17_14"><text:s/></text:span><text:span text:style-name="T17_15">است</text:span><text:span text:style-name="T17_16">.<text:s/></text:span><text:span text:style-name="T17_17">متد</text:span><text:span text:style-name="T17_18"><text:s/></text:span><text:span text:style-name="T17_19">تابعی</text:span><text:span text:style-name="T17_20"><text:s/></text:span><text:span text:style-name="T17_21">است</text:span><text:span text:style-name="T17_22"><text:s/></text:span><text:span text:style-name="T17_23">که</text:span><text:span text:style-name="T17_24"><text:s/></text:span><text:span text:style-name="T17_25">به</text:span><text:span text:style-name="T17_26"><text:s/></text:span><text:span text:style-name="T17_27">کلاس</text:span><text:span text:style-name="T17_28"><text:s/></text:span><text:span text:style-name="T17_29">خاصی</text:span><text:span text:style-name="T17_30"><text:s/></text:span><text:span text:style-name="T17_31">تعلق</text:span><text:span text:style-name="T17_32"><text:s/></text:span><text:span text:style-name="T17_33">دارد</text:span><text:span text:style-name="T17_34">.<text:s/></text:span><text:span text:style-name="T17_35">ما</text:span><text:span text:style-name="T17_36"><text:s/></text:span><text:span text:style-name="T17_37">متدهایی</text:span><text:span text:style-name="T17_38"><text:s/></text:span><text:span text:style-name="T17_39">برای</text:span><text:span text:style-name="T17_40"><text:s/></text:span><text:span text:style-name="T17_41">رشته</text:span><text:span text:style-name="T17_42">‌</text:span><text:span text:style-name="T17_43">ها</text:span><text:span text:style-name="T17_44">،<text:s/></text:span><text:span text:style-name="T17_45">لیست</text:span><text:span text:style-name="T17_46">‌</text:span><text:span text:style-name="T17_47">ها</text:span><text:span text:style-name="T17_48">،<text:s/></text:span><text:span text:style-name="T17_49">دیکشنری</text:span><text:span text:style-name="T17_50">‌</text:span><text:span text:style-name="T17_51">ها</text:span><text:span text:style-name="T17_52"><text:s/></text:span><text:span text:style-name="T17_53">و</text:span><text:span text:style-name="T17_54"><text:s/></text:span><text:span text:style-name="T17_55">tuple</text:span><text:span text:style-name="T17_56">ها</text:span><text:span text:style-name="T17_57"><text:s/></text:span><text:span text:style-name="T17_58">دیده</text:span><text:span text:style-name="T17_59">‌</text:span><text:span text:style-name="T17_60">ایم</text:span><text:span text:style-name="T17_61">.<text:s/></text:span><text:span text:style-name="T17_62">در</text:span><text:span text:style-name="T17_63"><text:s/></text:span><text:span text:style-name="T17_64">این</text:span><text:span text:style-name="T17_65"><text:s/></text:span><text:span text:style-name="T17_66">فصل</text:span><text:span text:style-name="T17_67"><text:s/></text:span><text:span text:style-name="T17_68">ما</text:span><text:span text:style-name="T17_69"><text:s/></text:span><text:span text:style-name="T17_70">متدها</text:span><text:span text:style-name="T17_71"><text:s/></text:span><text:span text:style-name="T17_72">را</text:span><text:span text:style-name="T17_73"><text:s/></text:span><text:span text:style-name="T17_74">برای</text:span><text:span text:style-name="T17_75"><text:s/></text:span><text:span text:style-name="T17_76">انواع</text:span><text:span text:style-name="T17_77"><text:s/></text:span><text:span text:style-name="T17_78">تعریف</text:span><text:span text:style-name="T17_79"><text:s/></text:span><text:span text:style-name="T17_80">شده</text:span><text:span text:style-name="T17_81"><text:s/></text:span><text:span text:style-name="T17_82">توسط</text:span><text:span text:style-name="T17_83"><text:s/></text:span><text:span text:style-name="T17_84">برنامه</text:span><text:span text:style-name="T17_85"><text:s/></text:span><text:span text:style-name="T17_86">نویس</text:span><text:span text:style-name="T17_87">‌<text:s/></text:span><text:span text:style-name="T17_88">تعریف</text:span><text:span text:style-name="T17_89"><text:s/></text:span><text:span text:style-name="T17_90">می</text:span><text:span text:style-name="T17_91">‌</text:span><text:span text:style-name="T17_92">کنیم</text:span><text:span text:style-name="T17_93">.</text:span></text:p>
      <text:p text:style-name="P18"><text:span text:style-name="T18_1">متدها</text:span><text:span text:style-name="T18_2"><text:s/></text:span><text:span text:style-name="T18_3">از</text:span><text:span text:style-name="T18_4"><text:s/></text:span><text:span text:style-name="T18_5">نظر</text:span><text:span text:style-name="T18_6"><text:s/></text:span><text:span text:style-name="T18_7">نحوی</text:span><text:span text:style-name="T18_8"><text:s/></text:span><text:span text:style-name="T18_9">همانند</text:span><text:span text:style-name="T18_10"><text:s/></text:span><text:span text:style-name="T18_11">توابع</text:span><text:span text:style-name="T18_12"><text:s/></text:span><text:span text:style-name="T18_13">هستند</text:span><text:span text:style-name="T18_14">،<text:s/></text:span><text:span text:style-name="T18_15">اما</text:span><text:span text:style-name="T18_16"><text:s/></text:span><text:span text:style-name="T18_17">دو</text:span><text:span text:style-name="T18_18"><text:s/></text:span><text:span text:style-name="T18_19">تفاوت</text:span><text:span text:style-name="T18_20"><text:s/></text:span><text:span text:style-name="T18_21">سینتکسی</text:span><text:span text:style-name="T18_22"><text:s/></text:span><text:span text:style-name="T18_23">وجود</text:span><text:span text:style-name="T18_24"><text:s/></text:span><text:span text:style-name="T18_25">دارد</text:span><text:span text:style-name="T18_26">:</text:span></text:p>
      <text:list text:style-name="LS2" xml:id="list5">
        <text:list-item>
          <text:p text:style-name="P19"><text:span text:style-name="T19_1"><text:tab/></text:span><text:span text:style-name="T19_2">متدها</text:span><text:span text:style-name="T19_3"><text:s/></text:span><text:span text:style-name="T19_4">داخل</text:span><text:span text:style-name="T19_5"><text:s/></text:span><text:span text:style-name="T19_6">کلاس</text:span><text:span text:style-name="T19_7"><text:s/><text:tab/></text:span><text:span text:style-name="T19_8">تعریف</text:span><text:span text:style-name="T19_9"><text:s/></text:span><text:span text:style-name="T19_10">می</text:span><text:span text:style-name="T19_11">‌</text:span><text:span text:style-name="T19_12">شوند</text:span><text:span text:style-name="T19_13">.<text:s/><text:tab/></text:span><text:span text:style-name="T19_14">هدف</text:span><text:span text:style-name="T19_15"><text:s/></text:span><text:span text:style-name="T19_16">از</text:span><text:span text:style-name="T19_17"><text:s/></text:span><text:span text:style-name="T19_18">تعریف</text:span><text:span text:style-name="T19_19"><text:s/><text:tab/></text:span><text:span text:style-name="T19_20">داخل</text:span><text:span text:style-name="T19_21"><text:s/></text:span><text:span text:style-name="T19_22">کلاس</text:span><text:span text:style-name="T19_23"><text:s/></text:span><text:span text:style-name="T19_24">نمایش</text:span><text:span text:style-name="T19_25"><text:s/></text:span><text:span text:style-name="T19_26">صریح</text:span><text:span text:style-name="T19_27"><text:s/></text:span><text:span text:style-name="T19_28">کلاس</text:span><text:span text:style-name="T19_29"><text:s/></text:span><text:span text:style-name="T19_30">و</text:span><text:span text:style-name="T19_31"><text:s/></text:span><text:span text:style-name="T19_32">متدهاست</text:span><text:span text:style-name="T19_33">.</text:span></text:p>
        </text:list-item>
        <text:list-item>
          <text:p text:style-name="P20"><text:span text:style-name="T20_1"><text:tab/></text:span></text:p>
        </text:list-item>
        <text:list-item>
          <text:p text:style-name="P21"><text:span text:style-name="T21_1"><text:tab/></text:span><text:span text:style-name="T21_2">سینتکس</text:span><text:span text:style-name="T21_3"><text:s/></text:span><text:span text:style-name="T21_4">فرواخوانی</text:span><text:span text:style-name="T21_5"><text:s/><text:tab/></text:span><text:span text:style-name="T21_6">متدها</text:span><text:span text:style-name="T21_7"><text:s/></text:span><text:span text:style-name="T21_8">نیز</text:span><text:span text:style-name="T21_9"><text:s/></text:span><text:span text:style-name="T21_10">از</text:span><text:span text:style-name="T21_11"><text:s/></text:span><text:span text:style-name="T21_12">توابع</text:span><text:span text:style-name="T21_13"><text:s/></text:span><text:span text:style-name="T21_14">متفاوت</text:span><text:span text:style-name="T21_15"><text:s/></text:span><text:span text:style-name="T21_16">است</text:span><text:span text:style-name="T21_17">.</text:span></text:p>
        </text:list-item>
      </text:list>
      <text:p text:style-name="P22"><text:span text:style-name="T22_1">در</text:span><text:span text:style-name="T22_2"><text:s/></text:span><text:span text:style-name="T22_3">چند</text:span><text:span text:style-name="T22_4"><text:s/></text:span><text:span text:style-name="T22_5">بخش</text:span><text:span text:style-name="T22_6"><text:s/></text:span><text:span text:style-name="T22_7">آتی</text:span><text:span text:style-name="T22_8">،<text:s/></text:span><text:span text:style-name="T22_9">ما</text:span><text:span text:style-name="T22_10"><text:s/></text:span><text:span text:style-name="T22_11">توابع</text:span><text:span text:style-name="T22_12"><text:s/></text:span><text:span text:style-name="T22_13">فصلهای</text:span><text:span text:style-name="T22_14"><text:s/></text:span><text:span text:style-name="T22_15">گذشته</text:span><text:span text:style-name="T22_16"><text:s/></text:span><text:span text:style-name="T22_17">را</text:span><text:span text:style-name="T22_18"><text:s/></text:span><text:span text:style-name="T22_19">تبدیل</text:span><text:span text:style-name="T22_20"><text:s/></text:span><text:span text:style-name="T22_21">متد</text:span><text:span text:style-name="T22_22"><text:s/></text:span><text:span text:style-name="T22_23">خواهیم</text:span><text:span text:style-name="T22_24"><text:s/></text:span><text:span text:style-name="T22_25">کرد</text:span><text:span text:style-name="T22_26">.<text:s/></text:span><text:span text:style-name="T22_27">این</text:span><text:span text:style-name="T22_28"><text:s/></text:span><text:span text:style-name="T22_29">تبدیل</text:span><text:span text:style-name="T22_30"><text:s/></text:span><text:span text:style-name="T22_31">کاملا</text:span><text:span text:style-name="T22_32"><text:s/></text:span><text:span text:style-name="T22_33">ساده</text:span><text:span text:style-name="T22_34"><text:s/></text:span><text:span text:style-name="T22_35">است</text:span><text:span text:style-name="T22_36"><text:s/></text:span><text:span text:style-name="T22_37">و</text:span><text:span text:style-name="T22_38"><text:s/></text:span><text:span text:style-name="T22_39">شما</text:span><text:span text:style-name="T22_40"><text:s/></text:span><text:span text:style-name="T22_41">نیز</text:span><text:span text:style-name="T22_42"><text:s/></text:span><text:span text:style-name="T22_43">می</text:span><text:span text:style-name="T22_44">‌</text:span><text:span text:style-name="T22_45">توانید</text:span><text:span text:style-name="T22_46"><text:s/></text:span><text:span text:style-name="T22_47">هر</text:span><text:span text:style-name="T22_48"><text:s/></text:span><text:span text:style-name="T22_49">تابعی</text:span><text:span text:style-name="T22_50"><text:s/></text:span><text:span text:style-name="T22_51">را</text:span><text:span text:style-name="T22_52"><text:s/></text:span><text:span text:style-name="T22_53">با</text:span><text:span text:style-name="T22_54"><text:s/></text:span><text:span text:style-name="T22_55">انجام</text:span><text:span text:style-name="T22_56"><text:s/></text:span><text:span text:style-name="T22_57">قدم</text:span><text:span text:style-name="T22_58">‌</text:span><text:span text:style-name="T22_59">هایی</text:span><text:span text:style-name="T22_60"><text:s/></text:span><text:span text:style-name="T22_61">تبدیل</text:span><text:span text:style-name="T22_62"><text:s/></text:span><text:span text:style-name="T22_63">کنید</text:span><text:span text:style-name="T22_64">.<text:s/></text:span><text:span text:style-name="T22_65">اگر</text:span><text:span text:style-name="T22_66"><text:s/></text:span><text:span text:style-name="T22_67">شما</text:span><text:span text:style-name="T22_68"><text:s/></text:span><text:span text:style-name="T22_69">با</text:span><text:span text:style-name="T22_70"><text:s/></text:span><text:span text:style-name="T22_71">تبدیل</text:span><text:span text:style-name="T22_72"><text:s/></text:span><text:span text:style-name="T22_73">تابع</text:span><text:span text:style-name="T22_74"><text:s/></text:span><text:span text:style-name="T22_75">به</text:span><text:span text:style-name="T22_76"><text:s/></text:span><text:span text:style-name="T22_77">متد</text:span><text:span text:style-name="T22_78"><text:s/></text:span><text:span text:style-name="T22_79">و</text:span><text:span text:style-name="T22_80"><text:s/></text:span><text:span text:style-name="T22_81">بالعکس</text:span><text:span text:style-name="T22_82"><text:s/></text:span><text:span text:style-name="T22_83">راحت</text:span><text:span text:style-name="T22_84"><text:s/></text:span><text:span text:style-name="T22_85">باشید</text:span><text:span text:style-name="T22_86"><text:s/></text:span><text:span text:style-name="T22_87">می</text:span><text:span text:style-name="T22_88">‌</text:span><text:span text:style-name="T22_89">توانید</text:span><text:span text:style-name="T22_90"><text:s/></text:span><text:span text:style-name="T22_91">انتخاب</text:span><text:span text:style-name="T22_92"><text:s/></text:span><text:span text:style-name="T22_93">کنید</text:span><text:span text:style-name="T22_94"><text:s/></text:span><text:span text:style-name="T22_95">که</text:span><text:span text:style-name="T22_96"><text:s/></text:span><text:span text:style-name="T22_97">کدام</text:span><text:span text:style-name="T22_98"><text:s/></text:span><text:span text:style-name="T22_99">شکل</text:span><text:span text:style-name="T22_100"><text:s/></text:span><text:span text:style-name="T22_101">برای</text:span><text:span text:style-name="T22_102"><text:s/></text:span><text:span text:style-name="T22_103">کار</text:span><text:span text:style-name="T22_104"><text:s/></text:span><text:span text:style-name="T22_105">شما</text:span><text:span text:style-name="T22_106"><text:s/></text:span><text:span text:style-name="T22_107">بهتر</text:span><text:span text:style-name="T22_108"><text:s/></text:span><text:span text:style-name="T22_109">است</text:span><text:span text:style-name="T22_110">.</text:span></text:p>
      <text:h text:style-name="P23" text:outline-level="10"><text:bookmark-start text:name="h.hqdtlipbk7qr"/><text:bookmark-end text:name="h.hqdtlipbk7qr"/><text:span text:style-name="T23_1">۱۷.۲<text:s/></text:span><text:span text:style-name="T23_2">پرینت</text:span><text:span text:style-name="T23_3"><text:s/></text:span><text:span text:style-name="T23_4">کردن</text:span><text:span text:style-name="T23_5"><text:s/></text:span><text:span text:style-name="T23_6">اشیاء</text:span></text:h>
      <text:p text:style-name="P24"><text:span text:style-name="T24_1">در</text:span><text:span text:style-name="T24_2"><text:s/></text:span><text:span text:style-name="T24_3">فصل</text:span><text:span text:style-name="T24_4"><text:s/>۱۶<text:s/></text:span><text:span text:style-name="T24_5">ما</text:span><text:span text:style-name="T24_6"><text:s/></text:span><text:span text:style-name="T24_7">کلاسی</text:span><text:span text:style-name="T24_8"><text:s/></text:span><text:span text:style-name="T24_9">به</text:span><text:span text:style-name="T24_10"><text:s/></text:span><text:span text:style-name="T24_11">اسم</text:span><text:span text:style-name="T24_12"><text:s/></text:span><text:span text:style-name="T24_13">Time</text:span><text:span text:style-name="T24_14"><text:s/></text:span><text:span text:style-name="T24_15">تعریف</text:span><text:span text:style-name="T24_16"><text:s/></text:span><text:span text:style-name="T24_17">کردیم</text:span><text:span text:style-name="T24_18"><text:s/></text:span><text:span text:style-name="T24_19">و</text:span><text:span text:style-name="T24_20"><text:s/></text:span><text:span text:style-name="T24_21">در</text:span><text:span text:style-name="T24_22"><text:s/></text:span><text:span text:style-name="T24_23">بخش</text:span><text:span text:style-name="T24_24"><text:s/>۱۶.۱<text:s/></text:span><text:span text:style-name="T24_25">تابعی</text:span><text:span text:style-name="T24_26"><text:s/></text:span><text:span text:style-name="T24_27">به</text:span><text:span text:style-name="T24_28"><text:s/></text:span><text:span text:style-name="T24_29">اسم</text:span><text:span text:style-name="T24_30"><text:s/></text:span><text:span text:style-name="T24_31">print</text:span><text:span text:style-name="T24_32">_</text:span><text:span text:style-name="T24_33">time</text:span><text:span text:style-name="T24_34"><text:s/></text:span><text:span text:style-name="T24_35">توسعه</text:span><text:span text:style-name="T24_36"><text:s/></text:span><text:span text:style-name="T24_37">دادیم</text:span><text:span text:style-name="T24_38">:</text:span></text:p>
      <text:p text:style-name="P25"/>
      <text:p text:style-name="P26"><text:span text:style-name="T26_1"><text:tab/></text:span></text:p>
      <table:table table:style-name="Table1">
        <table:table-column table:style-name="Column1"/>
        <table:table-row table:style-name="Row1">
          <table:table-cell table:style-name="Cell1">
            <text:p text:style-name="P27"><text:span text:style-name="T27_1"><text:tab/><text:tab/><text:tab/><text:tab/></text:span></text:p>
            <text:p text:style-name="P28"><text:span text:style-name="T28_1"><text:tab/><text:tab/><text:tab/><text:tab/></text:span><text:span text:style-name="T28_2">class</text:span><text:span text:style-name="T28_3"><text:s/><text:tab/><text:tab/><text:tab/><text:tab/></text:span><text:span text:style-name="T28_4">Time</text:span><text:span text:style-name="T28_5">:</text:span></text:p>
            <text:p text:style-name="P29"><text:span text:style-name="T29_1"><text:tab/><text:tab/><text:tab/><text:tab/></text:span></text:p>
            <text:p text:style-name="P30"><text:span text:style-name="T30_1"><text:tab/><text:tab/><text:tab/><text:tab/><text:s/><text:tab/><text:tab/><text:tab/><text:tab/>"""</text:span><text:span text:style-name="T30_2">Represents</text:span><text:span text:style-name="T30_3"><text:s/><text:tab/><text:tab/><text:tab/><text:tab/></text:span><text:span text:style-name="T30_4">the</text:span><text:span text:style-name="T30_5"><text:s/></text:span><text:span text:style-name="T30_6">time</text:span><text:span text:style-name="T30_7"><text:s/></text:span><text:span text:style-name="T30_8">of</text:span><text:span text:style-name="T30_9"><text:s/></text:span><text:span text:style-name="T30_10">day</text:span><text:span text:style-name="T30_11">."""</text:span></text:p>
            <text:p text:style-name="P31"><text:span text:style-name="T31_1"><text:tab/><text:tab/><text:tab/><text:tab/></text:span></text:p>
            <text:p text:style-name="P32"><text:span text:style-name="T32_1"><text:tab/><text:tab/><text:tab/><text:tab/></text:span></text:p>
            <text:p text:style-name="P33"><text:span text:style-name="T33_1"><text:tab/><text:tab/><text:tab/><text:tab/></text:span></text:p>
            <text:p text:style-name="P34"><text:span text:style-name="T34_1"><text:tab/><text:tab/><text:tab/><text:tab/></text:span></text:p>
            <text:p text:style-name="P35"><text:span text:style-name="T35_1"><text:tab/><text:tab/><text:tab/><text:tab/></text:span><text:span text:style-name="T35_2">def</text:span><text:span text:style-name="T35_3"><text:s/><text:tab/><text:tab/><text:tab/><text:tab/></text:span><text:span text:style-name="T35_4">print</text:span><text:span text:style-name="T35_5">_</text:span><text:span text:style-name="T35_6">time</text:span><text:span text:style-name="T35_7">(</text:span><text:span text:style-name="T35_8">time</text:span><text:span text:style-name="T35_9">):</text:span></text:p>
            <text:p text:style-name="P36"><text:span text:style-name="T36_1"><text:tab/><text:tab/><text:tab/><text:tab/></text:span></text:p>
            <text:p text:style-name="P37"><text:span text:style-name="T37_1"><text:tab/><text:tab/><text:tab/><text:tab/><text:s/><text:tab/><text:tab/><text:tab/><text:tab/></text:span><text:span text:style-name="T37_2">print</text:span><text:span text:style-name="T37_3">('%.2</text:span><text:span text:style-name="T37_4">d</text:span><text:span text:style-name="T37_5">:%.2</text:span><text:span text:style-name="T37_6">d</text:span><text:span text:style-name="T37_7">:%.2</text:span><text:span text:style-name="T37_8">d</text:span><text:span text:style-name="T37_9">'<text:s/><text:tab/><text:tab/><text:tab/><text:tab/>%<text:s/>(</text:span><text:span text:style-name="T37_10">time</text:span><text:span text:style-name="T37_11">.</text:span><text:span text:style-name="T37_12">hour</text:span><text:span text:style-name="T37_13">,<text:s/></text:span><text:span text:style-name="T37_14">time</text:span><text:span text:style-name="T37_15">.</text:span><text:span text:style-name="T37_16">minute</text:span><text:span text:style-name="T37_17">,<text:s/></text:span><text:span text:style-name="T37_18">time</text:span><text:span text:style-name="T37_19">.</text:span><text:span text:style-name="T37_20">second</text:span><text:span text:style-name="T37_21">))</text:span></text:p>
            <text:p text:style-name="P38"><text:span text:style-name="T38_1"><text:tab/><text:tab/><text:tab/></text:span></text:p>
          </table:table-cell>
        </table:table-row>
      </table:table>
      <text:p text:style-name="P39"><text:span text:style-name="T39_1">برای</text:span><text:span text:style-name="T39_2"><text:s/></text:span><text:span text:style-name="T39_3">فراخوانی</text:span><text:span text:style-name="T39_4"><text:s/></text:span><text:span text:style-name="T39_5">این</text:span><text:span text:style-name="T39_6"><text:s/></text:span><text:span text:style-name="T39_7">تابع</text:span><text:span text:style-name="T39_8"><text:s/></text:span><text:span text:style-name="T39_9">باید</text:span><text:span text:style-name="T39_10"><text:s/></text:span><text:span text:style-name="T39_11">شما</text:span><text:span text:style-name="T39_12"><text:s/></text:span><text:span text:style-name="T39_13">یک</text:span><text:span text:style-name="T39_14"><text:s/></text:span><text:span text:style-name="T39_15">شی</text:span><text:span text:style-name="T39_16"><text:s/></text:span><text:span text:style-name="T39_17">از</text:span><text:span text:style-name="T39_18"><text:s/></text:span><text:span text:style-name="T39_19">نوع</text:span><text:span text:style-name="T39_20"><text:s/></text:span><text:span text:style-name="T39_21">Time</text:span><text:span text:style-name="T39_22"><text:s/></text:span><text:span text:style-name="T39_23">را</text:span><text:span text:style-name="T39_24"><text:s/></text:span><text:span text:style-name="T39_25">به</text:span><text:span text:style-name="T39_26"><text:s/></text:span><text:span text:style-name="T39_27">عنوان</text:span><text:span text:style-name="T39_28"><text:s/></text:span><text:span text:style-name="T39_29">آرگومان</text:span><text:span text:style-name="T39_30"><text:s/></text:span><text:span text:style-name="T39_31">به</text:span><text:span text:style-name="T39_32"><text:s/></text:span><text:span text:style-name="T39_33">تابع</text:span><text:span text:style-name="T39_34"><text:s/></text:span><text:span text:style-name="T39_35">بدهید</text:span></text:p>
      <text:p text:style-name="P40"/>
      <text:p text:style-name="P41"><text:span text:style-name="T41_1"><text:tab/></text:span></text:p>
      <table:table table:style-name="Table2">
        <table:table-column table:style-name="Column2"/>
        <table:table-row table:style-name="Row2">
          <table:table-cell table:style-name="Cell2">
            <text:p text:style-name="P42"><text:span text:style-name="T42_1"><text:tab/><text:tab/><text:tab/><text:tab/></text:span></text:p>
            <text:p text:style-name="P43"><text:span text:style-name="T43_1"><text:tab/><text:tab/><text:tab/><text:tab/>&gt;&gt;&gt;<text:s/><text:tab/><text:tab/><text:tab/><text:tab/></text:span><text:span text:style-name="T43_2">start</text:span><text:span text:style-name="T43_3"><text:s/>=<text:s/></text:span><text:span text:style-name="T43_4">Time</text:span><text:span text:style-name="T43_5">()</text:span></text:p>
            <text:p text:style-name="P44"><text:span text:style-name="T44_1"><text:tab/><text:tab/><text:tab/><text:tab/></text:span></text:p>
            <text:p text:style-name="P45"><text:span text:style-name="T45_1"><text:tab/><text:tab/><text:tab/><text:tab/>&gt;&gt;&gt;<text:s/><text:tab/><text:tab/><text:tab/><text:tab/></text:span><text:span text:style-name="T45_2">start</text:span><text:span text:style-name="T45_3">.</text:span><text:span text:style-name="T45_4">hour</text:span><text:span text:style-name="T45_5"><text:s/>=<text:s/>9</text:span></text:p>
            <text:p text:style-name="P46"><text:span text:style-name="T46_1"><text:tab/><text:tab/><text:tab/><text:tab/></text:span></text:p>
            <text:p text:style-name="P47"><text:span text:style-name="T47_1"><text:tab/><text:tab/><text:tab/><text:tab/>&gt;&gt;&gt;<text:s/><text:tab/><text:tab/><text:tab/><text:tab/></text:span><text:span text:style-name="T47_2">start</text:span><text:span text:style-name="T47_3">.</text:span><text:span text:style-name="T47_4">minute</text:span><text:span text:style-name="T47_5"><text:s/>=<text:s/>45</text:span></text:p>
            <text:p text:style-name="P48"><text:span text:style-name="T48_1"><text:tab/><text:tab/><text:tab/><text:tab/></text:span></text:p>
            <text:p text:style-name="P49"><text:span text:style-name="T49_1"><text:tab/><text:tab/><text:tab/><text:tab/>&gt;&gt;&gt;<text:s/><text:tab/><text:tab/><text:tab/><text:tab/></text:span><text:span text:style-name="T49_2">start</text:span><text:span text:style-name="T49_3">.</text:span><text:span text:style-name="T49_4">second</text:span><text:span text:style-name="T49_5"><text:s/>=<text:s/>00</text:span></text:p>
            <text:p text:style-name="P50"><text:span text:style-name="T50_1"><text:tab/><text:tab/><text:tab/><text:tab/></text:span></text:p>
            <text:p text:style-name="P51"><text:span text:style-name="T51_1"><text:tab/><text:tab/><text:tab/><text:tab/>&gt;&gt;&gt;<text:s/><text:tab/><text:tab/><text:tab/><text:tab/></text:span><text:span text:style-name="T51_2">print</text:span><text:span text:style-name="T51_3">_</text:span><text:span text:style-name="T51_4">time</text:span><text:span text:style-name="T51_5">(</text:span><text:span text:style-name="T51_6">start</text:span><text:span text:style-name="T51_7">)</text:span></text:p>
            <text:p text:style-name="P52"><text:span text:style-name="T52_1"><text:tab/><text:tab/><text:tab/><text:tab/></text:span></text:p>
            <text:p text:style-name="P53"><text:span text:style-name="T53_1"><text:tab/><text:tab/><text:tab/><text:tab/>09:45:00</text:span></text:p>
            <text:p text:style-name="P54"><text:span text:style-name="T54_1"><text:tab/><text:tab/><text:tab/></text:span></text:p>
          </table:table-cell>
        </table:table-row>
      </table:table>
      <text:p text:style-name="P55"><text:span text:style-name="T55_1">تنها</text:span><text:span text:style-name="T55_2"><text:s/></text:span><text:span text:style-name="T55_3">کار</text:span><text:span text:style-name="T55_4"><text:s/></text:span><text:span text:style-name="T55_5">برای</text:span><text:span text:style-name="T55_6"><text:s/></text:span><text:span text:style-name="T55_7">تبدیل</text:span><text:span text:style-name="T55_8"><text:s/></text:span><text:span text:style-name="T55_9">print</text:span><text:span text:style-name="T55_10">_</text:span><text:span text:style-name="T55_11">time</text:span><text:span text:style-name="T55_12"><text:s/></text:span><text:span text:style-name="T55_13">به</text:span><text:span text:style-name="T55_14"><text:s/></text:span><text:span text:style-name="T55_15">یک</text:span><text:span text:style-name="T55_16"><text:s/></text:span><text:span text:style-name="T55_17">متد</text:span><text:span text:style-name="T55_18">،<text:s/></text:span><text:span text:style-name="T55_19">این</text:span><text:span text:style-name="T55_20"><text:s/></text:span><text:span text:style-name="T55_21">است</text:span><text:span text:style-name="T55_22"><text:s/></text:span><text:span text:style-name="T55_23">که</text:span><text:span text:style-name="T55_24"><text:s/></text:span><text:span text:style-name="T55_25">تعریف</text:span><text:span text:style-name="T55_26"><text:s/></text:span><text:span text:style-name="T55_27">تابع</text:span><text:span text:style-name="T55_28"><text:s/></text:span><text:span text:style-name="T55_29">را</text:span><text:span text:style-name="T55_30"><text:s/></text:span><text:span text:style-name="T55_31">درون</text:span><text:span text:style-name="T55_32"><text:s/></text:span><text:span text:style-name="T55_33">تعریف</text:span><text:span text:style-name="T55_34"><text:s/></text:span><text:span text:style-name="T55_35">کلاس</text:span><text:span text:style-name="T55_36"><text:s/></text:span><text:span text:style-name="T55_37">ببریم</text:span><text:span text:style-name="T55_38">.<text:s/></text:span><text:span text:style-name="T55_39">به</text:span><text:span text:style-name="T55_40"><text:s/></text:span><text:span text:style-name="T55_41">تغییر</text:span><text:span text:style-name="T55_42"><text:s/></text:span><text:span text:style-name="T55_43">در</text:span><text:span text:style-name="T55_44"><text:s/></text:span><text:span text:style-name="T55_45">فرورفتگی</text:span><text:span text:style-name="T55_46"><text:s/></text:span><text:span text:style-name="T55_47">کد</text:span><text:span text:style-name="T55_48"><text:s/></text:span><text:span text:style-name="T55_49">دقت</text:span><text:span text:style-name="T55_50"><text:s/></text:span><text:span text:style-name="T55_51">کنید</text:span><text:span text:style-name="T55_52">:</text:span></text:p>
      <text:p text:style-name="P56"/>
      <text:p text:style-name="P57"><text:span text:style-name="T57_1"><text:tab/></text:span></text:p>
      <table:table table:style-name="Table3">
        <table:table-column table:style-name="Column3"/>
        <table:table-row table:style-name="Row3">
          <table:table-cell table:style-name="Cell3">
            <text:p text:style-name="P58"><text:span text:style-name="T58_1"><text:tab/><text:tab/><text:tab/><text:tab/></text:span></text:p>
            <text:p text:style-name="P59"><text:span text:style-name="T59_1"><text:tab/><text:tab/><text:tab/><text:tab/></text:span><text:span text:style-name="T59_2">class</text:span><text:span text:style-name="T59_3"><text:s/><text:tab/><text:tab/><text:tab/><text:tab/></text:span><text:span text:style-name="T59_4">Time</text:span><text:span text:style-name="T59_5">:</text:span></text:p>
            <text:p text:style-name="P60"><text:span text:style-name="T60_1"><text:tab/><text:tab/><text:tab/><text:tab/></text:span></text:p>
            <text:p text:style-name="P61"><text:span text:style-name="T61_1"><text:tab/><text:tab/><text:tab/><text:tab/><text:s/><text:tab/><text:tab/><text:tab/><text:tab/></text:span><text:span text:style-name="T61_2">def</text:span><text:span text:style-name="T61_3"><text:s/><text:tab/><text:tab/><text:tab/><text:tab/></text:span><text:span text:style-name="T61_4">print</text:span><text:span text:style-name="T61_5">_</text:span><text:span text:style-name="T61_6">time</text:span><text:span text:style-name="T61_7">(</text:span><text:span text:style-name="T61_8">time</text:span><text:span text:style-name="T61_9">):</text:span></text:p>
            <text:p text:style-name="P62"><text:span text:style-name="T62_1"><text:tab/><text:tab/><text:tab/><text:tab/></text:span></text:p>
            <text:p text:style-name="P63"><text:span text:style-name="T63_1"><text:tab/><text:tab/><text:tab/><text:tab/><text:s/><text:tab/><text:tab/><text:tab/><text:tab/><text:s/></text:span><text:span text:style-name="T63_2">print</text:span><text:span text:style-name="T63_3">('%.2</text:span><text:span text:style-name="T63_4">d</text:span><text:span text:style-name="T63_5">:%.2</text:span><text:span text:style-name="T63_6">d</text:span><text:span text:style-name="T63_7">:%.2</text:span><text:span text:style-name="T63_8">d</text:span><text:span text:style-name="T63_9">'<text:s/><text:tab/><text:tab/><text:tab/><text:tab/>%<text:s/>(</text:span><text:span text:style-name="T63_10">time</text:span><text:span text:style-name="T63_11">.</text:span><text:span text:style-name="T63_12">hour</text:span><text:span text:style-name="T63_13">,<text:s/></text:span><text:span text:style-name="T63_14">time</text:span><text:span text:style-name="T63_15">.</text:span><text:span text:style-name="T63_16">minute</text:span><text:span text:style-name="T63_17">,<text:s/></text:span><text:span text:style-name="T63_18">time</text:span><text:span text:style-name="T63_19">.</text:span><text:span text:style-name="T63_20">second</text:span><text:span text:style-name="T63_21">))</text:span></text:p>
            <text:p text:style-name="P64"><text:span text:style-name="T64_1"><text:tab/><text:tab/><text:tab/></text:span></text:p>
          </table:table-cell>
        </table:table-row>
      </table:table>
      <text:p text:style-name="P65"><text:span text:style-name="T65_1">حالا</text:span><text:span text:style-name="T65_2"><text:s/></text:span><text:span text:style-name="T65_3">دو</text:span><text:span text:style-name="T65_4"><text:s/></text:span><text:span text:style-name="T65_5">راه</text:span><text:span text:style-name="T65_6"><text:s/></text:span><text:span text:style-name="T65_7">برای</text:span><text:span text:style-name="T65_8"><text:s/></text:span><text:span text:style-name="T65_9">فراخوانی</text:span><text:span text:style-name="T65_10"><text:s/></text:span><text:span text:style-name="T65_11">متد</text:span><text:span text:style-name="T65_12"><text:s/></text:span><text:span text:style-name="T65_13">print</text:span><text:span text:style-name="T65_14">_</text:span><text:span text:style-name="T65_15">time</text:span><text:span text:style-name="T65_16"><text:s/></text:span><text:span text:style-name="T65_17">وجود</text:span><text:span text:style-name="T65_18"><text:s/></text:span><text:span text:style-name="T65_19">دارد</text:span><text:span text:style-name="T65_20">.<text:s/></text:span><text:span text:style-name="T65_21">اولین</text:span><text:span text:style-name="T65_22"><text:s/></text:span><text:span text:style-name="T65_23">راه</text:span><text:span text:style-name="T65_24">(</text:span><text:span text:style-name="T65_25">غیر</text:span><text:span text:style-name="T65_26"><text:s/></text:span><text:span text:style-name="T65_27">معمول</text:span><text:span text:style-name="T65_28">)<text:s/></text:span><text:span text:style-name="T65_29">عبارت</text:span><text:span text:style-name="T65_30"><text:s/></text:span><text:span text:style-name="T65_31">است</text:span><text:span text:style-name="T65_32"><text:s/></text:span><text:span text:style-name="T65_33">از</text:span><text:span text:style-name="T65_34">:</text:span></text:p>
      <text:p text:style-name="P66"/>
      <text:p text:style-name="P67"><text:span text:style-name="T67_1"><text:tab/></text:span></text:p>
      <table:table table:style-name="Table4">
        <table:table-column table:style-name="Column4"/>
        <table:table-row table:style-name="Row4">
          <table:table-cell table:style-name="Cell4">
            <text:p text:style-name="P68"><text:span text:style-name="T68_1"><text:tab/><text:tab/><text:tab/><text:tab/></text:span></text:p>
            <text:p text:style-name="P69"><text:span text:style-name="T69_1"><text:tab/><text:tab/><text:tab/><text:tab/>&gt;&gt;&gt;<text:s/><text:tab/><text:tab/><text:tab/><text:tab/></text:span><text:span text:style-name="T69_2">Time</text:span><text:span text:style-name="T69_3">.</text:span><text:span text:style-name="T69_4">print</text:span><text:span text:style-name="T69_5">_</text:span><text:span text:style-name="T69_6">time</text:span><text:span text:style-name="T69_7">(</text:span><text:span text:style-name="T69_8">start</text:span><text:span text:style-name="T69_9">)</text:span></text:p>
            <text:p text:style-name="P70"><text:span text:style-name="T70_1"><text:tab/><text:tab/><text:tab/><text:tab/></text:span></text:p>
            <text:p text:style-name="P71"><text:span text:style-name="T71_1"><text:tab/><text:tab/><text:tab/><text:tab/>09:45:00</text:span></text:p>
            <text:p text:style-name="P72"><text:span text:style-name="T72_1"><text:tab/><text:tab/><text:tab/></text:span></text:p>
          </table:table-cell>
        </table:table-row>
      </table:table>
      <text:p text:style-name="P73"><text:span text:style-name="T73_1">در</text:span><text:span text:style-name="T73_2"><text:s/></text:span><text:span text:style-name="T73_3">این</text:span><text:span text:style-name="T73_4"><text:s/></text:span><text:span text:style-name="T73_5">نحوه</text:span><text:span text:style-name="T73_6"><text:s/></text:span><text:span text:style-name="T73_7">استفاده</text:span><text:span text:style-name="T73_8"><text:s/></text:span><text:span text:style-name="T73_9">از</text:span><text:span text:style-name="T73_10"><text:s/></text:span><text:span text:style-name="T73_11">نقطه</text:span><text:span text:style-name="T73_12">،<text:s/></text:span><text:span text:style-name="T73_13">Time</text:span><text:span text:style-name="T73_14"><text:s/></text:span><text:span text:style-name="T73_15">اسم</text:span><text:span text:style-name="T73_16"><text:s/></text:span><text:span text:style-name="T73_17">کلاس</text:span><text:span text:style-name="T73_18"><text:s/></text:span><text:span text:style-name="T73_19">است</text:span><text:span text:style-name="T73_20"><text:s/></text:span><text:span text:style-name="T73_21">و</text:span><text:span text:style-name="T73_22"><text:s/></text:span><text:span text:style-name="T73_23">print</text:span><text:span text:style-name="T73_24">_</text:span><text:span text:style-name="T73_25">time</text:span><text:span text:style-name="T73_26"><text:s/></text:span><text:span text:style-name="T73_27">نام</text:span><text:span text:style-name="T73_28"><text:s/></text:span><text:span text:style-name="T73_29">متد</text:span><text:span text:style-name="T73_30"><text:s/></text:span><text:span text:style-name="T73_31">است</text:span><text:span text:style-name="T73_32">.<text:s/></text:span><text:span text:style-name="T73_33">start</text:span><text:span text:style-name="T73_34"><text:s/></text:span><text:span text:style-name="T73_35">به</text:span><text:span text:style-name="T73_36"><text:s/></text:span><text:span text:style-name="T73_37">عنوان</text:span><text:span text:style-name="T73_38"><text:s/></text:span><text:span text:style-name="T73_39">یک</text:span><text:span text:style-name="T73_40"><text:s/></text:span><text:span text:style-name="T73_41">پارامتر</text:span><text:span text:style-name="T73_42"><text:s/></text:span><text:span text:style-name="T73_43">داده</text:span><text:span text:style-name="T73_44"><text:s/></text:span><text:span text:style-name="T73_45">می</text:span><text:span text:style-name="T73_46">‌</text:span><text:span text:style-name="T73_47">شود</text:span><text:span text:style-name="T73_48">.</text:span></text:p>
      <text:p text:style-name="P74"><text:span text:style-name="T74_1">راه</text:span><text:span text:style-name="T74_2"><text:s/></text:span><text:span text:style-name="T74_3">دوم</text:span><text:span text:style-name="T74_4">(</text:span><text:span text:style-name="T74_5">که</text:span><text:span text:style-name="T74_6"><text:s/></text:span><text:span text:style-name="T74_7">کوتاه</text:span><text:span text:style-name="T74_8"><text:s/></text:span><text:span text:style-name="T74_9">تر</text:span><text:span text:style-name="T74_10"><text:s/></text:span><text:span text:style-name="T74_11">هم</text:span><text:span text:style-name="T74_12"><text:s/></text:span><text:span text:style-name="T74_13">هست</text:span><text:span text:style-name="T74_14">)<text:s/></text:span><text:span text:style-name="T74_15">این</text:span><text:span text:style-name="T74_16"><text:s/></text:span><text:span text:style-name="T74_17">است</text:span><text:span text:style-name="T74_18"><text:s/></text:span><text:span text:style-name="T74_19">که</text:span><text:span text:style-name="T74_20"><text:s/></text:span><text:span text:style-name="T74_21">سینتکس</text:span><text:span text:style-name="T74_22"><text:s/></text:span><text:span text:style-name="T74_23">متد</text:span><text:span text:style-name="T74_24"><text:s/></text:span><text:span text:style-name="T74_25">استفاده</text:span><text:span text:style-name="T74_26"><text:s/></text:span><text:span text:style-name="T74_27">کنیم</text:span><text:span text:style-name="T74_28">:</text:span></text:p>
      <text:p text:style-name="P75"/>
      <text:p text:style-name="P76"><text:span text:style-name="T76_1"><text:tab/></text:span></text:p>
      <table:table table:style-name="Table5">
        <table:table-column table:style-name="Column5"/>
        <table:table-row table:style-name="Row5">
          <table:table-cell table:style-name="Cell5">
            <text:p text:style-name="P77"><text:span text:style-name="T77_1"><text:tab/><text:tab/><text:tab/><text:tab/></text:span></text:p>
            <text:p text:style-name="P78"><text:span text:style-name="T78_1"><text:tab/><text:tab/><text:tab/><text:tab/>&gt;&gt;&gt;<text:s/><text:tab/><text:tab/><text:tab/><text:tab/></text:span><text:span text:style-name="T78_2">start</text:span><text:span text:style-name="T78_3">.</text:span><text:span text:style-name="T78_4">print</text:span><text:span text:style-name="T78_5">_</text:span><text:span text:style-name="T78_6">time</text:span><text:span text:style-name="T78_7">()</text:span></text:p>
            <text:p text:style-name="P79"><text:span text:style-name="T79_1"><text:tab/><text:tab/><text:tab/><text:tab/></text:span></text:p>
            <text:p text:style-name="P80"><text:span text:style-name="T80_1"><text:tab/><text:tab/><text:tab/><text:tab/>09:45:00</text:span></text:p>
            <text:p text:style-name="P81"><text:span text:style-name="T81_1"><text:tab/><text:tab/><text:tab/></text:span></text:p>
          </table:table-cell>
        </table:table-row>
      </table:table>
      <text:p text:style-name="P82"><text:span text:style-name="T82_1">در</text:span><text:span text:style-name="T82_2"><text:s/></text:span><text:span text:style-name="T82_3">این</text:span><text:span text:style-name="T82_4"><text:s/></text:span><text:span text:style-name="T82_5">نحوه</text:span><text:span text:style-name="T82_6"><text:s/></text:span><text:span text:style-name="T82_7">استفاده</text:span><text:span text:style-name="T82_8"><text:s/></text:span><text:span text:style-name="T82_9">از</text:span><text:span text:style-name="T82_10"><text:s/></text:span><text:span text:style-name="T82_11">نقطه</text:span><text:span text:style-name="T82_12">،<text:s/></text:span><text:span text:style-name="T82_13">print</text:span><text:span text:style-name="T82_14">_</text:span><text:span text:style-name="T82_15">time</text:span><text:span text:style-name="T82_16"><text:s/>(</text:span><text:span text:style-name="T82_17">دوباره</text:span><text:span text:style-name="T82_18">)<text:s/></text:span><text:span text:style-name="T82_19">اسم</text:span><text:span text:style-name="T82_20"><text:s/></text:span><text:span text:style-name="T82_21">متد</text:span><text:span text:style-name="T82_22"><text:s/></text:span><text:span text:style-name="T82_23">است</text:span><text:span text:style-name="T82_24"><text:s/></text:span><text:span text:style-name="T82_25">و</text:span><text:span text:style-name="T82_26"><text:s/></text:span><text:span text:style-name="T82_27">start</text:span><text:span text:style-name="T82_28"><text:s/></text:span><text:span text:style-name="T82_29">شی</text:span><text:span text:style-name="T82_30"><text:s/></text:span><text:span text:style-name="T82_31">ای</text:span><text:span text:style-name="T82_32"><text:s/></text:span><text:span text:style-name="T82_33">است</text:span><text:span text:style-name="T82_34"><text:s/></text:span><text:span text:style-name="T82_35">که</text:span><text:span text:style-name="T82_36"><text:s/></text:span><text:span text:style-name="T82_37">متد</text:span><text:span text:style-name="T82_38"><text:s/></text:span><text:span text:style-name="T82_39">از</text:span><text:span text:style-name="T82_40"><text:s/></text:span><text:span text:style-name="T82_41">آن</text:span><text:span text:style-name="T82_42"><text:s/></text:span><text:span text:style-name="T82_43">فرواخوانی</text:span><text:span text:style-name="T82_44"><text:s/></text:span><text:span text:style-name="T82_45">شده</text:span><text:span text:style-name="T82_46"><text:s/></text:span><text:span text:style-name="T82_47">است</text:span><text:span text:style-name="T82_48">.<text:s/></text:span><text:span text:style-name="T82_49">نام</text:span><text:span text:style-name="T82_50"><text:s/></text:span><text:span text:style-name="T82_51">دیگر</text:span><text:span text:style-name="T82_52"><text:s/></text:span><text:span text:style-name="T82_53">این</text:span><text:span text:style-name="T82_54"><text:s/></text:span><text:span text:style-name="T82_55">شی</text:span><text:span text:style-name="T82_56"><text:s/></text:span><text:span text:style-name="T82_57">موضوع</text:span><text:span text:style-name="T82_58"><text:s/></text:span><text:span text:style-name="T82_59">نیز</text:span><text:span text:style-name="T82_60"><text:s/></text:span><text:span text:style-name="T82_61">هست</text:span><text:span text:style-name="T82_62">.<text:s/></text:span><text:span text:style-name="T82_63">همانند</text:span><text:span text:style-name="T82_64"><text:s/></text:span><text:span text:style-name="T82_65">موضوع</text:span><text:span text:style-name="T82_66"><text:s/></text:span><text:span text:style-name="T82_67">یک</text:span><text:span text:style-name="T82_68"><text:s/></text:span><text:span text:style-name="T82_69">جمله</text:span><text:span text:style-name="T82_70"><text:s/></text:span><text:span text:style-name="T82_71">که</text:span><text:span text:style-name="T82_72"><text:s/></text:span><text:span text:style-name="T82_73">نشان</text:span><text:span text:style-name="T82_74">‌</text:span><text:span text:style-name="T82_75">دهنده</text:span><text:span text:style-name="T82_76"><text:s/></text:span><text:span text:style-name="T82_77">محتوای</text:span><text:span text:style-name="T82_78"><text:s/></text:span><text:span text:style-name="T82_79">جمله</text:span><text:span text:style-name="T82_80"><text:s/></text:span><text:span text:style-name="T82_81">است</text:span><text:span text:style-name="T82_82">،<text:s/></text:span><text:span text:style-name="T82_83">موضوع</text:span><text:span text:style-name="T82_84"><text:s/></text:span><text:span text:style-name="T82_85">یک</text:span><text:span text:style-name="T82_86"><text:s/></text:span><text:span text:style-name="T82_87">متد</text:span><text:span text:style-name="T82_88"><text:s/></text:span><text:span text:style-name="T82_89">نیز</text:span><text:span text:style-name="T82_90"><text:s/></text:span><text:span text:style-name="T82_91">محتوایی</text:span><text:span text:style-name="T82_92"><text:s/></text:span><text:span text:style-name="T82_93">است</text:span><text:span text:style-name="T82_94"><text:s/></text:span><text:span text:style-name="T82_95">که</text:span><text:span text:style-name="T82_96"><text:s/></text:span><text:span text:style-name="T82_97">متد</text:span><text:span text:style-name="T82_98"><text:s/></text:span><text:span text:style-name="T82_99">از</text:span><text:span text:style-name="T82_100"><text:s/></text:span><text:span text:style-name="T82_101">روی</text:span><text:span text:style-name="T82_102"><text:s/></text:span><text:span text:style-name="T82_103">آن</text:span><text:span text:style-name="T82_104"><text:s/></text:span><text:span text:style-name="T82_105">فروخوانی</text:span><text:span text:style-name="T82_106"><text:s/></text:span><text:span text:style-name="T82_107">می</text:span><text:span text:style-name="T82_108">‌</text:span><text:span text:style-name="T82_109">شود</text:span><text:span text:style-name="T82_110">.</text:span></text:p>
      <text:p text:style-name="P83"><text:span text:style-name="T83_1">درون</text:span><text:span text:style-name="T83_2"><text:s/></text:span><text:span text:style-name="T83_3">متد</text:span><text:span text:style-name="T83_4"><text:s/></text:span><text:span text:style-name="T83_5">موضوع</text:span><text:span text:style-name="T83_6"><text:s/></text:span><text:span text:style-name="T83_7">به</text:span><text:span text:style-name="T83_8"><text:s/></text:span><text:span text:style-name="T83_9">اولین</text:span><text:span text:style-name="T83_10"><text:s/></text:span><text:span text:style-name="T83_11">پارامتر</text:span><text:span text:style-name="T83_12"><text:s/></text:span><text:span text:style-name="T83_13">تخصیص</text:span><text:span text:style-name="T83_14"><text:s/></text:span><text:span text:style-name="T83_15">داده</text:span><text:span text:style-name="T83_16"><text:s/></text:span><text:span text:style-name="T83_17">می</text:span><text:span text:style-name="T83_18">‌</text:span><text:span text:style-name="T83_19">شود</text:span><text:span text:style-name="T83_20">،<text:s/></text:span><text:span text:style-name="T83_21">پس</text:span><text:span text:style-name="T83_22"><text:s/></text:span><text:span text:style-name="T83_23">در</text:span><text:span text:style-name="T83_24"><text:s/></text:span><text:span text:style-name="T83_25">این</text:span><text:span text:style-name="T83_26"><text:s/></text:span><text:span text:style-name="T83_27">حالت</text:span><text:span text:style-name="T83_28"><text:s/></text:span><text:span text:style-name="T83_29">start</text:span><text:span text:style-name="T83_30"><text:s/></text:span><text:span text:style-name="T83_31">به</text:span><text:span text:style-name="T83_32"><text:s/></text:span><text:span text:style-name="T83_33">time</text:span><text:span text:style-name="T83_34"><text:s/></text:span><text:span text:style-name="T83_35">تخصیص</text:span><text:span text:style-name="T83_36"><text:s/></text:span><text:span text:style-name="T83_37">داده</text:span><text:span text:style-name="T83_38"><text:s/></text:span><text:span text:style-name="T83_39">می</text:span><text:span text:style-name="T83_40">‌</text:span><text:span text:style-name="T83_41">شود</text:span><text:span text:style-name="T83_42">.</text:span></text:p>
      <text:p text:style-name="P84"><text:span text:style-name="T84_1">بصورت</text:span><text:span text:style-name="T84_2"><text:s/></text:span><text:span text:style-name="T84_3">قراردادی</text:span><text:span text:style-name="T84_4"><text:s/></text:span><text:span text:style-name="T84_5">اولین</text:span><text:span text:style-name="T84_6"><text:s/></text:span><text:span text:style-name="T84_7">پارامتر</text:span><text:span text:style-name="T84_8"><text:s/></text:span><text:span text:style-name="T84_9">متد</text:span><text:span text:style-name="T84_10"><text:s/></text:span><text:span text:style-name="T84_11">self</text:span><text:span text:style-name="T84_12"><text:s/></text:span><text:span text:style-name="T84_13">نامیده</text:span><text:span text:style-name="T84_14"><text:s/></text:span><text:span text:style-name="T84_15">می</text:span><text:span text:style-name="T84_16">‌</text:span><text:span text:style-name="T84_17">شود</text:span><text:span text:style-name="T84_18">.</text:span><text:span text:style-name="T84_19">پس</text:span><text:span text:style-name="T84_20"><text:s/></text:span><text:span text:style-name="T84_21">به</text:span><text:span text:style-name="T84_22"><text:s/></text:span><text:span text:style-name="T84_23">شکل</text:span><text:span text:style-name="T84_24"><text:s/></text:span><text:span text:style-name="T84_25">معمول</text:span><text:span text:style-name="T84_26"><text:s/></text:span><text:span text:style-name="T84_27">تر</text:span><text:span text:style-name="T84_28"><text:s/></text:span><text:span text:style-name="T84_29">متد</text:span><text:span text:style-name="T84_30"><text:s/></text:span><text:span text:style-name="T84_31">print</text:span><text:span text:style-name="T84_32">_</text:span><text:span text:style-name="T84_33">time</text:span><text:span text:style-name="T84_34"><text:s/></text:span><text:span text:style-name="T84_35">بصورت</text:span><text:span text:style-name="T84_36"><text:s/></text:span><text:span text:style-name="T84_37">زیر</text:span><text:span text:style-name="T84_38"><text:s/></text:span><text:span text:style-name="T84_39">است</text:span></text:p>
      <text:p text:style-name="P85"/>
      <text:p text:style-name="P86"><text:span text:style-name="T86_1"><text:tab/></text:span></text:p>
      <table:table table:style-name="Table6">
        <table:table-column table:style-name="Column6"/>
        <table:table-row table:style-name="Row6">
          <table:table-cell table:style-name="Cell6">
            <text:p text:style-name="P87"><text:span text:style-name="T87_1"><text:tab/><text:tab/><text:tab/><text:tab/></text:span></text:p>
            <text:p text:style-name="P88"><text:span text:style-name="T88_1"><text:tab/><text:tab/><text:tab/><text:tab/></text:span><text:span text:style-name="T88_2">class</text:span><text:span text:style-name="T88_3"><text:s/><text:tab/><text:tab/><text:tab/><text:tab/></text:span><text:span text:style-name="T88_4">Time</text:span><text:span text:style-name="T88_5">:</text:span></text:p>
            <text:p text:style-name="P89"><text:span text:style-name="T89_1"><text:tab/><text:tab/><text:tab/><text:tab/></text:span></text:p>
            <text:p text:style-name="P90"><text:span text:style-name="T90_1"><text:tab/><text:tab/><text:tab/><text:tab/><text:s/><text:tab/><text:tab/><text:tab/><text:tab/></text:span><text:span text:style-name="T90_2">def</text:span><text:span text:style-name="T90_3"><text:s/><text:tab/><text:tab/><text:tab/><text:tab/></text:span><text:span text:style-name="T90_4">print</text:span><text:span text:style-name="T90_5">_</text:span><text:span text:style-name="T90_6">time</text:span><text:span text:style-name="T90_7">(</text:span><text:span text:style-name="T90_8">self</text:span><text:span text:style-name="T90_9">):</text:span></text:p>
            <text:p text:style-name="P91"><text:span text:style-name="T91_1"><text:tab/><text:tab/><text:tab/><text:tab/></text:span></text:p>
            <text:p text:style-name="P92"><text:span text:style-name="T92_1"><text:tab/><text:tab/><text:tab/><text:tab/><text:s/><text:tab/><text:tab/><text:tab/><text:tab/><text:s/></text:span><text:span text:style-name="T92_2">print</text:span><text:span text:style-name="T92_3">('%.2</text:span><text:span text:style-name="T92_4">d</text:span><text:span text:style-name="T92_5">:%.2</text:span><text:span text:style-name="T92_6">d</text:span><text:span text:style-name="T92_7">:%.2</text:span><text:span text:style-name="T92_8">d</text:span><text:span text:style-name="T92_9">'<text:s/><text:tab/><text:tab/><text:tab/><text:tab/>%<text:s/>(</text:span><text:span text:style-name="T92_10">self</text:span><text:span text:style-name="T92_11">.</text:span><text:span text:style-name="T92_12">hour</text:span><text:span text:style-name="T92_13">,<text:s/></text:span><text:span text:style-name="T92_14">self</text:span><text:span text:style-name="T92_15">.</text:span><text:span text:style-name="T92_16">minute</text:span><text:span text:style-name="T92_17">,<text:s/></text:span><text:span text:style-name="T92_18">self</text:span><text:span text:style-name="T92_19">.</text:span><text:span text:style-name="T92_20">second</text:span><text:span text:style-name="T92_21">))</text:span></text:p>
            <text:p text:style-name="P93"><text:span text:style-name="T93_1"><text:tab/><text:tab/><text:tab/></text:span></text:p>
          </table:table-cell>
        </table:table-row>
      </table:table>
      <text:p text:style-name="P94"><text:span text:style-name="T94_1">دلیل</text:span><text:span text:style-name="T94_2"><text:s/></text:span><text:span text:style-name="T94_3">این</text:span><text:span text:style-name="T94_4"><text:s/></text:span><text:span text:style-name="T94_5">قرارداد</text:span><text:span text:style-name="T94_6"><text:s/></text:span><text:span text:style-name="T94_7">یک</text:span><text:span text:style-name="T94_8"><text:s/></text:span><text:span text:style-name="T94_9">استعاره</text:span><text:span text:style-name="T94_10"><text:s/></text:span><text:span text:style-name="T94_11">غیر</text:span><text:span text:style-name="T94_12"><text:s/></text:span><text:span text:style-name="T94_13">واضح</text:span><text:span text:style-name="T94_14"><text:s/></text:span><text:span text:style-name="T94_15">است</text:span><text:span text:style-name="T94_16">:</text:span></text:p>
      <text:list text:style-name="LS3" xml:id="list8">
        <text:list-item>
          <text:p text:style-name="P95"><text:span text:style-name="T95_1"><text:tab/></text:span><text:span text:style-name="T95_2">سینتکس</text:span><text:span text:style-name="T95_3"><text:s/></text:span><text:span text:style-name="T95_4">فرواخوانی</text:span><text:span text:style-name="T95_5"><text:s/></text:span><text:span text:style-name="T95_6">تابع</text:span><text:span text:style-name="T95_7">،<text:s/></text:span><text:span text:style-name="T95_8">print</text:span><text:span text:style-name="T95_9">_</text:span><text:span text:style-name="T95_10">time</text:span><text:span text:style-name="T95_11">(</text:span><text:span text:style-name="T95_12">start</text:span><text:span text:style-name="T95_13">)<text:s/></text:span><text:span text:style-name="T95_14">پیشنهاد</text:span><text:span text:style-name="T95_15"><text:s/><text:tab/></text:span><text:span text:style-name="T95_16">می</text:span><text:span text:style-name="T95_17">‌</text:span><text:span text:style-name="T95_18">دهد</text:span><text:span text:style-name="T95_19"><text:s/></text:span><text:span text:style-name="T95_20">که</text:span><text:span text:style-name="T95_21"><text:s/></text:span><text:span text:style-name="T95_22">تابع</text:span><text:span text:style-name="T95_23"><text:s/></text:span><text:span text:style-name="T95_24">یک</text:span><text:span text:style-name="T95_25"><text:s/></text:span><text:span text:style-name="T95_26">عنصر</text:span><text:span text:style-name="T95_27"><text:s/></text:span><text:span text:style-name="T95_28">عامل</text:span><text:span text:style-name="T95_29"><text:s/></text:span><text:span text:style-name="T95_30">است</text:span><text:span text:style-name="T95_31">.<text:s/></text:span><text:span text:style-name="T95_32">مانند</text:span><text:span text:style-name="T95_33"><text:s/><text:tab/></text:span><text:span text:style-name="T95_34">این</text:span><text:span text:style-name="T95_35"><text:s/></text:span><text:span text:style-name="T95_36">است</text:span><text:span text:style-name="T95_37"><text:s/></text:span><text:span text:style-name="T95_38">که</text:span><text:span text:style-name="T95_39"><text:s/></text:span><text:span text:style-name="T95_40">بگویمم</text:span><text:span text:style-name="T95_41"><text:s/>«</text:span><text:span text:style-name="T95_42">ای</text:span><text:span text:style-name="T95_43"><text:s/></text:span><text:span text:style-name="T95_44">print</text:span><text:span text:style-name="T95_45">_</text:span><text:span text:style-name="T95_46">time</text:span><text:span text:style-name="T95_47">،<text:s/></text:span><text:span text:style-name="T95_48">این</text:span><text:span text:style-name="T95_49"><text:s/></text:span><text:span text:style-name="T95_50">شی</text:span><text:span text:style-name="T95_51"><text:s/></text:span><text:span text:style-name="T95_52">مورد</text:span><text:span text:style-name="T95_53"><text:s/><text:tab/></text:span><text:span text:style-name="T95_54">نیاز</text:span><text:span text:style-name="T95_55"><text:s/></text:span><text:span text:style-name="T95_56">تو</text:span><text:span text:style-name="T95_57"><text:s/></text:span><text:span text:style-name="T95_58">برای</text:span><text:span text:style-name="T95_59"><text:s/></text:span><text:span text:style-name="T95_60">پرینت</text:span><text:span text:style-name="T95_61"><text:s/></text:span><text:span text:style-name="T95_62">کردن</text:span><text:span text:style-name="T95_63"><text:s/></text:span><text:span text:style-name="T95_64">است</text:span><text:span text:style-name="T95_65">.»</text:span></text:p>
        </text:list-item>
        <text:list-item>
          <text:p text:style-name="P96"><text:span text:style-name="T96_1"><text:tab/></text:span></text:p>
        </text:list-item>
        <text:list-item>
          <text:p text:style-name="P97"><text:span text:style-name="T97_1"><text:tab/></text:span><text:span text:style-name="T97_2">در</text:span><text:span text:style-name="T97_3"><text:s/></text:span><text:span text:style-name="T97_4">برنامه</text:span><text:span text:style-name="T97_5"><text:s/></text:span><text:span text:style-name="T97_6">نویسی</text:span><text:span text:style-name="T97_7"><text:s/></text:span><text:span text:style-name="T97_8">شی</text:span><text:span text:style-name="T97_9"><text:s/></text:span><text:span text:style-name="T97_10">گرا</text:span><text:span text:style-name="T97_11">،<text:s/></text:span><text:span text:style-name="T97_12">اشیا</text:span><text:span text:style-name="T97_13"><text:s/></text:span><text:span text:style-name="T97_14">عناصر</text:span><text:span text:style-name="T97_15"><text:s/></text:span><text:span text:style-name="T97_16">فعال</text:span><text:span text:style-name="T97_17"><text:s/><text:tab/></text:span><text:span text:style-name="T97_18">هستند</text:span><text:span text:style-name="T97_19">.<text:s/></text:span><text:span text:style-name="T97_20">در</text:span><text:span text:style-name="T97_21"><text:s/></text:span><text:span text:style-name="T97_22">یک</text:span><text:span text:style-name="T97_23"><text:s/></text:span><text:span text:style-name="T97_24">فرواخوانی</text:span><text:span text:style-name="T97_25"><text:s/></text:span><text:span text:style-name="T97_26">متد</text:span><text:span text:style-name="T97_27"><text:s/></text:span><text:span text:style-name="T97_28">نوع</text:span><text:span text:style-name="T97_29"><text:s/></text:span><text:span text:style-name="T97_30">مانند</text:span><text:span text:style-name="T97_31"><text:s/><text:tab/></text:span><text:span text:style-name="T97_32">start</text:span><text:span text:style-name="T97_33">.</text:span><text:span text:style-name="T97_34">print</text:span><text:span text:style-name="T97_35">_</text:span><text:span text:style-name="T97_36">time</text:span><text:span text:style-name="T97_37">()<text:s/></text:span><text:span text:style-name="T97_38">می</text:span><text:span text:style-name="T97_39">‌</text:span><text:span text:style-name="T97_40">گوید</text:span><text:span text:style-name="T97_41"><text:s/></text:span><text:span text:style-name="T97_42">که</text:span><text:span text:style-name="T97_43"><text:s/>«</text:span><text:span text:style-name="T97_44">ای</text:span><text:span text:style-name="T97_45"><text:s/></text:span><text:span text:style-name="T97_46">start</text:span><text:span text:style-name="T97_47">،<text:s/></text:span><text:span text:style-name="T97_48">لطفا</text:span><text:span text:style-name="T97_49"><text:s/></text:span><text:span text:style-name="T97_50">خودت</text:span><text:span text:style-name="T97_51"><text:s/><text:tab/></text:span><text:span text:style-name="T97_52">را</text:span><text:span text:style-name="T97_53"><text:s/></text:span><text:span text:style-name="T97_54">پرینت</text:span><text:span text:style-name="T97_55"><text:s/></text:span><text:span text:style-name="T97_56">کن</text:span><text:span text:style-name="T97_57">»</text:span></text:p>
        </text:list-item>
      </text:list>
      <text:p text:style-name="P98"><text:span text:style-name="T98_1">این</text:span><text:span text:style-name="T98_2"><text:s/></text:span><text:span text:style-name="T98_3">تغییر</text:span><text:span text:style-name="T98_4"><text:s/></text:span><text:span text:style-name="T98_5">نحوه</text:span><text:span text:style-name="T98_6"><text:s/></text:span><text:span text:style-name="T98_7">نگاه</text:span><text:span text:style-name="T98_8"><text:s/></text:span><text:span text:style-name="T98_9">ممکن</text:span><text:span text:style-name="T98_10"><text:s/></text:span><text:span text:style-name="T98_11">است</text:span><text:span text:style-name="T98_12"><text:s/></text:span><text:span text:style-name="T98_13">مودبانه</text:span><text:span text:style-name="T98_14"><text:s/></text:span><text:span text:style-name="T98_15">تر</text:span><text:span text:style-name="T98_16"><text:s/></text:span><text:span text:style-name="T98_17">باشد</text:span><text:span text:style-name="T98_18"><text:s/></text:span><text:span text:style-name="T98_19">اما</text:span><text:span text:style-name="T98_20"><text:s/></text:span><text:span text:style-name="T98_21">بصورت</text:span><text:span text:style-name="T98_22"><text:s/></text:span><text:span text:style-name="T98_23">واضح</text:span><text:span text:style-name="T98_24"><text:s/></text:span><text:span text:style-name="T98_25">نشان</text:span><text:span text:style-name="T98_26"><text:s/></text:span><text:span text:style-name="T98_27">نمی</text:span><text:span text:style-name="T98_28">‌</text:span><text:span text:style-name="T98_29">دهد</text:span><text:span text:style-name="T98_30"><text:s/></text:span><text:span text:style-name="T98_31">که</text:span><text:span text:style-name="T98_32"><text:s/></text:span><text:span text:style-name="T98_33">کاربردی</text:span><text:span text:style-name="T98_34"><text:s/></text:span><text:span text:style-name="T98_35">تر</text:span><text:span text:style-name="T98_36"><text:s/></text:span><text:span text:style-name="T98_37">است</text:span><text:span text:style-name="T98_38">.<text:s/></text:span><text:span text:style-name="T98_39">در</text:span><text:span text:style-name="T98_40"><text:s/></text:span><text:span text:style-name="T98_41">مثالهایی</text:span><text:span text:style-name="T98_42"><text:s/></text:span><text:span text:style-name="T98_43">که</text:span><text:span text:style-name="T98_44"><text:s/></text:span><text:span text:style-name="T98_45">تا</text:span><text:span text:style-name="T98_46"><text:s/></text:span><text:span text:style-name="T98_47">کنون</text:span><text:span text:style-name="T98_48"><text:s/></text:span><text:span text:style-name="T98_49">دیدم</text:span><text:span text:style-name="T98_50">،<text:s/></text:span><text:span text:style-name="T98_51">ممکن</text:span><text:span text:style-name="T98_52"><text:s/></text:span><text:span text:style-name="T98_53">است</text:span><text:span text:style-name="T98_54"><text:s/></text:span><text:span text:style-name="T98_55">اینگونه</text:span><text:span text:style-name="T98_56"><text:s/></text:span><text:span text:style-name="T98_57">نباشد</text:span><text:span text:style-name="T98_58">.<text:s/></text:span><text:span text:style-name="T98_59">اما</text:span><text:span text:style-name="T98_60"><text:s/></text:span><text:span text:style-name="T98_61">در</text:span><text:span text:style-name="T98_62"><text:s/></text:span><text:span text:style-name="T98_63">مواردی</text:span><text:span text:style-name="T98_64"><text:s/></text:span><text:span text:style-name="T98_65">تغییر</text:span><text:span text:style-name="T98_66"><text:s/></text:span><text:span text:style-name="T98_67">در</text:span><text:span text:style-name="T98_68"><text:s/></text:span><text:span text:style-name="T98_69">مسئولیت</text:span><text:span text:style-name="T98_70"><text:s/></text:span><text:span text:style-name="T98_71">از</text:span><text:span text:style-name="T98_72"><text:s/></text:span><text:span text:style-name="T98_73">توابع</text:span><text:span text:style-name="T98_74"><text:s/></text:span><text:span text:style-name="T98_75">به</text:span><text:span text:style-name="T98_76"><text:s/></text:span><text:span text:style-name="T98_77">اشیا</text:span><text:span text:style-name="T98_78"><text:s/></text:span><text:span text:style-name="T98_79">این</text:span><text:span text:style-name="T98_80"><text:s/></text:span><text:span text:style-name="T98_81">امکان</text:span><text:span text:style-name="T98_82"><text:s/></text:span><text:span text:style-name="T98_83">را</text:span><text:span text:style-name="T98_84"><text:s/></text:span><text:span text:style-name="T98_85">فراهم</text:span><text:span text:style-name="T98_86"><text:s/></text:span><text:span text:style-name="T98_87">می</text:span><text:span text:style-name="T98_88">‌</text:span><text:span text:style-name="T98_89">آورد</text:span><text:span text:style-name="T98_90"><text:s/></text:span><text:span text:style-name="T98_91">که</text:span><text:span text:style-name="T98_92"><text:s/></text:span><text:span text:style-name="T98_93">توابع</text:span><text:span text:style-name="T98_94"><text:s/>(</text:span><text:span text:style-name="T98_95">یا</text:span><text:span text:style-name="T98_96"><text:s/></text:span><text:span text:style-name="T98_97">متدهای</text:span><text:span text:style-name="T98_98">)<text:s/></text:span><text:span text:style-name="T98_99">تطبیق</text:span><text:span text:style-name="T98_100"><text:s/></text:span><text:span text:style-name="T98_101">پذیر</text:span><text:span text:style-name="T98_102"><text:s/></text:span><text:span text:style-name="T98_103">تری</text:span><text:span text:style-name="T98_104"><text:s/></text:span><text:span text:style-name="T98_105">داشته</text:span><text:span text:style-name="T98_106"><text:s/></text:span><text:span text:style-name="T98_107">باشیم</text:span><text:span text:style-name="T98_108">.<text:s/></text:span><text:span text:style-name="T98_109">همچنین</text:span><text:span text:style-name="T98_110"><text:s/></text:span><text:span text:style-name="T98_111">استفاده</text:span><text:span text:style-name="T98_112"><text:s/></text:span><text:span text:style-name="T98_113">مجدد</text:span><text:span text:style-name="T98_114"><text:s/></text:span><text:span text:style-name="T98_115">از</text:span><text:span text:style-name="T98_116"><text:s/></text:span><text:span text:style-name="T98_117">کد</text:span><text:span text:style-name="T98_118"><text:s/></text:span><text:span text:style-name="T98_119">و</text:span><text:span text:style-name="T98_120"><text:s/></text:span><text:span text:style-name="T98_121">نگهداری</text:span><text:span text:style-name="T98_122"><text:s/></text:span><text:span text:style-name="T98_123">آن</text:span><text:span text:style-name="T98_124"><text:s/></text:span><text:span text:style-name="T98_125">آسانتر</text:span><text:span text:style-name="T98_126"><text:s/></text:span><text:span text:style-name="T98_127">می</text:span><text:span text:style-name="T98_128">‌</text:span><text:span text:style-name="T98_129">شود</text:span><text:span text:style-name="T98_130">.</text:span></text:p>
      <text:p text:style-name="P99"><text:span text:style-name="T99_1">به</text:span><text:span text:style-name="T99_2"><text:s/></text:span><text:span text:style-name="T99_3">عنوان</text:span><text:span text:style-name="T99_4"><text:s/></text:span><text:span text:style-name="T99_5">تمرین</text:span><text:span text:style-name="T99_6"><text:s/></text:span><text:span text:style-name="T99_7">تابع</text:span><text:span text:style-name="T99_8"><text:s/></text:span><text:span text:style-name="T99_9">time</text:span><text:span text:style-name="T99_10">_</text:span><text:span text:style-name="T99_11">to</text:span><text:span text:style-name="T99_12">_</text:span><text:span text:style-name="T99_13">int</text:span><text:span text:style-name="T99_14"><text:s/>(</text:span><text:span text:style-name="T99_15">بخش</text:span><text:span text:style-name="T99_16"><text:s/>۱۶.۴)<text:s/></text:span><text:span text:style-name="T99_17">را</text:span><text:span text:style-name="T99_18"><text:s/></text:span><text:span text:style-name="T99_19">تبدیل</text:span><text:span text:style-name="T99_20"><text:s/></text:span><text:span text:style-name="T99_21">به</text:span><text:span text:style-name="T99_22"><text:s/></text:span><text:span text:style-name="T99_23">یک</text:span><text:span text:style-name="T99_24"><text:s/></text:span><text:span text:style-name="T99_25">متد</text:span><text:span text:style-name="T99_26"><text:s/></text:span><text:span text:style-name="T99_27">کنید</text:span><text:span text:style-name="T99_28">.<text:s/></text:span><text:span text:style-name="T99_29">ممکن</text:span><text:span text:style-name="T99_30"><text:s/></text:span><text:span text:style-name="T99_31">است</text:span><text:span text:style-name="T99_32"><text:s/></text:span><text:span text:style-name="T99_33">که</text:span><text:span text:style-name="T99_34"><text:s/></text:span><text:span text:style-name="T99_35">مشتاق</text:span><text:span text:style-name="T99_36"><text:s/></text:span><text:span text:style-name="T99_37">شوید</text:span><text:span text:style-name="T99_38"><text:s/></text:span><text:span text:style-name="T99_39">که</text:span><text:span text:style-name="T99_40"><text:s/></text:span><text:span text:style-name="T99_41">تابع</text:span><text:span text:style-name="T99_42"><text:s/></text:span><text:span text:style-name="T99_43">int</text:span><text:span text:style-name="T99_44">_</text:span><text:span text:style-name="T99_45">to</text:span><text:span text:style-name="T99_46">_</text:span><text:span text:style-name="T99_47">time</text:span><text:span text:style-name="T99_48"><text:s/></text:span><text:span text:style-name="T99_49">را</text:span><text:span text:style-name="T99_50"><text:s/></text:span><text:span text:style-name="T99_51">نیز</text:span><text:span text:style-name="T99_52"><text:s/></text:span><text:span text:style-name="T99_53">تبدیل</text:span><text:span text:style-name="T99_54"><text:s/></text:span><text:span text:style-name="T99_55">به</text:span><text:span text:style-name="T99_56"><text:s/></text:span><text:span text:style-name="T99_57">متد</text:span><text:span text:style-name="T99_58"><text:s/></text:span><text:span text:style-name="T99_59">کنید</text:span><text:span text:style-name="T99_60"><text:s/></text:span><text:span text:style-name="T99_61">اما</text:span><text:span text:style-name="T99_62"><text:s/></text:span><text:span text:style-name="T99_63">این</text:span><text:span text:style-name="T99_64"><text:s/></text:span><text:span text:style-name="T99_65">عمل</text:span><text:span text:style-name="T99_66"><text:s/></text:span><text:span text:style-name="T99_67">منتطق</text:span><text:span text:style-name="T99_68"><text:s/></text:span><text:span text:style-name="T99_69">نیست</text:span><text:span text:style-name="T99_70"><text:s/></text:span><text:span text:style-name="T99_71">چون</text:span><text:span text:style-name="T99_72"><text:s/></text:span><text:span text:style-name="T99_73">شی</text:span><text:span text:style-name="T99_74"><text:s/></text:span><text:span text:style-name="T99_75">برای</text:span><text:span text:style-name="T99_76"><text:s/></text:span><text:span text:style-name="T99_77">اجرای</text:span><text:span text:style-name="T99_78"><text:s/></text:span><text:span text:style-name="T99_79">این</text:span><text:span text:style-name="T99_80"><text:s/></text:span><text:span text:style-name="T99_81">متد</text:span><text:span text:style-name="T99_82"><text:s/></text:span><text:span text:style-name="T99_83">رویش</text:span><text:span text:style-name="T99_84"><text:s/></text:span><text:span text:style-name="T99_85">وجود</text:span><text:span text:style-name="T99_86"><text:s/></text:span><text:span text:style-name="T99_87">ندارد</text:span></text:p>
      <text:h text:style-name="P100" text:outline-level="10"><text:bookmark-start text:name="h.c42cioptzavo"/><text:bookmark-end text:name="h.c42cioptzavo"/><text:span text:style-name="T100_1">۱۷.۳.</text:span><text:span text:style-name="T100_2">یک</text:span><text:span text:style-name="T100_3"><text:s/></text:span><text:span text:style-name="T100_4">مثال</text:span><text:span text:style-name="T100_5"><text:s/></text:span><text:span text:style-name="T100_6">دیگر</text:span></text:h>
      <text:p text:style-name="P101"><text:span text:style-name="T101_1">این</text:span><text:span text:style-name="T101_2"><text:s/></text:span><text:span text:style-name="T101_3">یک</text:span><text:span text:style-name="T101_4"><text:s/></text:span><text:span text:style-name="T101_5">نسخه</text:span><text:span text:style-name="T101_6"><text:s/></text:span><text:span text:style-name="T101_7">دیگر</text:span><text:span text:style-name="T101_8"><text:s/></text:span><text:span text:style-name="T101_9">تابع</text:span><text:span text:style-name="T101_10"><text:s/></text:span><text:span text:style-name="T101_11">version</text:span><text:span text:style-name="T101_12">(</text:span><text:span text:style-name="T101_13">بخش</text:span><text:span text:style-name="T101_14"><text:s/>۱۶.۳)<text:s/></text:span><text:span text:style-name="T101_15">که</text:span><text:span text:style-name="T101_16"><text:s/></text:span><text:span text:style-name="T101_17">به</text:span><text:span text:style-name="T101_18"><text:s/></text:span><text:span text:style-name="T101_19">عنوان</text:span><text:span text:style-name="T101_20"><text:s/></text:span><text:span text:style-name="T101_21">یک</text:span><text:span text:style-name="T101_22"><text:s/></text:span><text:span text:style-name="T101_23">متد</text:span><text:span text:style-name="T101_24"><text:s/></text:span><text:span text:style-name="T101_25">نوشته</text:span><text:span text:style-name="T101_26"><text:s/></text:span><text:span text:style-name="T101_27">شده</text:span><text:span text:style-name="T101_28"><text:s/></text:span><text:span text:style-name="T101_29">است</text:span><text:span text:style-name="T101_30">:</text:span></text:p>
      <text:p text:style-name="P102"/>
      <text:p text:style-name="P103"><text:span text:style-name="T103_1"><text:tab/></text:span></text:p>
      <table:table table:style-name="Table7">
        <table:table-column table:style-name="Column7"/>
        <table:table-row table:style-name="Row7">
          <table:table-cell table:style-name="Cell7">
            <text:p text:style-name="P104"><text:span text:style-name="T104_1"><text:tab/><text:tab/><text:tab/><text:tab/></text:span></text:p>
            <text:p text:style-name="P105"><text:span text:style-name="T105_1"><text:tab/><text:tab/><text:tab/><text:tab/>#<text:s/><text:tab/><text:tab/><text:tab/><text:tab/></text:span><text:span text:style-name="T105_2">inside</text:span><text:span text:style-name="T105_3"><text:s/></text:span><text:span text:style-name="T105_4">class</text:span><text:span text:style-name="T105_5"><text:s/></text:span><text:span text:style-name="T105_6">Time</text:span><text:span text:style-name="T105_7">:</text:span></text:p>
            <text:p text:style-name="P106"><text:span text:style-name="T106_1"><text:tab/><text:tab/><text:tab/><text:tab/></text:span></text:p>
            <text:p text:style-name="P107"><text:span text:style-name="T107_1"><text:tab/><text:tab/><text:tab/><text:tab/></text:span></text:p>
            <text:p text:style-name="P108"><text:span text:style-name="T108_1"><text:tab/><text:tab/><text:tab/><text:tab/></text:span></text:p>
            <text:p text:style-name="P109"><text:span text:style-name="T109_1"><text:tab/><text:tab/><text:tab/><text:tab/></text:span></text:p>
            <text:p text:style-name="P110"><text:span text:style-name="T110_1"><text:tab/><text:tab/><text:tab/><text:tab/><text:s/><text:tab/><text:tab/><text:tab/><text:tab/></text:span><text:span text:style-name="T110_2">def</text:span><text:span text:style-name="T110_3"><text:s/><text:tab/><text:tab/><text:tab/><text:tab/></text:span><text:span text:style-name="T110_4">increment</text:span><text:span text:style-name="T110_5">(</text:span><text:span text:style-name="T110_6">self</text:span><text:span text:style-name="T110_7">,<text:s/></text:span><text:span text:style-name="T110_8">seconds</text:span><text:span text:style-name="T110_9">):</text:span></text:p>
            <text:p text:style-name="P111"><text:span text:style-name="T111_1"><text:tab/><text:tab/><text:tab/><text:tab/></text:span></text:p>
            <text:p text:style-name="P112"><text:span text:style-name="T112_1"><text:tab/><text:tab/><text:tab/><text:tab/><text:s/><text:tab/><text:tab/><text:tab/><text:tab/><text:s/></text:span><text:span text:style-name="T112_2">seconds</text:span><text:span text:style-name="T112_3"><text:s/><text:tab/><text:tab/><text:tab/><text:tab/>+=<text:s/></text:span><text:span text:style-name="T112_4">self</text:span><text:span text:style-name="T112_5">.</text:span><text:span text:style-name="T112_6">time</text:span><text:span text:style-name="T112_7">_</text:span><text:span text:style-name="T112_8">to</text:span><text:span text:style-name="T112_9">_</text:span><text:span text:style-name="T112_10">int</text:span><text:span text:style-name="T112_11">()</text:span></text:p>
            <text:p text:style-name="P113"><text:span text:style-name="T113_1"><text:tab/><text:tab/><text:tab/><text:tab/></text:span></text:p>
            <text:p text:style-name="P114"><text:span text:style-name="T114_1"><text:tab/><text:tab/><text:tab/><text:tab/><text:s/><text:tab/><text:tab/><text:tab/><text:tab/><text:s/></text:span><text:span text:style-name="T114_2">return</text:span><text:span text:style-name="T114_3"><text:s/><text:tab/><text:tab/><text:tab/><text:tab/></text:span><text:span text:style-name="T114_4">int</text:span><text:span text:style-name="T114_5">_</text:span><text:span text:style-name="T114_6">to</text:span><text:span text:style-name="T114_7">_</text:span><text:span text:style-name="T114_8">time</text:span><text:span text:style-name="T114_9">(</text:span><text:span text:style-name="T114_10">seconds</text:span><text:span text:style-name="T114_11">)</text:span></text:p>
            <text:p text:style-name="P115"><text:span text:style-name="T115_1"><text:tab/><text:tab/><text:tab/></text:span></text:p>
          </table:table-cell>
        </table:table-row>
      </table:table>
      <text:p text:style-name="P116"><text:span text:style-name="T116_1">در</text:span><text:span text:style-name="T116_2"><text:s/></text:span><text:span text:style-name="T116_3">این</text:span><text:span text:style-name="T116_4"><text:s/></text:span><text:span text:style-name="T116_5">نسخه</text:span><text:span text:style-name="T116_6"><text:s/></text:span><text:span text:style-name="T116_7">فرض</text:span><text:span text:style-name="T116_8"><text:s/></text:span><text:span text:style-name="T116_9">بر</text:span><text:span text:style-name="T116_10"><text:s/></text:span><text:span text:style-name="T116_11">این</text:span><text:span text:style-name="T116_12"><text:s/></text:span><text:span text:style-name="T116_13">است</text:span><text:span text:style-name="T116_14"><text:s/></text:span><text:span text:style-name="T116_15">که</text:span><text:span text:style-name="T116_16"><text:s/></text:span><text:span text:style-name="T116_17">time</text:span><text:span text:style-name="T116_18">_</text:span><text:span text:style-name="T116_19">to</text:span><text:span text:style-name="T116_20">_</text:span><text:span text:style-name="T116_21">int</text:span><text:span text:style-name="T116_22"><text:s/></text:span><text:span text:style-name="T116_23">به</text:span><text:span text:style-name="T116_24"><text:s/></text:span><text:span text:style-name="T116_25">عنوان</text:span><text:span text:style-name="T116_26"><text:s/></text:span><text:span text:style-name="T116_27">یک</text:span><text:span text:style-name="T116_28"><text:s/></text:span><text:span text:style-name="T116_29">متد</text:span><text:span text:style-name="T116_30"><text:s/></text:span><text:span text:style-name="T116_31">نوشته</text:span><text:span text:style-name="T116_32"><text:s/></text:span><text:span text:style-name="T116_33">شده</text:span><text:span text:style-name="T116_34"><text:s/></text:span><text:span text:style-name="T116_35">است</text:span><text:span text:style-name="T116_36">.<text:s/></text:span><text:span text:style-name="T116_37">همچنین</text:span><text:span text:style-name="T116_38"><text:s/></text:span><text:span text:style-name="T116_39">توجه</text:span><text:span text:style-name="T116_40"><text:s/></text:span><text:span text:style-name="T116_41">داشته</text:span><text:span text:style-name="T116_42"><text:s/></text:span><text:span text:style-name="T116_43">باشید</text:span><text:span text:style-name="T116_44"><text:s/></text:span><text:span text:style-name="T116_45">که</text:span><text:span text:style-name="T116_46"><text:s/></text:span><text:span text:style-name="T116_47">این</text:span><text:span text:style-name="T116_48"><text:s/></text:span><text:span text:style-name="T116_49">یک</text:span><text:span text:style-name="T116_50"><text:s/></text:span><text:span text:style-name="T116_51">متد</text:span><text:span text:style-name="T116_52"><text:s/></text:span><text:span text:style-name="T116_53">کامل</text:span><text:span text:style-name="T116_54"><text:s/></text:span><text:span text:style-name="T116_55">است</text:span><text:span text:style-name="T116_56"><text:s/></text:span><text:span text:style-name="T116_57">نه</text:span><text:span text:style-name="T116_58"><text:s/></text:span><text:span text:style-name="T116_59">یک</text:span><text:span text:style-name="T116_60"><text:s/></text:span><text:span text:style-name="T116_61">تغییر</text:span><text:span text:style-name="T116_62"><text:s/></text:span><text:span text:style-name="T116_63">دهنده</text:span><text:span text:style-name="T116_64">.</text:span></text:p>
      <text:p text:style-name="P117"><text:span text:style-name="T117_1">نحوه</text:span><text:span text:style-name="T117_2"><text:s/></text:span><text:span text:style-name="T117_3">فراخوانی</text:span><text:span text:style-name="T117_4"><text:s/></text:span><text:span text:style-name="T117_5">این</text:span><text:span text:style-name="T117_6"><text:s/></text:span><text:span text:style-name="T117_7">متد</text:span><text:span text:style-name="T117_8"><text:s/></text:span><text:span text:style-name="T117_9">به</text:span><text:span text:style-name="T117_10"><text:s/></text:span><text:span text:style-name="T117_11">شکل</text:span><text:span text:style-name="T117_12"><text:s/></text:span><text:span text:style-name="T117_13">زیر</text:span><text:span text:style-name="T117_14"><text:s/></text:span><text:span text:style-name="T117_15">است</text:span><text:span text:style-name="T117_16">:</text:span></text:p>
      <text:p text:style-name="P118"/>
      <text:p text:style-name="P119"><text:span text:style-name="T119_1"><text:tab/></text:span></text:p>
      <table:table table:style-name="Table8">
        <table:table-column table:style-name="Column8"/>
        <table:table-row table:style-name="Row8">
          <table:table-cell table:style-name="Cell8">
            <text:p text:style-name="P120"><text:span text:style-name="T120_1"><text:tab/><text:tab/><text:tab/><text:tab/></text:span></text:p>
            <text:p text:style-name="P121"><text:span text:style-name="T121_1"><text:tab/><text:tab/><text:tab/><text:tab/>&gt;&gt;&gt;<text:s/><text:tab/><text:tab/><text:tab/><text:tab/></text:span><text:span text:style-name="T121_2">start</text:span><text:span text:style-name="T121_3">.</text:span><text:span text:style-name="T121_4">print</text:span><text:span text:style-name="T121_5">_</text:span><text:span text:style-name="T121_6">time</text:span><text:span text:style-name="T121_7">()</text:span></text:p>
            <text:p text:style-name="P122"><text:span text:style-name="T122_1"><text:tab/><text:tab/><text:tab/><text:tab/></text:span></text:p>
            <text:p text:style-name="P123"><text:span text:style-name="T123_1"><text:tab/><text:tab/><text:tab/><text:tab/>09:45:00</text:span></text:p>
            <text:p text:style-name="P124"><text:span text:style-name="T124_1"><text:tab/><text:tab/><text:tab/><text:tab/></text:span></text:p>
            <text:p text:style-name="P125"><text:span text:style-name="T125_1"><text:tab/><text:tab/><text:tab/><text:tab/>&gt;&gt;&gt;<text:s/><text:tab/><text:tab/><text:tab/><text:tab/></text:span><text:span text:style-name="T125_2">end</text:span><text:span text:style-name="T125_3"><text:s/>=<text:s/></text:span><text:span text:style-name="T125_4">start</text:span><text:span text:style-name="T125_5">.</text:span><text:span text:style-name="T125_6">increment</text:span><text:span text:style-name="T125_7">(1337)</text:span></text:p>
            <text:p text:style-name="P126"><text:span text:style-name="T126_1"><text:tab/><text:tab/><text:tab/><text:tab/></text:span></text:p>
            <text:p text:style-name="P127"><text:span text:style-name="T127_1"><text:tab/><text:tab/><text:tab/><text:tab/>&gt;&gt;&gt;<text:s/><text:tab/><text:tab/><text:tab/><text:tab/></text:span><text:span text:style-name="T127_2">end</text:span><text:span text:style-name="T127_3">.</text:span><text:span text:style-name="T127_4">print</text:span><text:span text:style-name="T127_5">_</text:span><text:span text:style-name="T127_6">time</text:span><text:span text:style-name="T127_7">()</text:span></text:p>
            <text:p text:style-name="P128"><text:span text:style-name="T128_1"><text:tab/><text:tab/><text:tab/><text:tab/></text:span></text:p>
            <text:p text:style-name="P129"><text:span text:style-name="T129_1"><text:tab/><text:tab/><text:tab/><text:tab/>10:07:17</text:span></text:p>
            <text:p text:style-name="P130"><text:span text:style-name="T130_1"><text:tab/><text:tab/><text:tab/></text:span></text:p>
          </table:table-cell>
        </table:table-row>
      </table:table>
      <text:p text:style-name="P131"><text:span text:style-name="T131_1">شی</text:span><text:span text:style-name="T131_2"><text:s/></text:span><text:span text:style-name="T131_3">موضوع</text:span><text:span text:style-name="T131_4"><text:s/></text:span><text:span text:style-name="T131_5">به</text:span><text:span text:style-name="T131_6"><text:s/></text:span><text:span text:style-name="T131_7">عنوان</text:span><text:span text:style-name="T131_8"><text:s/></text:span><text:span text:style-name="T131_9">پارامتر</text:span><text:span text:style-name="T131_10"><text:s/></text:span><text:span text:style-name="T131_11">اول</text:span><text:span text:style-name="T131_12"><text:s/></text:span><text:span text:style-name="T131_13">که</text:span><text:span text:style-name="T131_14"><text:s/></text:span><text:span text:style-name="T131_15">همان</text:span><text:span text:style-name="T131_16"><text:s/></text:span><text:span text:style-name="T131_17">self</text:span><text:span text:style-name="T131_18"><text:s/></text:span><text:span text:style-name="T131_19">است</text:span><text:span text:style-name="T131_20"><text:s/></text:span><text:span text:style-name="T131_21">تخصیص</text:span><text:span text:style-name="T131_22"><text:s/></text:span><text:span text:style-name="T131_23">داده</text:span><text:span text:style-name="T131_24"><text:s/></text:span><text:span text:style-name="T131_25">می</text:span><text:span text:style-name="T131_26">‌</text:span><text:span text:style-name="T131_27">شود</text:span><text:span text:style-name="T131_28">.<text:s/></text:span><text:span text:style-name="T131_29">آرگومان</text:span><text:span text:style-name="T131_30"><text:s/>1337<text:s/></text:span><text:span text:style-name="T131_31">به</text:span><text:span text:style-name="T131_32"><text:s/></text:span><text:span text:style-name="T131_33">پارامتر</text:span><text:span text:style-name="T131_34"><text:s/></text:span><text:span text:style-name="T131_35">دوم</text:span><text:span text:style-name="T131_36"><text:s/></text:span><text:span text:style-name="T131_37">تخصیص</text:span><text:span text:style-name="T131_38"><text:s/></text:span><text:span text:style-name="T131_39">داده</text:span><text:span text:style-name="T131_40"><text:s/></text:span><text:span text:style-name="T131_41">می</text:span><text:span text:style-name="T131_42">‌</text:span><text:span text:style-name="T131_43">شود</text:span><text:span text:style-name="T131_44">.</text:span></text:p>
      <text:p text:style-name="P132"/>
      <text:p text:style-name="P133"><text:span text:style-name="T133_1">این</text:span><text:span text:style-name="T133_2"><text:s/></text:span><text:span text:style-name="T133_3">مکانیزم</text:span><text:span text:style-name="T133_4"><text:s/></text:span><text:span text:style-name="T133_5">گیج</text:span><text:span text:style-name="T133_6"><text:s/></text:span><text:span text:style-name="T133_7">کننده</text:span><text:span text:style-name="T133_8"><text:s/></text:span><text:span text:style-name="T133_9">است</text:span><text:span text:style-name="T133_10">،<text:s/></text:span><text:span text:style-name="T133_11">هنگامی</text:span><text:span text:style-name="T133_12"><text:s/></text:span><text:span text:style-name="T133_13">که</text:span><text:span text:style-name="T133_14"><text:s/></text:span><text:span text:style-name="T133_15">شما</text:span><text:span text:style-name="T133_16"><text:s/></text:span><text:span text:style-name="T133_17">خطایی</text:span><text:span text:style-name="T133_18"><text:s/></text:span><text:span text:style-name="T133_19">انجام</text:span><text:span text:style-name="T133_20"><text:s/></text:span><text:span text:style-name="T133_21">می</text:span><text:span text:style-name="T133_22">‌</text:span><text:span text:style-name="T133_23">دهید</text:span><text:span text:style-name="T133_24">.<text:s/></text:span><text:span text:style-name="T133_25">به</text:span><text:span text:style-name="T133_26"><text:s/></text:span><text:span text:style-name="T133_27">عنوان</text:span><text:span text:style-name="T133_28"><text:s/></text:span><text:span text:style-name="T133_29">مثال</text:span><text:span text:style-name="T133_30"><text:s/></text:span><text:span text:style-name="T133_31">اگه</text:span><text:span text:style-name="T133_32"><text:s/></text:span><text:span text:style-name="T133_33">شما</text:span><text:span text:style-name="T133_34"><text:s/></text:span><text:span text:style-name="T133_35">increment</text:span><text:span text:style-name="T133_36"><text:s/></text:span><text:span text:style-name="T133_37">را</text:span><text:span text:style-name="T133_38"><text:s/></text:span><text:span text:style-name="T133_39">با</text:span><text:span text:style-name="T133_40"><text:s/></text:span><text:span text:style-name="T133_41">دو</text:span><text:span text:style-name="T133_42"><text:s/></text:span><text:span text:style-name="T133_43">آرگومان</text:span><text:span text:style-name="T133_44"><text:s/></text:span><text:span text:style-name="T133_45">فراخوانی</text:span><text:span text:style-name="T133_46"><text:s/></text:span><text:span text:style-name="T133_47">کنید</text:span><text:span text:style-name="T133_48"><text:s/></text:span><text:span text:style-name="T133_49">شما</text:span><text:span text:style-name="T133_50"><text:s/></text:span><text:span text:style-name="T133_51">خواهید</text:span><text:span text:style-name="T133_52"><text:s/></text:span><text:span text:style-name="T133_53">داشت</text:span><text:span text:style-name="T133_54">:</text:span></text:p>
      <text:p text:style-name="P134"/>
      <text:p text:style-name="P135"><text:span text:style-name="T135_1"><text:tab/></text:span></text:p>
      <table:table table:style-name="Table9">
        <table:table-column table:style-name="Column9"/>
        <table:table-row table:style-name="Row9">
          <table:table-cell table:style-name="Cell9">
            <text:p text:style-name="P136"><text:span text:style-name="T136_1"><text:tab/><text:tab/><text:tab/><text:tab/></text:span></text:p>
            <text:p text:style-name="P137"><text:span text:style-name="T137_1"><text:tab/><text:tab/><text:tab/><text:tab/>&gt;&gt;&gt;<text:s/><text:tab/><text:tab/><text:tab/><text:tab/></text:span><text:span text:style-name="T137_2">end</text:span><text:span text:style-name="T137_3"><text:s/>=<text:s/></text:span><text:span text:style-name="T137_4">start</text:span><text:span text:style-name="T137_5">.</text:span><text:span text:style-name="T137_6">increment</text:span><text:span text:style-name="T137_7">(1337,<text:s/>460)</text:span></text:p>
            <text:p text:style-name="P138"><text:span text:style-name="T138_1"><text:tab/><text:tab/><text:tab/><text:tab/></text:span></text:p>
            <text:p text:style-name="P139"><text:span text:style-name="T139_1"><text:tab/><text:tab/><text:tab/><text:tab/></text:span><text:span text:style-name="T139_2">TypeError</text:span><text:span text:style-name="T139_3">:<text:s/><text:tab/><text:tab/><text:tab/><text:tab/></text:span><text:span text:style-name="T139_4">increment</text:span><text:span text:style-name="T139_5">()<text:s/></text:span><text:span text:style-name="T139_6">takes</text:span><text:span text:style-name="T139_7"><text:s/>2<text:s/></text:span><text:span text:style-name="T139_8">positional</text:span><text:span text:style-name="T139_9"><text:s/></text:span><text:span text:style-name="T139_10">arguments</text:span><text:span text:style-name="T139_11"><text:s/></text:span><text:span text:style-name="T139_12">but</text:span><text:span text:style-name="T139_13"><text:s/>3<text:s/></text:span><text:span text:style-name="T139_14">were</text:span><text:span text:style-name="T139_15"><text:s/></text:span><text:span text:style-name="T139_16">given</text:span></text:p>
            <text:p text:style-name="P140"><text:span text:style-name="T140_1"><text:tab/><text:tab/><text:tab/></text:span></text:p>
          </table:table-cell>
        </table:table-row>
      </table:table>
      <text:p text:style-name="P141"><text:span text:style-name="T141_1">این</text:span><text:span text:style-name="T141_2"><text:s/></text:span><text:span text:style-name="T141_3">پیغام</text:span><text:span text:style-name="T141_4"><text:s/></text:span><text:span text:style-name="T141_5">خطا</text:span><text:span text:style-name="T141_6"><text:s/></text:span><text:span text:style-name="T141_7">در</text:span><text:span text:style-name="T141_8"><text:s/></text:span><text:span text:style-name="T141_9">ابتدا</text:span><text:span text:style-name="T141_10"><text:s/></text:span><text:span text:style-name="T141_11">گیج</text:span><text:span text:style-name="T141_12"><text:s/></text:span><text:span text:style-name="T141_13">کننده</text:span><text:span text:style-name="T141_14"><text:s/></text:span><text:span text:style-name="T141_15">است</text:span><text:span text:style-name="T141_16">،<text:s/></text:span><text:span text:style-name="T141_17">بخاطر</text:span><text:span text:style-name="T141_18"><text:s/></text:span><text:span text:style-name="T141_19">اینکه</text:span><text:span text:style-name="T141_20"><text:s/></text:span><text:span text:style-name="T141_21">تنها</text:span><text:span text:style-name="T141_22"><text:s/></text:span><text:span text:style-name="T141_23">دو</text:span><text:span text:style-name="T141_24"><text:s/></text:span><text:span text:style-name="T141_25">آرگومان</text:span><text:span text:style-name="T141_26"><text:s/></text:span><text:span text:style-name="T141_27">درون</text:span><text:span text:style-name="T141_28"><text:s/></text:span><text:span text:style-name="T141_29">پرانتر</text:span><text:span text:style-name="T141_30"><text:s/></text:span><text:span text:style-name="T141_31">وجود</text:span><text:span text:style-name="T141_32"><text:s/></text:span><text:span text:style-name="T141_33">دارد</text:span><text:span text:style-name="T141_34">.<text:s/></text:span><text:span text:style-name="T141_35">اما</text:span><text:span text:style-name="T141_36"><text:s/></text:span><text:span text:style-name="T141_37">موضوع</text:span><text:span text:style-name="T141_38"><text:s/></text:span><text:span text:style-name="T141_39">نیز</text:span><text:span text:style-name="T141_40"><text:s/></text:span><text:span text:style-name="T141_41">به</text:span><text:span text:style-name="T141_42"><text:s/></text:span><text:span text:style-name="T141_43">عنوان</text:span><text:span text:style-name="T141_44"><text:s/></text:span><text:span text:style-name="T141_45">یک</text:span><text:span text:style-name="T141_46"><text:s/></text:span><text:span text:style-name="T141_47">آرگومان</text:span><text:span text:style-name="T141_48"><text:s/></text:span><text:span text:style-name="T141_49">در</text:span><text:span text:style-name="T141_50"><text:s/></text:span><text:span text:style-name="T141_51">نظر</text:span><text:span text:style-name="T141_52"><text:s/></text:span><text:span text:style-name="T141_53">گرفته</text:span><text:span text:style-name="T141_54"><text:s/></text:span><text:span text:style-name="T141_55">می</text:span><text:span text:style-name="T141_56">‌</text:span><text:span text:style-name="T141_57">شود</text:span><text:span text:style-name="T141_58">،<text:s/></text:span><text:span text:style-name="T141_59">پس</text:span><text:span text:style-name="T141_60"><text:s/></text:span><text:span text:style-name="T141_61">در</text:span><text:span text:style-name="T141_62"><text:s/></text:span><text:span text:style-name="T141_63">مجموع</text:span><text:span text:style-name="T141_64"><text:s/></text:span><text:span text:style-name="T141_65">سه</text:span><text:span text:style-name="T141_66"><text:s/></text:span><text:span text:style-name="T141_67">آرگومان</text:span><text:span text:style-name="T141_68"><text:s/></text:span><text:span text:style-name="T141_69">وجود</text:span><text:span text:style-name="T141_70"><text:s/></text:span><text:span text:style-name="T141_71">دارد</text:span><text:span text:style-name="T141_72">.</text:span></text:p>
      <text:p text:style-name="P142"><text:span text:style-name="T142_1">ضمنا</text:span><text:span text:style-name="T142_2">،<text:s/></text:span><text:span text:style-name="T142_3">یک</text:span><text:span text:style-name="T142_4"><text:s/></text:span><text:span text:style-name="T142_5">آرگومان</text:span><text:span text:style-name="T142_6"><text:s/></text:span><text:span text:style-name="T142_7">موضعی</text:span><text:span text:style-name="T142_8"><text:s/></text:span><text:span text:style-name="T142_9">آرگومانی</text:span><text:span text:style-name="T142_10"><text:s/></text:span><text:span text:style-name="T142_11">است</text:span><text:span text:style-name="T142_12"><text:s/></text:span><text:span text:style-name="T142_13">که</text:span><text:span text:style-name="T142_14"><text:s/></text:span><text:span text:style-name="T142_15">نام</text:span><text:span text:style-name="T142_16"><text:s/></text:span><text:span text:style-name="T142_17">پارامتر</text:span><text:span text:style-name="T142_18"><text:s/></text:span><text:span text:style-name="T142_19">را</text:span><text:span text:style-name="T142_20"><text:s/></text:span><text:span text:style-name="T142_21">با</text:span><text:span text:style-name="T142_22"><text:s/></text:span><text:span text:style-name="T142_23">خود</text:span><text:span text:style-name="T142_24"><text:s/></text:span><text:span text:style-name="T142_25">ندارد</text:span><text:span text:style-name="T142_26">.<text:s/></text:span><text:span text:style-name="T142_27">این</text:span><text:span text:style-name="T142_28"><text:s/></text:span><text:span text:style-name="T142_29">بدین</text:span><text:span text:style-name="T142_30"><text:s/></text:span><text:span text:style-name="T142_31">معناست</text:span><text:span text:style-name="T142_32"><text:s/></text:span><text:span text:style-name="T142_33">که</text:span><text:span text:style-name="T142_34"><text:s/></text:span><text:span text:style-name="T142_35">یک</text:span><text:span text:style-name="T142_36"><text:s/></text:span><text:span text:style-name="T142_37">آرگومان</text:span><text:span text:style-name="T142_38"><text:s/></text:span><text:span text:style-name="T142_39">با</text:span><text:span text:style-name="T142_40"><text:s/></text:span><text:span text:style-name="T142_41">کلمه</text:span><text:span text:style-name="T142_42"><text:s/></text:span><text:span text:style-name="T142_43">کلیدی</text:span><text:span text:style-name="T142_44"><text:s/></text:span><text:span text:style-name="T142_45">نیست</text:span><text:span text:style-name="T142_46">.<text:s/></text:span><text:span text:style-name="T142_47">در</text:span><text:span text:style-name="T142_48"><text:s/></text:span><text:span text:style-name="T142_49">این</text:span><text:span text:style-name="T142_50"><text:s/></text:span><text:span text:style-name="T142_51">فرواخونی</text:span><text:span text:style-name="T142_52"><text:s/></text:span><text:span text:style-name="T142_53">تابع</text:span><text:span text:style-name="T142_54">:</text:span></text:p>
      <text:p text:style-name="P143"/>
      <text:p text:style-name="P144"><text:span text:style-name="T144_1"><text:tab/></text:span></text:p>
      <table:table table:style-name="Table10">
        <table:table-column table:style-name="Column10"/>
        <table:table-row table:style-name="Row10">
          <table:table-cell table:style-name="Cell10">
            <text:p text:style-name="P145"><text:span text:style-name="T145_1"><text:tab/><text:tab/><text:tab/><text:tab/></text:span></text:p>
            <text:p text:style-name="P146"><text:span text:style-name="T146_1"><text:tab/><text:tab/><text:tab/><text:tab/></text:span><text:span text:style-name="T146_2">sketch</text:span><text:span text:style-name="T146_3">(</text:span><text:span text:style-name="T146_4">parrot</text:span><text:span text:style-name="T146_5">,<text:s/><text:tab/><text:tab/><text:tab/><text:tab/></text:span><text:span text:style-name="T146_6">cage</text:span><text:span text:style-name="T146_7">,<text:s/></text:span><text:span text:style-name="T146_8">dead</text:span><text:span text:style-name="T146_9">=</text:span><text:span text:style-name="T146_10">True</text:span><text:span text:style-name="T146_11">)</text:span></text:p>
            <text:p text:style-name="P147"><text:span text:style-name="T147_1"><text:tab/><text:tab/><text:tab/></text:span></text:p>
          </table:table-cell>
        </table:table-row>
      </table:table>
      <text:p text:style-name="P148"><text:span text:style-name="T148_1">آرگومانهای</text:span><text:span text:style-name="T148_2"><text:s/></text:span><text:span text:style-name="T148_3">parrot</text:span><text:span text:style-name="T148_4"><text:s/></text:span><text:span text:style-name="T148_5">و</text:span><text:span text:style-name="T148_6"><text:s/></text:span><text:span text:style-name="T148_7">cage</text:span><text:span text:style-name="T148_8"><text:s/></text:span><text:span text:style-name="T148_9">آرگومانهای</text:span><text:span text:style-name="T148_10"><text:s/></text:span><text:span text:style-name="T148_11">موضعی</text:span><text:span text:style-name="T148_12"><text:s/></text:span><text:span text:style-name="T148_13">و</text:span><text:span text:style-name="T148_14"><text:s/></text:span><text:span text:style-name="T148_15">deae</text:span><text:span text:style-name="T148_16"><text:s/></text:span><text:span text:style-name="T148_17">آرگومان</text:span><text:span text:style-name="T148_18"><text:s/></text:span><text:span text:style-name="T148_19">کلمه</text:span><text:span text:style-name="T148_20"><text:s/></text:span><text:span text:style-name="T148_21">کلیدی</text:span><text:span text:style-name="T148_22"><text:s/></text:span><text:span text:style-name="T148_23">است</text:span><text:span text:style-name="T148_24">.</text:span></text:p>
      <text:h text:style-name="P149" text:outline-level="10"><text:bookmark-start text:name="h.jbqef5luhdxm"/><text:bookmark-end text:name="h.jbqef5luhdxm"/><text:span text:style-name="T149_1">۱۷.۴<text:s/></text:span><text:span text:style-name="T149_2">یک</text:span><text:span text:style-name="T149_3"><text:s/></text:span><text:span text:style-name="T149_4">مثال</text:span><text:span text:style-name="T149_5"><text:s/></text:span><text:span text:style-name="T149_6">پیچیده</text:span><text:span text:style-name="T149_7"><text:s/></text:span><text:span text:style-name="T149_8">تر</text:span></text:h>
      <text:p text:style-name="P150"><text:span text:style-name="T150_1">بازنویسی</text:span><text:span text:style-name="T150_2"><text:s/></text:span><text:span text:style-name="T150_3">تابع</text:span><text:span text:style-name="T150_4"><text:s/></text:span><text:span text:style-name="T150_5">is</text:span><text:span text:style-name="T150_6">_</text:span><text:span text:style-name="T150_7">after</text:span><text:span text:style-name="T150_8">(</text:span><text:span text:style-name="T150_9">بخش</text:span><text:span text:style-name="T150_10"><text:s/>۱۶.۱)<text:s/></text:span><text:span text:style-name="T150_11">اندکی</text:span><text:span text:style-name="T150_12"><text:s/></text:span><text:span text:style-name="T150_13">پیچده</text:span><text:span text:style-name="T150_14"><text:s/></text:span><text:span text:style-name="T150_15">تر</text:span><text:span text:style-name="T150_16"><text:s/></text:span><text:span text:style-name="T150_17">است</text:span><text:span text:style-name="T150_18">،<text:s/></text:span><text:span text:style-name="T150_19">بخاطر</text:span><text:span text:style-name="T150_20"><text:s/></text:span><text:span text:style-name="T150_21">اینکه</text:span><text:span text:style-name="T150_22"><text:s/></text:span><text:span text:style-name="T150_23">این</text:span><text:span text:style-name="T150_24"><text:s/></text:span><text:span text:style-name="T150_25">تابع</text:span><text:span text:style-name="T150_26"><text:s/></text:span><text:span text:style-name="T150_27">دو</text:span><text:span text:style-name="T150_28"><text:s/></text:span><text:span text:style-name="T150_29">شی</text:span><text:span text:style-name="T150_30"><text:s/></text:span><text:span text:style-name="T150_31">از</text:span><text:span text:style-name="T150_32"><text:s/></text:span><text:span text:style-name="T150_33">نوع</text:span><text:span text:style-name="T150_34"><text:s/></text:span><text:span text:style-name="T150_35">Time</text:span><text:span text:style-name="T150_36"><text:s/></text:span><text:span text:style-name="T150_37">به</text:span><text:span text:style-name="T150_38"><text:s/></text:span><text:span text:style-name="T150_39">عنوان</text:span><text:span text:style-name="T150_40"><text:s/></text:span><text:span text:style-name="T150_41">پارامتر</text:span><text:span text:style-name="T150_42"><text:s/></text:span><text:span text:style-name="T150_43">دریافت</text:span><text:span text:style-name="T150_44"><text:s/></text:span><text:span text:style-name="T150_45">می</text:span><text:span text:style-name="T150_46">‌</text:span><text:span text:style-name="T150_47">کند</text:span><text:span text:style-name="T150_48">.<text:s/></text:span><text:span text:style-name="T150_49">در</text:span><text:span text:style-name="T150_50"><text:s/></text:span><text:span text:style-name="T150_51">این</text:span><text:span text:style-name="T150_52"><text:s/></text:span><text:span text:style-name="T150_53">حالت</text:span><text:span text:style-name="T150_54"><text:s/></text:span><text:span text:style-name="T150_55">قرارداد</text:span><text:span text:style-name="T150_56"><text:s/></text:span><text:span text:style-name="T150_57">این</text:span><text:span text:style-name="T150_58"><text:s/></text:span><text:span text:style-name="T150_59">است</text:span><text:span text:style-name="T150_60"><text:s/></text:span><text:span text:style-name="T150_61">که</text:span><text:span text:style-name="T150_62"><text:s/></text:span><text:span text:style-name="T150_63">نام</text:span><text:span text:style-name="T150_64"><text:s/></text:span><text:span text:style-name="T150_65">اولین</text:span><text:span text:style-name="T150_66"><text:s/></text:span><text:span text:style-name="T150_67">پارامتر</text:span><text:span text:style-name="T150_68"><text:s/></text:span><text:span text:style-name="T150_69">seft</text:span><text:span text:style-name="T150_70"><text:s/></text:span><text:span text:style-name="T150_71">و</text:span><text:span text:style-name="T150_72"><text:s/></text:span><text:span text:style-name="T150_73">دومین</text:span><text:span text:style-name="T150_74"><text:s/></text:span><text:span text:style-name="T150_75">پارامتر</text:span><text:span text:style-name="T150_76"><text:s/></text:span><text:span text:style-name="T150_77">other</text:span><text:span text:style-name="T150_78"><text:s/></text:span><text:span text:style-name="T150_79">است</text:span><text:span text:style-name="T150_80">:</text:span></text:p>
      <text:p text:style-name="P151"/>
      <text:p text:style-name="P152"><text:span text:style-name="T152_1"><text:tab/></text:span></text:p>
      <table:table table:style-name="Table11">
        <table:table-column table:style-name="Column11"/>
        <table:table-row table:style-name="Row11">
          <table:table-cell table:style-name="Cell11">
            <text:p text:style-name="P153"><text:span text:style-name="T153_1"><text:tab/><text:tab/><text:tab/><text:tab/></text:span></text:p>
            <text:p text:style-name="P154"><text:span text:style-name="T154_1"><text:tab/><text:tab/><text:tab/><text:tab/>#<text:s/><text:tab/><text:tab/><text:tab/><text:tab/></text:span><text:span text:style-name="T154_2">inside</text:span><text:span text:style-name="T154_3"><text:s/></text:span><text:span text:style-name="T154_4">class</text:span><text:span text:style-name="T154_5"><text:s/></text:span><text:span text:style-name="T154_6">Time</text:span><text:span text:style-name="T154_7">:</text:span></text:p>
            <text:p text:style-name="P155"><text:span text:style-name="T155_1"><text:tab/><text:tab/><text:tab/><text:tab/></text:span></text:p>
            <text:p text:style-name="P156"><text:span text:style-name="T156_1"><text:tab/><text:tab/><text:tab/><text:tab/></text:span></text:p>
            <text:p text:style-name="P157"><text:span text:style-name="T157_1"><text:tab/><text:tab/><text:tab/><text:tab/></text:span></text:p>
            <text:p text:style-name="P158"><text:span text:style-name="T158_1"><text:tab/><text:tab/><text:tab/><text:tab/></text:span></text:p>
            <text:p text:style-name="P159"><text:span text:style-name="T159_1"><text:tab/><text:tab/><text:tab/><text:tab/><text:s/><text:tab/><text:tab/><text:tab/><text:tab/></text:span><text:span text:style-name="T159_2">def</text:span><text:span text:style-name="T159_3"><text:s/><text:tab/><text:tab/><text:tab/><text:tab/></text:span><text:span text:style-name="T159_4">is</text:span><text:span text:style-name="T159_5">_</text:span><text:span text:style-name="T159_6">after</text:span><text:span text:style-name="T159_7">(</text:span><text:span text:style-name="T159_8">self</text:span><text:span text:style-name="T159_9">,<text:s/></text:span><text:span text:style-name="T159_10">other</text:span><text:span text:style-name="T159_11">):</text:span></text:p>
            <text:p text:style-name="P160"><text:span text:style-name="T160_1"><text:tab/><text:tab/><text:tab/><text:tab/></text:span></text:p>
            <text:p text:style-name="P161"><text:span text:style-name="T161_1"><text:tab/><text:tab/><text:tab/><text:tab/><text:s/><text:tab/><text:tab/><text:tab/><text:tab/><text:s/></text:span><text:span text:style-name="T161_2">return</text:span><text:span text:style-name="T161_3"><text:s/><text:tab/><text:tab/><text:tab/><text:tab/></text:span><text:span text:style-name="T161_4">self</text:span><text:span text:style-name="T161_5">.</text:span><text:span text:style-name="T161_6">time</text:span><text:span text:style-name="T161_7">_</text:span><text:span text:style-name="T161_8">to</text:span><text:span text:style-name="T161_9">_</text:span><text:span text:style-name="T161_10">int</text:span><text:span text:style-name="T161_11">()<text:s/>&gt;<text:s/></text:span><text:span text:style-name="T161_12">other</text:span><text:span text:style-name="T161_13">.</text:span><text:span text:style-name="T161_14">time</text:span><text:span text:style-name="T161_15">_</text:span><text:span text:style-name="T161_16">to</text:span><text:span text:style-name="T161_17">_</text:span><text:span text:style-name="T161_18">int</text:span><text:span text:style-name="T161_19">()</text:span></text:p>
            <text:p text:style-name="P162"><text:span text:style-name="T162_1"><text:tab/><text:tab/><text:tab/></text:span></text:p>
          </table:table-cell>
        </table:table-row>
      </table:table>
      <text:p text:style-name="P163"><text:span text:style-name="T163_1">برای</text:span><text:span text:style-name="T163_2"><text:s/></text:span><text:span text:style-name="T163_3">استفاده</text:span><text:span text:style-name="T163_4"><text:s/></text:span><text:span text:style-name="T163_5">از</text:span><text:span text:style-name="T163_6"><text:s/></text:span><text:span text:style-name="T163_7">این</text:span><text:span text:style-name="T163_8"><text:s/></text:span><text:span text:style-name="T163_9">متد</text:span><text:span text:style-name="T163_10">،<text:s/></text:span><text:span text:style-name="T163_11">شما</text:span><text:span text:style-name="T163_12"><text:s/></text:span><text:span text:style-name="T163_13">بایستی</text:span><text:span text:style-name="T163_14"><text:s/></text:span><text:span text:style-name="T163_15">آنرا</text:span><text:span text:style-name="T163_16"><text:s/></text:span><text:span text:style-name="T163_17">روی</text:span><text:span text:style-name="T163_18"><text:s/></text:span><text:span text:style-name="T163_19">یک</text:span><text:span text:style-name="T163_20"><text:s/></text:span><text:span text:style-name="T163_21">شی</text:span><text:span text:style-name="T163_22"><text:s/></text:span><text:span text:style-name="T163_23">فراخوانی</text:span><text:span text:style-name="T163_24"><text:s/></text:span><text:span text:style-name="T163_25">کرده</text:span><text:span text:style-name="T163_26"><text:s/></text:span><text:span text:style-name="T163_27">و</text:span><text:span text:style-name="T163_28"><text:s/></text:span><text:span text:style-name="T163_29">شی</text:span><text:span text:style-name="T163_30"><text:s/></text:span><text:span text:style-name="T163_31">دوم</text:span><text:span text:style-name="T163_32"><text:s/></text:span><text:span text:style-name="T163_33">را</text:span><text:span text:style-name="T163_34"><text:s/></text:span><text:span text:style-name="T163_35">به</text:span><text:span text:style-name="T163_36"><text:s/></text:span><text:span text:style-name="T163_37">عنوان</text:span><text:span text:style-name="T163_38"><text:s/></text:span><text:span text:style-name="T163_39">پارامتر</text:span><text:span text:style-name="T163_40"><text:s/></text:span><text:span text:style-name="T163_41">استفاده</text:span><text:span text:style-name="T163_42"><text:s/></text:span><text:span text:style-name="T163_43">کنید</text:span></text:p>
      <text:p text:style-name="P164"/>
      <text:p text:style-name="P165"><text:span text:style-name="T165_1"><text:tab/></text:span></text:p>
      <table:table table:style-name="Table12">
        <table:table-column table:style-name="Column12"/>
        <table:table-row table:style-name="Row12">
          <table:table-cell table:style-name="Cell12">
            <text:p text:style-name="P166"><text:span text:style-name="T166_1"><text:tab/><text:tab/><text:tab/><text:tab/></text:span></text:p>
            <text:p text:style-name="P167"><text:span text:style-name="T167_1"><text:tab/><text:tab/><text:tab/><text:tab/>&gt;&gt;&gt;<text:s/><text:tab/><text:tab/><text:tab/><text:tab/></text:span><text:span text:style-name="T167_2">end</text:span><text:span text:style-name="T167_3">.</text:span><text:span text:style-name="T167_4">is</text:span><text:span text:style-name="T167_5">_</text:span><text:span text:style-name="T167_6">after</text:span><text:span text:style-name="T167_7">(</text:span><text:span text:style-name="T167_8">start</text:span><text:span text:style-name="T167_9">)</text:span></text:p>
            <text:p text:style-name="P168"><text:span text:style-name="T168_1"><text:tab/><text:tab/><text:tab/><text:tab/></text:span></text:p>
            <text:p text:style-name="P169"><text:span text:style-name="T169_1"><text:tab/><text:tab/><text:tab/><text:tab/></text:span><text:span text:style-name="T169_2">True</text:span></text:p>
            <text:p text:style-name="P170"><text:span text:style-name="T170_1"><text:tab/><text:tab/><text:tab/></text:span></text:p>
          </table:table-cell>
        </table:table-row>
      </table:table>
      <text:p text:style-name="P171"><text:span text:style-name="T171_1">یکی</text:span><text:span text:style-name="T171_2"><text:s/></text:span><text:span text:style-name="T171_3">از</text:span><text:span text:style-name="T171_4"><text:s/></text:span><text:span text:style-name="T171_5">حسن</text:span><text:span text:style-name="T171_6">‌</text:span><text:span text:style-name="T171_7">های</text:span><text:span text:style-name="T171_8"><text:s/></text:span><text:span text:style-name="T171_9">این</text:span><text:span text:style-name="T171_10"><text:s/></text:span><text:span text:style-name="T171_11">سنتکس</text:span><text:span text:style-name="T171_12"><text:s/></text:span><text:span text:style-name="T171_13">این</text:span><text:span text:style-name="T171_14"><text:s/></text:span><text:span text:style-name="T171_15">است</text:span><text:span text:style-name="T171_16"><text:s/></text:span><text:span text:style-name="T171_17">که</text:span><text:span text:style-name="T171_18"><text:s/></text:span><text:span text:style-name="T171_19">تقریبا</text:span><text:span text:style-name="T171_20"><text:s/></text:span><text:span text:style-name="T171_21">مثل</text:span><text:span text:style-name="T171_22"><text:s/></text:span><text:span text:style-name="T171_23">انگلیسی</text:span><text:span text:style-name="T171_24"><text:s/></text:span><text:span text:style-name="T171_25">خوانده</text:span><text:span text:style-name="T171_26"><text:s/></text:span><text:span text:style-name="T171_27">می</text:span><text:span text:style-name="T171_28">‌</text:span><text:span text:style-name="T171_29">شود</text:span><text:span text:style-name="T171_30"><text:s/>«</text:span><text:span text:style-name="T171_31">end</text:span><text:span text:style-name="T171_32"><text:s/></text:span><text:span text:style-name="T171_33">is</text:span><text:span text:style-name="T171_34"><text:s/></text:span><text:span text:style-name="T171_35">after</text:span><text:span text:style-name="T171_36"><text:s/></text:span><text:span text:style-name="T171_37">start</text:span><text:span text:style-name="T171_38">»</text:span></text:p>
      <text:p text:style-name="P172"/>
      <text:h text:style-name="P173" text:outline-level="10"><text:bookmark-start text:name="h.21mzns86ykx8"/><text:bookmark-end text:name="h.21mzns86ykx8"/><text:span text:style-name="T173_1">۱۷.۵<text:s/></text:span><text:span text:style-name="T173_2">متد</text:span><text:span text:style-name="T173_3"><text:s/></text:span><text:span text:style-name="T173_4">init</text:span></text:h>
      <text:p text:style-name="P174"><text:span text:style-name="T174_1">متد</text:span><text:span text:style-name="T174_2"><text:s/></text:span><text:span text:style-name="T174_3">init</text:span><text:span text:style-name="T174_4"><text:s/>(</text:span><text:span text:style-name="T174_5">که</text:span><text:span text:style-name="T174_6"><text:s/></text:span><text:span text:style-name="T174_7">مخفف</text:span><text:span text:style-name="T174_8"><text:s/></text:span><text:span text:style-name="T174_9">initialization</text:span><text:span text:style-name="T174_10">)</text:span><text:span text:style-name="T174_11">است</text:span><text:span text:style-name="T174_12">،<text:s/></text:span><text:span text:style-name="T174_13">یک</text:span><text:span text:style-name="T174_14"><text:s/></text:span><text:span text:style-name="T174_15">متد</text:span><text:span text:style-name="T174_16"><text:s/></text:span><text:span text:style-name="T174_17">ویژه</text:span><text:span text:style-name="T174_18"><text:s/></text:span><text:span text:style-name="T174_19">است</text:span><text:span text:style-name="T174_20"><text:s/></text:span><text:span text:style-name="T174_21">که</text:span><text:span text:style-name="T174_22"><text:s/></text:span><text:span text:style-name="T174_23">وقتی</text:span><text:span text:style-name="T174_24"><text:s/></text:span><text:span text:style-name="T174_25">یک</text:span><text:span text:style-name="T174_26"><text:s/></text:span><text:span text:style-name="T174_27">شی</text:span><text:span text:style-name="T174_28"><text:s/></text:span><text:span text:style-name="T174_29">ساخته</text:span><text:span text:style-name="T174_30"><text:s/></text:span><text:span text:style-name="T174_31">می</text:span><text:span text:style-name="T174_32">‌</text:span><text:span text:style-name="T174_33">شود</text:span><text:span text:style-name="T174_34"><text:s/></text:span><text:span text:style-name="T174_35">فراخوانی</text:span><text:span text:style-name="T174_36"><text:s/></text:span><text:span text:style-name="T174_37">می</text:span><text:span text:style-name="T174_38">‌</text:span><text:span text:style-name="T174_39">شود</text:span><text:span text:style-name="T174_40">.<text:s/></text:span><text:span text:style-name="T174_41">نام</text:span><text:span text:style-name="T174_42"><text:s/></text:span><text:span text:style-name="T174_43">کامل</text:span><text:span text:style-name="T174_44"><text:s/></text:span><text:span text:style-name="T174_45">این</text:span><text:span text:style-name="T174_46"><text:s/></text:span><text:span text:style-name="T174_47">متد</text:span><text:span text:style-name="T174_48"><text:s/>__</text:span><text:span text:style-name="T174_49">init</text:span><text:span text:style-name="T174_50">__<text:s/>(</text:span><text:span text:style-name="T174_51">دو</text:span><text:span text:style-name="T174_52"><text:s/></text:span><text:span text:style-name="T174_53">underscore</text:span><text:span text:style-name="T174_54"><text:s/></text:span><text:span text:style-name="T174_55">بعد</text:span><text:span text:style-name="T174_56"><text:s/></text:span><text:span text:style-name="T174_57">init</text:span><text:span text:style-name="T174_58"><text:s/></text:span><text:span text:style-name="T174_59">و</text:span><text:span text:style-name="T174_60"><text:s/></text:span><text:span text:style-name="T174_61">بعد</text:span><text:span text:style-name="T174_62"><text:s/></text:span><text:span text:style-name="T174_63">دو</text:span><text:span text:style-name="T174_64"><text:s/></text:span><text:span text:style-name="T174_65">underscore</text:span><text:span text:style-name="T174_66"><text:s/></text:span><text:span text:style-name="T174_67">دیگر</text:span><text:span text:style-name="T174_68">)</text:span><text:span text:style-name="T174_69">است</text:span><text:span text:style-name="T174_70">.<text:s/></text:span><text:span text:style-name="T174_71">متد</text:span><text:span text:style-name="T174_72"><text:s/></text:span><text:span text:style-name="T174_73">init</text:span><text:span text:style-name="T174_74"><text:s/></text:span><text:span text:style-name="T174_75">برای</text:span><text:span text:style-name="T174_76"><text:s/></text:span><text:span text:style-name="T174_77">کلاس</text:span><text:span text:style-name="T174_78"><text:s/></text:span><text:span text:style-name="T174_79">Time</text:span><text:span text:style-name="T174_80">ممکن</text:span><text:span text:style-name="T174_81"><text:s/></text:span><text:span text:style-name="T174_82">است</text:span><text:span text:style-name="T174_83"><text:s/></text:span><text:span text:style-name="T174_84">چیزی</text:span><text:span text:style-name="T174_85"><text:s/></text:span><text:span text:style-name="T174_86">شبیه</text:span><text:span text:style-name="T174_87"><text:s/></text:span><text:span text:style-name="T174_88">به</text:span><text:span text:style-name="T174_89"><text:s/></text:span><text:span text:style-name="T174_90">این</text:span><text:span text:style-name="T174_91"><text:s/></text:span><text:span text:style-name="T174_92">باشد</text:span><text:span text:style-name="T174_93">.</text:span></text:p>
      <text:p text:style-name="P175"/>
      <text:p text:style-name="P176"><text:span text:style-name="T176_1"><text:tab/></text:span></text:p>
      <table:table table:style-name="Table13">
        <table:table-column table:style-name="Column13"/>
        <table:table-row table:style-name="Row13">
          <table:table-cell table:style-name="Cell13">
            <text:p text:style-name="P177"><text:span text:style-name="T177_1"><text:tab/><text:tab/><text:tab/><text:tab/></text:span></text:p>
            <text:p text:style-name="P178"><text:span text:style-name="T178_1"><text:tab/><text:tab/><text:tab/><text:tab/>#<text:s/><text:tab/><text:tab/><text:tab/><text:tab/></text:span><text:span text:style-name="T178_2">inside</text:span><text:span text:style-name="T178_3"><text:s/></text:span><text:span text:style-name="T178_4">class</text:span><text:span text:style-name="T178_5"><text:s/></text:span><text:span text:style-name="T178_6">Time</text:span><text:span text:style-name="T178_7">:</text:span></text:p>
            <text:p text:style-name="P179"><text:span text:style-name="T179_1"><text:tab/><text:tab/><text:tab/><text:tab/></text:span></text:p>
            <text:p text:style-name="P180"><text:span text:style-name="T180_1"><text:tab/><text:tab/><text:tab/><text:tab/></text:span></text:p>
            <text:p text:style-name="P181"><text:span text:style-name="T181_1"><text:tab/><text:tab/><text:tab/><text:tab/></text:span></text:p>
            <text:p text:style-name="P182"><text:span text:style-name="T182_1"><text:tab/><text:tab/><text:tab/><text:tab/></text:span></text:p>
            <text:p text:style-name="P183"><text:span text:style-name="T183_1"><text:tab/><text:tab/><text:tab/><text:tab/><text:s/><text:tab/><text:tab/><text:tab/><text:tab/></text:span><text:span text:style-name="T183_2">def</text:span><text:span text:style-name="T183_3"><text:s/><text:tab/><text:tab/><text:tab/><text:tab/>__</text:span><text:span text:style-name="T183_4">init</text:span><text:span text:style-name="T183_5">__(</text:span><text:span text:style-name="T183_6">self</text:span><text:span text:style-name="T183_7">,<text:s/></text:span><text:span text:style-name="T183_8">hour</text:span><text:span text:style-name="T183_9">=0,<text:s/></text:span><text:span text:style-name="T183_10">minute</text:span><text:span text:style-name="T183_11">=0,<text:s/></text:span><text:span text:style-name="T183_12">second</text:span><text:span text:style-name="T183_13">=0):</text:span></text:p>
            <text:p text:style-name="P184"><text:span text:style-name="T184_1"><text:tab/><text:tab/><text:tab/><text:tab/></text:span></text:p>
            <text:p text:style-name="P185"><text:span text:style-name="T185_1"><text:tab/><text:tab/><text:tab/><text:tab/><text:s/><text:tab/><text:tab/><text:tab/><text:tab/><text:s/></text:span><text:span text:style-name="T185_2">self</text:span><text:span text:style-name="T185_3">.</text:span><text:span text:style-name="T185_4">hour</text:span><text:span text:style-name="T185_5"><text:s/><text:tab/><text:tab/><text:tab/><text:tab/>=<text:s/></text:span><text:span text:style-name="T185_6">hour</text:span></text:p>
            <text:p text:style-name="P186"><text:span text:style-name="T186_1"><text:tab/><text:tab/><text:tab/><text:tab/></text:span></text:p>
            <text:p text:style-name="P187"><text:span text:style-name="T187_1"><text:tab/><text:tab/><text:tab/><text:tab/><text:s/><text:tab/><text:tab/><text:tab/><text:tab/><text:s/></text:span><text:span text:style-name="T187_2">self</text:span><text:span text:style-name="T187_3">.</text:span><text:span text:style-name="T187_4">minute</text:span><text:span text:style-name="T187_5"><text:s/><text:tab/><text:tab/><text:tab/><text:tab/>=<text:s/></text:span><text:span text:style-name="T187_6">minute</text:span></text:p>
            <text:p text:style-name="P188"><text:span text:style-name="T188_1"><text:tab/><text:tab/><text:tab/><text:tab/></text:span></text:p>
            <text:p text:style-name="P189"><text:span text:style-name="T189_1"><text:tab/><text:tab/><text:tab/><text:tab/><text:s/><text:tab/><text:tab/><text:tab/><text:tab/><text:s/></text:span><text:span text:style-name="T189_2">self</text:span><text:span text:style-name="T189_3">.</text:span><text:span text:style-name="T189_4">second</text:span><text:span text:style-name="T189_5"><text:s/><text:tab/><text:tab/><text:tab/><text:tab/>=<text:s/></text:span><text:span text:style-name="T189_6">second</text:span></text:p>
            <text:p text:style-name="P190"><text:span text:style-name="T190_1"><text:tab/><text:tab/><text:tab/></text:span></text:p>
          </table:table-cell>
        </table:table-row>
      </table:table>
      <text:p text:style-name="P191"><text:span text:style-name="T191_1">بطور</text:span><text:span text:style-name="T191_2"><text:s/></text:span><text:span text:style-name="T191_3">معمول</text:span><text:span text:style-name="T191_4"><text:s/></text:span><text:span text:style-name="T191_5">پارامترهای</text:span><text:span text:style-name="T191_6"><text:s/></text:span><text:span text:style-name="T191_7">متد</text:span><text:span text:style-name="T191_8"><text:s/>__</text:span><text:span text:style-name="T191_9">init</text:span><text:span text:style-name="T191_10">__<text:s/></text:span><text:span text:style-name="T191_11">نامی</text:span><text:span text:style-name="T191_12"><text:s/></text:span><text:span text:style-name="T191_13">شبیه</text:span><text:span text:style-name="T191_14"><text:s/></text:span><text:span text:style-name="T191_15">ویژگی</text:span><text:span text:style-name="T191_16">‌</text:span><text:span text:style-name="T191_17">ها</text:span><text:span text:style-name="T191_18"><text:s/></text:span><text:span text:style-name="T191_19">کلاس</text:span><text:span text:style-name="T191_20"><text:s/></text:span><text:span text:style-name="T191_21">دارند</text:span><text:span text:style-name="T191_22">.<text:s/></text:span><text:span text:style-name="T191_23">عبارت</text:span><text:span text:style-name="T191_24"><text:s/></text:span><text:span text:style-name="T191_25">زیر</text:span><text:span text:style-name="T191_26"><text:s/>:</text:span></text:p>
      <text:p text:style-name="P192"/>
      <text:p text:style-name="P193"><text:span text:style-name="T193_1"><text:tab/></text:span></text:p>
      <table:table table:style-name="Table14">
        <table:table-column table:style-name="Column14"/>
        <table:table-row table:style-name="Row14">
          <table:table-cell table:style-name="Cell14">
            <text:p text:style-name="P194"><text:span text:style-name="T194_1"><text:tab/><text:tab/><text:tab/><text:tab/></text:span></text:p>
            <text:p text:style-name="P195"><text:span text:style-name="T195_1"><text:tab/><text:tab/><text:tab/><text:tab/><text:s/><text:tab/><text:tab/><text:tab/><text:tab/><text:s/></text:span><text:span text:style-name="T195_2">self</text:span><text:span text:style-name="T195_3">.</text:span><text:span text:style-name="T195_4">hour</text:span><text:span text:style-name="T195_5"><text:s/><text:tab/><text:tab/><text:tab/><text:tab/>=<text:s/></text:span><text:span text:style-name="T195_6">hour</text:span></text:p>
            <text:p text:style-name="P196"><text:span text:style-name="T196_1"><text:tab/><text:tab/><text:tab/></text:span></text:p>
          </table:table-cell>
        </table:table-row>
      </table:table>
      <text:p text:style-name="P197"><text:span text:style-name="T197_1">پارامتر</text:span><text:span text:style-name="T197_2"><text:s/></text:span><text:span text:style-name="T197_3">hour</text:span><text:span text:style-name="T197_4"><text:s/></text:span><text:span text:style-name="T197_5">را</text:span><text:span text:style-name="T197_6"><text:s/></text:span><text:span text:style-name="T197_7">به</text:span><text:span text:style-name="T197_8"><text:s/></text:span><text:span text:style-name="T197_9">عنوان</text:span><text:span text:style-name="T197_10"><text:s/></text:span><text:span text:style-name="T197_11">مقدار</text:span><text:span text:style-name="T197_12"><text:s/></text:span><text:span text:style-name="T197_13">یکی</text:span><text:span text:style-name="T197_14"><text:s/></text:span><text:span text:style-name="T197_15">از</text:span><text:span text:style-name="T197_16"><text:s/></text:span><text:span text:style-name="T197_17">ویژگی</text:span><text:span text:style-name="T197_18">‌</text:span><text:span text:style-name="T197_19">ها</text:span><text:span text:style-name="T197_20"><text:s/></text:span><text:span text:style-name="T197_21">self</text:span><text:span text:style-name="T197_22"><text:s/></text:span><text:span text:style-name="T197_23">ذخیره</text:span><text:span text:style-name="T197_24"><text:s/></text:span><text:span text:style-name="T197_25">می</text:span><text:span text:style-name="T197_26">‌</text:span><text:span text:style-name="T197_27">کند</text:span><text:span text:style-name="T197_28">.</text:span></text:p>
      <text:p text:style-name="P198"><text:span text:style-name="T198_1">پارامترها</text:span><text:span text:style-name="T198_2"><text:s/></text:span><text:span text:style-name="T198_3">اختیاری</text:span><text:span text:style-name="T198_4"><text:s/></text:span><text:span text:style-name="T198_5">هستند</text:span><text:span text:style-name="T198_6"><text:s/></text:span><text:span text:style-name="T198_7">یعنی</text:span><text:span text:style-name="T198_8"><text:s/></text:span><text:span text:style-name="T198_9">اگر</text:span><text:span text:style-name="T198_10"><text:s/></text:span><text:span text:style-name="T198_11">شما</text:span><text:span text:style-name="T198_12"><text:s/></text:span><text:span text:style-name="T198_13">Time</text:span><text:span text:style-name="T198_14"><text:s/></text:span><text:span text:style-name="T198_15">را</text:span><text:span text:style-name="T198_16"><text:s/></text:span><text:span text:style-name="T198_17">بدون</text:span><text:span text:style-name="T198_18"><text:s/></text:span><text:span text:style-name="T198_19">آرگومان</text:span><text:span text:style-name="T198_20"><text:s/></text:span><text:span text:style-name="T198_21">فراخوانی</text:span><text:span text:style-name="T198_22"><text:s/></text:span><text:span text:style-name="T198_23">کنید</text:span><text:span text:style-name="T198_24"><text:s/></text:span><text:span text:style-name="T198_25">مقادیر</text:span><text:span text:style-name="T198_26"><text:s/></text:span><text:span text:style-name="T198_27">اولیه</text:span><text:span text:style-name="T198_28"><text:s/></text:span><text:span text:style-name="T198_29">را</text:span><text:span text:style-name="T198_30"><text:s/></text:span><text:span text:style-name="T198_31">دریافت</text:span><text:span text:style-name="T198_32"><text:s/></text:span><text:span text:style-name="T198_33">می</text:span><text:span text:style-name="T198_34">‌</text:span><text:span text:style-name="T198_35">کنید</text:span><text:span text:style-name="T198_36">.</text:span></text:p>
      <text:p text:style-name="P199"/>
      <text:p text:style-name="P200"><text:span text:style-name="T200_1"><text:tab/></text:span></text:p>
      <table:table table:style-name="Table15">
        <table:table-column table:style-name="Column15"/>
        <table:table-row table:style-name="Row15">
          <table:table-cell table:style-name="Cell15">
            <text:p text:style-name="P201"><text:span text:style-name="T201_1"><text:tab/><text:tab/><text:tab/><text:tab/></text:span></text:p>
            <text:p text:style-name="P202"><text:span text:style-name="T202_1"><text:tab/><text:tab/><text:tab/><text:tab/>&gt;&gt;&gt;<text:s/><text:tab/><text:tab/><text:tab/><text:tab/></text:span><text:span text:style-name="T202_2">time</text:span><text:span text:style-name="T202_3"><text:s/>=<text:s/></text:span><text:span text:style-name="T202_4">Time</text:span><text:span text:style-name="T202_5">()</text:span></text:p>
            <text:p text:style-name="P203"><text:span text:style-name="T203_1"><text:tab/><text:tab/><text:tab/><text:tab/></text:span></text:p>
            <text:p text:style-name="P204"><text:span text:style-name="T204_1"><text:tab/><text:tab/><text:tab/><text:tab/>&gt;&gt;&gt;<text:s/><text:tab/><text:tab/><text:tab/><text:tab/></text:span><text:span text:style-name="T204_2">time</text:span><text:span text:style-name="T204_3">.</text:span><text:span text:style-name="T204_4">print</text:span><text:span text:style-name="T204_5">_</text:span><text:span text:style-name="T204_6">time</text:span><text:span text:style-name="T204_7">()</text:span></text:p>
            <text:p text:style-name="P205"><text:span text:style-name="T205_1"><text:tab/><text:tab/><text:tab/><text:tab/></text:span></text:p>
            <text:p text:style-name="P206"><text:span text:style-name="T206_1"><text:tab/><text:tab/><text:tab/><text:tab/>00:00:00</text:span></text:p>
            <text:p text:style-name="P207"><text:span text:style-name="T207_1"><text:tab/><text:tab/><text:tab/></text:span></text:p>
          </table:table-cell>
        </table:table-row>
      </table:table>
      <text:p text:style-name="P208"><text:span text:style-name="T208_1">اگر</text:span><text:span text:style-name="T208_2"><text:s/></text:span><text:span text:style-name="T208_3">یک</text:span><text:span text:style-name="T208_4"><text:s/></text:span><text:span text:style-name="T208_5">پارامتر</text:span><text:span text:style-name="T208_6"><text:s/></text:span><text:span text:style-name="T208_7">بدهید</text:span><text:span text:style-name="T208_8">،<text:s/></text:span><text:span text:style-name="T208_9">ساعت</text:span><text:span text:style-name="T208_10"><text:s/></text:span><text:span text:style-name="T208_11">را</text:span><text:span text:style-name="T208_12"><text:s/></text:span><text:span text:style-name="T208_13">مقدار</text:span><text:span text:style-name="T208_14"><text:s/></text:span><text:span text:style-name="T208_15">خواهید</text:span><text:span text:style-name="T208_16"><text:s/></text:span><text:span text:style-name="T208_17">داد</text:span><text:span text:style-name="T208_18">:</text:span></text:p>
      <text:p text:style-name="P209"/>
      <text:p text:style-name="P210"><text:span text:style-name="T210_1"><text:tab/></text:span></text:p>
      <table:table table:style-name="Table16">
        <table:table-column table:style-name="Column16"/>
        <table:table-row table:style-name="Row16">
          <table:table-cell table:style-name="Cell16">
            <text:p text:style-name="P211"/>
            <text:p text:style-name="P212"/>
            <text:p text:style-name="P213"/>
            <text:p text:style-name="P214"><text:span text:style-name="T214_1"><text:tab/><text:tab/><text:tab/><text:tab/></text:span></text:p>
            <text:p text:style-name="P215"><text:span text:style-name="T215_1"><text:tab/><text:tab/><text:tab/><text:tab/>&gt;&gt;&gt;<text:s/><text:tab/><text:tab/><text:tab/><text:tab/></text:span><text:span text:style-name="T215_2">time</text:span><text:span text:style-name="T215_3"><text:s/>=<text:s/></text:span><text:span text:style-name="T215_4">Time</text:span><text:span text:style-name="T215_5">(9)</text:span></text:p>
            <text:p text:style-name="P216"><text:span text:style-name="T216_1"><text:tab/><text:tab/><text:tab/><text:tab/></text:span></text:p>
            <text:p text:style-name="P217"><text:span text:style-name="T217_1"><text:tab/><text:tab/><text:tab/><text:tab/>&gt;&gt;&gt;<text:s/><text:tab/><text:tab/><text:tab/><text:tab/></text:span><text:span text:style-name="T217_2">time</text:span><text:span text:style-name="T217_3">.</text:span><text:span text:style-name="T217_4">print</text:span><text:span text:style-name="T217_5">_</text:span><text:span text:style-name="T217_6">time</text:span><text:span text:style-name="T217_7">()</text:span></text:p>
            <text:p text:style-name="P218"><text:span text:style-name="T218_1"><text:tab/><text:tab/><text:tab/><text:tab/></text:span></text:p>
            <text:p text:style-name="P219"><text:span text:style-name="T219_1"><text:tab/><text:tab/><text:tab/><text:tab/>09:00:00</text:span></text:p>
            <text:p text:style-name="P220"><text:span text:style-name="T220_1"><text:tab/><text:tab/><text:tab/></text:span></text:p>
          </table:table-cell>
        </table:table-row>
      </table:table>
      <text:p text:style-name="P221"><text:span text:style-name="T221_1">اگر</text:span><text:span text:style-name="T221_2"><text:s/></text:span><text:span text:style-name="T221_3">دو</text:span><text:span text:style-name="T221_4"><text:s/></text:span><text:span text:style-name="T221_5">پارامتر</text:span><text:span text:style-name="T221_6"><text:s/></text:span><text:span text:style-name="T221_7">را</text:span><text:span text:style-name="T221_8"><text:s/></text:span><text:span text:style-name="T221_9">مقدار</text:span><text:span text:style-name="T221_10"><text:s/></text:span><text:span text:style-name="T221_11">دهید</text:span><text:span text:style-name="T221_12">،<text:s/></text:span><text:span text:style-name="T221_13">ساعت</text:span><text:span text:style-name="T221_14"><text:s/></text:span><text:span text:style-name="T221_15">و</text:span><text:span text:style-name="T221_16"><text:s/></text:span><text:span text:style-name="T221_17">دقیقه</text:span><text:span text:style-name="T221_18"><text:s/></text:span><text:span text:style-name="T221_19">را</text:span><text:span text:style-name="T221_20"><text:s/></text:span><text:span text:style-name="T221_21">مقدار</text:span><text:span text:style-name="T221_22"><text:s/></text:span><text:span text:style-name="T221_23">داده</text:span><text:span text:style-name="T221_24"><text:s/></text:span><text:span text:style-name="T221_25">اید</text:span><text:span text:style-name="T221_26">:</text:span></text:p>
      <text:p text:style-name="P222"/>
      <text:p text:style-name="P223"><text:span text:style-name="T223_1"><text:tab/></text:span></text:p>
      <table:table table:style-name="Table17">
        <table:table-column table:style-name="Column17"/>
        <table:table-row table:style-name="Row17">
          <table:table-cell table:style-name="Cell17">
            <text:p text:style-name="P224"><text:span text:style-name="T224_1"><text:tab/><text:tab/><text:tab/><text:tab/></text:span></text:p>
            <text:p text:style-name="P225"><text:span text:style-name="T225_1"><text:tab/><text:tab/><text:tab/><text:tab/>&gt;&gt;&gt;<text:s/><text:tab/><text:tab/><text:tab/><text:tab/></text:span><text:span text:style-name="T225_2">time</text:span><text:span text:style-name="T225_3"><text:s/>=<text:s/></text:span><text:span text:style-name="T225_4">Time</text:span><text:span text:style-name="T225_5">(9,<text:s/>45)</text:span></text:p>
            <text:p text:style-name="P226"><text:span text:style-name="T226_1"><text:tab/><text:tab/><text:tab/><text:tab/></text:span></text:p>
            <text:p text:style-name="P227"><text:span text:style-name="T227_1"><text:tab/><text:tab/><text:tab/><text:tab/>&gt;&gt;&gt;<text:s/><text:tab/><text:tab/><text:tab/><text:tab/></text:span><text:span text:style-name="T227_2">time</text:span><text:span text:style-name="T227_3">.</text:span><text:span text:style-name="T227_4">print</text:span><text:span text:style-name="T227_5">_</text:span><text:span text:style-name="T227_6">time</text:span><text:span text:style-name="T227_7">()</text:span></text:p>
            <text:p text:style-name="P228"><text:span text:style-name="T228_1"><text:tab/><text:tab/><text:tab/><text:tab/></text:span></text:p>
            <text:p text:style-name="P229"><text:span text:style-name="T229_1"><text:tab/><text:tab/><text:tab/><text:tab/>09:45:00</text:span></text:p>
            <text:p text:style-name="P230"><text:span text:style-name="T230_1"><text:tab/><text:tab/><text:tab/></text:span></text:p>
          </table:table-cell>
        </table:table-row>
      </table:table>
      <text:p text:style-name="P231"><text:span text:style-name="T231_1">اگر</text:span><text:span text:style-name="T231_2"><text:s/></text:span><text:span text:style-name="T231_3">سه</text:span><text:span text:style-name="T231_4"><text:s/></text:span><text:span text:style-name="T231_5">پارامتر</text:span><text:span text:style-name="T231_6"><text:s/></text:span><text:span text:style-name="T231_7">بدهید</text:span><text:span text:style-name="T231_8"><text:s/></text:span><text:span text:style-name="T231_9">هر</text:span><text:span text:style-name="T231_10"><text:s/></text:span><text:span text:style-name="T231_11">سه</text:span><text:span text:style-name="T231_12"><text:s/></text:span><text:span text:style-name="T231_13">پارامتر</text:span><text:span text:style-name="T231_14"><text:s/></text:span><text:span text:style-name="T231_15">اولیه</text:span><text:span text:style-name="T231_16"><text:s/></text:span><text:span text:style-name="T231_17">نادیده</text:span><text:span text:style-name="T231_18"><text:s/></text:span><text:span text:style-name="T231_19">گرفته</text:span><text:span text:style-name="T231_20"><text:s/></text:span><text:span text:style-name="T231_21">خواهد</text:span><text:span text:style-name="T231_22"><text:s/></text:span><text:span text:style-name="T231_23">شد</text:span><text:span text:style-name="T231_24">.</text:span></text:p>
      <text:p text:style-name="P232"/>
      <text:p text:style-name="P233"><text:span text:style-name="T233_1">به</text:span><text:span text:style-name="T233_2"><text:s/></text:span><text:span text:style-name="T233_3">عنوان</text:span><text:span text:style-name="T233_4"><text:s/></text:span><text:span text:style-name="T233_5">تمرین</text:span><text:span text:style-name="T233_6">،<text:s/></text:span><text:span text:style-name="T233_7">متد</text:span><text:span text:style-name="T233_8"><text:s/></text:span><text:span text:style-name="T233_9">init</text:span><text:span text:style-name="T233_10"><text:s/></text:span><text:span text:style-name="T233_11">کلاس</text:span><text:span text:style-name="T233_12"><text:s/></text:span><text:span text:style-name="T233_13">Point</text:span><text:span text:style-name="T233_14"><text:s/></text:span><text:span text:style-name="T233_15">که</text:span><text:span text:style-name="T233_16"><text:s/></text:span><text:span text:style-name="T233_17">x</text:span><text:span text:style-name="T233_18"><text:s/></text:span><text:span text:style-name="T233_19">و</text:span><text:span text:style-name="T233_20"><text:s/></text:span><text:span text:style-name="T233_21">y</text:span><text:span text:style-name="T233_22"><text:s/></text:span><text:span text:style-name="T233_23">را</text:span><text:span text:style-name="T233_24"><text:s/></text:span><text:span text:style-name="T233_25">به</text:span><text:span text:style-name="T233_26"><text:s/></text:span><text:span text:style-name="T233_27">عنوان</text:span><text:span text:style-name="T233_28"><text:s/></text:span><text:span text:style-name="T233_29">پارامتر</text:span><text:span text:style-name="T233_30"><text:s/></text:span><text:span text:style-name="T233_31">اختیاری</text:span><text:span text:style-name="T233_32"><text:s/></text:span><text:span text:style-name="T233_33">گرفته</text:span><text:span text:style-name="T233_34"><text:s/></text:span><text:span text:style-name="T233_35">و</text:span><text:span text:style-name="T233_36"><text:s/></text:span><text:span text:style-name="T233_37">به</text:span><text:span text:style-name="T233_38"><text:s/></text:span><text:span text:style-name="T233_39">ویژگی</text:span><text:span text:style-name="T233_40">‌</text:span><text:span text:style-name="T233_41">های</text:span><text:span text:style-name="T233_42"><text:s/></text:span><text:span text:style-name="T233_43">مرتبطشان</text:span><text:span text:style-name="T233_44"><text:s/></text:span><text:span text:style-name="T233_45">تخصیص</text:span><text:span text:style-name="T233_46"><text:s/></text:span><text:span text:style-name="T233_47">می</text:span><text:span text:style-name="T233_48">‌</text:span><text:span text:style-name="T233_49">دهد</text:span><text:span text:style-name="T233_50"><text:s/></text:span><text:span text:style-name="T233_51">را</text:span><text:span text:style-name="T233_52"><text:s/></text:span><text:span text:style-name="T233_53">بنویسید</text:span></text:p>
      <text:p text:style-name="P234"><text:span text:style-name="T234_1"><text:tab/></text:span></text:p>
      <text:p text:style-name="P235"/>
      <text:p text:style-name="P236"/>
      <text:p text:style-name="P237"/>
      <text:p text:style-name="P238"><text:span text:style-name="T238_1">۱۷.۶<text:s/></text:span><text:span text:style-name="T238_2">متد</text:span><text:span text:style-name="T238_3"><text:s/>__</text:span><text:span text:style-name="T238_4">str</text:span><text:span text:style-name="T238_5">__</text:span></text:p>
      <text:p text:style-name="P239"><text:span text:style-name="T239_1">متد</text:span><text:span text:style-name="T239_2"><text:s/>__</text:span><text:span text:style-name="T239_3">str</text:span><text:span text:style-name="T239_4">__<text:s/></text:span><text:span text:style-name="T239_5">یک</text:span><text:span text:style-name="T239_6"><text:s/></text:span><text:span text:style-name="T239_7">متد</text:span><text:span text:style-name="T239_8"><text:s/></text:span><text:span text:style-name="T239_9">خاص</text:span><text:span text:style-name="T239_10"><text:s/></text:span><text:span text:style-name="T239_11">مانند</text:span><text:span text:style-name="T239_12"><text:s/>__</text:span><text:span text:style-name="T239_13">init</text:span><text:span text:style-name="T239_14">__<text:s/></text:span><text:span text:style-name="T239_15">است</text:span><text:span text:style-name="T239_16"><text:s/></text:span><text:span text:style-name="T239_17">که</text:span><text:span text:style-name="T239_18"><text:s/></text:span><text:span text:style-name="T239_19">وظیفه</text:span><text:span text:style-name="T239_20">‌</text:span><text:span text:style-name="T239_21">اش</text:span><text:span text:style-name="T239_22"><text:s/></text:span><text:span text:style-name="T239_23">برگرداندن</text:span><text:span text:style-name="T239_24"><text:s/></text:span><text:span text:style-name="T239_25">نسخه</text:span><text:span text:style-name="T239_26"><text:s/></text:span><text:span text:style-name="T239_27">رشته</text:span><text:span text:style-name="T239_28"><text:s/></text:span><text:span text:style-name="T239_29">ای</text:span><text:span text:style-name="T239_30"><text:s/></text:span><text:span text:style-name="T239_31">از</text:span><text:span text:style-name="T239_32"><text:s/></text:span><text:span text:style-name="T239_33">یک</text:span><text:span text:style-name="T239_34"><text:s/></text:span><text:span text:style-name="T239_35">شی</text:span><text:span text:style-name="T239_36"><text:s/></text:span><text:span text:style-name="T239_37">است</text:span><text:span text:style-name="T239_38">.</text:span></text:p>
      <text:p text:style-name="P240"><text:span text:style-name="T240_1">به</text:span><text:span text:style-name="T240_2"><text:s/></text:span><text:span text:style-name="T240_3">طور</text:span><text:span text:style-name="T240_4"><text:s/></text:span><text:span text:style-name="T240_5">مثال</text:span><text:span text:style-name="T240_6"><text:s/></text:span><text:span text:style-name="T240_7">این</text:span><text:span text:style-name="T240_8"><text:s/></text:span><text:span text:style-name="T240_9">متد</text:span><text:span text:style-name="T240_10"><text:s/></text:span><text:span text:style-name="T240_11">str</text:span><text:span text:style-name="T240_12"><text:s/></text:span><text:span text:style-name="T240_13">برای</text:span><text:span text:style-name="T240_14"><text:s/></text:span><text:span text:style-name="T240_15">شی</text:span><text:span text:style-name="T240_16"><text:s/></text:span><text:span text:style-name="T240_17">Time</text:span><text:span text:style-name="T240_18"><text:s/></text:span><text:span text:style-name="T240_19">است</text:span><text:span text:style-name="T240_20">:</text:span></text:p>
      <text:p text:style-name="P241"/>
      <text:p text:style-name="P242"><text:span text:style-name="T242_1">#<text:s/></text:span><text:span text:style-name="T242_2">inside</text:span><text:span text:style-name="T242_3"><text:s/></text:span><text:span text:style-name="T242_4">class</text:span><text:span text:style-name="T242_5"><text:s/></text:span><text:span text:style-name="T242_6">Time</text:span><text:span text:style-name="T242_7">:<text:line-break/><text:line-break/><text:s text:c="4"/></text:span><text:span text:style-name="T242_8">def</text:span><text:span text:style-name="T242_9"><text:s/>__</text:span><text:span text:style-name="T242_10">str</text:span><text:span text:style-name="T242_11">__(</text:span><text:span text:style-name="T242_12">self</text:span><text:span text:style-name="T242_13">):<text:line-break/><text:s text:c="8"/></text:span><text:span text:style-name="T242_14">return</text:span><text:span text:style-name="T242_15"><text:s/>'%.2</text:span><text:span text:style-name="T242_16">d</text:span><text:span text:style-name="T242_17">:%.2</text:span><text:span text:style-name="T242_18">d</text:span><text:span text:style-name="T242_19">:%.2</text:span><text:span text:style-name="T242_20">d</text:span><text:span text:style-name="T242_21">'<text:s/>%<text:s/>(</text:span><text:span text:style-name="T242_22">self</text:span><text:span text:style-name="T242_23">.</text:span><text:span text:style-name="T242_24">hour</text:span><text:span text:style-name="T242_25">,<text:s/></text:span><text:span text:style-name="T242_26">self</text:span><text:span text:style-name="T242_27">.</text:span><text:span text:style-name="T242_28">minute</text:span><text:span text:style-name="T242_29">,<text:s/></text:span><text:span text:style-name="T242_30">self</text:span><text:span text:style-name="T242_31">.</text:span><text:span text:style-name="T242_32">second</text:span><text:span text:style-name="T242_33">)</text:span></text:p>
      <text:p text:style-name="P243"/>
      <text:p text:style-name="P244"><text:span text:style-name="T244_1">وقتی</text:span><text:span text:style-name="T244_2"><text:s/></text:span><text:span text:style-name="T244_3">شما</text:span><text:span text:style-name="T244_4"><text:s/></text:span><text:span text:style-name="T244_5">یک</text:span><text:span text:style-name="T244_6"><text:s/></text:span><text:span text:style-name="T244_7">شی</text:span><text:span text:style-name="T244_8"><text:s/></text:span><text:span text:style-name="T244_9">را</text:span><text:span text:style-name="T244_10"><text:s/></text:span><text:span text:style-name="T244_11">پرینت</text:span><text:span text:style-name="T244_12"><text:s/></text:span><text:span text:style-name="T244_13">میکنید</text:span><text:span text:style-name="T244_14">،<text:s/></text:span><text:span text:style-name="T244_15">پایتون</text:span><text:span text:style-name="T244_16"><text:s/></text:span><text:span text:style-name="T244_17">متد</text:span><text:span text:style-name="T244_18"><text:s/></text:span><text:span text:style-name="T244_19">str</text:span><text:span text:style-name="T244_20"><text:s/></text:span><text:span text:style-name="T244_21">را</text:span><text:span text:style-name="T244_22"><text:s/></text:span><text:span text:style-name="T244_23">فراخوانی</text:span><text:span text:style-name="T244_24"><text:s/></text:span><text:span text:style-name="T244_25">میکند</text:span><text:span text:style-name="T244_26">:</text:span></text:p>
      <text:p text:style-name="P245"><text:span text:style-name="T245_1">&gt;&gt;&gt;<text:s/></text:span><text:span text:style-name="T245_2">time</text:span><text:span text:style-name="T245_3"><text:s/>=<text:s/></text:span><text:span text:style-name="T245_4">Time</text:span><text:span text:style-name="T245_5">(9,<text:s/>45)<text:line-break/>&gt;&gt;&gt;<text:s/></text:span><text:span text:style-name="T245_6">print</text:span><text:span text:style-name="T245_7"><text:s/></text:span><text:span text:style-name="T245_8">time</text:span><text:span text:style-name="T245_9"><text:line-break/>09:45:00<text:line-break/></text:span></text:p>
      <text:p text:style-name="P246"><text:span text:style-name="T246_1">هرگاه</text:span><text:span text:style-name="T246_2"><text:s/></text:span><text:span text:style-name="T246_3">من</text:span><text:span text:style-name="T246_4"><text:s/></text:span><text:span text:style-name="T246_5">کلاس</text:span><text:span text:style-name="T246_6"><text:s/></text:span><text:span text:style-name="T246_7">تازه</text:span><text:span text:style-name="T246_8">‌</text:span><text:span text:style-name="T246_9">ای</text:span><text:span text:style-name="T246_10"><text:s/></text:span><text:span text:style-name="T246_11">در</text:span><text:span text:style-name="T246_12"><text:s/></text:span><text:span text:style-name="T246_13">پایتون</text:span><text:span text:style-name="T246_14"><text:s/></text:span><text:span text:style-name="T246_15">مینویسم</text:span><text:span text:style-name="T246_16">،<text:s/></text:span><text:span text:style-name="T246_17">ابتدا</text:span><text:span text:style-name="T246_18"><text:s/></text:span><text:span text:style-name="T246_19">متد</text:span><text:span text:style-name="T246_20"><text:s/></text:span><text:span text:style-name="T246_21">init</text:span><text:span text:style-name="T246_22"><text:s/></text:span><text:span text:style-name="T246_23">را</text:span><text:span text:style-name="T246_24"><text:s/></text:span><text:span text:style-name="T246_25">میسازم</text:span><text:span text:style-name="T246_26"><text:s/></text:span><text:span text:style-name="T246_27">که</text:span><text:span text:style-name="T246_28"><text:s/></text:span><text:span text:style-name="T246_29">کار</text:span><text:span text:style-name="T246_30"><text:s/></text:span><text:span text:style-name="T246_31">نمونه</text:span><text:span text:style-name="T246_32"><text:s/></text:span><text:span text:style-name="T246_33">سازی</text:span><text:span text:style-name="T246_34"><text:s/></text:span><text:span text:style-name="T246_35">شی</text:span><text:span text:style-name="T246_36"><text:s/></text:span><text:span text:style-name="T246_37">را</text:span><text:span text:style-name="T246_38"><text:s/></text:span><text:span text:style-name="T246_39">آسان</text:span><text:span text:style-name="T246_40"><text:s/></text:span><text:span text:style-name="T246_41">تر</text:span><text:span text:style-name="T246_42"><text:s/></text:span><text:span text:style-name="T246_43">میکند</text:span><text:span text:style-name="T246_44"><text:s/></text:span><text:span text:style-name="T246_45">و</text:span><text:span text:style-name="T246_46"><text:s/></text:span><text:span text:style-name="T246_47">بعد</text:span><text:span text:style-name="T246_48"><text:s/></text:span><text:span text:style-name="T246_49">از</text:span><text:span text:style-name="T246_50"><text:s/></text:span><text:span text:style-name="T246_51">str</text:span><text:span text:style-name="T246_52"><text:s/></text:span><text:span text:style-name="T246_53">را</text:span><text:span text:style-name="T246_54"><text:s/></text:span><text:span text:style-name="T246_55">مینویسم</text:span><text:span text:style-name="T246_56"><text:s/></text:span><text:span text:style-name="T246_57">که</text:span><text:span text:style-name="T246_58"><text:s/></text:span><text:span text:style-name="T246_59">کار</text:span><text:span text:style-name="T246_60"><text:s/></text:span><text:span text:style-name="T246_61">عیب</text:span><text:span text:style-name="T246_62">‌</text:span><text:span text:style-name="T246_63">یابی</text:span><text:span text:style-name="T246_64"><text:s/>(</text:span><text:span text:style-name="T246_65">Debugging</text:span><text:span text:style-name="T246_66">)<text:s/></text:span><text:span text:style-name="T246_67">را</text:span><text:span text:style-name="T246_68"><text:s/></text:span><text:span text:style-name="T246_69">ساده</text:span><text:span text:style-name="T246_70"><text:s/></text:span><text:span text:style-name="T246_71">تر</text:span><text:span text:style-name="T246_72"><text:s/></text:span><text:span text:style-name="T246_73">میکند</text:span><text:span text:style-name="T246_74">.</text:span></text:p>
      <text:p text:style-name="P247"/>
      <text:p text:style-name="P248"><text:span text:style-name="T248_1">تمرین</text:span><text:span text:style-name="T248_2"><text:s/>۳</text:span></text:p>
      <text:p text:style-name="P249"><text:span text:style-name="T249_1">برای</text:span><text:span text:style-name="T249_2"><text:s/></text:span><text:span text:style-name="T249_3">کلاس</text:span><text:span text:style-name="T249_4"><text:s/></text:span><text:span text:style-name="T249_5">Point</text:span><text:span text:style-name="T249_6"><text:s/></text:span><text:span text:style-name="T249_7">یک</text:span><text:span text:style-name="T249_8"><text:s/></text:span><text:span text:style-name="T249_9">متد</text:span><text:span text:style-name="T249_10"><text:s/></text:span><text:span text:style-name="T249_11">str</text:span><text:span text:style-name="T249_12"><text:s/></text:span><text:span text:style-name="T249_13">بنویسید</text:span><text:span text:style-name="T249_14">.<text:s/></text:span><text:span text:style-name="T249_15">از</text:span><text:span text:style-name="T249_16"><text:s/></text:span><text:span text:style-name="T249_17">این</text:span><text:span text:style-name="T249_18"><text:s/></text:span><text:span text:style-name="T249_19">کلاس</text:span><text:span text:style-name="T249_20"><text:s/></text:span><text:span text:style-name="T249_21">یک</text:span><text:span text:style-name="T249_22"><text:s/></text:span><text:span text:style-name="T249_23">شی</text:span><text:span text:style-name="T249_24"><text:s/></text:span><text:span text:style-name="T249_25">درست</text:span><text:span text:style-name="T249_26"><text:s/></text:span><text:span text:style-name="T249_27">کنید</text:span><text:span text:style-name="T249_28"><text:s/></text:span><text:span text:style-name="T249_29">و</text:span><text:span text:style-name="T249_30"><text:s/></text:span><text:span text:style-name="T249_31">آن</text:span><text:span text:style-name="T249_32"><text:s/></text:span><text:span text:style-name="T249_33">را</text:span><text:span text:style-name="T249_34"><text:s/></text:span><text:span text:style-name="T249_35">پرینت</text:span><text:span text:style-name="T249_36"><text:s/></text:span><text:span text:style-name="T249_37">کنید</text:span><text:span text:style-name="T249_38">.</text:span></text:p>
      <text:p text:style-name="P250"/>
      <text:p text:style-name="P251"><text:span text:style-name="T251_1">۱۷.۷<text:s/></text:span><text:span text:style-name="T251_2">Operator</text:span><text:span text:style-name="T251_3"><text:s/></text:span><text:span text:style-name="T251_4">Overloading</text:span></text:p>
      <text:p text:style-name="P252"><text:span text:style-name="T252_1">با</text:span><text:span text:style-name="T252_2"><text:s/></text:span><text:span text:style-name="T252_3">تعریف</text:span><text:span text:style-name="T252_4"><text:s/></text:span><text:span text:style-name="T252_5">متد</text:span><text:span text:style-name="T252_6"><text:s/></text:span><text:span text:style-name="T252_7">های</text:span><text:span text:style-name="T252_8"><text:s/></text:span><text:span text:style-name="T252_9">مخصوص</text:span><text:span text:style-name="T252_10"><text:s/></text:span><text:span text:style-name="T252_11">دیگر</text:span><text:span text:style-name="T252_12">،<text:s/></text:span><text:span text:style-name="T252_13">میتوانید</text:span><text:span text:style-name="T252_14"><text:s/></text:span><text:span text:style-name="T252_15">رفتار</text:span><text:span text:style-name="T252_16"><text:s/></text:span><text:span text:style-name="T252_17">دیگر</text:span><text:span text:style-name="T252_18"><text:s/></text:span><text:span text:style-name="T252_19">عملگرها</text:span><text:span text:style-name="T252_20"><text:s/></text:span><text:span text:style-name="T252_21">روی</text:span><text:span text:style-name="T252_22"><text:s/></text:span><text:span text:style-name="T252_23">انواع</text:span><text:span text:style-name="T252_24"><text:s/>(</text:span><text:span text:style-name="T252_25">Type</text:span><text:span text:style-name="T252_26">)<text:s/></text:span><text:span text:style-name="T252_27">تعریف</text:span><text:span text:style-name="T252_28"><text:s/></text:span><text:span text:style-name="T252_29">شده</text:span><text:span text:style-name="T252_30"><text:s/></text:span><text:span text:style-name="T252_31">توسط</text:span><text:span text:style-name="T252_32"><text:s/></text:span><text:span text:style-name="T252_33">کاربر</text:span><text:span text:style-name="T252_34"><text:s/></text:span><text:span text:style-name="T252_35">مشخص</text:span><text:span text:style-name="T252_36"><text:s/></text:span><text:span text:style-name="T252_37">کنید</text:span><text:span text:style-name="T252_38">.<text:s/></text:span><text:span text:style-name="T252_39">به</text:span><text:span text:style-name="T252_40"><text:s/></text:span><text:span text:style-name="T252_41">طور</text:span><text:span text:style-name="T252_42"><text:s/></text:span><text:span text:style-name="T252_43">مثال</text:span><text:span text:style-name="T252_44"><text:s/></text:span><text:span text:style-name="T252_45">اگر</text:span><text:span text:style-name="T252_46"><text:s/></text:span><text:span text:style-name="T252_47">متد</text:span><text:span text:style-name="T252_48"><text:s/>__</text:span><text:span text:style-name="T252_49">add</text:span><text:span text:style-name="T252_50">__<text:s/></text:span><text:span text:style-name="T252_51">را</text:span><text:span text:style-name="T252_52"><text:s/></text:span><text:span text:style-name="T252_53">روی</text:span><text:span text:style-name="T252_54"><text:s/></text:span><text:span text:style-name="T252_55">کلاس</text:span><text:span text:style-name="T252_56"><text:s/></text:span><text:span text:style-name="T252_57">Time</text:span><text:span text:style-name="T252_58"><text:s/></text:span><text:span text:style-name="T252_59">تعریف</text:span><text:span text:style-name="T252_60"><text:s/></text:span><text:span text:style-name="T252_61">کنید</text:span><text:span text:style-name="T252_62"><text:s/></text:span><text:span text:style-name="T252_63">میتوانید</text:span><text:span text:style-name="T252_64"><text:s/></text:span><text:span text:style-name="T252_65">از</text:span><text:span text:style-name="T252_66"><text:s/></text:span><text:span text:style-name="T252_67">عملگر</text:span><text:span text:style-name="T252_68"><text:s/>+<text:s/></text:span><text:span text:style-name="T252_69">روی</text:span><text:span text:style-name="T252_70"><text:s/></text:span><text:span text:style-name="T252_71">اشیای</text:span><text:span text:style-name="T252_72"><text:s/></text:span><text:span text:style-name="T252_73">Time</text:span><text:span text:style-name="T252_74"><text:s/></text:span><text:span text:style-name="T252_75">استفاده</text:span><text:span text:style-name="T252_76"><text:s/></text:span><text:span text:style-name="T252_77">کنید</text:span><text:span text:style-name="T252_78">.</text:span></text:p>
      <text:p text:style-name="P253"><text:span text:style-name="T253_1">مثال</text:span><text:span text:style-name="T253_2"><text:s/></text:span><text:span text:style-name="T253_3">زیر</text:span><text:span text:style-name="T253_4"><text:s/></text:span><text:span text:style-name="T253_5">شکلی</text:span><text:span text:style-name="T253_6"><text:s/></text:span><text:span text:style-name="T253_7">از</text:span><text:span text:style-name="T253_8"><text:s/></text:span><text:span text:style-name="T253_9">پیاده</text:span><text:span text:style-name="T253_10"><text:s/></text:span><text:span text:style-name="T253_11">سازی</text:span><text:span text:style-name="T253_12"><text:s/></text:span><text:span text:style-name="T253_13">نمونه</text:span><text:span text:style-name="T253_14"><text:s/></text:span><text:span text:style-name="T253_15">ذکر</text:span><text:span text:style-name="T253_16"><text:s/></text:span><text:span text:style-name="T253_17">شده</text:span><text:span text:style-name="T253_18"><text:s/></text:span><text:span text:style-name="T253_19">است</text:span><text:span text:style-name="T253_20">:</text:span></text:p>
      <text:p text:style-name="P254"><text:span text:style-name="T254_1">#<text:s/></text:span><text:span text:style-name="T254_2">inside</text:span><text:span text:style-name="T254_3"><text:s/></text:span><text:span text:style-name="T254_4">class</text:span><text:span text:style-name="T254_5"><text:s/></text:span><text:span text:style-name="T254_6">Time</text:span><text:span text:style-name="T254_7">:<text:line-break/><text:line-break/><text:s text:c="4"/></text:span><text:span text:style-name="T254_8">def</text:span><text:span text:style-name="T254_9"><text:s/>__</text:span><text:span text:style-name="T254_10">add</text:span><text:span text:style-name="T254_11">__(</text:span><text:span text:style-name="T254_12">self</text:span><text:span text:style-name="T254_13">,<text:s/></text:span><text:span text:style-name="T254_14">other</text:span><text:span text:style-name="T254_15">):<text:line-break/><text:s text:c="8"/></text:span><text:span text:style-name="T254_16">seconds</text:span><text:span text:style-name="T254_17"><text:s/>=<text:s/></text:span><text:span text:style-name="T254_18">self</text:span><text:span text:style-name="T254_19">.</text:span><text:span text:style-name="T254_20">time</text:span><text:span text:style-name="T254_21">_</text:span><text:span text:style-name="T254_22">to</text:span><text:span text:style-name="T254_23">_</text:span><text:span text:style-name="T254_24">int</text:span><text:span text:style-name="T254_25">()<text:s/>+<text:s/></text:span><text:span text:style-name="T254_26">other</text:span><text:span text:style-name="T254_27">.</text:span><text:span text:style-name="T254_28">time</text:span><text:span text:style-name="T254_29">_</text:span><text:span text:style-name="T254_30">to</text:span><text:span text:style-name="T254_31">_</text:span><text:span text:style-name="T254_32">int</text:span><text:span text:style-name="T254_33">()<text:line-break/><text:s text:c="8"/></text:span><text:span text:style-name="T254_34">return</text:span><text:span text:style-name="T254_35"><text:s/></text:span><text:span text:style-name="T254_36">int</text:span><text:span text:style-name="T254_37">_</text:span><text:span text:style-name="T254_38">to</text:span><text:span text:style-name="T254_39">_</text:span><text:span text:style-name="T254_40">time</text:span><text:span text:style-name="T254_41">(</text:span><text:span text:style-name="T254_42">seconds</text:span><text:span text:style-name="T254_43">)</text:span></text:p>
      <text:p text:style-name="P255"/>
      <text:p text:style-name="P256"><text:span text:style-name="T256_1">و</text:span><text:span text:style-name="T256_2"><text:s/></text:span><text:span text:style-name="T256_3">به</text:span><text:span text:style-name="T256_4"><text:s/></text:span><text:span text:style-name="T256_5">این</text:span><text:span text:style-name="T256_6"><text:s/></text:span><text:span text:style-name="T256_7">شکل</text:span><text:span text:style-name="T256_8"><text:s/></text:span><text:span text:style-name="T256_9">قابل</text:span><text:span text:style-name="T256_10"><text:s/></text:span><text:span text:style-name="T256_11">استفاده</text:span><text:span text:style-name="T256_12"><text:s/></text:span><text:span text:style-name="T256_13">است</text:span><text:span text:style-name="T256_14">:</text:span></text:p>
      <text:p text:style-name="P257"><text:span text:style-name="T257_1">&gt;&gt;&gt;<text:s/></text:span><text:span text:style-name="T257_2">start</text:span><text:span text:style-name="T257_3"><text:s/>=<text:s/></text:span><text:span text:style-name="T257_4">Time</text:span><text:span text:style-name="T257_5">(9,<text:s/>45)<text:line-break/>&gt;&gt;&gt;<text:s/></text:span><text:span text:style-name="T257_6">duration</text:span><text:span text:style-name="T257_7"><text:s/>=<text:s/></text:span><text:span text:style-name="T257_8">Time</text:span><text:span text:style-name="T257_9">(1,<text:s/>35)<text:line-break/>&gt;&gt;&gt;<text:s/></text:span><text:span text:style-name="T257_10">print</text:span><text:span text:style-name="T257_11"><text:s/></text:span><text:span text:style-name="T257_12">start</text:span><text:span text:style-name="T257_13"><text:s/>+<text:s/></text:span><text:span text:style-name="T257_14">duration</text:span><text:span text:style-name="T257_15"><text:line-break/>11:20:00</text:span></text:p>
      <text:p text:style-name="P258"/>
      <text:p text:style-name="P259"><text:span text:style-name="T259_1">وقتی</text:span><text:span text:style-name="T259_2"><text:s/></text:span><text:span text:style-name="T259_3">در</text:span><text:span text:style-name="T259_4"><text:s/></text:span><text:span text:style-name="T259_5">پایتون</text:span><text:span text:style-name="T259_6"><text:s/></text:span><text:span text:style-name="T259_7">از</text:span><text:span text:style-name="T259_8"><text:s/></text:span><text:span text:style-name="T259_9">عملگر</text:span><text:span text:style-name="T259_10"><text:s/>+<text:s/></text:span><text:span text:style-name="T259_11">استفاده</text:span><text:span text:style-name="T259_12"><text:s/></text:span><text:span text:style-name="T259_13">میکنید</text:span><text:span text:style-name="T259_14"><text:s/></text:span><text:span text:style-name="T259_15">پایتون</text:span><text:span text:style-name="T259_16"><text:s/>__</text:span><text:span text:style-name="T259_17">add</text:span><text:span text:style-name="T259_18">__<text:s/></text:span><text:span text:style-name="T259_19">را</text:span><text:span text:style-name="T259_20"><text:s/></text:span><text:span text:style-name="T259_21">فراخوانی</text:span><text:span text:style-name="T259_22"><text:s/></text:span><text:span text:style-name="T259_23">میکند</text:span><text:span text:style-name="T259_24">.<text:s/></text:span><text:span text:style-name="T259_25">وقتی</text:span><text:span text:style-name="T259_26"><text:s/></text:span><text:span text:style-name="T259_27">نتیجه</text:span><text:span text:style-name="T259_28"><text:s/></text:span><text:span text:style-name="T259_29">را</text:span><text:span text:style-name="T259_30"><text:s/></text:span><text:span text:style-name="T259_31">پرینت</text:span><text:span text:style-name="T259_32"><text:s/></text:span><text:span text:style-name="T259_33">میکنید</text:span><text:span text:style-name="T259_34">،<text:s/></text:span><text:span text:style-name="T259_35">پایتون</text:span><text:span text:style-name="T259_36"><text:s/>__</text:span><text:span text:style-name="T259_37">str</text:span><text:span text:style-name="T259_38">__<text:s/></text:span><text:span text:style-name="T259_39">را</text:span><text:span text:style-name="T259_40"><text:s/></text:span><text:span text:style-name="T259_41">فراخوانی</text:span><text:span text:style-name="T259_42"><text:s/></text:span><text:span text:style-name="T259_43">میکند</text:span><text:span text:style-name="T259_44">.<text:s/></text:span><text:span text:style-name="T259_45">در</text:span><text:span text:style-name="T259_46"><text:s/></text:span><text:span text:style-name="T259_47">نتیجه</text:span><text:span text:style-name="T259_48"><text:s/></text:span><text:span text:style-name="T259_49">اتفاقات</text:span><text:span text:style-name="T259_50"><text:s/></text:span><text:span text:style-name="T259_51">زیادی</text:span><text:span text:style-name="T259_52"><text:s/></text:span><text:span text:style-name="T259_53">در</text:span><text:span text:style-name="T259_54"><text:s/></text:span><text:span text:style-name="T259_55">پشت</text:span><text:span text:style-name="T259_56"><text:s/></text:span><text:span text:style-name="T259_57">صحنه</text:span><text:span text:style-name="T259_58"><text:s/></text:span><text:span text:style-name="T259_59">در</text:span><text:span text:style-name="T259_60"><text:s/></text:span><text:span text:style-name="T259_61">حال</text:span><text:span text:style-name="T259_62"><text:s/></text:span><text:span text:style-name="T259_63">رخ</text:span><text:span text:style-name="T259_64"><text:s/></text:span><text:span text:style-name="T259_65">دادن</text:span><text:span text:style-name="T259_66"><text:s/></text:span><text:span text:style-name="T259_67">است</text:span><text:span text:style-name="T259_68">!</text:span></text:p>
      <text:p text:style-name="P260"><text:span text:style-name="T260_1">تغییر</text:span><text:span text:style-name="T260_2"><text:s/></text:span><text:span text:style-name="T260_3">رفتار</text:span><text:span text:style-name="T260_4"><text:s/></text:span><text:span text:style-name="T260_5">عملگر</text:span><text:span text:style-name="T260_6"><text:s/></text:span><text:span text:style-name="T260_7">به</text:span><text:span text:style-name="T260_8"><text:s/></text:span><text:span text:style-name="T260_9">شکلی</text:span><text:span text:style-name="T260_10"><text:s/></text:span><text:span text:style-name="T260_11">که</text:span><text:span text:style-name="T260_12"><text:s/></text:span><text:span text:style-name="T260_13">روی</text:span><text:span text:style-name="T260_14"><text:s/></text:span><text:span text:style-name="T260_15">انواع</text:span><text:span text:style-name="T260_16"><text:s/></text:span><text:span text:style-name="T260_17">تعریف</text:span><text:span text:style-name="T260_18"><text:s/></text:span><text:span text:style-name="T260_19">شده</text:span><text:span text:style-name="T260_20"><text:s/></text:span><text:span text:style-name="T260_21">توسط</text:span><text:span text:style-name="T260_22"><text:s/></text:span><text:span text:style-name="T260_23">کاربر</text:span><text:span text:style-name="T260_24"><text:s/></text:span><text:span text:style-name="T260_25">کار</text:span><text:span text:style-name="T260_26"><text:s/></text:span><text:span text:style-name="T260_27">کند</text:span><text:span text:style-name="T260_28"><text:s/></text:span><text:span text:style-name="T260_29">Operator</text:span><text:span text:style-name="T260_30"><text:s/></text:span><text:span text:style-name="T260_31">Overloading</text:span><text:span text:style-name="T260_32"><text:s/></text:span><text:span text:style-name="T260_33">نامیده</text:span><text:span text:style-name="T260_34"><text:s/></text:span><text:span text:style-name="T260_35">میشود</text:span><text:span text:style-name="T260_36">.<text:s/></text:span><text:span text:style-name="T260_37">برای</text:span><text:span text:style-name="T260_38"><text:s/></text:span><text:span text:style-name="T260_39">هر</text:span><text:span text:style-name="T260_40"><text:s/></text:span><text:span text:style-name="T260_41">عملگر</text:span><text:span text:style-name="T260_42"><text:s/></text:span><text:span text:style-name="T260_43">در</text:span><text:span text:style-name="T260_44"><text:s/></text:span><text:span text:style-name="T260_45">پایتون</text:span><text:span text:style-name="T260_46"><text:s/></text:span><text:span text:style-name="T260_47">یک</text:span><text:span text:style-name="T260_48"><text:s/></text:span><text:span text:style-name="T260_49">متد</text:span><text:span text:style-name="T260_50"><text:s/></text:span><text:span text:style-name="T260_51">مخصوص</text:span><text:span text:style-name="T260_52"><text:s/></text:span><text:span text:style-name="T260_53">برای</text:span><text:span text:style-name="T260_54"><text:s/></text:span><text:span text:style-name="T260_55">پاسخگویی</text:span><text:span text:style-name="T260_56"><text:s/></text:span><text:span text:style-name="T260_57">وجود</text:span><text:span text:style-name="T260_58"><text:s/></text:span><text:span text:style-name="T260_59">دارد</text:span><text:span text:style-name="T260_60">.<text:s/></text:span><text:span text:style-name="T260_61">برای</text:span><text:span text:style-name="T260_62"><text:s/></text:span><text:span text:style-name="T260_63">اطلاعات</text:span><text:span text:style-name="T260_64"><text:s/></text:span><text:span text:style-name="T260_65">بیشتر</text:span><text:span text:style-name="T260_66"><text:s/></text:span><text:span text:style-name="T260_67">به</text:span><text:span text:style-name="T260_68"><text:s/></text:span><text:span text:style-name="T260_69">این</text:span><text:span text:style-name="T260_70"><text:s/></text:span><text:span text:style-name="T260_71">صفحه</text:span><text:span text:style-name="T260_72"><text:s/></text:span><text:span text:style-name="T260_73">مراجعه</text:span><text:span text:style-name="T260_74"><text:s/></text:span><text:span text:style-name="T260_75">کنید</text:span><text:span text:style-name="T260_76">:<text:s/></text:span><text:span text:style-name="T260_77"><text:a xlink:type="simple" xlink:href="http://docs.python.org/2/reference/datamodel.html#specialnames"><text:span text:style-name="T260_78">http</text:span></text:a></text:span><text:span text:style-name="T260_79"><text:a xlink:type="simple" xlink:href="http://docs.python.org/2/reference/datamodel.html#specialnames"><text:span text:style-name="T260_80">://</text:span></text:a></text:span><text:span text:style-name="T260_81"><text:a xlink:type="simple" xlink:href="http://docs.python.org/2/reference/datamodel.html#specialnames"><text:span text:style-name="T260_82">docs</text:span></text:a></text:span><text:span text:style-name="T260_83"><text:a xlink:type="simple" xlink:href="http://docs.python.org/2/reference/datamodel.html#specialnames"><text:span text:style-name="T260_84">.</text:span></text:a></text:span><text:span text:style-name="T260_85"><text:a xlink:type="simple" xlink:href="http://docs.python.org/2/reference/datamodel.html#specialnames"><text:span text:style-name="T260_86">python</text:span></text:a></text:span><text:span text:style-name="T260_87"><text:a xlink:type="simple" xlink:href="http://docs.python.org/2/reference/datamodel.html#specialnames"><text:span text:style-name="T260_88">.</text:span></text:a></text:span><text:span text:style-name="T260_89"><text:a xlink:type="simple" xlink:href="http://docs.python.org/2/reference/datamodel.html#specialnames"><text:span text:style-name="T260_90">org</text:span></text:a></text:span><text:span text:style-name="T260_91"><text:a xlink:type="simple" xlink:href="http://docs.python.org/2/reference/datamodel.html#specialnames"><text:span text:style-name="T260_92">/2/</text:span></text:a></text:span><text:span text:style-name="T260_93"><text:a xlink:type="simple" xlink:href="http://docs.python.org/2/reference/datamodel.html#specialnames"><text:span text:style-name="T260_94">reference</text:span></text:a></text:span><text:span text:style-name="T260_95"><text:a xlink:type="simple" xlink:href="http://docs.python.org/2/reference/datamodel.html#specialnames"><text:span text:style-name="T260_96">/</text:span></text:a></text:span><text:span text:style-name="T260_97"><text:a xlink:type="simple" xlink:href="http://docs.python.org/2/reference/datamodel.html#specialnames"><text:span text:style-name="T260_98">datamodel</text:span></text:a></text:span><text:span text:style-name="T260_99"><text:a xlink:type="simple" xlink:href="http://docs.python.org/2/reference/datamodel.html#specialnames"><text:span text:style-name="T260_100">.</text:span></text:a></text:span><text:span text:style-name="T260_101"><text:a xlink:type="simple" xlink:href="http://docs.python.org/2/reference/datamodel.html#specialnames"><text:span text:style-name="T260_102">html</text:span></text:a></text:span><text:span text:style-name="T260_103"><text:a xlink:type="simple" xlink:href="http://docs.python.org/2/reference/datamodel.html#specialnames"><text:span text:style-name="T260_104">#</text:span></text:a></text:span><text:span text:style-name="T260_105"><text:a xlink:type="simple" xlink:href="http://docs.python.org/2/reference/datamodel.html#specialnames"><text:span text:style-name="T260_106">specialnames</text:span></text:a></text:span></text:p>
      <text:p text:style-name="P261"><text:span text:style-name="T261_1">تمرین</text:span><text:span text:style-name="T261_2"><text:s/>۴</text:span></text:p>
      <text:p text:style-name="P262"><text:span text:style-name="T262_1">یک</text:span><text:span text:style-name="T262_2"><text:s/></text:span><text:span text:style-name="T262_3">متد</text:span><text:span text:style-name="T262_4"><text:s/></text:span><text:span text:style-name="T262_5">add</text:span><text:span text:style-name="T262_6"><text:s/></text:span><text:span text:style-name="T262_7">برای</text:span><text:span text:style-name="T262_8"><text:s/></text:span><text:span text:style-name="T262_9">کلاس</text:span><text:span text:style-name="T262_10"><text:s/></text:span><text:span text:style-name="T262_11">Point</text:span><text:span text:style-name="T262_12"><text:s/></text:span><text:span text:style-name="T262_13">بنویسید</text:span><text:span text:style-name="T262_14">.</text:span></text:p>
      <text:p text:style-name="P263"/>
      <text:p text:style-name="P264"><text:span text:style-name="T264_1">۱۷.۸<text:s/></text:span><text:span text:style-name="T264_2">Type</text:span><text:span text:style-name="T264_3">-</text:span><text:span text:style-name="T264_4">based</text:span><text:span text:style-name="T264_5"><text:s/></text:span><text:span text:style-name="T264_6">dispatch</text:span></text:p>
      <text:p text:style-name="P265"><text:span text:style-name="T265_1">در</text:span><text:span text:style-name="T265_2"><text:s/></text:span><text:span text:style-name="T265_3">بخش</text:span><text:span text:style-name="T265_4"><text:s/></text:span><text:span text:style-name="T265_5">قبل</text:span><text:span text:style-name="T265_6"><text:s/></text:span><text:span text:style-name="T265_7">ما</text:span><text:span text:style-name="T265_8"><text:s/></text:span><text:span text:style-name="T265_9">دو</text:span><text:span text:style-name="T265_10"><text:s/></text:span><text:span text:style-name="T265_11">شی</text:span><text:span text:style-name="T265_12"><text:s/></text:span><text:span text:style-name="T265_13">Time</text:span><text:span text:style-name="T265_14"><text:s/></text:span><text:span text:style-name="T265_15">ایجاد</text:span><text:span text:style-name="T265_16"><text:s/></text:span><text:span text:style-name="T265_17">کردیم</text:span><text:span text:style-name="T265_18">،‌<text:s/></text:span><text:span text:style-name="T265_19">ولی</text:span><text:span text:style-name="T265_20"><text:s/></text:span><text:span text:style-name="T265_21">شاید</text:span><text:span text:style-name="T265_22"><text:s/></text:span><text:span text:style-name="T265_23">بخواهید</text:span><text:span text:style-name="T265_24"><text:s/></text:span><text:span text:style-name="T265_25">یک</text:span><text:span text:style-name="T265_26"><text:s/></text:span><text:span text:style-name="T265_27">عدد</text:span><text:span text:style-name="T265_28"><text:s/></text:span><text:span text:style-name="T265_29">صحیح</text:span><text:span text:style-name="T265_30"><text:s/></text:span><text:span text:style-name="T265_31">به</text:span><text:span text:style-name="T265_32"><text:s/></text:span><text:span text:style-name="T265_33">شی</text:span><text:span text:style-name="T265_34"><text:s/></text:span><text:span text:style-name="T265_35">Time</text:span><text:span text:style-name="T265_36"><text:s/></text:span><text:span text:style-name="T265_37">اضافه</text:span><text:span text:style-name="T265_38"><text:s/></text:span><text:span text:style-name="T265_39">کنید</text:span><text:span text:style-name="T265_40">.<text:s/></text:span><text:span text:style-name="T265_41">کد</text:span><text:span text:style-name="T265_42"><text:s/></text:span><text:span text:style-name="T265_43">زیر</text:span><text:span text:style-name="T265_44"><text:s/></text:span><text:span text:style-name="T265_45">نسخه</text:span><text:span text:style-name="T265_46">‌</text:span><text:span text:style-name="T265_47">ای</text:span><text:span text:style-name="T265_48"><text:s/></text:span><text:span text:style-name="T265_49">از</text:span><text:span text:style-name="T265_50"><text:s/>__</text:span><text:span text:style-name="T265_51">add</text:span><text:span text:style-name="T265_52">__<text:s/></text:span><text:span text:style-name="T265_53">است</text:span><text:span text:style-name="T265_54"><text:s/></text:span><text:span text:style-name="T265_55">که</text:span><text:span text:style-name="T265_56"><text:s/></text:span><text:span text:style-name="T265_57">نوع</text:span><text:span text:style-name="T265_58"><text:s/></text:span><text:span text:style-name="T265_59">other</text:span><text:span text:style-name="T265_60"><text:s/></text:span><text:span text:style-name="T265_61">را</text:span><text:span text:style-name="T265_62"><text:s/></text:span><text:span text:style-name="T265_63">بررسی</text:span><text:span text:style-name="T265_64"><text:s/></text:span><text:span text:style-name="T265_65">میکند</text:span><text:span text:style-name="T265_66"><text:s/></text:span><text:span text:style-name="T265_67">و</text:span><text:span text:style-name="T265_68"><text:s/></text:span><text:span text:style-name="T265_69">یکی</text:span><text:span text:style-name="T265_70"><text:s/></text:span><text:span text:style-name="T265_71">از</text:span><text:span text:style-name="T265_72"><text:s/></text:span><text:span text:style-name="T265_73">add</text:span><text:span text:style-name="T265_74">_</text:span><text:span text:style-name="T265_75">time</text:span><text:span text:style-name="T265_76"><text:s/></text:span><text:span text:style-name="T265_77">یا</text:span><text:span text:style-name="T265_78"><text:s/></text:span><text:span text:style-name="T265_79">increment</text:span><text:span text:style-name="T265_80"><text:s/></text:span><text:span text:style-name="T265_81">را</text:span><text:span text:style-name="T265_82"><text:s/></text:span><text:span text:style-name="T265_83">خطاب</text:span><text:span text:style-name="T265_84"><text:s/></text:span><text:span text:style-name="T265_85">میکند</text:span><text:span text:style-name="T265_86">:</text:span></text:p>
      <text:p text:style-name="P266"/>
      <text:p text:style-name="P267"><text:span text:style-name="T267_1">#<text:s/></text:span><text:span text:style-name="T267_2">inside</text:span><text:span text:style-name="T267_3"><text:s/></text:span><text:span text:style-name="T267_4">class</text:span><text:span text:style-name="T267_5"><text:s/></text:span><text:span text:style-name="T267_6">Time</text:span><text:span text:style-name="T267_7">:<text:line-break/><text:line-break/><text:s text:c="4"/></text:span><text:span text:style-name="T267_8">def</text:span><text:span text:style-name="T267_9"><text:s/>__</text:span><text:span text:style-name="T267_10">add</text:span><text:span text:style-name="T267_11">__(</text:span><text:span text:style-name="T267_12">self</text:span><text:span text:style-name="T267_13">,<text:s/></text:span><text:span text:style-name="T267_14">other</text:span><text:span text:style-name="T267_15">):<text:line-break/><text:s text:c="8"/></text:span><text:span text:style-name="T267_16">if</text:span><text:span text:style-name="T267_17"><text:s/></text:span><text:span text:style-name="T267_18">isinstance</text:span><text:span text:style-name="T267_19">(</text:span><text:span text:style-name="T267_20">other</text:span><text:span text:style-name="T267_21">,<text:s/></text:span><text:span text:style-name="T267_22">Time</text:span><text:span text:style-name="T267_23">):<text:line-break/><text:s text:c="12"/></text:span><text:span text:style-name="T267_24">return</text:span><text:span text:style-name="T267_25"><text:s/></text:span><text:span text:style-name="T267_26">self</text:span><text:span text:style-name="T267_27">.</text:span><text:span text:style-name="T267_28">add</text:span><text:span text:style-name="T267_29">_</text:span><text:span text:style-name="T267_30">time</text:span><text:span text:style-name="T267_31">(</text:span><text:span text:style-name="T267_32">other</text:span><text:span text:style-name="T267_33">)<text:line-break/><text:s text:c="8"/></text:span><text:span text:style-name="T267_34">else</text:span><text:span text:style-name="T267_35">:<text:line-break/><text:s text:c="12"/></text:span><text:span text:style-name="T267_36">return</text:span><text:span text:style-name="T267_37"><text:s/></text:span><text:span text:style-name="T267_38">self</text:span><text:span text:style-name="T267_39">.</text:span><text:span text:style-name="T267_40">increment</text:span><text:span text:style-name="T267_41">(</text:span><text:span text:style-name="T267_42">other</text:span><text:span text:style-name="T267_43">)<text:line-break/><text:line-break/><text:s text:c="4"/></text:span><text:span text:style-name="T267_44">def</text:span><text:span text:style-name="T267_45"><text:s/></text:span><text:span text:style-name="T267_46">add</text:span><text:span text:style-name="T267_47">_</text:span><text:span text:style-name="T267_48">time</text:span><text:span text:style-name="T267_49">(</text:span><text:span text:style-name="T267_50">self</text:span><text:span text:style-name="T267_51">,<text:s/></text:span><text:span text:style-name="T267_52">other</text:span><text:span text:style-name="T267_53">):<text:line-break/><text:s text:c="8"/></text:span><text:span text:style-name="T267_54">seconds</text:span><text:span text:style-name="T267_55"><text:s/>=<text:s/></text:span><text:span text:style-name="T267_56">self</text:span><text:span text:style-name="T267_57">.</text:span><text:span text:style-name="T267_58">time</text:span><text:span text:style-name="T267_59">_</text:span><text:span text:style-name="T267_60">to</text:span><text:span text:style-name="T267_61">_</text:span><text:span text:style-name="T267_62">int</text:span><text:span text:style-name="T267_63">()<text:s/>+<text:s/></text:span><text:span text:style-name="T267_64">other</text:span><text:span text:style-name="T267_65">.</text:span><text:span text:style-name="T267_66">time</text:span><text:span text:style-name="T267_67">_</text:span><text:span text:style-name="T267_68">to</text:span><text:span text:style-name="T267_69">_</text:span><text:span text:style-name="T267_70">int</text:span><text:span text:style-name="T267_71">()<text:line-break/><text:s text:c="8"/></text:span><text:span text:style-name="T267_72">return</text:span><text:span text:style-name="T267_73"><text:s/></text:span><text:span text:style-name="T267_74">int</text:span><text:span text:style-name="T267_75">_</text:span><text:span text:style-name="T267_76">to</text:span><text:span text:style-name="T267_77">_</text:span><text:span text:style-name="T267_78">time</text:span><text:span text:style-name="T267_79">(</text:span><text:span text:style-name="T267_80">seconds</text:span><text:span text:style-name="T267_81">)<text:line-break/><text:line-break/><text:s text:c="4"/></text:span><text:span text:style-name="T267_82">def</text:span><text:span text:style-name="T267_83"><text:s/></text:span><text:span text:style-name="T267_84">increment</text:span><text:span text:style-name="T267_85">(</text:span><text:span text:style-name="T267_86">self</text:span><text:span text:style-name="T267_87">,<text:s/></text:span><text:span text:style-name="T267_88">seconds</text:span><text:span text:style-name="T267_89">):<text:line-break/><text:s text:c="8"/></text:span><text:span text:style-name="T267_90">seconds</text:span><text:span text:style-name="T267_91"><text:s/>+=<text:s/></text:span><text:span text:style-name="T267_92">self</text:span><text:span text:style-name="T267_93">.</text:span><text:span text:style-name="T267_94">time</text:span><text:span text:style-name="T267_95">_</text:span><text:span text:style-name="T267_96">to</text:span><text:span text:style-name="T267_97">_</text:span><text:span text:style-name="T267_98">int</text:span><text:span text:style-name="T267_99">()<text:line-break/><text:s text:c="8"/></text:span><text:span text:style-name="T267_100">return</text:span><text:span text:style-name="T267_101"><text:s/></text:span><text:span text:style-name="T267_102">int</text:span><text:span text:style-name="T267_103">_</text:span><text:span text:style-name="T267_104">to</text:span><text:span text:style-name="T267_105">_</text:span><text:span text:style-name="T267_106">time</text:span><text:span text:style-name="T267_107">(</text:span><text:span text:style-name="T267_108">seconds</text:span><text:span text:style-name="T267_109">)</text:span></text:p>
      <text:p text:style-name="P268"/>
      <text:p text:style-name="P269"><text:span text:style-name="T269_1">تابع</text:span><text:span text:style-name="T269_2"><text:s/></text:span><text:span text:style-name="T269_3">توکار</text:span><text:span text:style-name="T269_4"><text:s/>(</text:span><text:span text:style-name="T269_5">built</text:span><text:span text:style-name="T269_6">-</text:span><text:span text:style-name="T269_7">in</text:span><text:span text:style-name="T269_8">)<text:s/></text:span><text:span text:style-name="T269_9">isinstance</text:span><text:span text:style-name="T269_10"><text:s/></text:span><text:span text:style-name="T269_11">یک</text:span><text:span text:style-name="T269_12"><text:s/></text:span><text:span text:style-name="T269_13">مقدار</text:span><text:span text:style-name="T269_14"><text:s/></text:span><text:span text:style-name="T269_15">و</text:span><text:span text:style-name="T269_16"><text:s/></text:span><text:span text:style-name="T269_17">شی</text:span><text:span text:style-name="T269_18"><text:s/></text:span><text:span text:style-name="T269_19">کلاس</text:span><text:span text:style-name="T269_20"><text:s/></text:span><text:span text:style-name="T269_21">را</text:span><text:span text:style-name="T269_22"><text:s/></text:span><text:span text:style-name="T269_23">میگیرد</text:span><text:span text:style-name="T269_24"><text:s/></text:span><text:span text:style-name="T269_25">و</text:span><text:span text:style-name="T269_26"><text:s/></text:span><text:span text:style-name="T269_27">اگر</text:span><text:span text:style-name="T269_28"><text:s/></text:span><text:span text:style-name="T269_29">مقدار</text:span><text:span text:style-name="T269_30"><text:s/></text:span><text:span text:style-name="T269_31">وارد</text:span><text:span text:style-name="T269_32"><text:s/></text:span><text:span text:style-name="T269_33">شده</text:span><text:span text:style-name="T269_34"><text:s/></text:span><text:span text:style-name="T269_35">نمونه</text:span><text:span text:style-name="T269_36">‌</text:span><text:span text:style-name="T269_37">ای</text:span><text:span text:style-name="T269_38"><text:s/></text:span><text:span text:style-name="T269_39">از</text:span><text:span text:style-name="T269_40"><text:s/></text:span><text:span text:style-name="T269_41">کلاس</text:span><text:span text:style-name="T269_42"><text:s/></text:span><text:span text:style-name="T269_43">باشد</text:span><text:span text:style-name="T269_44"><text:s/></text:span><text:span text:style-name="T269_45">مقدار</text:span><text:span text:style-name="T269_46"><text:s/></text:span><text:span text:style-name="T269_47">True</text:span><text:span text:style-name="T269_48"><text:s/></text:span><text:span text:style-name="T269_49">را</text:span><text:span text:style-name="T269_50"><text:s/></text:span><text:span text:style-name="T269_51">برمیگرداند</text:span><text:span text:style-name="T269_52">.</text:span></text:p>
      <text:p text:style-name="P270"><text:span text:style-name="T270_1">اگر</text:span><text:span text:style-name="T270_2"><text:s/></text:span><text:span text:style-name="T270_3">other</text:span><text:span text:style-name="T270_4"><text:s/></text:span><text:span text:style-name="T270_5">یک</text:span><text:span text:style-name="T270_6"><text:s/></text:span><text:span text:style-name="T270_7">شی</text:span><text:span text:style-name="T270_8"><text:s/></text:span><text:span text:style-name="T270_9">Time</text:span><text:span text:style-name="T270_10"><text:s/></text:span><text:span text:style-name="T270_11">باشد</text:span><text:span text:style-name="T270_12">،<text:s/>__</text:span><text:span text:style-name="T270_13">add</text:span><text:span text:style-name="T270_14">__<text:s/></text:span><text:span text:style-name="T270_15">تابع</text:span><text:span text:style-name="T270_16"><text:s/></text:span><text:span text:style-name="T270_17">add</text:span><text:span text:style-name="T270_18">_</text:span><text:span text:style-name="T270_19">time</text:span><text:span text:style-name="T270_20"><text:s/></text:span><text:span text:style-name="T270_21">را</text:span><text:span text:style-name="T270_22"><text:s/></text:span><text:span text:style-name="T270_23">خطاب</text:span><text:span text:style-name="T270_24"><text:s/></text:span><text:span text:style-name="T270_25">میکند</text:span><text:span text:style-name="T270_26">.<text:s/></text:span><text:span text:style-name="T270_27">در</text:span><text:span text:style-name="T270_28"><text:s/></text:span><text:span text:style-name="T270_29">غیر</text:span><text:span text:style-name="T270_30"><text:s/></text:span><text:span text:style-name="T270_31">اینصورت</text:span><text:span text:style-name="T270_32"><text:s/></text:span><text:span text:style-name="T270_33">فرض</text:span><text:span text:style-name="T270_34"><text:s/></text:span><text:span text:style-name="T270_35">بر</text:span><text:span text:style-name="T270_36"><text:s/></text:span><text:span text:style-name="T270_37">این</text:span><text:span text:style-name="T270_38"><text:s/></text:span><text:span text:style-name="T270_39">خواهد</text:span><text:span text:style-name="T270_40"><text:s/></text:span><text:span text:style-name="T270_41">بود</text:span><text:span text:style-name="T270_42"><text:s/></text:span><text:span text:style-name="T270_43">که</text:span><text:span text:style-name="T270_44"><text:s/></text:span><text:span text:style-name="T270_45">پارامتر</text:span><text:span text:style-name="T270_46"><text:s/></text:span><text:span text:style-name="T270_47">عدد</text:span><text:span text:style-name="T270_48"><text:s/></text:span><text:span text:style-name="T270_49">است</text:span><text:span text:style-name="T270_50"><text:s/></text:span><text:span text:style-name="T270_51">و</text:span><text:span text:style-name="T270_52"><text:s/></text:span><text:span text:style-name="T270_53">تابع</text:span><text:span text:style-name="T270_54"><text:s/></text:span><text:span text:style-name="T270_55">increment</text:span><text:span text:style-name="T270_56"><text:s/></text:span><text:span text:style-name="T270_57">را</text:span><text:span text:style-name="T270_58"><text:s/></text:span><text:span text:style-name="T270_59">فراخوانی</text:span><text:span text:style-name="T270_60"><text:s/></text:span><text:span text:style-name="T270_61">میکند</text:span><text:span text:style-name="T270_62">.<text:s/></text:span><text:span text:style-name="T270_63">به</text:span><text:span text:style-name="T270_64"><text:s/></text:span><text:span text:style-name="T270_65">این</text:span><text:span text:style-name="T270_66"><text:s/></text:span><text:span text:style-name="T270_67">کار</text:span><text:span text:style-name="T270_68"><text:s/></text:span><text:span text:style-name="T270_69">type</text:span><text:span text:style-name="T270_70">-</text:span><text:span text:style-name="T270_71">based</text:span><text:span text:style-name="T270_72"><text:s/></text:span><text:span text:style-name="T270_73">dispatch</text:span><text:span text:style-name="T270_74"><text:s/></text:span><text:span text:style-name="T270_75">میگوید</text:span><text:span text:style-name="T270_76"><text:s/></text:span><text:span text:style-name="T270_77">چون</text:span><text:span text:style-name="T270_78"><text:s/></text:span><text:span text:style-name="T270_79">محاسبه</text:span><text:span text:style-name="T270_80"><text:s/></text:span><text:span text:style-name="T270_81">را</text:span><text:span text:style-name="T270_82"><text:s/></text:span><text:span text:style-name="T270_83">به</text:span><text:span text:style-name="T270_84"><text:s/></text:span><text:span text:style-name="T270_85">متدهای</text:span><text:span text:style-name="T270_86"><text:s/></text:span><text:span text:style-name="T270_87">مختلف</text:span><text:span text:style-name="T270_88"><text:s/></text:span><text:span text:style-name="T270_89">بر</text:span><text:span text:style-name="T270_90"><text:s/></text:span><text:span text:style-name="T270_91">اساس</text:span><text:span text:style-name="T270_92"><text:s/></text:span><text:span text:style-name="T270_93">نوع</text:span><text:span text:style-name="T270_94"><text:s/></text:span><text:span text:style-name="T270_95">آرگومان</text:span><text:span text:style-name="T270_96">‌</text:span><text:span text:style-name="T270_97">ها</text:span><text:span text:style-name="T270_98"><text:s/></text:span><text:span text:style-name="T270_99">مخابره</text:span><text:span text:style-name="T270_100"><text:s/></text:span><text:span text:style-name="T270_101">میکند</text:span><text:span text:style-name="T270_102">.</text:span></text:p>
      <text:p text:style-name="P271"><text:span text:style-name="T271_1">این</text:span><text:span text:style-name="T271_2"><text:s/></text:span><text:span text:style-name="T271_3">مثالی</text:span><text:span text:style-name="T271_4"><text:s/></text:span><text:span text:style-name="T271_5">از</text:span><text:span text:style-name="T271_6"><text:s/></text:span><text:span text:style-name="T271_7">استفاده</text:span><text:span text:style-name="T271_8"><text:s/></text:span><text:span text:style-name="T271_9">عملگر</text:span><text:span text:style-name="T271_10"><text:s/>+<text:s/></text:span><text:span text:style-name="T271_11">در</text:span><text:span text:style-name="T271_12"><text:s/></text:span><text:span text:style-name="T271_13">انواع</text:span><text:span text:style-name="T271_14"><text:s/></text:span><text:span text:style-name="T271_15">مختلف</text:span><text:span text:style-name="T271_16"><text:s/></text:span><text:span text:style-name="T271_17">است</text:span><text:span text:style-name="T271_18">:</text:span></text:p>
      <text:p text:style-name="P272"/>
      <text:p text:style-name="P273"><text:span text:style-name="T273_1">&gt;&gt;&gt;<text:s/></text:span><text:span text:style-name="T273_2">start</text:span><text:span text:style-name="T273_3"><text:s/>=<text:s/></text:span><text:span text:style-name="T273_4">Time</text:span><text:span text:style-name="T273_5">(9,<text:s/>45)<text:line-break/>&gt;&gt;&gt;<text:s/></text:span><text:span text:style-name="T273_6">duration</text:span><text:span text:style-name="T273_7"><text:s/>=<text:s/></text:span><text:span text:style-name="T273_8">Time</text:span><text:span text:style-name="T273_9">(1,<text:s/>35)<text:line-break/>&gt;&gt;&gt;<text:s/></text:span><text:span text:style-name="T273_10">print</text:span><text:span text:style-name="T273_11"><text:s/></text:span><text:span text:style-name="T273_12">start</text:span><text:span text:style-name="T273_13"><text:s/>+<text:s/></text:span><text:span text:style-name="T273_14">duration</text:span><text:span text:style-name="T273_15"><text:line-break/>11:20:00<text:line-break/>&gt;&gt;&gt;<text:s/></text:span><text:span text:style-name="T273_16">print</text:span><text:span text:style-name="T273_17"><text:s/></text:span><text:span text:style-name="T273_18">start</text:span><text:span text:style-name="T273_19"><text:s/>+<text:s/>1337<text:line-break/>10:07:17</text:span></text:p>
      <text:p text:style-name="P274"/>
      <text:p text:style-name="P275"><text:span text:style-name="T275_1">متاسفانه</text:span><text:span text:style-name="T275_2"><text:s/></text:span><text:span text:style-name="T275_3">این</text:span><text:span text:style-name="T275_4"><text:s/></text:span><text:span text:style-name="T275_5">شکل</text:span><text:span text:style-name="T275_6"><text:s/></text:span><text:span text:style-name="T275_7">پیاده</text:span><text:span text:style-name="T275_8">‌</text:span><text:span text:style-name="T275_9">سازی</text:span><text:span text:style-name="T275_10"><text:s/></text:span><text:span text:style-name="T275_11">جمع</text:span><text:span text:style-name="T275_12"><text:s/></text:span><text:span text:style-name="T275_13">قابلیت</text:span><text:span text:style-name="T275_14"><text:s/></text:span><text:span text:style-name="T275_15">جابجایی</text:span><text:span text:style-name="T275_16"><text:s/></text:span><text:span text:style-name="T275_17">ندارد</text:span><text:span text:style-name="T275_18">.<text:s/></text:span><text:span text:style-name="T275_19">اگر</text:span><text:span text:style-name="T275_20"><text:s/></text:span><text:span text:style-name="T275_21">عدد</text:span><text:span text:style-name="T275_22"><text:s/></text:span><text:span text:style-name="T275_23">صحیح</text:span><text:span text:style-name="T275_24"><text:s/></text:span><text:span text:style-name="T275_25">اولین</text:span><text:span text:style-name="T275_26"><text:s/></text:span><text:span text:style-name="T275_27">مقدار</text:span><text:span text:style-name="T275_28"><text:s/></text:span><text:span text:style-name="T275_29">باشد</text:span><text:span text:style-name="T275_30">،<text:s/></text:span><text:span text:style-name="T275_31">این</text:span><text:span text:style-name="T275_32"><text:s/></text:span><text:span text:style-name="T275_33">اتفاق</text:span><text:span text:style-name="T275_34"><text:s/></text:span><text:span text:style-name="T275_35">میفتد</text:span><text:span text:style-name="T275_36">:</text:span></text:p>
      <text:p text:style-name="P276"/>
      <text:p text:style-name="P277"><text:span text:style-name="T277_1">&gt;&gt;&gt;<text:s/></text:span><text:span text:style-name="T277_2">print</text:span><text:span text:style-name="T277_3"><text:s/>1337<text:s/>+<text:s/></text:span><text:span text:style-name="T277_4">start</text:span><text:span text:style-name="T277_5"><text:line-break/></text:span><text:span text:style-name="T277_6">TypeError</text:span><text:span text:style-name="T277_7">:<text:s/></text:span><text:span text:style-name="T277_8">unsupported</text:span><text:span text:style-name="T277_9"><text:s/></text:span><text:span text:style-name="T277_10">operand</text:span><text:span text:style-name="T277_11"><text:s/></text:span><text:span text:style-name="T277_12">type</text:span><text:span text:style-name="T277_13">(</text:span><text:span text:style-name="T277_14">s</text:span><text:span text:style-name="T277_15">)<text:s/></text:span><text:span text:style-name="T277_16">for</text:span><text:span text:style-name="T277_17"><text:s/>+:<text:s/>'</text:span><text:span text:style-name="T277_18">int</text:span><text:span text:style-name="T277_19">'<text:s/></text:span><text:span text:style-name="T277_20">and</text:span><text:span text:style-name="T277_21"><text:s/>'</text:span><text:span text:style-name="T277_22">instance</text:span><text:span text:style-name="T277_23">'</text:span></text:p>
      <text:p text:style-name="P278"/>
      <text:p text:style-name="P279"><text:span text:style-name="T279_1">مشکل</text:span><text:span text:style-name="T279_2"><text:s/></text:span><text:span text:style-name="T279_3">اینجا</text:span><text:span text:style-name="T279_4"><text:s/></text:span><text:span text:style-name="T279_5">این</text:span><text:span text:style-name="T279_6"><text:s/></text:span><text:span text:style-name="T279_7">است</text:span><text:span text:style-name="T279_8"><text:s/></text:span><text:span text:style-name="T279_9">که</text:span><text:span text:style-name="T279_10"><text:s/></text:span><text:span text:style-name="T279_11">در</text:span><text:span text:style-name="T279_12"><text:s/></text:span><text:span text:style-name="T279_13">اینجا</text:span><text:span text:style-name="T279_14"><text:s/></text:span><text:span text:style-name="T279_15">پایتون</text:span><text:span text:style-name="T279_16"><text:s/></text:span><text:span text:style-name="T279_17">به</text:span><text:span text:style-name="T279_18"><text:s/></text:span><text:span text:style-name="T279_19">جای</text:span><text:span text:style-name="T279_20"><text:s/></text:span><text:span text:style-name="T279_21">اینکه</text:span><text:span text:style-name="T279_22"><text:s/></text:span><text:span text:style-name="T279_23">از</text:span><text:span text:style-name="T279_24"><text:s/></text:span><text:span text:style-name="T279_25">Time</text:span><text:span text:style-name="T279_26"><text:s/></text:span><text:span text:style-name="T279_27">بخواهد</text:span><text:span text:style-name="T279_28"><text:s/></text:span><text:span text:style-name="T279_29">که</text:span><text:span text:style-name="T279_30"><text:s/></text:span><text:span text:style-name="T279_31">یک</text:span><text:span text:style-name="T279_32"><text:s/></text:span><text:span text:style-name="T279_33">عدد</text:span><text:span text:style-name="T279_34"><text:s/></text:span><text:span text:style-name="T279_35">صحیح</text:span><text:span text:style-name="T279_36"><text:s/></text:span><text:span text:style-name="T279_37">به</text:span><text:span text:style-name="T279_38"><text:s/></text:span><text:span text:style-name="T279_39">آن</text:span><text:span text:style-name="T279_40"><text:s/></text:span><text:span text:style-name="T279_41">اضافه</text:span><text:span text:style-name="T279_42"><text:s/></text:span><text:span text:style-name="T279_43">کند</text:span><text:span text:style-name="T279_44">،<text:s/></text:span><text:span text:style-name="T279_45">از</text:span><text:span text:style-name="T279_46"><text:s/></text:span><text:span text:style-name="T279_47">یک</text:span><text:span text:style-name="T279_48"><text:s/></text:span><text:span text:style-name="T279_49">عدد</text:span><text:span text:style-name="T279_50"><text:s/></text:span><text:span text:style-name="T279_51">صحیح</text:span><text:span text:style-name="T279_52"><text:s/></text:span><text:span text:style-name="T279_53">میخواهد</text:span><text:span text:style-name="T279_54"><text:s/></text:span><text:span text:style-name="T279_55">که</text:span><text:span text:style-name="T279_56"><text:s/></text:span><text:span text:style-name="T279_57">یک</text:span><text:span text:style-name="T279_58"><text:s/></text:span><text:span text:style-name="T279_59">شی</text:span><text:span text:style-name="T279_60"><text:s/></text:span><text:span text:style-name="T279_61">Time</text:span><text:span text:style-name="T279_62"><text:s/></text:span><text:span text:style-name="T279_63">را</text:span><text:span text:style-name="T279_64"><text:s/></text:span><text:span text:style-name="T279_65">با</text:span><text:span text:style-name="T279_66"><text:s/></text:span><text:span text:style-name="T279_67">آن</text:span><text:span text:style-name="T279_68"><text:s/></text:span><text:span text:style-name="T279_69">جمع</text:span><text:span text:style-name="T279_70"><text:s/></text:span><text:span text:style-name="T279_71">کند</text:span><text:span text:style-name="T279_72">،<text:s/></text:span><text:span text:style-name="T279_73">و</text:span><text:span text:style-name="T279_74"><text:s/></text:span><text:span text:style-name="T279_75">عدد</text:span><text:span text:style-name="T279_76"><text:s/></text:span><text:span text:style-name="T279_77">صحیح</text:span><text:span text:style-name="T279_78"><text:s/></text:span><text:span text:style-name="T279_79">نمیداند</text:span><text:span text:style-name="T279_80"><text:s/></text:span><text:span text:style-name="T279_81">که</text:span><text:span text:style-name="T279_82"><text:s/></text:span><text:span text:style-name="T279_83">چطور</text:span><text:span text:style-name="T279_84"><text:s/></text:span><text:span text:style-name="T279_85">اینکار</text:span><text:span text:style-name="T279_86"><text:s/></text:span><text:span text:style-name="T279_87">را</text:span><text:span text:style-name="T279_88"><text:s/></text:span><text:span text:style-name="T279_89">انجام</text:span><text:span text:style-name="T279_90"><text:s/></text:span><text:span text:style-name="T279_91">دهد</text:span><text:span text:style-name="T279_92">.<text:s/></text:span><text:span text:style-name="T279_93">ولی</text:span><text:span text:style-name="T279_94"><text:s/></text:span><text:span text:style-name="T279_95">یک</text:span><text:span text:style-name="T279_96"><text:s/></text:span><text:span text:style-name="T279_97">راه</text:span><text:span text:style-name="T279_98">‌</text:span><text:span text:style-name="T279_99">حل</text:span><text:span text:style-name="T279_100"><text:s/></text:span><text:span text:style-name="T279_101">جالب</text:span><text:span text:style-name="T279_102"><text:s/></text:span><text:span text:style-name="T279_103">برای</text:span><text:span text:style-name="T279_104"><text:s/></text:span><text:span text:style-name="T279_105">رفع</text:span><text:span text:style-name="T279_106"><text:s/></text:span><text:span text:style-name="T279_107">این</text:span><text:span text:style-name="T279_108"><text:s/></text:span><text:span text:style-name="T279_109">مشکل</text:span><text:span text:style-name="T279_110"><text:s/></text:span><text:span text:style-name="T279_111">وجود</text:span><text:span text:style-name="T279_112"><text:s/></text:span><text:span text:style-name="T279_113">دارد</text:span><text:span text:style-name="T279_114">:<text:s/></text:span><text:span text:style-name="T279_115">استفاده</text:span><text:span text:style-name="T279_116"><text:s/></text:span><text:span text:style-name="T279_117">متد</text:span><text:span text:style-name="T279_118"><text:s/>__</text:span><text:span text:style-name="T279_119">radd</text:span><text:span text:style-name="T279_120">__<text:s/></text:span><text:span text:style-name="T279_121">که</text:span><text:span text:style-name="T279_122"><text:s/></text:span><text:span text:style-name="T279_123">مخفف</text:span><text:span text:style-name="T279_124"><text:s/></text:span><text:span text:style-name="T279_125">right</text:span><text:span text:style-name="T279_126">-</text:span><text:span text:style-name="T279_127">side</text:span><text:span text:style-name="T279_128"><text:s/></text:span><text:span text:style-name="T279_129">add</text:span><text:span text:style-name="T279_130"><text:s/>(</text:span><text:span text:style-name="T279_131">جمع</text:span><text:span text:style-name="T279_132"><text:s/></text:span><text:span text:style-name="T279_133">سمت</text:span><text:span text:style-name="T279_134"><text:s/></text:span><text:span text:style-name="T279_135">راست</text:span><text:span text:style-name="T279_136">)<text:s/></text:span><text:span text:style-name="T279_137">است</text:span><text:span text:style-name="T279_138">.<text:s/></text:span><text:span text:style-name="T279_139">این</text:span><text:span text:style-name="T279_140"><text:s/></text:span><text:span text:style-name="T279_141">متد</text:span><text:span text:style-name="T279_142"><text:s/></text:span><text:span text:style-name="T279_143">هنگامی</text:span><text:span text:style-name="T279_144"><text:s/></text:span><text:span text:style-name="T279_145">فراخوانی</text:span><text:span text:style-name="T279_146"><text:s/></text:span><text:span text:style-name="T279_147">میشود</text:span><text:span text:style-name="T279_148"><text:s/></text:span><text:span text:style-name="T279_149">که</text:span><text:span text:style-name="T279_150"><text:s/></text:span><text:span text:style-name="T279_151">شی</text:span><text:span text:style-name="T279_152"><text:s/></text:span><text:span text:style-name="T279_153">Time</text:span><text:span text:style-name="T279_154"><text:s/></text:span><text:span text:style-name="T279_155">در</text:span><text:span text:style-name="T279_156"><text:s/></text:span><text:span text:style-name="T279_157">سمت</text:span><text:span text:style-name="T279_158"><text:s/></text:span><text:span text:style-name="T279_159">راست</text:span><text:span text:style-name="T279_160"><text:s/></text:span><text:span text:style-name="T279_161">یک</text:span><text:span text:style-name="T279_162"><text:s/></text:span><text:span text:style-name="T279_163">جمع</text:span><text:span text:style-name="T279_164"><text:s/></text:span><text:span text:style-name="T279_165">ظاهر</text:span><text:span text:style-name="T279_166"><text:s/></text:span><text:span text:style-name="T279_167">میشود</text:span><text:span text:style-name="T279_168">.<text:s/></text:span><text:span text:style-name="T279_169">این</text:span><text:span text:style-name="T279_170"><text:s/></text:span><text:span text:style-name="T279_171">شکلی</text:span><text:span text:style-name="T279_172"><text:s/></text:span><text:span text:style-name="T279_173">از</text:span><text:span text:style-name="T279_174"><text:s/></text:span><text:span text:style-name="T279_175">پیاده</text:span><text:span text:style-name="T279_176"><text:s/></text:span><text:span text:style-name="T279_177">سازی</text:span><text:span text:style-name="T279_178"><text:s/></text:span><text:span text:style-name="T279_179">است</text:span><text:span text:style-name="T279_180">:</text:span></text:p>
      <text:p text:style-name="P280"/>
      <text:p text:style-name="P281"><text:span text:style-name="T281_1">#<text:s/></text:span><text:span text:style-name="T281_2">inside</text:span><text:span text:style-name="T281_3"><text:s/></text:span><text:span text:style-name="T281_4">class</text:span><text:span text:style-name="T281_5"><text:s/></text:span><text:span text:style-name="T281_6">Time</text:span><text:span text:style-name="T281_7">:<text:line-break/><text:line-break/><text:s text:c="4"/></text:span><text:span text:style-name="T281_8">def</text:span><text:span text:style-name="T281_9"><text:s/>__</text:span><text:span text:style-name="T281_10">radd</text:span><text:span text:style-name="T281_11">__(</text:span><text:span text:style-name="T281_12">self</text:span><text:span text:style-name="T281_13">,<text:s/></text:span><text:span text:style-name="T281_14">other</text:span><text:span text:style-name="T281_15">):<text:line-break/><text:s text:c="8"/></text:span><text:span text:style-name="T281_16">return</text:span><text:span text:style-name="T281_17"><text:s/></text:span><text:span text:style-name="T281_18">self</text:span><text:span text:style-name="T281_19">.__</text:span><text:span text:style-name="T281_20">add</text:span><text:span text:style-name="T281_21">__(</text:span><text:span text:style-name="T281_22">other</text:span><text:span text:style-name="T281_23">)<text:line-break/></text:span></text:p>
      <text:p text:style-name="P282"><text:span text:style-name="T282_1">و</text:span><text:span text:style-name="T282_2"><text:s/></text:span><text:span text:style-name="T282_3">اینگونه</text:span><text:span text:style-name="T282_4"><text:s/></text:span><text:span text:style-name="T282_5">استفاده</text:span><text:span text:style-name="T282_6"><text:s/></text:span><text:span text:style-name="T282_7">میشود</text:span><text:span text:style-name="T282_8">:</text:span></text:p>
      <text:p text:style-name="P283"><text:span text:style-name="T283_1">&gt;&gt;&gt;<text:s/></text:span><text:span text:style-name="T283_2">print</text:span><text:span text:style-name="T283_3"><text:s/>1337<text:s/>+<text:s/></text:span><text:span text:style-name="T283_4">start</text:span><text:span text:style-name="T283_5"><text:line-break/>10:07:17</text:span></text:p>
      <text:p text:style-name="P284"/>
      <text:p text:style-name="P285"><text:span text:style-name="T285_1">تمرین</text:span><text:span text:style-name="T285_2"><text:s/>۵</text:span></text:p>
      <text:p text:style-name="P286"><text:span text:style-name="T286_1">یک</text:span><text:span text:style-name="T286_2"><text:s/></text:span><text:span text:style-name="T286_3">متد</text:span><text:span text:style-name="T286_4"><text:s/></text:span><text:span text:style-name="T286_5">add</text:span><text:span text:style-name="T286_6"><text:s/></text:span><text:span text:style-name="T286_7">برای</text:span><text:span text:style-name="T286_8"><text:s/></text:span><text:span text:style-name="T286_9">کلاس</text:span><text:span text:style-name="T286_10"><text:s/></text:span><text:span text:style-name="T286_11">Point</text:span><text:span text:style-name="T286_12"><text:s/></text:span><text:span text:style-name="T286_13">بنویسید</text:span><text:span text:style-name="T286_14"><text:s/></text:span><text:span text:style-name="T286_15">که</text:span><text:span text:style-name="T286_16"><text:s/></text:span><text:span text:style-name="T286_17">یا</text:span><text:span text:style-name="T286_18"><text:s/></text:span><text:span text:style-name="T286_19">یک</text:span><text:span text:style-name="T286_20"><text:s/></text:span><text:span text:style-name="T286_21">شی</text:span><text:span text:style-name="T286_22"><text:s/></text:span><text:span text:style-name="T286_23">Point</text:span><text:span text:style-name="T286_24"><text:s/></text:span><text:span text:style-name="T286_25">بگیرد</text:span><text:span text:style-name="T286_26"><text:s/></text:span><text:span text:style-name="T286_27">یا</text:span><text:span text:style-name="T286_28"><text:s/></text:span><text:span text:style-name="T286_29">یک</text:span><text:span text:style-name="T286_30"><text:s/></text:span><text:span text:style-name="T286_31">چندتایی</text:span><text:span text:style-name="T286_32"><text:s/>(</text:span><text:span text:style-name="T286_33">Tuple</text:span><text:span text:style-name="T286_34">):</text:span></text:p>
      <text:list text:style-name="LS4" xml:id="list11">
        <text:list-item>
          <text:p text:style-name="P287"><text:span text:style-name="T287_1">اگر</text:span><text:span text:style-name="T287_2"><text:s/></text:span><text:span text:style-name="T287_3">مقدار</text:span><text:span text:style-name="T287_4"><text:s/></text:span><text:span text:style-name="T287_5">دوم</text:span><text:span text:style-name="T287_6"><text:s/></text:span><text:span text:style-name="T287_7">Point</text:span><text:span text:style-name="T287_8"><text:s/></text:span><text:span text:style-name="T287_9">بود</text:span><text:span text:style-name="T287_10">،<text:s/></text:span><text:span text:style-name="T287_11">متد</text:span><text:span text:style-name="T287_12"><text:s/></text:span><text:span text:style-name="T287_13">باید</text:span><text:span text:style-name="T287_14"><text:s/></text:span><text:span text:style-name="T287_15">یک</text:span><text:span text:style-name="T287_16"><text:s/></text:span><text:span text:style-name="T287_17">شی</text:span><text:span text:style-name="T287_18"><text:s/></text:span><text:span text:style-name="T287_19">جدید</text:span><text:span text:style-name="T287_20"><text:s/></text:span><text:span text:style-name="T287_21">از</text:span><text:span text:style-name="T287_22"><text:s/></text:span><text:span text:style-name="T287_23">Point</text:span><text:span text:style-name="T287_24"><text:s/></text:span><text:span text:style-name="T287_25">بسازد</text:span><text:span text:style-name="T287_26"><text:s/></text:span><text:span text:style-name="T287_27">که</text:span><text:span text:style-name="T287_28"><text:s/></text:span><text:span text:style-name="T287_29">مقدار</text:span><text:span text:style-name="T287_30"><text:s/></text:span><text:span text:style-name="T287_31">x</text:span><text:span text:style-name="T287_32"><text:s/></text:span><text:span text:style-name="T287_33">مختصات</text:span><text:span text:style-name="T287_34"><text:s/></text:span><text:span text:style-name="T287_35">جمع</text:span><text:span text:style-name="T287_36"><text:s/></text:span><text:span text:style-name="T287_37">مقادیر</text:span><text:span text:style-name="T287_38"><text:s/></text:span><text:span text:style-name="T287_39">x</text:span><text:span text:style-name="T287_40"><text:s/></text:span><text:span text:style-name="T287_41">عملوند</text:span><text:span text:style-name="T287_42"><text:s/></text:span><text:span text:style-name="T287_43">ها</text:span><text:span text:style-name="T287_44"><text:s/></text:span><text:span text:style-name="T287_45">باشد</text:span><text:span text:style-name="T287_46">،<text:s/></text:span><text:span text:style-name="T287_47">به</text:span><text:span text:style-name="T287_48"><text:s/></text:span><text:span text:style-name="T287_49">همین</text:span><text:span text:style-name="T287_50"><text:s/></text:span><text:span text:style-name="T287_51">شکل</text:span><text:span text:style-name="T287_52"><text:s/></text:span><text:span text:style-name="T287_53">برای</text:span><text:span text:style-name="T287_54"><text:s/></text:span><text:span text:style-name="T287_55">مختصات</text:span><text:span text:style-name="T287_56"><text:s/></text:span><text:span text:style-name="T287_57">y</text:span><text:span text:style-name="T287_58">.</text:span></text:p>
        </text:list-item>
        <text:list-item>
          <text:p text:style-name="P288"><text:span text:style-name="T288_1">اگر</text:span><text:span text:style-name="T288_2"><text:s/></text:span><text:span text:style-name="T288_3">عملوند</text:span><text:span text:style-name="T288_4"><text:s/></text:span><text:span text:style-name="T288_5">دوم</text:span><text:span text:style-name="T288_6"><text:s/></text:span><text:span text:style-name="T288_7">یک</text:span><text:span text:style-name="T288_8"><text:s/></text:span><text:span text:style-name="T288_9">چندتایی</text:span><text:span text:style-name="T288_10"><text:s/></text:span><text:span text:style-name="T288_11">باشد</text:span><text:span text:style-name="T288_12">،<text:s/></text:span><text:span text:style-name="T288_13">متد</text:span><text:span text:style-name="T288_14"><text:s/></text:span><text:span text:style-name="T288_15">باید</text:span><text:span text:style-name="T288_16"><text:s/></text:span><text:span text:style-name="T288_17">المان</text:span><text:span text:style-name="T288_18"><text:s/></text:span><text:span text:style-name="T288_19">اول</text:span><text:span text:style-name="T288_20"><text:s/></text:span><text:span text:style-name="T288_21">چندتایی</text:span><text:span text:style-name="T288_22"><text:s/></text:span><text:span text:style-name="T288_23">را</text:span><text:span text:style-name="T288_24"><text:s/></text:span><text:span text:style-name="T288_25">به</text:span><text:span text:style-name="T288_26"><text:s/></text:span><text:span text:style-name="T288_27">x</text:span><text:span text:style-name="T288_28"><text:s/></text:span><text:span text:style-name="T288_29">و</text:span><text:span text:style-name="T288_30"><text:s/></text:span><text:span text:style-name="T288_31">المان</text:span><text:span text:style-name="T288_32"><text:s/></text:span><text:span text:style-name="T288_33">دوم</text:span><text:span text:style-name="T288_34"><text:s/></text:span><text:span text:style-name="T288_35">را</text:span><text:span text:style-name="T288_36"><text:s/></text:span><text:span text:style-name="T288_37">به</text:span><text:span text:style-name="T288_38"><text:s/></text:span><text:span text:style-name="T288_39">y</text:span><text:span text:style-name="T288_40"><text:s/></text:span><text:span text:style-name="T288_41">اضافه</text:span><text:span text:style-name="T288_42"><text:s/></text:span><text:span text:style-name="T288_43">میکند</text:span><text:span text:style-name="T288_44">،<text:s/></text:span><text:span text:style-name="T288_45">و</text:span><text:span text:style-name="T288_46"><text:s/></text:span><text:span text:style-name="T288_47">یک</text:span><text:span text:style-name="T288_48"><text:s/></text:span><text:span text:style-name="T288_49">Point</text:span><text:span text:style-name="T288_50"><text:s/></text:span><text:span text:style-name="T288_51">جدید</text:span><text:span text:style-name="T288_52"><text:s/></text:span><text:span text:style-name="T288_53">به</text:span><text:span text:style-name="T288_54"><text:s/></text:span><text:span text:style-name="T288_55">عنوان</text:span><text:span text:style-name="T288_56"><text:s/></text:span><text:span text:style-name="T288_57">نتیجه</text:span><text:span text:style-name="T288_58"><text:s/></text:span><text:span text:style-name="T288_59">برگرداند</text:span><text:span text:style-name="T288_60">.</text:span></text:p>
        </text:list-item>
      </text:list>
      <text:p text:style-name="P289"/>
      <text:p text:style-name="P290"><text:span text:style-name="T290_1">۱۷.۹<text:s/></text:span><text:span text:style-name="T290_2">چند</text:span><text:span text:style-name="T290_3"><text:s/></text:span><text:span text:style-name="T290_4">ریختی</text:span><text:span text:style-name="T290_5"><text:s/>(</text:span><text:span text:style-name="T290_6">Polymorphism</text:span><text:span text:style-name="T290_7">)</text:span></text:p>
      <text:p text:style-name="P291"><text:span text:style-name="T291_1">Type</text:span><text:span text:style-name="T291_2">-</text:span><text:span text:style-name="T291_3">based</text:span><text:span text:style-name="T291_4"><text:s/></text:span><text:span text:style-name="T291_5">dispatch</text:span><text:span text:style-name="T291_6"><text:s/></text:span><text:span text:style-name="T291_7">وقتی</text:span><text:span text:style-name="T291_8"><text:s/></text:span><text:span text:style-name="T291_9">به</text:span><text:span text:style-name="T291_10"><text:s/></text:span><text:span text:style-name="T291_11">درد</text:span><text:span text:style-name="T291_12"><text:s/></text:span><text:span text:style-name="T291_13">میخورد</text:span><text:span text:style-name="T291_14"><text:s/></text:span><text:span text:style-name="T291_15">که</text:span><text:span text:style-name="T291_16"><text:s/></text:span><text:span text:style-name="T291_17">واقعا</text:span><text:span text:style-name="T291_18"><text:s/></text:span><text:span text:style-name="T291_19">مورد</text:span><text:span text:style-name="T291_20"><text:s/></text:span><text:span text:style-name="T291_21">نیاز</text:span><text:span text:style-name="T291_22"><text:s/></text:span><text:span text:style-name="T291_23">باشد</text:span><text:span text:style-name="T291_24">،<text:s/></text:span><text:span text:style-name="T291_25">ولی</text:span><text:span text:style-name="T291_26"><text:s/>(</text:span><text:span text:style-name="T291_27">خوشبختانه</text:span><text:span text:style-name="T291_28">)<text:s/></text:span><text:span text:style-name="T291_29">همیشه</text:span><text:span text:style-name="T291_30"><text:s/></text:span><text:span text:style-name="T291_31">مورد</text:span><text:span text:style-name="T291_32"><text:s/></text:span><text:span text:style-name="T291_33">نیاز</text:span><text:span text:style-name="T291_34"><text:s/></text:span><text:span text:style-name="T291_35">نیست</text:span><text:span text:style-name="T291_36">.<text:s/></text:span><text:span text:style-name="T291_37">معمولا</text:span><text:span text:style-name="T291_38"><text:s/></text:span><text:span text:style-name="T291_39">میتوانید</text:span><text:span text:style-name="T291_40"><text:s/></text:span><text:span text:style-name="T291_41">با</text:span><text:span text:style-name="T291_42"><text:s/></text:span><text:span text:style-name="T291_43">نوشتن</text:span><text:span text:style-name="T291_44"><text:s/></text:span><text:span text:style-name="T291_45">توابع</text:span><text:span text:style-name="T291_46"><text:s/></text:span><text:span text:style-name="T291_47">مختلف</text:span><text:span text:style-name="T291_48"><text:s/></text:span><text:span text:style-name="T291_49">با</text:span><text:span text:style-name="T291_50"><text:s/></text:span><text:span text:style-name="T291_51">آرگومان</text:span><text:span text:style-name="T291_52"><text:s/></text:span><text:span text:style-name="T291_53">ها</text:span><text:span text:style-name="T291_54"><text:s/></text:span><text:span text:style-name="T291_55">با</text:span><text:span text:style-name="T291_56"><text:s/></text:span><text:span text:style-name="T291_57">انواع</text:span><text:span text:style-name="T291_58"><text:s/></text:span><text:span text:style-name="T291_59">مختلف</text:span><text:span text:style-name="T291_60"><text:s/></text:span><text:span text:style-name="T291_61">به</text:span><text:span text:style-name="T291_62"><text:s/></text:span><text:span text:style-name="T291_63">خوبی</text:span><text:span text:style-name="T291_64"><text:s/></text:span><text:span text:style-name="T291_65">کار</text:span><text:span text:style-name="T291_66"><text:s/></text:span><text:span text:style-name="T291_67">کنید</text:span><text:span text:style-name="T291_68">.</text:span></text:p>
      <text:p text:style-name="P292"><text:span text:style-name="T292_1">بیشتر</text:span><text:span text:style-name="T292_2"><text:s/></text:span><text:span text:style-name="T292_3">توابعی</text:span><text:span text:style-name="T292_4"><text:s/></text:span><text:span text:style-name="T292_5">که</text:span><text:span text:style-name="T292_6"><text:s/></text:span><text:span text:style-name="T292_7">ما</text:span><text:span text:style-name="T292_8"><text:s/></text:span><text:span text:style-name="T292_9">برای</text:span><text:span text:style-name="T292_10"><text:s/></text:span><text:span text:style-name="T292_11">رشته</text:span><text:span text:style-name="T292_12"><text:s/></text:span><text:span text:style-name="T292_13">ها</text:span><text:span text:style-name="T292_14"><text:s/></text:span><text:span text:style-name="T292_15">نوشتیم</text:span><text:span text:style-name="T292_16"><text:s/></text:span><text:span text:style-name="T292_17">برای</text:span><text:span text:style-name="T292_18"><text:s/></text:span><text:span text:style-name="T292_19">هر</text:span><text:span text:style-name="T292_20"><text:s/></text:span><text:span text:style-name="T292_21">شکلی</text:span><text:span text:style-name="T292_22"><text:s/></text:span><text:span text:style-name="T292_23">از</text:span><text:span text:style-name="T292_24"><text:s/></text:span><text:span text:style-name="T292_25">دنباله</text:span><text:span text:style-name="T292_26"><text:s/></text:span><text:span text:style-name="T292_27">کار</text:span><text:span text:style-name="T292_28"><text:s/></text:span><text:span text:style-name="T292_29">میکند</text:span><text:span text:style-name="T292_30">.<text:s/></text:span><text:span text:style-name="T292_31">به</text:span><text:span text:style-name="T292_32"><text:s/></text:span><text:span text:style-name="T292_33">عنوان</text:span><text:span text:style-name="T292_34"><text:s/></text:span><text:span text:style-name="T292_35">مثال</text:span><text:span text:style-name="T292_36">،<text:s/></text:span><text:span text:style-name="T292_37">در</text:span><text:span text:style-name="T292_38"><text:s/></text:span><text:span text:style-name="T292_39">بخش</text:span><text:span text:style-name="T292_40"><text:s/>۱۱.۱<text:s/></text:span><text:span text:style-name="T292_41">ما</text:span><text:span text:style-name="T292_42"><text:s/></text:span><text:span text:style-name="T292_43">از</text:span><text:span text:style-name="T292_44"><text:s/></text:span><text:span text:style-name="T292_45">histogram</text:span><text:span text:style-name="T292_46"><text:s/></text:span><text:span text:style-name="T292_47">برای</text:span><text:span text:style-name="T292_48"><text:s/></text:span><text:span text:style-name="T292_49">شمردن</text:span><text:span text:style-name="T292_50"><text:s/></text:span><text:span text:style-name="T292_51">دفعات</text:span><text:span text:style-name="T292_52"><text:s/></text:span><text:span text:style-name="T292_53">تکرار</text:span><text:span text:style-name="T292_54"><text:s/></text:span><text:span text:style-name="T292_55">یک</text:span><text:span text:style-name="T292_56"><text:s/></text:span><text:span text:style-name="T292_57">کاراکتر</text:span><text:span text:style-name="T292_58"><text:s/></text:span><text:span text:style-name="T292_59">در</text:span><text:span text:style-name="T292_60"><text:s/></text:span><text:span text:style-name="T292_61">یک</text:span><text:span text:style-name="T292_62"><text:s/></text:span><text:span text:style-name="T292_63">کلمه</text:span><text:span text:style-name="T292_64"><text:s/></text:span><text:span text:style-name="T292_65">استفاده</text:span><text:span text:style-name="T292_66"><text:s/></text:span><text:span text:style-name="T292_67">کردیم</text:span><text:span text:style-name="T292_68">.</text:span></text:p>
      <text:p text:style-name="P293"/>
      <text:p text:style-name="P294"><text:span text:style-name="T294_1">def</text:span><text:span text:style-name="T294_2"><text:s/></text:span><text:span text:style-name="T294_3">histogram</text:span><text:span text:style-name="T294_4">(</text:span><text:span text:style-name="T294_5">s</text:span><text:span text:style-name="T294_6">):<text:line-break/><text:s text:c="4"/></text:span><text:span text:style-name="T294_7">d</text:span><text:span text:style-name="T294_8"><text:s/>=<text:s/></text:span><text:span text:style-name="T294_9">dict</text:span><text:span text:style-name="T294_10">()<text:line-break/><text:s text:c="4"/></text:span><text:span text:style-name="T294_11">for</text:span><text:span text:style-name="T294_12"><text:s/></text:span><text:span text:style-name="T294_13">c</text:span><text:span text:style-name="T294_14"><text:s/></text:span><text:span text:style-name="T294_15">in</text:span><text:span text:style-name="T294_16"><text:s/></text:span><text:span text:style-name="T294_17">s</text:span><text:span text:style-name="T294_18">:<text:line-break/><text:s text:c="8"/></text:span><text:span text:style-name="T294_19">if</text:span><text:span text:style-name="T294_20"><text:s/></text:span><text:span text:style-name="T294_21">c</text:span><text:span text:style-name="T294_22"><text:s/></text:span><text:span text:style-name="T294_23">not</text:span><text:span text:style-name="T294_24"><text:s/></text:span><text:span text:style-name="T294_25">in</text:span><text:span text:style-name="T294_26"><text:s/></text:span><text:span text:style-name="T294_27">d</text:span><text:span text:style-name="T294_28">:<text:line-break/><text:s text:c="12"/></text:span><text:span text:style-name="T294_29">d</text:span><text:span text:style-name="T294_30">[</text:span><text:span text:style-name="T294_31">c</text:span><text:span text:style-name="T294_32">]<text:s/>=<text:s/>1<text:line-break/><text:s text:c="8"/></text:span><text:span text:style-name="T294_33">else</text:span><text:span text:style-name="T294_34">:<text:line-break/><text:s text:c="12"/></text:span><text:span text:style-name="T294_35">d</text:span><text:span text:style-name="T294_36">[</text:span><text:span text:style-name="T294_37">c</text:span><text:span text:style-name="T294_38">]<text:s/>=<text:s/></text:span><text:span text:style-name="T294_39">d</text:span><text:span text:style-name="T294_40">[</text:span><text:span text:style-name="T294_41">c</text:span><text:span text:style-name="T294_42">]+1<text:line-break/><text:s text:c="4"/></text:span><text:span text:style-name="T294_43">return</text:span><text:span text:style-name="T294_44"><text:s/></text:span><text:span text:style-name="T294_45">d</text:span><text:span text:style-name="T294_46"><text:line-break/></text:span></text:p>
      <text:p text:style-name="P295"><text:span text:style-name="T295_1">این</text:span><text:span text:style-name="T295_2"><text:s/></text:span><text:span text:style-name="T295_3">تابع</text:span><text:span text:style-name="T295_4"><text:s/></text:span><text:span text:style-name="T295_5">برای</text:span><text:span text:style-name="T295_6"><text:s/></text:span><text:span text:style-name="T295_7">لیست</text:span><text:span text:style-name="T295_8"><text:s/></text:span><text:span text:style-name="T295_9">ها</text:span><text:span text:style-name="T295_10">،<text:s/></text:span><text:span text:style-name="T295_11">چندتایی</text:span><text:span text:style-name="T295_12"><text:s/></text:span><text:span text:style-name="T295_13">ها</text:span><text:span text:style-name="T295_14"><text:s/></text:span><text:span text:style-name="T295_15">و</text:span><text:span text:style-name="T295_16"><text:s/></text:span><text:span text:style-name="T295_17">حتی</text:span><text:span text:style-name="T295_18"><text:s/></text:span><text:span text:style-name="T295_19">دیکشنری</text:span><text:span text:style-name="T295_20"><text:s/></text:span><text:span text:style-name="T295_21">ها</text:span><text:span text:style-name="T295_22"><text:s/></text:span><text:span text:style-name="T295_23">کار</text:span><text:span text:style-name="T295_24"><text:s/></text:span><text:span text:style-name="T295_25">میکند</text:span><text:span text:style-name="T295_26">،<text:s/></text:span><text:span text:style-name="T295_27">تا</text:span><text:span text:style-name="T295_28"><text:s/></text:span><text:span text:style-name="T295_29">وقتی</text:span><text:span text:style-name="T295_30"><text:s/></text:span><text:span text:style-name="T295_31">که</text:span><text:span text:style-name="T295_32"><text:s/></text:span><text:span text:style-name="T295_33">عناصر</text:span><text:span text:style-name="T295_34"><text:s/></text:span><text:span text:style-name="T295_35">s</text:span><text:span text:style-name="T295_36"><text:s/></text:span><text:span text:style-name="T295_37">قابل</text:span><text:span text:style-name="T295_38"><text:s/></text:span><text:span text:style-name="T295_39">هش</text:span><text:span text:style-name="T295_40"><text:s/></text:span><text:span text:style-name="T295_41">شدن</text:span><text:span text:style-name="T295_42"><text:s/></text:span><text:span text:style-name="T295_43">باشد</text:span><text:span text:style-name="T295_44"><text:s/></text:span><text:span text:style-name="T295_45">تا</text:span><text:span text:style-name="T295_46"><text:s/></text:span><text:span text:style-name="T295_47">بتوان</text:span><text:span text:style-name="T295_48"><text:s/></text:span><text:span text:style-name="T295_49">به</text:span><text:span text:style-name="T295_50"><text:s/></text:span><text:span text:style-name="T295_51">عنوان</text:span><text:span text:style-name="T295_52"><text:s/></text:span><text:span text:style-name="T295_53">کلید</text:span><text:span text:style-name="T295_54"><text:s/></text:span><text:span text:style-name="T295_55">در</text:span><text:span text:style-name="T295_56"><text:s/></text:span><text:span text:style-name="T295_57">d</text:span><text:span text:style-name="T295_58"><text:s/></text:span><text:span text:style-name="T295_59">از</text:span><text:span text:style-name="T295_60"><text:s/></text:span><text:span text:style-name="T295_61">آن</text:span><text:span text:style-name="T295_62"><text:s/></text:span><text:span text:style-name="T295_63">استفاده</text:span><text:span text:style-name="T295_64"><text:s/></text:span><text:span text:style-name="T295_65">کرد</text:span><text:span text:style-name="T295_66">.</text:span></text:p>
      <text:p text:style-name="P296"><text:span text:style-name="T296_1">&gt;&gt;&gt;<text:s/></text:span><text:span text:style-name="T296_2">t</text:span><text:span text:style-name="T296_3"><text:s/>=<text:s/>['</text:span><text:span text:style-name="T296_4">spam</text:span><text:span text:style-name="T296_5">',<text:s/>'</text:span><text:span text:style-name="T296_6">egg</text:span><text:span text:style-name="T296_7">',<text:s/>'</text:span><text:span text:style-name="T296_8">spam</text:span><text:span text:style-name="T296_9">',<text:s/>'</text:span><text:span text:style-name="T296_10">spam</text:span><text:span text:style-name="T296_11">',<text:s/>'</text:span><text:span text:style-name="T296_12">bacon</text:span><text:span text:style-name="T296_13">',<text:s/>'</text:span><text:span text:style-name="T296_14">spam</text:span><text:span text:style-name="T296_15">']<text:line-break/>&gt;&gt;&gt;<text:s/></text:span><text:span text:style-name="T296_16">histogram</text:span><text:span text:style-name="T296_17">(</text:span><text:span text:style-name="T296_18">t</text:span><text:span text:style-name="T296_19">)<text:line-break/>{'</text:span><text:span text:style-name="T296_20">bacon</text:span><text:span text:style-name="T296_21">':<text:s/>1,<text:s/>'</text:span><text:span text:style-name="T296_22">egg</text:span><text:span text:style-name="T296_23">':<text:s/>1,<text:s/>'</text:span><text:span text:style-name="T296_24">spam</text:span><text:span text:style-name="T296_25">':<text:s/>4}</text:span></text:p>
      <text:p text:style-name="P297"/>
      <text:p text:style-name="P298"><text:span text:style-name="T298_1">توابعی</text:span><text:span text:style-name="T298_2"><text:s/></text:span><text:span text:style-name="T298_3">که</text:span><text:span text:style-name="T298_4"><text:s/></text:span><text:span text:style-name="T298_5">میتوانند</text:span><text:span text:style-name="T298_6"><text:s/></text:span><text:span text:style-name="T298_7">با</text:span><text:span text:style-name="T298_8"><text:s/></text:span><text:span text:style-name="T298_9">چند</text:span><text:span text:style-name="T298_10"><text:s/></text:span><text:span text:style-name="T298_11">نوع</text:span><text:span text:style-name="T298_12"><text:s/></text:span><text:span text:style-name="T298_13">مختلف</text:span><text:span text:style-name="T298_14"><text:s/></text:span><text:span text:style-name="T298_15">کار</text:span><text:span text:style-name="T298_16"><text:s/></text:span><text:span text:style-name="T298_17">کنند</text:span><text:span text:style-name="T298_18"><text:s/></text:span><text:span text:style-name="T298_19">چندریختی</text:span><text:span text:style-name="T298_20"><text:s/></text:span><text:span text:style-name="T298_21">نامیده</text:span><text:span text:style-name="T298_22"><text:s/></text:span><text:span text:style-name="T298_23">میشوند</text:span><text:span text:style-name="T298_24">.<text:s/></text:span><text:span text:style-name="T298_25">چندریختی</text:span><text:span text:style-name="T298_26"><text:s/></text:span><text:span text:style-name="T298_27">استفاده</text:span><text:span text:style-name="T298_28"><text:s/></text:span><text:span text:style-name="T298_29">دوباره</text:span><text:span text:style-name="T298_30"><text:s/></text:span><text:span text:style-name="T298_31">از</text:span><text:span text:style-name="T298_32"><text:s/></text:span><text:span text:style-name="T298_33">کد</text:span><text:span text:style-name="T298_34"><text:s/></text:span><text:span text:style-name="T298_35">را</text:span><text:span text:style-name="T298_36"><text:s/></text:span><text:span text:style-name="T298_37">تسهیل</text:span><text:span text:style-name="T298_38"><text:s/></text:span><text:span text:style-name="T298_39">میکند</text:span><text:span text:style-name="T298_40">.<text:s/></text:span><text:span text:style-name="T298_41">به</text:span><text:span text:style-name="T298_42"><text:s/></text:span><text:span text:style-name="T298_43">طور</text:span><text:span text:style-name="T298_44"><text:s/></text:span><text:span text:style-name="T298_45">مثال</text:span><text:span text:style-name="T298_46"><text:s/></text:span><text:span text:style-name="T298_47">تابع</text:span><text:span text:style-name="T298_48"><text:s/></text:span><text:span text:style-name="T298_49">توکار</text:span><text:span text:style-name="T298_50"><text:s/></text:span><text:span text:style-name="T298_51">sum</text:span><text:span text:style-name="T298_52"><text:s/></text:span><text:span text:style-name="T298_53">که</text:span><text:span text:style-name="T298_54"><text:s/></text:span><text:span text:style-name="T298_55">عناصر</text:span><text:span text:style-name="T298_56"><text:s/></text:span><text:span text:style-name="T298_57">یک</text:span><text:span text:style-name="T298_58"><text:s/></text:span><text:span text:style-name="T298_59">دنباله</text:span><text:span text:style-name="T298_60"><text:s/></text:span><text:span text:style-name="T298_61">را</text:span><text:span text:style-name="T298_62"><text:s/></text:span><text:span text:style-name="T298_63">با</text:span><text:span text:style-name="T298_64"><text:s/></text:span><text:span text:style-name="T298_65">هم</text:span><text:span text:style-name="T298_66"><text:s/></text:span><text:span text:style-name="T298_67">جمع</text:span><text:span text:style-name="T298_68"><text:s/></text:span><text:span text:style-name="T298_69">میکند</text:span><text:span text:style-name="T298_70">،‌<text:s/></text:span><text:span text:style-name="T298_71">تا</text:span><text:span text:style-name="T298_72"><text:s/></text:span><text:span text:style-name="T298_73">وقتی</text:span><text:span text:style-name="T298_74"><text:s/></text:span><text:span text:style-name="T298_75">که</text:span><text:span text:style-name="T298_76"><text:s/></text:span><text:span text:style-name="T298_77">عناصر</text:span><text:span text:style-name="T298_78"><text:s/></text:span><text:span text:style-name="T298_79">دنباله</text:span><text:span text:style-name="T298_80"><text:s/></text:span><text:span text:style-name="T298_81">قابلیت</text:span><text:span text:style-name="T298_82"><text:s/></text:span><text:span text:style-name="T298_83">جمع</text:span><text:span text:style-name="T298_84"><text:s/></text:span><text:span text:style-name="T298_85">داشته</text:span><text:span text:style-name="T298_86"><text:s/></text:span><text:span text:style-name="T298_87">باشند</text:span><text:span text:style-name="T298_88"><text:s/></text:span><text:span text:style-name="T298_89">ادامه</text:span><text:span text:style-name="T298_90"><text:s/></text:span><text:span text:style-name="T298_91">پیدا</text:span><text:span text:style-name="T298_92"><text:s/></text:span><text:span text:style-name="T298_93">میکند</text:span><text:span text:style-name="T298_94">.</text:span></text:p>
      <text:p text:style-name="P299"><text:span text:style-name="T299_1">از</text:span><text:span text:style-name="T299_2"><text:s/></text:span><text:span text:style-name="T299_3">آنجا</text:span><text:span text:style-name="T299_4"><text:s/></text:span><text:span text:style-name="T299_5">که</text:span><text:span text:style-name="T299_6"><text:s/></text:span><text:span text:style-name="T299_7">به</text:span><text:span text:style-name="T299_8"><text:s/></text:span><text:span text:style-name="T299_9">اشیای</text:span><text:span text:style-name="T299_10"><text:s/></text:span><text:span text:style-name="T299_11">Time</text:span><text:span text:style-name="T299_12"><text:s/></text:span><text:span text:style-name="T299_13">یک</text:span><text:span text:style-name="T299_14"><text:s/></text:span><text:span text:style-name="T299_15">متد</text:span><text:span text:style-name="T299_16"><text:s/></text:span><text:span text:style-name="T299_17">add</text:span><text:span text:style-name="T299_18"><text:s/></text:span><text:span text:style-name="T299_19">اضافه</text:span><text:span text:style-name="T299_20"><text:s/></text:span><text:span text:style-name="T299_21">کرده</text:span><text:span text:style-name="T299_22"><text:s/></text:span><text:span text:style-name="T299_23">ایم</text:span><text:span text:style-name="T299_24">،<text:s/></text:span><text:span text:style-name="T299_25">با</text:span><text:span text:style-name="T299_26"><text:s/></text:span><text:span text:style-name="T299_27">sum</text:span><text:span text:style-name="T299_28"><text:s/></text:span><text:span text:style-name="T299_29">کار</text:span><text:span text:style-name="T299_30"><text:s/></text:span><text:span text:style-name="T299_31">میکنند</text:span><text:span text:style-name="T299_32">:</text:span></text:p>
      <text:p text:style-name="P300"><text:span text:style-name="T300_1">&gt;&gt;&gt;<text:s/></text:span><text:span text:style-name="T300_2">t</text:span><text:span text:style-name="T300_3">1<text:s/>=<text:s/></text:span><text:span text:style-name="T300_4">Time</text:span><text:span text:style-name="T300_5">(7,<text:s/>43)<text:line-break/>&gt;&gt;&gt;<text:s/></text:span><text:span text:style-name="T300_6">t</text:span><text:span text:style-name="T300_7">2<text:s/>=<text:s/></text:span><text:span text:style-name="T300_8">Time</text:span><text:span text:style-name="T300_9">(7,<text:s/>41)<text:line-break/>&gt;&gt;&gt;<text:s/></text:span><text:span text:style-name="T300_10">t</text:span><text:span text:style-name="T300_11">3<text:s/>=<text:s/></text:span><text:span text:style-name="T300_12">Time</text:span><text:span text:style-name="T300_13">(7,<text:s/>37)<text:line-break/>&gt;&gt;&gt;<text:s/></text:span><text:span text:style-name="T300_14">total</text:span><text:span text:style-name="T300_15"><text:s/>=<text:s/></text:span><text:span text:style-name="T300_16">sum</text:span><text:span text:style-name="T300_17">([</text:span><text:span text:style-name="T300_18">t</text:span><text:span text:style-name="T300_19">1,<text:s/></text:span><text:span text:style-name="T300_20">t</text:span><text:span text:style-name="T300_21">2,<text:s/></text:span><text:span text:style-name="T300_22">t</text:span><text:span text:style-name="T300_23">3])<text:line-break/>&gt;&gt;&gt;<text:s/></text:span><text:span text:style-name="T300_24">print</text:span><text:span text:style-name="T300_25"><text:s/></text:span><text:span text:style-name="T300_26">total</text:span><text:span text:style-name="T300_27"><text:line-break/>23:01:00</text:span></text:p>
      <text:p text:style-name="P301"><text:span text:style-name="T301_1">به</text:span><text:span text:style-name="T301_2"><text:s/></text:span><text:span text:style-name="T301_3">طور</text:span><text:span text:style-name="T301_4"><text:s/></text:span><text:span text:style-name="T301_5">کلی</text:span><text:span text:style-name="T301_6">،<text:s/></text:span><text:span text:style-name="T301_7">اگر</text:span><text:span text:style-name="T301_8"><text:s/></text:span><text:span text:style-name="T301_9">همه</text:span><text:span text:style-name="T301_10"><text:s/></text:span><text:span text:style-name="T301_11">عملیات</text:span><text:span text:style-name="T301_12"><text:s/></text:span><text:span text:style-name="T301_13">داخل</text:span><text:span text:style-name="T301_14"><text:s/></text:span><text:span text:style-name="T301_15">تابع</text:span><text:span text:style-name="T301_16"><text:s/></text:span><text:span text:style-name="T301_17">با</text:span><text:span text:style-name="T301_18"><text:s/></text:span><text:span text:style-name="T301_19">نوع</text:span><text:span text:style-name="T301_20"><text:s/></text:span><text:span text:style-name="T301_21">داده</text:span><text:span text:style-name="T301_22"><text:s/></text:span><text:span text:style-name="T301_23">شده</text:span><text:span text:style-name="T301_24"><text:s/></text:span><text:span text:style-name="T301_25">کار</text:span><text:span text:style-name="T301_26"><text:s/></text:span><text:span text:style-name="T301_27">کند</text:span><text:span text:style-name="T301_28">،<text:s/></text:span><text:span text:style-name="T301_29">کل</text:span><text:span text:style-name="T301_30"><text:s/></text:span><text:span text:style-name="T301_31">تابع</text:span><text:span text:style-name="T301_32"><text:s/></text:span><text:span text:style-name="T301_33">با</text:span><text:span text:style-name="T301_34"><text:s/></text:span><text:span text:style-name="T301_35">آن</text:span><text:span text:style-name="T301_36"><text:s/></text:span><text:span text:style-name="T301_37">نوع</text:span><text:span text:style-name="T301_38"><text:s/></text:span><text:span text:style-name="T301_39">کار</text:span><text:span text:style-name="T301_40"><text:s/></text:span><text:span text:style-name="T301_41">میکند</text:span><text:span text:style-name="T301_42">.</text:span></text:p>
      <text:p text:style-name="P302"/>
      <text:p text:style-name="P303"><text:span text:style-name="T303_1">۱۷.۱۰<text:s/></text:span><text:span text:style-name="T303_2">رفع</text:span><text:span text:style-name="T303_3"><text:s/></text:span><text:span text:style-name="T303_4">مشکل</text:span></text:p>
      <text:p text:style-name="P304"><text:span text:style-name="T304_1">امکان</text:span><text:span text:style-name="T304_2"><text:s/></text:span><text:span text:style-name="T304_3">اضافه</text:span><text:span text:style-name="T304_4"><text:s/></text:span><text:span text:style-name="T304_5">کردن</text:span><text:span text:style-name="T304_6"><text:s/></text:span><text:span text:style-name="T304_7">ویژگی</text:span><text:span text:style-name="T304_8"><text:s/></text:span><text:span text:style-name="T304_9">به</text:span><text:span text:style-name="T304_10"><text:s/></text:span><text:span text:style-name="T304_11">اشیا</text:span><text:span text:style-name="T304_12"><text:s/></text:span><text:span text:style-name="T304_13">در</text:span><text:span text:style-name="T304_14"><text:s/></text:span><text:span text:style-name="T304_15">هر</text:span><text:span text:style-name="T304_16"><text:s/></text:span><text:span text:style-name="T304_17">نقطه</text:span><text:span text:style-name="T304_18"><text:s/></text:span><text:span text:style-name="T304_19">از</text:span><text:span text:style-name="T304_20"><text:s/></text:span><text:span text:style-name="T304_21">اجرای</text:span><text:span text:style-name="T304_22"><text:s/></text:span><text:span text:style-name="T304_23">برنامه</text:span><text:span text:style-name="T304_24"><text:s/></text:span><text:span text:style-name="T304_25">ممکن</text:span><text:span text:style-name="T304_26"><text:s/></text:span><text:span text:style-name="T304_27">است</text:span><text:span text:style-name="T304_28">،<text:s/></text:span><text:span text:style-name="T304_29">ولی</text:span><text:span text:style-name="T304_30"><text:s/></text:span><text:span text:style-name="T304_31">اگر</text:span><text:span text:style-name="T304_32"><text:s/></text:span><text:span text:style-name="T304_33">به</text:span><text:span text:style-name="T304_34"><text:s/></text:span><text:span text:style-name="T304_35">تئوری</text:span><text:span text:style-name="T304_36"><text:s/></text:span><text:span text:style-name="T304_37">انواع</text:span><text:span text:style-name="T304_38"><text:s/></text:span><text:span text:style-name="T304_39">در</text:span><text:span text:style-name="T304_40"><text:s/></text:span><text:span text:style-name="T304_41">برنامه</text:span><text:span text:style-name="T304_42"><text:s/></text:span><text:span text:style-name="T304_43">احترام</text:span><text:span text:style-name="T304_44"><text:s/></text:span><text:span text:style-name="T304_45">میگذارید</text:span><text:span text:style-name="T304_46">،<text:s/></text:span><text:span text:style-name="T304_47">کار</text:span><text:span text:style-name="T304_48"><text:s/></text:span><text:span text:style-name="T304_49">اشتباهیست</text:span><text:span text:style-name="T304_50"><text:s/></text:span><text:span text:style-name="T304_51">که</text:span><text:span text:style-name="T304_52"><text:s/></text:span><text:span text:style-name="T304_53">چند</text:span><text:span text:style-name="T304_54"><text:s/></text:span><text:span text:style-name="T304_55">شی</text:span><text:span text:style-name="T304_56"><text:s/></text:span><text:span text:style-name="T304_57">از</text:span><text:span text:style-name="T304_58"><text:s/></text:span><text:span text:style-name="T304_59">یک</text:span><text:span text:style-name="T304_60"><text:s/></text:span><text:span text:style-name="T304_61">نوع</text:span><text:span text:style-name="T304_62"><text:s/></text:span><text:span text:style-name="T304_63">با</text:span><text:span text:style-name="T304_64"><text:s/></text:span><text:span text:style-name="T304_65">ویژگی</text:span><text:span text:style-name="T304_66"><text:s/></text:span><text:span text:style-name="T304_67">های</text:span><text:span text:style-name="T304_68"><text:s/></text:span><text:span text:style-name="T304_69">متفاوت</text:span><text:span text:style-name="T304_70"><text:s/></text:span><text:span text:style-name="T304_71">داشته</text:span><text:span text:style-name="T304_72"><text:s/></text:span><text:span text:style-name="T304_73">باشید</text:span><text:span text:style-name="T304_74">.<text:s/></text:span><text:span text:style-name="T304_75">معمولا</text:span><text:span text:style-name="T304_76"><text:s/></text:span><text:span text:style-name="T304_77">کار</text:span><text:span text:style-name="T304_78"><text:s/></text:span><text:span text:style-name="T304_79">بهتر</text:span><text:span text:style-name="T304_80"><text:s/></text:span><text:span text:style-name="T304_81">این</text:span><text:span text:style-name="T304_82"><text:s/></text:span><text:span text:style-name="T304_83">است</text:span><text:span text:style-name="T304_84"><text:s/></text:span><text:span text:style-name="T304_85">که</text:span><text:span text:style-name="T304_86"><text:s/></text:span><text:span text:style-name="T304_87">تمام</text:span><text:span text:style-name="T304_88"><text:s/></text:span><text:span text:style-name="T304_89">ویژگی</text:span><text:span text:style-name="T304_90">‌</text:span><text:span text:style-name="T304_91">های</text:span><text:span text:style-name="T304_92"><text:s/></text:span><text:span text:style-name="T304_93">شی</text:span><text:span text:style-name="T304_94"><text:s/></text:span><text:span text:style-name="T304_95">در</text:span><text:span text:style-name="T304_96"><text:s/></text:span><text:span text:style-name="T304_97">متد</text:span><text:span text:style-name="T304_98"><text:s/></text:span><text:span text:style-name="T304_99">init</text:span><text:span text:style-name="T304_100"><text:s/></text:span><text:span text:style-name="T304_101">آن</text:span><text:span text:style-name="T304_102"><text:s/></text:span><text:span text:style-name="T304_103">مشخص</text:span><text:span text:style-name="T304_104"><text:s/></text:span><text:span text:style-name="T304_105">شده</text:span><text:span text:style-name="T304_106"><text:s/></text:span><text:span text:style-name="T304_107">باشد</text:span><text:span text:style-name="T304_108">.</text:span></text:p>
      <text:p text:style-name="P305"><text:span text:style-name="T305_1">اگر</text:span><text:span text:style-name="T305_2"><text:s/></text:span><text:span text:style-name="T305_3">مطمئن</text:span><text:span text:style-name="T305_4"><text:s/></text:span><text:span text:style-name="T305_5">نیستید</text:span><text:span text:style-name="T305_6"><text:s/></text:span><text:span text:style-name="T305_7">که</text:span><text:span text:style-name="T305_8"><text:s/></text:span><text:span text:style-name="T305_9">یک</text:span><text:span text:style-name="T305_10"><text:s/></text:span><text:span text:style-name="T305_11">شی</text:span><text:span text:style-name="T305_12"><text:s/></text:span><text:span text:style-name="T305_13">یک</text:span><text:span text:style-name="T305_14"><text:s/></text:span><text:span text:style-name="T305_15">ویژگی</text:span><text:span text:style-name="T305_16"><text:s/></text:span><text:span text:style-name="T305_17">خاص</text:span><text:span text:style-name="T305_18"><text:s/></text:span><text:span text:style-name="T305_19">دارد</text:span><text:span text:style-name="T305_20"><text:s/></text:span><text:span text:style-name="T305_21">یا</text:span><text:span text:style-name="T305_22"><text:s/></text:span><text:span text:style-name="T305_23">نه</text:span><text:span text:style-name="T305_24">،<text:s/></text:span><text:span text:style-name="T305_25">میتوانید</text:span><text:span text:style-name="T305_26"><text:s/></text:span><text:span text:style-name="T305_27">از</text:span><text:span text:style-name="T305_28"><text:s/></text:span><text:span text:style-name="T305_29">تابع</text:span><text:span text:style-name="T305_30"><text:s/></text:span><text:span text:style-name="T305_31">توکار</text:span><text:span text:style-name="T305_32"><text:s/></text:span><text:span text:style-name="T305_33">hasattr</text:span><text:span text:style-name="T305_34"><text:s/></text:span><text:span text:style-name="T305_35">استفاده</text:span><text:span text:style-name="T305_36"><text:s/></text:span><text:span text:style-name="T305_37">کندی</text:span><text:span text:style-name="T305_38"><text:s/>(</text:span><text:span text:style-name="T305_39">بخش</text:span><text:span text:style-name="T305_40"><text:s/>۱۵.۷)</text:span></text:p>
      <text:p text:style-name="P306"><text:span text:style-name="T306_1">راه</text:span><text:span text:style-name="T306_2"><text:s/></text:span><text:span text:style-name="T306_3">دیگر</text:span><text:span text:style-name="T306_4"><text:s/></text:span><text:span text:style-name="T306_5">دسترسی</text:span><text:span text:style-name="T306_6"><text:s/></text:span><text:span text:style-name="T306_7">به</text:span><text:span text:style-name="T306_8"><text:s/></text:span><text:span text:style-name="T306_9">یک</text:span><text:span text:style-name="T306_10"><text:s/></text:span><text:span text:style-name="T306_11">ویژگی</text:span><text:span text:style-name="T306_12"><text:s/></text:span><text:span text:style-name="T306_13">استفاده</text:span><text:span text:style-name="T306_14"><text:s/></text:span><text:span text:style-name="T306_15">از</text:span><text:span text:style-name="T306_16"><text:s/></text:span><text:span text:style-name="T306_17">ویژگی</text:span><text:span text:style-name="T306_18"><text:s/></text:span><text:span text:style-name="T306_19">خاص</text:span><text:span text:style-name="T306_20"><text:s/>__</text:span><text:span text:style-name="T306_21">dict</text:span><text:span text:style-name="T306_22">__<text:s/></text:span><text:span text:style-name="T306_23">است</text:span><text:span text:style-name="T306_24"><text:s/></text:span><text:span text:style-name="T306_25">که</text:span><text:span text:style-name="T306_26"><text:s/></text:span><text:span text:style-name="T306_27">یک</text:span><text:span text:style-name="T306_28"><text:s/></text:span><text:span text:style-name="T306_29">دیکشنری</text:span><text:span text:style-name="T306_30"><text:s/></text:span><text:span text:style-name="T306_31">است</text:span><text:span text:style-name="T306_32"><text:s/></text:span><text:span text:style-name="T306_33">که</text:span><text:span text:style-name="T306_34"><text:s/></text:span><text:span text:style-name="T306_35">نام</text:span><text:span text:style-name="T306_36"><text:s/></text:span><text:span text:style-name="T306_37">و</text:span><text:span text:style-name="T306_38"><text:s/></text:span><text:span text:style-name="T306_39">مقدار</text:span><text:span text:style-name="T306_40"><text:s/></text:span><text:span text:style-name="T306_41">همه</text:span><text:span text:style-name="T306_42"><text:s/></text:span><text:span text:style-name="T306_43">ویژگی</text:span><text:span text:style-name="T306_44"><text:s/></text:span><text:span text:style-name="T306_45">ها</text:span><text:span text:style-name="T306_46"><text:s/></text:span><text:span text:style-name="T306_47">را</text:span><text:span text:style-name="T306_48"><text:s/></text:span><text:span text:style-name="T306_49">برمیگرداند</text:span><text:span text:style-name="T306_50">:</text:span></text:p>
      <text:p text:style-name="P307"><text:span text:style-name="T307_1">&gt;&gt;&gt;<text:s/></text:span><text:span text:style-name="T307_2">p</text:span><text:span text:style-name="T307_3"><text:s/>=<text:s/></text:span><text:span text:style-name="T307_4">Point</text:span><text:span text:style-name="T307_5">(3,<text:s/>4)<text:line-break/>&gt;&gt;&gt;<text:s/></text:span><text:span text:style-name="T307_6">print</text:span><text:span text:style-name="T307_7"><text:s/></text:span><text:span text:style-name="T307_8">p</text:span><text:span text:style-name="T307_9">.__</text:span><text:span text:style-name="T307_10">dict</text:span><text:span text:style-name="T307_11">__<text:line-break/>{'</text:span><text:span text:style-name="T307_12">y</text:span><text:span text:style-name="T307_13">':<text:s/>4,<text:s/>'</text:span><text:span text:style-name="T307_14">x</text:span><text:span text:style-name="T307_15">':<text:s/>3}<text:line-break/></text:span></text:p>
      <text:p text:style-name="P308"><text:span text:style-name="T308_1">برای</text:span><text:span text:style-name="T308_2"><text:s/></text:span><text:span text:style-name="T308_3">رفع</text:span><text:span text:style-name="T308_4"><text:s/></text:span><text:span text:style-name="T308_5">مشکلات</text:span><text:span text:style-name="T308_6"><text:s/>(</text:span><text:span text:style-name="T308_7">Debugging</text:span><text:span text:style-name="T308_8">)<text:s/></text:span><text:span text:style-name="T308_9">بهتر</text:span><text:span text:style-name="T308_10"><text:s/></text:span><text:span text:style-name="T308_11">است</text:span><text:span text:style-name="T308_12"><text:s/></text:span><text:span text:style-name="T308_13">این</text:span><text:span text:style-name="T308_14"><text:s/></text:span><text:span text:style-name="T308_15">تابع</text:span><text:span text:style-name="T308_16"><text:s/></text:span><text:span text:style-name="T308_17">را</text:span><text:span text:style-name="T308_18"><text:s/></text:span><text:span text:style-name="T308_19">به</text:span><text:span text:style-name="T308_20"><text:s/></text:span><text:span text:style-name="T308_21">این</text:span><text:span text:style-name="T308_22"><text:s/></text:span><text:span text:style-name="T308_23">شکل</text:span><text:span text:style-name="T308_24"><text:s/></text:span><text:span text:style-name="T308_25">در</text:span><text:span text:style-name="T308_26"><text:s/></text:span><text:span text:style-name="T308_27">دسترس</text:span><text:span text:style-name="T308_28"><text:s/></text:span><text:span text:style-name="T308_29">نگه</text:span><text:span text:style-name="T308_30"><text:s/></text:span><text:span text:style-name="T308_31">دارید</text:span><text:span text:style-name="T308_32">:</text:span></text:p>
      <text:p text:style-name="P309"><text:span text:style-name="T309_1">def</text:span><text:span text:style-name="T309_2"><text:s/></text:span><text:span text:style-name="T309_3">print</text:span><text:span text:style-name="T309_4">_</text:span><text:span text:style-name="T309_5">attributes</text:span><text:span text:style-name="T309_6">(</text:span><text:span text:style-name="T309_7">obj</text:span><text:span text:style-name="T309_8">):<text:line-break/><text:s text:c="4"/></text:span><text:span text:style-name="T309_9">for</text:span><text:span text:style-name="T309_10"><text:s/></text:span><text:span text:style-name="T309_11">attr</text:span><text:span text:style-name="T309_12"><text:s/></text:span><text:span text:style-name="T309_13">in</text:span><text:span text:style-name="T309_14"><text:s/></text:span><text:span text:style-name="T309_15">obj</text:span><text:span text:style-name="T309_16">.__</text:span><text:span text:style-name="T309_17">dict</text:span><text:span text:style-name="T309_18">__:<text:line-break/><text:s text:c="8"/></text:span><text:span text:style-name="T309_19">print</text:span><text:span text:style-name="T309_20"><text:s/></text:span><text:span text:style-name="T309_21">attr</text:span><text:span text:style-name="T309_22">,<text:s/></text:span><text:span text:style-name="T309_23">getattr</text:span><text:span text:style-name="T309_24">(</text:span><text:span text:style-name="T309_25">obj</text:span><text:span text:style-name="T309_26">,<text:s/></text:span><text:span text:style-name="T309_27">attr</text:span><text:span text:style-name="T309_28">)</text:span></text:p>
      <text:p text:style-name="P310"><text:span text:style-name="T310_1">تابع</text:span><text:span text:style-name="T310_2"><text:s/></text:span><text:span text:style-name="T310_3">print</text:span><text:span text:style-name="T310_4">_</text:span><text:span text:style-name="T310_5">attributes</text:span><text:span text:style-name="T310_6"><text:s/></text:span><text:span text:style-name="T310_7">در</text:span><text:span text:style-name="T310_8"><text:s/></text:span><text:span text:style-name="T310_9">دیکشنری</text:span><text:span text:style-name="T310_10"><text:s/></text:span><text:span text:style-name="T310_11">آیتم</text:span><text:span text:style-name="T310_12"><text:s/></text:span><text:span text:style-name="T310_13">های</text:span><text:span text:style-name="T310_14"><text:s/></text:span><text:span text:style-name="T310_15">موجود</text:span><text:span text:style-name="T310_16"><text:s/></text:span><text:span text:style-name="T310_17">شی</text:span><text:span text:style-name="T310_18"><text:s/></text:span><text:span text:style-name="T310_19">گردش</text:span><text:span text:style-name="T310_20"><text:s/></text:span><text:span text:style-name="T310_21">میکند</text:span><text:span text:style-name="T310_22"><text:s/></text:span><text:span text:style-name="T310_23">و</text:span><text:span text:style-name="T310_24"><text:s/></text:span><text:span text:style-name="T310_25">نام</text:span><text:span text:style-name="T310_26"><text:s/></text:span><text:span text:style-name="T310_27">و</text:span><text:span text:style-name="T310_28"><text:s/></text:span><text:span text:style-name="T310_29">مقدار</text:span><text:span text:style-name="T310_30"><text:s/></text:span><text:span text:style-name="T310_31">هر</text:span><text:span text:style-name="T310_32"><text:s/></text:span><text:span text:style-name="T310_33">ویژگی</text:span><text:span text:style-name="T310_34"><text:s/></text:span><text:span text:style-name="T310_35">را</text:span><text:span text:style-name="T310_36"><text:s/></text:span><text:span text:style-name="T310_37">چاپ</text:span><text:span text:style-name="T310_38"><text:s/></text:span><text:span text:style-name="T310_39">میکند</text:span><text:span text:style-name="T310_40">.</text:span></text:p>
      <text:p text:style-name="P311"><text:span text:style-name="T311_1">تابع</text:span><text:span text:style-name="T311_2"><text:s/></text:span><text:span text:style-name="T311_3">توکار</text:span><text:span text:style-name="T311_4"><text:s/></text:span><text:span text:style-name="T311_5">getattr</text:span><text:span text:style-name="T311_6"><text:s/></text:span><text:span text:style-name="T311_7">یک</text:span><text:span text:style-name="T311_8"><text:s/></text:span><text:span text:style-name="T311_9">شی</text:span><text:span text:style-name="T311_10"><text:s/></text:span><text:span text:style-name="T311_11">و</text:span><text:span text:style-name="T311_12"><text:s/></text:span><text:span text:style-name="T311_13">نام</text:span><text:span text:style-name="T311_14"><text:s/></text:span><text:span text:style-name="T311_15">یک</text:span><text:span text:style-name="T311_16"><text:s/></text:span><text:span text:style-name="T311_17">ویژگی</text:span><text:span text:style-name="T311_18"><text:s/></text:span><text:span text:style-name="T311_19">را</text:span><text:span text:style-name="T311_20"><text:s/></text:span><text:span text:style-name="T311_21">میگیرد</text:span><text:span text:style-name="T311_22"><text:s/></text:span><text:span text:style-name="T311_23">و</text:span><text:span text:style-name="T311_24"><text:s/></text:span><text:span text:style-name="T311_25">مقدار</text:span><text:span text:style-name="T311_26"><text:s/></text:span><text:span text:style-name="T311_27">ویژگی</text:span><text:span text:style-name="T311_28"><text:s/></text:span><text:span text:style-name="T311_29">را</text:span><text:span text:style-name="T311_30"><text:s/></text:span><text:span text:style-name="T311_31">برمیگرداند</text:span><text:span text:style-name="T311_32">.</text:span></text:p>
      <text:p text:style-name="P312"/>
      <text:p text:style-name="P313"><text:span text:style-name="T313_1">۱۷.۱۱<text:s/></text:span><text:span text:style-name="T313_2">واسط</text:span><text:span text:style-name="T313_3"><text:s/></text:span><text:span text:style-name="T313_4">و</text:span><text:span text:style-name="T313_5"><text:s/></text:span><text:span text:style-name="T313_6">پیاده</text:span><text:span text:style-name="T313_7"><text:s/></text:span><text:span text:style-name="T313_8">سازی</text:span><text:span text:style-name="T313_9"><text:s/></text:span><text:span text:style-name="T313_10">آن</text:span></text:p>
      <text:p text:style-name="P314"><text:span text:style-name="T314_1">یکی</text:span><text:span text:style-name="T314_2"><text:s/></text:span><text:span text:style-name="T314_3">از</text:span><text:span text:style-name="T314_4"><text:s/></text:span><text:span text:style-name="T314_5">اهداف</text:span><text:span text:style-name="T314_6"><text:s/></text:span><text:span text:style-name="T314_7">استفاده</text:span><text:span text:style-name="T314_8"><text:s/></text:span><text:span text:style-name="T314_9">از</text:span><text:span text:style-name="T314_10"><text:s/></text:span><text:span text:style-name="T314_11">شی</text:span><text:span text:style-name="T314_12"><text:s/></text:span><text:span text:style-name="T314_13">گرایی</text:span><text:span text:style-name="T314_14"><text:s/></text:span><text:span text:style-name="T314_15">این</text:span><text:span text:style-name="T314_16"><text:s/></text:span><text:span text:style-name="T314_17">است</text:span><text:span text:style-name="T314_18"><text:s/></text:span><text:span text:style-name="T314_19">که</text:span><text:span text:style-name="T314_20"><text:s/></text:span><text:span text:style-name="T314_21">نرم</text:span><text:span text:style-name="T314_22"><text:s/></text:span><text:span text:style-name="T314_23">افزار</text:span><text:span text:style-name="T314_24"><text:s/></text:span><text:span text:style-name="T314_25">ساختار</text:span><text:span text:style-name="T314_26"><text:s/></text:span><text:span text:style-name="T314_27">پذیری</text:span><text:span text:style-name="T314_28"><text:s/></text:span><text:span text:style-name="T314_29">بیشتری</text:span><text:span text:style-name="T314_30"><text:s/></text:span><text:span text:style-name="T314_31">داشته</text:span><text:span text:style-name="T314_32"><text:s/></text:span><text:span text:style-name="T314_33">باشد</text:span><text:span text:style-name="T314_34">،<text:s/></text:span><text:span text:style-name="T314_35">به</text:span><text:span text:style-name="T314_36"><text:s/></text:span><text:span text:style-name="T314_37">این</text:span><text:span text:style-name="T314_38"><text:s/></text:span><text:span text:style-name="T314_39">معنی</text:span><text:span text:style-name="T314_40"><text:s/></text:span><text:span text:style-name="T314_41">که</text:span><text:span text:style-name="T314_42"><text:s/></text:span><text:span text:style-name="T314_43">برنامه</text:span><text:span text:style-name="T314_44"><text:s/></text:span><text:span text:style-name="T314_45">در</text:span><text:span text:style-name="T314_46"><text:s/></text:span><text:span text:style-name="T314_47">حال</text:span><text:span text:style-name="T314_48"><text:s/></text:span><text:span text:style-name="T314_49">کار</text:span><text:span text:style-name="T314_50"><text:s/></text:span><text:span text:style-name="T314_51">باشد</text:span><text:span text:style-name="T314_52"><text:s/></text:span><text:span text:style-name="T314_53">درحالی</text:span><text:span text:style-name="T314_54"><text:s/></text:span><text:span text:style-name="T314_55">دیگر</text:span><text:span text:style-name="T314_56"><text:s/></text:span><text:span text:style-name="T314_57">اعضای</text:span><text:span text:style-name="T314_58"><text:s/></text:span><text:span text:style-name="T314_59">سیستم</text:span><text:span text:style-name="T314_60"><text:s/></text:span><text:span text:style-name="T314_61">در</text:span><text:span text:style-name="T314_62"><text:s/></text:span><text:span text:style-name="T314_63">حال</text:span><text:span text:style-name="T314_64"><text:s/></text:span><text:span text:style-name="T314_65">تغییرند</text:span><text:span text:style-name="T314_66"><text:s/></text:span><text:span text:style-name="T314_67">و</text:span><text:span text:style-name="T314_68"><text:s/></text:span><text:span text:style-name="T314_69">برنامه</text:span><text:span text:style-name="T314_70"><text:s/></text:span><text:span text:style-name="T314_71">را</text:span><text:span text:style-name="T314_72"><text:s/></text:span><text:span text:style-name="T314_73">طوری</text:span><text:span text:style-name="T314_74"><text:s/></text:span><text:span text:style-name="T314_75">تغییر</text:span><text:span text:style-name="T314_76"><text:s/></text:span><text:span text:style-name="T314_77">دهید</text:span><text:span text:style-name="T314_78"><text:s/></text:span><text:span text:style-name="T314_79">که</text:span><text:span text:style-name="T314_80"><text:s/></text:span><text:span text:style-name="T314_81">با</text:span><text:span text:style-name="T314_82"><text:s/></text:span><text:span text:style-name="T314_83">نیازهای</text:span><text:span text:style-name="T314_84"><text:s/></text:span><text:span text:style-name="T314_85">جدید</text:span><text:span text:style-name="T314_86"><text:s/></text:span><text:span text:style-name="T314_87">هماهنگ</text:span><text:span text:style-name="T314_88"><text:s/></text:span><text:span text:style-name="T314_89">شوند</text:span><text:span text:style-name="T314_90">.</text:span></text:p>
      <text:p text:style-name="P315"><text:span text:style-name="T315_1">یک</text:span><text:span text:style-name="T315_2"><text:s/></text:span><text:span text:style-name="T315_3">الگوی</text:span><text:span text:style-name="T315_4"><text:s/></text:span><text:span text:style-name="T315_5">طراحی</text:span><text:span text:style-name="T315_6"><text:s/></text:span><text:span text:style-name="T315_7">که</text:span><text:span text:style-name="T315_8"><text:s/></text:span><text:span text:style-name="T315_9">برای</text:span><text:span text:style-name="T315_10"><text:s/></text:span><text:span text:style-name="T315_11">رسیدن</text:span><text:span text:style-name="T315_12"><text:s/></text:span><text:span text:style-name="T315_13">به</text:span><text:span text:style-name="T315_14"><text:s/></text:span><text:span text:style-name="T315_15">این</text:span><text:span text:style-name="T315_16"><text:s/></text:span><text:span text:style-name="T315_17">هدف</text:span><text:span text:style-name="T315_18"><text:s/></text:span><text:span text:style-name="T315_19">کمک</text:span><text:span text:style-name="T315_20"><text:s/></text:span><text:span text:style-name="T315_21">میکند</text:span><text:span text:style-name="T315_22"><text:s/></text:span><text:span text:style-name="T315_23">این</text:span><text:span text:style-name="T315_24"><text:s/></text:span><text:span text:style-name="T315_25">است</text:span><text:span text:style-name="T315_26"><text:s/></text:span><text:span text:style-name="T315_27">که</text:span><text:span text:style-name="T315_28"><text:s/></text:span><text:span text:style-name="T315_29">واسط</text:span><text:span text:style-name="T315_30">‌</text:span><text:span text:style-name="T315_31">ها</text:span><text:span text:style-name="T315_32"><text:s/></text:span><text:span text:style-name="T315_33">را</text:span><text:span text:style-name="T315_34"><text:s/></text:span><text:span text:style-name="T315_35">از</text:span><text:span text:style-name="T315_36"><text:s/></text:span><text:span text:style-name="T315_37">پیاده</text:span><text:span text:style-name="T315_38">‌</text:span><text:span text:style-name="T315_39">سازی</text:span><text:span text:style-name="T315_40">‌</text:span><text:span text:style-name="T315_41">ها</text:span><text:span text:style-name="T315_42"><text:s/></text:span><text:span text:style-name="T315_43">جدا</text:span><text:span text:style-name="T315_44"><text:s/></text:span><text:span text:style-name="T315_45">کنید</text:span><text:span text:style-name="T315_46">.<text:s/></text:span><text:span text:style-name="T315_47">برای</text:span><text:span text:style-name="T315_48"><text:s/></text:span><text:span text:style-name="T315_49">اشیا</text:span><text:span text:style-name="T315_50">،<text:s/></text:span><text:span text:style-name="T315_51">اینکار</text:span><text:span text:style-name="T315_52"><text:s/></text:span><text:span text:style-name="T315_53">به</text:span><text:span text:style-name="T315_54"><text:s/></text:span><text:span text:style-name="T315_55">این</text:span><text:span text:style-name="T315_56"><text:s/></text:span><text:span text:style-name="T315_57">معنی</text:span><text:span text:style-name="T315_58"><text:s/></text:span><text:span text:style-name="T315_59">است</text:span><text:span text:style-name="T315_60"><text:s/></text:span><text:span text:style-name="T315_61">که</text:span><text:span text:style-name="T315_62"><text:s/></text:span><text:span text:style-name="T315_63">متدهای</text:span><text:span text:style-name="T315_64"><text:s/></text:span><text:span text:style-name="T315_65">کلاس</text:span><text:span text:style-name="T315_66"><text:s/></text:span><text:span text:style-name="T315_67">نباید</text:span><text:span text:style-name="T315_68"><text:s/></text:span><text:span text:style-name="T315_69">به</text:span><text:span text:style-name="T315_70"><text:s/></text:span><text:span text:style-name="T315_71">ویژگی</text:span><text:span text:style-name="T315_72">‌</text:span><text:span text:style-name="T315_73">های</text:span><text:span text:style-name="T315_74"><text:s/></text:span><text:span text:style-name="T315_75">آن</text:span><text:span text:style-name="T315_76"><text:s/></text:span><text:span text:style-name="T315_77">وابسته</text:span><text:span text:style-name="T315_78"><text:s/></text:span><text:span text:style-name="T315_79">باشد</text:span><text:span text:style-name="T315_80">.</text:span></text:p>
      <text:p text:style-name="P316"><text:span text:style-name="T316_1">به</text:span><text:span text:style-name="T316_2"><text:s/></text:span><text:span text:style-name="T316_3">طور</text:span><text:span text:style-name="T316_4"><text:s/></text:span><text:span text:style-name="T316_5">مثال</text:span><text:span text:style-name="T316_6"><text:s/></text:span><text:span text:style-name="T316_7">در</text:span><text:span text:style-name="T316_8"><text:s/></text:span><text:span text:style-name="T316_9">این</text:span><text:span text:style-name="T316_10"><text:s/></text:span><text:span text:style-name="T316_11">بخش</text:span><text:span text:style-name="T316_12"><text:s/></text:span><text:span text:style-name="T316_13">ما</text:span><text:span text:style-name="T316_14"><text:s/></text:span><text:span text:style-name="T316_15">کلاسی</text:span><text:span text:style-name="T316_16"><text:s/></text:span><text:span text:style-name="T316_17">ایجاد</text:span><text:span text:style-name="T316_18"><text:s/></text:span><text:span text:style-name="T316_19">میکنیم</text:span><text:span text:style-name="T316_20"><text:s/></text:span><text:span text:style-name="T316_21">که</text:span><text:span text:style-name="T316_22"><text:s/></text:span><text:span text:style-name="T316_23">زمان</text:span><text:span text:style-name="T316_24"><text:s/></text:span><text:span text:style-name="T316_25">را</text:span><text:span text:style-name="T316_26"><text:s/></text:span><text:span text:style-name="T316_27">نشان</text:span><text:span text:style-name="T316_28"><text:s/></text:span><text:span text:style-name="T316_29">میدهد</text:span><text:span text:style-name="T316_30">.<text:s/></text:span><text:span text:style-name="T316_31">متدهای</text:span><text:span text:style-name="T316_32"><text:s/></text:span><text:span text:style-name="T316_33">موجود</text:span><text:span text:style-name="T316_34"><text:s/></text:span><text:span text:style-name="T316_35">این</text:span><text:span text:style-name="T316_36"><text:s/></text:span><text:span text:style-name="T316_37">کلاس</text:span><text:span text:style-name="T316_38"><text:s/></text:span><text:span text:style-name="T316_39">شامل</text:span><text:span text:style-name="T316_40"><text:s/></text:span><text:span text:style-name="T316_41">time</text:span><text:span text:style-name="T316_42">_</text:span><text:span text:style-name="T316_43">to</text:span><text:span text:style-name="T316_44">_</text:span><text:span text:style-name="T316_45">int</text:span><text:span text:style-name="T316_46">،<text:s/></text:span><text:span text:style-name="T316_47">is</text:span><text:span text:style-name="T316_48">_</text:span><text:span text:style-name="T316_49">after</text:span><text:span text:style-name="T316_50"><text:s/></text:span><text:span text:style-name="T316_51">و</text:span><text:span text:style-name="T316_52"><text:s/></text:span><text:span text:style-name="T316_53">add</text:span><text:span text:style-name="T316_54">_</text:span><text:span text:style-name="T316_55">time</text:span><text:span text:style-name="T316_56"><text:s/></text:span><text:span text:style-name="T316_57">است</text:span><text:span text:style-name="T316_58">.</text:span></text:p>
      <text:p text:style-name="P317"><text:span text:style-name="T317_1">این</text:span><text:span text:style-name="T317_2"><text:s/></text:span><text:span text:style-name="T317_3">متدها</text:span><text:span text:style-name="T317_4"><text:s/></text:span><text:span text:style-name="T317_5">را</text:span><text:span text:style-name="T317_6"><text:s/></text:span><text:span text:style-name="T317_7">میتوانیم</text:span><text:span text:style-name="T317_8"><text:s/></text:span><text:span text:style-name="T317_9">به</text:span><text:span text:style-name="T317_10"><text:s/></text:span><text:span text:style-name="T317_11">اشکال</text:span><text:span text:style-name="T317_12"><text:s/></text:span><text:span text:style-name="T317_13">مختلف</text:span><text:span text:style-name="T317_14"><text:s/></text:span><text:span text:style-name="T317_15">توسعه</text:span><text:span text:style-name="T317_16"><text:s/></text:span><text:span text:style-name="T317_17">دهیم</text:span><text:span text:style-name="T317_18">.<text:s/></text:span><text:span text:style-name="T317_19">جزییات</text:span><text:span text:style-name="T317_20"><text:s/></text:span><text:span text:style-name="T317_21">پیاده</text:span><text:span text:style-name="T317_22"><text:s/></text:span><text:span text:style-name="T317_23">سازی</text:span><text:span text:style-name="T317_24"><text:s/></text:span><text:span text:style-name="T317_25">بستگی</text:span><text:span text:style-name="T317_26"><text:s/></text:span><text:span text:style-name="T317_27">به</text:span><text:span text:style-name="T317_28"><text:s/></text:span><text:span text:style-name="T317_29">این</text:span><text:span text:style-name="T317_30"><text:s/></text:span><text:span text:style-name="T317_31">دارد</text:span><text:span text:style-name="T317_32"><text:s/></text:span><text:span text:style-name="T317_33">که</text:span><text:span text:style-name="T317_34"><text:s/></text:span><text:span text:style-name="T317_35">ما</text:span><text:span text:style-name="T317_36"><text:s/></text:span><text:span text:style-name="T317_37">چطور</text:span><text:span text:style-name="T317_38"><text:s/></text:span><text:span text:style-name="T317_39">زمان</text:span><text:span text:style-name="T317_40"><text:s/></text:span><text:span text:style-name="T317_41">را</text:span><text:span text:style-name="T317_42"><text:s/></text:span><text:span text:style-name="T317_43">نشان</text:span><text:span text:style-name="T317_44"><text:s/></text:span><text:span text:style-name="T317_45">میدهیم</text:span><text:span text:style-name="T317_46">.<text:s/></text:span><text:span text:style-name="T317_47">در</text:span><text:span text:style-name="T317_48"><text:s/></text:span><text:span text:style-name="T317_49">اینجا</text:span><text:span text:style-name="T317_50">،<text:s/></text:span><text:span text:style-name="T317_51">ویژگی</text:span><text:span text:style-name="T317_52">‌</text:span><text:span text:style-name="T317_53">های</text:span><text:span text:style-name="T317_54"><text:s/></text:span><text:span text:style-name="T317_55">شی</text:span><text:span text:style-name="T317_56"><text:s/></text:span><text:span text:style-name="T317_57">Time</text:span><text:span text:style-name="T317_58"><text:s/></text:span><text:span text:style-name="T317_59">شامل</text:span><text:span text:style-name="T317_60"><text:s/></text:span><text:span text:style-name="T317_61">hour</text:span><text:span text:style-name="T317_62">,<text:s/></text:span><text:span text:style-name="T317_63">minute</text:span><text:span text:style-name="T317_64"><text:s/></text:span><text:span text:style-name="T317_65">و</text:span><text:span text:style-name="T317_66"><text:s/></text:span><text:span text:style-name="T317_67">second</text:span><text:span text:style-name="T317_68"><text:s/></text:span><text:span text:style-name="T317_69">است</text:span><text:span text:style-name="T317_70">.</text:span></text:p>
      <text:p text:style-name="P318"><text:span text:style-name="T318_1">به</text:span><text:span text:style-name="T318_2"><text:s/></text:span><text:span text:style-name="T318_3">عنوان</text:span><text:span text:style-name="T318_4"><text:s/></text:span><text:span text:style-name="T318_5">راه</text:span><text:span text:style-name="T318_6"><text:s/></text:span><text:span text:style-name="T318_7">حل</text:span><text:span text:style-name="T318_8"><text:s/></text:span><text:span text:style-name="T318_9">جانبی</text:span><text:span text:style-name="T318_10"><text:s/></text:span><text:span text:style-name="T318_11">ما</text:span><text:span text:style-name="T318_12"><text:s/></text:span><text:span text:style-name="T318_13">میتوانیم</text:span><text:span text:style-name="T318_14"><text:s/></text:span><text:span text:style-name="T318_15">به</text:span><text:span text:style-name="T318_16"><text:s/></text:span><text:span text:style-name="T318_17">جای</text:span><text:span text:style-name="T318_18"><text:s/></text:span><text:span text:style-name="T318_19">استفاده</text:span><text:span text:style-name="T318_20"><text:s/></text:span><text:span text:style-name="T318_21">از</text:span><text:span text:style-name="T318_22"><text:s/></text:span><text:span text:style-name="T318_23">این</text:span><text:span text:style-name="T318_24"><text:s/></text:span><text:span text:style-name="T318_25">ویژگی</text:span><text:span text:style-name="T318_26"><text:s/></text:span><text:span text:style-name="T318_27">ها</text:span><text:span text:style-name="T318_28"><text:s/></text:span><text:span text:style-name="T318_29">از</text:span><text:span text:style-name="T318_30"><text:s/></text:span><text:span text:style-name="T318_31">یک</text:span><text:span text:style-name="T318_32"><text:s/></text:span><text:span text:style-name="T318_33">عدد</text:span><text:span text:style-name="T318_34"><text:s/></text:span><text:span text:style-name="T318_35">صحیح</text:span><text:span text:style-name="T318_36"><text:s/></text:span><text:span text:style-name="T318_37">که</text:span><text:span text:style-name="T318_38"><text:s/></text:span><text:span text:style-name="T318_39">تعداد</text:span><text:span text:style-name="T318_40"><text:s/></text:span><text:span text:style-name="T318_41">ثانیه</text:span><text:span text:style-name="T318_42">‌</text:span><text:span text:style-name="T318_43">ها</text:span><text:span text:style-name="T318_44"><text:s/></text:span><text:span text:style-name="T318_45">از</text:span><text:span text:style-name="T318_46"><text:s/></text:span><text:span text:style-name="T318_47">نیمه</text:span><text:span text:style-name="T318_48"><text:s/></text:span><text:span text:style-name="T318_49">شب</text:span><text:span text:style-name="T318_50"><text:s/></text:span><text:span text:style-name="T318_51">را</text:span><text:span text:style-name="T318_52"><text:s/></text:span><text:span text:style-name="T318_53">نمایش</text:span><text:span text:style-name="T318_54"><text:s/></text:span><text:span text:style-name="T318_55">میدهد</text:span><text:span text:style-name="T318_56"><text:s/></text:span><text:span text:style-name="T318_57">استفاده</text:span><text:span text:style-name="T318_58"><text:s/></text:span><text:span text:style-name="T318_59">کنیم</text:span><text:span text:style-name="T318_60">.<text:s/></text:span><text:span text:style-name="T318_61">اینطور</text:span><text:span text:style-name="T318_62"><text:s/></text:span><text:span text:style-name="T318_63">پیاده</text:span><text:span text:style-name="T318_64"><text:s/></text:span><text:span text:style-name="T318_65">سازی</text:span><text:span text:style-name="T318_66"><text:s/></text:span><text:span text:style-name="T318_67">نوشتن</text:span><text:span text:style-name="T318_68"><text:s/></text:span><text:span text:style-name="T318_69">متدهایی</text:span><text:span text:style-name="T318_70"><text:s/></text:span><text:span text:style-name="T318_71">مثل</text:span><text:span text:style-name="T318_72"><text:s/></text:span><text:span text:style-name="T318_73">is</text:span><text:span text:style-name="T318_74">_</text:span><text:span text:style-name="T318_75">after</text:span><text:span text:style-name="T318_76"><text:s/></text:span><text:span text:style-name="T318_77">را</text:span><text:span text:style-name="T318_78"><text:s/></text:span><text:span text:style-name="T318_79">راحت</text:span><text:span text:style-name="T318_80"><text:s/></text:span><text:span text:style-name="T318_81">تر</text:span><text:span text:style-name="T318_82"><text:s/></text:span><text:span text:style-name="T318_83">میکند</text:span><text:span text:style-name="T318_84"><text:s/></text:span><text:span text:style-name="T318_85">ولی</text:span><text:span text:style-name="T318_86"><text:s/></text:span><text:span text:style-name="T318_87">در</text:span><text:span text:style-name="T318_88"><text:s/></text:span><text:span text:style-name="T318_89">مقابل</text:span><text:span text:style-name="T318_90"><text:s/></text:span><text:span text:style-name="T318_91">نوشتن</text:span><text:span text:style-name="T318_92"><text:s/></text:span><text:span text:style-name="T318_93">برخی</text:span><text:span text:style-name="T318_94"><text:s/></text:span><text:span text:style-name="T318_95">متدهای</text:span><text:span text:style-name="T318_96"><text:s/></text:span><text:span text:style-name="T318_97">دیگر</text:span><text:span text:style-name="T318_98"><text:s/></text:span><text:span text:style-name="T318_99">سخت</text:span><text:span text:style-name="T318_100"><text:s/></text:span><text:span text:style-name="T318_101">میشود</text:span><text:span text:style-name="T318_102">.</text:span></text:p>
      <text:p text:style-name="P319"><text:span text:style-name="T319_1">بعد</text:span><text:span text:style-name="T319_2"><text:s/></text:span><text:span text:style-name="T319_3">از</text:span><text:span text:style-name="T319_4"><text:s/></text:span><text:span text:style-name="T319_5">پیاده</text:span><text:span text:style-name="T319_6">‌</text:span><text:span text:style-name="T319_7">سازی</text:span><text:span text:style-name="T319_8"><text:s/></text:span><text:span text:style-name="T319_9">این</text:span><text:span text:style-name="T319_10"><text:s/></text:span><text:span text:style-name="T319_11">کلاس</text:span><text:span text:style-name="T319_12"><text:s/></text:span><text:span text:style-name="T319_13">ممکن</text:span><text:span text:style-name="T319_14"><text:s/></text:span><text:span text:style-name="T319_15">است</text:span><text:span text:style-name="T319_16"><text:s/></text:span><text:span text:style-name="T319_17">یک</text:span><text:span text:style-name="T319_18"><text:s/></text:span><text:span text:style-name="T319_19">راه</text:span><text:span text:style-name="T319_20"><text:s/></text:span><text:span text:style-name="T319_21">پیاده</text:span><text:span text:style-name="T319_22">‌</text:span><text:span text:style-name="T319_23">سازی</text:span><text:span text:style-name="T319_24"><text:s/></text:span><text:span text:style-name="T319_25">بهتری</text:span><text:span text:style-name="T319_26"><text:s/></text:span><text:span text:style-name="T319_27">پیدا</text:span><text:span text:style-name="T319_28"><text:s/></text:span><text:span text:style-name="T319_29">کنید</text:span><text:span text:style-name="T319_30">.<text:s/></text:span><text:span text:style-name="T319_31">اگر</text:span><text:span text:style-name="T319_32"><text:s/></text:span><text:span text:style-name="T319_33">بقیه</text:span><text:span text:style-name="T319_34"><text:s/></text:span><text:span text:style-name="T319_35">اعضای</text:span><text:span text:style-name="T319_36"><text:s/></text:span><text:span text:style-name="T319_37">برنامه</text:span><text:span text:style-name="T319_38"><text:s/></text:span><text:span text:style-name="T319_39">از</text:span><text:span text:style-name="T319_40"><text:s/></text:span><text:span text:style-name="T319_41">کلاس</text:span><text:span text:style-name="T319_42"><text:s/></text:span><text:span text:style-name="T319_43">شما</text:span><text:span text:style-name="T319_44"><text:s/></text:span><text:span text:style-name="T319_45">استفاده</text:span><text:span text:style-name="T319_46"><text:s/></text:span><text:span text:style-name="T319_47">میکنند</text:span><text:span text:style-name="T319_48"><text:s/></text:span><text:span text:style-name="T319_49">پیاده</text:span><text:span text:style-name="T319_50"><text:s/></text:span><text:span text:style-name="T319_51">سازی</text:span><text:span text:style-name="T319_52"><text:s/></text:span><text:span text:style-name="T319_53">جدید</text:span><text:span text:style-name="T319_54"><text:s/></text:span><text:span text:style-name="T319_55">کار</text:span><text:span text:style-name="T319_56"><text:s/></text:span><text:span text:style-name="T319_57">پر</text:span><text:span text:style-name="T319_58"><text:s/></text:span><text:span text:style-name="T319_59">خطا</text:span><text:span text:style-name="T319_60"><text:s/></text:span><text:span text:style-name="T319_61">و</text:span><text:span text:style-name="T319_62"><text:s/></text:span><text:span text:style-name="T319_63">زمانبری</text:span><text:span text:style-name="T319_64"><text:s/></text:span><text:span text:style-name="T319_65">خواهد</text:span><text:span text:style-name="T319_66"><text:s/></text:span><text:span text:style-name="T319_67">بود</text:span><text:span text:style-name="T319_68">.</text:span></text:p>
      <text:p text:style-name="P320"><text:span text:style-name="T320_1">در</text:span><text:span text:style-name="T320_2"><text:s/></text:span><text:span text:style-name="T320_3">حالی</text:span><text:span text:style-name="T320_4"><text:s/></text:span><text:span text:style-name="T320_5">که</text:span><text:span text:style-name="T320_6"><text:s/></text:span><text:span text:style-name="T320_7">اگر</text:span><text:span text:style-name="T320_8"><text:s/></text:span><text:span text:style-name="T320_9">واسط</text:span><text:span text:style-name="T320_10"><text:s/></text:span><text:span text:style-name="T320_11">را</text:span><text:span text:style-name="T320_12"><text:s/></text:span><text:span text:style-name="T320_13">با</text:span><text:span text:style-name="T320_14"><text:s/></text:span><text:span text:style-name="T320_15">دقت</text:span><text:span text:style-name="T320_16"><text:s/></text:span><text:span text:style-name="T320_17">پیاده</text:span><text:span text:style-name="T320_18"><text:s/></text:span><text:span text:style-name="T320_19">کرده</text:span><text:span text:style-name="T320_20"><text:s/></text:span><text:span text:style-name="T320_21">باشید</text:span><text:span text:style-name="T320_22"><text:s/></text:span><text:span text:style-name="T320_23">میتوانید</text:span><text:span text:style-name="T320_24"><text:s/></text:span><text:span text:style-name="T320_25">پیاده</text:span><text:span text:style-name="T320_26">‌</text:span><text:span text:style-name="T320_27">سازی</text:span><text:span text:style-name="T320_28"><text:s/></text:span><text:span text:style-name="T320_29">را</text:span><text:span text:style-name="T320_30"><text:s/></text:span><text:span text:style-name="T320_31">عوض</text:span><text:span text:style-name="T320_32"><text:s/></text:span><text:span text:style-name="T320_33">کنید</text:span><text:span text:style-name="T320_34"><text:s/></text:span><text:span text:style-name="T320_35">بدون</text:span><text:span text:style-name="T320_36"><text:s/></text:span><text:span text:style-name="T320_37">اینکه</text:span><text:span text:style-name="T320_38"><text:s/></text:span><text:span text:style-name="T320_39">واسط</text:span><text:span text:style-name="T320_40"><text:s/></text:span><text:span text:style-name="T320_41">را</text:span><text:span text:style-name="T320_42"><text:s/></text:span><text:span text:style-name="T320_43">دستکاری</text:span><text:span text:style-name="T320_44"><text:s/></text:span><text:span text:style-name="T320_45">کنید</text:span><text:span text:style-name="T320_46">،<text:s/></text:span><text:span text:style-name="T320_47">به</text:span><text:span text:style-name="T320_48"><text:s/></text:span><text:span text:style-name="T320_49">این</text:span><text:span text:style-name="T320_50"><text:s/></text:span><text:span text:style-name="T320_51">معنی</text:span><text:span text:style-name="T320_52"><text:s/></text:span><text:span text:style-name="T320_53">که</text:span><text:span text:style-name="T320_54"><text:s/></text:span><text:span text:style-name="T320_55">بقیه</text:span><text:span text:style-name="T320_56"><text:s/></text:span><text:span text:style-name="T320_57">اعضای</text:span><text:span text:style-name="T320_58"><text:s/></text:span><text:span text:style-name="T320_59">برنامه</text:span><text:span text:style-name="T320_60"><text:s/></text:span><text:span text:style-name="T320_61">تغییر</text:span><text:span text:style-name="T320_62"><text:s/></text:span><text:span text:style-name="T320_63">نخواهد</text:span><text:span text:style-name="T320_64"><text:s/></text:span><text:span text:style-name="T320_65">کرد</text:span><text:span text:style-name="T320_66">.</text:span></text:p>
      <text:p text:style-name="P321"><text:span text:style-name="T321_1">جدا</text:span><text:span text:style-name="T321_2"><text:s/></text:span><text:span text:style-name="T321_3">کردن</text:span><text:span text:style-name="T321_4"><text:s/></text:span><text:span text:style-name="T321_5">واسط</text:span><text:span text:style-name="T321_6"><text:s/></text:span><text:span text:style-name="T321_7">از</text:span><text:span text:style-name="T321_8"><text:s/></text:span><text:span text:style-name="T321_9">پیاده</text:span><text:span text:style-name="T321_10">‌</text:span><text:span text:style-name="T321_11">سازی</text:span><text:span text:style-name="T321_12"><text:s/></text:span><text:span text:style-name="T321_13">به</text:span><text:span text:style-name="T321_14"><text:s/></text:span><text:span text:style-name="T321_15">این</text:span><text:span text:style-name="T321_16"><text:s/></text:span><text:span text:style-name="T321_17">است</text:span><text:span text:style-name="T321_18"><text:s/></text:span><text:span text:style-name="T321_19">که</text:span><text:span text:style-name="T321_20"><text:s/></text:span><text:span text:style-name="T321_21">باید</text:span><text:span text:style-name="T321_22"><text:s/></text:span><text:span text:style-name="T321_23">ویژگی</text:span><text:span text:style-name="T321_24">‌</text:span><text:span text:style-name="T321_25">ها</text:span><text:span text:style-name="T321_26"><text:s/></text:span><text:span text:style-name="T321_27">را</text:span><text:span text:style-name="T321_28"><text:s/></text:span><text:span text:style-name="T321_29">مخفی</text:span><text:span text:style-name="T321_30"><text:s/></text:span><text:span text:style-name="T321_31">کنید</text:span><text:span text:style-name="T321_32">.<text:s/></text:span><text:span text:style-name="T321_33">کد</text:span><text:span text:style-name="T321_34"><text:s/></text:span><text:span text:style-name="T321_35">بقیه</text:span><text:span text:style-name="T321_36"><text:s/></text:span><text:span text:style-name="T321_37">اعضای</text:span><text:span text:style-name="T321_38"><text:s/></text:span><text:span text:style-name="T321_39">برنامه</text:span><text:span text:style-name="T321_40"><text:s/>(</text:span><text:span text:style-name="T321_41">خارج</text:span><text:span text:style-name="T321_42"><text:s/></text:span><text:span text:style-name="T321_43">از</text:span><text:span text:style-name="T321_44"><text:s/></text:span><text:span text:style-name="T321_45">تعریف</text:span><text:span text:style-name="T321_46"><text:s/></text:span><text:span text:style-name="T321_47">کلاس</text:span><text:span text:style-name="T321_48">)<text:s/></text:span><text:span text:style-name="T321_49">باید</text:span><text:span text:style-name="T321_50"><text:s/></text:span><text:span text:style-name="T321_51">از</text:span><text:span text:style-name="T321_52"><text:s/></text:span><text:span text:style-name="T321_53">متدهایی</text:span><text:span text:style-name="T321_54"><text:s/></text:span><text:span text:style-name="T321_55">برای</text:span><text:span text:style-name="T321_56"><text:s/></text:span><text:span text:style-name="T321_57">خواندن</text:span><text:span text:style-name="T321_58"><text:s/></text:span><text:span text:style-name="T321_59">و</text:span><text:span text:style-name="T321_60"><text:s/></text:span><text:span text:style-name="T321_61">تغییر</text:span><text:span text:style-name="T321_62"><text:s/></text:span><text:span text:style-name="T321_63">حالت</text:span><text:span text:style-name="T321_64"><text:s/></text:span><text:span text:style-name="T321_65">شی</text:span><text:span text:style-name="T321_66"><text:s/></text:span><text:span text:style-name="T321_67">استفاده</text:span><text:span text:style-name="T321_68"><text:s/></text:span><text:span text:style-name="T321_69">کنند</text:span><text:span text:style-name="T321_70"><text:s/></text:span><text:span text:style-name="T321_71">و</text:span><text:span text:style-name="T321_72"><text:s/></text:span><text:span text:style-name="T321_73">نباید</text:span><text:span text:style-name="T321_74"><text:s/></text:span><text:span text:style-name="T321_75">به</text:span><text:span text:style-name="T321_76"><text:s/></text:span><text:span text:style-name="T321_77">ویژگی</text:span><text:span text:style-name="T321_78">‌</text:span><text:span text:style-name="T321_79">ها</text:span><text:span text:style-name="T321_80"><text:s/></text:span><text:span text:style-name="T321_81">به</text:span><text:span text:style-name="T321_82"><text:s/></text:span><text:span text:style-name="T321_83">طور</text:span><text:span text:style-name="T321_84"><text:s/></text:span><text:span text:style-name="T321_85">مستقیم</text:span><text:span text:style-name="T321_86"><text:s/></text:span><text:span text:style-name="T321_87">دسترسی</text:span><text:span text:style-name="T321_88"><text:s/></text:span><text:span text:style-name="T321_89">داشته</text:span><text:span text:style-name="T321_90"><text:s/></text:span><text:span text:style-name="T321_91">باشند</text:span><text:span text:style-name="T321_92">.<text:s/></text:span><text:span text:style-name="T321_93">به</text:span><text:span text:style-name="T321_94"><text:s/></text:span><text:span text:style-name="T321_95">این</text:span><text:span text:style-name="T321_96"><text:s/></text:span><text:span text:style-name="T321_97">اصول</text:span><text:span text:style-name="T321_98"><text:s/></text:span><text:span text:style-name="T321_99">مخفی</text:span><text:span text:style-name="T321_100">‌</text:span><text:span text:style-name="T321_101">سازی</text:span><text:span text:style-name="T321_102"><text:s/></text:span><text:span text:style-name="T321_103">اطلاعات</text:span><text:span text:style-name="T321_104"><text:s/>(</text:span><text:span text:style-name="T321_105">Information</text:span><text:span text:style-name="T321_106"><text:s/></text:span><text:span text:style-name="T321_107">hiding</text:span><text:span text:style-name="T321_108">)<text:s/></text:span><text:span text:style-name="T321_109">میگویند</text:span><text:span text:style-name="T321_110">.<text:s/></text:span><text:span text:style-name="T321_111">م</text:span><text:span text:style-name="T321_112">.</text:span><text:span text:style-name="T321_113">ش</text:span><text:span text:style-name="T321_114">:<text:s/></text:span><text:span text:style-name="T321_115"><text:a xlink:type="simple" xlink:href="http://en.wikipedia.org/wiki/Information_hiding"><text:span text:style-name="T321_116">http</text:span></text:a></text:span><text:span text:style-name="T321_117"><text:a xlink:type="simple" xlink:href="http://en.wikipedia.org/wiki/Information_hiding"><text:span text:style-name="T321_118">://</text:span></text:a></text:span><text:span text:style-name="T321_119"><text:a xlink:type="simple" xlink:href="http://en.wikipedia.org/wiki/Information_hiding"><text:span text:style-name="T321_120">en</text:span></text:a></text:span><text:span text:style-name="T321_121"><text:a xlink:type="simple" xlink:href="http://en.wikipedia.org/wiki/Information_hiding"><text:span text:style-name="T321_122">.</text:span></text:a></text:span><text:span text:style-name="T321_123"><text:a xlink:type="simple" xlink:href="http://en.wikipedia.org/wiki/Information_hiding"><text:span text:style-name="T321_124">wikipedia</text:span></text:a></text:span><text:span text:style-name="T321_125"><text:a xlink:type="simple" xlink:href="http://en.wikipedia.org/wiki/Information_hiding"><text:span text:style-name="T321_126">.</text:span></text:a></text:span><text:span text:style-name="T321_127"><text:a xlink:type="simple" xlink:href="http://en.wikipedia.org/wiki/Information_hiding"><text:span text:style-name="T321_128">org</text:span></text:a></text:span><text:span text:style-name="T321_129"><text:a xlink:type="simple" xlink:href="http://en.wikipedia.org/wiki/Information_hiding"><text:span text:style-name="T321_130">/</text:span></text:a></text:span><text:span text:style-name="T321_131"><text:a xlink:type="simple" xlink:href="http://en.wikipedia.org/wiki/Information_hiding"><text:span text:style-name="T321_132">wiki</text:span></text:a></text:span><text:span text:style-name="T321_133"><text:a xlink:type="simple" xlink:href="http://en.wikipedia.org/wiki/Information_hiding"><text:span text:style-name="T321_134">/</text:span></text:a></text:span><text:span text:style-name="T321_135"><text:a xlink:type="simple" xlink:href="http://en.wikipedia.org/wiki/Information_hiding"><text:span text:style-name="T321_136">Information</text:span></text:a></text:span><text:span text:style-name="T321_137"><text:a xlink:type="simple" xlink:href="http://en.wikipedia.org/wiki/Information_hiding"><text:span text:style-name="T321_138">_</text:span></text:a></text:span><text:span text:style-name="T321_139"><text:a xlink:type="simple" xlink:href="http://en.wikipedia.org/wiki/Information_hiding"><text:span text:style-name="T321_140">hiding</text:span></text:a></text:span></text:p>
      <text:p text:style-name="P322"/>
      <text:p text:style-name="P323"><text:span text:style-name="T323_1">تمرین</text:span><text:span text:style-name="T323_2"><text:s/>۶</text:span></text:p>
      <text:p text:style-name="P324"><text:span text:style-name="T324_1">کد</text:span><text:span text:style-name="T324_2"><text:s/></text:span><text:span text:style-name="T324_3">این</text:span><text:span text:style-name="T324_4"><text:s/></text:span><text:span text:style-name="T324_5">بخش</text:span><text:span text:style-name="T324_6"><text:s/></text:span><text:span text:style-name="T324_7">را</text:span><text:span text:style-name="T324_8"><text:s/></text:span><text:span text:style-name="T324_9">دانلود</text:span><text:span text:style-name="T324_10"><text:s/></text:span><text:span text:style-name="T324_11">کنید</text:span><text:span text:style-name="T324_12"><text:s/>(</text:span><text:span text:style-name="T324_13"><text:a xlink:type="simple" xlink:href="http://thinkpython.com/code/Time2.py"><text:span text:style-name="T324_14">http</text:span></text:a></text:span><text:span text:style-name="T324_15"><text:a xlink:type="simple" xlink:href="http://thinkpython.com/code/Time2.py"><text:span text:style-name="T324_16">://</text:span></text:a></text:span><text:span text:style-name="T324_17"><text:a xlink:type="simple" xlink:href="http://thinkpython.com/code/Time2.py"><text:span text:style-name="T324_18">thinkpython</text:span></text:a></text:span><text:span text:style-name="T324_19"><text:a xlink:type="simple" xlink:href="http://thinkpython.com/code/Time2.py"><text:span text:style-name="T324_20">.</text:span></text:a></text:span><text:span text:style-name="T324_21"><text:a xlink:type="simple" xlink:href="http://thinkpython.com/code/Time2.py"><text:span text:style-name="T324_22">com</text:span></text:a></text:span><text:span text:style-name="T324_23"><text:a xlink:type="simple" xlink:href="http://thinkpython.com/code/Time2.py"><text:span text:style-name="T324_24">/</text:span></text:a></text:span><text:span text:style-name="T324_25"><text:a xlink:type="simple" xlink:href="http://thinkpython.com/code/Time2.py"><text:span text:style-name="T324_26">code</text:span></text:a></text:span><text:span text:style-name="T324_27"><text:a xlink:type="simple" xlink:href="http://thinkpython.com/code/Time2.py"><text:span text:style-name="T324_28">/</text:span></text:a></text:span><text:span text:style-name="T324_29"><text:a xlink:type="simple" xlink:href="http://thinkpython.com/code/Time2.py"><text:span text:style-name="T324_30">Time</text:span></text:a></text:span><text:span text:style-name="T324_31"><text:a xlink:type="simple" xlink:href="http://thinkpython.com/code/Time2.py"><text:span text:style-name="T324_32">2.</text:span></text:a></text:span><text:span text:style-name="T324_33"><text:a xlink:type="simple" xlink:href="http://thinkpython.com/code/Time2.py"><text:span text:style-name="T324_34">py</text:span></text:a></text:span><text:span text:style-name="T324_35">)<text:s/></text:span><text:span text:style-name="T324_36">و</text:span><text:span text:style-name="T324_37"><text:s/></text:span><text:span text:style-name="T324_38">ویژگی</text:span><text:span text:style-name="T324_39">‌</text:span><text:span text:style-name="T324_40">های</text:span><text:span text:style-name="T324_41"><text:s/></text:span><text:span text:style-name="T324_42">Time</text:span><text:span text:style-name="T324_43"><text:s/></text:span><text:span text:style-name="T324_44">را</text:span><text:span text:style-name="T324_45"><text:s/></text:span><text:span text:style-name="T324_46">به</text:span><text:span text:style-name="T324_47"><text:s/></text:span><text:span text:style-name="T324_48">یک</text:span><text:span text:style-name="T324_49"><text:s/></text:span><text:span text:style-name="T324_50">عدد</text:span><text:span text:style-name="T324_51"><text:s/></text:span><text:span text:style-name="T324_52">صحیح</text:span><text:span text:style-name="T324_53"><text:s/></text:span><text:span text:style-name="T324_54">نمایش</text:span><text:span text:style-name="T324_55"><text:s/></text:span><text:span text:style-name="T324_56">دهنده</text:span><text:span text:style-name="T324_57"><text:s/></text:span><text:span text:style-name="T324_58">ثانیه</text:span><text:span text:style-name="T324_59">‌</text:span><text:span text:style-name="T324_60">ها</text:span><text:span text:style-name="T324_61"><text:s/></text:span><text:span text:style-name="T324_62">از</text:span><text:span text:style-name="T324_63"><text:s/></text:span><text:span text:style-name="T324_64">نیمه</text:span><text:span text:style-name="T324_65"><text:s/></text:span><text:span text:style-name="T324_66">شب</text:span><text:span text:style-name="T324_67"><text:s/></text:span><text:span text:style-name="T324_68">تغییر</text:span><text:span text:style-name="T324_69"><text:s/></text:span><text:span text:style-name="T324_70">دهید</text:span><text:span text:style-name="T324_71">.<text:s/></text:span><text:span text:style-name="T324_72">سپس</text:span><text:span text:style-name="T324_73"><text:s/></text:span><text:span text:style-name="T324_74">متدها</text:span><text:span text:style-name="T324_75"><text:s/></text:span><text:span text:style-name="T324_76">را</text:span><text:span text:style-name="T324_77"><text:s/></text:span><text:span text:style-name="T324_78">تغییر</text:span><text:span text:style-name="T324_79"><text:s/></text:span><text:span text:style-name="T324_80">دهید</text:span><text:span text:style-name="T324_81"><text:s/>(</text:span><text:span text:style-name="T324_82">و</text:span><text:span text:style-name="T324_83"><text:s/></text:span><text:span text:style-name="T324_84">تابع</text:span><text:span text:style-name="T324_85"><text:s/></text:span><text:span text:style-name="T324_86">int</text:span><text:span text:style-name="T324_87">_</text:span><text:span text:style-name="T324_88">to</text:span><text:span text:style-name="T324_89">_</text:span><text:span text:style-name="T324_90">time</text:span><text:span text:style-name="T324_91">)<text:s/></text:span><text:span text:style-name="T324_92">تا</text:span><text:span text:style-name="T324_93"><text:s/></text:span><text:span text:style-name="T324_94">با</text:span><text:span text:style-name="T324_95"><text:s/></text:span><text:span text:style-name="T324_96">پیاده</text:span><text:span text:style-name="T324_97">‌</text:span><text:span text:style-name="T324_98">سازی</text:span><text:span text:style-name="T324_99"><text:s/></text:span><text:span text:style-name="T324_100">جدید</text:span><text:span text:style-name="T324_101"><text:s/></text:span><text:span text:style-name="T324_102">کار</text:span><text:span text:style-name="T324_103"><text:s/></text:span><text:span text:style-name="T324_104">کند</text:span><text:span text:style-name="T324_105">.<text:s/></text:span><text:span text:style-name="T324_106">کد</text:span><text:span text:style-name="T324_107"><text:s/></text:span><text:span text:style-name="T324_108">تست</text:span><text:span text:style-name="T324_109"><text:s/></text:span><text:span text:style-name="T324_110">main</text:span><text:span text:style-name="T324_111"><text:s/></text:span><text:span text:style-name="T324_112">را</text:span><text:span text:style-name="T324_113"><text:s/></text:span><text:span text:style-name="T324_114">اصلا</text:span><text:span text:style-name="T324_115"><text:s/></text:span><text:span text:style-name="T324_116">تغییر</text:span><text:span text:style-name="T324_117"><text:s/></text:span><text:span text:style-name="T324_118">ندهید</text:span><text:span text:style-name="T324_119">.<text:s/></text:span><text:span text:style-name="T324_120">وقتی</text:span><text:span text:style-name="T324_121"><text:s/></text:span><text:span text:style-name="T324_122">همه</text:span><text:span text:style-name="T324_123"><text:s/></text:span><text:span text:style-name="T324_124">چیز</text:span><text:span text:style-name="T324_125"><text:s/></text:span><text:span text:style-name="T324_126">تمام</text:span><text:span text:style-name="T324_127"><text:s/></text:span><text:span text:style-name="T324_128">شد</text:span><text:span text:style-name="T324_129"><text:s/></text:span><text:span text:style-name="T324_130">خروجی</text:span><text:span text:style-name="T324_131"><text:s/></text:span><text:span text:style-name="T324_132">باید</text:span><text:span text:style-name="T324_133"><text:s/></text:span><text:span text:style-name="T324_134">دقیقا</text:span><text:span text:style-name="T324_135"><text:s/></text:span><text:span text:style-name="T324_136">مثل</text:span><text:span text:style-name="T324_137"><text:s/></text:span><text:span text:style-name="T324_138">قبل</text:span><text:span text:style-name="T324_139"><text:s/></text:span><text:span text:style-name="T324_140">باشد</text:span><text:span text:style-name="T324_141">.<text:s/></text:span><text:span text:style-name="T324_142">راه</text:span><text:span text:style-name="T324_143"><text:s/></text:span><text:span text:style-name="T324_144">حل</text:span><text:span text:style-name="T324_145">:<text:s/></text:span><text:span text:style-name="T324_146"><text:a xlink:type="simple" xlink:href="http://thinkpython.com/code/Time2_soln.py"><text:span text:style-name="T324_147">http</text:span></text:a></text:span><text:span text:style-name="T324_148"><text:a xlink:type="simple" xlink:href="http://thinkpython.com/code/Time2_soln.py"><text:span text:style-name="T324_149">://</text:span></text:a></text:span><text:span text:style-name="T324_150"><text:a xlink:type="simple" xlink:href="http://thinkpython.com/code/Time2_soln.py"><text:span text:style-name="T324_151">thinkpython</text:span></text:a></text:span><text:span text:style-name="T324_152"><text:a xlink:type="simple" xlink:href="http://thinkpython.com/code/Time2_soln.py"><text:span text:style-name="T324_153">.</text:span></text:a></text:span><text:span text:style-name="T324_154"><text:a xlink:type="simple" xlink:href="http://thinkpython.com/code/Time2_soln.py"><text:span text:style-name="T324_155">com</text:span></text:a></text:span><text:span text:style-name="T324_156"><text:a xlink:type="simple" xlink:href="http://thinkpython.com/code/Time2_soln.py"><text:span text:style-name="T324_157">/</text:span></text:a></text:span><text:span text:style-name="T324_158"><text:a xlink:type="simple" xlink:href="http://thinkpython.com/code/Time2_soln.py"><text:span text:style-name="T324_159">code</text:span></text:a></text:span><text:span text:style-name="T324_160"><text:a xlink:type="simple" xlink:href="http://thinkpython.com/code/Time2_soln.py"><text:span text:style-name="T324_161">/</text:span></text:a></text:span><text:span text:style-name="T324_162"><text:a xlink:type="simple" xlink:href="http://thinkpython.com/code/Time2_soln.py"><text:span text:style-name="T324_163">Time</text:span></text:a></text:span><text:span text:style-name="T324_164"><text:a xlink:type="simple" xlink:href="http://thinkpython.com/code/Time2_soln.py"><text:span text:style-name="T324_165">2_</text:span></text:a></text:span><text:span text:style-name="T324_166"><text:a xlink:type="simple" xlink:href="http://thinkpython.com/code/Time2_soln.py"><text:span text:style-name="T324_167">soln</text:span></text:a></text:span><text:span text:style-name="T324_168"><text:a xlink:type="simple" xlink:href="http://thinkpython.com/code/Time2_soln.py"><text:span text:style-name="T324_169">.</text:span></text:a></text:span><text:span text:style-name="T324_170"><text:a xlink:type="simple" xlink:href="http://thinkpython.com/code/Time2_soln.py"><text:span text:style-name="T324_171">py</text:span></text:a></text:span></text:p>
      <text:p text:style-name="P325"/>
      <text:p text:style-name="P326"><text:span text:style-name="T326_1">۱۷.۱۲<text:s/></text:span><text:span text:style-name="T326_2">دایره</text:span><text:span text:style-name="T326_3"><text:s/></text:span><text:span text:style-name="T326_4">لغات</text:span></text:p>
      <text:p text:style-name="P327"><text:span text:style-name="T327_1">زبان</text:span><text:span text:style-name="T327_2"><text:s/></text:span><text:span text:style-name="T327_3">شی</text:span><text:span text:style-name="T327_4"><text:s/></text:span><text:span text:style-name="T327_5">گرا</text:span><text:span text:style-name="T327_6"><text:s/>(</text:span><text:span text:style-name="T327_7">object</text:span><text:span text:style-name="T327_8">-</text:span><text:span text:style-name="T327_9">oriented</text:span><text:span text:style-name="T327_10"><text:s/></text:span><text:span text:style-name="T327_11">language</text:span><text:span text:style-name="T327_12">):</text:span></text:p>
      <text:p text:style-name="P328"><text:span text:style-name="T328_1">زبانی</text:span><text:span text:style-name="T328_2"><text:s/></text:span><text:span text:style-name="T328_3">که</text:span><text:span text:style-name="T328_4"><text:s/></text:span><text:span text:style-name="T328_5">امکاناتی</text:span><text:span text:style-name="T328_6"><text:s/></text:span><text:span text:style-name="T328_7">مانند</text:span><text:span text:style-name="T328_8"><text:s/></text:span><text:span text:style-name="T328_9">کلاس</text:span><text:span text:style-name="T328_10"><text:s/></text:span><text:span text:style-name="T328_11">های</text:span><text:span text:style-name="T328_12"><text:s/></text:span><text:span text:style-name="T328_13">تعریف</text:span><text:span text:style-name="T328_14"><text:s/></text:span><text:span text:style-name="T328_15">شده</text:span><text:span text:style-name="T328_16"><text:s/></text:span><text:span text:style-name="T328_17">توسط</text:span><text:span text:style-name="T328_18"><text:s/></text:span><text:span text:style-name="T328_19">کاربر</text:span><text:span text:style-name="T328_20"><text:s/></text:span><text:span text:style-name="T328_21">و</text:span><text:span text:style-name="T328_22"><text:s/></text:span><text:span text:style-name="T328_23">syntax</text:span><text:span text:style-name="T328_24"><text:s/></text:span><text:span text:style-name="T328_25">متد</text:span><text:span text:style-name="T328_26"><text:s/></text:span><text:span text:style-name="T328_27">را</text:span><text:span text:style-name="T328_28"><text:s/></text:span><text:span text:style-name="T328_29">در</text:span><text:span text:style-name="T328_30"><text:s/></text:span><text:span text:style-name="T328_31">اختیار</text:span><text:span text:style-name="T328_32"><text:s/></text:span><text:span text:style-name="T328_33">میگذارد</text:span><text:span text:style-name="T328_34"><text:s/></text:span><text:span text:style-name="T328_35">که</text:span><text:span text:style-name="T328_36"><text:s/></text:span><text:span text:style-name="T328_37">برنامه</text:span><text:span text:style-name="T328_38"><text:s/></text:span><text:span text:style-name="T328_39">نویسی</text:span><text:span text:style-name="T328_40"><text:s/></text:span><text:span text:style-name="T328_41">شی</text:span><text:span text:style-name="T328_42"><text:s/></text:span><text:span text:style-name="T328_43">گرا</text:span><text:span text:style-name="T328_44"><text:s/></text:span><text:span text:style-name="T328_45">را</text:span><text:span text:style-name="T328_46"><text:s/></text:span><text:span text:style-name="T328_47">آسان</text:span><text:span text:style-name="T328_48"><text:s/></text:span><text:span text:style-name="T328_49">میکند</text:span><text:span text:style-name="T328_50">.</text:span></text:p>
      <text:p text:style-name="P329"><text:span text:style-name="T329_1">برنامه</text:span><text:span text:style-name="T329_2"><text:s/></text:span><text:span text:style-name="T329_3">نویسی</text:span><text:span text:style-name="T329_4"><text:s/></text:span><text:span text:style-name="T329_5">شی</text:span><text:span text:style-name="T329_6"><text:s/></text:span><text:span text:style-name="T329_7">گرا</text:span><text:span text:style-name="T329_8"><text:s/>(</text:span><text:span text:style-name="T329_9">object</text:span><text:span text:style-name="T329_10">-</text:span><text:span text:style-name="T329_11">oriented</text:span><text:span text:style-name="T329_12"><text:s/></text:span><text:span text:style-name="T329_13">programming</text:span><text:span text:style-name="T329_14">):</text:span></text:p>
      <text:p text:style-name="P330"><text:span text:style-name="T330_1">یک</text:span><text:span text:style-name="T330_2"><text:s/></text:span><text:span text:style-name="T330_3">شیوه</text:span><text:span text:style-name="T330_4"><text:s/></text:span><text:span text:style-name="T330_5">برنامه</text:span><text:span text:style-name="T330_6"><text:s/></text:span><text:span text:style-name="T330_7">نویسی</text:span><text:span text:style-name="T330_8"><text:s/></text:span><text:span text:style-name="T330_9">که</text:span><text:span text:style-name="T330_10"><text:s/></text:span><text:span text:style-name="T330_11">در</text:span><text:span text:style-name="T330_12"><text:s/></text:span><text:span text:style-name="T330_13">آن</text:span><text:span text:style-name="T330_14"><text:s/></text:span><text:span text:style-name="T330_15">داده</text:span><text:span text:style-name="T330_16"><text:s/></text:span><text:span text:style-name="T330_17">و</text:span><text:span text:style-name="T330_18"><text:s/></text:span><text:span text:style-name="T330_19">عملیاتی</text:span><text:span text:style-name="T330_20"><text:s/></text:span><text:span text:style-name="T330_21">که</text:span><text:span text:style-name="T330_22"><text:s/></text:span><text:span text:style-name="T330_23">آن</text:span><text:span text:style-name="T330_24"><text:s/></text:span><text:span text:style-name="T330_25">را</text:span><text:span text:style-name="T330_26"><text:s/></text:span><text:span text:style-name="T330_27">تغییر</text:span><text:span text:style-name="T330_28"><text:s/></text:span><text:span text:style-name="T330_29">میدهند</text:span><text:span text:style-name="T330_30"><text:s/></text:span><text:span text:style-name="T330_31">در</text:span><text:span text:style-name="T330_32"><text:s/></text:span><text:span text:style-name="T330_33">کلاس</text:span><text:span text:style-name="T330_34">‌</text:span><text:span text:style-name="T330_35">ها</text:span><text:span text:style-name="T330_36"><text:s/></text:span><text:span text:style-name="T330_37">و</text:span><text:span text:style-name="T330_38"><text:s/></text:span><text:span text:style-name="T330_39">متدها</text:span><text:span text:style-name="T330_40"><text:s/></text:span><text:span text:style-name="T330_41">مرتب</text:span><text:span text:style-name="T330_42"><text:s/></text:span><text:span text:style-name="T330_43">شده</text:span><text:span text:style-name="T330_44"><text:s/></text:span><text:span text:style-name="T330_45">است</text:span><text:span text:style-name="T330_46">.</text:span></text:p>
      <text:p text:style-name="P331"><text:span text:style-name="T331_1">متد</text:span><text:span text:style-name="T331_2"><text:s/>(</text:span><text:span text:style-name="T331_3">method</text:span><text:span text:style-name="T331_4">):</text:span></text:p>
      <text:p text:style-name="P332"><text:span text:style-name="T332_1">تابعی</text:span><text:span text:style-name="T332_2"><text:s/></text:span><text:span text:style-name="T332_3">که</text:span><text:span text:style-name="T332_4"><text:s/></text:span><text:span text:style-name="T332_5">در</text:span><text:span text:style-name="T332_6"><text:s/></text:span><text:span text:style-name="T332_7">تعریف</text:span><text:span text:style-name="T332_8"><text:s/></text:span><text:span text:style-name="T332_9">یک</text:span><text:span text:style-name="T332_10"><text:s/></text:span><text:span text:style-name="T332_11">کلاس</text:span><text:span text:style-name="T332_12"><text:s/></text:span><text:span text:style-name="T332_13">نوشته</text:span><text:span text:style-name="T332_14"><text:s/></text:span><text:span text:style-name="T332_15">شده</text:span><text:span text:style-name="T332_16"><text:s/></text:span><text:span text:style-name="T332_17">است</text:span><text:span text:style-name="T332_18"><text:s/></text:span><text:span text:style-name="T332_19">و</text:span><text:span text:style-name="T332_20"><text:s/></text:span><text:span text:style-name="T332_21">در</text:span><text:span text:style-name="T332_22"><text:s/></text:span><text:span text:style-name="T332_23">نمونه</text:span><text:span text:style-name="T332_24">‌</text:span><text:span text:style-name="T332_25">های</text:span><text:span text:style-name="T332_26"><text:s/></text:span><text:span text:style-name="T332_27">آن</text:span><text:span text:style-name="T332_28"><text:s/></text:span><text:span text:style-name="T332_29">کلاس</text:span><text:span text:style-name="T332_30"><text:s/></text:span><text:span text:style-name="T332_31">قابل</text:span><text:span text:style-name="T332_32"><text:s/></text:span><text:span text:style-name="T332_33">فراخوانی</text:span><text:span text:style-name="T332_34"><text:s/></text:span><text:span text:style-name="T332_35">است</text:span><text:span text:style-name="T332_36">.</text:span></text:p>
      <text:p text:style-name="P333"><text:span text:style-name="T333_1">subject</text:span><text:span text:style-name="T333_2">:</text:span></text:p>
      <text:p text:style-name="P334"><text:span text:style-name="T334_1">Object</text:span><text:span text:style-name="T334_2"><text:s/></text:span><text:span text:style-name="T334_3">ای</text:span><text:span text:style-name="T334_4"><text:s/></text:span><text:span text:style-name="T334_5">که</text:span><text:span text:style-name="T334_6"><text:s/></text:span><text:span text:style-name="T334_7">متد</text:span><text:span text:style-name="T334_8"><text:s/></text:span><text:span text:style-name="T334_9">روی</text:span><text:span text:style-name="T334_10"><text:s/></text:span><text:span text:style-name="T334_11">آن</text:span><text:span text:style-name="T334_12"><text:s/></text:span><text:span text:style-name="T334_13">اجرا</text:span><text:span text:style-name="T334_14"><text:s/></text:span><text:span text:style-name="T334_15">شده</text:span><text:span text:style-name="T334_16"><text:s/></text:span><text:span text:style-name="T334_17">است</text:span><text:span text:style-name="T334_18">.</text:span></text:p>
      <text:p text:style-name="P335"><text:span text:style-name="T335_1">operator</text:span><text:span text:style-name="T335_2"><text:s/></text:span><text:span text:style-name="T335_3">overloading</text:span><text:span text:style-name="T335_4">:</text:span></text:p>
      <text:p text:style-name="P336"><text:span text:style-name="T336_1">تغییر</text:span><text:span text:style-name="T336_2"><text:s/></text:span><text:span text:style-name="T336_3">رفتار</text:span><text:span text:style-name="T336_4"><text:s/></text:span><text:span text:style-name="T336_5">یک</text:span><text:span text:style-name="T336_6"><text:s/></text:span><text:span text:style-name="T336_7">عملگر</text:span><text:span text:style-name="T336_8"><text:s/></text:span><text:span text:style-name="T336_9">مثل</text:span><text:span text:style-name="T336_10"><text:s/>+<text:s/></text:span><text:span text:style-name="T336_11">تا</text:span><text:span text:style-name="T336_12"><text:s/></text:span><text:span text:style-name="T336_13">روی</text:span><text:span text:style-name="T336_14"><text:s/></text:span><text:span text:style-name="T336_15">یک</text:span><text:span text:style-name="T336_16"><text:s/></text:span><text:span text:style-name="T336_17">نوع</text:span><text:span text:style-name="T336_18"><text:s/></text:span><text:span text:style-name="T336_19">تعریف</text:span><text:span text:style-name="T336_20"><text:s/></text:span><text:span text:style-name="T336_21">شده</text:span><text:span text:style-name="T336_22"><text:s/></text:span><text:span text:style-name="T336_23">توسط</text:span><text:span text:style-name="T336_24"><text:s/></text:span><text:span text:style-name="T336_25">کاربر</text:span><text:span text:style-name="T336_26"><text:s/></text:span><text:span text:style-name="T336_27">کار</text:span><text:span text:style-name="T336_28"><text:s/></text:span><text:span text:style-name="T336_29">کند</text:span><text:span text:style-name="T336_30">.</text:span></text:p>
      <text:p text:style-name="P337"><text:span text:style-name="T337_1">type</text:span><text:span text:style-name="T337_2">-</text:span><text:span text:style-name="T337_3">based</text:span><text:span text:style-name="T337_4"><text:s/></text:span><text:span text:style-name="T337_5">dispatch</text:span><text:span text:style-name="T337_6">:</text:span></text:p>
      <text:p text:style-name="P338"><text:span text:style-name="T338_1">یک</text:span><text:span text:style-name="T338_2"><text:s/></text:span><text:span text:style-name="T338_3">الگوی</text:span><text:span text:style-name="T338_4"><text:s/></text:span><text:span text:style-name="T338_5">برنامه</text:span><text:span text:style-name="T338_6"><text:s/></text:span><text:span text:style-name="T338_7">نویسی</text:span><text:span text:style-name="T338_8"><text:s/></text:span><text:span text:style-name="T338_9">که</text:span><text:span text:style-name="T338_10"><text:s/></text:span><text:span text:style-name="T338_11">نوع</text:span><text:span text:style-name="T338_12"><text:s/></text:span><text:span text:style-name="T338_13">عملوند</text:span><text:span text:style-name="T338_14"><text:s/></text:span><text:span text:style-name="T338_15">را</text:span><text:span text:style-name="T338_16"><text:s/></text:span><text:span text:style-name="T338_17">بررسی</text:span><text:span text:style-name="T338_18"><text:s/></text:span><text:span text:style-name="T338_19">میکند</text:span><text:span text:style-name="T338_20"><text:s/></text:span><text:span text:style-name="T338_21">و</text:span><text:span text:style-name="T338_22"><text:s/></text:span><text:span text:style-name="T338_23">بر</text:span><text:span text:style-name="T338_24"><text:s/></text:span><text:span text:style-name="T338_25">اساس</text:span><text:span text:style-name="T338_26"><text:s/></text:span><text:span text:style-name="T338_27">آن</text:span><text:span text:style-name="T338_28"><text:s/></text:span><text:span text:style-name="T338_29">توابع</text:span><text:span text:style-name="T338_30"><text:s/></text:span><text:span text:style-name="T338_31">مختلف</text:span><text:span text:style-name="T338_32"><text:s/></text:span><text:span text:style-name="T338_33">را</text:span><text:span text:style-name="T338_34"><text:s/></text:span><text:span text:style-name="T338_35">صدا</text:span><text:span text:style-name="T338_36"><text:s/></text:span><text:span text:style-name="T338_37">میزند</text:span><text:span text:style-name="T338_38">.</text:span></text:p>
      <text:p text:style-name="P339"><text:span text:style-name="T339_1">چند</text:span><text:span text:style-name="T339_2"><text:s/></text:span><text:span text:style-name="T339_3">ریختی</text:span><text:span text:style-name="T339_4"><text:s/>(</text:span><text:span text:style-name="T339_5">polymorphic</text:span><text:span text:style-name="T339_6">):</text:span></text:p>
      <text:p text:style-name="P340"><text:span text:style-name="T340_1">اشاره</text:span><text:span text:style-name="T340_2"><text:s/></text:span><text:span text:style-name="T340_3">به</text:span><text:span text:style-name="T340_4"><text:s/></text:span><text:span text:style-name="T340_5">نوعی</text:span><text:span text:style-name="T340_6"><text:s/></text:span><text:span text:style-name="T340_7">تابع</text:span><text:span text:style-name="T340_8"><text:s/></text:span><text:span text:style-name="T340_9">که</text:span><text:span text:style-name="T340_10"><text:s/></text:span><text:span text:style-name="T340_11">با</text:span><text:span text:style-name="T340_12"><text:s/></text:span><text:span text:style-name="T340_13">انواع</text:span><text:span text:style-name="T340_14"><text:s/></text:span><text:span text:style-name="T340_15">مختلف</text:span><text:span text:style-name="T340_16"><text:s/></text:span><text:span text:style-name="T340_17">کار</text:span><text:span text:style-name="T340_18"><text:s/></text:span><text:span text:style-name="T340_19">میکند</text:span><text:span text:style-name="T340_20">.</text:span></text:p>
      <text:p text:style-name="P341"><text:span text:style-name="T341_1">مخفی</text:span><text:span text:style-name="T341_2"><text:s/></text:span><text:span text:style-name="T341_3">سای</text:span><text:span text:style-name="T341_4"><text:s/></text:span><text:span text:style-name="T341_5">اطلاعات</text:span><text:span text:style-name="T341_6"><text:s/>(</text:span><text:span text:style-name="T341_7">information</text:span><text:span text:style-name="T341_8"><text:s/></text:span><text:span text:style-name="T341_9">hiding</text:span><text:span text:style-name="T341_10">):</text:span></text:p>
      <text:p text:style-name="P342"><text:span text:style-name="T342_1">اصلی</text:span><text:span text:style-name="T342_2"><text:s/></text:span><text:span text:style-name="T342_3">که</text:span><text:span text:style-name="T342_4"><text:s/></text:span><text:span text:style-name="T342_5">در</text:span><text:span text:style-name="T342_6"><text:s/></text:span><text:span text:style-name="T342_7">آن</text:span><text:span text:style-name="T342_8"><text:s/></text:span><text:span text:style-name="T342_9">واسط</text:span><text:span text:style-name="T342_10"><text:s/></text:span><text:span text:style-name="T342_11">ارائه</text:span><text:span text:style-name="T342_12"><text:s/></text:span><text:span text:style-name="T342_13">شده</text:span><text:span text:style-name="T342_14"><text:s/></text:span><text:span text:style-name="T342_15">توسط</text:span><text:span text:style-name="T342_16"><text:s/></text:span><text:span text:style-name="T342_17">یک</text:span><text:span text:style-name="T342_18"><text:s/></text:span><text:span text:style-name="T342_19">Object</text:span><text:span text:style-name="T342_20"><text:s/></text:span><text:span text:style-name="T342_21">نباید</text:span><text:span text:style-name="T342_22"><text:s/></text:span><text:span text:style-name="T342_23">به</text:span><text:span text:style-name="T342_24"><text:s/></text:span><text:span text:style-name="T342_25">پیاده</text:span><text:span text:style-name="T342_26"><text:s/></text:span><text:span text:style-name="T342_27">ساری</text:span><text:span text:style-name="T342_28"><text:s/></text:span><text:span text:style-name="T342_29">وابسته</text:span><text:span text:style-name="T342_30"><text:s/></text:span><text:span text:style-name="T342_31">باشد</text:span><text:span text:style-name="T342_32">،<text:s/></text:span><text:span text:style-name="T342_33">به</text:span><text:span text:style-name="T342_34"><text:s/></text:span><text:span text:style-name="T342_35">طور</text:span><text:span text:style-name="T342_36"><text:s/></text:span><text:span text:style-name="T342_37">دقیق</text:span><text:span text:style-name="T342_38"><text:s/></text:span><text:span text:style-name="T342_39">تر</text:span><text:span text:style-name="T342_40">،<text:s/></text:span><text:span text:style-name="T342_41">ویژگی</text:span><text:span text:style-name="T342_42"><text:s/></text:span><text:span text:style-name="T342_43">های</text:span><text:span text:style-name="T342_44"><text:s/></text:span><text:span text:style-name="T342_45">Object</text:span><text:span text:style-name="T342_46">.</text:span></text:p>
      <text:p text:style-name="P343"/>
      <text:p text:style-name="P344"><text:span text:style-name="T344_1">۱۷.۱۳<text:s/></text:span><text:span text:style-name="T344_2">تمرینات</text:span></text:p>
      <text:p text:style-name="P345"><text:span text:style-name="T345_1">تمرین</text:span><text:span text:style-name="T345_2"><text:s/>۷</text:span></text:p>
      <text:p text:style-name="P346"><text:span text:style-name="T346_1">این</text:span><text:span text:style-name="T346_2"><text:s/></text:span><text:span text:style-name="T346_3">تمرین</text:span><text:span text:style-name="T346_4"><text:s/></text:span><text:span text:style-name="T346_5">برای</text:span><text:span text:style-name="T346_6"><text:s/></text:span><text:span text:style-name="T346_7">پیدا</text:span><text:span text:style-name="T346_8"><text:s/></text:span><text:span text:style-name="T346_9">کردن</text:span><text:span text:style-name="T346_10"><text:s/></text:span><text:span text:style-name="T346_11">یکی</text:span><text:span text:style-name="T346_12"><text:s/></text:span><text:span text:style-name="T346_13">از</text:span><text:span text:style-name="T346_14"><text:s/></text:span><text:span text:style-name="T346_15">رایج</text:span><text:span text:style-name="T346_16">‌</text:span><text:span text:style-name="T346_17">ترین</text:span><text:span text:style-name="T346_18">،‌<text:s/></text:span><text:span text:style-name="T346_19">در</text:span><text:span text:style-name="T346_20"><text:s/></text:span><text:span text:style-name="T346_21">حالی</text:span><text:span text:style-name="T346_22"><text:s/></text:span><text:span text:style-name="T346_23">که</text:span><text:span text:style-name="T346_24"><text:s/></text:span><text:span text:style-name="T346_25">به</text:span><text:span text:style-name="T346_26"><text:s/></text:span><text:span text:style-name="T346_27">سختی</text:span><text:span text:style-name="T346_28"><text:s/></text:span><text:span text:style-name="T346_29">قابل</text:span><text:span text:style-name="T346_30"><text:s/></text:span><text:span text:style-name="T346_31">پیدا</text:span><text:span text:style-name="T346_32"><text:s/></text:span><text:span text:style-name="T346_33">کردن</text:span><text:span text:style-name="T346_34"><text:s/></text:span><text:span text:style-name="T346_35">است</text:span><text:span text:style-name="T346_36">،<text:s/></text:span><text:span text:style-name="T346_37">خطاهای</text:span><text:span text:style-name="T346_38"><text:s/></text:span><text:span text:style-name="T346_39">پایتون</text:span><text:span text:style-name="T346_40"><text:s/></text:span><text:span text:style-name="T346_41">است</text:span><text:span text:style-name="T346_42">.<text:s/></text:span><text:span text:style-name="T346_43">یک</text:span><text:span text:style-name="T346_44"><text:s/></text:span><text:span text:style-name="T346_45">تعریف</text:span><text:span text:style-name="T346_46"><text:s/></text:span><text:span text:style-name="T346_47">از</text:span><text:span text:style-name="T346_48"><text:s/></text:span><text:span text:style-name="T346_49">کلاسی</text:span><text:span text:style-name="T346_50"><text:s/></text:span><text:span text:style-name="T346_51">به</text:span><text:span text:style-name="T346_52"><text:s/></text:span><text:span text:style-name="T346_53">اسم</text:span><text:span text:style-name="T346_54"><text:s/></text:span><text:span text:style-name="T346_55">Kangaroo</text:span><text:span text:style-name="T346_56"><text:s/></text:span><text:span text:style-name="T346_57">بنویسید</text:span><text:span text:style-name="T346_58"><text:s/></text:span><text:span text:style-name="T346_59">که</text:span><text:span text:style-name="T346_60"><text:s/></text:span><text:span text:style-name="T346_61">متدهای</text:span><text:span text:style-name="T346_62"><text:s/></text:span><text:span text:style-name="T346_63">زیر</text:span><text:span text:style-name="T346_64"><text:s/></text:span><text:span text:style-name="T346_65">را</text:span><text:span text:style-name="T346_66"><text:s/></text:span><text:span text:style-name="T346_67">دارد</text:span><text:span text:style-name="T346_68">.</text:span></text:p>
      <text:p text:style-name="P347"><text:span text:style-name="T347_1"><text:tab/>۱.<text:s/></text:span><text:span text:style-name="T347_2">متد</text:span><text:span text:style-name="T347_3"><text:s/>__</text:span><text:span text:style-name="T347_4">init</text:span><text:span text:style-name="T347_5">__<text:s/></text:span><text:span text:style-name="T347_6">که</text:span><text:span text:style-name="T347_7"><text:s/></text:span><text:span text:style-name="T347_8">در</text:span><text:span text:style-name="T347_9"><text:s/></text:span><text:span text:style-name="T347_10">آن</text:span><text:span text:style-name="T347_11"><text:s/></text:span><text:span text:style-name="T347_12">ویژگی</text:span><text:span text:style-name="T347_13"><text:s/></text:span><text:span text:style-name="T347_14">pouch</text:span><text:span text:style-name="T347_15">_</text:span><text:span text:style-name="T347_16">contents</text:span><text:span text:style-name="T347_17"><text:s/></text:span><text:span text:style-name="T347_18">با</text:span><text:span text:style-name="T347_19"><text:s/></text:span><text:span text:style-name="T347_20">یک</text:span><text:span text:style-name="T347_21"><text:s/></text:span><text:span text:style-name="T347_22">لیست</text:span><text:span text:style-name="T347_23"><text:s/></text:span><text:span text:style-name="T347_24">خالی</text:span><text:span text:style-name="T347_25"><text:s/></text:span><text:span text:style-name="T347_26">مقداردهی</text:span><text:span text:style-name="T347_27"><text:s/></text:span><text:span text:style-name="T347_28">کند</text:span><text:span text:style-name="T347_29">.</text:span></text:p>
      <text:p text:style-name="P348"><text:span text:style-name="T348_1"><text:tab/>۲.<text:s/></text:span><text:span text:style-name="T348_2">متدی</text:span><text:span text:style-name="T348_3"><text:s/></text:span><text:span text:style-name="T348_4">با</text:span><text:span text:style-name="T348_5"><text:s/></text:span><text:span text:style-name="T348_6">نام</text:span><text:span text:style-name="T348_7"><text:s/></text:span><text:span text:style-name="T348_8">put</text:span><text:span text:style-name="T348_9">_</text:span><text:span text:style-name="T348_10">in</text:span><text:span text:style-name="T348_11">_</text:span><text:span text:style-name="T348_12">pouch</text:span><text:span text:style-name="T348_13"><text:s/></text:span><text:span text:style-name="T348_14">که</text:span><text:span text:style-name="T348_15"><text:s/></text:span><text:span text:style-name="T348_16">یک</text:span><text:span text:style-name="T348_17"><text:s/></text:span><text:span text:style-name="T348_18">Object</text:span><text:span text:style-name="T348_19"><text:s/></text:span><text:span text:style-name="T348_20">با</text:span><text:span text:style-name="T348_21"><text:s/></text:span><text:span text:style-name="T348_22">هر</text:span><text:span text:style-name="T348_23"><text:s/></text:span><text:span text:style-name="T348_24">نوعی</text:span><text:span text:style-name="T348_25"><text:s/></text:span><text:span text:style-name="T348_26">میگیرد</text:span><text:span text:style-name="T348_27"><text:s/></text:span><text:span text:style-name="T348_28">و</text:span><text:span text:style-name="T348_29"><text:s/></text:span><text:span text:style-name="T348_30">به</text:span><text:span text:style-name="T348_31"><text:s/></text:span><text:span text:style-name="T348_32">pouch</text:span><text:span text:style-name="T348_33">_</text:span><text:span text:style-name="T348_34">contents</text:span><text:span text:style-name="T348_35"><text:s/></text:span><text:span text:style-name="T348_36">اضافه</text:span><text:span text:style-name="T348_37"><text:s/></text:span><text:span text:style-name="T348_38">میکند</text:span><text:span text:style-name="T348_39">.</text:span></text:p>
      <text:p text:style-name="P349"><text:span text:style-name="T349_1"><text:tab/>۳.<text:s/></text:span><text:span text:style-name="T349_2">متد</text:span><text:span text:style-name="T349_3"><text:s/>__</text:span><text:span text:style-name="T349_4">str</text:span><text:span text:style-name="T349_5">__<text:s/></text:span><text:span text:style-name="T349_6">که</text:span><text:span text:style-name="T349_7"><text:s/></text:span><text:span text:style-name="T349_8">یک</text:span><text:span text:style-name="T349_9"><text:s/></text:span><text:span text:style-name="T349_10">خروجی</text:span><text:span text:style-name="T349_11"><text:s/></text:span><text:span text:style-name="T349_12">رشته</text:span><text:span text:style-name="T349_13">‌</text:span><text:span text:style-name="T349_14">ای</text:span><text:span text:style-name="T349_15"><text:s/></text:span><text:span text:style-name="T349_16">از</text:span><text:span text:style-name="T349_17"><text:s/></text:span><text:span text:style-name="T349_18">شی</text:span><text:span text:style-name="T349_19"><text:s/></text:span><text:span text:style-name="T349_20">Kangaroo</text:span><text:span text:style-name="T349_21"><text:s/></text:span><text:span text:style-name="T349_22">و</text:span><text:span text:style-name="T349_23"><text:s/></text:span><text:span text:style-name="T349_24">pouch</text:span><text:span text:style-name="T349_25">_</text:span><text:span text:style-name="T349_26">contents</text:span><text:span text:style-name="T349_27"><text:s/></text:span><text:span text:style-name="T349_28">برمیگرداند</text:span><text:span text:style-name="T349_29">.</text:span></text:p>
      <text:p text:style-name="P350"><text:span text:style-name="T350_1">کد</text:span><text:span text:style-name="T350_2"><text:s/></text:span><text:span text:style-name="T350_3">خود</text:span><text:span text:style-name="T350_4"><text:s/></text:span><text:span text:style-name="T350_5">را</text:span><text:span text:style-name="T350_6"><text:s/></text:span><text:span text:style-name="T350_7">با</text:span><text:span text:style-name="T350_8"><text:s/></text:span><text:span text:style-name="T350_9">ایجاد</text:span><text:span text:style-name="T350_10"><text:s/></text:span><text:span text:style-name="T350_11">دو</text:span><text:span text:style-name="T350_12"><text:s/></text:span><text:span text:style-name="T350_13">شی</text:span><text:span text:style-name="T350_14"><text:s/></text:span><text:span text:style-name="T350_15">Kangaroo</text:span><text:span text:style-name="T350_16"><text:s/></text:span><text:span text:style-name="T350_17">و</text:span><text:span text:style-name="T350_18"><text:s/></text:span><text:span text:style-name="T350_19">دادن</text:span><text:span text:style-name="T350_20"><text:s/></text:span><text:span text:style-name="T350_21">دو</text:span><text:span text:style-name="T350_22"><text:s/></text:span><text:span text:style-name="T350_23">مقدار</text:span><text:span text:style-name="T350_24"><text:s/></text:span><text:span text:style-name="T350_25">kanga</text:span><text:span text:style-name="T350_26"><text:s/></text:span><text:span text:style-name="T350_27">و</text:span><text:span text:style-name="T350_28"><text:s/></text:span><text:span text:style-name="T350_29">roo</text:span><text:span text:style-name="T350_30"><text:s/></text:span><text:span text:style-name="T350_31">به</text:span><text:span text:style-name="T350_32"><text:s/></text:span><text:span text:style-name="T350_33">آن</text:span><text:span text:style-name="T350_34"><text:s/></text:span><text:span text:style-name="T350_35">و</text:span><text:span text:style-name="T350_36"><text:s/></text:span><text:span text:style-name="T350_37">اضافه</text:span><text:span text:style-name="T350_38"><text:s/></text:span><text:span text:style-name="T350_39">کردن</text:span><text:span text:style-name="T350_40"><text:s/></text:span><text:span text:style-name="T350_41">roo</text:span><text:span text:style-name="T350_42"><text:s/></text:span><text:span text:style-name="T350_43">به</text:span><text:span text:style-name="T350_44"><text:s/></text:span><text:span text:style-name="T350_45">kanga</text:span><text:span text:style-name="T350_46"><text:s/></text:span><text:span text:style-name="T350_47">بررسی</text:span><text:span text:style-name="T350_48"><text:s/></text:span><text:span text:style-name="T350_49">کنید</text:span><text:span text:style-name="T350_50">.</text:span></text:p>
      <text:p text:style-name="P351"><text:span text:style-name="T351_1">کد</text:span><text:span text:style-name="T351_2"><text:s/></text:span><text:span text:style-name="T351_3"><text:a xlink:type="simple" xlink:href="http://thinkpython.com/code/BadKangaroo.py"><text:span text:style-name="T351_4">http</text:span></text:a></text:span><text:span text:style-name="T351_5"><text:a xlink:type="simple" xlink:href="http://thinkpython.com/code/BadKangaroo.py"><text:span text:style-name="T351_6">://</text:span></text:a></text:span><text:span text:style-name="T351_7"><text:a xlink:type="simple" xlink:href="http://thinkpython.com/code/BadKangaroo.py"><text:span text:style-name="T351_8">thinkpython</text:span></text:a></text:span><text:span text:style-name="T351_9"><text:a xlink:type="simple" xlink:href="http://thinkpython.com/code/BadKangaroo.py"><text:span text:style-name="T351_10">.</text:span></text:a></text:span><text:span text:style-name="T351_11"><text:a xlink:type="simple" xlink:href="http://thinkpython.com/code/BadKangaroo.py"><text:span text:style-name="T351_12">com</text:span></text:a></text:span><text:span text:style-name="T351_13"><text:a xlink:type="simple" xlink:href="http://thinkpython.com/code/BadKangaroo.py"><text:span text:style-name="T351_14">/</text:span></text:a></text:span><text:span text:style-name="T351_15"><text:a xlink:type="simple" xlink:href="http://thinkpython.com/code/BadKangaroo.py"><text:span text:style-name="T351_16">code</text:span></text:a></text:span><text:span text:style-name="T351_17"><text:a xlink:type="simple" xlink:href="http://thinkpython.com/code/BadKangaroo.py"><text:span text:style-name="T351_18">/</text:span></text:a></text:span><text:span text:style-name="T351_19"><text:a xlink:type="simple" xlink:href="http://thinkpython.com/code/BadKangaroo.py"><text:span text:style-name="T351_20">BadKangaroo</text:span></text:a></text:span><text:span text:style-name="T351_21"><text:a xlink:type="simple" xlink:href="http://thinkpython.com/code/BadKangaroo.py"><text:span text:style-name="T351_22">.</text:span></text:a></text:span><text:span text:style-name="T351_23"><text:a xlink:type="simple" xlink:href="http://thinkpython.com/code/BadKangaroo.py"><text:span text:style-name="T351_24">py</text:span></text:a></text:span><text:span text:style-name="T351_25"><text:s/></text:span><text:span text:style-name="T351_26">را</text:span><text:span text:style-name="T351_27"><text:s/></text:span><text:span text:style-name="T351_28">دانلود</text:span><text:span text:style-name="T351_29"><text:s/></text:span><text:span text:style-name="T351_30">کنید</text:span><text:span text:style-name="T351_31">.<text:s/></text:span><text:span text:style-name="T351_32">این</text:span><text:span text:style-name="T351_33"><text:s/></text:span><text:span text:style-name="T351_34">راه</text:span><text:span text:style-name="T351_35"><text:s/></text:span><text:span text:style-name="T351_36">حل</text:span><text:span text:style-name="T351_37"><text:s/></text:span><text:span text:style-name="T351_38">شامل</text:span><text:span text:style-name="T351_39"><text:s/></text:span><text:span text:style-name="T351_40">یک</text:span><text:span text:style-name="T351_41"><text:s/></text:span><text:span text:style-name="T351_42">باگ</text:span><text:span text:style-name="T351_43"><text:s/></text:span><text:span text:style-name="T351_44">بزرگ</text:span><text:span text:style-name="T351_45"><text:s/></text:span><text:span text:style-name="T351_46">و</text:span><text:span text:style-name="T351_47"><text:s/></text:span><text:span text:style-name="T351_48">اذیت</text:span><text:span text:style-name="T351_49"><text:s/></text:span><text:span text:style-name="T351_50">کننده</text:span><text:span text:style-name="T351_51"><text:s/></text:span><text:span text:style-name="T351_52">هم</text:span><text:span text:style-name="T351_53"><text:s/></text:span><text:span text:style-name="T351_54">هست</text:span><text:span text:style-name="T351_55">!<text:s/></text:span><text:span text:style-name="T351_56">باگ</text:span><text:span text:style-name="T351_57"><text:s/></text:span><text:span text:style-name="T351_58">را</text:span><text:span text:style-name="T351_59"><text:s/></text:span><text:span text:style-name="T351_60">پیدا</text:span><text:span text:style-name="T351_61"><text:s/></text:span><text:span text:style-name="T351_62">و</text:span><text:span text:style-name="T351_63"><text:s/></text:span><text:span text:style-name="T351_64">رفع</text:span><text:span text:style-name="T351_65"><text:s/></text:span><text:span text:style-name="T351_66">کنید</text:span><text:span text:style-name="T351_67">.</text:span></text:p>
      <text:p text:style-name="P352"><text:span text:style-name="T352_1">اگر</text:span><text:span text:style-name="T352_2"><text:s/></text:span><text:span text:style-name="T352_3">راه</text:span><text:span text:style-name="T352_4"><text:s/></text:span><text:span text:style-name="T352_5">حلی</text:span><text:span text:style-name="T352_6"><text:s/></text:span><text:span text:style-name="T352_7">پیدا</text:span><text:span text:style-name="T352_8"><text:s/></text:span><text:span text:style-name="T352_9">نکردید</text:span><text:span text:style-name="T352_10"><text:s/></text:span><text:span text:style-name="T352_11"><text:a xlink:type="simple" xlink:href="http://thinkpython.com/code/GoodKangaroo.py"><text:span text:style-name="T352_12">http</text:span></text:a></text:span><text:span text:style-name="T352_13"><text:a xlink:type="simple" xlink:href="http://thinkpython.com/code/GoodKangaroo.py"><text:span text:style-name="T352_14">://</text:span></text:a></text:span><text:span text:style-name="T352_15"><text:a xlink:type="simple" xlink:href="http://thinkpython.com/code/GoodKangaroo.py"><text:span text:style-name="T352_16">thinkpython</text:span></text:a></text:span><text:span text:style-name="T352_17"><text:a xlink:type="simple" xlink:href="http://thinkpython.com/code/GoodKangaroo.py"><text:span text:style-name="T352_18">.</text:span></text:a></text:span><text:span text:style-name="T352_19"><text:a xlink:type="simple" xlink:href="http://thinkpython.com/code/GoodKangaroo.py"><text:span text:style-name="T352_20">com</text:span></text:a></text:span><text:span text:style-name="T352_21"><text:a xlink:type="simple" xlink:href="http://thinkpython.com/code/GoodKangaroo.py"><text:span text:style-name="T352_22">/</text:span></text:a></text:span><text:span text:style-name="T352_23"><text:a xlink:type="simple" xlink:href="http://thinkpython.com/code/GoodKangaroo.py"><text:span text:style-name="T352_24">code</text:span></text:a></text:span><text:span text:style-name="T352_25"><text:a xlink:type="simple" xlink:href="http://thinkpython.com/code/GoodKangaroo.py"><text:span text:style-name="T352_26">/</text:span></text:a></text:span><text:span text:style-name="T352_27"><text:a xlink:type="simple" xlink:href="http://thinkpython.com/code/GoodKangaroo.py"><text:span text:style-name="T352_28">GoodKangaroo</text:span></text:a></text:span><text:span text:style-name="T352_29"><text:a xlink:type="simple" xlink:href="http://thinkpython.com/code/GoodKangaroo.py"><text:span text:style-name="T352_30">.</text:span></text:a></text:span><text:span text:style-name="T352_31"><text:a xlink:type="simple" xlink:href="http://thinkpython.com/code/GoodKangaroo.py"><text:span text:style-name="T352_32">py</text:span></text:a></text:span><text:span text:style-name="T352_33"><text:s/></text:span><text:span text:style-name="T352_34">را</text:span><text:span text:style-name="T352_35"><text:s/></text:span><text:span text:style-name="T352_36">دانلود</text:span><text:span text:style-name="T352_37"><text:s/></text:span><text:span text:style-name="T352_38">کنید</text:span><text:span text:style-name="T352_39"><text:s/></text:span><text:span text:style-name="T352_40">که</text:span><text:span text:style-name="T352_41"><text:s/></text:span><text:span text:style-name="T352_42">مشکل</text:span><text:span text:style-name="T352_43"><text:s/></text:span><text:span text:style-name="T352_44">را</text:span><text:span text:style-name="T352_45"><text:s/></text:span><text:span text:style-name="T352_46">توضیح</text:span><text:span text:style-name="T352_47"><text:s/></text:span><text:span text:style-name="T352_48">میدهد</text:span><text:span text:style-name="T352_49"><text:s/></text:span><text:span text:style-name="T352_50">و</text:span><text:span text:style-name="T352_51"><text:s/></text:span><text:span text:style-name="T352_52">برای</text:span><text:span text:style-name="T352_53"><text:s/></text:span><text:span text:style-name="T352_54">رفع</text:span><text:span text:style-name="T352_55"><text:s/></text:span><text:span text:style-name="T352_56">آن</text:span><text:span text:style-name="T352_57"><text:s/></text:span><text:span text:style-name="T352_58">راه</text:span><text:span text:style-name="T352_59"><text:s/></text:span><text:span text:style-name="T352_60">حلی</text:span><text:span text:style-name="T352_61"><text:s/></text:span><text:span text:style-name="T352_62">پیشنهاد</text:span><text:span text:style-name="T352_63"><text:s/></text:span><text:span text:style-name="T352_64">میدهد</text:span><text:span text:style-name="T352_65">.</text:span></text:p>
      <text:p text:style-name="P353"><text:span text:style-name="T353_1">تمرین</text:span><text:span text:style-name="T353_2"><text:s/>۸</text:span></text:p>
      <text:p text:style-name="P354"><text:span text:style-name="T354_1">Visual</text:span><text:span text:style-name="T354_2"><text:s/></text:span><text:span text:style-name="T354_3">یک</text:span><text:span text:style-name="T354_4"><text:s/></text:span><text:span text:style-name="T354_5">ماژول</text:span><text:span text:style-name="T354_6"><text:s/></text:span><text:span text:style-name="T354_7">پایتون</text:span><text:span text:style-name="T354_8"><text:s/></text:span><text:span text:style-name="T354_9">است</text:span><text:span text:style-name="T354_10"><text:s/></text:span><text:span text:style-name="T354_11">که</text:span><text:span text:style-name="T354_12"><text:s/></text:span><text:span text:style-name="T354_13">گرافیک</text:span><text:span text:style-name="T354_14"><text:s/></text:span><text:span text:style-name="T354_15">سه</text:span><text:span text:style-name="T354_16"><text:s/></text:span><text:span text:style-name="T354_17">بعدی</text:span><text:span text:style-name="T354_18"><text:s/></text:span><text:span text:style-name="T354_19">را</text:span><text:span text:style-name="T354_20"><text:s/></text:span><text:span text:style-name="T354_21">در</text:span><text:span text:style-name="T354_22"><text:s/></text:span><text:span text:style-name="T354_23">اختیار</text:span><text:span text:style-name="T354_24"><text:s/></text:span><text:span text:style-name="T354_25">قرار</text:span><text:span text:style-name="T354_26"><text:s/></text:span><text:span text:style-name="T354_27">میدهد</text:span><text:span text:style-name="T354_28">.<text:s/></text:span><text:span text:style-name="T354_29">این</text:span><text:span text:style-name="T354_30"><text:s/></text:span><text:span text:style-name="T354_31">ماژول</text:span><text:span text:style-name="T354_32"><text:s/></text:span><text:span text:style-name="T354_33">همیشه</text:span><text:span text:style-name="T354_34"><text:s/></text:span><text:span text:style-name="T354_35">در</text:span><text:span text:style-name="T354_36"><text:s/></text:span><text:span text:style-name="T354_37">نصب</text:span><text:span text:style-name="T354_38"><text:s/></text:span><text:span text:style-name="T354_39">پایتون</text:span><text:span text:style-name="T354_40"><text:s/></text:span><text:span text:style-name="T354_41">وجود</text:span><text:span text:style-name="T354_42"><text:s/></text:span><text:span text:style-name="T354_43">ندارد</text:span><text:span text:style-name="T354_44"><text:s/></text:span><text:span text:style-name="T354_45">در</text:span><text:span text:style-name="T354_46"><text:s/></text:span><text:span text:style-name="T354_47">نتیجه</text:span><text:span text:style-name="T354_48"><text:s/></text:span><text:span text:style-name="T354_49">ممکن</text:span><text:span text:style-name="T354_50"><text:s/></text:span><text:span text:style-name="T354_51">است</text:span><text:span text:style-name="T354_52"><text:s/></text:span><text:span text:style-name="T354_53">نیاز</text:span><text:span text:style-name="T354_54"><text:s/></text:span><text:span text:style-name="T354_55">باشد</text:span><text:span text:style-name="T354_56"><text:s/></text:span><text:span text:style-name="T354_57">که</text:span><text:span text:style-name="T354_58"><text:s/></text:span><text:span text:style-name="T354_59">آن</text:span><text:span text:style-name="T354_60"><text:s/></text:span><text:span text:style-name="T354_61">را</text:span><text:span text:style-name="T354_62"><text:s/></text:span><text:span text:style-name="T354_63">دانلود</text:span><text:span text:style-name="T354_64"><text:s/></text:span><text:span text:style-name="T354_65">و</text:span><text:span text:style-name="T354_66"><text:s/></text:span><text:span text:style-name="T354_67">نصب</text:span><text:span text:style-name="T354_68"><text:s/></text:span><text:span text:style-name="T354_69">کنید</text:span><text:span text:style-name="T354_70">.<text:s/>(</text:span><text:span text:style-name="T354_71"><text:a xlink:type="simple" xlink:href="http://vpython.org/"><text:span text:style-name="T354_72">http</text:span></text:a></text:span><text:span text:style-name="T354_73"><text:a xlink:type="simple" xlink:href="http://vpython.org/"><text:span text:style-name="T354_74">://</text:span></text:a></text:span><text:span text:style-name="T354_75"><text:a xlink:type="simple" xlink:href="http://vpython.org/"><text:span text:style-name="T354_76">vpython</text:span></text:a></text:span><text:span text:style-name="T354_77"><text:a xlink:type="simple" xlink:href="http://vpython.org/"><text:span text:style-name="T354_78">.</text:span></text:a></text:span><text:span text:style-name="T354_79"><text:a xlink:type="simple" xlink:href="http://vpython.org/"><text:span text:style-name="T354_80">org</text:span></text:a></text:span><text:span text:style-name="T354_81"><text:a xlink:type="simple" xlink:href="http://vpython.org/"><text:span text:style-name="T354_82">/</text:span></text:a></text:span><text:span text:style-name="T354_83">)</text:span></text:p>
      <text:p text:style-name="P355"><text:span text:style-name="T355_1">مثال</text:span><text:span text:style-name="T355_2"><text:s/></text:span><text:span text:style-name="T355_3">زیر</text:span><text:span text:style-name="T355_4"><text:s/></text:span><text:span text:style-name="T355_5">یک</text:span><text:span text:style-name="T355_6"><text:s/></text:span><text:span text:style-name="T355_7">فضای</text:span><text:span text:style-name="T355_8"><text:s/></text:span><text:span text:style-name="T355_9">سه</text:span><text:span text:style-name="T355_10"><text:s/></text:span><text:span text:style-name="T355_11">بعدی</text:span><text:span text:style-name="T355_12"><text:s/></text:span><text:span text:style-name="T355_13">به</text:span><text:span text:style-name="T355_14"><text:s/></text:span><text:span text:style-name="T355_15">طول</text:span><text:span text:style-name="T355_16"><text:s/></text:span><text:span text:style-name="T355_17">و</text:span><text:span text:style-name="T355_18"><text:s/></text:span><text:span text:style-name="T355_19">عرض</text:span><text:span text:style-name="T355_20"><text:s/></text:span><text:span text:style-name="T355_21">و</text:span><text:span text:style-name="T355_22"><text:s/></text:span><text:span text:style-name="T355_23">ارتفاع</text:span><text:span text:style-name="T355_24"><text:s/>۲۵۶<text:s/></text:span><text:span text:style-name="T355_25">واحد</text:span><text:span text:style-name="T355_26"><text:s/></text:span><text:span text:style-name="T355_27">ایجاد</text:span><text:span text:style-name="T355_28"><text:s/></text:span><text:span text:style-name="T355_29">میکند</text:span><text:span text:style-name="T355_30"><text:s/></text:span><text:span text:style-name="T355_31">و</text:span><text:span text:style-name="T355_32"><text:s/></text:span><text:span text:style-name="T355_33">مرکز</text:span><text:span text:style-name="T355_34"><text:s/></text:span><text:span text:style-name="T355_35">آن</text:span><text:span text:style-name="T355_36"><text:s/></text:span><text:span text:style-name="T355_37">را</text:span><text:span text:style-name="T355_38"><text:s/></text:span><text:span text:style-name="T355_39">روی</text:span><text:span text:style-name="T355_40"><text:s/></text:span><text:span text:style-name="T355_41">نقطه</text:span><text:span text:style-name="T355_42"><text:s/>(۱۲۸،۱۲۸،۱۲۸)<text:s/></text:span><text:span text:style-name="T355_43">قرار</text:span><text:span text:style-name="T355_44"><text:s/></text:span><text:span text:style-name="T355_45">میدهد</text:span><text:span text:style-name="T355_46">.<text:s/></text:span><text:span text:style-name="T355_47">سپس</text:span><text:span text:style-name="T355_48"><text:s/></text:span><text:span text:style-name="T355_49">یک</text:span><text:span text:style-name="T355_50"><text:s/></text:span><text:span text:style-name="T355_51">کره</text:span><text:span text:style-name="T355_52"><text:s/></text:span><text:span text:style-name="T355_53">آبی</text:span><text:span text:style-name="T355_54"><text:s/></text:span><text:span text:style-name="T355_55">رسم</text:span><text:span text:style-name="T355_56"><text:s/></text:span><text:span text:style-name="T355_57">میکند</text:span><text:span text:style-name="T355_58">.</text:span></text:p>
      <text:p text:style-name="P356"><text:span text:style-name="T356_1">from</text:span><text:span text:style-name="T356_2"><text:s/></text:span><text:span text:style-name="T356_3">visual</text:span><text:span text:style-name="T356_4"><text:s/></text:span><text:span text:style-name="T356_5">import</text:span><text:span text:style-name="T356_6"><text:s/>*<text:line-break/><text:line-break/></text:span><text:span text:style-name="T356_7">scene</text:span><text:span text:style-name="T356_8">.</text:span><text:span text:style-name="T356_9">range</text:span><text:span text:style-name="T356_10"><text:s/>=<text:s/>(256,<text:s/>256,<text:s/>256)<text:line-break/></text:span><text:span text:style-name="T356_11">scene</text:span><text:span text:style-name="T356_12">.</text:span><text:span text:style-name="T356_13">center</text:span><text:span text:style-name="T356_14"><text:s/>=<text:s/>(128,<text:s/>128,<text:s/>128)<text:line-break/><text:line-break/></text:span><text:span text:style-name="T356_15">color</text:span><text:span text:style-name="T356_16"><text:s/>=<text:s/>(0.1,<text:s/>0.1,<text:s/>0.9)<text:s text:c="10"/>#<text:s/></text:span><text:span text:style-name="T356_17">mostly</text:span><text:span text:style-name="T356_18"><text:s/></text:span><text:span text:style-name="T356_19">blue</text:span><text:span text:style-name="T356_20"><text:line-break/></text:span><text:span text:style-name="T356_21">sphere</text:span><text:span text:style-name="T356_22">(</text:span><text:span text:style-name="T356_23">pos</text:span><text:span text:style-name="T356_24">=</text:span><text:span text:style-name="T356_25">scene</text:span><text:span text:style-name="T356_26">.</text:span><text:span text:style-name="T356_27">center</text:span><text:span text:style-name="T356_28">,<text:s/></text:span><text:span text:style-name="T356_29">radius</text:span><text:span text:style-name="T356_30">=128,<text:s/></text:span><text:span text:style-name="T356_31">color</text:span><text:span text:style-name="T356_32">=</text:span><text:span text:style-name="T356_33">color</text:span><text:span text:style-name="T356_34">)</text:span></text:p>
      <text:p text:style-name="P357"><text:span text:style-name="T357_1">color</text:span><text:span text:style-name="T357_2"><text:s/></text:span><text:span text:style-name="T357_3">یک</text:span><text:span text:style-name="T357_4"><text:s/></text:span><text:span text:style-name="T357_5">چندتایی</text:span><text:span text:style-name="T357_6"><text:s/></text:span><text:span text:style-name="T357_7">RGB</text:span><text:span text:style-name="T357_8"><text:s/></text:span><text:span text:style-name="T357_9">است</text:span><text:span text:style-name="T357_10">؛<text:s/></text:span><text:span text:style-name="T357_11">به</text:span><text:span text:style-name="T357_12"><text:s/></text:span><text:span text:style-name="T357_13">این</text:span><text:span text:style-name="T357_14"><text:s/></text:span><text:span text:style-name="T357_15">معنی</text:span><text:span text:style-name="T357_16"><text:s/></text:span><text:span text:style-name="T357_17">که</text:span><text:span text:style-name="T357_18"><text:s/></text:span><text:span text:style-name="T357_19">عناصر</text:span><text:span text:style-name="T357_20"><text:s/></text:span><text:span text:style-name="T357_21">قرمز</text:span><text:span text:style-name="T357_22">،<text:s/></text:span><text:span text:style-name="T357_23">سبز</text:span><text:span text:style-name="T357_24">،<text:s/></text:span><text:span text:style-name="T357_25">آبی</text:span><text:span text:style-name="T357_26"><text:s/></text:span><text:span text:style-name="T357_27">هستند</text:span><text:span text:style-name="T357_28"><text:s/></text:span><text:span text:style-name="T357_29">و</text:span><text:span text:style-name="T357_30"><text:s/></text:span><text:span text:style-name="T357_31">مقادیر</text:span><text:span text:style-name="T357_32"><text:s/></text:span><text:span text:style-name="T357_33">بین</text:span><text:span text:style-name="T357_34"><text:s/>۰.۰<text:s/></text:span><text:span text:style-name="T357_35">و</text:span><text:span text:style-name="T357_36"><text:s/>۱.۰<text:s/></text:span><text:span text:style-name="T357_37">هستند</text:span><text:span text:style-name="T357_38">.<text:s/>(</text:span><text:span text:style-name="T357_39"><text:a xlink:type="simple" xlink:href="http://en.wikipedia.org/wiki/RGB_color_model"><text:span text:style-name="T357_40">http</text:span></text:a></text:span><text:span text:style-name="T357_41"><text:a xlink:type="simple" xlink:href="http://en.wikipedia.org/wiki/RGB_color_model"><text:span text:style-name="T357_42">://</text:span></text:a></text:span><text:span text:style-name="T357_43"><text:a xlink:type="simple" xlink:href="http://en.wikipedia.org/wiki/RGB_color_model"><text:span text:style-name="T357_44">en</text:span></text:a></text:span><text:span text:style-name="T357_45"><text:a xlink:type="simple" xlink:href="http://en.wikipedia.org/wiki/RGB_color_model"><text:span text:style-name="T357_46">.</text:span></text:a></text:span><text:span text:style-name="T357_47"><text:a xlink:type="simple" xlink:href="http://en.wikipedia.org/wiki/RGB_color_model"><text:span text:style-name="T357_48">wikipedia</text:span></text:a></text:span><text:span text:style-name="T357_49"><text:a xlink:type="simple" xlink:href="http://en.wikipedia.org/wiki/RGB_color_model"><text:span text:style-name="T357_50">.</text:span></text:a></text:span><text:span text:style-name="T357_51"><text:a xlink:type="simple" xlink:href="http://en.wikipedia.org/wiki/RGB_color_model"><text:span text:style-name="T357_52">org</text:span></text:a></text:span><text:span text:style-name="T357_53"><text:a xlink:type="simple" xlink:href="http://en.wikipedia.org/wiki/RGB_color_model"><text:span text:style-name="T357_54">/</text:span></text:a></text:span><text:span text:style-name="T357_55"><text:a xlink:type="simple" xlink:href="http://en.wikipedia.org/wiki/RGB_color_model"><text:span text:style-name="T357_56">wiki</text:span></text:a></text:span><text:span text:style-name="T357_57"><text:a xlink:type="simple" xlink:href="http://en.wikipedia.org/wiki/RGB_color_model"><text:span text:style-name="T357_58">/</text:span></text:a></text:span><text:span text:style-name="T357_59"><text:a xlink:type="simple" xlink:href="http://en.wikipedia.org/wiki/RGB_color_model"><text:span text:style-name="T357_60">RGB</text:span></text:a></text:span><text:span text:style-name="T357_61"><text:a xlink:type="simple" xlink:href="http://en.wikipedia.org/wiki/RGB_color_model"><text:span text:style-name="T357_62">_</text:span></text:a></text:span><text:span text:style-name="T357_63"><text:a xlink:type="simple" xlink:href="http://en.wikipedia.org/wiki/RGB_color_model"><text:span text:style-name="T357_64">color</text:span></text:a></text:span><text:span text:style-name="T357_65"><text:a xlink:type="simple" xlink:href="http://en.wikipedia.org/wiki/RGB_color_model"><text:span text:style-name="T357_66">_</text:span></text:a></text:span><text:span text:style-name="T357_67"><text:a xlink:type="simple" xlink:href="http://en.wikipedia.org/wiki/RGB_color_model"><text:span text:style-name="T357_68">model</text:span></text:a></text:span><text:span text:style-name="T357_69">)</text:span></text:p>
      <text:p text:style-name="P358"><text:span text:style-name="T358_1">اگر</text:span><text:span text:style-name="T358_2"><text:s/></text:span><text:span text:style-name="T358_3">این</text:span><text:span text:style-name="T358_4"><text:s/></text:span><text:span text:style-name="T358_5">برنامه</text:span><text:span text:style-name="T358_6"><text:s/></text:span><text:span text:style-name="T358_7">را</text:span><text:span text:style-name="T358_8"><text:s/></text:span><text:span text:style-name="T358_9">اجرا</text:span><text:span text:style-name="T358_10"><text:s/></text:span><text:span text:style-name="T358_11">کنید</text:span><text:span text:style-name="T358_12">،<text:s/></text:span><text:span text:style-name="T358_13">باید</text:span><text:span text:style-name="T358_14"><text:s/></text:span><text:span text:style-name="T358_15">یک</text:span><text:span text:style-name="T358_16"><text:s/></text:span><text:span text:style-name="T358_17">صفحه</text:span><text:span text:style-name="T358_18"><text:s/></text:span><text:span text:style-name="T358_19">با</text:span><text:span text:style-name="T358_20"><text:s/></text:span><text:span text:style-name="T358_21">پس</text:span><text:span text:style-name="T358_22"><text:s/></text:span><text:span text:style-name="T358_23">زمینه</text:span><text:span text:style-name="T358_24"><text:s/></text:span><text:span text:style-name="T358_25">سیاه</text:span><text:span text:style-name="T358_26"><text:s/></text:span><text:span text:style-name="T358_27">و</text:span><text:span text:style-name="T358_28"><text:s/></text:span><text:span text:style-name="T358_29">یک</text:span><text:span text:style-name="T358_30"><text:s/></text:span><text:span text:style-name="T358_31">کره</text:span><text:span text:style-name="T358_32"><text:s/></text:span><text:span text:style-name="T358_33">آبی</text:span><text:span text:style-name="T358_34"><text:s/></text:span><text:span text:style-name="T358_35">رنگ</text:span><text:span text:style-name="T358_36"><text:s/></text:span><text:span text:style-name="T358_37">مشاهده</text:span><text:span text:style-name="T358_38"><text:s/></text:span><text:span text:style-name="T358_39">کنید</text:span><text:span text:style-name="T358_40">.<text:s/></text:span><text:span text:style-name="T358_41">اگر</text:span><text:span text:style-name="T358_42"><text:s/></text:span><text:span text:style-name="T358_43">کلید</text:span><text:span text:style-name="T358_44"><text:s/></text:span><text:span text:style-name="T358_45">وسط</text:span><text:span text:style-name="T358_46"><text:s/></text:span><text:span text:style-name="T358_47">را</text:span><text:span text:style-name="T358_48"><text:s/></text:span><text:span text:style-name="T358_49">بالا</text:span><text:span text:style-name="T358_50"><text:s/></text:span><text:span text:style-name="T358_51">و</text:span><text:span text:style-name="T358_52"><text:s/></text:span><text:span text:style-name="T358_53">پایین</text:span><text:span text:style-name="T358_54"><text:s/></text:span><text:span text:style-name="T358_55">کنید</text:span><text:span text:style-name="T358_56"><text:s/></text:span><text:span text:style-name="T358_57">میتوانید</text:span><text:span text:style-name="T358_58"><text:s/></text:span><text:span text:style-name="T358_59">بزرگ</text:span><text:span text:style-name="T358_60"><text:s/></text:span><text:span text:style-name="T358_61">و</text:span><text:span text:style-name="T358_62"><text:s/></text:span><text:span text:style-name="T358_63">کوچک</text:span><text:span text:style-name="T358_64"><text:s/></text:span><text:span text:style-name="T358_65">نمایی</text:span><text:span text:style-name="T358_66"><text:s/></text:span><text:span text:style-name="T358_67">کنید</text:span><text:span text:style-name="T358_68">.<text:s/></text:span><text:span text:style-name="T358_69">همچنین</text:span><text:span text:style-name="T358_70"><text:s/></text:span><text:span text:style-name="T358_71">میتوانید</text:span><text:span text:style-name="T358_72"><text:s/></text:span><text:span text:style-name="T358_73">صفحه</text:span><text:span text:style-name="T358_74"><text:s/></text:span><text:span text:style-name="T358_75">را</text:span><text:span text:style-name="T358_76"><text:s/></text:span><text:span text:style-name="T358_77">با</text:span><text:span text:style-name="T358_78"><text:s/></text:span><text:span text:style-name="T358_79">نگه</text:span><text:span text:style-name="T358_80"><text:s/></text:span><text:span text:style-name="T358_81">داشتن</text:span><text:span text:style-name="T358_82"><text:s/></text:span><text:span text:style-name="T358_83">کلید</text:span><text:span text:style-name="T358_84"><text:s/></text:span><text:span text:style-name="T358_85">راست</text:span><text:span text:style-name="T358_86"><text:s/></text:span><text:span text:style-name="T358_87">و</text:span><text:span text:style-name="T358_88"><text:s/></text:span><text:span text:style-name="T358_89">کشیدن</text:span><text:span text:style-name="T358_90"><text:s/></text:span><text:span text:style-name="T358_91">صفحه</text:span><text:span text:style-name="T358_92"><text:s/></text:span><text:span text:style-name="T358_93">بچرخانید</text:span><text:span text:style-name="T358_94">،<text:s/></text:span><text:span text:style-name="T358_95">ولی</text:span><text:span text:style-name="T358_96"><text:s/></text:span><text:span text:style-name="T358_97">با</text:span><text:span text:style-name="T358_98"><text:s/></text:span><text:span text:style-name="T358_99">وجود</text:span><text:span text:style-name="T358_100"><text:s/></text:span><text:span text:style-name="T358_101">تنها</text:span><text:span text:style-name="T358_102"><text:s/></text:span><text:span text:style-name="T358_103">یک</text:span><text:span text:style-name="T358_104"><text:s/></text:span><text:span text:style-name="T358_105">کره</text:span><text:span text:style-name="T358_106"><text:s/></text:span><text:span text:style-name="T358_107">در</text:span><text:span text:style-name="T358_108"><text:s/></text:span><text:span text:style-name="T358_109">محیط</text:span><text:span text:style-name="T358_110"><text:s/></text:span><text:span text:style-name="T358_111">نمیتوان</text:span><text:span text:style-name="T358_112"><text:s/></text:span><text:span text:style-name="T358_113">چرخش</text:span><text:span text:style-name="T358_114"><text:s/></text:span><text:span text:style-name="T358_115">را</text:span><text:span text:style-name="T358_116"><text:s/></text:span><text:span text:style-name="T358_117">تشخیص</text:span><text:span text:style-name="T358_118"><text:s/></text:span><text:span text:style-name="T358_119">داد</text:span><text:span text:style-name="T358_120">.</text:span></text:p>
      <text:p text:style-name="P359"><text:span text:style-name="T359_1">حلقه</text:span><text:span text:style-name="T359_2"><text:s/></text:span><text:span text:style-name="T359_3">زیر</text:span><text:span text:style-name="T359_4"><text:s/></text:span><text:span text:style-name="T359_5">یک</text:span><text:span text:style-name="T359_6"><text:s/></text:span><text:span text:style-name="T359_7">مکعب</text:span><text:span text:style-name="T359_8"><text:s/></text:span><text:span text:style-name="T359_9">پر</text:span><text:span text:style-name="T359_10"><text:s/></text:span><text:span text:style-name="T359_11">از</text:span><text:span text:style-name="T359_12"><text:s/></text:span><text:span text:style-name="T359_13">کره</text:span><text:span text:style-name="T359_14"><text:s/></text:span><text:span text:style-name="T359_15">ایجاد</text:span><text:span text:style-name="T359_16"><text:s/></text:span><text:span text:style-name="T359_17">میکند</text:span><text:span text:style-name="T359_18">:</text:span></text:p>
      <text:p text:style-name="P360"><text:span text:style-name="T360_1">t</text:span><text:span text:style-name="T360_2"><text:s/>=<text:s/></text:span><text:span text:style-name="T360_3">range</text:span><text:span text:style-name="T360_4">(0,<text:s/>256,<text:s/>51)<text:line-break/></text:span><text:span text:style-name="T360_5">for</text:span><text:span text:style-name="T360_6"><text:s/></text:span><text:span text:style-name="T360_7">x</text:span><text:span text:style-name="T360_8"><text:s/></text:span><text:span text:style-name="T360_9">in</text:span><text:span text:style-name="T360_10"><text:s/></text:span><text:span text:style-name="T360_11">t</text:span><text:span text:style-name="T360_12">:<text:line-break/><text:s text:c="4"/></text:span><text:span text:style-name="T360_13">for</text:span><text:span text:style-name="T360_14"><text:s/></text:span><text:span text:style-name="T360_15">y</text:span><text:span text:style-name="T360_16"><text:s/></text:span><text:span text:style-name="T360_17">in</text:span><text:span text:style-name="T360_18"><text:s/></text:span><text:span text:style-name="T360_19">t</text:span><text:span text:style-name="T360_20">:<text:line-break/><text:s text:c="8"/></text:span><text:span text:style-name="T360_21">for</text:span><text:span text:style-name="T360_22"><text:s/></text:span><text:span text:style-name="T360_23">z</text:span><text:span text:style-name="T360_24"><text:s/></text:span><text:span text:style-name="T360_25">in</text:span><text:span text:style-name="T360_26"><text:s/></text:span><text:span text:style-name="T360_27">t</text:span><text:span text:style-name="T360_28">:<text:line-break/><text:s text:c="12"/></text:span><text:span text:style-name="T360_29">pos</text:span><text:span text:style-name="T360_30"><text:s/>=<text:s/></text:span><text:span text:style-name="T360_31">x</text:span><text:span text:style-name="T360_32">,<text:s/></text:span><text:span text:style-name="T360_33">y</text:span><text:span text:style-name="T360_34">,<text:s/></text:span><text:span text:style-name="T360_35">z</text:span><text:span text:style-name="T360_36"><text:line-break/><text:s text:c="12"/></text:span><text:span text:style-name="T360_37">sphere</text:span><text:span text:style-name="T360_38">(</text:span><text:span text:style-name="T360_39">pos</text:span><text:span text:style-name="T360_40">=</text:span><text:span text:style-name="T360_41">pos</text:span><text:span text:style-name="T360_42">,<text:s/></text:span><text:span text:style-name="T360_43">radius</text:span><text:span text:style-name="T360_44">=10,<text:s/></text:span><text:span text:style-name="T360_45">color</text:span><text:span text:style-name="T360_46">=</text:span><text:span text:style-name="T360_47">color</text:span><text:span text:style-name="T360_48">)</text:span></text:p>
      <text:p text:style-name="P361"><text:span text:style-name="T361_1"><text:tab/>۱.<text:s/></text:span><text:span text:style-name="T361_2">این</text:span><text:span text:style-name="T361_3"><text:s/></text:span><text:span text:style-name="T361_4">کد</text:span><text:span text:style-name="T361_5"><text:s/></text:span><text:span text:style-name="T361_6">را</text:span><text:span text:style-name="T361_7"><text:s/></text:span><text:span text:style-name="T361_8">در</text:span><text:span text:style-name="T361_9"><text:s/></text:span><text:span text:style-name="T361_10">یک</text:span><text:span text:style-name="T361_11"><text:s/></text:span><text:span text:style-name="T361_12">اسکریپت</text:span><text:span text:style-name="T361_13"><text:s/></text:span><text:span text:style-name="T361_14">قرار</text:span><text:span text:style-name="T361_15"><text:s/></text:span><text:span text:style-name="T361_16">دهید</text:span><text:span text:style-name="T361_17"><text:s/></text:span><text:span text:style-name="T361_18">و</text:span><text:span text:style-name="T361_19"><text:s/></text:span><text:span text:style-name="T361_20">از</text:span><text:span text:style-name="T361_21"><text:s/></text:span><text:span text:style-name="T361_22">اجرای</text:span><text:span text:style-name="T361_23"><text:s/></text:span><text:span text:style-name="T361_24">آن</text:span><text:span text:style-name="T361_25"><text:s/></text:span><text:span text:style-name="T361_26">اطمینان</text:span><text:span text:style-name="T361_27"><text:s/></text:span><text:span text:style-name="T361_28">حاصل</text:span><text:span text:style-name="T361_29"><text:s/></text:span><text:span text:style-name="T361_30">کنید</text:span><text:span text:style-name="T361_31">.</text:span></text:p>
      <text:p text:style-name="P362"><text:span text:style-name="T362_1"><text:tab/>۲.<text:s/></text:span><text:span text:style-name="T362_2">برنامه</text:span><text:span text:style-name="T362_3"><text:s/></text:span><text:span text:style-name="T362_4">را</text:span><text:span text:style-name="T362_5"><text:s/></text:span><text:span text:style-name="T362_6">طوری</text:span><text:span text:style-name="T362_7"><text:s/></text:span><text:span text:style-name="T362_8">تغییر</text:span><text:span text:style-name="T362_9"><text:s/></text:span><text:span text:style-name="T362_10">دهید</text:span><text:span text:style-name="T362_11"><text:s/></text:span><text:span text:style-name="T362_12">که</text:span><text:span text:style-name="T362_13"><text:s/></text:span><text:span text:style-name="T362_14">هر</text:span><text:span text:style-name="T362_15"><text:s/></text:span><text:span text:style-name="T362_16">کره</text:span><text:span text:style-name="T362_17"><text:s/></text:span><text:span text:style-name="T362_18">بسته</text:span><text:span text:style-name="T362_19"><text:s/></text:span><text:span text:style-name="T362_20">به</text:span><text:span text:style-name="T362_21"><text:s/></text:span><text:span text:style-name="T362_22">جایگاه</text:span><text:span text:style-name="T362_23"><text:s/></text:span><text:span text:style-name="T362_24">آن</text:span><text:span text:style-name="T362_25"><text:s/></text:span><text:span text:style-name="T362_26">رنگش</text:span><text:span text:style-name="T362_27"><text:s/></text:span><text:span text:style-name="T362_28">مشخص</text:span><text:span text:style-name="T362_29"><text:s/></text:span><text:span text:style-name="T362_30">شود</text:span><text:span text:style-name="T362_31">.<text:s/></text:span><text:span text:style-name="T362_32">دقت</text:span><text:span text:style-name="T362_33"><text:s/></text:span><text:span text:style-name="T362_34">کنید</text:span><text:span text:style-name="T362_35"><text:s/></text:span><text:span text:style-name="T362_36">که</text:span><text:span text:style-name="T362_37"><text:s/></text:span><text:span text:style-name="T362_38">فضا</text:span><text:span text:style-name="T362_39"><text:s/></text:span><text:span text:style-name="T362_40">از</text:span><text:span text:style-name="T362_41"><text:s/>۰<text:s/></text:span><text:span text:style-name="T362_42">تا</text:span><text:span text:style-name="T362_43"><text:s/>۲۵۵<text:s/></text:span><text:span text:style-name="T362_44">است</text:span><text:span text:style-name="T362_45"><text:s/></text:span><text:span text:style-name="T362_46">و</text:span><text:span text:style-name="T362_47"><text:s/></text:span><text:span text:style-name="T362_48">چندتایی</text:span><text:span text:style-name="T362_49"><text:s/></text:span><text:span text:style-name="T362_50">RGB</text:span><text:span text:style-name="T362_51"><text:s/></text:span><text:span text:style-name="T362_52">از</text:span><text:span text:style-name="T362_53"><text:s/>۰.۰<text:s/></text:span><text:span text:style-name="T362_54">تا</text:span><text:span text:style-name="T362_55"><text:s/>۱.۰.</text:span></text:p>
      <text:p text:style-name="P363"><text:span text:style-name="T363_1"><text:tab/>۳.<text:s/></text:span><text:span text:style-name="T363_2"><text:a xlink:type="simple" xlink:href="http://thinkpython.com/code/color_list.py"><text:span text:style-name="T363_3">http</text:span></text:a></text:span><text:span text:style-name="T363_4"><text:a xlink:type="simple" xlink:href="http://thinkpython.com/code/color_list.py"><text:span text:style-name="T363_5">://</text:span></text:a></text:span><text:span text:style-name="T363_6"><text:a xlink:type="simple" xlink:href="http://thinkpython.com/code/color_list.py"><text:span text:style-name="T363_7">thinkpython</text:span></text:a></text:span><text:span text:style-name="T363_8"><text:a xlink:type="simple" xlink:href="http://thinkpython.com/code/color_list.py"><text:span text:style-name="T363_9">.</text:span></text:a></text:span><text:span text:style-name="T363_10"><text:a xlink:type="simple" xlink:href="http://thinkpython.com/code/color_list.py"><text:span text:style-name="T363_11">com</text:span></text:a></text:span><text:span text:style-name="T363_12"><text:a xlink:type="simple" xlink:href="http://thinkpython.com/code/color_list.py"><text:span text:style-name="T363_13">/</text:span></text:a></text:span><text:span text:style-name="T363_14"><text:a xlink:type="simple" xlink:href="http://thinkpython.com/code/color_list.py"><text:span text:style-name="T363_15">code</text:span></text:a></text:span><text:span text:style-name="T363_16"><text:a xlink:type="simple" xlink:href="http://thinkpython.com/code/color_list.py"><text:span text:style-name="T363_17">/</text:span></text:a></text:span><text:span text:style-name="T363_18"><text:a xlink:type="simple" xlink:href="http://thinkpython.com/code/color_list.py"><text:span text:style-name="T363_19">color</text:span></text:a></text:span><text:span text:style-name="T363_20"><text:a xlink:type="simple" xlink:href="http://thinkpython.com/code/color_list.py"><text:span text:style-name="T363_21">_</text:span></text:a></text:span><text:span text:style-name="T363_22"><text:a xlink:type="simple" xlink:href="http://thinkpython.com/code/color_list.py"><text:span text:style-name="T363_23">list</text:span></text:a></text:span><text:span text:style-name="T363_24"><text:a xlink:type="simple" xlink:href="http://thinkpython.com/code/color_list.py"><text:span text:style-name="T363_25">.</text:span></text:a></text:span><text:span text:style-name="T363_26"><text:a xlink:type="simple" xlink:href="http://thinkpython.com/code/color_list.py"><text:span text:style-name="T363_27">py</text:span></text:a></text:span><text:span text:style-name="T363_28"><text:s/></text:span><text:span text:style-name="T363_29">را</text:span><text:span text:style-name="T363_30"><text:s/></text:span><text:span text:style-name="T363_31">دانلود</text:span><text:span text:style-name="T363_32"><text:s/></text:span><text:span text:style-name="T363_33">کنید</text:span><text:span text:style-name="T363_34"><text:s/></text:span><text:span text:style-name="T363_35">و</text:span><text:span text:style-name="T363_36"><text:s/></text:span><text:span text:style-name="T363_37">تابع</text:span><text:span text:style-name="T363_38"><text:s/></text:span><text:span text:style-name="T363_39">read</text:span><text:span text:style-name="T363_40">_</text:span><text:span text:style-name="T363_41">colors</text:span><text:span text:style-name="T363_42"><text:s/></text:span><text:span text:style-name="T363_43">تا</text:span><text:span text:style-name="T363_44"><text:s/></text:span><text:span text:style-name="T363_45">یک</text:span><text:span text:style-name="T363_46"><text:s/></text:span><text:span text:style-name="T363_47">لیست</text:span><text:span text:style-name="T363_48"><text:s/></text:span><text:span text:style-name="T363_49">رنگ</text:span><text:span text:style-name="T363_50"><text:s/></text:span><text:span text:style-name="T363_51">های</text:span><text:span text:style-name="T363_52"><text:s/></text:span><text:span text:style-name="T363_53">موجود</text:span><text:span text:style-name="T363_54"><text:s/></text:span><text:span text:style-name="T363_55">در</text:span><text:span text:style-name="T363_56"><text:s/></text:span><text:span text:style-name="T363_57">سیستم</text:span><text:span text:style-name="T363_58"><text:s/></text:span><text:span text:style-name="T363_59">را</text:span><text:span text:style-name="T363_60"><text:s/></text:span><text:span text:style-name="T363_61">ایجاد</text:span><text:span text:style-name="T363_62"><text:s/></text:span><text:span text:style-name="T363_63">و</text:span><text:span text:style-name="T363_64"><text:s/></text:span><text:span text:style-name="T363_65">نام</text:span><text:span text:style-name="T363_66"><text:s/></text:span><text:span text:style-name="T363_67">و</text:span><text:span text:style-name="T363_68"><text:s/></text:span><text:span text:style-name="T363_69">مقادیر</text:span><text:span text:style-name="T363_70"><text:s/></text:span><text:span text:style-name="T363_71">RGB</text:span><text:span text:style-name="T363_72"><text:s/></text:span><text:span text:style-name="T363_73">آن</text:span><text:span text:style-name="T363_74"><text:s/></text:span><text:span text:style-name="T363_75">را</text:span><text:span text:style-name="T363_76"><text:s/></text:span><text:span text:style-name="T363_77">بگیرید</text:span><text:span text:style-name="T363_78">.<text:s/></text:span><text:span text:style-name="T363_79">به</text:span><text:span text:style-name="T363_80"><text:s/></text:span><text:span text:style-name="T363_81">ازای</text:span><text:span text:style-name="T363_82"><text:s/></text:span><text:span text:style-name="T363_83">هر</text:span><text:span text:style-name="T363_84"><text:s/></text:span><text:span text:style-name="T363_85">نام</text:span><text:span text:style-name="T363_86"><text:s/></text:span><text:span text:style-name="T363_87">رنگ</text:span><text:span text:style-name="T363_88"><text:s/></text:span><text:span text:style-name="T363_89">یک</text:span><text:span text:style-name="T363_90"><text:s/></text:span><text:span text:style-name="T363_91">کره</text:span><text:span text:style-name="T363_92"><text:s/></text:span><text:span text:style-name="T363_93">رسم</text:span><text:span text:style-name="T363_94"><text:s/></text:span><text:span text:style-name="T363_95">کنید</text:span><text:span text:style-name="T363_96"><text:s/></text:span><text:span text:style-name="T363_97">که</text:span><text:span text:style-name="T363_98"><text:s/></text:span><text:span text:style-name="T363_99">جایگاه</text:span><text:span text:style-name="T363_100"><text:s/></text:span><text:span text:style-name="T363_101">آن</text:span><text:span text:style-name="T363_102"><text:s/></text:span><text:span text:style-name="T363_103">وابسته</text:span><text:span text:style-name="T363_104"><text:s/></text:span><text:span text:style-name="T363_105">به</text:span><text:span text:style-name="T363_106"><text:s/></text:span><text:span text:style-name="T363_107">مقدار</text:span><text:span text:style-name="T363_108"><text:s/></text:span><text:span text:style-name="T363_109">RGB</text:span><text:span text:style-name="T363_110"><text:s/></text:span><text:span text:style-name="T363_111">آن</text:span><text:span text:style-name="T363_112"><text:s/></text:span><text:span text:style-name="T363_113">باشد</text:span><text:span text:style-name="T363_114">.</text:span></text:p>
      <text:p text:style-name="P364"><text:span text:style-name="T364_1">راه</text:span><text:span text:style-name="T364_2"><text:s/></text:span><text:span text:style-name="T364_3">حل</text:span><text:span text:style-name="T364_4"><text:s/></text:span><text:span text:style-name="T364_5">من</text:span><text:span text:style-name="T364_6">:‌<text:s/></text:span><text:span text:style-name="T364_7"><text:a xlink:type="simple" xlink:href="http://thinkpython.com/code/color_space.py"><text:span text:style-name="T364_8">http</text:span></text:a></text:span><text:span text:style-name="T364_9"><text:a xlink:type="simple" xlink:href="http://thinkpython.com/code/color_space.py"><text:span text:style-name="T364_10">://</text:span></text:a></text:span><text:span text:style-name="T364_11"><text:a xlink:type="simple" xlink:href="http://thinkpython.com/code/color_space.py"><text:span text:style-name="T364_12">thinkpython</text:span></text:a></text:span><text:span text:style-name="T364_13"><text:a xlink:type="simple" xlink:href="http://thinkpython.com/code/color_space.py"><text:span text:style-name="T364_14">.</text:span></text:a></text:span><text:span text:style-name="T364_15"><text:a xlink:type="simple" xlink:href="http://thinkpython.com/code/color_space.py"><text:span text:style-name="T364_16">com</text:span></text:a></text:span><text:span text:style-name="T364_17"><text:a xlink:type="simple" xlink:href="http://thinkpython.com/code/color_space.py"><text:span text:style-name="T364_18">/</text:span></text:a></text:span><text:span text:style-name="T364_19"><text:a xlink:type="simple" xlink:href="http://thinkpython.com/code/color_space.py"><text:span text:style-name="T364_20">code</text:span></text:a></text:span><text:span text:style-name="T364_21"><text:a xlink:type="simple" xlink:href="http://thinkpython.com/code/color_space.py"><text:span text:style-name="T364_22">/</text:span></text:a></text:span><text:span text:style-name="T364_23"><text:a xlink:type="simple" xlink:href="http://thinkpython.com/code/color_space.py"><text:span text:style-name="T364_24">color</text:span></text:a></text:span><text:span text:style-name="T364_25"><text:a xlink:type="simple" xlink:href="http://thinkpython.com/code/color_space.py"><text:span text:style-name="T364_26">_</text:span></text:a></text:span><text:span text:style-name="T364_27"><text:a xlink:type="simple" xlink:href="http://thinkpython.com/code/color_space.py"><text:span text:style-name="T364_28">space</text:span></text:a></text:span><text:span text:style-name="T364_29"><text:a xlink:type="simple" xlink:href="http://thinkpython.com/code/color_space.py"><text:span text:style-name="T364_30">.</text:span></text:a></text:span><text:span text:style-name="T364_31"><text:a xlink:type="simple" xlink:href="http://thinkpython.com/code/color_space.py"><text:span text:style-name="T364_32">py</text:span></text:a></text:span><text:span text:style-name="T364_33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